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1.7217in"/>
    </style:style>
    <style:style style:name="co4" style:family="table-column">
      <style:table-column-properties fo:break-before="auto" style:column-width="1.67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f_TOR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X Head</text:p>
          </table:table-cell>
          <table:table-cell office:value-type="string" calcext:value-type="string">
            <text:p>WY Head</text:p>
          </table:table-cell>
          <table:table-cell office:value-type="string" calcext:value-type="string">
            <text:p>WZ Head</text:p>
          </table:table-cell>
          <table:table-cell office:value-type="string" calcext:value-type="string">
            <text:p>X Head</text:p>
          </table:table-cell>
          <table:table-cell office:value-type="string" calcext:value-type="string">
            <text:p>Y Head</text:p>
          </table:table-cell>
          <table:table-cell office:value-type="string" calcext:value-type="string">
            <text:p>Z Head</text:p>
          </table:table-cell>
          <table:table-cell office:value-type="string" calcext:value-type="string">
            <text:p>WX Torso</text:p>
          </table:table-cell>
          <table:table-cell office:value-type="string" calcext:value-type="string">
            <text:p>WY Torso</text:p>
          </table:table-cell>
          <table:table-cell office:value-type="string" calcext:value-type="string">
            <text:p>WZ Torso</text:p>
          </table:table-cell>
          <table:table-cell office:value-type="string" calcext:value-type="string">
            <text:p>X Torso</text:p>
          </table:table-cell>
          <table:table-cell office:value-type="string" calcext:value-type="string">
            <text:p>Y Torso</text:p>
          </table:table-cell>
          <table:table-cell office:value-type="string" calcext:value-type="string">
            <text:p>Z Torso</text:p>
          </table:table-cell>
          <table:table-cell office:value-type="string" calcext:value-type="string">
            <text:p>WX RArm</text:p>
          </table:table-cell>
          <table:table-cell office:value-type="string" calcext:value-type="string">
            <text:p>WY RArm</text:p>
          </table:table-cell>
          <table:table-cell office:value-type="string" calcext:value-type="string">
            <text:p>WZ RArm</text:p>
          </table:table-cell>
          <table:table-cell office:value-type="string" calcext:value-type="string">
            <text:p>X RArm</text:p>
          </table:table-cell>
          <table:table-cell office:value-type="string" calcext:value-type="string">
            <text:p>Y RArm</text:p>
          </table:table-cell>
          <table:table-cell office:value-type="string" calcext:value-type="string">
            <text:p>Z RArm</text:p>
          </table:table-cell>
          <table:table-cell office:value-type="string" calcext:value-type="string">
            <text:p>WX LArm</text:p>
          </table:table-cell>
          <table:table-cell office:value-type="string" calcext:value-type="string">
            <text:p>WY LArm</text:p>
          </table:table-cell>
          <table:table-cell office:value-type="string" calcext:value-type="string">
            <text:p>WZ LArm</text:p>
          </table:table-cell>
          <table:table-cell office:value-type="string" calcext:value-type="string">
            <text:p>X LArm</text:p>
          </table:table-cell>
          <table:table-cell office:value-type="string" calcext:value-type="string">
            <text:p>Y LArm</text:p>
          </table:table-cell>
          <table:table-cell office:value-type="string" calcext:value-type="string">
            <text:p>Z LArm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9218660593" calcext:value-type="float">
            <text:p>0.0394492187</text:p>
          </table:table-cell>
          <table:table-cell office:value-type="float" office:value="-0.174289122223854" calcext:value-type="float">
            <text:p>-0.1742891222</text:p>
          </table:table-cell>
          <table:table-cell office:value-type="float" office:value="-0.006645483430475" calcext:value-type="float">
            <text:p>-0.0066454834</text:p>
          </table:table-cell>
          <table:table-cell office:value-type="float" office:value="-0.0111271627247334" calcext:value-type="float">
            <text:p>-0.0111271627</text:p>
          </table:table-cell>
          <table:table-cell office:value-type="float" office:value="-0.0178015399724245" calcext:value-type="float">
            <text:p>-0.01780154</text:p>
          </table:table-cell>
          <table:table-cell office:value-type="float" office:value="0.455281645059586" calcext:value-type="float">
            <text:p>0.45528164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  <table:table-cell office:value-type="float" office:value="1.28986012935638" calcext:value-type="float">
            <text:p>1.2898601294</text:p>
          </table:table-cell>
          <table:table-cell office:value-type="float" office:value="1.08784425258636" calcext:value-type="float">
            <text:p>1.0878442526</text:p>
          </table:table-cell>
          <table:table-cell office:value-type="float" office:value="0.0211836919188499" calcext:value-type="float">
            <text:p>0.0211836919</text:p>
          </table:table-cell>
          <table:table-cell office:value-type="float" office:value="0.0488453805446625" calcext:value-type="float">
            <text:p>0.0488453805</text:p>
          </table:table-cell>
          <table:table-cell office:value-type="float" office:value="-0.132011413574219" calcext:value-type="float">
            <text:p>-0.1320114136</text:p>
          </table:table-cell>
          <table:table-cell office:value-type="float" office:value="0.221561446785927" calcext:value-type="float">
            <text:p>0.2215614468</text:p>
          </table:table-cell>
          <table:table-cell office:value-type="float" office:value="-0.923274278640747" calcext:value-type="float">
            <text:p>-0.9232742786</text:p>
          </table:table-cell>
          <table:table-cell office:value-type="float" office:value="1.08373498916626" calcext:value-type="float">
            <text:p>1.0837349892</text:p>
          </table:table-cell>
          <table:table-cell office:value-type="float" office:value="0.126662060618401" calcext:value-type="float">
            <text:p>0.1266620606</text:p>
          </table:table-cell>
          <table:table-cell office:value-type="float" office:value="0.0467950999736786" calcext:value-type="float">
            <text:p>0.0467951</text:p>
          </table:table-cell>
          <table:table-cell office:value-type="float" office:value="0.115264885127544" calcext:value-type="float">
            <text:p>0.1152648851</text:p>
          </table:table-cell>
          <table:table-cell office:value-type="float" office:value="0.23015084862709" calcext:value-type="float">
            <text:p>0.2301508486</text:p>
          </table:table-cell>
        </table:table-row>
        <table:table-row table:style-name="ro1">
          <table:table-cell office:value-type="float" office:value="0.0394484885036945" calcext:value-type="float">
            <text:p>0.0394484885</text:p>
          </table:table-cell>
          <table:table-cell office:value-type="float" office:value="-0.174289718270302" calcext:value-type="float">
            <text:p>-0.1742897183</text:p>
          </table:table-cell>
          <table:table-cell office:value-type="float" office:value="-0.00664541311562061" calcext:value-type="float">
            <text:p>-0.0066454131</text:p>
          </table:table-cell>
          <table:table-cell office:value-type="float" office:value="-0.0111265424638987" calcext:value-type="float">
            <text:p>-0.0111265425</text:p>
          </table:table-cell>
          <table:table-cell office:value-type="float" office:value="-0.0178012009710074" calcext:value-type="float">
            <text:p>-0.017801201</text:p>
          </table:table-cell>
          <table:table-cell office:value-type="float" office:value="0.455281734466553" calcext:value-type="float">
            <text:p>0.4552817345</text:p>
          </table:table-cell>
          <table:table-cell office:value-type="float" office:value="0.0388509146869183" calcext:value-type="float">
            <text:p>0.0388509147</text:p>
          </table:table-cell>
          <table:table-cell office:value-type="float" office:value="-0.004419369623065" calcext:value-type="float">
            <text:p>-0.0044193696</text:p>
          </table:table-cell>
          <table:table-cell office:value-type="float" office:value="0.0000269564661721233" calcext:value-type="float">
            <text:p>2.69564661721233E-005</text:p>
          </table:table-cell>
          <table:table-cell office:value-type="float" office:value="-0.0105680469423532" calcext:value-type="float">
            <text:p>-0.0105680469</text:p>
          </table:table-cell>
          <table:table-cell office:value-type="float" office:value="-0.0128877852112055" calcext:value-type="float">
            <text:p>-0.0128877852</text:p>
          </table:table-cell>
          <table:table-cell office:value-type="float" office:value="0.328878432512283" calcext:value-type="float">
            <text:p>0.3288784325</text:p>
          </table:table-cell>
          <table:table-cell office:value-type="float" office:value="1.28984153270721" calcext:value-type="float">
            <text:p>1.2898415327</text:p>
          </table:table-cell>
          <table:table-cell office:value-type="float" office:value="1.08783733844757" calcext:value-type="float">
            <text:p>1.0878373384</text:p>
          </table:table-cell>
          <table:table-cell office:value-type="float" office:value="0.0211660582572222" calcext:value-type="float">
            <text:p>0.0211660583</text:p>
          </table:table-cell>
          <table:table-cell office:value-type="float" office:value="0.0488472953438759" calcext:value-type="float">
            <text:p>0.0488472953</text:p>
          </table:table-cell>
          <table:table-cell office:value-type="float" office:value="-0.132012873888016" calcext:value-type="float">
            <text:p>-0.1320128739</text:p>
          </table:table-cell>
          <table:table-cell office:value-type="float" office:value="0.221562176942825" calcext:value-type="float">
            <text:p>0.2215621769</text:p>
          </table:table-cell>
          <table:table-cell office:value-type="float" office:value="-0.923265278339386" calcext:value-type="float">
            <text:p>-0.9232652783</text:p>
          </table:table-cell>
          <table:table-cell office:value-type="float" office:value="1.08372700214386" calcext:value-type="float">
            <text:p>1.0837270021</text:p>
          </table:table-cell>
          <table:table-cell office:value-type="float" office:value="0.126673996448517" calcext:value-type="float">
            <text:p>0.1266739964</text:p>
          </table:table-cell>
          <table:table-cell office:value-type="float" office:value="0.0467970669269562" calcext:value-type="float">
            <text:p>0.0467970669</text:p>
          </table:table-cell>
          <table:table-cell office:value-type="float" office:value="0.115266598761082" calcext:value-type="float">
            <text:p>0.1152665988</text:p>
          </table:table-cell>
          <table:table-cell office:value-type="float" office:value="0.230151534080505" calcext:value-type="float">
            <text:p>0.2301515341</text:p>
          </table:table-cell>
        </table:table-row>
        <table:table-row table:style-name="ro1">
          <table:table-cell office:value-type="float" office:value="0.0394456796348095" calcext:value-type="float">
            <text:p>0.0394456796</text:p>
          </table:table-cell>
          <table:table-cell office:value-type="float" office:value="-0.174291864037514" calcext:value-type="float">
            <text:p>-0.174291864</text:p>
          </table:table-cell>
          <table:table-cell office:value-type="float" office:value="-0.0066451239399612" calcext:value-type="float">
            <text:p>-0.0066451239</text:p>
          </table:table-cell>
          <table:table-cell office:value-type="float" office:value="-0.0111249387264252" calcext:value-type="float">
            <text:p>-0.0111249387</text:p>
          </table:table-cell>
          <table:table-cell office:value-type="float" office:value="-0.0177999678999186" calcext:value-type="float">
            <text:p>-0.0177999679</text:p>
          </table:table-cell>
          <table:table-cell office:value-type="float" office:value="0.455282032489777" calcext:value-type="float">
            <text:p>0.4552820325</text:p>
          </table:table-cell>
          <table:table-cell office:value-type="float" office:value="0.0388481356203556" calcext:value-type="float">
            <text:p>0.0388481356</text:p>
          </table:table-cell>
          <table:table-cell office:value-type="float" office:value="-0.00442148465663195" calcext:value-type="float">
            <text:p>-0.0044214847</text:p>
          </table:table-cell>
          <table:table-cell office:value-type="float" office:value="0.0000267729919869453" calcext:value-type="float">
            <text:p>0.000026773</text:p>
          </table:table-cell>
          <table:table-cell office:value-type="float" office:value="-0.0105661749839783" calcext:value-type="float">
            <text:p>-0.010566175</text:p>
          </table:table-cell>
          <table:table-cell office:value-type="float" office:value="-0.0128868948668242" calcext:value-type="float">
            <text:p>-0.0128868949</text:p>
          </table:table-cell>
          <table:table-cell office:value-type="float" office:value="0.328878730535507" calcext:value-type="float">
            <text:p>0.3288787305</text:p>
          </table:table-cell>
          <table:table-cell office:value-type="float" office:value="1.28977155685425" calcext:value-type="float">
            <text:p>1.2897715569</text:p>
          </table:table-cell>
          <table:table-cell office:value-type="float" office:value="1.0878119468689" calcext:value-type="float">
            <text:p>1.0878119469</text:p>
          </table:table-cell>
          <table:table-cell office:value-type="float" office:value="0.0211000889539719" calcext:value-type="float">
            <text:p>0.021100089</text:p>
          </table:table-cell>
          <table:table-cell office:value-type="float" office:value="0.0488536767661572" calcext:value-type="float">
            <text:p>0.0488536768</text:p>
          </table:table-cell>
          <table:table-cell office:value-type="float" office:value="-0.132018312811852" calcext:value-type="float">
            <text:p>-0.1320183128</text:p>
          </table:table-cell>
          <table:table-cell office:value-type="float" office:value="0.221564769744873" calcext:value-type="float">
            <text:p>0.2215647697</text:p>
          </table:table-cell>
          <table:table-cell office:value-type="float" office:value="-0.92316061258316" calcext:value-type="float">
            <text:p>-0.9231606126</text:p>
          </table:table-cell>
          <table:table-cell office:value-type="float" office:value="1.0836364030838" calcext:value-type="float">
            <text:p>1.0836364031</text:p>
          </table:table-cell>
          <table:table-cell office:value-type="float" office:value="0.126811727881432" calcext:value-type="float">
            <text:p>0.1268117279</text:p>
          </table:table-cell>
          <table:table-cell office:value-type="float" office:value="0.0468161217868328" calcext:value-type="float">
            <text:p>0.0468161218</text:p>
          </table:table-cell>
          <table:table-cell office:value-type="float" office:value="0.115286350250244" calcext:value-type="float">
            <text:p>0.1152863503</text:p>
          </table:table-cell>
          <table:table-cell office:value-type="float" office:value="0.230158999562263" calcext:value-type="float">
            <text:p>0.2301589996</text:p>
          </table:table-cell>
        </table:table-row>
        <table:table-row table:style-name="ro1">
          <table:table-cell office:value-type="float" office:value="0.0394398272037506" calcext:value-type="float">
            <text:p>0.0394398272</text:p>
          </table:table-cell>
          <table:table-cell office:value-type="float" office:value="-0.174296215176582" calcext:value-type="float">
            <text:p>-0.1742962152</text:p>
          </table:table-cell>
          <table:table-cell office:value-type="float" office:value="-0.00664438493549824" calcext:value-type="float">
            <text:p>-0.0066443849</text:p>
          </table:table-cell>
          <table:table-cell office:value-type="float" office:value="-0.0111227687448263" calcext:value-type="float">
            <text:p>-0.0111227687</text:p>
          </table:table-cell>
          <table:table-cell office:value-type="float" office:value="-0.0177973229438066" calcext:value-type="float">
            <text:p>-0.0177973229</text:p>
          </table:table-cell>
          <table:table-cell office:value-type="float" office:value="0.455282688140869" calcext:value-type="float">
            <text:p>0.4552826881</text:p>
          </table:table-cell>
          <table:table-cell office:value-type="float" office:value="0.0388423502445221" calcext:value-type="float">
            <text:p>0.0388423502</text:p>
          </table:table-cell>
          <table:table-cell office:value-type="float" office:value="-0.00442582275718451" calcext:value-type="float">
            <text:p>-0.0044258228</text:p>
          </table:table-cell>
          <table:table-cell office:value-type="float" office:value="0.0000265224643953843" calcext:value-type="float">
            <text:p>2.65224643953843E-005</text:p>
          </table:table-cell>
          <table:table-cell office:value-type="float" office:value="-0.0105634573847055" calcext:value-type="float">
            <text:p>-0.0105634574</text:p>
          </table:table-cell>
          <table:table-cell office:value-type="float" office:value="-0.0128849875181913" calcext:value-type="float">
            <text:p>-0.0128849875</text:p>
          </table:table-cell>
          <table:table-cell office:value-type="float" office:value="0.328879356384277" calcext:value-type="float">
            <text:p>0.3288793564</text:p>
          </table:table-cell>
          <table:table-cell office:value-type="float" office:value="1.28938937187195" calcext:value-type="float">
            <text:p>1.2893893719</text:p>
          </table:table-cell>
          <table:table-cell office:value-type="float" office:value="1.0876727104187" calcext:value-type="float">
            <text:p>1.0876727104</text:p>
          </table:table-cell>
          <table:table-cell office:value-type="float" office:value="0.0207387283444405" calcext:value-type="float">
            <text:p>0.0207387283</text:p>
          </table:table-cell>
          <table:table-cell office:value-type="float" office:value="0.0488845258951187" calcext:value-type="float">
            <text:p>0.0488845259</text:p>
          </table:table-cell>
          <table:table-cell office:value-type="float" office:value="-0.132047981023788" calcext:value-type="float">
            <text:p>-0.132047981</text:p>
          </table:table-cell>
          <table:table-cell office:value-type="float" office:value="0.221579104661942" calcext:value-type="float">
            <text:p>0.2215791047</text:p>
          </table:table-cell>
          <table:table-cell office:value-type="float" office:value="-0.923044860363007" calcext:value-type="float">
            <text:p>-0.9230448604</text:p>
          </table:table-cell>
          <table:table-cell office:value-type="float" office:value="1.08353650569916" calcext:value-type="float">
            <text:p>1.0835365057</text:p>
          </table:table-cell>
          <table:table-cell office:value-type="float" office:value="0.126964122056961" calcext:value-type="float">
            <text:p>0.1269641221</text:p>
          </table:table-cell>
          <table:table-cell office:value-type="float" office:value="0.0468354411423206" calcext:value-type="float">
            <text:p>0.0468354411</text:p>
          </table:table-cell>
          <table:table-cell office:value-type="float" office:value="0.115308277308941" calcext:value-type="float">
            <text:p>0.1153082773</text:p>
          </table:table-cell>
          <table:table-cell office:value-type="float" office:value="0.230167239904404" calcext:value-type="float">
            <text:p>0.2301672399</text:p>
          </table:table-cell>
        </table:table-row>
        <table:table-row table:style-name="ro1">
          <table:table-cell office:value-type="float" office:value="0.0394301749765873" calcext:value-type="float">
            <text:p>0.039430175</text:p>
          </table:table-cell>
          <table:table-cell office:value-type="float" office:value="-0.174303323030472" calcext:value-type="float">
            <text:p>-0.174303323</text:p>
          </table:table-cell>
          <table:table-cell office:value-type="float" office:value="-0.0066431830637157" calcext:value-type="float">
            <text:p>-0.0066431831</text:p>
          </table:table-cell>
          <table:table-cell office:value-type="float" office:value="-0.0111203826963902" calcext:value-type="float">
            <text:p>-0.0111203827</text:p>
          </table:table-cell>
          <table:table-cell office:value-type="float" office:value="-0.0177929662168026" calcext:value-type="float">
            <text:p>-0.0177929662</text:p>
          </table:table-cell>
          <table:table-cell office:value-type="float" office:value="0.455283790826798" calcext:value-type="float">
            <text:p>0.4552837908</text:p>
          </table:table-cell>
          <table:table-cell office:value-type="float" office:value="0.0388188920915127" calcext:value-type="float">
            <text:p>0.0388188921</text:p>
          </table:table-cell>
          <table:table-cell office:value-type="float" office:value="-0.00444284407421947" calcext:value-type="float">
            <text:p>-0.0044428441</text:p>
          </table:table-cell>
          <table:table-cell office:value-type="float" office:value="0.0000254840324487304" calcext:value-type="float">
            <text:p>0.000025484</text:p>
          </table:table-cell>
          <table:table-cell office:value-type="float" office:value="-0.0105565581470728" calcext:value-type="float">
            <text:p>-0.0105565581</text:p>
          </table:table-cell>
          <table:table-cell office:value-type="float" office:value="-0.0128772482275963" calcext:value-type="float">
            <text:p>-0.0128772482</text:p>
          </table:table-cell>
          <table:table-cell office:value-type="float" office:value="0.328881949186325" calcext:value-type="float">
            <text:p>0.3288819492</text:p>
          </table:table-cell>
          <table:table-cell office:value-type="float" office:value="1.28904700279236" calcext:value-type="float">
            <text:p>1.2890470028</text:p>
          </table:table-cell>
          <table:table-cell office:value-type="float" office:value="1.08754813671112" calcext:value-type="float">
            <text:p>1.0875481367</text:p>
          </table:table-cell>
          <table:table-cell office:value-type="float" office:value="0.020414624363184" calcext:value-type="float">
            <text:p>0.0204146244</text:p>
          </table:table-cell>
          <table:table-cell office:value-type="float" office:value="0.0489104315638542" calcext:value-type="float">
            <text:p>0.0489104316</text:p>
          </table:table-cell>
          <table:table-cell office:value-type="float" office:value="-0.132074534893036" calcext:value-type="float">
            <text:p>-0.1320745349</text:p>
          </table:table-cell>
          <table:table-cell office:value-type="float" office:value="0.221592023968697" calcext:value-type="float">
            <text:p>0.221592024</text:p>
          </table:table-cell>
          <table:table-cell office:value-type="float" office:value="-0.92287802696228" calcext:value-type="float">
            <text:p>-0.922878027</text:p>
          </table:table-cell>
          <table:table-cell office:value-type="float" office:value="1.08339238166809" calcext:value-type="float">
            <text:p>1.0833923817</text:p>
          </table:table-cell>
          <table:table-cell office:value-type="float" office:value="0.127183765172958" calcext:value-type="float">
            <text:p>0.1271837652</text:p>
          </table:table-cell>
          <table:table-cell office:value-type="float" office:value="0.0468621850013733" calcext:value-type="float">
            <text:p>0.046862185</text:p>
          </table:table-cell>
          <table:table-cell office:value-type="float" office:value="0.115339860320091" calcext:value-type="float">
            <text:p>0.1153398603</text:p>
          </table:table-cell>
          <table:table-cell office:value-type="float" office:value="0.230179235339165" calcext:value-type="float">
            <text:p>0.2301792353</text:p>
          </table:table-cell>
        </table:table-row>
        <table:table-row table:style-name="ro1">
          <table:table-cell office:value-type="float" office:value="0.0394161269068718" calcext:value-type="float">
            <text:p>0.0394161269</text:p>
          </table:table-cell>
          <table:table-cell office:value-type="float" office:value="-0.1743134111166" calcext:value-type="float">
            <text:p>-0.1743134111</text:p>
          </table:table-cell>
          <table:table-cell office:value-type="float" office:value="-0.00664141587913036" calcext:value-type="float">
            <text:p>-0.0066414159</text:p>
          </table:table-cell>
          <table:table-cell office:value-type="float" office:value="-0.011118033900857" calcext:value-type="float">
            <text:p>-0.0111180339</text:p>
          </table:table-cell>
          <table:table-cell office:value-type="float" office:value="-0.017786618322134" calcext:value-type="float">
            <text:p>-0.0177866183</text:p>
          </table:table-cell>
          <table:table-cell office:value-type="float" office:value="0.455285400152206" calcext:value-type="float">
            <text:p>0.4552854002</text:p>
          </table:table-cell>
          <table:table-cell office:value-type="float" office:value="0.0388002768158913" calcext:value-type="float">
            <text:p>0.0388002768</text:p>
          </table:table-cell>
          <table:table-cell office:value-type="float" office:value="-0.00445593427866697" calcext:value-type="float">
            <text:p>-0.0044559343</text:p>
          </table:table-cell>
          <table:table-cell office:value-type="float" office:value="0.0000247110256168526" calcext:value-type="float">
            <text:p>0.000024711</text:p>
          </table:table-cell>
          <table:table-cell office:value-type="float" office:value="-0.0105527676641941" calcext:value-type="float">
            <text:p>-0.0105527677</text:p>
          </table:table-cell>
          <table:table-cell office:value-type="float" office:value="-0.0128711219877005" calcext:value-type="float">
            <text:p>-0.012871122</text:p>
          </table:table-cell>
          <table:table-cell office:value-type="float" office:value="0.32888400554657" calcext:value-type="float">
            <text:p>0.3288840055</text:p>
          </table:table-cell>
          <table:table-cell office:value-type="float" office:value="1.28859198093414" calcext:value-type="float">
            <text:p>1.2885919809</text:p>
          </table:table-cell>
          <table:table-cell office:value-type="float" office:value="1.08738231658936" calcext:value-type="float">
            <text:p>1.0873823166</text:p>
          </table:table-cell>
          <table:table-cell office:value-type="float" office:value="0.0199833009392023" calcext:value-type="float">
            <text:p>0.0199833009</text:p>
          </table:table-cell>
          <table:table-cell office:value-type="float" office:value="0.0489439591765404" calcext:value-type="float">
            <text:p>0.0489439592</text:p>
          </table:table-cell>
          <table:table-cell office:value-type="float" office:value="-0.132109776139259" calcext:value-type="float">
            <text:p>-0.1321097761</text:p>
          </table:table-cell>
          <table:table-cell office:value-type="float" office:value="0.221609234809875" calcext:value-type="float">
            <text:p>0.2216092348</text:p>
          </table:table-cell>
          <table:table-cell office:value-type="float" office:value="-0.922656297683716" calcext:value-type="float">
            <text:p>-0.9226562977</text:p>
          </table:table-cell>
          <table:table-cell office:value-type="float" office:value="1.08320033550262" calcext:value-type="float">
            <text:p>1.0832003355</text:p>
          </table:table-cell>
          <table:table-cell office:value-type="float" office:value="0.127475813031197" calcext:value-type="float">
            <text:p>0.127475813</text:p>
          </table:table-cell>
          <table:table-cell office:value-type="float" office:value="0.0468968562781811" calcext:value-type="float">
            <text:p>0.0468968563</text:p>
          </table:table-cell>
          <table:table-cell office:value-type="float" office:value="0.115381941199303" calcext:value-type="float">
            <text:p>0.1153819412</text:p>
          </table:table-cell>
          <table:table-cell office:value-type="float" office:value="0.230195105075836" calcext:value-type="float">
            <text:p>0.2301951051</text:p>
          </table:table-cell>
        </table:table-row>
        <table:table-row table:style-name="ro1">
          <table:table-cell office:value-type="float" office:value="0.0393734872341156" calcext:value-type="float">
            <text:p>0.0393734872</text:p>
          </table:table-cell>
          <table:table-cell office:value-type="float" office:value="-0.174343004822731" calcext:value-type="float">
            <text:p>-0.1743430048</text:p>
          </table:table-cell>
          <table:table-cell office:value-type="float" office:value="-0.0066358894109726" calcext:value-type="float">
            <text:p>-0.0066358894</text:p>
          </table:table-cell>
          <table:table-cell office:value-type="float" office:value="-0.0111141111701727" calcext:value-type="float">
            <text:p>-0.0111141112</text:p>
          </table:table-cell>
          <table:table-cell office:value-type="float" office:value="-0.0177673809230328" calcext:value-type="float">
            <text:p>-0.0177673809</text:p>
          </table:table-cell>
          <table:table-cell office:value-type="float" office:value="0.455290257930756" calcext:value-type="float">
            <text:p>0.4552902579</text:p>
          </table:table-cell>
          <table:table-cell office:value-type="float" office:value="0.0387766994535923" calcext:value-type="float">
            <text:p>0.0387766995</text:p>
          </table:table-cell>
          <table:table-cell office:value-type="float" office:value="-0.00447213696315885" calcext:value-type="float">
            <text:p>-0.004472137</text:p>
          </table:table-cell>
          <table:table-cell office:value-type="float" office:value="0.0000238048432947835" calcext:value-type="float">
            <text:p>2.38048432947835E-005</text:p>
          </table:table-cell>
          <table:table-cell office:value-type="float" office:value="-0.0105489324778318" calcext:value-type="float">
            <text:p>-0.0105489325</text:p>
          </table:table-cell>
          <table:table-cell office:value-type="float" office:value="-0.0128633454442024" calcext:value-type="float">
            <text:p>-0.0128633454</text:p>
          </table:table-cell>
          <table:table-cell office:value-type="float" office:value="0.32888662815094" calcext:value-type="float">
            <text:p>0.3288866282</text:p>
          </table:table-cell>
          <table:table-cell office:value-type="float" office:value="1.28801894187927" calcext:value-type="float">
            <text:p>1.2880189419</text:p>
          </table:table-cell>
          <table:table-cell office:value-type="float" office:value="1.08717310428619" calcext:value-type="float">
            <text:p>1.0871731043</text:p>
          </table:table-cell>
          <table:table-cell office:value-type="float" office:value="0.0194396339356899" calcext:value-type="float">
            <text:p>0.0194396339</text:p>
          </table:table-cell>
          <table:table-cell office:value-type="float" office:value="0.0489853322505951" calcext:value-type="float">
            <text:p>0.0489853323</text:p>
          </table:table-cell>
          <table:table-cell office:value-type="float" office:value="-0.132154166698456" calcext:value-type="float">
            <text:p>-0.1321541667</text:p>
          </table:table-cell>
          <table:table-cell office:value-type="float" office:value="0.221630975604057" calcext:value-type="float">
            <text:p>0.2216309756</text:p>
          </table:table-cell>
          <table:table-cell office:value-type="float" office:value="-0.922377467155456" calcext:value-type="float">
            <text:p>-0.9223774672</text:p>
          </table:table-cell>
          <table:table-cell office:value-type="float" office:value="1.08295845985413" calcext:value-type="float">
            <text:p>1.0829584599</text:p>
          </table:table-cell>
          <table:table-cell office:value-type="float" office:value="0.127843573689461" calcext:value-type="float">
            <text:p>0.1278435737</text:p>
          </table:table-cell>
          <table:table-cell office:value-type="float" office:value="0.0469396188855171" calcext:value-type="float">
            <text:p>0.0469396189</text:p>
          </table:table-cell>
          <table:table-cell office:value-type="float" office:value="0.115434974431992" calcext:value-type="float">
            <text:p>0.1154349744</text:p>
          </table:table-cell>
          <table:table-cell office:value-type="float" office:value="0.230215147137642" calcext:value-type="float">
            <text:p>0.2302151471</text:p>
          </table:table-cell>
        </table:table-row>
        <table:table-row table:style-name="ro1">
          <table:table-cell office:value-type="float" office:value="0.0393444150686264" calcext:value-type="float">
            <text:p>0.0393444151</text:p>
          </table:table-cell>
          <table:table-cell office:value-type="float" office:value="-0.174362421035767" calcext:value-type="float">
            <text:p>-0.174362421</text:p>
          </table:table-cell>
          <table:table-cell office:value-type="float" office:value="-0.00663202907890081" calcext:value-type="float">
            <text:p>-0.0066320291</text:p>
          </table:table-cell>
          <table:table-cell office:value-type="float" office:value="-0.0111127663403749" calcext:value-type="float">
            <text:p>-0.0111127663</text:p>
          </table:table-cell>
          <table:table-cell office:value-type="float" office:value="-0.0177542641758919" calcext:value-type="float">
            <text:p>-0.0177542642</text:p>
          </table:table-cell>
          <table:table-cell office:value-type="float" office:value="0.455293595790863" calcext:value-type="float">
            <text:p>0.4552935958</text:p>
          </table:table-cell>
          <table:table-cell office:value-type="float" office:value="0.0387479402124882" calcext:value-type="float">
            <text:p>0.0387479402</text:p>
          </table:table-cell>
          <table:table-cell office:value-type="float" office:value="-0.00449138088151813" calcext:value-type="float">
            <text:p>-0.0044913809</text:p>
          </table:table-cell>
          <table:table-cell office:value-type="float" office:value="0.0000227496457227971" calcext:value-type="float">
            <text:p>2.27496457227971E-005</text:p>
          </table:table-cell>
          <table:table-cell office:value-type="float" office:value="-0.0105451475828886" calcext:value-type="float">
            <text:p>-0.0105451476</text:p>
          </table:table-cell>
          <table:table-cell office:value-type="float" office:value="-0.0128538645803928" calcext:value-type="float">
            <text:p>-0.0128538646</text:p>
          </table:table-cell>
          <table:table-cell office:value-type="float" office:value="0.328889816999435" calcext:value-type="float">
            <text:p>0.328889817</text:p>
          </table:table-cell>
          <table:table-cell office:value-type="float" office:value="1.28732550144196" calcext:value-type="float">
            <text:p>1.2873255014</text:p>
          </table:table-cell>
          <table:table-cell office:value-type="float" office:value="1.08691966533661" calcext:value-type="float">
            <text:p>1.0869196653</text:p>
          </table:table-cell>
          <table:table-cell office:value-type="float" office:value="0.0187811721116304" calcext:value-type="float">
            <text:p>0.0187811721</text:p>
          </table:table-cell>
          <table:table-cell office:value-type="float" office:value="0.0490346811711788" calcext:value-type="float">
            <text:p>0.0490346812</text:p>
          </table:table-cell>
          <table:table-cell office:value-type="float" office:value="-0.132207900285721" calcext:value-type="float">
            <text:p>-0.1322079003</text:p>
          </table:table-cell>
          <table:table-cell office:value-type="float" office:value="0.221657335758209" calcext:value-type="float">
            <text:p>0.2216573358</text:p>
          </table:table-cell>
          <table:table-cell office:value-type="float" office:value="-0.922040164470673" calcext:value-type="float">
            <text:p>-0.9220401645</text:p>
          </table:table-cell>
          <table:table-cell office:value-type="float" office:value="1.0826655626297" calcext:value-type="float">
            <text:p>1.0826655626</text:p>
          </table:table-cell>
          <table:table-cell office:value-type="float" office:value="0.128288418054581" calcext:value-type="float">
            <text:p>0.1282884181</text:p>
          </table:table-cell>
          <table:table-cell office:value-type="float" office:value="0.0469906218349934" calcext:value-type="float">
            <text:p>0.0469906218</text:p>
          </table:table-cell>
          <table:table-cell office:value-type="float" office:value="0.115499272942543" calcext:value-type="float">
            <text:p>0.1154992729</text:p>
          </table:table-cell>
          <table:table-cell office:value-type="float" office:value="0.230239421129227" calcext:value-type="float">
            <text:p>0.2302394211</text:p>
          </table:table-cell>
        </table:table-row>
        <table:table-row table:style-name="ro1">
          <table:table-cell office:value-type="float" office:value="0.0393100120127201" calcext:value-type="float">
            <text:p>0.039310012</text:p>
          </table:table-cell>
          <table:table-cell office:value-type="float" office:value="-0.174384787678719" calcext:value-type="float">
            <text:p>-0.1743847877</text:p>
          </table:table-cell>
          <table:table-cell office:value-type="float" office:value="-0.00662749027833343" calcext:value-type="float">
            <text:p>-0.0066274903</text:p>
          </table:table-cell>
          <table:table-cell office:value-type="float" office:value="-0.0111118983477354" calcext:value-type="float">
            <text:p>-0.0111118983</text:p>
          </table:table-cell>
          <table:table-cell office:value-type="float" office:value="-0.017738725990057" calcext:value-type="float">
            <text:p>-0.017738726</text:p>
          </table:table-cell>
          <table:table-cell office:value-type="float" office:value="0.455297499895096" calcext:value-type="float">
            <text:p>0.4552974999</text:p>
          </table:table-cell>
          <table:table-cell office:value-type="float" office:value="0.0387139022350311" calcext:value-type="float">
            <text:p>0.0387139022</text:p>
          </table:table-cell>
          <table:table-cell office:value-type="float" office:value="-0.0045135049149394" calcext:value-type="float">
            <text:p>-0.0045135049</text:p>
          </table:table-cell>
          <table:table-cell office:value-type="float" office:value="0.0000214755891647656" calcext:value-type="float">
            <text:p>2.14755891647656E-005</text:p>
          </table:table-cell>
          <table:table-cell office:value-type="float" office:value="-0.0105414781719446" calcext:value-type="float">
            <text:p>-0.0105414782</text:p>
          </table:table-cell>
          <table:table-cell office:value-type="float" office:value="-0.0128426291048527" calcext:value-type="float">
            <text:p>-0.0128426291</text:p>
          </table:table-cell>
          <table:table-cell office:value-type="float" office:value="0.328893572092056" calcext:value-type="float">
            <text:p>0.3288935721</text:p>
          </table:table-cell>
          <table:table-cell office:value-type="float" office:value="1.28651130199432" calcext:value-type="float">
            <text:p>1.286511302</text:p>
          </table:table-cell>
          <table:table-cell office:value-type="float" office:value="1.08662116527557" calcext:value-type="float">
            <text:p>1.0866211653</text:p>
          </table:table-cell>
          <table:table-cell office:value-type="float" office:value="0.0180071350187063" calcext:value-type="float">
            <text:p>0.018007135</text:p>
          </table:table-cell>
          <table:table-cell office:value-type="float" office:value="0.049091998487711" calcext:value-type="float">
            <text:p>0.0490919985</text:p>
          </table:table-cell>
          <table:table-cell office:value-type="float" office:value="-0.132270961999893" calcext:value-type="float">
            <text:p>-0.132270962</text:p>
          </table:table-cell>
          <table:table-cell office:value-type="float" office:value="0.221688494086266" calcext:value-type="float">
            <text:p>0.2216884941</text:p>
          </table:table-cell>
          <table:table-cell office:value-type="float" office:value="-0.921644508838654" calcext:value-type="float">
            <text:p>-0.9216445088</text:p>
          </table:table-cell>
          <table:table-cell office:value-type="float" office:value="1.08232092857361" calcext:value-type="float">
            <text:p>1.0823209286</text:p>
          </table:table-cell>
          <table:table-cell office:value-type="float" office:value="0.128810659050942" calcext:value-type="float">
            <text:p>0.1288106591</text:p>
          </table:table-cell>
          <table:table-cell office:value-type="float" office:value="0.0470498986542225" calcext:value-type="float">
            <text:p>0.0470498987</text:p>
          </table:table-cell>
          <table:table-cell office:value-type="float" office:value="0.115574866533279" calcext:value-type="float">
            <text:p>0.1155748665</text:p>
          </table:table-cell>
          <table:table-cell office:value-type="float" office:value="0.230268001556396" calcext:value-type="float">
            <text:p>0.2302680016</text:p>
          </table:table-cell>
        </table:table-row>
        <table:table-row table:style-name="ro1">
          <table:table-cell office:value-type="float" office:value="0.0392702482640743" calcext:value-type="float">
            <text:p>0.0392702483</text:p>
          </table:table-cell>
          <table:table-cell office:value-type="float" office:value="-0.174409821629524" calcext:value-type="float">
            <text:p>-0.1744098216</text:p>
          </table:table-cell>
          <table:table-cell office:value-type="float" office:value="-0.00662212772294879" calcext:value-type="float">
            <text:p>-0.0066221277</text:p>
          </table:table-cell>
          <table:table-cell office:value-type="float" office:value="-0.0111115779727697" calcext:value-type="float">
            <text:p>-0.011111578</text:p>
          </table:table-cell>
          <table:table-cell office:value-type="float" office:value="-0.0177207682281733" calcext:value-type="float">
            <text:p>-0.0177207682</text:p>
          </table:table-cell>
          <table:table-cell office:value-type="float" office:value="0.455302059650421" calcext:value-type="float">
            <text:p>0.4553020597</text:p>
          </table:table-cell>
          <table:table-cell office:value-type="float" office:value="0.0386745817959309" calcext:value-type="float">
            <text:p>0.0386745818</text:p>
          </table:table-cell>
          <table:table-cell office:value-type="float" office:value="-0.00453829765319824" calcext:value-type="float">
            <text:p>-0.0045382977</text:p>
          </table:table-cell>
          <table:table-cell office:value-type="float" office:value="0.0000201149141503265" calcext:value-type="float">
            <text:p>2.01149141503265E-005</text:p>
          </table:table-cell>
          <table:table-cell office:value-type="float" office:value="-0.010538013651967" calcext:value-type="float">
            <text:p>-0.0105380137</text:p>
          </table:table-cell>
          <table:table-cell office:value-type="float" office:value="-0.0128296371549368" calcext:value-type="float">
            <text:p>-0.0128296372</text:p>
          </table:table-cell>
          <table:table-cell office:value-type="float" office:value="0.328897953033447" calcext:value-type="float">
            <text:p>0.328897953</text:p>
          </table:table-cell>
          <table:table-cell office:value-type="float" office:value="1.2855771780014" calcext:value-type="float">
            <text:p>1.285577178</text:p>
          </table:table-cell>
          <table:table-cell office:value-type="float" office:value="1.08627831935883" calcext:value-type="float">
            <text:p>1.0862783194</text:p>
          </table:table-cell>
          <table:table-cell office:value-type="float" office:value="0.0171187371015549" calcext:value-type="float">
            <text:p>0.0171187371</text:p>
          </table:table-cell>
          <table:table-cell office:value-type="float" office:value="0.0491571873426437" calcext:value-type="float">
            <text:p>0.0491571873</text:p>
          </table:table-cell>
          <table:table-cell office:value-type="float" office:value="-0.13234332203865" calcext:value-type="float">
            <text:p>-0.132343322</text:p>
          </table:table-cell>
          <table:table-cell office:value-type="float" office:value="0.221724331378937" calcext:value-type="float">
            <text:p>0.2217243314</text:p>
          </table:table-cell>
          <table:table-cell office:value-type="float" office:value="-0.921191453933716" calcext:value-type="float">
            <text:p>-0.9211914539</text:p>
          </table:table-cell>
          <table:table-cell office:value-type="float" office:value="1.08192491531372" calcext:value-type="float">
            <text:p>1.0819249153</text:p>
          </table:table-cell>
          <table:table-cell office:value-type="float" office:value="0.129409521818161" calcext:value-type="float">
            <text:p>0.1294095218</text:p>
          </table:table-cell>
          <table:table-cell office:value-type="float" office:value="0.0471173264086247" calcext:value-type="float">
            <text:p>0.0471173264</text:p>
          </table:table-cell>
          <table:table-cell office:value-type="float" office:value="0.115661785006523" calcext:value-type="float">
            <text:p>0.115661785</text:p>
          </table:table-cell>
          <table:table-cell office:value-type="float" office:value="0.23030087351799" calcext:value-type="float">
            <text:p>0.2303008735</text:p>
          </table:table-cell>
        </table:table-row>
        <table:table-row table:style-name="ro1">
          <table:table-cell office:value-type="float" office:value="0.0392251387238502" calcext:value-type="float">
            <text:p>0.0392251387</text:p>
          </table:table-cell>
          <table:table-cell office:value-type="float" office:value="-0.174437344074249" calcext:value-type="float">
            <text:p>-0.1744373441</text:p>
          </table:table-cell>
          <table:table-cell office:value-type="float" office:value="-0.00661599729210138" calcext:value-type="float">
            <text:p>-0.0066159973</text:p>
          </table:table-cell>
          <table:table-cell office:value-type="float" office:value="-0.0111117493361235" calcext:value-type="float">
            <text:p>-0.0111117493</text:p>
          </table:table-cell>
          <table:table-cell office:value-type="float" office:value="-0.0177003964781761" calcext:value-type="float">
            <text:p>-0.0177003965</text:p>
          </table:table-cell>
          <table:table-cell office:value-type="float" office:value="0.455307185649872" calcext:value-type="float">
            <text:p>0.4553071856</text:p>
          </table:table-cell>
          <table:table-cell office:value-type="float" office:value="0.0386299751698971" calcext:value-type="float">
            <text:p>0.0386299752</text:p>
          </table:table-cell>
          <table:table-cell office:value-type="float" office:value="-0.00456551276147366" calcext:value-type="float">
            <text:p>-0.0045655128</text:p>
          </table:table-cell>
          <table:table-cell office:value-type="float" office:value="0.0000186201268661534" calcext:value-type="float">
            <text:p>1.86201268661534E-005</text:p>
          </table:table-cell>
          <table:table-cell office:value-type="float" office:value="-0.0105347353965044" calcext:value-type="float">
            <text:p>-0.0105347354</text:p>
          </table:table-cell>
          <table:table-cell office:value-type="float" office:value="-0.0128149092197418" calcext:value-type="float">
            <text:p>-0.0128149092</text:p>
          </table:table-cell>
          <table:table-cell office:value-type="float" office:value="0.328902870416641" calcext:value-type="float">
            <text:p>0.3289028704</text:p>
          </table:table-cell>
          <table:table-cell office:value-type="float" office:value="1.2845253944397" calcext:value-type="float">
            <text:p>1.2845253944</text:p>
          </table:table-cell>
          <table:table-cell office:value-type="float" office:value="1.08589112758636" calcext:value-type="float">
            <text:p>1.0858911276</text:p>
          </table:table-cell>
          <table:table-cell office:value-type="float" office:value="0.0161176268011332" calcext:value-type="float">
            <text:p>0.0161176268</text:p>
          </table:table-cell>
          <table:table-cell office:value-type="float" office:value="0.04923015832901" calcext:value-type="float">
            <text:p>0.0492301583</text:p>
          </table:table-cell>
          <table:table-cell office:value-type="float" office:value="-0.132424846291542" calcext:value-type="float">
            <text:p>-0.1324248463</text:p>
          </table:table-cell>
          <table:table-cell office:value-type="float" office:value="0.221764877438545" calcext:value-type="float">
            <text:p>0.2217648774</text:p>
          </table:table-cell>
          <table:table-cell office:value-type="float" office:value="-0.920118451118469" calcext:value-type="float">
            <text:p>-0.9201184511</text:p>
          </table:table-cell>
          <table:table-cell office:value-type="float" office:value="1.08098220825195" calcext:value-type="float">
            <text:p>1.0809822083</text:p>
          </table:table-cell>
          <table:table-cell office:value-type="float" office:value="0.13083016872406" calcext:value-type="float">
            <text:p>0.1308301687</text:p>
          </table:table-cell>
          <table:table-cell office:value-type="float" office:value="0.0472761131823063" calcext:value-type="float">
            <text:p>0.0472761132</text:p>
          </table:table-cell>
          <table:table-cell office:value-type="float" office:value="0.115868747234344" calcext:value-type="float">
            <text:p>0.1158687472</text:p>
          </table:table-cell>
          <table:table-cell office:value-type="float" office:value="0.23037913441658" calcext:value-type="float">
            <text:p>0.2303791344</text:p>
          </table:table-cell>
        </table:table-row>
        <table:table-row table:style-name="ro1">
          <table:table-cell office:value-type="float" office:value="0.039174746721983" calcext:value-type="float">
            <text:p>0.0391747467</text:p>
          </table:table-cell>
          <table:table-cell office:value-type="float" office:value="-0.174466997385025" calcext:value-type="float">
            <text:p>-0.1744669974</text:p>
          </table:table-cell>
          <table:table-cell office:value-type="float" office:value="-0.00660906964913011" calcext:value-type="float">
            <text:p>-0.0066090696</text:p>
          </table:table-cell>
          <table:table-cell office:value-type="float" office:value="-0.0111124198883772" calcext:value-type="float">
            <text:p>-0.0111124199</text:p>
          </table:table-cell>
          <table:table-cell office:value-type="float" office:value="-0.0176776312291622" calcext:value-type="float">
            <text:p>-0.0176776312</text:p>
          </table:table-cell>
          <table:table-cell office:value-type="float" office:value="0.45531290769577" calcext:value-type="float">
            <text:p>0.4553129077</text:p>
          </table:table-cell>
          <table:table-cell office:value-type="float" office:value="0.0385252125561237" calcext:value-type="float">
            <text:p>0.0385252126</text:p>
          </table:table-cell>
          <table:table-cell office:value-type="float" office:value="-0.00462597468867898" calcext:value-type="float">
            <text:p>-0.0046259747</text:p>
          </table:table-cell>
          <table:table-cell office:value-type="float" office:value="0.0000153530181705719" calcext:value-type="float">
            <text:p>0.000015353</text:p>
          </table:table-cell>
          <table:table-cell office:value-type="float" office:value="-0.010528925806284" calcext:value-type="float">
            <text:p>-0.0105289258</text:p>
          </table:table-cell>
          <table:table-cell office:value-type="float" office:value="-0.0127802882343531" calcext:value-type="float">
            <text:p>-0.0127802882</text:p>
          </table:table-cell>
          <table:table-cell office:value-type="float" office:value="0.328914403915405" calcext:value-type="float">
            <text:p>0.3289144039</text:p>
          </table:table-cell>
          <table:table-cell office:value-type="float" office:value="1.28208315372467" calcext:value-type="float">
            <text:p>1.2820831537</text:p>
          </table:table-cell>
          <table:table-cell office:value-type="float" office:value="1.08498811721802" calcext:value-type="float">
            <text:p>1.0849881172</text:p>
          </table:table-cell>
          <table:table-cell office:value-type="float" office:value="0.0137904416769743" calcext:value-type="float">
            <text:p>0.0137904417</text:p>
          </table:table-cell>
          <table:table-cell office:value-type="float" office:value="0.0493985712528229" calcext:value-type="float">
            <text:p>0.0493985713</text:p>
          </table:table-cell>
          <table:table-cell office:value-type="float" office:value="-0.132614359259605" calcext:value-type="float">
            <text:p>-0.1326143593</text:p>
          </table:table-cell>
          <table:table-cell office:value-type="float" office:value="0.221859708428383" calcext:value-type="float">
            <text:p>0.2218597084</text:p>
          </table:table-cell>
          <table:table-cell office:value-type="float" office:value="-0.919502198696136" calcext:value-type="float">
            <text:p>-0.9195021987</text:p>
          </table:table-cell>
          <table:table-cell office:value-type="float" office:value="1.08043789863586" calcext:value-type="float">
            <text:p>1.0804378986</text:p>
          </table:table-cell>
          <table:table-cell office:value-type="float" office:value="0.131647303700447" calcext:value-type="float">
            <text:p>0.1316473037</text:p>
          </table:table-cell>
          <table:table-cell office:value-type="float" office:value="0.0473669618368149" calcext:value-type="float">
            <text:p>0.0473669618</text:p>
          </table:table-cell>
          <table:table-cell office:value-type="float" office:value="0.115988276898861" calcext:value-type="float">
            <text:p>0.1159882769</text:p>
          </table:table-cell>
          <table:table-cell office:value-type="float" office:value="0.230424404144287" calcext:value-type="float">
            <text:p>0.2304244041</text:p>
          </table:table-cell>
        </table:table-row>
        <table:table-row table:style-name="ro1">
          <table:table-cell office:value-type="float" office:value="0.0390585288405418" calcext:value-type="float">
            <text:p>0.0390585288</text:p>
          </table:table-cell>
          <table:table-cell office:value-type="float" office:value="-0.17453145980835" calcext:value-type="float">
            <text:p>-0.1745314598</text:p>
          </table:table-cell>
          <table:table-cell office:value-type="float" office:value="-0.00659288978204131" calcext:value-type="float">
            <text:p>-0.0065928898</text:p>
          </table:table-cell>
          <table:table-cell office:value-type="float" office:value="-0.0111151821911335" calcext:value-type="float">
            <text:p>-0.0111151822</text:p>
          </table:table-cell>
          <table:table-cell office:value-type="float" office:value="-0.0176251512020826" calcext:value-type="float">
            <text:p>-0.0176251512</text:p>
          </table:table-cell>
          <table:table-cell office:value-type="float" office:value="0.455326020717621" calcext:value-type="float">
            <text:p>0.4553260207</text:p>
          </table:table-cell>
          <table:table-cell office:value-type="float" office:value="0.0384652726352215" calcext:value-type="float">
            <text:p>0.0384652726</text:p>
          </table:table-cell>
          <table:table-cell office:value-type="float" office:value="-0.00465854723006487" calcext:value-type="float">
            <text:p>-0.0046585472</text:p>
          </table:table-cell>
          <table:table-cell office:value-type="float" office:value="0.0000135611362566124" calcext:value-type="float">
            <text:p>1.35611362566124E-005</text:p>
          </table:table-cell>
          <table:table-cell office:value-type="float" office:value="-0.0105263814330101" calcext:value-type="float">
            <text:p>-0.0105263814</text:p>
          </table:table-cell>
          <table:table-cell office:value-type="float" office:value="-0.0127604883164167" calcext:value-type="float">
            <text:p>-0.0127604883</text:p>
          </table:table-cell>
          <table:table-cell office:value-type="float" office:value="0.328920960426331" calcext:value-type="float">
            <text:p>0.3289209604</text:p>
          </table:table-cell>
          <table:table-cell office:value-type="float" office:value="1.28070092201233" calcext:value-type="float">
            <text:p>1.280700922</text:p>
          </table:table-cell>
          <table:table-cell office:value-type="float" office:value="1.08447480201721" calcext:value-type="float">
            <text:p>1.084474802</text:p>
          </table:table-cell>
          <table:table-cell office:value-type="float" office:value="0.0124722393229604" calcext:value-type="float">
            <text:p>0.0124722393</text:p>
          </table:table-cell>
          <table:table-cell office:value-type="float" office:value="0.0494935512542725" calcext:value-type="float">
            <text:p>0.0494935513</text:p>
          </table:table-cell>
          <table:table-cell office:value-type="float" office:value="-0.132721737027168" calcext:value-type="float">
            <text:p>-0.132721737</text:p>
          </table:table-cell>
          <table:table-cell office:value-type="float" office:value="0.221913740038872" calcext:value-type="float">
            <text:p>0.22191374</text:p>
          </table:table-cell>
          <table:table-cell office:value-type="float" office:value="-0.91883647441864" calcext:value-type="float">
            <text:p>-0.9188364744</text:p>
          </table:table-cell>
          <table:table-cell office:value-type="float" office:value="1.07984733581543" calcext:value-type="float">
            <text:p>1.0798473358</text:p>
          </table:table-cell>
          <table:table-cell office:value-type="float" office:value="0.132531568408012" calcext:value-type="float">
            <text:p>0.1325315684</text:p>
          </table:table-cell>
          <table:table-cell office:value-type="float" office:value="0.0474651865661144" calcext:value-type="float">
            <text:p>0.0474651866</text:p>
          </table:table-cell>
          <table:table-cell office:value-type="float" office:value="0.116117984056473" calcext:value-type="float">
            <text:p>0.1161179841</text:p>
          </table:table-cell>
          <table:table-cell office:value-type="float" office:value="0.230473503470421" calcext:value-type="float">
            <text:p>0.2304735035</text:p>
          </table:table-cell>
        </table:table-row>
        <table:table-row table:style-name="ro1">
          <table:table-cell office:value-type="float" office:value="0.0389929488301277" calcext:value-type="float">
            <text:p>0.0389929488</text:p>
          </table:table-cell>
          <table:table-cell office:value-type="float" office:value="-0.174565538764" calcext:value-type="float">
            <text:p>-0.1745655388</text:p>
          </table:table-cell>
          <table:table-cell office:value-type="float" office:value="-0.00658365525305271" calcext:value-type="float">
            <text:p>-0.0065836553</text:p>
          </table:table-cell>
          <table:table-cell office:value-type="float" office:value="-0.0111172199249268" calcext:value-type="float">
            <text:p>-0.0111172199</text:p>
          </table:table-cell>
          <table:table-cell office:value-type="float" office:value="-0.0175955314189196" calcext:value-type="float">
            <text:p>-0.0175955314</text:p>
          </table:table-cell>
          <table:table-cell office:value-type="float" office:value="0.455333411693573" calcext:value-type="float">
            <text:p>0.4553334117</text:p>
          </table:table-cell>
          <table:table-cell office:value-type="float" office:value="0.0384004600346088" calcext:value-type="float">
            <text:p>0.03840046</text:p>
          </table:table-cell>
          <table:table-cell office:value-type="float" office:value="-0.00469218753278256" calcext:value-type="float">
            <text:p>-0.0046921875</text:p>
          </table:table-cell>
          <table:table-cell office:value-type="float" office:value="0.0000117105792014627" calcext:value-type="float">
            <text:p>1.17105792014627E-005</text:p>
          </table:table-cell>
          <table:table-cell office:value-type="float" office:value="-0.0105241574347019" calcext:value-type="float">
            <text:p>-0.0105241574</text:p>
          </table:table-cell>
          <table:table-cell office:value-type="float" office:value="-0.01273906044662" calcext:value-type="float">
            <text:p>-0.0127390604</text:p>
          </table:table-cell>
          <table:table-cell office:value-type="float" office:value="0.328928083181381" calcext:value-type="float">
            <text:p>0.3289280832</text:p>
          </table:table-cell>
          <table:table-cell office:value-type="float" office:value="1.27921772003174" calcext:value-type="float">
            <text:p>1.27921772</text:p>
          </table:table-cell>
          <table:table-cell office:value-type="float" office:value="1.08392202854157" calcext:value-type="float">
            <text:p>1.0839220285</text:p>
          </table:table-cell>
          <table:table-cell office:value-type="float" office:value="0.0110570006072521" calcext:value-type="float">
            <text:p>0.0110570006</text:p>
          </table:table-cell>
          <table:table-cell office:value-type="float" office:value="0.0495952405035496" calcext:value-type="float">
            <text:p>0.0495952405</text:p>
          </table:table-cell>
          <table:table-cell office:value-type="float" office:value="-0.132837072014809" calcext:value-type="float">
            <text:p>-0.132837072</text:p>
          </table:table-cell>
          <table:table-cell office:value-type="float" office:value="0.221972107887268" calcext:value-type="float">
            <text:p>0.2219721079</text:p>
          </table:table-cell>
          <table:table-cell office:value-type="float" office:value="-0.918123781681061" calcext:value-type="float">
            <text:p>-0.9181237817</text:p>
          </table:table-cell>
          <table:table-cell office:value-type="float" office:value="1.07921206951141" calcext:value-type="float">
            <text:p>1.0792120695</text:p>
          </table:table-cell>
          <table:table-cell office:value-type="float" office:value="0.133479803800583" calcext:value-type="float">
            <text:p>0.1334798038</text:p>
          </table:table-cell>
          <table:table-cell office:value-type="float" office:value="0.0475703701376915" calcext:value-type="float">
            <text:p>0.0475703701</text:p>
          </table:table-cell>
          <table:table-cell office:value-type="float" office:value="0.116257548332214" calcext:value-type="float">
            <text:p>0.1162575483</text:p>
          </table:table-cell>
          <table:table-cell office:value-type="float" office:value="0.230526462197304" calcext:value-type="float">
            <text:p>0.2305264622</text:p>
          </table:table-cell>
        </table:table-row>
        <table:table-row table:style-name="ro1">
          <table:table-cell office:value-type="float" office:value="0.0389225967228413" calcext:value-type="float">
            <text:p>0.0389225967</text:p>
          </table:table-cell>
          <table:table-cell office:value-type="float" office:value="-0.174600303173065" calcext:value-type="float">
            <text:p>-0.1746003032</text:p>
          </table:table-cell>
          <table:table-cell office:value-type="float" office:value="-0.00657360814511776" calcext:value-type="float">
            <text:p>-0.0065736081</text:p>
          </table:table-cell>
          <table:table-cell office:value-type="float" office:value="-0.0111195519566536" calcext:value-type="float">
            <text:p>-0.011119552</text:p>
          </table:table-cell>
          <table:table-cell office:value-type="float" office:value="-0.01756377145648" calcext:value-type="float">
            <text:p>-0.0175637715</text:p>
          </table:table-cell>
          <table:table-cell office:value-type="float" office:value="0.455341339111328" calcext:value-type="float">
            <text:p>0.4553413391</text:p>
          </table:table-cell>
          <table:table-cell office:value-type="float" office:value="0.0383309535682201" calcext:value-type="float">
            <text:p>0.0383309536</text:p>
          </table:table-cell>
          <table:table-cell office:value-type="float" office:value="-0.00472651375457645" calcext:value-type="float">
            <text:p>-0.0047265138</text:p>
          </table:table-cell>
          <table:table-cell office:value-type="float" office:value="0.00000986840495897923" calcext:value-type="float">
            <text:p>9.86840495897923E-006</text:p>
          </table:table-cell>
          <table:table-cell office:value-type="float" office:value="-0.0105221346020699" calcext:value-type="float">
            <text:p>-0.0105221346</text:p>
          </table:table-cell>
          <table:table-cell office:value-type="float" office:value="-0.0127160884439945" calcext:value-type="float">
            <text:p>-0.0127160884</text:p>
          </table:table-cell>
          <table:table-cell office:value-type="float" office:value="0.32893568277359" calcext:value-type="float">
            <text:p>0.3289356828</text:p>
          </table:table-cell>
          <table:table-cell office:value-type="float" office:value="1.27763903141022" calcext:value-type="float">
            <text:p>1.2776390314</text:p>
          </table:table-cell>
          <table:table-cell office:value-type="float" office:value="1.08333158493042" calcext:value-type="float">
            <text:p>1.0833315849</text:p>
          </table:table-cell>
          <table:table-cell office:value-type="float" office:value="0.009549830108881" calcext:value-type="float">
            <text:p>0.0095498301</text:p>
          </table:table-cell>
          <table:table-cell office:value-type="float" office:value="0.0497034788131714" calcext:value-type="float">
            <text:p>0.0497034788</text:p>
          </table:table-cell>
          <table:table-cell office:value-type="float" office:value="-0.132959976792336" calcext:value-type="float">
            <text:p>-0.1329599768</text:p>
          </table:table-cell>
          <table:table-cell office:value-type="float" office:value="0.222034588456154" calcext:value-type="float">
            <text:p>0.2220345885</text:p>
          </table:table-cell>
          <table:table-cell office:value-type="float" office:value="-0.916568160057068" calcext:value-type="float">
            <text:p>-0.9165681601</text:p>
          </table:table-cell>
          <table:table-cell office:value-type="float" office:value="1.07781589031219" calcext:value-type="float">
            <text:p>1.0778158903</text:p>
          </table:table-cell>
          <table:table-cell office:value-type="float" office:value="0.13555409014225" calcext:value-type="float">
            <text:p>0.1355540901</text:p>
          </table:table-cell>
          <table:table-cell office:value-type="float" office:value="0.047800537198782" calcext:value-type="float">
            <text:p>0.0478005372</text:p>
          </table:table-cell>
          <table:table-cell office:value-type="float" office:value="0.116564355790615" calcext:value-type="float">
            <text:p>0.1165643558</text:p>
          </table:table-cell>
          <table:table-cell office:value-type="float" office:value="0.230643033981323" calcext:value-type="float">
            <text:p>0.230643034</text:p>
          </table:table-cell>
        </table:table-row>
        <table:table-row table:style-name="ro1">
          <table:table-cell office:value-type="float" office:value="0.0388476401567459" calcext:value-type="float">
            <text:p>0.0388476402</text:p>
          </table:table-cell>
          <table:table-cell office:value-type="float" office:value="-0.174635395407677" calcext:value-type="float">
            <text:p>-0.1746353954</text:p>
          </table:table-cell>
          <table:table-cell office:value-type="float" office:value="-0.0065628350712359" calcext:value-type="float">
            <text:p>-0.0065628351</text:p>
          </table:table-cell>
          <table:table-cell office:value-type="float" office:value="-0.0111221950501204" calcext:value-type="float">
            <text:p>-0.0111221951</text:p>
          </table:table-cell>
          <table:table-cell office:value-type="float" office:value="-0.0175299309194088" calcext:value-type="float">
            <text:p>-0.0175299309</text:p>
          </table:table-cell>
          <table:table-cell office:value-type="float" office:value="0.455349802970886" calcext:value-type="float">
            <text:p>0.455349803</text:p>
          </table:table-cell>
          <table:table-cell office:value-type="float" office:value="0.0381784848868847" calcext:value-type="float">
            <text:p>0.0381784849</text:p>
          </table:table-cell>
          <table:table-cell office:value-type="float" office:value="-0.00479561649262905" calcext:value-type="float">
            <text:p>-0.0047956165</text:p>
          </table:table-cell>
          <table:table-cell office:value-type="float" office:value="0.00000606670528213726" calcext:value-type="float">
            <text:p>6.06670528213726E-006</text:p>
          </table:table-cell>
          <table:table-cell office:value-type="float" office:value="-0.0105189010500908" calcext:value-type="float">
            <text:p>-0.0105189011</text:p>
          </table:table-cell>
          <table:table-cell office:value-type="float" office:value="-0.0126656703650951" calcext:value-type="float">
            <text:p>-0.0126656704</text:p>
          </table:table-cell>
          <table:table-cell office:value-type="float" office:value="0.328952342271805" calcext:value-type="float">
            <text:p>0.3289523423</text:p>
          </table:table-cell>
          <table:table-cell office:value-type="float" office:value="1.27421724796295" calcext:value-type="float">
            <text:p>1.274217248</text:p>
          </table:table-cell>
          <table:table-cell office:value-type="float" office:value="1.08204460144043" calcext:value-type="float">
            <text:p>1.0820446014</text:p>
          </table:table-cell>
          <table:table-cell office:value-type="float" office:value="0.00628044968470931" calcext:value-type="float">
            <text:p>0.0062804497</text:p>
          </table:table-cell>
          <table:table-cell office:value-type="float" office:value="0.0499379560351372" calcext:value-type="float">
            <text:p>0.049937956</text:p>
          </table:table-cell>
          <table:table-cell office:value-type="float" office:value="-0.133226975798607" calcext:value-type="float">
            <text:p>-0.1332269758</text:p>
          </table:table-cell>
          <table:table-cell office:value-type="float" office:value="0.222171187400818" calcext:value-type="float">
            <text:p>0.2221711874</text:p>
          </table:table-cell>
          <table:table-cell office:value-type="float" office:value="-0.915731728076935" calcext:value-type="float">
            <text:p>-0.9157317281</text:p>
          </table:table-cell>
          <table:table-cell office:value-type="float" office:value="1.07705938816071" calcext:value-type="float">
            <text:p>1.0770593882</text:p>
          </table:table-cell>
          <table:table-cell office:value-type="float" office:value="0.136672645807266" calcext:value-type="float">
            <text:p>0.1366726458</text:p>
          </table:table-cell>
          <table:table-cell office:value-type="float" office:value="0.0479247644543648" calcext:value-type="float">
            <text:p>0.0479247645</text:p>
          </table:table-cell>
          <table:table-cell office:value-type="float" office:value="0.116730660200119" calcext:value-type="float">
            <text:p>0.1167306602</text:p>
          </table:table-cell>
          <table:table-cell office:value-type="float" office:value="0.230706334114075" calcext:value-type="float">
            <text:p>0.2307063341</text:p>
          </table:table-cell>
        </table:table-row>
        <table:table-row table:style-name="ro1">
          <table:table-cell office:value-type="float" office:value="0.0387682430446148" calcext:value-type="float">
            <text:p>0.038768243</text:p>
          </table:table-cell>
          <table:table-cell office:value-type="float" office:value="-0.174670413136482" calcext:value-type="float">
            <text:p>-0.1746704131</text:p>
          </table:table-cell>
          <table:table-cell office:value-type="float" office:value="-0.00655131228268147" calcext:value-type="float">
            <text:p>-0.0065513123</text:p>
          </table:table-cell>
          <table:table-cell office:value-type="float" office:value="-0.0111250765621662" calcext:value-type="float">
            <text:p>-0.0111250766</text:p>
          </table:table-cell>
          <table:table-cell office:value-type="float" office:value="-0.0174940787255764" calcext:value-type="float">
            <text:p>-0.0174940787</text:p>
          </table:table-cell>
          <table:table-cell office:value-type="float" office:value="0.455358684062958" calcext:value-type="float">
            <text:p>0.4553586841</text:p>
          </table:table-cell>
          <table:table-cell office:value-type="float" office:value="0.0380959063768387" calcext:value-type="float">
            <text:p>0.0380959064</text:p>
          </table:table-cell>
          <table:table-cell office:value-type="float" office:value="-0.00482956320047379" calcext:value-type="float">
            <text:p>-0.0048295632</text:p>
          </table:table-cell>
          <table:table-cell office:value-type="float" office:value="0.00000417982437284081" calcext:value-type="float">
            <text:p>4.17982437284081E-006</text:p>
          </table:table-cell>
          <table:table-cell office:value-type="float" office:value="-0.0105176120996475" calcext:value-type="float">
            <text:p>-0.0105176121</text:p>
          </table:table-cell>
          <table:table-cell office:value-type="float" office:value="-0.012638358399272" calcext:value-type="float">
            <text:p>-0.0126383584</text:p>
          </table:table-cell>
          <table:table-cell office:value-type="float" office:value="0.328961282968521" calcext:value-type="float">
            <text:p>0.328961283</text:p>
          </table:table-cell>
          <table:table-cell office:value-type="float" office:value="1.272385597229" calcext:value-type="float">
            <text:p>1.2723855972</text:p>
          </table:table-cell>
          <table:table-cell office:value-type="float" office:value="1.08135199546814" calcext:value-type="float">
            <text:p>1.0813519955</text:p>
          </table:table-cell>
          <table:table-cell office:value-type="float" office:value="0.004529292229563" calcext:value-type="float">
            <text:p>0.0045292922</text:p>
          </table:table-cell>
          <table:table-cell office:value-type="float" office:value="0.0500635616481304" calcext:value-type="float">
            <text:p>0.0500635616</text:p>
          </table:table-cell>
          <table:table-cell office:value-type="float" office:value="-0.133370205760002" calcext:value-type="float">
            <text:p>-0.1333702058</text:p>
          </table:table-cell>
          <table:table-cell office:value-type="float" office:value="0.22224497795105" calcext:value-type="float">
            <text:p>0.222244978</text:p>
          </table:table-cell>
          <table:table-cell office:value-type="float" office:value="-0.914859890937805" calcext:value-type="float">
            <text:p>-0.9148598909</text:p>
          </table:table-cell>
          <table:table-cell office:value-type="float" office:value="1.07626700401306" calcext:value-type="float">
            <text:p>1.076267004</text:p>
          </table:table-cell>
          <table:table-cell office:value-type="float" office:value="0.137840464711189" calcext:value-type="float">
            <text:p>0.1378404647</text:p>
          </table:table-cell>
          <table:table-cell office:value-type="float" office:value="0.0480546429753304" calcext:value-type="float">
            <text:p>0.048054643</text:p>
          </table:table-cell>
          <table:table-cell office:value-type="float" office:value="0.116904966533184" calcext:value-type="float">
            <text:p>0.1169049665</text:p>
          </table:table-cell>
          <table:table-cell office:value-type="float" office:value="0.230772688984871" calcext:value-type="float">
            <text:p>0.230772689</text:p>
          </table:table-cell>
        </table:table-row>
        <table:table-row table:style-name="ro1">
          <table:table-cell office:value-type="float" office:value="0.0386846102774143" calcext:value-type="float">
            <text:p>0.0386846103</text:p>
          </table:table-cell>
          <table:table-cell office:value-type="float" office:value="-0.174704894423485" calcext:value-type="float">
            <text:p>-0.1747048944</text:p>
          </table:table-cell>
          <table:table-cell office:value-type="float" office:value="-0.00653906259685755" calcext:value-type="float">
            <text:p>-0.0065390626</text:p>
          </table:table-cell>
          <table:table-cell office:value-type="float" office:value="-0.0111280865967274" calcext:value-type="float">
            <text:p>-0.0111280866</text:p>
          </table:table-cell>
          <table:table-cell office:value-type="float" office:value="-0.0174563247710466" calcext:value-type="float">
            <text:p>-0.0174563248</text:p>
          </table:table-cell>
          <table:table-cell office:value-type="float" office:value="0.455368012189865" calcext:value-type="float">
            <text:p>0.4553680122</text:p>
          </table:table-cell>
          <table:table-cell office:value-type="float" office:value="0.0380093567073345" calcext:value-type="float">
            <text:p>0.0380093567</text:p>
          </table:table-cell>
          <table:table-cell office:value-type="float" office:value="-0.00486253714188933" calcext:value-type="float">
            <text:p>-0.0048625371</text:p>
          </table:table-cell>
          <table:table-cell office:value-type="float" office:value="0.00000225196458814025" calcext:value-type="float">
            <text:p>0.000002252</text:p>
          </table:table-cell>
          <table:table-cell office:value-type="float" office:value="-0.0105165261775255" calcext:value-type="float">
            <text:p>-0.0105165262</text:p>
          </table:table-cell>
          <table:table-cell office:value-type="float" office:value="-0.0126097593456507" calcext:value-type="float">
            <text:p>-0.0126097593</text:p>
          </table:table-cell>
          <table:table-cell office:value-type="float" office:value="0.328970670700073" calcext:value-type="float">
            <text:p>0.3289706707</text:p>
          </table:table-cell>
          <table:table-cell office:value-type="float" office:value="1.27039062976837" calcext:value-type="float">
            <text:p>1.2703906298</text:p>
          </table:table-cell>
          <table:table-cell office:value-type="float" office:value="1.08060204982758" calcext:value-type="float">
            <text:p>1.0806020498</text:p>
          </table:table-cell>
          <table:table-cell office:value-type="float" office:value="0.00260757701471448" calcext:value-type="float">
            <text:p>0.002607577</text:p>
          </table:table-cell>
          <table:table-cell office:value-type="float" office:value="0.0502003580331802" calcext:value-type="float">
            <text:p>0.050200358</text:p>
          </table:table-cell>
          <table:table-cell office:value-type="float" office:value="-0.133529007434845" calcext:value-type="float">
            <text:p>-0.1335290074</text:p>
          </table:table-cell>
          <table:table-cell office:value-type="float" office:value="0.222324669361114" calcext:value-type="float">
            <text:p>0.2223246694</text:p>
          </table:table-cell>
          <table:table-cell office:value-type="float" office:value="-0.91387528181076" calcext:value-type="float">
            <text:p>-0.9138752818</text:p>
          </table:table-cell>
          <table:table-cell office:value-type="float" office:value="1.07540690898895" calcext:value-type="float">
            <text:p>1.075406909</text:p>
          </table:table-cell>
          <table:table-cell office:value-type="float" office:value="0.139142543077469" calcext:value-type="float">
            <text:p>0.1391425431</text:p>
          </table:table-cell>
          <table:table-cell office:value-type="float" office:value="0.0481958761811256" calcext:value-type="float">
            <text:p>0.0481958762</text:p>
          </table:table-cell>
          <table:table-cell office:value-type="float" office:value="0.117096111178398" calcext:value-type="float">
            <text:p>0.1170961112</text:p>
          </table:table-cell>
          <table:table-cell office:value-type="float" office:value="0.230845183134079" calcext:value-type="float">
            <text:p>0.2308451831</text:p>
          </table:table-cell>
        </table:table-row>
        <table:table-row table:style-name="ro1">
          <table:table-cell office:value-type="float" office:value="0.0385054349899292" calcext:value-type="float">
            <text:p>0.038505435</text:p>
          </table:table-cell>
          <table:table-cell office:value-type="float" office:value="-0.17477060854435" calcext:value-type="float">
            <text:p>-0.1747706085</text:p>
          </table:table-cell>
          <table:table-cell office:value-type="float" office:value="-0.0065124873071909" calcext:value-type="float">
            <text:p>-0.0065124873</text:p>
          </table:table-cell>
          <table:table-cell office:value-type="float" office:value="-0.0111343134194613" calcext:value-type="float">
            <text:p>-0.0111343134</text:p>
          </table:table-cell>
          <table:table-cell office:value-type="float" office:value="-0.0173754934221506" calcext:value-type="float">
            <text:p>-0.0173754934</text:p>
          </table:table-cell>
          <table:table-cell office:value-type="float" office:value="0.455388009548187" calcext:value-type="float">
            <text:p>0.4553880095</text:p>
          </table:table-cell>
          <table:table-cell office:value-type="float" office:value="0.037919033318758" calcext:value-type="float">
            <text:p>0.0379190333</text:p>
          </table:table-cell>
          <table:table-cell office:value-type="float" office:value="-0.0048941164277494" calcext:value-type="float">
            <text:p>-0.0048941164</text:p>
          </table:table-cell>
          <table:table-cell office:value-type="float" office:value="0.000000469392205104668" calcext:value-type="float">
            <text:p>4.69392205104668E-007</text:p>
          </table:table-cell>
          <table:table-cell office:value-type="float" office:value="-0.0105156619101763" calcext:value-type="float">
            <text:p>-0.0105156619</text:p>
          </table:table-cell>
          <table:table-cell office:value-type="float" office:value="-0.0125798862427473" calcext:value-type="float">
            <text:p>-0.0125798862</text:p>
          </table:table-cell>
          <table:table-cell office:value-type="float" office:value="0.328980445861816" calcext:value-type="float">
            <text:p>0.3289804459</text:p>
          </table:table-cell>
          <table:table-cell office:value-type="float" office:value="1.26833283901215" calcext:value-type="float">
            <text:p>1.268332839</text:p>
          </table:table-cell>
          <table:table-cell office:value-type="float" office:value="1.07982885837555" calcext:value-type="float">
            <text:p>1.0798288584</text:p>
          </table:table-cell>
          <table:table-cell office:value-type="float" office:value="0.000627517641987652" calcext:value-type="float">
            <text:p>0.0006275176</text:p>
          </table:table-cell>
          <table:table-cell office:value-type="float" office:value="0.0503407791256905" calcext:value-type="float">
            <text:p>0.0503407791</text:p>
          </table:table-cell>
          <table:table-cell office:value-type="float" office:value="-0.13369283080101" calcext:value-type="float">
            <text:p>-0.1336928308</text:p>
          </table:table-cell>
          <table:table-cell office:value-type="float" office:value="0.222407251596451" calcext:value-type="float">
            <text:p>0.2224072516</text:p>
          </table:table-cell>
          <table:table-cell office:value-type="float" office:value="-0.911827445030212" calcext:value-type="float">
            <text:p>-0.911827445</text:p>
          </table:table-cell>
          <table:table-cell office:value-type="float" office:value="1.07361090183258" calcext:value-type="float">
            <text:p>1.0736109018</text:p>
          </table:table-cell>
          <table:table-cell office:value-type="float" office:value="0.141856640577316" calcext:value-type="float">
            <text:p>0.1418566406</text:p>
          </table:table-cell>
          <table:table-cell office:value-type="float" office:value="0.0484894476830959" calcext:value-type="float">
            <text:p>0.0484894477</text:p>
          </table:table-cell>
          <table:table-cell office:value-type="float" office:value="0.117497801780701" calcext:value-type="float">
            <text:p>0.1174978018</text:p>
          </table:table-cell>
          <table:table-cell office:value-type="float" office:value="0.230997264385223" calcext:value-type="float">
            <text:p>0.2309972644</text:p>
          </table:table-cell>
        </table:table-row>
        <table:table-row table:style-name="ro1">
          <table:table-cell office:value-type="float" office:value="0.0384102948009968" calcext:value-type="float">
            <text:p>0.0384102948</text:p>
          </table:table-cell>
          <table:table-cell office:value-type="float" office:value="-0.174800962209702" calcext:value-type="float">
            <text:p>-0.1748009622</text:p>
          </table:table-cell>
          <table:table-cell office:value-type="float" office:value="-0.00649823620915413" calcext:value-type="float">
            <text:p>-0.0064982362</text:p>
          </table:table-cell>
          <table:table-cell office:value-type="float" office:value="-0.0111373644322157" calcext:value-type="float">
            <text:p>-0.0111373644</text:p>
          </table:table-cell>
          <table:table-cell office:value-type="float" office:value="-0.0173325557261705" calcext:value-type="float">
            <text:p>-0.0173325557</text:p>
          </table:table-cell>
          <table:table-cell office:value-type="float" office:value="0.455398559570313" calcext:value-type="float">
            <text:p>0.4553985596</text:p>
          </table:table-cell>
          <table:table-cell office:value-type="float" office:value="0.0378251448273659" calcext:value-type="float">
            <text:p>0.0378251448</text:p>
          </table:table-cell>
          <table:table-cell office:value-type="float" office:value="-0.00492387125268579" calcext:value-type="float">
            <text:p>-0.0049238713</text:p>
          </table:table-cell>
          <table:table-cell office:value-type="float" office:value="-0.00000136626670155238" calcext:value-type="float">
            <text:p>-1.36626670155238E-006</text:p>
          </table:table-cell>
          <table:table-cell office:value-type="float" office:value="-0.0105149429291487" calcext:value-type="float">
            <text:p>-0.0105149429</text:p>
          </table:table-cell>
          <table:table-cell office:value-type="float" office:value="-0.0125488135963678" calcext:value-type="float">
            <text:p>-0.0125488136</text:p>
          </table:table-cell>
          <table:table-cell office:value-type="float" office:value="0.328990578651428" calcext:value-type="float">
            <text:p>0.3289905787</text:p>
          </table:table-cell>
          <table:table-cell office:value-type="float" office:value="1.26621651649475" calcext:value-type="float">
            <text:p>1.2662165165</text:p>
          </table:table-cell>
          <table:table-cell office:value-type="float" office:value="1.07903373241425" calcext:value-type="float">
            <text:p>1.0790337324</text:p>
          </table:table-cell>
          <table:table-cell office:value-type="float" office:value="-0.00140735087916255" calcext:value-type="float">
            <text:p>-0.0014073509</text:p>
          </table:table-cell>
          <table:table-cell office:value-type="float" office:value="0.0504846200346947" calcext:value-type="float">
            <text:p>0.05048462</text:p>
          </table:table-cell>
          <table:table-cell office:value-type="float" office:value="-0.133861407637596" calcext:value-type="float">
            <text:p>-0.1338614076</text:p>
          </table:table-cell>
          <table:table-cell office:value-type="float" office:value="0.222492635250092" calcext:value-type="float">
            <text:p>0.2224926353</text:p>
          </table:table-cell>
          <table:table-cell office:value-type="float" office:value="-0.910768210887909" calcext:value-type="float">
            <text:p>-0.9107682109</text:p>
          </table:table-cell>
          <table:table-cell office:value-type="float" office:value="1.07267892360687" calcext:value-type="float">
            <text:p>1.0726789236</text:p>
          </table:table-cell>
          <table:table-cell office:value-type="float" office:value="0.143263563513756" calcext:value-type="float">
            <text:p>0.1432635635</text:p>
          </table:table-cell>
          <table:table-cell office:value-type="float" office:value="0.0486413277685642" calcext:value-type="float">
            <text:p>0.0486413278</text:p>
          </table:table-cell>
          <table:table-cell office:value-type="float" office:value="0.117707468569279" calcext:value-type="float">
            <text:p>0.1177074686</text:p>
          </table:table-cell>
          <table:table-cell office:value-type="float" office:value="0.231076523661613" calcext:value-type="float">
            <text:p>0.2310765237</text:p>
          </table:table-cell>
        </table:table-row>
        <table:table-row table:style-name="ro1">
          <table:table-cell office:value-type="float" office:value="0.0383117534220219" calcext:value-type="float">
            <text:p>0.0383117534</text:p>
          </table:table-cell>
          <table:table-cell office:value-type="float" office:value="-0.174829095602036" calcext:value-type="float">
            <text:p>-0.1748290956</text:p>
          </table:table-cell>
          <table:table-cell office:value-type="float" office:value="-0.00648321257904172" calcext:value-type="float">
            <text:p>-0.0064832126</text:p>
          </table:table-cell>
          <table:table-cell office:value-type="float" office:value="-0.0111402496695519" calcext:value-type="float">
            <text:p>-0.0111402497</text:p>
          </table:table-cell>
          <table:table-cell office:value-type="float" office:value="-0.0172881055623293" calcext:value-type="float">
            <text:p>-0.0172881056</text:p>
          </table:table-cell>
          <table:table-cell office:value-type="float" office:value="0.455409467220306" calcext:value-type="float">
            <text:p>0.4554094672</text:p>
          </table:table-cell>
          <table:table-cell office:value-type="float" office:value="0.0376275591552258" calcext:value-type="float">
            <text:p>0.0376275592</text:p>
          </table:table-cell>
          <table:table-cell office:value-type="float" office:value="-0.00497616175562143" calcext:value-type="float">
            <text:p>-0.0049761618</text:p>
          </table:table-cell>
          <table:table-cell office:value-type="float" office:value="-0.00000456539964943659" calcext:value-type="float">
            <text:p>-4.56539964943659E-006</text:p>
          </table:table-cell>
          <table:table-cell office:value-type="float" office:value="-0.0105138886719942" calcext:value-type="float">
            <text:p>-0.0105138887</text:p>
          </table:table-cell>
          <table:table-cell office:value-type="float" office:value="-0.0124834775924683" calcext:value-type="float">
            <text:p>-0.0124834776</text:p>
          </table:table-cell>
          <table:table-cell office:value-type="float" office:value="0.329011797904968" calcext:value-type="float">
            <text:p>0.3290117979</text:p>
          </table:table-cell>
          <table:table-cell office:value-type="float" office:value="1.26182925701141" calcext:value-type="float">
            <text:p>1.261829257</text:p>
          </table:table-cell>
          <table:table-cell office:value-type="float" office:value="1.07738423347473" calcext:value-type="float">
            <text:p>1.0773842335</text:p>
          </table:table-cell>
          <table:table-cell office:value-type="float" office:value="-0.00562312873080373" calcext:value-type="float">
            <text:p>-0.0056231287</text:p>
          </table:table-cell>
          <table:table-cell office:value-type="float" office:value="0.0507816001772881" calcext:value-type="float">
            <text:p>0.0507816002</text:p>
          </table:table-cell>
          <table:table-cell office:value-type="float" office:value="-0.134211584925652" calcext:value-type="float">
            <text:p>-0.1342115849</text:p>
          </table:table-cell>
          <table:table-cell office:value-type="float" office:value="0.222670957446098" calcext:value-type="float">
            <text:p>0.2226709574</text:p>
          </table:table-cell>
          <table:table-cell office:value-type="float" office:value="-0.909688353538513" calcext:value-type="float">
            <text:p>-0.9096883535</text:p>
          </table:table-cell>
          <table:table-cell office:value-type="float" office:value="1.07172679901123" calcext:value-type="float">
            <text:p>1.071726799</text:p>
          </table:table-cell>
          <table:table-cell office:value-type="float" office:value="0.144699811935425" calcext:value-type="float">
            <text:p>0.1446998119</text:p>
          </table:table-cell>
          <table:table-cell office:value-type="float" office:value="0.0487961918115616" calcext:value-type="float">
            <text:p>0.0487961918</text:p>
          </table:table-cell>
          <table:table-cell office:value-type="float" office:value="0.117922499775887" calcext:value-type="float">
            <text:p>0.1179224998</text:p>
          </table:table-cell>
          <table:table-cell office:value-type="float" office:value="0.231157720088959" calcext:value-type="float">
            <text:p>0.2311577201</text:p>
          </table:table-cell>
        </table:table-row>
        <table:table-row table:style-name="ro1">
          <table:table-cell office:value-type="float" office:value="0.0381052456796169" calcext:value-type="float">
            <text:p>0.0381052457</text:p>
          </table:table-cell>
          <table:table-cell office:value-type="float" office:value="-0.174876838922501" calcext:value-type="float">
            <text:p>-0.1748768389</text:p>
          </table:table-cell>
          <table:table-cell office:value-type="float" office:value="-0.00645133759826422" calcext:value-type="float">
            <text:p>-0.0064513376</text:p>
          </table:table-cell>
          <table:table-cell office:value-type="float" office:value="-0.0111453589051962" calcext:value-type="float">
            <text:p>-0.0111453589</text:p>
          </table:table-cell>
          <table:table-cell office:value-type="float" office:value="-0.0171949900686741" calcext:value-type="float">
            <text:p>-0.0171949901</text:p>
          </table:table-cell>
          <table:table-cell office:value-type="float" office:value="0.455432176589966" calcext:value-type="float">
            <text:p>0.4554321766</text:p>
          </table:table-cell>
          <table:table-cell office:value-type="float" office:value="0.0375242568552494" calcext:value-type="float">
            <text:p>0.0375242569</text:p>
          </table:table-cell>
          <table:table-cell office:value-type="float" office:value="-0.00499781407415867" calcext:value-type="float">
            <text:p>-0.0049978141</text:p>
          </table:table-cell>
          <table:table-cell office:value-type="float" office:value="-0.00000603877151661436" calcext:value-type="float">
            <text:p>-6.03877151661436E-006</text:p>
          </table:table-cell>
          <table:table-cell office:value-type="float" office:value="-0.0105135533958674" calcext:value-type="float">
            <text:p>-0.0105135534</text:p>
          </table:table-cell>
          <table:table-cell office:value-type="float" office:value="-0.0124492906033993" calcext:value-type="float">
            <text:p>-0.0124492906</text:p>
          </table:table-cell>
          <table:table-cell office:value-type="float" office:value="0.329022824764252" calcext:value-type="float">
            <text:p>0.3290228248</text:p>
          </table:table-cell>
          <table:table-cell office:value-type="float" office:value="1.25956881046295" calcext:value-type="float">
            <text:p>1.2595688105</text:p>
          </table:table-cell>
          <table:table-cell office:value-type="float" office:value="1.07653403282166" calcext:value-type="float">
            <text:p>1.0765340328</text:p>
          </table:table-cell>
          <table:table-cell office:value-type="float" office:value="-0.00779447145760059" calcext:value-type="float">
            <text:p>-0.0077944715</text:p>
          </table:table-cell>
          <table:table-cell office:value-type="float" office:value="0.0509340725839138" calcext:value-type="float">
            <text:p>0.0509340726</text:p>
          </table:table-cell>
          <table:table-cell office:value-type="float" office:value="-0.134392306208611" calcext:value-type="float">
            <text:p>-0.1343923062</text:p>
          </table:table-cell>
          <table:table-cell office:value-type="float" office:value="0.222763508558273" calcext:value-type="float">
            <text:p>0.2227635086</text:p>
          </table:table-cell>
          <table:table-cell office:value-type="float" office:value="-0.908590734004974" calcext:value-type="float">
            <text:p>-0.908590734</text:p>
          </table:table-cell>
          <table:table-cell office:value-type="float" office:value="1.07075667381287" calcext:value-type="float">
            <text:p>1.0707566738</text:p>
          </table:table-cell>
          <table:table-cell office:value-type="float" office:value="0.146161988377571" calcext:value-type="float">
            <text:p>0.1461619884</text:p>
          </table:table-cell>
          <table:table-cell office:value-type="float" office:value="0.048953752964735" calcext:value-type="float">
            <text:p>0.048953753</text:p>
          </table:table-cell>
          <table:table-cell office:value-type="float" office:value="0.118142448365688" calcext:value-type="float">
            <text:p>0.1181424484</text:p>
          </table:table-cell>
          <table:table-cell office:value-type="float" office:value="0.231240704655647" calcext:value-type="float">
            <text:p>0.2312407047</text:p>
          </table:table-cell>
        </table:table-row>
        <table:table-row table:style-name="ro1">
          <table:table-cell office:value-type="float" office:value="0.0379977338016033" calcext:value-type="float">
            <text:p>0.0379977338</text:p>
          </table:table-cell>
          <table:table-cell office:value-type="float" office:value="-0.174895599484444" calcext:value-type="float">
            <text:p>-0.1748955995</text:p>
          </table:table-cell>
          <table:table-cell office:value-type="float" office:value="-0.00643456634134054" calcext:value-type="float">
            <text:p>-0.0064345663</text:p>
          </table:table-cell>
          <table:table-cell office:value-type="float" office:value="-0.011147391051054" calcext:value-type="float">
            <text:p>-0.0111473911</text:p>
          </table:table-cell>
          <table:table-cell office:value-type="float" office:value="-0.0171465240418911" calcext:value-type="float">
            <text:p>-0.017146524</text:p>
          </table:table-cell>
          <table:table-cell office:value-type="float" office:value="0.455443978309631" calcext:value-type="float">
            <text:p>0.4554439783</text:p>
          </table:table-cell>
          <table:table-cell office:value-type="float" office:value="0.0374182760715485" calcext:value-type="float">
            <text:p>0.0374182761</text:p>
          </table:table-cell>
          <table:table-cell office:value-type="float" office:value="-0.00501587940379977" calcext:value-type="float">
            <text:p>-0.0050158794</text:p>
          </table:table-cell>
          <table:table-cell office:value-type="float" office:value="-0.00000744136150387931" calcext:value-type="float">
            <text:p>-7.44136150387931E-006</text:p>
          </table:table-cell>
          <table:table-cell office:value-type="float" office:value="-0.0105132907629013" calcext:value-type="float">
            <text:p>-0.0105132908</text:p>
          </table:table-cell>
          <table:table-cell office:value-type="float" office:value="-0.0124142244458199" calcext:value-type="float">
            <text:p>-0.0124142244</text:p>
          </table:table-cell>
          <table:table-cell office:value-type="float" office:value="0.329034119844437" calcext:value-type="float">
            <text:p>0.3290341198</text:p>
          </table:table-cell>
          <table:table-cell office:value-type="float" office:value="1.25727117061615" calcext:value-type="float">
            <text:p>1.2572711706</text:p>
          </table:table-cell>
          <table:table-cell office:value-type="float" office:value="1.07566893100739" calcext:value-type="float">
            <text:p>1.075668931</text:p>
          </table:table-cell>
          <table:table-cell office:value-type="float" office:value="-0.010001284070313" calcext:value-type="float">
            <text:p>-0.0100012841</text:p>
          </table:table-cell>
          <table:table-cell office:value-type="float" office:value="0.0510888248682022" calcext:value-type="float">
            <text:p>0.0510888249</text:p>
          </table:table-cell>
          <table:table-cell office:value-type="float" office:value="-0.134576365351677" calcext:value-type="float">
            <text:p>-0.1345763654</text:p>
          </table:table-cell>
          <table:table-cell office:value-type="float" office:value="0.222858101129532" calcext:value-type="float">
            <text:p>0.2228581011</text:p>
          </table:table-cell>
          <table:table-cell office:value-type="float" office:value="-0.907478094100952" calcext:value-type="float">
            <text:p>-0.9074780941</text:p>
          </table:table-cell>
          <table:table-cell office:value-type="float" office:value="1.06977117061615" calcext:value-type="float">
            <text:p>1.0697711706</text:p>
          </table:table-cell>
          <table:table-cell office:value-type="float" office:value="0.147646695375443" calcext:value-type="float">
            <text:p>0.1476466954</text:p>
          </table:table-cell>
          <table:table-cell office:value-type="float" office:value="0.0491136871278286" calcext:value-type="float">
            <text:p>0.0491136871</text:p>
          </table:table-cell>
          <table:table-cell office:value-type="float" office:value="0.118366710841656" calcext:value-type="float">
            <text:p>0.1183667108</text:p>
          </table:table-cell>
          <table:table-cell office:value-type="float" office:value="0.2313252389431" calcext:value-type="float">
            <text:p>0.2313252389</text:p>
          </table:table-cell>
        </table:table-row>
        <table:table-row table:style-name="ro1">
          <table:table-cell office:value-type="float" office:value="0.0378876887261868" calcext:value-type="float">
            <text:p>0.0378876887</text:p>
          </table:table-cell>
          <table:table-cell office:value-type="float" office:value="-0.174910336732864" calcext:value-type="float">
            <text:p>-0.1749103367</text:p>
          </table:table-cell>
          <table:table-cell office:value-type="float" office:value="-0.00641711847856641" calcext:value-type="float">
            <text:p>-0.0064171185</text:p>
          </table:table-cell>
          <table:table-cell office:value-type="float" office:value="-0.011148938909173" calcext:value-type="float">
            <text:p>-0.0111489389</text:p>
          </table:table-cell>
          <table:table-cell office:value-type="float" office:value="-0.0170969311147928" calcext:value-type="float">
            <text:p>-0.0170969311</text:p>
          </table:table-cell>
          <table:table-cell office:value-type="float" office:value="0.455456018447876" calcext:value-type="float">
            <text:p>0.4554560184</text:p>
          </table:table-cell>
          <table:table-cell office:value-type="float" office:value="0.0373098067939281" calcext:value-type="float">
            <text:p>0.0373098068</text:p>
          </table:table-cell>
          <table:table-cell office:value-type="float" office:value="-0.00502992141991854" calcext:value-type="float">
            <text:p>-0.0050299214</text:p>
          </table:table-cell>
          <table:table-cell office:value-type="float" office:value="-0.00000859994179336354" calcext:value-type="float">
            <text:p>-8.59994179336354E-006</text:p>
          </table:table-cell>
          <table:table-cell office:value-type="float" office:value="-0.0105130579322577" calcext:value-type="float">
            <text:p>-0.0105130579</text:p>
          </table:table-cell>
          <table:table-cell office:value-type="float" office:value="-0.0123783405870199" calcext:value-type="float">
            <text:p>-0.0123783406</text:p>
          </table:table-cell>
          <table:table-cell office:value-type="float" office:value="0.329045653343201" calcext:value-type="float">
            <text:p>0.3290456533</text:p>
          </table:table-cell>
          <table:table-cell office:value-type="float" office:value="1.2549421787262" calcext:value-type="float">
            <text:p>1.2549421787</text:p>
          </table:table-cell>
          <table:table-cell office:value-type="float" office:value="1.07479166984558" calcext:value-type="float">
            <text:p>1.0747916698</text:p>
          </table:table-cell>
          <table:table-cell office:value-type="float" office:value="-0.0122381262481213" calcext:value-type="float">
            <text:p>-0.0122381262</text:p>
          </table:table-cell>
          <table:table-cell office:value-type="float" office:value="0.0512455329298973" calcext:value-type="float">
            <text:p>0.0512455329</text:p>
          </table:table-cell>
          <table:table-cell office:value-type="float" office:value="-0.134763196110725" calcext:value-type="float">
            <text:p>-0.1347631961</text:p>
          </table:table-cell>
          <table:table-cell office:value-type="float" office:value="0.222954511642456" calcext:value-type="float">
            <text:p>0.2229545116</text:p>
          </table:table-cell>
          <table:table-cell office:value-type="float" office:value="-0.906352877616882" calcext:value-type="float">
            <text:p>-0.9063528776</text:p>
          </table:table-cell>
          <table:table-cell office:value-type="float" office:value="1.06877255439758" calcext:value-type="float">
            <text:p>1.0687725544</text:p>
          </table:table-cell>
          <table:table-cell office:value-type="float" office:value="0.14915058016777" calcext:value-type="float">
            <text:p>0.1491505802</text:p>
          </table:table-cell>
          <table:table-cell office:value-type="float" office:value="0.0492756217718125" calcext:value-type="float">
            <text:p>0.0492756218</text:p>
          </table:table-cell>
          <table:table-cell office:value-type="float" office:value="0.118594884872437" calcext:value-type="float">
            <text:p>0.1185948849</text:p>
          </table:table-cell>
          <table:table-cell office:value-type="float" office:value="0.231411159038544" calcext:value-type="float">
            <text:p>0.231411159</text:p>
          </table:table-cell>
        </table:table-row>
        <table:table-row table:style-name="ro1">
          <table:table-cell office:value-type="float" office:value="0.0377753153443337" calcext:value-type="float">
            <text:p>0.0377753153</text:p>
          </table:table-cell>
          <table:table-cell office:value-type="float" office:value="-0.174920603632927" calcext:value-type="float">
            <text:p>-0.1749206036</text:p>
          </table:table-cell>
          <table:table-cell office:value-type="float" office:value="-0.00639911415055394" calcext:value-type="float">
            <text:p>-0.0063991142</text:p>
          </table:table-cell>
          <table:table-cell office:value-type="float" office:value="-0.0111500062048435" calcext:value-type="float">
            <text:p>-0.0111500062</text:p>
          </table:table-cell>
          <table:table-cell office:value-type="float" office:value="-0.0170462932437658" calcext:value-type="float">
            <text:p>-0.0170462932</text:p>
          </table:table-cell>
          <table:table-cell office:value-type="float" office:value="0.455468237400055" calcext:value-type="float">
            <text:p>0.4554682374</text:p>
          </table:table-cell>
          <table:table-cell office:value-type="float" office:value="0.037199079990387" calcext:value-type="float">
            <text:p>0.03719908</text:p>
          </table:table-cell>
          <table:table-cell office:value-type="float" office:value="-0.00503948656842113" calcext:value-type="float">
            <text:p>-0.0050394866</text:p>
          </table:table-cell>
          <table:table-cell office:value-type="float" office:value="-0.0000095946079454734" calcext:value-type="float">
            <text:p>-9.5946079454734E-006</text:p>
          </table:table-cell>
          <table:table-cell office:value-type="float" office:value="-0.0105129107832909" calcext:value-type="float">
            <text:p>-0.0105129108</text:p>
          </table:table-cell>
          <table:table-cell office:value-type="float" office:value="-0.0123417023569346" calcext:value-type="float">
            <text:p>-0.0123417024</text:p>
          </table:table-cell>
          <table:table-cell office:value-type="float" office:value="0.329057365655899" calcext:value-type="float">
            <text:p>0.3290573657</text:p>
          </table:table-cell>
          <table:table-cell office:value-type="float" office:value="1.2525874376297" calcext:value-type="float">
            <text:p>1.2525874376</text:p>
          </table:table-cell>
          <table:table-cell office:value-type="float" office:value="1.07390427589417" calcext:value-type="float">
            <text:p>1.0739042759</text:p>
          </table:table-cell>
          <table:table-cell office:value-type="float" office:value="-0.0144997043535113" calcext:value-type="float">
            <text:p>-0.0144997044</text:p>
          </table:table-cell>
          <table:table-cell office:value-type="float" office:value="0.0514037795364857" calcext:value-type="float">
            <text:p>0.0514037795</text:p>
          </table:table-cell>
          <table:table-cell office:value-type="float" office:value="-0.134952455759048" calcext:value-type="float">
            <text:p>-0.1349524558</text:p>
          </table:table-cell>
          <table:table-cell office:value-type="float" office:value="0.223052471876144" calcext:value-type="float">
            <text:p>0.2230524719</text:p>
          </table:table-cell>
          <table:table-cell office:value-type="float" office:value="-0.905218243598938" calcext:value-type="float">
            <text:p>-0.9052182436</text:p>
          </table:table-cell>
          <table:table-cell office:value-type="float" office:value="1.06776368618011" calcext:value-type="float">
            <text:p>1.0677636862</text:p>
          </table:table-cell>
          <table:table-cell office:value-type="float" office:value="0.150669947266579" calcext:value-type="float">
            <text:p>0.1506699473</text:p>
          </table:table-cell>
          <table:table-cell office:value-type="float" office:value="0.0494391582906246" calcext:value-type="float">
            <text:p>0.0494391583</text:p>
          </table:table-cell>
          <table:table-cell office:value-type="float" office:value="0.118826344609261" calcext:value-type="float">
            <text:p>0.1188263446</text:p>
          </table:table-cell>
          <table:table-cell office:value-type="float" office:value="0.231498211622238" calcext:value-type="float">
            <text:p>0.2314982116</text:p>
          </table:table-cell>
        </table:table-row>
        <table:table-row table:style-name="ro1">
          <table:table-cell office:value-type="float" office:value="0.0376608073711395" calcext:value-type="float">
            <text:p>0.0376608074</text:p>
          </table:table-cell>
          <table:table-cell office:value-type="float" office:value="-0.174925982952118" calcext:value-type="float">
            <text:p>-0.174925983</text:p>
          </table:table-cell>
          <table:table-cell office:value-type="float" office:value="-0.00638057384639978" calcext:value-type="float">
            <text:p>-0.0063805738</text:p>
          </table:table-cell>
          <table:table-cell office:value-type="float" office:value="-0.0111504215747118" calcext:value-type="float">
            <text:p>-0.0111504216</text:p>
          </table:table-cell>
          <table:table-cell office:value-type="float" office:value="-0.0169947035610676" calcext:value-type="float">
            <text:p>-0.0169947036</text:p>
          </table:table-cell>
          <table:table-cell office:value-type="float" office:value="0.455480664968491" calcext:value-type="float">
            <text:p>0.455480665</text:p>
          </table:table-cell>
          <table:table-cell office:value-type="float" office:value="0.0370862856507301" calcext:value-type="float">
            <text:p>0.0370862857</text:p>
          </table:table-cell>
          <table:table-cell office:value-type="float" office:value="-0.00504414504393935" calcext:value-type="float">
            <text:p>-0.005044145</text:p>
          </table:table-cell>
          <table:table-cell office:value-type="float" office:value="-0.0000104151122286567" calcext:value-type="float">
            <text:p>-1.04151122286567E-005</text:p>
          </table:table-cell>
          <table:table-cell office:value-type="float" office:value="-0.0105127338320017" calcext:value-type="float">
            <text:p>-0.0105127338</text:p>
          </table:table-cell>
          <table:table-cell office:value-type="float" office:value="-0.0123043693602085" calcext:value-type="float">
            <text:p>-0.0123043694</text:p>
          </table:table-cell>
          <table:table-cell office:value-type="float" office:value="0.329069256782532" calcext:value-type="float">
            <text:p>0.3290692568</text:p>
          </table:table-cell>
          <table:table-cell office:value-type="float" office:value="1.25021255016327" calcext:value-type="float">
            <text:p>1.2502125502</text:p>
          </table:table-cell>
          <table:table-cell office:value-type="float" office:value="1.07300865650177" calcext:value-type="float">
            <text:p>1.0730086565</text:p>
          </table:table-cell>
          <table:table-cell office:value-type="float" office:value="-0.0167807210236788" calcext:value-type="float">
            <text:p>-0.016780721</text:p>
          </table:table-cell>
          <table:table-cell office:value-type="float" office:value="0.0515632964670658" calcext:value-type="float">
            <text:p>0.0515632965</text:p>
          </table:table-cell>
          <table:table-cell office:value-type="float" office:value="-0.135143607854843" calcext:value-type="float">
            <text:p>-0.1351436079</text:p>
          </table:table-cell>
          <table:table-cell office:value-type="float" office:value="0.223151788115501" calcext:value-type="float">
            <text:p>0.2231517881</text:p>
          </table:table-cell>
          <table:table-cell office:value-type="float" office:value="-0.904076933860779" calcext:value-type="float">
            <text:p>-0.9040769339</text:p>
          </table:table-cell>
          <table:table-cell office:value-type="float" office:value="1.06674671173096" calcext:value-type="float">
            <text:p>1.0667467117</text:p>
          </table:table-cell>
          <table:table-cell office:value-type="float" office:value="0.152200877666473" calcext:value-type="float">
            <text:p>0.1522008777</text:p>
          </table:table-cell>
          <table:table-cell office:value-type="float" office:value="0.0496040210127831" calcext:value-type="float">
            <text:p>0.049604021</text:p>
          </table:table-cell>
          <table:table-cell office:value-type="float" office:value="0.119060680270195" calcext:value-type="float">
            <text:p>0.1190606803</text:p>
          </table:table-cell>
          <table:table-cell office:value-type="float" office:value="0.231586247682571" calcext:value-type="float">
            <text:p>0.2315862477</text:p>
          </table:table-cell>
        </table:table-row>
        <table:table-row table:style-name="ro1">
          <table:table-cell office:value-type="float" office:value="0.0375444293022156" calcext:value-type="float">
            <text:p>0.0375444293</text:p>
          </table:table-cell>
          <table:table-cell office:value-type="float" office:value="-0.174925968050957" calcext:value-type="float">
            <text:p>-0.1749259681</text:p>
          </table:table-cell>
          <table:table-cell office:value-type="float" office:value="-0.00636158417910338" calcext:value-type="float">
            <text:p>-0.0063615842</text:p>
          </table:table-cell>
          <table:table-cell office:value-type="float" office:value="-0.0111501663923264" calcext:value-type="float">
            <text:p>-0.0111501664</text:p>
          </table:table-cell>
          <table:table-cell office:value-type="float" office:value="-0.0169422831386328" calcext:value-type="float">
            <text:p>-0.0169422831</text:p>
          </table:table-cell>
          <table:table-cell office:value-type="float" office:value="0.455493241548538" calcext:value-type="float">
            <text:p>0.4554932415</text:p>
          </table:table-cell>
          <table:table-cell office:value-type="float" office:value="0.0369716882705689" calcext:value-type="float">
            <text:p>0.0369716883</text:p>
          </table:table-cell>
          <table:table-cell office:value-type="float" office:value="-0.00504343817010522" calcext:value-type="float">
            <text:p>-0.0050434382</text:p>
          </table:table-cell>
          <table:table-cell office:value-type="float" office:value="-0.000011100573829026" calcext:value-type="float">
            <text:p>-1.1100573829026E-005</text:p>
          </table:table-cell>
          <table:table-cell office:value-type="float" office:value="-0.0105125568807125" calcext:value-type="float">
            <text:p>-0.0105125569</text:p>
          </table:table-cell>
          <table:table-cell office:value-type="float" office:value="-0.0122664403170347" calcext:value-type="float">
            <text:p>-0.0122664403</text:p>
          </table:table-cell>
          <table:table-cell office:value-type="float" office:value="0.329081296920776" calcext:value-type="float">
            <text:p>0.3290812969</text:p>
          </table:table-cell>
          <table:table-cell office:value-type="float" office:value="1.24782347679138" calcext:value-type="float">
            <text:p>1.2478234768</text:p>
          </table:table-cell>
          <table:table-cell office:value-type="float" office:value="1.07210719585419" calcext:value-type="float">
            <text:p>1.0721071959</text:p>
          </table:table-cell>
          <table:table-cell office:value-type="float" office:value="-0.0190755818039179" calcext:value-type="float">
            <text:p>-0.0190755818</text:p>
          </table:table-cell>
          <table:table-cell office:value-type="float" office:value="0.0517236515879631" calcext:value-type="float">
            <text:p>0.0517236516</text:p>
          </table:table-cell>
          <table:table-cell office:value-type="float" office:value="-0.135336220264435" calcext:value-type="float">
            <text:p>-0.1353362203</text:p>
          </table:table-cell>
          <table:table-cell office:value-type="float" office:value="0.22325225174427" calcext:value-type="float">
            <text:p>0.2232522517</text:p>
          </table:table-cell>
          <table:table-cell office:value-type="float" office:value="-0.902931749820709" calcext:value-type="float">
            <text:p>-0.9029317498</text:p>
          </table:table-cell>
          <table:table-cell office:value-type="float" office:value="1.06572437286377" calcext:value-type="float">
            <text:p>1.0657243729</text:p>
          </table:table-cell>
          <table:table-cell office:value-type="float" office:value="0.153739780187607" calcext:value-type="float">
            <text:p>0.1537397802</text:p>
          </table:table-cell>
          <table:table-cell office:value-type="float" office:value="0.049769751727581" calcext:value-type="float">
            <text:p>0.0497697517</text:p>
          </table:table-cell>
          <table:table-cell office:value-type="float" office:value="0.119297206401825" calcext:value-type="float">
            <text:p>0.1192972064</text:p>
          </table:table-cell>
          <table:table-cell office:value-type="float" office:value="0.231674998998642" calcext:value-type="float">
            <text:p>0.231674999</text:p>
          </table:table-cell>
        </table:table-row>
        <table:table-row table:style-name="ro1">
          <table:table-cell office:value-type="float" office:value="0.0374263823032379" calcext:value-type="float">
            <text:p>0.0374263823</text:p>
          </table:table-cell>
          <table:table-cell office:value-type="float" office:value="-0.174920216202736" calcext:value-type="float">
            <text:p>-0.1749202162</text:p>
          </table:table-cell>
          <table:table-cell office:value-type="float" office:value="-0.00634204968810082" calcext:value-type="float">
            <text:p>-0.0063420497</text:p>
          </table:table-cell>
          <table:table-cell office:value-type="float" office:value="-0.0111491363495588" calcext:value-type="float">
            <text:p>-0.0111491363</text:p>
          </table:table-cell>
          <table:table-cell office:value-type="float" office:value="-0.0168891474604607" calcext:value-type="float">
            <text:p>-0.0168891475</text:p>
          </table:table-cell>
          <table:table-cell office:value-type="float" office:value="0.455505937337875" calcext:value-type="float">
            <text:p>0.4555059373</text:p>
          </table:table-cell>
          <table:table-cell office:value-type="float" office:value="0.036855474114418" calcext:value-type="float">
            <text:p>0.0368554741</text:p>
          </table:table-cell>
          <table:table-cell office:value-type="float" office:value="-0.00503691984340549" calcext:value-type="float">
            <text:p>-0.0050369198</text:p>
          </table:table-cell>
          <table:table-cell office:value-type="float" office:value="-0.0000115243310574442" calcext:value-type="float">
            <text:p>-1.15243310574442E-005</text:p>
          </table:table-cell>
          <table:table-cell office:value-type="float" office:value="-0.0105123464018106" calcext:value-type="float">
            <text:p>-0.0105123464</text:p>
          </table:table-cell>
          <table:table-cell office:value-type="float" office:value="-0.0122279934585094" calcext:value-type="float">
            <text:p>-0.0122279935</text:p>
          </table:table-cell>
          <table:table-cell office:value-type="float" office:value="0.329093456268311" calcext:value-type="float">
            <text:p>0.3290934563</text:p>
          </table:table-cell>
          <table:table-cell office:value-type="float" office:value="1.24542593955994" calcext:value-type="float">
            <text:p>1.2454259396</text:p>
          </table:table-cell>
          <table:table-cell office:value-type="float" office:value="1.07120251655579" calcext:value-type="float">
            <text:p>1.0712025166</text:p>
          </table:table-cell>
          <table:table-cell office:value-type="float" office:value="-0.021378755569458" calcext:value-type="float">
            <text:p>-0.0213787556</text:p>
          </table:table-cell>
          <table:table-cell office:value-type="float" office:value="0.0518845021724701" calcext:value-type="float">
            <text:p>0.0518845022</text:p>
          </table:table-cell>
          <table:table-cell office:value-type="float" office:value="-0.135529860854149" calcext:value-type="float">
            <text:p>-0.1355298609</text:p>
          </table:table-cell>
          <table:table-cell office:value-type="float" office:value="0.22335359454155" calcext:value-type="float">
            <text:p>0.2233535945</text:p>
          </table:table-cell>
          <table:table-cell office:value-type="float" office:value="-0.901785612106323" calcext:value-type="float">
            <text:p>-0.9017856121</text:p>
          </table:table-cell>
          <table:table-cell office:value-type="float" office:value="1.06469964981079" calcext:value-type="float">
            <text:p>1.0646996498</text:p>
          </table:table-cell>
          <table:table-cell office:value-type="float" office:value="0.155283123254776" calcext:value-type="float">
            <text:p>0.1552831233</text:p>
          </table:table-cell>
          <table:table-cell office:value-type="float" office:value="0.049935981631279" calcext:value-type="float">
            <text:p>0.0499359816</text:p>
          </table:table-cell>
          <table:table-cell office:value-type="float" office:value="0.119535490870476" calcext:value-type="float">
            <text:p>0.1195354909</text:p>
          </table:table-cell>
          <table:table-cell office:value-type="float" office:value="0.231764227151871" calcext:value-type="float">
            <text:p>0.2317642272</text:p>
          </table:table-cell>
        </table:table-row>
        <table:table-row table:style-name="ro1">
          <table:table-cell office:value-type="float" office:value="0.0373069159686565" calcext:value-type="float">
            <text:p>0.037306916</text:p>
          </table:table-cell>
          <table:table-cell office:value-type="float" office:value="-0.174908205866814" calcext:value-type="float">
            <text:p>-0.1749082059</text:p>
          </table:table-cell>
          <table:table-cell office:value-type="float" office:value="-0.00632204907014966" calcext:value-type="float">
            <text:p>-0.0063220491</text:p>
          </table:table-cell>
          <table:table-cell office:value-type="float" office:value="-0.0111472252756357" calcext:value-type="float">
            <text:p>-0.0111472253</text:p>
          </table:table-cell>
          <table:table-cell office:value-type="float" office:value="-0.0168353673070669" calcext:value-type="float">
            <text:p>-0.0168353673</text:p>
          </table:table-cell>
          <table:table-cell office:value-type="float" office:value="0.45551872253418" calcext:value-type="float">
            <text:p>0.4555187225</text:p>
          </table:table-cell>
          <table:table-cell office:value-type="float" office:value="0.0367379114031792" calcext:value-type="float">
            <text:p>0.0367379114</text:p>
          </table:table-cell>
          <table:table-cell office:value-type="float" office:value="-0.00502415327355266" calcext:value-type="float">
            <text:p>-0.0050241533</text:p>
          </table:table-cell>
          <table:table-cell office:value-type="float" office:value="-0.0000117199124360923" calcext:value-type="float">
            <text:p>-1.17199124360923E-005</text:p>
          </table:table-cell>
          <table:table-cell office:value-type="float" office:value="-0.0105120483785868" calcext:value-type="float">
            <text:p>-0.0105120484</text:p>
          </table:table-cell>
          <table:table-cell office:value-type="float" office:value="-0.0121890734881163" calcext:value-type="float">
            <text:p>-0.0121890735</text:p>
          </table:table-cell>
          <table:table-cell office:value-type="float" office:value="0.329105705022812" calcext:value-type="float">
            <text:p>0.329105705</text:p>
          </table:table-cell>
          <table:table-cell office:value-type="float" office:value="1.24302554130554" calcext:value-type="float">
            <text:p>1.2430255413</text:p>
          </table:table-cell>
          <table:table-cell office:value-type="float" office:value="1.07029712200165" calcext:value-type="float">
            <text:p>1.070297122</text:p>
          </table:table-cell>
          <table:table-cell office:value-type="float" office:value="-0.0236848406493664" calcext:value-type="float">
            <text:p>-0.0236848406</text:p>
          </table:table-cell>
          <table:table-cell office:value-type="float" office:value="0.052045464515686" calcext:value-type="float">
            <text:p>0.0520454645</text:p>
          </table:table-cell>
          <table:table-cell office:value-type="float" office:value="-0.135723933577538" calcext:value-type="float">
            <text:p>-0.1357239336</text:p>
          </table:table-cell>
          <table:table-cell office:value-type="float" office:value="0.223455548286438" calcext:value-type="float">
            <text:p>0.2234555483</text:p>
          </table:table-cell>
          <table:table-cell office:value-type="float" office:value="-0.900641143321991" calcext:value-type="float">
            <text:p>-0.9006411433</text:p>
          </table:table-cell>
          <table:table-cell office:value-type="float" office:value="1.0636750459671" calcext:value-type="float">
            <text:p>1.063675046</text:p>
          </table:table-cell>
          <table:table-cell office:value-type="float" office:value="0.156827047467232" calcext:value-type="float">
            <text:p>0.1568270475</text:p>
          </table:table-cell>
          <table:table-cell office:value-type="float" office:value="0.0501023605465889" calcext:value-type="float">
            <text:p>0.0501023605</text:p>
          </table:table-cell>
          <table:table-cell office:value-type="float" office:value="0.119774848222733" calcext:value-type="float">
            <text:p>0.1197748482</text:p>
          </table:table-cell>
          <table:table-cell office:value-type="float" office:value="0.23185370862484" calcext:value-type="float">
            <text:p>0.2318537086</text:p>
          </table:table-cell>
        </table:table-row>
        <table:table-row table:style-name="ro1">
          <table:table-cell office:value-type="float" office:value="0.0371862053871155" calcext:value-type="float">
            <text:p>0.0371862054</text:p>
          </table:table-cell>
          <table:table-cell office:value-type="float" office:value="-0.174889445304871" calcext:value-type="float">
            <text:p>-0.1748894453</text:p>
          </table:table-cell>
          <table:table-cell office:value-type="float" office:value="-0.00630152225494385" calcext:value-type="float">
            <text:p>-0.0063015223</text:p>
          </table:table-cell>
          <table:table-cell office:value-type="float" office:value="-0.0111444182693958" calcext:value-type="float">
            <text:p>-0.0111444183</text:p>
          </table:table-cell>
          <table:table-cell office:value-type="float" office:value="-0.0167810413986445" calcext:value-type="float">
            <text:p>-0.0167810414</text:p>
          </table:table-cell>
          <table:table-cell office:value-type="float" office:value="0.455531656742096" calcext:value-type="float">
            <text:p>0.4555316567</text:p>
          </table:table-cell>
          <table:table-cell office:value-type="float" office:value="0.0366191677749157" calcext:value-type="float">
            <text:p>0.0366191678</text:p>
          </table:table-cell>
          <table:table-cell office:value-type="float" office:value="-0.00500468444079161" calcext:value-type="float">
            <text:p>-0.0050046844</text:p>
          </table:table-cell>
          <table:table-cell office:value-type="float" office:value="-0.0000116034925667918" calcext:value-type="float">
            <text:p>-1.16034925667918E-005</text:p>
          </table:table-cell>
          <table:table-cell office:value-type="float" office:value="-0.0105117000639439" calcext:value-type="float">
            <text:p>-0.0105117001</text:p>
          </table:table-cell>
          <table:table-cell office:value-type="float" office:value="-0.0121497567743063" calcext:value-type="float">
            <text:p>-0.0121497568</text:p>
          </table:table-cell>
          <table:table-cell office:value-type="float" office:value="0.32911804318428" calcext:value-type="float">
            <text:p>0.3291180432</text:p>
          </table:table-cell>
          <table:table-cell office:value-type="float" office:value="1.24062776565552" calcext:value-type="float">
            <text:p>1.2406277657</text:p>
          </table:table-cell>
          <table:table-cell office:value-type="float" office:value="1.06939303874969" calcext:value-type="float">
            <text:p>1.0693930387</text:p>
          </table:table-cell>
          <table:table-cell office:value-type="float" office:value="-0.0259885843843222" calcext:value-type="float">
            <text:p>-0.0259885844</text:p>
          </table:table-cell>
          <table:table-cell office:value-type="float" office:value="0.0522061511874199" calcext:value-type="float">
            <text:p>0.0522061512</text:p>
          </table:table-cell>
          <table:table-cell office:value-type="float" office:value="-0.135918080806732" calcext:value-type="float">
            <text:p>-0.1359180808</text:p>
          </table:table-cell>
          <table:table-cell office:value-type="float" office:value="0.22355791926384" calcext:value-type="float">
            <text:p>0.2235579193</text:p>
          </table:table-cell>
          <table:table-cell office:value-type="float" office:value="-0.89836859703064" calcext:value-type="float">
            <text:p>-0.898368597</text:p>
          </table:table-cell>
          <table:table-cell office:value-type="float" office:value="1.06163740158081" calcext:value-type="float">
            <text:p>1.0616374016</text:p>
          </table:table-cell>
          <table:table-cell office:value-type="float" office:value="0.159902319312096" calcext:value-type="float">
            <text:p>0.1599023193</text:p>
          </table:table-cell>
          <table:table-cell office:value-type="float" office:value="0.0504338666796684" calcext:value-type="float">
            <text:p>0.0504338667</text:p>
          </table:table-cell>
          <table:table-cell office:value-type="float" office:value="0.120254889130592" calcext:value-type="float">
            <text:p>0.1202548891</text:p>
          </table:table-cell>
          <table:table-cell office:value-type="float" office:value="0.232032552361488" calcext:value-type="float">
            <text:p>0.2320325524</text:p>
          </table:table-cell>
        </table:table-row>
        <table:table-row table:style-name="ro1">
          <table:table-cell office:value-type="float" office:value="0.0370645225048065" calcext:value-type="float">
            <text:p>0.0370645225</text:p>
          </table:table-cell>
          <table:table-cell office:value-type="float" office:value="-0.174863576889038" calcext:value-type="float">
            <text:p>-0.1748635769</text:p>
          </table:table-cell>
          <table:table-cell office:value-type="float" office:value="-0.00628061220049858" calcext:value-type="float">
            <text:p>-0.0062806122</text:p>
          </table:table-cell>
          <table:table-cell office:value-type="float" office:value="-0.0111405551433563" calcext:value-type="float">
            <text:p>-0.0111405551</text:p>
          </table:table-cell>
          <table:table-cell office:value-type="float" office:value="-0.0167263094335794" calcext:value-type="float">
            <text:p>-0.0167263094</text:p>
          </table:table-cell>
          <table:table-cell office:value-type="float" office:value="0.455544590950012" calcext:value-type="float">
            <text:p>0.455544591</text:p>
          </table:table-cell>
          <table:table-cell office:value-type="float" office:value="0.0363791473209858" calcext:value-type="float">
            <text:p>0.0363791473</text:p>
          </table:table-cell>
          <table:table-cell office:value-type="float" office:value="-0.00494386442005634" calcext:value-type="float">
            <text:p>-0.0049438644</text:p>
          </table:table-cell>
          <table:table-cell office:value-type="float" office:value="-0.0000106712259366759" calcext:value-type="float">
            <text:p>-1.06712259366759E-005</text:p>
          </table:table-cell>
          <table:table-cell office:value-type="float" office:value="-0.0105105862021446" calcext:value-type="float">
            <text:p>-0.0105105862</text:p>
          </table:table-cell>
          <table:table-cell office:value-type="float" office:value="-0.012070307508111" calcext:value-type="float">
            <text:p>-0.0120703075</text:p>
          </table:table-cell>
          <table:table-cell office:value-type="float" office:value="0.329142808914185" calcext:value-type="float">
            <text:p>0.3291428089</text:p>
          </table:table-cell>
          <table:table-cell office:value-type="float" office:value="1.2358626127243" calcext:value-type="float">
            <text:p>1.2358626127</text:p>
          </table:table-cell>
          <table:table-cell office:value-type="float" office:value="1.06760036945343" calcext:value-type="float">
            <text:p>1.0676003695</text:p>
          </table:table-cell>
          <table:table-cell office:value-type="float" office:value="-0.0305675435811281" calcext:value-type="float">
            <text:p>-0.0305675436</text:p>
          </table:table-cell>
          <table:table-cell office:value-type="float" office:value="0.052525170147419" calcext:value-type="float">
            <text:p>0.0525251701</text:p>
          </table:table-cell>
          <table:table-cell office:value-type="float" office:value="-0.136304527521133" calcext:value-type="float">
            <text:p>-0.1363045275</text:p>
          </table:table-cell>
          <table:table-cell office:value-type="float" office:value="0.223762720823288" calcext:value-type="float">
            <text:p>0.2237627208</text:p>
          </table:table-cell>
          <table:table-cell office:value-type="float" office:value="-0.897245645523071" calcext:value-type="float">
            <text:p>-0.8972456455</text:p>
          </table:table-cell>
          <table:table-cell office:value-type="float" office:value="1.0606302022934" calcext:value-type="float">
            <text:p>1.0606302023</text:p>
          </table:table-cell>
          <table:table-cell office:value-type="float" office:value="0.161426454782486" calcext:value-type="float">
            <text:p>0.1614264548</text:p>
          </table:table-cell>
          <table:table-cell office:value-type="float" office:value="0.0505981892347336" calcext:value-type="float">
            <text:p>0.0505981892</text:p>
          </table:table-cell>
          <table:table-cell office:value-type="float" office:value="0.1204943805933" calcext:value-type="float">
            <text:p>0.1204943806</text:p>
          </table:table-cell>
          <table:table-cell office:value-type="float" office:value="0.232121393084526" calcext:value-type="float">
            <text:p>0.2321213931</text:p>
          </table:table-cell>
        </table:table-row>
        <table:table-row table:style-name="ro1">
          <table:table-cell office:value-type="float" office:value="0.0369420982897282" calcext:value-type="float">
            <text:p>0.0369420983</text:p>
          </table:table-cell>
          <table:table-cell office:value-type="float" office:value="-0.174830168485641" calcext:value-type="float">
            <text:p>-0.1748301685</text:p>
          </table:table-cell>
          <table:table-cell office:value-type="float" office:value="-0.00625931564718485" calcext:value-type="float">
            <text:p>-0.0062593156</text:p>
          </table:table-cell>
          <table:table-cell office:value-type="float" office:value="-0.0111356154084206" calcext:value-type="float">
            <text:p>-0.0111356154</text:p>
          </table:table-cell>
          <table:table-cell office:value-type="float" office:value="-0.0166712459176779" calcext:value-type="float">
            <text:p>-0.0166712459</text:p>
          </table:table-cell>
          <table:table-cell office:value-type="float" office:value="0.455557554960251" calcext:value-type="float">
            <text:p>0.455557555</text:p>
          </table:table-cell>
          <table:table-cell office:value-type="float" office:value="0.0362583361566067" calcext:value-type="float">
            <text:p>0.0362583362</text:p>
          </table:table-cell>
          <table:table-cell office:value-type="float" office:value="-0.0049016154371202" calcext:value-type="float">
            <text:p>-0.0049016154</text:p>
          </table:table-cell>
          <table:table-cell office:value-type="float" office:value="-0.00000978738717094529" calcext:value-type="float">
            <text:p>-9.78738717094529E-006</text:p>
          </table:table-cell>
          <table:table-cell office:value-type="float" office:value="-0.0105098206549883" calcext:value-type="float">
            <text:p>-0.0105098207</text:p>
          </table:table-cell>
          <table:table-cell office:value-type="float" office:value="-0.012030303478241" calcext:value-type="float">
            <text:p>-0.0120303035</text:p>
          </table:table-cell>
          <table:table-cell office:value-type="float" office:value="0.329155206680298" calcext:value-type="float">
            <text:p>0.3291552067</text:p>
          </table:table-cell>
          <table:table-cell office:value-type="float" office:value="1.23350620269775" calcext:value-type="float">
            <text:p>1.2335062027</text:p>
          </table:table-cell>
          <table:table-cell office:value-type="float" office:value="1.0667165517807" calcext:value-type="float">
            <text:p>1.0667165518</text:p>
          </table:table-cell>
          <table:table-cell office:value-type="float" office:value="-0.0328322127461433" calcext:value-type="float">
            <text:p>-0.0328322127</text:p>
          </table:table-cell>
          <table:table-cell office:value-type="float" office:value="0.0526827201247215" calcext:value-type="float">
            <text:p>0.0526827201</text:p>
          </table:table-cell>
          <table:table-cell office:value-type="float" office:value="-0.136495903134346" calcext:value-type="float">
            <text:p>-0.1364959031</text:p>
          </table:table-cell>
          <table:table-cell office:value-type="float" office:value="0.223864629864693" calcext:value-type="float">
            <text:p>0.2238646299</text:p>
          </table:table-cell>
          <table:table-cell office:value-type="float" office:value="-0.896134912967682" calcext:value-type="float">
            <text:p>-0.896134913</text:p>
          </table:table-cell>
          <table:table-cell office:value-type="float" office:value="1.05963456630707" calcext:value-type="float">
            <text:p>1.0596345663</text:p>
          </table:table-cell>
          <table:table-cell office:value-type="float" office:value="0.162936866283417" calcext:value-type="float">
            <text:p>0.1629368663</text:p>
          </table:table-cell>
          <table:table-cell office:value-type="float" office:value="0.0507610328495503" calcext:value-type="float">
            <text:p>0.0507610328</text:p>
          </table:table-cell>
          <table:table-cell office:value-type="float" office:value="0.120732791721821" calcext:value-type="float">
            <text:p>0.1207327917</text:p>
          </table:table-cell>
          <table:table-cell office:value-type="float" office:value="0.232209488749504" calcext:value-type="float">
            <text:p>0.2322094887</text:p>
          </table:table-cell>
        </table:table-row>
        <table:table-row table:style-name="ro1">
          <table:table-cell office:value-type="float" office:value="0.0368191562592983" calcext:value-type="float">
            <text:p>0.0368191563</text:p>
          </table:table-cell>
          <table:table-cell office:value-type="float" office:value="-0.174788653850555" calcext:value-type="float">
            <text:p>-0.1747886539</text:p>
          </table:table-cell>
          <table:table-cell office:value-type="float" office:value="-0.00623764423653484" calcext:value-type="float">
            <text:p>-0.0062376442</text:p>
          </table:table-cell>
          <table:table-cell office:value-type="float" office:value="-0.0111295077949762" calcext:value-type="float">
            <text:p>-0.0111295078</text:p>
          </table:table-cell>
          <table:table-cell office:value-type="float" office:value="-0.0166159756481648" calcext:value-type="float">
            <text:p>-0.0166159756</text:p>
          </table:table-cell>
          <table:table-cell office:value-type="float" office:value="0.45557051897049" calcext:value-type="float">
            <text:p>0.455570519</text:p>
          </table:table-cell>
          <table:table-cell office:value-type="float" office:value="0.0361372642219067" calcext:value-type="float">
            <text:p>0.0361372642</text:p>
          </table:table-cell>
          <table:table-cell office:value-type="float" office:value="-0.00485088396817446" calcext:value-type="float">
            <text:p>-0.004850884</text:p>
          </table:table-cell>
          <table:table-cell office:value-type="float" office:value="-0.00000856361202750122" calcext:value-type="float">
            <text:p>-8.56361202750122E-006</text:p>
          </table:table-cell>
          <table:table-cell office:value-type="float" office:value="-0.0105088632553816" calcext:value-type="float">
            <text:p>-0.0105088633</text:p>
          </table:table-cell>
          <table:table-cell office:value-type="float" office:value="-0.0119902342557907" calcext:value-type="float">
            <text:p>-0.0119902343</text:p>
          </table:table-cell>
          <table:table-cell office:value-type="float" office:value="0.329167544841766" calcext:value-type="float">
            <text:p>0.3291675448</text:p>
          </table:table-cell>
          <table:table-cell office:value-type="float" office:value="1.22887229919434" calcext:value-type="float">
            <text:p>1.2288722992</text:p>
          </table:table-cell>
          <table:table-cell office:value-type="float" office:value="1.0649881362915" calcext:value-type="float">
            <text:p>1.0649881363</text:p>
          </table:table-cell>
          <table:table-cell office:value-type="float" office:value="-0.0372861921787262" calcext:value-type="float">
            <text:p>-0.0372861922</text:p>
          </table:table-cell>
          <table:table-cell office:value-type="float" office:value="0.0529919117689133" calcext:value-type="float">
            <text:p>0.0529919118</text:p>
          </table:table-cell>
          <table:table-cell office:value-type="float" office:value="-0.136872366070747" calcext:value-type="float">
            <text:p>-0.1368723661</text:p>
          </table:table-cell>
          <table:table-cell office:value-type="float" office:value="0.224066093564033" calcext:value-type="float">
            <text:p>0.2240660936</text:p>
          </table:table-cell>
          <table:table-cell office:value-type="float" office:value="-0.893960773944855" calcext:value-type="float">
            <text:p>-0.8939607739</text:p>
          </table:table-cell>
          <table:table-cell office:value-type="float" office:value="1.05768978595734" calcext:value-type="float">
            <text:p>1.057689786</text:p>
          </table:table-cell>
          <table:table-cell office:value-type="float" office:value="0.165902689099312" calcext:value-type="float">
            <text:p>0.1659026891</text:p>
          </table:table-cell>
          <table:table-cell office:value-type="float" office:value="0.0510806292295456" calcext:value-type="float">
            <text:p>0.0510806292</text:p>
          </table:table-cell>
          <table:table-cell office:value-type="float" office:value="0.121204018592834" calcext:value-type="float">
            <text:p>0.1212040186</text:p>
          </table:table-cell>
          <table:table-cell office:value-type="float" office:value="0.23238243162632" calcext:value-type="float">
            <text:p>0.2323824316</text:p>
          </table:table-cell>
        </table:table-row>
        <table:table-row table:style-name="ro1">
          <table:table-cell office:value-type="float" office:value="0.0191302746534348" calcext:value-type="float">
            <text:p>0.0191302747</text:p>
          </table:table-cell>
          <table:table-cell office:value-type="float" office:value="-0.0525877252221108" calcext:value-type="float">
            <text:p>-0.0525877252</text:p>
          </table:table-cell>
          <table:table-cell office:value-type="float" office:value="-0.000963687256444246" calcext:value-type="float">
            <text:p>-0.0009636873</text:p>
          </table:table-cell>
          <table:table-cell office:value-type="float" office:value="0.0112553974613547" calcext:value-type="float">
            <text:p>0.0112553975</text:p>
          </table:table-cell>
          <table:table-cell office:value-type="float" office:value="-0.0087193101644516" calcext:value-type="float">
            <text:p>-0.0087193102</text:p>
          </table:table-cell>
          <table:table-cell office:value-type="float" office:value="0.455161333084106" calcext:value-type="float">
            <text:p>0.4551613331</text:p>
          </table:table-cell>
          <table:table-cell office:value-type="float" office:value="0.019236208871007" calcext:value-type="float">
            <text:p>0.0192362089</text:p>
          </table:table-cell>
          <table:table-cell office:value-type="float" office:value="0.11738109588623" calcext:value-type="float">
            <text:p>0.1173810959</text:p>
          </table:table-cell>
          <table:table-cell office:value-type="float" office:value="0.00229504844173789" calcext:value-type="float">
            <text:p>0.0022950484</text:p>
          </table:table-cell>
          <table:table-cell office:value-type="float" office:value="-0.00356204062700272" calcext:value-type="float">
            <text:p>-0.0035620406</text:p>
          </table:table-cell>
          <table:table-cell office:value-type="float" office:value="-0.00632008165121079" calcext:value-type="float">
            <text:p>-0.0063200817</text:p>
          </table:table-cell>
          <table:table-cell office:value-type="float" office:value="0.329555064439774" calcext:value-type="float">
            <text:p>0.3295550644</text:p>
          </table:table-cell>
          <table:table-cell office:value-type="float" office:value="1.1288378238678" calcext:value-type="float">
            <text:p>1.1288378239</text:p>
          </table:table-cell>
          <table:table-cell office:value-type="float" office:value="1.1685106754303" calcext:value-type="float">
            <text:p>1.1685106754</text:p>
          </table:table-cell>
          <table:table-cell office:value-type="float" office:value="-0.127434298396111" calcext:value-type="float">
            <text:p>-0.1274342984</text:p>
          </table:table-cell>
          <table:table-cell office:value-type="float" office:value="0.0501412004232407" calcext:value-type="float">
            <text:p>0.0501412004</text:p>
          </table:table-cell>
          <table:table-cell office:value-type="float" office:value="-0.136723428964615" calcext:value-type="float">
            <text:p>-0.136723429</text:p>
          </table:table-cell>
          <table:table-cell office:value-type="float" office:value="0.220718771219254" calcext:value-type="float">
            <text:p>0.2207187712</text:p>
          </table:table-cell>
          <table:table-cell office:value-type="float" office:value="-0.852128803730011" calcext:value-type="float">
            <text:p>-0.8521288037</text:p>
          </table:table-cell>
          <table:table-cell office:value-type="float" office:value="1.16204714775085" calcext:value-type="float">
            <text:p>1.1620471478</text:p>
          </table:table-cell>
          <table:table-cell office:value-type="float" office:value="0.215019062161446" calcext:value-type="float">
            <text:p>0.2150190622</text:p>
          </table:table-cell>
          <table:table-cell office:value-type="float" office:value="0.0482293218374252" calcext:value-type="float">
            <text:p>0.0482293218</text:p>
          </table:table-cell>
          <table:table-cell office:value-type="float" office:value="0.129066810011864" calcext:value-type="float">
            <text:p>0.12906681</text:p>
          </table:table-cell>
          <table:table-cell office:value-type="float" office:value="0.225061118602753" calcext:value-type="float">
            <text:p>0.2250611186</text:p>
          </table:table-cell>
        </table:table-row>
        <table:table-row table:style-name="ro1">
          <table:table-cell office:value-type="float" office:value="0.0187156144529581" calcext:value-type="float">
            <text:p>0.0187156145</text:p>
          </table:table-cell>
          <table:table-cell office:value-type="float" office:value="-0.0491088964045048" calcext:value-type="float">
            <text:p>-0.0491088964</text:p>
          </table:table-cell>
          <table:table-cell office:value-type="float" office:value="-0.000878720369655639" calcext:value-type="float">
            <text:p>-0.0008787204</text:p>
          </table:table-cell>
          <table:table-cell office:value-type="float" office:value="0.0119691686704755" calcext:value-type="float">
            <text:p>0.0119691687</text:p>
          </table:table-cell>
          <table:table-cell office:value-type="float" office:value="-0.00853000581264496" calcext:value-type="float">
            <text:p>-0.0085300058</text:p>
          </table:table-cell>
          <table:table-cell office:value-type="float" office:value="0.455095827579498" calcext:value-type="float">
            <text:p>0.4550958276</text:p>
          </table:table-cell>
          <table:table-cell office:value-type="float" office:value="0.0188304278999567" calcext:value-type="float">
            <text:p>0.0188304279</text:p>
          </table:table-cell>
          <table:table-cell office:value-type="float" office:value="0.120861247181892" calcext:value-type="float">
            <text:p>0.1208612472</text:p>
          </table:table-cell>
          <table:table-cell office:value-type="float" office:value="0.00231071701273322" calcext:value-type="float">
            <text:p>0.002310717</text:p>
          </table:table-cell>
          <table:table-cell office:value-type="float" office:value="-0.00328534282743931" calcext:value-type="float">
            <text:p>-0.0032853428</text:p>
          </table:table-cell>
          <table:table-cell office:value-type="float" office:value="-0.00618334114551544" calcext:value-type="float">
            <text:p>-0.0061833411</text:p>
          </table:table-cell>
          <table:table-cell office:value-type="float" office:value="0.329540908336639" calcext:value-type="float">
            <text:p>0.3295409083</text:p>
          </table:table-cell>
          <table:table-cell office:value-type="float" office:value="1.12639844417572" calcext:value-type="float">
            <text:p>1.1263984442</text:p>
          </table:table-cell>
          <table:table-cell office:value-type="float" office:value="1.17184340953827" calcext:value-type="float">
            <text:p>1.1718434095</text:p>
          </table:table-cell>
          <table:table-cell office:value-type="float" office:value="-0.129647240042686" calcext:value-type="float">
            <text:p>-0.12964724</text:p>
          </table:table-cell>
          <table:table-cell office:value-type="float" office:value="0.0500574335455895" calcext:value-type="float">
            <text:p>0.0500574335</text:p>
          </table:table-cell>
          <table:table-cell office:value-type="float" office:value="-0.136651068925858" calcext:value-type="float">
            <text:p>-0.1366510689</text:p>
          </table:table-cell>
          <table:table-cell office:value-type="float" office:value="0.220577374100685" calcext:value-type="float">
            <text:p>0.2205773741</text:p>
          </table:table-cell>
          <table:table-cell office:value-type="float" office:value="-0.849906802177429" calcext:value-type="float">
            <text:p>-0.8499068022</text:p>
          </table:table-cell>
          <table:table-cell office:value-type="float" office:value="1.16888415813446" calcext:value-type="float">
            <text:p>1.1688841581</text:p>
          </table:table-cell>
          <table:table-cell office:value-type="float" office:value="0.217244550585747" calcext:value-type="float">
            <text:p>0.2172445506</text:p>
          </table:table-cell>
          <table:table-cell office:value-type="float" office:value="0.0480585843324661" calcext:value-type="float">
            <text:p>0.0480585843</text:p>
          </table:table-cell>
          <table:table-cell office:value-type="float" office:value="0.129306703805923" calcext:value-type="float">
            <text:p>0.1293067038</text:p>
          </table:table-cell>
          <table:table-cell office:value-type="float" office:value="0.224574387073517" calcext:value-type="float">
            <text:p>0.2245743871</text:p>
          </table:table-cell>
        </table:table-row>
        <table:table-row table:style-name="ro1">
          <table:table-cell office:value-type="float" office:value="0.0183010268956423" calcext:value-type="float">
            <text:p>0.0183010269</text:p>
          </table:table-cell>
          <table:table-cell office:value-type="float" office:value="-0.0456165745854378" calcext:value-type="float">
            <text:p>-0.0456165746</text:p>
          </table:table-cell>
          <table:table-cell office:value-type="float" office:value="-0.000796416657976806" calcext:value-type="float">
            <text:p>-0.0007964167</text:p>
          </table:table-cell>
          <table:table-cell office:value-type="float" office:value="0.0126873701810837" calcext:value-type="float">
            <text:p>0.0126873702</text:p>
          </table:table-cell>
          <table:table-cell office:value-type="float" office:value="-0.00834060832858086" calcext:value-type="float">
            <text:p>-0.0083406083</text:p>
          </table:table-cell>
          <table:table-cell office:value-type="float" office:value="0.455027461051941" calcext:value-type="float">
            <text:p>0.4550274611</text:p>
          </table:table-cell>
          <table:table-cell office:value-type="float" office:value="0.0184242743998766" calcext:value-type="float">
            <text:p>0.0184242744</text:p>
          </table:table-cell>
          <table:table-cell office:value-type="float" office:value="0.124354846775532" calcext:value-type="float">
            <text:p>0.1243548468</text:p>
          </table:table-cell>
          <table:table-cell office:value-type="float" office:value="0.00232371920719743" calcext:value-type="float">
            <text:p>0.0023237192</text:p>
          </table:table-cell>
          <table:table-cell office:value-type="float" office:value="-0.00300571508705616" calcext:value-type="float">
            <text:p>-0.0030057151</text:p>
          </table:table-cell>
          <table:table-cell office:value-type="float" office:value="-0.00604652985930443" calcext:value-type="float">
            <text:p>-0.0060465299</text:p>
          </table:table-cell>
          <table:table-cell office:value-type="float" office:value="0.329525619745255" calcext:value-type="float">
            <text:p>0.3295256197</text:p>
          </table:table-cell>
          <table:table-cell office:value-type="float" office:value="1.12138080596924" calcext:value-type="float">
            <text:p>1.121380806</text:p>
          </table:table-cell>
          <table:table-cell office:value-type="float" office:value="1.17854082584381" calcext:value-type="float">
            <text:p>1.1785408258</text:p>
          </table:table-cell>
          <table:table-cell office:value-type="float" office:value="-0.134213358163834" calcext:value-type="float">
            <text:p>-0.1342133582</text:p>
          </table:table-cell>
          <table:table-cell office:value-type="float" office:value="0.0498924516141415" calcext:value-type="float">
            <text:p>0.0498924516</text:p>
          </table:table-cell>
          <table:table-cell office:value-type="float" office:value="-0.136507153511047" calcext:value-type="float">
            <text:p>-0.1365071535</text:p>
          </table:table-cell>
          <table:table-cell office:value-type="float" office:value="0.220293119549751" calcext:value-type="float">
            <text:p>0.2202931195</text:p>
          </table:table-cell>
          <table:table-cell office:value-type="float" office:value="-0.848754525184631" calcext:value-type="float">
            <text:p>-0.8487545252</text:p>
          </table:table-cell>
          <table:table-cell office:value-type="float" office:value="1.17232012748718" calcext:value-type="float">
            <text:p>1.1723201275</text:p>
          </table:table-cell>
          <table:table-cell office:value-type="float" office:value="0.218395709991455" calcext:value-type="float">
            <text:p>0.21839571</text:p>
          </table:table-cell>
          <table:table-cell office:value-type="float" office:value="0.0479744784533978" calcext:value-type="float">
            <text:p>0.0479744785</text:p>
          </table:table-cell>
          <table:table-cell office:value-type="float" office:value="0.12942661345005" calcext:value-type="float">
            <text:p>0.1294266135</text:p>
          </table:table-cell>
          <table:table-cell office:value-type="float" office:value="0.224330216646194" calcext:value-type="float">
            <text:p>0.2243302166</text:p>
          </table:table-cell>
        </table:table-row>
        <table:table-row table:style-name="ro1">
          <table:table-cell office:value-type="float" office:value="0.0178867299109697" calcext:value-type="float">
            <text:p>0.0178867299</text:p>
          </table:table-cell>
          <table:table-cell office:value-type="float" office:value="-0.0421126559376717" calcext:value-type="float">
            <text:p>-0.0421126559</text:p>
          </table:table-cell>
          <table:table-cell office:value-type="float" office:value="-0.000716687296517193" calcext:value-type="float">
            <text:p>-0.0007166873</text:p>
          </table:table-cell>
          <table:table-cell office:value-type="float" office:value="0.0134095530956984" calcext:value-type="float">
            <text:p>0.0134095531</text:p>
          </table:table-cell>
          <table:table-cell office:value-type="float" office:value="-0.00815121456980705" calcext:value-type="float">
            <text:p>-0.0081512146</text:p>
          </table:table-cell>
          <table:table-cell office:value-type="float" office:value="0.454956233501434" calcext:value-type="float">
            <text:p>0.4549562335</text:p>
          </table:table-cell>
          <table:table-cell office:value-type="float" office:value="0.018017964437604" calcext:value-type="float">
            <text:p>0.0180179644</text:p>
          </table:table-cell>
          <table:table-cell office:value-type="float" office:value="0.127860024571419" calcext:value-type="float">
            <text:p>0.1278600246</text:p>
          </table:table-cell>
          <table:table-cell office:value-type="float" office:value="0.002334178192541" calcext:value-type="float">
            <text:p>0.0023341782</text:p>
          </table:table-cell>
          <table:table-cell office:value-type="float" office:value="-0.00272336229681969" calcext:value-type="float">
            <text:p>-0.0027233623</text:p>
          </table:table-cell>
          <table:table-cell office:value-type="float" office:value="-0.00590971484780312" calcext:value-type="float">
            <text:p>-0.0059097148</text:p>
          </table:table-cell>
          <table:table-cell office:value-type="float" office:value="0.329509198665619" calcext:value-type="float">
            <text:p>0.3295091987</text:p>
          </table:table-cell>
          <table:table-cell office:value-type="float" office:value="1.1188029050827" calcext:value-type="float">
            <text:p>1.1188029051</text:p>
          </table:table-cell>
          <table:table-cell office:value-type="float" office:value="1.18190181255341" calcext:value-type="float">
            <text:p>1.1819018126</text:p>
          </table:table-cell>
          <table:table-cell office:value-type="float" office:value="-0.136566683650017" calcext:value-type="float">
            <text:p>-0.1365666837</text:p>
          </table:table-cell>
          <table:table-cell office:value-type="float" office:value="0.0498112365603447" calcext:value-type="float">
            <text:p>0.0498112366</text:p>
          </table:table-cell>
          <table:table-cell office:value-type="float" office:value="-0.136435687541962" calcext:value-type="float">
            <text:p>-0.1364356875</text:p>
          </table:table-cell>
          <table:table-cell office:value-type="float" office:value="0.220150381326675" calcext:value-type="float">
            <text:p>0.2201503813</text:p>
          </table:table-cell>
          <table:table-cell office:value-type="float" office:value="-0.847574234008789" calcext:value-type="float">
            <text:p>-0.847574234</text:p>
          </table:table-cell>
          <table:table-cell office:value-type="float" office:value="1.17576503753662" calcext:value-type="float">
            <text:p>1.1757650375</text:p>
          </table:table-cell>
          <table:table-cell office:value-type="float" office:value="0.219572439789772" calcext:value-type="float">
            <text:p>0.2195724398</text:p>
          </table:table-cell>
          <table:table-cell office:value-type="float" office:value="0.0478912368416786" calcext:value-type="float">
            <text:p>0.0478912368</text:p>
          </table:table-cell>
          <table:table-cell office:value-type="float" office:value="0.129546403884888" calcext:value-type="float">
            <text:p>0.1295464039</text:p>
          </table:table-cell>
          <table:table-cell office:value-type="float" office:value="0.224085718393326" calcext:value-type="float">
            <text:p>0.2240857184</text:p>
          </table:table-cell>
        </table:table-row>
        <table:table-row table:style-name="ro1">
          <table:table-cell office:value-type="float" office:value="0.0174729451537132" calcext:value-type="float">
            <text:p>0.0174729452</text:p>
          </table:table-cell>
          <table:table-cell office:value-type="float" office:value="-0.0385990552604198" calcext:value-type="float">
            <text:p>-0.0385990553</text:p>
          </table:table-cell>
          <table:table-cell office:value-type="float" office:value="-0.000639715814031661" calcext:value-type="float">
            <text:p>-0.0006397158</text:p>
          </table:table-cell>
          <table:table-cell office:value-type="float" office:value="0.0141352973878384" calcext:value-type="float">
            <text:p>0.0141352974</text:p>
          </table:table-cell>
          <table:table-cell office:value-type="float" office:value="-0.00796196237206459" calcext:value-type="float">
            <text:p>-0.0079619624</text:p>
          </table:table-cell>
          <table:table-cell office:value-type="float" office:value="0.454882085323334" calcext:value-type="float">
            <text:p>0.4548820853</text:p>
          </table:table-cell>
          <table:table-cell office:value-type="float" office:value="0.01720573566854" calcext:value-type="float">
            <text:p>0.0172057357</text:p>
          </table:table-cell>
          <table:table-cell office:value-type="float" office:value="0.13489755988121" calcext:value-type="float">
            <text:p>0.1348975599</text:p>
          </table:table-cell>
          <table:table-cell office:value-type="float" office:value="0.00234710332006216" calcext:value-type="float">
            <text:p>0.0023471033</text:p>
          </table:table-cell>
          <table:table-cell office:value-type="float" office:value="-0.00215109251439571" calcext:value-type="float">
            <text:p>-0.0021510925</text:p>
          </table:table-cell>
          <table:table-cell office:value-type="float" office:value="-0.00563641637563705" calcext:value-type="float">
            <text:p>-0.0056364164</text:p>
          </table:table-cell>
          <table:table-cell office:value-type="float" office:value="0.329472869634628" calcext:value-type="float">
            <text:p>0.3294728696</text:p>
          </table:table-cell>
          <table:table-cell office:value-type="float" office:value="1.11617875099182" calcext:value-type="float">
            <text:p>1.116178751</text:p>
          </table:table-cell>
          <table:table-cell office:value-type="float" office:value="1.18526899814606" calcext:value-type="float">
            <text:p>1.1852689981</text:p>
          </table:table-cell>
          <table:table-cell office:value-type="float" office:value="-0.138967171311378" calcext:value-type="float">
            <text:p>-0.1389671713</text:p>
          </table:table-cell>
          <table:table-cell office:value-type="float" office:value="0.0497309416532517" calcext:value-type="float">
            <text:p>0.0497309417</text:p>
          </table:table-cell>
          <table:table-cell office:value-type="float" office:value="-0.136364534497261" calcext:value-type="float">
            <text:p>-0.1363645345</text:p>
          </table:table-cell>
          <table:table-cell office:value-type="float" office:value="0.220007255673408" calcext:value-type="float">
            <text:p>0.2200072557</text:p>
          </table:table-cell>
          <table:table-cell office:value-type="float" office:value="-0.846366047859192" calcext:value-type="float">
            <text:p>-0.8463660479</text:p>
          </table:table-cell>
          <table:table-cell office:value-type="float" office:value="1.17921769618988" calcext:value-type="float">
            <text:p>1.1792176962</text:p>
          </table:table-cell>
          <table:table-cell office:value-type="float" office:value="0.220775291323662" calcext:value-type="float">
            <text:p>0.2207752913</text:p>
          </table:table-cell>
          <table:table-cell office:value-type="float" office:value="0.0478089302778244" calcext:value-type="float">
            <text:p>0.0478089303</text:p>
          </table:table-cell>
          <table:table-cell office:value-type="float" office:value="0.129666030406952" calcext:value-type="float">
            <text:p>0.1296660304</text:p>
          </table:table-cell>
          <table:table-cell office:value-type="float" office:value="0.223840922117233" calcext:value-type="float">
            <text:p>0.2238409221</text:p>
          </table:table-cell>
        </table:table-row>
        <table:table-row table:style-name="ro1">
          <table:table-cell office:value-type="float" office:value="0.016647832468152" calcext:value-type="float">
            <text:p>0.0166478325</text:p>
          </table:table-cell>
          <table:table-cell office:value-type="float" office:value="-0.0315500386059284" calcext:value-type="float">
            <text:p>-0.0315500386</text:p>
          </table:table-cell>
          <table:table-cell office:value-type="float" office:value="-0.000493991188704968" calcext:value-type="float">
            <text:p>-0.0004939912</text:p>
          </table:table-cell>
          <table:table-cell office:value-type="float" office:value="0.015596054494381" calcext:value-type="float">
            <text:p>0.0155960545</text:p>
          </table:table-cell>
          <table:table-cell office:value-type="float" office:value="-0.00758419185876846" calcext:value-type="float">
            <text:p>-0.0075841919</text:p>
          </table:table-cell>
          <table:table-cell office:value-type="float" office:value="0.45472526550293" calcext:value-type="float">
            <text:p>0.4547252655</text:p>
          </table:table-cell>
          <table:table-cell office:value-type="float" office:value="0.0168002676218748" calcext:value-type="float">
            <text:p>0.0168002676</text:p>
          </table:table-cell>
          <table:table-cell office:value-type="float" office:value="0.138426274061203" calcext:value-type="float">
            <text:p>0.1384262741</text:p>
          </table:table-cell>
          <table:table-cell office:value-type="float" office:value="0.00234960136003792" calcext:value-type="float">
            <text:p>0.0023496014</text:p>
          </table:table-cell>
          <table:table-cell office:value-type="float" office:value="-0.00186147540807724" calcext:value-type="float">
            <text:p>-0.0018614754</text:p>
          </table:table-cell>
          <table:table-cell office:value-type="float" office:value="-0.00550007075071335" calcext:value-type="float">
            <text:p>-0.0055000708</text:p>
          </table:table-cell>
          <table:table-cell office:value-type="float" office:value="0.329452991485596" calcext:value-type="float">
            <text:p>0.3294529915</text:p>
          </table:table-cell>
          <table:table-cell office:value-type="float" office:value="1.11350858211517" calcext:value-type="float">
            <text:p>1.1135085821</text:p>
          </table:table-cell>
          <table:table-cell office:value-type="float" office:value="1.18863987922668" calcext:value-type="float">
            <text:p>1.1886398792</text:p>
          </table:table-cell>
          <table:table-cell office:value-type="float" office:value="-0.14141446352005" calcext:value-type="float">
            <text:p>-0.1414144635</text:p>
          </table:table-cell>
          <table:table-cell office:value-type="float" office:value="0.0496515780687332" calcext:value-type="float">
            <text:p>0.0496515781</text:p>
          </table:table-cell>
          <table:table-cell office:value-type="float" office:value="-0.136293813586235" calcext:value-type="float">
            <text:p>-0.1362938136</text:p>
          </table:table-cell>
          <table:table-cell office:value-type="float" office:value="0.219863921403885" calcext:value-type="float">
            <text:p>0.2198639214</text:p>
          </table:table-cell>
          <table:table-cell office:value-type="float" office:value="-0.845129549503326" calcext:value-type="float">
            <text:p>-0.8451295495</text:p>
          </table:table-cell>
          <table:table-cell office:value-type="float" office:value="1.18267548084259" calcext:value-type="float">
            <text:p>1.1826754808</text:p>
          </table:table-cell>
          <table:table-cell office:value-type="float" office:value="0.22200433909893" calcext:value-type="float">
            <text:p>0.2220043391</text:p>
          </table:table-cell>
          <table:table-cell office:value-type="float" office:value="0.0477275662124157" calcext:value-type="float">
            <text:p>0.0477275662</text:p>
          </table:table-cell>
          <table:table-cell office:value-type="float" office:value="0.129785433411598" calcext:value-type="float">
            <text:p>0.1297854334</text:p>
          </table:table-cell>
          <table:table-cell office:value-type="float" office:value="0.22359611093998" calcext:value-type="float">
            <text:p>0.2235961109</text:p>
          </table:table-cell>
        </table:table-row>
        <table:table-row table:style-name="ro1">
          <table:table-cell office:value-type="float" office:value="0.016236899420619" calcext:value-type="float">
            <text:p>0.0162368994</text:p>
          </table:table-cell>
          <table:table-cell office:value-type="float" office:value="-0.0280183162540197" calcext:value-type="float">
            <text:p>-0.0280183163</text:p>
          </table:table-cell>
          <table:table-cell office:value-type="float" office:value="-0.000425258447648957" calcext:value-type="float">
            <text:p>-0.0004252584</text:p>
          </table:table-cell>
          <table:table-cell office:value-type="float" office:value="0.0163302160799503" calcext:value-type="float">
            <text:p>0.0163302161</text:p>
          </table:table-cell>
          <table:table-cell office:value-type="float" office:value="-0.00739594921469688" calcext:value-type="float">
            <text:p>-0.0073959492</text:p>
          </table:table-cell>
          <table:table-cell office:value-type="float" office:value="0.454642653465271" calcext:value-type="float">
            <text:p>0.4546426535</text:p>
          </table:table-cell>
          <table:table-cell office:value-type="float" office:value="0.016395466402173" calcext:value-type="float">
            <text:p>0.0163954664</text:p>
          </table:table-cell>
          <table:table-cell office:value-type="float" office:value="0.141959115862846" calcext:value-type="float">
            <text:p>0.1419591159</text:p>
          </table:table-cell>
          <table:table-cell office:value-type="float" office:value="0.00234953197650611" calcext:value-type="float">
            <text:p>0.002349532</text:p>
          </table:table-cell>
          <table:table-cell office:value-type="float" office:value="-0.00156977213919163" calcext:value-type="float">
            <text:p>-0.0015697721</text:p>
          </table:table-cell>
          <table:table-cell office:value-type="float" office:value="-0.0053640678524971" calcext:value-type="float">
            <text:p>-0.0053640679</text:p>
          </table:table-cell>
          <table:table-cell office:value-type="float" office:value="0.329431980848312" calcext:value-type="float">
            <text:p>0.3294319808</text:p>
          </table:table-cell>
          <table:table-cell office:value-type="float" office:value="1.11079251766205" calcext:value-type="float">
            <text:p>1.1107925177</text:p>
          </table:table-cell>
          <table:table-cell office:value-type="float" office:value="1.1920131444931" calcext:value-type="float">
            <text:p>1.1920131445</text:p>
          </table:table-cell>
          <table:table-cell office:value-type="float" office:value="-0.143908813595772" calcext:value-type="float">
            <text:p>-0.1439088136</text:p>
          </table:table-cell>
          <table:table-cell office:value-type="float" office:value="0.0495731979608536" calcext:value-type="float">
            <text:p>0.049573198</text:p>
          </table:table-cell>
          <table:table-cell office:value-type="float" office:value="-0.136223569512367" calcext:value-type="float">
            <text:p>-0.1362235695</text:p>
          </table:table-cell>
          <table:table-cell office:value-type="float" office:value="0.219720423221588" calcext:value-type="float">
            <text:p>0.2197204232</text:p>
          </table:table-cell>
          <table:table-cell office:value-type="float" office:value="-0.843864738941193" calcext:value-type="float">
            <text:p>-0.8438647389</text:p>
          </table:table-cell>
          <table:table-cell office:value-type="float" office:value="1.18613719940186" calcext:value-type="float">
            <text:p>1.1861371994</text:p>
          </table:table-cell>
          <table:table-cell office:value-type="float" office:value="0.22325973212719" calcext:value-type="float">
            <text:p>0.2232597321</text:p>
          </table:table-cell>
          <table:table-cell office:value-type="float" office:value="0.0476471558213234" calcext:value-type="float">
            <text:p>0.0476471558</text:p>
          </table:table-cell>
          <table:table-cell office:value-type="float" office:value="0.129904523491859" calcext:value-type="float">
            <text:p>0.1299045235</text:p>
          </table:table-cell>
          <table:table-cell office:value-type="float" office:value="0.223351299762726" calcext:value-type="float">
            <text:p>0.2233512998</text:p>
          </table:table-cell>
        </table:table-row>
        <table:table-row table:style-name="ro1">
          <table:table-cell office:value-type="float" office:value="0.0158273354172707" calcext:value-type="float">
            <text:p>0.0158273354</text:p>
          </table:table-cell>
          <table:table-cell office:value-type="float" office:value="-0.0244842991232872" calcext:value-type="float">
            <text:p>-0.0244842991</text:p>
          </table:table-cell>
          <table:table-cell office:value-type="float" office:value="-0.000359433848643675" calcext:value-type="float">
            <text:p>-0.0003594338</text:p>
          </table:table-cell>
          <table:table-cell office:value-type="float" office:value="0.0170663632452488" calcext:value-type="float">
            <text:p>0.0170663632</text:p>
          </table:table-cell>
          <table:table-cell office:value-type="float" office:value="-0.00720824301242828" calcext:value-type="float">
            <text:p>-0.007208243</text:p>
          </table:table-cell>
          <table:table-cell office:value-type="float" office:value="0.454557299613953" calcext:value-type="float">
            <text:p>0.4545572996</text:p>
          </table:table-cell>
          <table:table-cell office:value-type="float" office:value="0.0159915667027235" calcext:value-type="float">
            <text:p>0.0159915667</text:p>
          </table:table-cell>
          <table:table-cell office:value-type="float" office:value="0.145494222640991" calcext:value-type="float">
            <text:p>0.1454942226</text:p>
          </table:table-cell>
          <table:table-cell office:value-type="float" office:value="0.00234675547108054" calcext:value-type="float">
            <text:p>0.0023467555</text:p>
          </table:table-cell>
          <table:table-cell office:value-type="float" office:value="-0.00127614289522171" calcext:value-type="float">
            <text:p>-0.0012761429</text:p>
          </table:table-cell>
          <table:table-cell office:value-type="float" office:value="-0.0052284337580204" calcext:value-type="float">
            <text:p>-0.0052284338</text:p>
          </table:table-cell>
          <table:table-cell office:value-type="float" office:value="0.329409837722778" calcext:value-type="float">
            <text:p>0.3294098377</text:p>
          </table:table-cell>
          <table:table-cell office:value-type="float" office:value="1.10803055763245" calcext:value-type="float">
            <text:p>1.1080305576</text:p>
          </table:table-cell>
          <table:table-cell office:value-type="float" office:value="1.19538688659668" calcext:value-type="float">
            <text:p>1.1953868866</text:p>
          </table:table-cell>
          <table:table-cell office:value-type="float" office:value="-0.146450221538544" calcext:value-type="float">
            <text:p>-0.1464502215</text:p>
          </table:table-cell>
          <table:table-cell office:value-type="float" office:value="0.0494957976043224" calcext:value-type="float">
            <text:p>0.0494957976</text:p>
          </table:table-cell>
          <table:table-cell office:value-type="float" office:value="-0.136153817176819" calcext:value-type="float">
            <text:p>-0.1361538172</text:p>
          </table:table-cell>
          <table:table-cell office:value-type="float" office:value="0.219576835632324" calcext:value-type="float">
            <text:p>0.2195768356</text:p>
          </table:table-cell>
          <table:table-cell office:value-type="float" office:value="-0.842571377754211" calcext:value-type="float">
            <text:p>-0.8425713778</text:p>
          </table:table-cell>
          <table:table-cell office:value-type="float" office:value="1.18960046768188" calcext:value-type="float">
            <text:p>1.1896004677</text:p>
          </table:table-cell>
          <table:table-cell office:value-type="float" office:value="0.224541574716568" calcext:value-type="float">
            <text:p>0.2245415747</text:p>
          </table:table-cell>
          <table:table-cell office:value-type="float" office:value="0.0475677810609341" calcext:value-type="float">
            <text:p>0.0475677811</text:p>
          </table:table-cell>
          <table:table-cell office:value-type="float" office:value="0.130023270845413" calcext:value-type="float">
            <text:p>0.1300232708</text:p>
          </table:table-cell>
          <table:table-cell office:value-type="float" office:value="0.22310671210289" calcext:value-type="float">
            <text:p>0.2231067121</text:p>
          </table:table-cell>
        </table:table-row>
        <table:table-row table:style-name="ro1">
          <table:table-cell office:value-type="float" office:value="0.0154193621128798" calcext:value-type="float">
            <text:p>0.0154193621</text:p>
          </table:table-cell>
          <table:table-cell office:value-type="float" office:value="-0.0209498517215252" calcext:value-type="float">
            <text:p>-0.0209498517</text:p>
          </table:table-cell>
          <table:table-cell office:value-type="float" office:value="-0.000296463578706607" calcext:value-type="float">
            <text:p>-0.0002964636</text:p>
          </table:table-cell>
          <table:table-cell office:value-type="float" office:value="0.0178041718900204" calcext:value-type="float">
            <text:p>0.0178041719</text:p>
          </table:table-cell>
          <table:table-cell office:value-type="float" office:value="-0.00702117383480072" calcext:value-type="float">
            <text:p>-0.0070211738</text:p>
          </table:table-cell>
          <table:table-cell office:value-type="float" office:value="0.45446914434433" calcext:value-type="float">
            <text:p>0.4544691443</text:p>
          </table:table-cell>
          <table:table-cell office:value-type="float" office:value="0.0155887836590409" calcext:value-type="float">
            <text:p>0.0155887837</text:p>
          </table:table-cell>
          <table:table-cell office:value-type="float" office:value="0.14902974665165" calcext:value-type="float">
            <text:p>0.1490297467</text:p>
          </table:table-cell>
          <table:table-cell office:value-type="float" office:value="0.00234135752543807" calcext:value-type="float">
            <text:p>0.0023413575</text:p>
          </table:table-cell>
          <table:table-cell office:value-type="float" office:value="-0.000980669632554054" calcext:value-type="float">
            <text:p>-0.0009806696</text:p>
          </table:table-cell>
          <table:table-cell office:value-type="float" office:value="-0.00509324669837952" calcext:value-type="float">
            <text:p>-0.0050932467</text:p>
          </table:table-cell>
          <table:table-cell office:value-type="float" office:value="0.329386532306671" calcext:value-type="float">
            <text:p>0.3293865323</text:p>
          </table:table-cell>
          <table:table-cell office:value-type="float" office:value="1.10522305965424" calcext:value-type="float">
            <text:p>1.1052230597</text:p>
          </table:table-cell>
          <table:table-cell office:value-type="float" office:value="1.19875884056091" calcext:value-type="float">
            <text:p>1.1987588406</text:p>
          </table:table-cell>
          <table:table-cell office:value-type="float" office:value="-0.149038508534431" calcext:value-type="float">
            <text:p>-0.1490385085</text:p>
          </table:table-cell>
          <table:table-cell office:value-type="float" office:value="0.0494195073843002" calcext:value-type="float">
            <text:p>0.0494195074</text:p>
          </table:table-cell>
          <table:table-cell office:value-type="float" office:value="-0.13608455657959" calcext:value-type="float">
            <text:p>-0.1360845566</text:p>
          </table:table-cell>
          <table:table-cell office:value-type="float" office:value="0.219433203339577" calcext:value-type="float">
            <text:p>0.2194332033</text:p>
          </table:table-cell>
          <table:table-cell office:value-type="float" office:value="-0.839898347854614" calcext:value-type="float">
            <text:p>-0.8398983479</text:p>
          </table:table-cell>
          <table:table-cell office:value-type="float" office:value="1.19652545452118" calcext:value-type="float">
            <text:p>1.1965254545</text:p>
          </table:table-cell>
          <table:table-cell office:value-type="float" office:value="0.227185502648354" calcext:value-type="float">
            <text:p>0.2271855026</text:p>
          </table:table-cell>
          <table:table-cell office:value-type="float" office:value="0.0474122762680054" calcext:value-type="float">
            <text:p>0.0474122763</text:p>
          </table:table-cell>
          <table:table-cell office:value-type="float" office:value="0.130259409546852" calcext:value-type="float">
            <text:p>0.1302594095</text:p>
          </table:table-cell>
          <table:table-cell office:value-type="float" office:value="0.222618505358696" calcext:value-type="float">
            <text:p>0.2226185054</text:p>
          </table:table-cell>
        </table:table-row>
        <table:table-row table:style-name="ro1">
          <table:table-cell office:value-type="float" office:value="0.0150131843984127" calcext:value-type="float">
            <text:p>0.0150131844</text:p>
          </table:table-cell>
          <table:table-cell office:value-type="float" office:value="-0.0174168050289154" calcext:value-type="float">
            <text:p>-0.017416805</text:p>
          </table:table-cell>
          <table:table-cell office:value-type="float" office:value="-0.000236388761550188" calcext:value-type="float">
            <text:p>-0.0002363888</text:p>
          </table:table-cell>
          <table:table-cell office:value-type="float" office:value="0.0185431428253651" calcext:value-type="float">
            <text:p>0.0185431428</text:p>
          </table:table-cell>
          <table:table-cell office:value-type="float" office:value="-0.00683486089110374" calcext:value-type="float">
            <text:p>-0.0068348609</text:p>
          </table:table-cell>
          <table:table-cell office:value-type="float" office:value="0.454378366470337" calcext:value-type="float">
            <text:p>0.4543783665</text:p>
          </table:table-cell>
          <table:table-cell office:value-type="float" office:value="0.0147873628884554" calcext:value-type="float">
            <text:p>0.0147873629</text:p>
          </table:table-cell>
          <table:table-cell office:value-type="float" office:value="0.156094625592232" calcext:value-type="float">
            <text:p>0.1560946256</text:p>
          </table:table-cell>
          <table:table-cell office:value-type="float" office:value="0.00232274830341339" calcext:value-type="float">
            <text:p>0.0023227483</text:p>
          </table:table-cell>
          <table:table-cell office:value-type="float" office:value="-0.000385109335184097" calcext:value-type="float">
            <text:p>-0.0003851093</text:p>
          </table:table-cell>
          <table:table-cell office:value-type="float" office:value="-0.00482456386089325" calcext:value-type="float">
            <text:p>-0.0048245639</text:p>
          </table:table-cell>
          <table:table-cell office:value-type="float" office:value="0.329336643218994" calcext:value-type="float">
            <text:p>0.3293366432</text:p>
          </table:table-cell>
          <table:table-cell office:value-type="float" office:value="1.09947276115417" calcext:value-type="float">
            <text:p>1.0994727612</text:p>
          </table:table-cell>
          <table:table-cell office:value-type="float" office:value="1.20549094676971" calcext:value-type="float">
            <text:p>1.2054909468</text:p>
          </table:table-cell>
          <table:table-cell office:value-type="float" office:value="-0.154354691505432" calcext:value-type="float">
            <text:p>-0.1543546915</text:p>
          </table:table-cell>
          <table:table-cell office:value-type="float" office:value="0.0492701418697834" calcext:value-type="float">
            <text:p>0.0492701419</text:p>
          </table:table-cell>
          <table:table-cell office:value-type="float" office:value="-0.135947719216347" calcext:value-type="float">
            <text:p>-0.1359477192</text:p>
          </table:table-cell>
          <table:table-cell office:value-type="float" office:value="0.219146221876144" calcext:value-type="float">
            <text:p>0.2191462219</text:p>
          </table:table-cell>
          <table:table-cell office:value-type="float" office:value="-0.838518679141998" calcext:value-type="float">
            <text:p>-0.8385186791</text:p>
          </table:table-cell>
          <table:table-cell office:value-type="float" office:value="1.19998347759247" calcext:value-type="float">
            <text:p>1.1999834776</text:p>
          </table:table-cell>
          <table:table-cell office:value-type="float" office:value="0.228547468781471" calcext:value-type="float">
            <text:p>0.2285474688</text:p>
          </table:table-cell>
          <table:table-cell office:value-type="float" office:value="0.047336183488369" calcext:value-type="float">
            <text:p>0.0473361835</text:p>
          </table:table-cell>
          <table:table-cell office:value-type="float" office:value="0.130376636981964" calcext:value-type="float">
            <text:p>0.130376637</text:p>
          </table:table-cell>
          <table:table-cell office:value-type="float" office:value="0.2223751693964" calcext:value-type="float">
            <text:p>0.2223751694</text:p>
          </table:table-cell>
        </table:table-row>
        <table:table-row table:style-name="ro1">
          <table:table-cell office:value-type="float" office:value="0.0142069486901164" calcext:value-type="float">
            <text:p>0.0142069487</text:p>
          </table:table-cell>
          <table:table-cell office:value-type="float" office:value="-0.0103623839095235" calcext:value-type="float">
            <text:p>-0.0103623839</text:p>
          </table:table-cell>
          <table:table-cell office:value-type="float" office:value="-0.000124861675431021" calcext:value-type="float">
            <text:p>-0.0001248617</text:p>
          </table:table-cell>
          <table:table-cell office:value-type="float" office:value="0.0200231149792671" calcext:value-type="float">
            <text:p>0.020023115</text:p>
          </table:table-cell>
          <table:table-cell office:value-type="float" office:value="-0.00646492466330528" calcext:value-type="float">
            <text:p>-0.0064649247</text:p>
          </table:table-cell>
          <table:table-cell office:value-type="float" office:value="0.45418906211853" calcext:value-type="float">
            <text:p>0.4541890621</text:p>
          </table:table-cell>
          <table:table-cell office:value-type="float" office:value="0.0143891163170338" calcext:value-type="float">
            <text:p>0.0143891163</text:p>
          </table:table-cell>
          <table:table-cell office:value-type="float" office:value="0.159620255231857" calcext:value-type="float">
            <text:p>0.1596202552</text:p>
          </table:table-cell>
          <table:table-cell office:value-type="float" office:value="0.00230957032181323" calcext:value-type="float">
            <text:p>0.0023095703</text:p>
          </table:table-cell>
          <table:table-cell office:value-type="float" office:value="-0.0000852793455123901" calcext:value-type="float">
            <text:p>-8.52793455123901E-005</text:p>
          </table:table-cell>
          <table:table-cell office:value-type="float" office:value="-0.00469119846820831" calcext:value-type="float">
            <text:p>-0.0046911985</text:p>
          </table:table-cell>
          <table:table-cell office:value-type="float" office:value="0.329310089349747" calcext:value-type="float">
            <text:p>0.3293100893</text:p>
          </table:table-cell>
          <table:table-cell office:value-type="float" office:value="1.09653079509735" calcext:value-type="float">
            <text:p>1.0965307951</text:p>
          </table:table-cell>
          <table:table-cell office:value-type="float" office:value="1.20884764194489" calcext:value-type="float">
            <text:p>1.2088476419</text:p>
          </table:table-cell>
          <table:table-cell office:value-type="float" office:value="-0.157082095742226" calcext:value-type="float">
            <text:p>-0.1570820957</text:p>
          </table:table-cell>
          <table:table-cell office:value-type="float" office:value="0.0491972118616104" calcext:value-type="float">
            <text:p>0.0491972119</text:p>
          </table:table-cell>
          <table:table-cell office:value-type="float" office:value="-0.135880261659622" calcext:value-type="float">
            <text:p>-0.1358802617</text:p>
          </table:table-cell>
          <table:table-cell office:value-type="float" office:value="0.219003051519394" calcext:value-type="float">
            <text:p>0.2190030515</text:p>
          </table:table-cell>
          <table:table-cell office:value-type="float" office:value="-0.837110340595245" calcext:value-type="float">
            <text:p>-0.8371103406</text:p>
          </table:table-cell>
          <table:table-cell office:value-type="float" office:value="1.20343577861786" calcext:value-type="float">
            <text:p>1.2034357786</text:p>
          </table:table-cell>
          <table:table-cell office:value-type="float" office:value="0.229936122894287" calcext:value-type="float">
            <text:p>0.2299361229</text:p>
          </table:table-cell>
          <table:table-cell office:value-type="float" office:value="0.0472613014280796" calcext:value-type="float">
            <text:p>0.0472613014</text:p>
          </table:table-cell>
          <table:table-cell office:value-type="float" office:value="0.130493327975273" calcext:value-type="float">
            <text:p>0.130493328</text:p>
          </table:table-cell>
          <table:table-cell office:value-type="float" office:value="0.222132593393326" calcext:value-type="float">
            <text:p>0.2221325934</text:p>
          </table:table-cell>
        </table:table-row>
        <table:table-row table:style-name="ro1">
          <table:table-cell office:value-type="float" office:value="0.0138072920963168" calcext:value-type="float">
            <text:p>0.0138072921</text:p>
          </table:table-cell>
          <table:table-cell office:value-type="float" office:value="-0.00684474222362042" calcext:value-type="float">
            <text:p>-0.0068447422</text:p>
          </table:table-cell>
          <table:table-cell office:value-type="float" office:value="-0.0000734728237148374" calcext:value-type="float">
            <text:p>-7.34728237148374E-005</text:p>
          </table:table-cell>
          <table:table-cell office:value-type="float" office:value="0.0207633227109909" calcext:value-type="float">
            <text:p>0.0207633227</text:p>
          </table:table-cell>
          <table:table-cell office:value-type="float" office:value="-0.00628149881958962" calcext:value-type="float">
            <text:p>-0.0062814988</text:p>
          </table:table-cell>
          <table:table-cell office:value-type="float" office:value="0.454090625047684" calcext:value-type="float">
            <text:p>0.454090625</text:p>
          </table:table-cell>
          <table:table-cell office:value-type="float" office:value="0.0139927715063095" calcext:value-type="float">
            <text:p>0.0139927715</text:p>
          </table:table-cell>
          <table:table-cell office:value-type="float" office:value="0.163138851523399" calcext:value-type="float">
            <text:p>0.1631388515</text:p>
          </table:table-cell>
          <table:table-cell office:value-type="float" office:value="0.0022938372567296" calcext:value-type="float">
            <text:p>0.0022938373</text:p>
          </table:table-cell>
          <table:table-cell office:value-type="float" office:value="0.0002156812697649" calcext:value-type="float">
            <text:p>0.0002156813</text:p>
          </table:table-cell>
          <table:table-cell office:value-type="float" office:value="-0.00455859676003456" calcext:value-type="float">
            <text:p>-0.0045585968</text:p>
          </table:table-cell>
          <table:table-cell office:value-type="float" office:value="0.329282462596893" calcext:value-type="float">
            <text:p>0.3292824626</text:p>
          </table:table-cell>
          <table:table-cell office:value-type="float" office:value="1.09051477909088" calcext:value-type="float">
            <text:p>1.0905147791</text:p>
          </table:table-cell>
          <table:table-cell office:value-type="float" office:value="1.21553254127502" calcext:value-type="float">
            <text:p>1.2155325413</text:p>
          </table:table-cell>
          <table:table-cell office:value-type="float" office:value="-0.16267392039299" calcext:value-type="float">
            <text:p>-0.1626739204</text:p>
          </table:table-cell>
          <table:table-cell office:value-type="float" office:value="0.0490549951791763" calcext:value-type="float">
            <text:p>0.0490549952</text:p>
          </table:table-cell>
          <table:table-cell office:value-type="float" office:value="-0.135747343301773" calcext:value-type="float">
            <text:p>-0.1357473433</text:p>
          </table:table-cell>
          <table:table-cell office:value-type="float" office:value="0.218717649579048" calcext:value-type="float">
            <text:p>0.2187176496</text:p>
          </table:table-cell>
          <table:table-cell office:value-type="float" office:value="-0.834207355976105" calcext:value-type="float">
            <text:p>-0.834207356</text:p>
          </table:table-cell>
          <table:table-cell office:value-type="float" office:value="1.21031665802002" calcext:value-type="float">
            <text:p>1.210316658</text:p>
          </table:table-cell>
          <table:table-cell office:value-type="float" office:value="0.232793942093849" calcext:value-type="float">
            <text:p>0.2327939421</text:p>
          </table:table-cell>
          <table:table-cell office:value-type="float" office:value="0.047115221619606" calcext:value-type="float">
            <text:p>0.0471152216</text:p>
          </table:table-cell>
          <table:table-cell office:value-type="float" office:value="0.130724564194679" calcext:value-type="float">
            <text:p>0.1307245642</text:p>
          </table:table-cell>
          <table:table-cell office:value-type="float" office:value="0.221650034189224" calcext:value-type="float">
            <text:p>0.2216500342</text:p>
          </table:table-cell>
        </table:table-row>
        <table:table-row table:style-name="ro1">
          <table:table-cell office:value-type="float" office:value="0.0134102199226618" calcext:value-type="float">
            <text:p>0.0134102199</text:p>
          </table:table-cell>
          <table:table-cell office:value-type="float" office:value="-0.00333597674034536" calcext:value-type="float">
            <text:p>-0.0033359767</text:p>
          </table:table-cell>
          <table:table-cell office:value-type="float" office:value="-0.0000249679633270716" calcext:value-type="float">
            <text:p>-0.000024968</text:p>
          </table:table-cell>
          <table:table-cell office:value-type="float" office:value="0.0215031486004591" calcext:value-type="float">
            <text:p>0.0215031486</text:p>
          </table:table-cell>
          <table:table-cell office:value-type="float" office:value="-0.00609923154115677" calcext:value-type="float">
            <text:p>-0.0060992315</text:p>
          </table:table-cell>
          <table:table-cell office:value-type="float" office:value="0.453989773988724" calcext:value-type="float">
            <text:p>0.453989774</text:p>
          </table:table-cell>
          <table:table-cell office:value-type="float" office:value="0.0135985482484102" calcext:value-type="float">
            <text:p>0.0135985482</text:p>
          </table:table-cell>
          <table:table-cell office:value-type="float" office:value="0.166648551821709" calcext:value-type="float">
            <text:p>0.1666485518</text:p>
          </table:table-cell>
          <table:table-cell office:value-type="float" office:value="0.00227560987696052" calcext:value-type="float">
            <text:p>0.0022756099</text:p>
          </table:table-cell>
          <table:table-cell office:value-type="float" office:value="0.000517627224326134" calcext:value-type="float">
            <text:p>0.0005176272</text:p>
          </table:table-cell>
          <table:table-cell office:value-type="float" office:value="-0.00442681834101677" calcext:value-type="float">
            <text:p>-0.0044268183</text:p>
          </table:table-cell>
          <table:table-cell office:value-type="float" office:value="0.329253822565079" calcext:value-type="float">
            <text:p>0.3292538226</text:p>
          </table:table-cell>
          <table:table-cell office:value-type="float" office:value="1.08744215965271" calcext:value-type="float">
            <text:p>1.0874421597</text:p>
          </table:table-cell>
          <table:table-cell office:value-type="float" office:value="1.2188572883606" calcext:value-type="float">
            <text:p>1.2188572884</text:p>
          </table:table-cell>
          <table:table-cell office:value-type="float" office:value="-0.165537163615227" calcext:value-type="float">
            <text:p>-0.1655371636</text:p>
          </table:table-cell>
          <table:table-cell office:value-type="float" office:value="0.0489858314394951" calcext:value-type="float">
            <text:p>0.0489858314</text:p>
          </table:table-cell>
          <table:table-cell office:value-type="float" office:value="-0.135681942105293" calcext:value-type="float">
            <text:p>-0.1356819421</text:p>
          </table:table-cell>
          <table:table-cell office:value-type="float" office:value="0.218575537204742" calcext:value-type="float">
            <text:p>0.2185755372</text:p>
          </table:table-cell>
          <table:table-cell office:value-type="float" office:value="-0.832713007926941" calcext:value-type="float">
            <text:p>-0.8327130079</text:p>
          </table:table-cell>
          <table:table-cell office:value-type="float" office:value="1.21374142169952" calcext:value-type="float">
            <text:p>1.2137414217</text:p>
          </table:table-cell>
          <table:table-cell office:value-type="float" office:value="0.234262719750404" calcext:value-type="float">
            <text:p>0.2342627198</text:p>
          </table:table-cell>
          <table:table-cell office:value-type="float" office:value="0.0470441430807114" calcext:value-type="float">
            <text:p>0.0470441431</text:p>
          </table:table-cell>
          <table:table-cell office:value-type="float" office:value="0.130839049816132" calcext:value-type="float">
            <text:p>0.1308390498</text:p>
          </table:table-cell>
          <table:table-cell office:value-type="float" office:value="0.221410289406776" calcext:value-type="float">
            <text:p>0.2214102894</text:p>
          </table:table-cell>
        </table:table-row>
        <table:table-row table:style-name="ro1">
          <table:table-cell office:value-type="float" office:value="0.013015890493989" calcext:value-type="float">
            <text:p>0.0130158905</text:p>
          </table:table-cell>
          <table:table-cell office:value-type="float" office:value="0.000162137832376175" calcext:value-type="float">
            <text:p>0.0001621378</text:p>
          </table:table-cell>
          <table:table-cell office:value-type="float" office:value="0.0000206809472729219" calcext:value-type="float">
            <text:p>2.06809472729219E-005</text:p>
          </table:table-cell>
          <table:table-cell office:value-type="float" office:value="0.0222422052174807" calcext:value-type="float">
            <text:p>0.0222422052</text:p>
          </table:table-cell>
          <table:table-cell office:value-type="float" office:value="-0.00591820105910301" calcext:value-type="float">
            <text:p>-0.0059182011</text:p>
          </table:table-cell>
          <table:table-cell office:value-type="float" office:value="0.453886568546295" calcext:value-type="float">
            <text:p>0.4538865685</text:p>
          </table:table-cell>
          <table:table-cell office:value-type="float" office:value="0.0132066067308187" calcext:value-type="float">
            <text:p>0.0132066067</text:p>
          </table:table-cell>
          <table:table-cell office:value-type="float" office:value="0.17014753818512" calcext:value-type="float">
            <text:p>0.1701475382</text:p>
          </table:table-cell>
          <table:table-cell office:value-type="float" office:value="0.00225494313053787" calcext:value-type="float">
            <text:p>0.0022549431</text:p>
          </table:table-cell>
          <table:table-cell office:value-type="float" office:value="0.000820396468043327" calcext:value-type="float">
            <text:p>0.0008203965</text:p>
          </table:table-cell>
          <table:table-cell office:value-type="float" office:value="-0.00429591163992882" calcext:value-type="float">
            <text:p>-0.0042959116</text:p>
          </table:table-cell>
          <table:table-cell office:value-type="float" office:value="0.329224139451981" calcext:value-type="float">
            <text:p>0.3292241395</text:p>
          </table:table-cell>
          <table:table-cell office:value-type="float" office:value="1.08432722091675" calcext:value-type="float">
            <text:p>1.0843272209</text:p>
          </table:table-cell>
          <table:table-cell office:value-type="float" office:value="1.22216773033142" calcext:value-type="float">
            <text:p>1.2221677303</text:p>
          </table:table-cell>
          <table:table-cell office:value-type="float" office:value="-0.168444782495499" calcext:value-type="float">
            <text:p>-0.1684447825</text:p>
          </table:table-cell>
          <table:table-cell office:value-type="float" office:value="0.0489180386066437" calcext:value-type="float">
            <text:p>0.0489180386</text:p>
          </table:table-cell>
          <table:table-cell office:value-type="float" office:value="-0.135617256164551" calcext:value-type="float">
            <text:p>-0.1356172562</text:p>
          </table:table-cell>
          <table:table-cell office:value-type="float" office:value="0.218434020876884" calcext:value-type="float">
            <text:p>0.2184340209</text:p>
          </table:table-cell>
          <table:table-cell office:value-type="float" office:value="-0.831190288066864" calcext:value-type="float">
            <text:p>-0.8311902881</text:p>
          </table:table-cell>
          <table:table-cell office:value-type="float" office:value="1.21715331077576" calcext:value-type="float">
            <text:p>1.2171533108</text:p>
          </table:table-cell>
          <table:table-cell office:value-type="float" office:value="0.235758125782013" calcext:value-type="float">
            <text:p>0.2357581258</text:p>
          </table:table-cell>
          <table:table-cell office:value-type="float" office:value="0.0469744652509689" calcext:value-type="float">
            <text:p>0.0469744653</text:p>
          </table:table-cell>
          <table:table-cell office:value-type="float" office:value="0.130952700972557" calcext:value-type="float">
            <text:p>0.130952701</text:p>
          </table:table-cell>
          <table:table-cell office:value-type="float" office:value="0.221171855926514" calcext:value-type="float">
            <text:p>0.2211718559</text:p>
          </table:table-cell>
        </table:table-row>
        <table:table-row table:style-name="ro1">
          <table:table-cell office:value-type="float" office:value="0.0126244984567165" calcext:value-type="float">
            <text:p>0.0126244985</text:p>
          </table:table-cell>
          <table:table-cell office:value-type="float" office:value="0.00364766037091613" calcext:value-type="float">
            <text:p>0.0036476604</text:p>
          </table:table-cell>
          <table:table-cell office:value-type="float" office:value="0.0000634626048849896" calcext:value-type="float">
            <text:p>6.34626048849896E-005</text:p>
          </table:table-cell>
          <table:table-cell office:value-type="float" office:value="0.0229801312088966" calcext:value-type="float">
            <text:p>0.0229801312</text:p>
          </table:table-cell>
          <table:table-cell office:value-type="float" office:value="-0.00573849678039551" calcext:value-type="float">
            <text:p>-0.0057384968</text:p>
          </table:table-cell>
          <table:table-cell office:value-type="float" office:value="0.453781127929688" calcext:value-type="float">
            <text:p>0.4537811279</text:p>
          </table:table-cell>
          <table:table-cell office:value-type="float" office:value="0.0128171499818563" calcext:value-type="float">
            <text:p>0.01281715</text:p>
          </table:table-cell>
          <table:table-cell office:value-type="float" office:value="0.173633947968483" calcext:value-type="float">
            <text:p>0.173633948</text:p>
          </table:table-cell>
          <table:table-cell office:value-type="float" office:value="0.00223185424692929" calcext:value-type="float">
            <text:p>0.0022318542</text:p>
          </table:table-cell>
          <table:table-cell office:value-type="float" office:value="0.00112387165427208" calcext:value-type="float">
            <text:p>0.0011238717</text:p>
          </table:table-cell>
          <table:table-cell office:value-type="float" office:value="-0.00416595116257668" calcext:value-type="float">
            <text:p>-0.0041659512</text:p>
          </table:table-cell>
          <table:table-cell office:value-type="float" office:value="0.329193502664566" calcext:value-type="float">
            <text:p>0.3291935027</text:p>
          </table:table-cell>
          <table:table-cell office:value-type="float" office:value="1.08117091655731" calcext:value-type="float">
            <text:p>1.0811709166</text:p>
          </table:table-cell>
          <table:table-cell office:value-type="float" office:value="1.22546219825745" calcext:value-type="float">
            <text:p>1.2254621983</text:p>
          </table:table-cell>
          <table:table-cell office:value-type="float" office:value="-0.171395823359489" calcext:value-type="float">
            <text:p>-0.1713958234</text:p>
          </table:table-cell>
          <table:table-cell office:value-type="float" office:value="0.0488516427576542" calcext:value-type="float">
            <text:p>0.0488516428</text:p>
          </table:table-cell>
          <table:table-cell office:value-type="float" office:value="-0.135553374886513" calcext:value-type="float">
            <text:p>-0.1355533749</text:p>
          </table:table-cell>
          <table:table-cell office:value-type="float" office:value="0.218293100595474" calcext:value-type="float">
            <text:p>0.2182931006</text:p>
          </table:table-cell>
          <table:table-cell office:value-type="float" office:value="-0.829639494419098" calcext:value-type="float">
            <text:p>-0.8296394944</text:p>
          </table:table-cell>
          <table:table-cell office:value-type="float" office:value="1.22055053710938" calcext:value-type="float">
            <text:p>1.2205505371</text:p>
          </table:table-cell>
          <table:table-cell office:value-type="float" office:value="0.237279728055" calcext:value-type="float">
            <text:p>0.2372797281</text:p>
          </table:table-cell>
          <table:table-cell office:value-type="float" office:value="0.0469061881303787" calcext:value-type="float">
            <text:p>0.0469061881</text:p>
          </table:table-cell>
          <table:table-cell office:value-type="float" office:value="0.131065428256989" calcext:value-type="float">
            <text:p>0.1310654283</text:p>
          </table:table-cell>
          <table:table-cell office:value-type="float" office:value="0.220934689044952" calcext:value-type="float">
            <text:p>0.220934689</text:p>
          </table:table-cell>
        </table:table-row>
        <table:table-row table:style-name="ro1">
          <table:table-cell office:value-type="float" office:value="0.0122362021356821" calcext:value-type="float">
            <text:p>0.0122362021</text:p>
          </table:table-cell>
          <table:table-cell office:value-type="float" office:value="0.00711879692971707" calcext:value-type="float">
            <text:p>0.0071187969</text:p>
          </table:table-cell>
          <table:table-cell office:value-type="float" office:value="0.000103439968370367" calcext:value-type="float">
            <text:p>0.00010344</text:p>
          </table:table-cell>
          <table:table-cell office:value-type="float" office:value="0.0237164907157421" calcext:value-type="float">
            <text:p>0.0237164907</text:p>
          </table:table-cell>
          <table:table-cell office:value-type="float" office:value="-0.0055602453649044" calcext:value-type="float">
            <text:p>-0.0055602454</text:p>
          </table:table-cell>
          <table:table-cell office:value-type="float" office:value="0.453673541545868" calcext:value-type="float">
            <text:p>0.4536735415</text:p>
          </table:table-cell>
          <table:table-cell office:value-type="float" office:value="0.012430340051651" calcext:value-type="float">
            <text:p>0.0124303401</text:p>
          </table:table-cell>
          <table:table-cell office:value-type="float" office:value="0.177105873823166" calcext:value-type="float">
            <text:p>0.1771058738</text:p>
          </table:table-cell>
          <table:table-cell office:value-type="float" office:value="0.00220643333159387" calcext:value-type="float">
            <text:p>0.0022064333</text:p>
          </table:table-cell>
          <table:table-cell office:value-type="float" office:value="0.00142784602940083" calcext:value-type="float">
            <text:p>0.001427846</text:p>
          </table:table-cell>
          <table:table-cell office:value-type="float" office:value="-0.00403702259063721" calcext:value-type="float">
            <text:p>-0.0040370226</text:p>
          </table:table-cell>
          <table:table-cell office:value-type="float" office:value="0.329161912202835" calcext:value-type="float">
            <text:p>0.3291619122</text:p>
          </table:table-cell>
          <table:table-cell office:value-type="float" office:value="1.07797408103943" calcext:value-type="float">
            <text:p>1.077974081</text:p>
          </table:table-cell>
          <table:table-cell office:value-type="float" office:value="1.22873866558075" calcext:value-type="float">
            <text:p>1.2287386656</text:p>
          </table:table-cell>
          <table:table-cell office:value-type="float" office:value="-0.174389645457268" calcext:value-type="float">
            <text:p>-0.1743896455</text:p>
          </table:table-cell>
          <table:table-cell office:value-type="float" office:value="0.0487867146730423" calcext:value-type="float">
            <text:p>0.0487867147</text:p>
          </table:table-cell>
          <table:table-cell office:value-type="float" office:value="-0.135490357875824" calcext:value-type="float">
            <text:p>-0.1354903579</text:p>
          </table:table-cell>
          <table:table-cell office:value-type="float" office:value="0.218152895569801" calcext:value-type="float">
            <text:p>0.2181528956</text:p>
          </table:table-cell>
          <table:table-cell office:value-type="float" office:value="-0.828060925006866" calcext:value-type="float">
            <text:p>-0.828060925</text:p>
          </table:table-cell>
          <table:table-cell office:value-type="float" office:value="1.22393131256104" calcext:value-type="float">
            <text:p>1.2239313126</text:p>
          </table:table-cell>
          <table:table-cell office:value-type="float" office:value="0.238827347755432" calcext:value-type="float">
            <text:p>0.2388273478</text:p>
          </table:table-cell>
          <table:table-cell office:value-type="float" office:value="0.0468393936753273" calcext:value-type="float">
            <text:p>0.0468393937</text:p>
          </table:table-cell>
          <table:table-cell office:value-type="float" office:value="0.131177216768265" calcext:value-type="float">
            <text:p>0.1311772168</text:p>
          </table:table-cell>
          <table:table-cell office:value-type="float" office:value="0.22069901227951" calcext:value-type="float">
            <text:p>0.2206990123</text:p>
          </table:table-cell>
        </table:table-row>
        <table:table-row table:style-name="ro1">
          <table:table-cell office:value-type="float" office:value="0.0118512082844973" calcext:value-type="float">
            <text:p>0.0118512083</text:p>
          </table:table-cell>
          <table:table-cell office:value-type="float" office:value="0.0105736022815108" calcext:value-type="float">
            <text:p>0.0105736023</text:p>
          </table:table-cell>
          <table:table-cell office:value-type="float" office:value="0.000140549091156572" calcext:value-type="float">
            <text:p>0.0001405491</text:p>
          </table:table-cell>
          <table:table-cell office:value-type="float" office:value="0.0244509093463421" calcext:value-type="float">
            <text:p>0.0244509093</text:p>
          </table:table-cell>
          <table:table-cell office:value-type="float" office:value="-0.00538351759314537" calcext:value-type="float">
            <text:p>-0.0053835176</text:p>
          </table:table-cell>
          <table:table-cell office:value-type="float" office:value="0.453563868999481" calcext:value-type="float">
            <text:p>0.453563869</text:p>
          </table:table-cell>
          <table:table-cell office:value-type="float" office:value="0.0120463911443949" calcext:value-type="float">
            <text:p>0.0120463911</text:p>
          </table:table-cell>
          <table:table-cell office:value-type="float" office:value="0.180561482906342" calcext:value-type="float">
            <text:p>0.1805614829</text:p>
          </table:table-cell>
          <table:table-cell office:value-type="float" office:value="0.00217865128070116" calcext:value-type="float">
            <text:p>0.0021786513</text:p>
          </table:table-cell>
          <table:table-cell office:value-type="float" office:value="0.00173217616975307" calcext:value-type="float">
            <text:p>0.0017321762</text:p>
          </table:table-cell>
          <table:table-cell office:value-type="float" office:value="-0.00390918180346489" calcext:value-type="float">
            <text:p>-0.0039091818</text:p>
          </table:table-cell>
          <table:table-cell office:value-type="float" office:value="0.32912939786911" calcext:value-type="float">
            <text:p>0.3291293979</text:p>
          </table:table-cell>
          <table:table-cell office:value-type="float" office:value="1.07473766803741" calcext:value-type="float">
            <text:p>1.074737668</text:p>
          </table:table-cell>
          <table:table-cell office:value-type="float" office:value="1.23199558258057" calcext:value-type="float">
            <text:p>1.2319955826</text:p>
          </table:table-cell>
          <table:table-cell office:value-type="float" office:value="-0.177425161004067" calcext:value-type="float">
            <text:p>-0.177425161</text:p>
          </table:table-cell>
          <table:table-cell office:value-type="float" office:value="0.0487232841551304" calcext:value-type="float">
            <text:p>0.0487232842</text:p>
          </table:table-cell>
          <table:table-cell office:value-type="float" office:value="-0.135428115725517" calcext:value-type="float">
            <text:p>-0.1354281157</text:p>
          </table:table-cell>
          <table:table-cell office:value-type="float" office:value="0.218013405799866" calcext:value-type="float">
            <text:p>0.2180134058</text:p>
          </table:table-cell>
          <table:table-cell office:value-type="float" office:value="-0.826454639434814" calcext:value-type="float">
            <text:p>-0.8264546394</text:p>
          </table:table-cell>
          <table:table-cell office:value-type="float" office:value="1.22729361057282" calcext:value-type="float">
            <text:p>1.2272936106</text:p>
          </table:table-cell>
          <table:table-cell office:value-type="float" office:value="0.240400746464729" calcext:value-type="float">
            <text:p>0.2404007465</text:p>
          </table:table-cell>
          <table:table-cell office:value-type="float" office:value="0.0467741340398789" calcext:value-type="float">
            <text:p>0.046774134</text:p>
          </table:table-cell>
          <table:table-cell office:value-type="float" office:value="0.131288051605225" calcext:value-type="float">
            <text:p>0.1312880516</text:p>
          </table:table-cell>
          <table:table-cell office:value-type="float" office:value="0.220464944839478" calcext:value-type="float">
            <text:p>0.2204649448</text:p>
          </table:table-cell>
        </table:table-row>
        <table:table-row table:style-name="ro1">
          <table:table-cell office:value-type="float" office:value="0.0114696845412254" calcext:value-type="float">
            <text:p>0.0114696845</text:p>
          </table:table-cell>
          <table:table-cell office:value-type="float" office:value="0.0140102449804544" calcext:value-type="float">
            <text:p>0.014010245</text:p>
          </table:table-cell>
          <table:table-cell office:value-type="float" office:value="0.000174909277120605" calcext:value-type="float">
            <text:p>0.0001749093</text:p>
          </table:table-cell>
          <table:table-cell office:value-type="float" office:value="0.0251829847693443" calcext:value-type="float">
            <text:p>0.0251829848</text:p>
          </table:table-cell>
          <table:table-cell office:value-type="float" office:value="-0.00520837679505348" calcext:value-type="float">
            <text:p>-0.0052083768</text:p>
          </table:table-cell>
          <table:table-cell office:value-type="float" office:value="0.453452169895172" calcext:value-type="float">
            <text:p>0.4534521699</text:p>
          </table:table-cell>
          <table:table-cell office:value-type="float" office:value="0.0112877963110805" calcext:value-type="float">
            <text:p>0.0112877963</text:p>
          </table:table-cell>
          <table:table-cell office:value-type="float" office:value="0.187416195869446" calcext:value-type="float">
            <text:p>0.1874161959</text:p>
          </table:table-cell>
          <table:table-cell office:value-type="float" office:value="0.00211654929444194" calcext:value-type="float">
            <text:p>0.0021165493</text:p>
          </table:table-cell>
          <table:table-cell office:value-type="float" office:value="0.00234126672148705" calcext:value-type="float">
            <text:p>0.0023412667</text:p>
          </table:table-cell>
          <table:table-cell office:value-type="float" office:value="-0.00365698710083962" calcext:value-type="float">
            <text:p>-0.0036569871</text:p>
          </table:table-cell>
          <table:table-cell office:value-type="float" office:value="0.32906174659729" calcext:value-type="float">
            <text:p>0.3290617466</text:p>
          </table:table-cell>
          <table:table-cell office:value-type="float" office:value="1.0714625120163" calcext:value-type="float">
            <text:p>1.071462512</text:p>
          </table:table-cell>
          <table:table-cell office:value-type="float" office:value="1.23523092269897" calcext:value-type="float">
            <text:p>1.2352309227</text:p>
          </table:table-cell>
          <table:table-cell office:value-type="float" office:value="-0.180501669645309" calcext:value-type="float">
            <text:p>-0.1805016696</text:p>
          </table:table-cell>
          <table:table-cell office:value-type="float" office:value="0.0486614368855953" calcext:value-type="float">
            <text:p>0.0486614369</text:p>
          </table:table-cell>
          <table:table-cell office:value-type="float" office:value="-0.135366782546043" calcext:value-type="float">
            <text:p>-0.1353667825</text:p>
          </table:table-cell>
          <table:table-cell office:value-type="float" office:value="0.217874810099602" calcext:value-type="float">
            <text:p>0.2178748101</text:p>
          </table:table-cell>
          <table:table-cell office:value-type="float" office:value="-0.823161721229553" calcext:value-type="float">
            <text:p>-0.8231617212</text:p>
          </table:table-cell>
          <table:table-cell office:value-type="float" office:value="1.23395574092865" calcext:value-type="float">
            <text:p>1.2339557409</text:p>
          </table:table-cell>
          <table:table-cell office:value-type="float" office:value="0.243623360991478" calcext:value-type="float">
            <text:p>0.243623361</text:p>
          </table:table-cell>
          <table:table-cell office:value-type="float" office:value="0.0466484427452087" calcext:value-type="float">
            <text:p>0.0466484427</text:p>
          </table:table-cell>
          <table:table-cell office:value-type="float" office:value="0.13150642812252" calcext:value-type="float">
            <text:p>0.1315064281</text:p>
          </table:table-cell>
          <table:table-cell office:value-type="float" office:value="0.220002084970474" calcext:value-type="float">
            <text:p>0.220002085</text:p>
          </table:table-cell>
        </table:table-row>
        <table:table-row table:style-name="ro1">
          <table:table-cell office:value-type="float" office:value="0.0107177579775453" calcext:value-type="float">
            <text:p>0.010717758</text:p>
          </table:table-cell>
          <table:table-cell office:value-type="float" office:value="0.0208216533064842" calcext:value-type="float">
            <text:p>0.0208216533</text:p>
          </table:table-cell>
          <table:table-cell office:value-type="float" office:value="0.000235494982916862" calcext:value-type="float">
            <text:p>0.000235495</text:p>
          </table:table-cell>
          <table:table-cell office:value-type="float" office:value="0.0266385860741138" calcext:value-type="float">
            <text:p>0.0266385861</text:p>
          </table:table-cell>
          <table:table-cell office:value-type="float" office:value="-0.00486332923173904" calcext:value-type="float">
            <text:p>-0.0048633292</text:p>
          </table:table-cell>
          <table:table-cell office:value-type="float" office:value="0.453223407268524" calcext:value-type="float">
            <text:p>0.4532234073</text:p>
          </table:table-cell>
          <table:table-cell office:value-type="float" office:value="0.010913516394794" calcext:value-type="float">
            <text:p>0.0109135164</text:p>
          </table:table-cell>
          <table:table-cell office:value-type="float" office:value="0.190811693668366" calcext:value-type="float">
            <text:p>0.1908116937</text:p>
          </table:table-cell>
          <table:table-cell office:value-type="float" office:value="0.00208223494701087" calcext:value-type="float">
            <text:p>0.0020822349</text:p>
          </table:table-cell>
          <table:table-cell office:value-type="float" office:value="0.00264572072774172" calcext:value-type="float">
            <text:p>0.0026457207</text:p>
          </table:table-cell>
          <table:table-cell office:value-type="float" office:value="-0.00353275611996651" calcext:value-type="float">
            <text:p>-0.0035327561</text:p>
          </table:table-cell>
          <table:table-cell office:value-type="float" office:value="0.329026699066162" calcext:value-type="float">
            <text:p>0.3290266991</text:p>
          </table:table-cell>
          <table:table-cell office:value-type="float" office:value="1.0648021697998" calcext:value-type="float">
            <text:p>1.0648021698</text:p>
          </table:table-cell>
          <table:table-cell office:value-type="float" office:value="1.24163019657135" calcext:value-type="float">
            <text:p>1.2416301966</text:p>
          </table:table-cell>
          <table:table-cell office:value-type="float" office:value="-0.186772167682648" calcext:value-type="float">
            <text:p>-0.1867721677</text:p>
          </table:table-cell>
          <table:table-cell office:value-type="float" office:value="0.0485426485538483" calcext:value-type="float">
            <text:p>0.0485426486</text:p>
          </table:table-cell>
          <table:table-cell office:value-type="float" office:value="-0.135246738791466" calcext:value-type="float">
            <text:p>-0.1352467388</text:p>
          </table:table-cell>
          <table:table-cell office:value-type="float" office:value="0.217600435018539" calcext:value-type="float">
            <text:p>0.217600435</text:p>
          </table:table-cell>
          <table:table-cell office:value-type="float" office:value="-0.82147604227066" calcext:value-type="float">
            <text:p>-0.8214760423</text:p>
          </table:table-cell>
          <table:table-cell office:value-type="float" office:value="1.23725187778473" calcext:value-type="float">
            <text:p>1.2372518778</text:p>
          </table:table-cell>
          <table:table-cell office:value-type="float" office:value="0.24527145922184" calcext:value-type="float">
            <text:p>0.2452714592</text:p>
          </table:table-cell>
          <table:table-cell office:value-type="float" office:value="0.0465881489217281" calcext:value-type="float">
            <text:p>0.0465881489</text:p>
          </table:table-cell>
          <table:table-cell office:value-type="float" office:value="0.131613910198212" calcext:value-type="float">
            <text:p>0.1316139102</text:p>
          </table:table-cell>
          <table:table-cell office:value-type="float" office:value="0.219773560762405" calcext:value-type="float">
            <text:p>0.2197735608</text:p>
          </table:table-cell>
        </table:table-row>
        <table:table-row table:style-name="ro1">
          <table:table-cell office:value-type="float" office:value="0.0103476876392961" calcext:value-type="float">
            <text:p>0.0103476876</text:p>
          </table:table-cell>
          <table:table-cell office:value-type="float" office:value="0.0241926591843367" calcext:value-type="float">
            <text:p>0.0241926592</text:p>
          </table:table-cell>
          <table:table-cell office:value-type="float" office:value="0.00026179407723248" calcext:value-type="float">
            <text:p>0.0002617941</text:p>
          </table:table-cell>
          <table:table-cell office:value-type="float" office:value="0.0273613519966602" calcext:value-type="float">
            <text:p>0.027361352</text:p>
          </table:table-cell>
          <table:table-cell office:value-type="float" office:value="-0.00469357892870903" calcext:value-type="float">
            <text:p>-0.0046935789</text:p>
          </table:table-cell>
          <table:table-cell office:value-type="float" office:value="0.453106492757797" calcext:value-type="float">
            <text:p>0.4531064928</text:p>
          </table:table-cell>
          <table:table-cell office:value-type="float" office:value="0.010542812757194" calcext:value-type="float">
            <text:p>0.0105428128</text:p>
          </table:table-cell>
          <table:table-cell office:value-type="float" office:value="0.194183364510536" calcext:value-type="float">
            <text:p>0.1941833645</text:p>
          </table:table-cell>
          <table:table-cell office:value-type="float" office:value="0.00204594084061682" calcext:value-type="float">
            <text:p>0.0020459408</text:p>
          </table:table-cell>
          <table:table-cell office:value-type="float" office:value="0.00294991582632065" calcext:value-type="float">
            <text:p>0.0029499158</text:p>
          </table:table-cell>
          <table:table-cell office:value-type="float" office:value="-0.00340987741947174" calcext:value-type="float">
            <text:p>-0.0034098774</text:p>
          </table:table-cell>
          <table:table-cell office:value-type="float" office:value="0.328990876674652" calcext:value-type="float">
            <text:p>0.3289908767</text:p>
          </table:table-cell>
          <table:table-cell office:value-type="float" office:value="1.0614196062088" calcext:value-type="float">
            <text:p>1.0614196062</text:p>
          </table:table-cell>
          <table:table-cell office:value-type="float" office:value="1.24479031562805" calcext:value-type="float">
            <text:p>1.2447903156</text:p>
          </table:table-cell>
          <table:table-cell office:value-type="float" office:value="-0.189963638782501" calcext:value-type="float">
            <text:p>-0.1899636388</text:p>
          </table:table-cell>
          <table:table-cell office:value-type="float" office:value="0.0484858751296997" calcext:value-type="float">
            <text:p>0.0484858751</text:p>
          </table:table-cell>
          <table:table-cell office:value-type="float" office:value="-0.135188117623329" calcext:value-type="float">
            <text:p>-0.1351881176</text:p>
          </table:table-cell>
          <table:table-cell office:value-type="float" office:value="0.217464834451675" calcext:value-type="float">
            <text:p>0.2174648345</text:p>
          </table:table-cell>
          <table:table-cell office:value-type="float" office:value="-0.819764912128449" calcext:value-type="float">
            <text:p>-0.8197649121</text:p>
          </table:table-cell>
          <table:table-cell office:value-type="float" office:value="1.24052214622498" calcext:value-type="float">
            <text:p>1.2405221462</text:p>
          </table:table-cell>
          <table:table-cell office:value-type="float" office:value="0.246943354606628" calcext:value-type="float">
            <text:p>0.2469433546</text:p>
          </table:table-cell>
          <table:table-cell office:value-type="float" office:value="0.0465296283364296" calcext:value-type="float">
            <text:p>0.0465296283</text:p>
          </table:table-cell>
          <table:table-cell office:value-type="float" office:value="0.131720200181007" calcext:value-type="float">
            <text:p>0.1317202002</text:p>
          </table:table-cell>
          <table:table-cell office:value-type="float" office:value="0.219547137618065" calcext:value-type="float">
            <text:p>0.2195471376</text:p>
          </table:table-cell>
        </table:table-row>
        <table:table-row table:style-name="ro1">
          <table:table-cell office:value-type="float" office:value="0.00998177658766508" calcext:value-type="float">
            <text:p>0.0099817766</text:p>
          </table:table-cell>
          <table:table-cell office:value-type="float" office:value="0.0275380797684193" calcext:value-type="float">
            <text:p>0.0275380798</text:p>
          </table:table-cell>
          <table:table-cell office:value-type="float" office:value="0.000285499962046742" calcext:value-type="float">
            <text:p>0.0002855</text:p>
          </table:table-cell>
          <table:table-cell office:value-type="float" office:value="0.0280802510678768" calcext:value-type="float">
            <text:p>0.0280802511</text:p>
          </table:table-cell>
          <table:table-cell office:value-type="float" office:value="-0.00452576577663422" calcext:value-type="float">
            <text:p>-0.0045257658</text:p>
          </table:table-cell>
          <table:table-cell office:value-type="float" office:value="0.452988028526306" calcext:value-type="float">
            <text:p>0.4529880285</text:p>
          </table:table-cell>
          <table:table-cell office:value-type="float" office:value="0.0101758744567633" calcext:value-type="float">
            <text:p>0.0101758745</text:p>
          </table:table-cell>
          <table:table-cell office:value-type="float" office:value="0.197529435157776" calcext:value-type="float">
            <text:p>0.1975294352</text:p>
          </table:table-cell>
          <table:table-cell office:value-type="float" office:value="0.00200770166702569" calcext:value-type="float">
            <text:p>0.0020077017</text:p>
          </table:table-cell>
          <table:table-cell office:value-type="float" office:value="0.0032537067309022" calcext:value-type="float">
            <text:p>0.0032537067</text:p>
          </table:table-cell>
          <table:table-cell office:value-type="float" office:value="-0.0032883808016777" calcext:value-type="float">
            <text:p>-0.0032883808</text:p>
          </table:table-cell>
          <table:table-cell office:value-type="float" office:value="0.328954339027405" calcext:value-type="float">
            <text:p>0.328954339</text:p>
          </table:table-cell>
          <table:table-cell office:value-type="float" office:value="1.05800402164459" calcext:value-type="float">
            <text:p>1.0580040216</text:p>
          </table:table-cell>
          <table:table-cell office:value-type="float" office:value="1.24792182445526" calcext:value-type="float">
            <text:p>1.2479218245</text:p>
          </table:table-cell>
          <table:table-cell office:value-type="float" office:value="-0.193190529942512" calcext:value-type="float">
            <text:p>-0.1931905299</text:p>
          </table:table-cell>
          <table:table-cell office:value-type="float" office:value="0.0484308302402496" calcext:value-type="float">
            <text:p>0.0484308302</text:p>
          </table:table-cell>
          <table:table-cell office:value-type="float" office:value="-0.135130450129509" calcext:value-type="float">
            <text:p>-0.1351304501</text:p>
          </table:table-cell>
          <table:table-cell office:value-type="float" office:value="0.217330366373062" calcext:value-type="float">
            <text:p>0.2173303664</text:p>
          </table:table-cell>
          <table:table-cell office:value-type="float" office:value="-0.8180291056633" calcext:value-type="float">
            <text:p>-0.8180291057</text:p>
          </table:table-cell>
          <table:table-cell office:value-type="float" office:value="1.24376511573792" calcext:value-type="float">
            <text:p>1.2437651157</text:p>
          </table:table-cell>
          <table:table-cell office:value-type="float" office:value="0.248638585209846" calcext:value-type="float">
            <text:p>0.2486385852</text:p>
          </table:table-cell>
          <table:table-cell office:value-type="float" office:value="0.0464728958904743" calcext:value-type="float">
            <text:p>0.0464728959</text:p>
          </table:table-cell>
          <table:table-cell office:value-type="float" office:value="0.131825193762779" calcext:value-type="float">
            <text:p>0.1318251938</text:p>
          </table:table-cell>
          <table:table-cell office:value-type="float" office:value="0.219322919845581" calcext:value-type="float">
            <text:p>0.2193229198</text:p>
          </table:table-cell>
        </table:table-row>
        <table:table-row table:style-name="ro1">
          <table:table-cell office:value-type="float" office:value="0.0096201915293932" calcext:value-type="float">
            <text:p>0.0096201915</text:p>
          </table:table-cell>
          <table:table-cell office:value-type="float" office:value="0.0308560431003571" calcext:value-type="float">
            <text:p>0.0308560431</text:p>
          </table:table-cell>
          <table:table-cell office:value-type="float" office:value="0.000306634872686118" calcext:value-type="float">
            <text:p>0.0003066349</text:p>
          </table:table-cell>
          <table:table-cell office:value-type="float" office:value="0.0287948399782181" calcext:value-type="float">
            <text:p>0.02879484</text:p>
          </table:table-cell>
          <table:table-cell office:value-type="float" office:value="-0.00436001271009445" calcext:value-type="float">
            <text:p>-0.0043600127</text:p>
          </table:table-cell>
          <table:table-cell office:value-type="float" office:value="0.452868193387985" calcext:value-type="float">
            <text:p>0.4528681934</text:p>
          </table:table-cell>
          <table:table-cell office:value-type="float" office:value="0.00981288030743599" calcext:value-type="float">
            <text:p>0.0098128803</text:p>
          </table:table-cell>
          <table:table-cell office:value-type="float" office:value="0.200847998261452" calcext:value-type="float">
            <text:p>0.2008479983</text:p>
          </table:table-cell>
          <table:table-cell office:value-type="float" office:value="0.00196756538935006" calcext:value-type="float">
            <text:p>0.0019675654</text:p>
          </table:table-cell>
          <table:table-cell office:value-type="float" office:value="0.00355686154216528" calcext:value-type="float">
            <text:p>0.0035568615</text:p>
          </table:table-cell>
          <table:table-cell office:value-type="float" office:value="-0.00316835939884186" calcext:value-type="float">
            <text:p>-0.0031683594</text:p>
          </table:table-cell>
          <table:table-cell office:value-type="float" office:value="0.328917115926743" calcext:value-type="float">
            <text:p>0.3289171159</text:p>
          </table:table-cell>
          <table:table-cell office:value-type="float" office:value="1.0545574426651" calcext:value-type="float">
            <text:p>1.0545574427</text:p>
          </table:table-cell>
          <table:table-cell office:value-type="float" office:value="1.25102317333221" calcext:value-type="float">
            <text:p>1.2510231733</text:p>
          </table:table-cell>
          <table:table-cell office:value-type="float" office:value="-0.196451246738434" calcext:value-type="float">
            <text:p>-0.1964512467</text:p>
          </table:table-cell>
          <table:table-cell office:value-type="float" office:value="0.0483777225017548" calcext:value-type="float">
            <text:p>0.0483777225</text:p>
          </table:table-cell>
          <table:table-cell office:value-type="float" office:value="-0.135073766112328" calcext:value-type="float">
            <text:p>-0.1350737661</text:p>
          </table:table-cell>
          <table:table-cell office:value-type="float" office:value="0.217197090387344" calcext:value-type="float">
            <text:p>0.2171970904</text:p>
          </table:table-cell>
          <table:table-cell office:value-type="float" office:value="-0.81626957654953" calcext:value-type="float">
            <text:p>-0.8162695765</text:p>
          </table:table-cell>
          <table:table-cell office:value-type="float" office:value="1.24697864055634" calcext:value-type="float">
            <text:p>1.2469786406</text:p>
          </table:table-cell>
          <table:table-cell office:value-type="float" office:value="0.250356286764145" calcext:value-type="float">
            <text:p>0.2503562868</text:p>
          </table:table-cell>
          <table:table-cell office:value-type="float" office:value="0.0464181005954742" calcext:value-type="float">
            <text:p>0.0464181006</text:p>
          </table:table-cell>
          <table:table-cell office:value-type="float" office:value="0.13192892074585" calcext:value-type="float">
            <text:p>0.1319289207</text:p>
          </table:table-cell>
          <table:table-cell office:value-type="float" office:value="0.219101026654243" calcext:value-type="float">
            <text:p>0.2191010267</text:p>
          </table:table-cell>
        </table:table-row>
        <table:table-row table:style-name="ro1">
          <table:table-cell office:value-type="float" office:value="0.00891060288995504" calcext:value-type="float">
            <text:p>0.0089106029</text:p>
          </table:table-cell>
          <table:table-cell office:value-type="float" office:value="0.037402119487524" calcext:value-type="float">
            <text:p>0.0374021195</text:p>
          </table:table-cell>
          <table:table-cell office:value-type="float" office:value="0.000341662758728489" calcext:value-type="float">
            <text:p>0.0003416628</text:p>
          </table:table-cell>
          <table:table-cell office:value-type="float" office:value="0.0302097722887993" calcext:value-type="float">
            <text:p>0.0302097723</text:p>
          </table:table-cell>
          <table:table-cell office:value-type="float" office:value="-0.00403489917516708" calcext:value-type="float">
            <text:p>-0.0040348992</text:p>
          </table:table-cell>
          <table:table-cell office:value-type="float" office:value="0.45262485742569" calcext:value-type="float">
            <text:p>0.4526248574</text:p>
          </table:table-cell>
          <table:table-cell office:value-type="float" office:value="0.00909937079995871" calcext:value-type="float">
            <text:p>0.0090993708</text:p>
          </table:table-cell>
          <table:table-cell office:value-type="float" office:value="0.20739521086216" calcext:value-type="float">
            <text:p>0.2073952109</text:p>
          </table:table-cell>
          <table:table-cell office:value-type="float" office:value="0.00188217160757631" calcext:value-type="float">
            <text:p>0.0018821716</text:p>
          </table:table-cell>
          <table:table-cell office:value-type="float" office:value="0.00416091177612543" calcext:value-type="float">
            <text:p>0.0041609118</text:p>
          </table:table-cell>
          <table:table-cell office:value-type="float" office:value="-0.00293287262320519" calcext:value-type="float">
            <text:p>-0.0029328726</text:p>
          </table:table-cell>
          <table:table-cell office:value-type="float" office:value="0.328840792179108" calcext:value-type="float">
            <text:p>0.3288407922</text:p>
          </table:table-cell>
          <table:table-cell office:value-type="float" office:value="1.04757845401764" calcext:value-type="float">
            <text:p>1.047578454</text:p>
          </table:table-cell>
          <table:table-cell office:value-type="float" office:value="1.25712728500366" calcext:value-type="float">
            <text:p>1.257127285</text:p>
          </table:table-cell>
          <table:table-cell office:value-type="float" office:value="-0.203066781163216" calcext:value-type="float">
            <text:p>-0.2030667812</text:p>
          </table:table-cell>
          <table:table-cell office:value-type="float" office:value="0.0482773408293724" calcext:value-type="float">
            <text:p>0.0482773408</text:p>
          </table:table-cell>
          <table:table-cell office:value-type="float" office:value="-0.134963363409042" calcext:value-type="float">
            <text:p>-0.1349633634</text:p>
          </table:table-cell>
          <table:table-cell office:value-type="float" office:value="0.216934651136398" calcext:value-type="float">
            <text:p>0.2169346511</text:p>
          </table:table-cell>
          <table:table-cell office:value-type="float" office:value="-0.812682807445526" calcext:value-type="float">
            <text:p>-0.8126828074</text:p>
          </table:table-cell>
          <table:table-cell office:value-type="float" office:value="1.25331008434296" calcext:value-type="float">
            <text:p>1.2533100843</text:p>
          </table:table-cell>
          <table:table-cell office:value-type="float" office:value="0.253855347633362" calcext:value-type="float">
            <text:p>0.2538553476</text:p>
          </table:table-cell>
          <table:table-cell office:value-type="float" office:value="0.0463144555687904" calcext:value-type="float">
            <text:p>0.0463144556</text:p>
          </table:table-cell>
          <table:table-cell office:value-type="float" office:value="0.132132261991501" calcext:value-type="float">
            <text:p>0.132132262</text:p>
          </table:table-cell>
          <table:table-cell office:value-type="float" office:value="0.218664675951004" calcext:value-type="float">
            <text:p>0.218664676</text:p>
          </table:table-cell>
        </table:table-row>
        <table:table-row table:style-name="ro1">
          <table:table-cell office:value-type="float" office:value="0.00822016317397356" calcext:value-type="float">
            <text:p>0.0082201632</text:p>
          </table:table-cell>
          <table:table-cell office:value-type="float" office:value="0.0438159182667732" calcext:value-type="float">
            <text:p>0.0438159183</text:p>
          </table:table-cell>
          <table:table-cell office:value-type="float" office:value="0.000367200380424038" calcext:value-type="float">
            <text:p>0.0003672004</text:p>
          </table:table-cell>
          <table:table-cell office:value-type="float" office:value="0.0316030271351337" calcext:value-type="float">
            <text:p>0.0316030271</text:p>
          </table:table-cell>
          <table:table-cell office:value-type="float" office:value="-0.00371887162327766" calcext:value-type="float">
            <text:p>-0.0037188716</text:p>
          </table:table-cell>
          <table:table-cell office:value-type="float" office:value="0.452377468347549" calcext:value-type="float">
            <text:p>0.4523774683</text:p>
          </table:table-cell>
          <table:table-cell office:value-type="float" office:value="0.00840363278985024" calcext:value-type="float">
            <text:p>0.0084036328</text:p>
          </table:table-cell>
          <table:table-cell office:value-type="float" office:value="0.21381002664566" calcext:value-type="float">
            <text:p>0.2138100266</text:p>
          </table:table-cell>
          <table:table-cell office:value-type="float" office:value="0.00179029535502195" calcext:value-type="float">
            <text:p>0.0017902954</text:p>
          </table:table-cell>
          <table:table-cell office:value-type="float" office:value="0.00476075056940317" calcext:value-type="float">
            <text:p>0.0047607506</text:p>
          </table:table-cell>
          <table:table-cell office:value-type="float" office:value="-0.00270387902855873" calcext:value-type="float">
            <text:p>-0.002703879</text:p>
          </table:table-cell>
          <table:table-cell office:value-type="float" office:value="0.328762292861938" calcext:value-type="float">
            <text:p>0.3287622929</text:p>
          </table:table-cell>
          <table:table-cell office:value-type="float" office:value="1.04405045509338" calcext:value-type="float">
            <text:p>1.0440504551</text:p>
          </table:table-cell>
          <table:table-cell office:value-type="float" office:value="1.26012659072876" calcext:value-type="float">
            <text:p>1.2601265907</text:p>
          </table:table-cell>
          <table:table-cell office:value-type="float" office:value="-0.20641727745533" calcext:value-type="float">
            <text:p>-0.2064172775</text:p>
          </table:table-cell>
          <table:table-cell office:value-type="float" office:value="0.0482301935553551" calcext:value-type="float">
            <text:p>0.0482301936</text:p>
          </table:table-cell>
          <table:table-cell office:value-type="float" office:value="-0.134909719228745" calcext:value-type="float">
            <text:p>-0.1349097192</text:p>
          </table:table-cell>
          <table:table-cell office:value-type="float" office:value="0.216805547475815" calcext:value-type="float">
            <text:p>0.2168055475</text:p>
          </table:table-cell>
          <table:table-cell office:value-type="float" office:value="-0.810858011245727" calcext:value-type="float">
            <text:p>-0.8108580112</text:p>
          </table:table-cell>
          <table:table-cell office:value-type="float" office:value="1.25642454624176" calcext:value-type="float">
            <text:p>1.2564245462</text:p>
          </table:table-cell>
          <table:table-cell office:value-type="float" office:value="0.255634725093842" calcext:value-type="float">
            <text:p>0.2556347251</text:p>
          </table:table-cell>
          <table:table-cell office:value-type="float" office:value="0.0462656915187836" calcext:value-type="float">
            <text:p>0.0462656915</text:p>
          </table:table-cell>
          <table:table-cell office:value-type="float" office:value="0.132231801748276" calcext:value-type="float">
            <text:p>0.1322318017</text:p>
          </table:table-cell>
          <table:table-cell office:value-type="float" office:value="0.218450456857681" calcext:value-type="float">
            <text:p>0.2184504569</text:p>
          </table:table-cell>
        </table:table-row>
        <table:table-row table:style-name="ro1">
          <table:table-cell office:value-type="float" office:value="0.00788252707570791" calcext:value-type="float">
            <text:p>0.0078825271</text:p>
          </table:table-cell>
          <table:table-cell office:value-type="float" office:value="0.0469686128199101" calcext:value-type="float">
            <text:p>0.0469686128</text:p>
          </table:table-cell>
          <table:table-cell office:value-type="float" office:value="0.000376620359020308" calcext:value-type="float">
            <text:p>0.0003766204</text:p>
          </table:table-cell>
          <table:table-cell office:value-type="float" office:value="0.0322905890643597" calcext:value-type="float">
            <text:p>0.0322905891</text:p>
          </table:table-cell>
          <table:table-cell office:value-type="float" office:value="-0.00356445088982582" calcext:value-type="float">
            <text:p>-0.0035644509</text:p>
          </table:table-cell>
          <table:table-cell office:value-type="float" office:value="0.45225265622139" calcext:value-type="float">
            <text:p>0.4522526562</text:p>
          </table:table-cell>
          <table:table-cell office:value-type="float" office:value="0.00806286744773388" calcext:value-type="float">
            <text:p>0.0080628674</text:p>
          </table:table-cell>
          <table:table-cell office:value-type="float" office:value="0.216963171958923" calcext:value-type="float">
            <text:p>0.216963172</text:p>
          </table:table-cell>
          <table:table-cell office:value-type="float" office:value="0.00174220639746636" calcext:value-type="float">
            <text:p>0.0017422064</text:p>
          </table:table-cell>
          <table:table-cell office:value-type="float" office:value="0.00505871791392565" calcext:value-type="float">
            <text:p>0.0050587179</text:p>
          </table:table-cell>
          <table:table-cell office:value-type="float" office:value="-0.00259195268154144" calcext:value-type="float">
            <text:p>-0.0025919527</text:p>
          </table:table-cell>
          <table:table-cell office:value-type="float" office:value="0.328722387552261" calcext:value-type="float">
            <text:p>0.3287223876</text:p>
          </table:table-cell>
          <table:table-cell office:value-type="float" office:value="1.03692984580994" calcext:value-type="float">
            <text:p>1.0369298458</text:p>
          </table:table-cell>
          <table:table-cell office:value-type="float" office:value="1.26601135730743" calcext:value-type="float">
            <text:p>1.2660113573</text:p>
          </table:table-cell>
          <table:table-cell office:value-type="float" office:value="-0.213191851973534" calcext:value-type="float">
            <text:p>-0.213191852</text:p>
          </table:table-cell>
          <table:table-cell office:value-type="float" office:value="0.0481423884630203" calcext:value-type="float">
            <text:p>0.0481423885</text:p>
          </table:table-cell>
          <table:table-cell office:value-type="float" office:value="-0.134805575013161" calcext:value-type="float">
            <text:p>-0.134805575</text:p>
          </table:table-cell>
          <table:table-cell office:value-type="float" office:value="0.216552078723907" calcext:value-type="float">
            <text:p>0.2165520787</text:p>
          </table:table-cell>
          <table:table-cell office:value-type="float" office:value="-0.807150602340698" calcext:value-type="float">
            <text:p>-0.8071506023</text:p>
          </table:table-cell>
          <table:table-cell office:value-type="float" office:value="1.2625412940979" calcext:value-type="float">
            <text:p>1.2625412941</text:p>
          </table:table-cell>
          <table:table-cell office:value-type="float" office:value="0.259247660636902" calcext:value-type="float">
            <text:p>0.2592476606</text:p>
          </table:table-cell>
          <table:table-cell office:value-type="float" office:value="0.0461747869849205" calcext:value-type="float">
            <text:p>0.046174787</text:p>
          </table:table-cell>
          <table:table-cell office:value-type="float" office:value="0.132426306605339" calcext:value-type="float">
            <text:p>0.1324263066</text:p>
          </table:table-cell>
          <table:table-cell office:value-type="float" office:value="0.218030646443367" calcext:value-type="float">
            <text:p>0.2180306464</text:p>
          </table:table-cell>
        </table:table-row>
        <table:table-row table:style-name="ro1">
          <table:table-cell office:value-type="float" office:value="0.00722319912165403" calcext:value-type="float">
            <text:p>0.0072231991</text:p>
          </table:table-cell>
          <table:table-cell office:value-type="float" office:value="0.053156141191721" calcext:value-type="float">
            <text:p>0.0531561412</text:p>
          </table:table-cell>
          <table:table-cell office:value-type="float" office:value="0.000389250344596803" calcext:value-type="float">
            <text:p>0.0003892503</text:p>
          </table:table-cell>
          <table:table-cell office:value-type="float" office:value="0.0336456894874573" calcext:value-type="float">
            <text:p>0.0336456895</text:p>
          </table:table-cell>
          <table:table-cell office:value-type="float" office:value="-0.00326317176222801" calcext:value-type="float">
            <text:p>-0.0032631718</text:p>
          </table:table-cell>
          <table:table-cell office:value-type="float" office:value="0.452001541852951" calcext:value-type="float">
            <text:p>0.4520015419</text:p>
          </table:table-cell>
          <table:table-cell office:value-type="float" office:value="0.00739639392122626" calcext:value-type="float">
            <text:p>0.0073963939</text:p>
          </table:table-cell>
          <table:table-cell office:value-type="float" office:value="0.223151549696922" calcext:value-type="float">
            <text:p>0.2231515497</text:p>
          </table:table-cell>
          <table:table-cell office:value-type="float" office:value="0.00164234638214111" calcext:value-type="float">
            <text:p>0.0016423464</text:p>
          </table:table-cell>
          <table:table-cell office:value-type="float" office:value="0.00564998760819435" calcext:value-type="float">
            <text:p>0.0056499876</text:p>
          </table:table-cell>
          <table:table-cell office:value-type="float" office:value="-0.00237351283431053" calcext:value-type="float">
            <text:p>-0.0023735128</text:p>
          </table:table-cell>
          <table:table-cell office:value-type="float" office:value="0.328641504049301" calcext:value-type="float">
            <text:p>0.328641504</text:p>
          </table:table-cell>
          <table:table-cell office:value-type="float" office:value="1.0333423614502" calcext:value-type="float">
            <text:p>1.0333423615</text:p>
          </table:table-cell>
          <table:table-cell office:value-type="float" office:value="1.26889336109161" calcext:value-type="float">
            <text:p>1.2688933611</text:p>
          </table:table-cell>
          <table:table-cell office:value-type="float" office:value="-0.216610804200172" calcext:value-type="float">
            <text:p>-0.2166108042</text:p>
          </table:table-cell>
          <table:table-cell office:value-type="float" office:value="0.0481018424034119" calcext:value-type="float">
            <text:p>0.0481018424</text:p>
          </table:table-cell>
          <table:table-cell office:value-type="float" office:value="-0.13475513458252" calcext:value-type="float">
            <text:p>-0.1347551346</text:p>
          </table:table-cell>
          <table:table-cell office:value-type="float" office:value="0.216427803039551" calcext:value-type="float">
            <text:p>0.216427803</text:p>
          </table:table-cell>
          <table:table-cell office:value-type="float" office:value="-0.80527126789093" calcext:value-type="float">
            <text:p>-0.8052712679</text:p>
          </table:table-cell>
          <table:table-cell office:value-type="float" office:value="1.26554012298584" calcext:value-type="float">
            <text:p>1.265540123</text:p>
          </table:table-cell>
          <table:table-cell office:value-type="float" office:value="0.261078506708145" calcext:value-type="float">
            <text:p>0.2610785067</text:p>
          </table:table-cell>
          <table:table-cell office:value-type="float" office:value="0.0461327396333218" calcext:value-type="float">
            <text:p>0.0461327396</text:p>
          </table:table-cell>
          <table:table-cell office:value-type="float" office:value="0.132521241903305" calcext:value-type="float">
            <text:p>0.1325212419</text:p>
          </table:table-cell>
          <table:table-cell office:value-type="float" office:value="0.21782523393631" calcext:value-type="float">
            <text:p>0.2178252339</text:p>
          </table:table-cell>
        </table:table-row>
        <table:table-row table:style-name="ro1">
          <table:table-cell office:value-type="float" office:value="0.00690179131925106" calcext:value-type="float">
            <text:p>0.0069017913</text:p>
          </table:table-cell>
          <table:table-cell office:value-type="float" office:value="0.0561872608959675" calcext:value-type="float">
            <text:p>0.0561872609</text:p>
          </table:table-cell>
          <table:table-cell office:value-type="float" office:value="0.000392555433791131" calcext:value-type="float">
            <text:p>0.0003925554</text:p>
          </table:table-cell>
          <table:table-cell office:value-type="float" office:value="0.0343125276267529" calcext:value-type="float">
            <text:p>0.0343125276</text:p>
          </table:table-cell>
          <table:table-cell office:value-type="float" office:value="-0.0031164176762104" calcext:value-type="float">
            <text:p>-0.0031164177</text:p>
          </table:table-cell>
          <table:table-cell office:value-type="float" office:value="0.451875567436218" calcext:value-type="float">
            <text:p>0.4518755674</text:p>
          </table:table-cell>
          <table:table-cell office:value-type="float" office:value="0.00707100424915552" calcext:value-type="float">
            <text:p>0.0070710042</text:p>
          </table:table-cell>
          <table:table-cell office:value-type="float" office:value="0.226183071732521" calcext:value-type="float">
            <text:p>0.2261830717</text:p>
          </table:table-cell>
          <table:table-cell office:value-type="float" office:value="0.00159072421956807" calcext:value-type="float">
            <text:p>0.0015907242</text:p>
          </table:table-cell>
          <table:table-cell office:value-type="float" office:value="0.00594303011894226" calcext:value-type="float">
            <text:p>0.0059430301</text:p>
          </table:table-cell>
          <table:table-cell office:value-type="float" office:value="-0.00226707011461258" calcext:value-type="float">
            <text:p>-0.0022670701</text:p>
          </table:table-cell>
          <table:table-cell office:value-type="float" office:value="0.32860067486763" calcext:value-type="float">
            <text:p>0.3286006749</text:p>
          </table:table-cell>
          <table:table-cell office:value-type="float" office:value="1.029740691185" calcext:value-type="float">
            <text:p>1.0297406912</text:p>
          </table:table-cell>
          <table:table-cell office:value-type="float" office:value="1.27173244953156" calcext:value-type="float">
            <text:p>1.2717324495</text:p>
          </table:table-cell>
          <table:table-cell office:value-type="float" office:value="-0.220047160983086" calcext:value-type="float">
            <text:p>-0.220047161</text:p>
          </table:table-cell>
          <table:table-cell office:value-type="float" office:value="0.0480637103319168" calcext:value-type="float">
            <text:p>0.0480637103</text:p>
          </table:table-cell>
          <table:table-cell office:value-type="float" office:value="-0.134705737233162" calcext:value-type="float">
            <text:p>-0.1347057372</text:p>
          </table:table-cell>
          <table:table-cell office:value-type="float" office:value="0.216305360198021" calcext:value-type="float">
            <text:p>0.2163053602</text:p>
          </table:table-cell>
          <table:table-cell office:value-type="float" office:value="-0.801468849182129" calcext:value-type="float">
            <text:p>-0.8014688492</text:p>
          </table:table-cell>
          <table:table-cell office:value-type="float" office:value="1.27140951156616" calcext:value-type="float">
            <text:p>1.2714095116</text:p>
          </table:table-cell>
          <table:table-cell office:value-type="float" office:value="0.264781594276428" calcext:value-type="float">
            <text:p>0.2647815943</text:p>
          </table:table-cell>
          <table:table-cell office:value-type="float" office:value="0.0460558868944645" calcext:value-type="float">
            <text:p>0.0460558869</text:p>
          </table:table-cell>
          <table:table-cell office:value-type="float" office:value="0.132706210017204" calcext:value-type="float">
            <text:p>0.13270621</text:p>
          </table:table-cell>
          <table:table-cell office:value-type="float" office:value="0.217423975467682" calcext:value-type="float">
            <text:p>0.2174239755</text:p>
          </table:table-cell>
        </table:table-row>
        <table:table-row table:style-name="ro1">
          <table:table-cell office:value-type="float" office:value="0.00658608367666602" calcext:value-type="float">
            <text:p>0.0065860837</text:p>
          </table:table-cell>
          <table:table-cell office:value-type="float" office:value="0.0591741763055325" calcext:value-type="float">
            <text:p>0.0591741763</text:p>
          </table:table-cell>
          <table:table-cell office:value-type="float" office:value="0.000394056114600971" calcext:value-type="float">
            <text:p>0.0003940561</text:p>
          </table:table-cell>
          <table:table-cell office:value-type="float" office:value="0.0349716395139694" calcext:value-type="float">
            <text:p>0.0349716395</text:p>
          </table:table-cell>
          <table:table-cell office:value-type="float" office:value="-0.00297237932682037" calcext:value-type="float">
            <text:p>-0.0029723793</text:p>
          </table:table-cell>
          <table:table-cell office:value-type="float" office:value="0.451749503612518" calcext:value-type="float">
            <text:p>0.4517495036</text:p>
          </table:table-cell>
          <table:table-cell office:value-type="float" office:value="0.00675106374546886" calcext:value-type="float">
            <text:p>0.0067510637</text:p>
          </table:table-cell>
          <table:table-cell office:value-type="float" office:value="0.229170337319374" calcext:value-type="float">
            <text:p>0.2291703373</text:p>
          </table:table-cell>
          <table:table-cell office:value-type="float" office:value="0.00153821194544435" calcext:value-type="float">
            <text:p>0.0015382119</text:p>
          </table:table-cell>
          <table:table-cell office:value-type="float" office:value="0.00623405259102583" calcext:value-type="float">
            <text:p>0.0062340526</text:p>
          </table:table-cell>
          <table:table-cell office:value-type="float" office:value="-0.00216257944703102" calcext:value-type="float">
            <text:p>-0.0021625794</text:p>
          </table:table-cell>
          <table:table-cell office:value-type="float" office:value="0.328559637069702" calcext:value-type="float">
            <text:p>0.3285596371</text:p>
          </table:table-cell>
          <table:table-cell office:value-type="float" office:value="1.02250778675079" calcext:value-type="float">
            <text:p>1.0225077868</text:p>
          </table:table-cell>
          <table:table-cell office:value-type="float" office:value="1.27727627754211" calcext:value-type="float">
            <text:p>1.2772762775</text:p>
          </table:table-cell>
          <table:table-cell office:value-type="float" office:value="-0.226959034800529" calcext:value-type="float">
            <text:p>-0.2269590348</text:p>
          </table:table-cell>
          <table:table-cell office:value-type="float" office:value="0.0479946918785572" calcext:value-type="float">
            <text:p>0.0479946919</text:p>
          </table:table-cell>
          <table:table-cell office:value-type="float" office:value="-0.134610399603844" calcext:value-type="float">
            <text:p>-0.1346103996</text:p>
          </table:table-cell>
          <table:table-cell office:value-type="float" office:value="0.216065973043442" calcext:value-type="float">
            <text:p>0.216065973</text:p>
          </table:table-cell>
          <table:table-cell office:value-type="float" office:value="-0.799549341201782" calcext:value-type="float">
            <text:p>-0.7995493412</text:p>
          </table:table-cell>
          <table:table-cell office:value-type="float" office:value="1.27427649497986" calcext:value-type="float">
            <text:p>1.274276495</text:p>
          </table:table-cell>
          <table:table-cell office:value-type="float" office:value="0.266650378704071" calcext:value-type="float">
            <text:p>0.2666503787</text:p>
          </table:table-cell>
          <table:table-cell office:value-type="float" office:value="0.0460212454199791" calcext:value-type="float">
            <text:p>0.0460212454</text:p>
          </table:table-cell>
          <table:table-cell office:value-type="float" office:value="0.132796123623848" calcext:value-type="float">
            <text:p>0.1327961236</text:p>
          </table:table-cell>
          <table:table-cell office:value-type="float" office:value="0.217228353023529" calcext:value-type="float">
            <text:p>0.217228353</text:p>
          </table:table-cell>
        </table:table-row>
        <table:table-row table:style-name="ro1">
          <table:table-cell office:value-type="float" office:value="0.00627623265609145" calcext:value-type="float">
            <text:p>0.0062762327</text:p>
          </table:table-cell>
          <table:table-cell office:value-type="float" office:value="0.062114916741848" calcext:value-type="float">
            <text:p>0.0621149167</text:p>
          </table:table-cell>
          <table:table-cell office:value-type="float" office:value="0.000393678579712287" calcext:value-type="float">
            <text:p>0.0003936786</text:p>
          </table:table-cell>
          <table:table-cell office:value-type="float" office:value="0.0356227606534958" calcext:value-type="float">
            <text:p>0.0356227607</text:p>
          </table:table-cell>
          <table:table-cell office:value-type="float" office:value="-0.00283112749457359" calcext:value-type="float">
            <text:p>-0.0028311275</text:p>
          </table:table-cell>
          <table:table-cell office:value-type="float" office:value="0.451623529195785" calcext:value-type="float">
            <text:p>0.4516235292</text:p>
          </table:table-cell>
          <table:table-cell office:value-type="float" office:value="0.00643674610182643" calcext:value-type="float">
            <text:p>0.0064367461</text:p>
          </table:table-cell>
          <table:table-cell office:value-type="float" office:value="0.232111468911171" calcext:value-type="float">
            <text:p>0.2321114689</text:p>
          </table:table-cell>
          <table:table-cell office:value-type="float" office:value="0.00148476171307266" calcext:value-type="float">
            <text:p>0.0014847617</text:p>
          </table:table-cell>
          <table:table-cell office:value-type="float" office:value="0.00652302708476782" calcext:value-type="float">
            <text:p>0.0065230271</text:p>
          </table:table-cell>
          <table:table-cell office:value-type="float" office:value="-0.00206008553504944" calcext:value-type="float">
            <text:p>-0.0020600855</text:p>
          </table:table-cell>
          <table:table-cell office:value-type="float" office:value="0.328518450260162" calcext:value-type="float">
            <text:p>0.3285184503</text:p>
          </table:table-cell>
          <table:table-cell office:value-type="float" office:value="1.01888358592987" calcext:value-type="float">
            <text:p>1.0188835859</text:p>
          </table:table-cell>
          <table:table-cell office:value-type="float" office:value="1.27997756004334" calcext:value-type="float">
            <text:p>1.27997756</text:p>
          </table:table-cell>
          <table:table-cell office:value-type="float" office:value="-0.230427607893944" calcext:value-type="float">
            <text:p>-0.2304276079</text:p>
          </table:table-cell>
          <table:table-cell office:value-type="float" office:value="0.0479639917612076" calcext:value-type="float">
            <text:p>0.0479639918</text:p>
          </table:table-cell>
          <table:table-cell office:value-type="float" office:value="-0.1345644146204" calcext:value-type="float">
            <text:p>-0.1345644146</text:p>
          </table:table-cell>
          <table:table-cell office:value-type="float" office:value="0.21594925224781" calcext:value-type="float">
            <text:p>0.2159492522</text:p>
          </table:table-cell>
          <table:table-cell office:value-type="float" office:value="-0.797620356082916" calcext:value-type="float">
            <text:p>-0.7976203561</text:p>
          </table:table-cell>
          <table:table-cell office:value-type="float" office:value="1.27709579467773" calcext:value-type="float">
            <text:p>1.2770957947</text:p>
          </table:table-cell>
          <table:table-cell office:value-type="float" office:value="0.26852822303772" calcext:value-type="float">
            <text:p>0.268528223</text:p>
          </table:table-cell>
          <table:table-cell office:value-type="float" office:value="0.0459891706705094" calcext:value-type="float">
            <text:p>0.0459891707</text:p>
          </table:table-cell>
          <table:table-cell office:value-type="float" office:value="0.132884293794632" calcext:value-type="float">
            <text:p>0.1328842938</text:p>
          </table:table-cell>
          <table:table-cell office:value-type="float" office:value="0.217036247253418" calcext:value-type="float">
            <text:p>0.2170362473</text:p>
          </table:table-cell>
        </table:table-row>
        <table:table-row table:style-name="ro1">
          <table:table-cell office:value-type="float" office:value="0.00597237795591354" calcext:value-type="float">
            <text:p>0.005972378</text:p>
          </table:table-cell>
          <table:table-cell office:value-type="float" office:value="0.0650077611207962" calcext:value-type="float">
            <text:p>0.0650077611</text:p>
          </table:table-cell>
          <table:table-cell office:value-type="float" office:value="0.000391686684451997" calcext:value-type="float">
            <text:p>0.0003916867</text:p>
          </table:table-cell>
          <table:table-cell office:value-type="float" office:value="0.0362654402852058" calcext:value-type="float">
            <text:p>0.0362654403</text:p>
          </table:table-cell>
          <table:table-cell office:value-type="float" office:value="-0.00269269570708275" calcext:value-type="float">
            <text:p>-0.0026926957</text:p>
          </table:table-cell>
          <table:table-cell office:value-type="float" office:value="0.451497822999954" calcext:value-type="float">
            <text:p>0.451497823</text:p>
          </table:table-cell>
          <table:table-cell office:value-type="float" office:value="0.0058256103657186" calcext:value-type="float">
            <text:p>0.0058256104</text:p>
          </table:table-cell>
          <table:table-cell office:value-type="float" office:value="0.237847879528999" calcext:value-type="float">
            <text:p>0.2378478795</text:p>
          </table:table-cell>
          <table:table-cell office:value-type="float" office:value="0.00137591222301126" calcext:value-type="float">
            <text:p>0.0013759122</text:p>
          </table:table-cell>
          <table:table-cell office:value-type="float" office:value="0.00709392875432968" calcext:value-type="float">
            <text:p>0.0070939288</text:p>
          </table:table-cell>
          <table:table-cell office:value-type="float" office:value="-0.00186125189065933" calcext:value-type="float">
            <text:p>-0.0018612519</text:p>
          </table:table-cell>
          <table:table-cell office:value-type="float" office:value="0.328435957431793" calcext:value-type="float">
            <text:p>0.3284359574</text:p>
          </table:table-cell>
          <table:table-cell office:value-type="float" office:value="1.01525914669037" calcext:value-type="float">
            <text:p>1.0152591467</text:p>
          </table:table-cell>
          <table:table-cell office:value-type="float" office:value="1.28262948989868" calcext:value-type="float">
            <text:p>1.2826294899</text:p>
          </table:table-cell>
          <table:table-cell office:value-type="float" office:value="-0.233899965882301" calcext:value-type="float">
            <text:p>-0.2338999659</text:p>
          </table:table-cell>
          <table:table-cell office:value-type="float" office:value="0.0479358658194542" calcext:value-type="float">
            <text:p>0.0479358658</text:p>
          </table:table-cell>
          <table:table-cell office:value-type="float" office:value="-0.13451960682869" calcext:value-type="float">
            <text:p>-0.1345196068</text:p>
          </table:table-cell>
          <table:table-cell office:value-type="float" office:value="0.215834617614746" calcext:value-type="float">
            <text:p>0.2158346176</text:p>
          </table:table-cell>
          <table:table-cell office:value-type="float" office:value="-0.795683860778809" calcext:value-type="float">
            <text:p>-0.7956838608</text:p>
          </table:table-cell>
          <table:table-cell office:value-type="float" office:value="1.27986598014832" calcext:value-type="float">
            <text:p>1.2798659801</text:p>
          </table:table-cell>
          <table:table-cell office:value-type="float" office:value="0.270413190126419" calcext:value-type="float">
            <text:p>0.2704131901</text:p>
          </table:table-cell>
          <table:table-cell office:value-type="float" office:value="0.0459597110748291" calcext:value-type="float">
            <text:p>0.0459597111</text:p>
          </table:table-cell>
          <table:table-cell office:value-type="float" office:value="0.132970720529556" calcext:value-type="float">
            <text:p>0.1329707205</text:p>
          </table:table-cell>
          <table:table-cell office:value-type="float" office:value="0.216847717761993" calcext:value-type="float">
            <text:p>0.2168477178</text:p>
          </table:table-cell>
        </table:table-row>
        <table:table-row table:style-name="ro1">
          <table:table-cell office:value-type="float" office:value="0.00538322888314724" calcext:value-type="float">
            <text:p>0.0053832289</text:p>
          </table:table-cell>
          <table:table-cell office:value-type="float" office:value="0.0706420093774796" calcext:value-type="float">
            <text:p>0.0706420094</text:p>
          </table:table-cell>
          <table:table-cell office:value-type="float" office:value="0.000382925820304081" calcext:value-type="float">
            <text:p>0.0003829258</text:p>
          </table:table-cell>
          <table:table-cell office:value-type="float" office:value="0.0375240631401539" calcext:value-type="float">
            <text:p>0.0375240631</text:p>
          </table:table-cell>
          <table:table-cell office:value-type="float" office:value="-0.00242459774017334" calcext:value-type="float">
            <text:p>-0.0024245977</text:p>
          </table:table-cell>
          <table:table-cell office:value-type="float" office:value="0.451247870922089" calcext:value-type="float">
            <text:p>0.4512478709</text:p>
          </table:table-cell>
          <table:table-cell office:value-type="float" office:value="0.00552912196144462" calcext:value-type="float">
            <text:p>0.005529122</text:p>
          </table:table-cell>
          <table:table-cell office:value-type="float" office:value="0.240639448165894" calcext:value-type="float">
            <text:p>0.2406394482</text:p>
          </table:table-cell>
          <table:table-cell office:value-type="float" office:value="0.00132069108076394" calcext:value-type="float">
            <text:p>0.0013206911</text:p>
          </table:table-cell>
          <table:table-cell office:value-type="float" office:value="0.00737567897886038" calcext:value-type="float">
            <text:p>0.007375679</text:p>
          </table:table-cell>
          <table:table-cell office:value-type="float" office:value="-0.00176498293876648" calcext:value-type="float">
            <text:p>-0.0017649829</text:p>
          </table:table-cell>
          <table:table-cell office:value-type="float" office:value="0.328394740819931" calcext:value-type="float">
            <text:p>0.3283947408</text:p>
          </table:table-cell>
          <table:table-cell office:value-type="float" office:value="1.01163828372955" calcext:value-type="float">
            <text:p>1.0116382837</text:p>
          </table:table-cell>
          <table:table-cell office:value-type="float" office:value="1.28523015975952" calcext:value-type="float">
            <text:p>1.2852301598</text:p>
          </table:table-cell>
          <table:table-cell office:value-type="float" office:value="-0.237371832132339" calcext:value-type="float">
            <text:p>-0.2373718321</text:p>
          </table:table-cell>
          <table:table-cell office:value-type="float" office:value="0.0479105524718761" calcext:value-type="float">
            <text:p>0.0479105525</text:p>
          </table:table-cell>
          <table:table-cell office:value-type="float" office:value="-0.13447593152523" calcext:value-type="float">
            <text:p>-0.1344759315</text:p>
          </table:table-cell>
          <table:table-cell office:value-type="float" office:value="0.215722024440765" calcext:value-type="float">
            <text:p>0.2157220244</text:p>
          </table:table-cell>
          <table:table-cell office:value-type="float" office:value="-0.793742179870606" calcext:value-type="float">
            <text:p>-0.7937421799</text:p>
          </table:table-cell>
          <table:table-cell office:value-type="float" office:value="1.2825847864151" calcext:value-type="float">
            <text:p>1.2825847864</text:p>
          </table:table-cell>
          <table:table-cell office:value-type="float" office:value="0.27230304479599" calcext:value-type="float">
            <text:p>0.2723030448</text:p>
          </table:table-cell>
          <table:table-cell office:value-type="float" office:value="0.0459330976009369" calcext:value-type="float">
            <text:p>0.0459330976</text:p>
          </table:table-cell>
          <table:table-cell office:value-type="float" office:value="0.133055284619331" calcext:value-type="float">
            <text:p>0.1330552846</text:p>
          </table:table-cell>
          <table:table-cell office:value-type="float" office:value="0.216662853956223" calcext:value-type="float">
            <text:p>0.216662854</text:p>
          </table:table-cell>
        </table:table-row>
        <table:table-row table:style-name="ro1">
          <table:table-cell office:value-type="float" office:value="0.00509822089225054" calcext:value-type="float">
            <text:p>0.0050982209</text:p>
          </table:table-cell>
          <table:table-cell office:value-type="float" office:value="0.073379710316658" calcext:value-type="float">
            <text:p>0.0733797103</text:p>
          </table:table-cell>
          <table:table-cell office:value-type="float" office:value="0.000376444048015401" calcext:value-type="float">
            <text:p>0.000376444</text:p>
          </table:table-cell>
          <table:table-cell office:value-type="float" office:value="0.0381392426788807" calcext:value-type="float">
            <text:p>0.0381392427</text:p>
          </table:table-cell>
          <table:table-cell office:value-type="float" office:value="-0.00229506939649582" calcext:value-type="float">
            <text:p>-0.0022950694</text:p>
          </table:table-cell>
          <table:table-cell office:value-type="float" office:value="0.451123982667923" calcext:value-type="float">
            <text:p>0.4511239827</text:p>
          </table:table-cell>
          <table:table-cell office:value-type="float" office:value="0.00523889483883977" calcext:value-type="float">
            <text:p>0.0052388948</text:p>
          </table:table-cell>
          <table:table-cell office:value-type="float" office:value="0.243377387523651" calcext:value-type="float">
            <text:p>0.2433773875</text:p>
          </table:table-cell>
          <table:table-cell office:value-type="float" office:value="0.00126515934243798" calcext:value-type="float">
            <text:p>0.0012651593</text:p>
          </table:table-cell>
          <table:table-cell office:value-type="float" office:value="0.00765464175492525" calcext:value-type="float">
            <text:p>0.0076546418</text:p>
          </table:table-cell>
          <table:table-cell office:value-type="float" office:value="-0.00167091563344002" calcext:value-type="float">
            <text:p>-0.0016709156</text:p>
          </table:table-cell>
          <table:table-cell office:value-type="float" office:value="0.328353673219681" calcext:value-type="float">
            <text:p>0.3283536732</text:p>
          </table:table-cell>
          <table:table-cell office:value-type="float" office:value="1.0080258846283" calcext:value-type="float">
            <text:p>1.0080258846</text:p>
          </table:table-cell>
          <table:table-cell office:value-type="float" office:value="1.28777837753296" calcext:value-type="float">
            <text:p>1.2877783775</text:p>
          </table:table-cell>
          <table:table-cell office:value-type="float" office:value="-0.240839004516602" calcext:value-type="float">
            <text:p>-0.2408390045</text:p>
          </table:table-cell>
          <table:table-cell office:value-type="float" office:value="0.047887958586216" calcext:value-type="float">
            <text:p>0.0478879586</text:p>
          </table:table-cell>
          <table:table-cell office:value-type="float" office:value="-0.134433433413506" calcext:value-type="float">
            <text:p>-0.1344334334</text:p>
          </table:table-cell>
          <table:table-cell office:value-type="float" office:value="0.215611726045608" calcext:value-type="float">
            <text:p>0.215611726</text:p>
          </table:table-cell>
          <table:table-cell office:value-type="float" office:value="-0.791798055171967" calcext:value-type="float">
            <text:p>-0.7917980552</text:p>
          </table:table-cell>
          <table:table-cell office:value-type="float" office:value="1.28525054454803" calcext:value-type="float">
            <text:p>1.2852505445</text:p>
          </table:table-cell>
          <table:table-cell office:value-type="float" office:value="0.274195224046707" calcext:value-type="float">
            <text:p>0.274195224</text:p>
          </table:table-cell>
          <table:table-cell office:value-type="float" office:value="0.0459092669188976" calcext:value-type="float">
            <text:p>0.0459092669</text:p>
          </table:table-cell>
          <table:table-cell office:value-type="float" office:value="0.133137971162796" calcext:value-type="float">
            <text:p>0.1331379712</text:p>
          </table:table-cell>
          <table:table-cell office:value-type="float" office:value="0.216481894254684" calcext:value-type="float">
            <text:p>0.2164818943</text:p>
          </table:table-cell>
        </table:table-row>
        <table:table-row table:style-name="ro1">
          <table:table-cell office:value-type="float" office:value="0.00481977825984359" calcext:value-type="float">
            <text:p>0.0048197783</text:p>
          </table:table-cell>
          <table:table-cell office:value-type="float" office:value="0.0760619789361954" calcext:value-type="float">
            <text:p>0.0760619789</text:p>
          </table:table-cell>
          <table:table-cell office:value-type="float" office:value="0.000368574896128848" calcext:value-type="float">
            <text:p>0.0003685749</text:p>
          </table:table-cell>
          <table:table-cell office:value-type="float" office:value="0.0387445837259293" calcext:value-type="float">
            <text:p>0.0387445837</text:p>
          </table:table-cell>
          <table:table-cell office:value-type="float" office:value="-0.00216861814260483" calcext:value-type="float">
            <text:p>-0.0021686181</text:p>
          </table:table-cell>
          <table:table-cell office:value-type="float" office:value="0.451001048088074" calcext:value-type="float">
            <text:p>0.4510010481</text:p>
          </table:table-cell>
          <table:table-cell office:value-type="float" office:value="0.00495509337633848" calcext:value-type="float">
            <text:p>0.0049550934</text:p>
          </table:table-cell>
          <table:table-cell office:value-type="float" office:value="0.246059894561768" calcext:value-type="float">
            <text:p>0.2460598946</text:p>
          </table:table-cell>
          <table:table-cell office:value-type="float" office:value="0.00120931421406567" calcext:value-type="float">
            <text:p>0.0012093142</text:p>
          </table:table-cell>
          <table:table-cell office:value-type="float" office:value="0.00793079845607281" calcext:value-type="float">
            <text:p>0.0079307985</text:p>
          </table:table-cell>
          <table:table-cell office:value-type="float" office:value="-0.00157906115055084" calcext:value-type="float">
            <text:p>-0.0015790612</text:p>
          </table:table-cell>
          <table:table-cell office:value-type="float" office:value="0.328312784433365" calcext:value-type="float">
            <text:p>0.3283127844</text:p>
          </table:table-cell>
          <table:table-cell office:value-type="float" office:value="1.00442588329315" calcext:value-type="float">
            <text:p>1.0044258833</text:p>
          </table:table-cell>
          <table:table-cell office:value-type="float" office:value="1.29027223587036" calcext:value-type="float">
            <text:p>1.2902722359</text:p>
          </table:table-cell>
          <table:table-cell office:value-type="float" office:value="-0.244297072291374" calcext:value-type="float">
            <text:p>-0.2442970723</text:p>
          </table:table-cell>
          <table:table-cell office:value-type="float" office:value="0.0478682816028595" calcext:value-type="float">
            <text:p>0.0478682816</text:p>
          </table:table-cell>
          <table:table-cell office:value-type="float" office:value="-0.134392142295837" calcext:value-type="float">
            <text:p>-0.1343921423</text:p>
          </table:table-cell>
          <table:table-cell office:value-type="float" office:value="0.215503633022308" calcext:value-type="float">
            <text:p>0.215503633</text:p>
          </table:table-cell>
          <table:table-cell office:value-type="float" office:value="-0.789853513240814" calcext:value-type="float">
            <text:p>-0.7898535132</text:p>
          </table:table-cell>
          <table:table-cell office:value-type="float" office:value="1.28786158561707" calcext:value-type="float">
            <text:p>1.2878615856</text:p>
          </table:table-cell>
          <table:table-cell office:value-type="float" office:value="0.276087671518326" calcext:value-type="float">
            <text:p>0.2760876715</text:p>
          </table:table-cell>
          <table:table-cell office:value-type="float" office:value="0.0458883829414845" calcext:value-type="float">
            <text:p>0.0458883829</text:p>
          </table:table-cell>
          <table:table-cell office:value-type="float" office:value="0.133218765258789" calcext:value-type="float">
            <text:p>0.1332187653</text:p>
          </table:table-cell>
          <table:table-cell office:value-type="float" office:value="0.216304838657379" calcext:value-type="float">
            <text:p>0.2163048387</text:p>
          </table:table-cell>
        </table:table-row>
        <table:table-row table:style-name="ro1">
          <table:table-cell office:value-type="float" office:value="0.0045480509288609" calcext:value-type="float">
            <text:p>0.0045480509</text:p>
          </table:table-cell>
          <table:table-cell office:value-type="float" office:value="0.0786868780851364" calcext:value-type="float">
            <text:p>0.0786868781</text:p>
          </table:table-cell>
          <table:table-cell office:value-type="float" office:value="0.00035962721449323" calcext:value-type="float">
            <text:p>0.0003596272</text:p>
          </table:table-cell>
          <table:table-cell office:value-type="float" office:value="0.0393396243453026" calcext:value-type="float">
            <text:p>0.0393396243</text:p>
          </table:table-cell>
          <table:table-cell office:value-type="float" office:value="-0.00204531103372574" calcext:value-type="float">
            <text:p>-0.002045311</text:p>
          </table:table-cell>
          <table:table-cell office:value-type="float" office:value="0.45087930560112" calcext:value-type="float">
            <text:p>0.4508793056</text:p>
          </table:table-cell>
          <table:table-cell office:value-type="float" office:value="0.00467788521200419" calcext:value-type="float">
            <text:p>0.0046778852</text:p>
          </table:table-cell>
          <table:table-cell office:value-type="float" office:value="0.248685017228127" calcext:value-type="float">
            <text:p>0.2486850172</text:p>
          </table:table-cell>
          <table:table-cell office:value-type="float" office:value="0.00115349714178592" calcext:value-type="float">
            <text:p>0.0011534971</text:p>
          </table:table-cell>
          <table:table-cell office:value-type="float" office:value="0.00820389948785305" calcext:value-type="float">
            <text:p>0.0082038995</text:p>
          </table:table-cell>
          <table:table-cell office:value-type="float" office:value="-0.00148947536945343" calcext:value-type="float">
            <text:p>-0.0014894754</text:p>
          </table:table-cell>
          <table:table-cell office:value-type="float" office:value="0.328272193670273" calcext:value-type="float">
            <text:p>0.3282721937</text:p>
          </table:table-cell>
          <table:table-cell office:value-type="float" office:value="0.997283399105072" calcext:value-type="float">
            <text:p>0.9972833991</text:p>
          </table:table-cell>
          <table:table-cell office:value-type="float" office:value="1.29508984088898" calcext:value-type="float">
            <text:p>1.2950898409</text:p>
          </table:table-cell>
          <table:table-cell office:value-type="float" office:value="-0.251166701316833" calcext:value-type="float">
            <text:p>-0.2511667013</text:p>
          </table:table-cell>
          <table:table-cell office:value-type="float" office:value="0.0478378906846047" calcext:value-type="float">
            <text:p>0.0478378907</text:p>
          </table:table-cell>
          <table:table-cell office:value-type="float" office:value="-0.134313106536865" calcext:value-type="float">
            <text:p>-0.1343131065</text:p>
          </table:table-cell>
          <table:table-cell office:value-type="float" office:value="0.215294778347015" calcext:value-type="float">
            <text:p>0.2152947783</text:p>
          </table:table-cell>
          <table:table-cell office:value-type="float" office:value="-0.785975217819214" calcext:value-type="float">
            <text:p>-0.7859752178</text:p>
          </table:table-cell>
          <table:table-cell office:value-type="float" office:value="1.29291236400604" calcext:value-type="float">
            <text:p>1.292912364</text:p>
          </table:table-cell>
          <table:table-cell office:value-type="float" office:value="0.279861867427826" calcext:value-type="float">
            <text:p>0.2798618674</text:p>
          </table:table-cell>
          <table:table-cell office:value-type="float" office:value="0.0458555892109871" calcext:value-type="float">
            <text:p>0.0458555892</text:p>
          </table:table-cell>
          <table:table-cell office:value-type="float" office:value="0.133374482393265" calcext:value-type="float">
            <text:p>0.1333744824</text:p>
          </table:table-cell>
          <table:table-cell office:value-type="float" office:value="0.215962991118431" calcext:value-type="float">
            <text:p>0.2159629911</text:p>
          </table:table-cell>
        </table:table-row>
        <table:table-row table:style-name="ro1">
          <table:table-cell office:value-type="float" office:value="0.00428316369652748" calcext:value-type="float">
            <text:p>0.0042831637</text:p>
          </table:table-cell>
          <table:table-cell office:value-type="float" office:value="0.0812526941299439" calcext:value-type="float">
            <text:p>0.0812526941</text:p>
          </table:table-cell>
          <table:table-cell office:value-type="float" office:value="0.000349469482898712" calcext:value-type="float">
            <text:p>0.0003494695</text:p>
          </table:table-cell>
          <table:table-cell office:value-type="float" office:value="0.0399240702390671" calcext:value-type="float">
            <text:p>0.0399240702</text:p>
          </table:table-cell>
          <table:table-cell office:value-type="float" office:value="-0.00192519277334213" calcext:value-type="float">
            <text:p>-0.0019251928</text:p>
          </table:table-cell>
          <table:table-cell office:value-type="float" office:value="0.450758874416351" calcext:value-type="float">
            <text:p>0.4507588744</text:p>
          </table:table-cell>
          <table:table-cell office:value-type="float" office:value="0.0041438564658165" calcext:value-type="float">
            <text:p>0.0041438565</text:p>
          </table:table-cell>
          <table:table-cell office:value-type="float" office:value="0.253755986690521" calcext:value-type="float">
            <text:p>0.2537559867</text:p>
          </table:table-cell>
          <table:table-cell office:value-type="float" office:value="0.00104198313783854" calcext:value-type="float">
            <text:p>0.0010419831</text:p>
          </table:table-cell>
          <table:table-cell office:value-type="float" office:value="0.00874052941799164" calcext:value-type="float">
            <text:p>0.0087405294</text:p>
          </table:table-cell>
          <table:table-cell office:value-type="float" office:value="-0.00131722539663315" calcext:value-type="float">
            <text:p>-0.0013172254</text:p>
          </table:table-cell>
          <table:table-cell office:value-type="float" office:value="0.32819202542305" calcext:value-type="float">
            <text:p>0.3281920254</text:p>
          </table:table-cell>
          <table:table-cell office:value-type="float" office:value="0.993750631809235" calcext:value-type="float">
            <text:p>0.9937506318</text:p>
          </table:table-cell>
          <table:table-cell office:value-type="float" office:value="1.29741060733795" calcext:value-type="float">
            <text:p>1.2974106073</text:p>
          </table:table-cell>
          <table:table-cell office:value-type="float" office:value="-0.254568547010422" calcext:value-type="float">
            <text:p>-0.254568547</text:p>
          </table:table-cell>
          <table:table-cell office:value-type="float" office:value="0.0478273332118988" calcext:value-type="float">
            <text:p>0.0478273332</text:p>
          </table:table-cell>
          <table:table-cell office:value-type="float" office:value="-0.134275436401367" calcext:value-type="float">
            <text:p>-0.1342754364</text:p>
          </table:table-cell>
          <table:table-cell office:value-type="float" office:value="0.215194016695023" calcext:value-type="float">
            <text:p>0.2151940167</text:p>
          </table:table-cell>
          <table:table-cell office:value-type="float" office:value="-0.784046828746796" calcext:value-type="float">
            <text:p>-0.7840468287</text:p>
          </table:table-cell>
          <table:table-cell office:value-type="float" office:value="1.2953485250473" calcext:value-type="float">
            <text:p>1.295348525</text:p>
          </table:table-cell>
          <table:table-cell office:value-type="float" office:value="0.281738340854645" calcext:value-type="float">
            <text:p>0.2817383409</text:p>
          </table:table-cell>
          <table:table-cell office:value-type="float" office:value="0.0458438619971275" calcext:value-type="float">
            <text:p>0.045843862</text:p>
          </table:table-cell>
          <table:table-cell office:value-type="float" office:value="0.133449390530586" calcext:value-type="float">
            <text:p>0.1334493905</text:p>
          </table:table-cell>
          <table:table-cell office:value-type="float" office:value="0.215798363089561" calcext:value-type="float">
            <text:p>0.2157983631</text:p>
          </table:table-cell>
        </table:table-row>
        <table:table-row table:style-name="ro1">
          <table:table-cell office:value-type="float" office:value="0.00402526557445526" calcext:value-type="float">
            <text:p>0.0040252656</text:p>
          </table:table-cell>
          <table:table-cell office:value-type="float" office:value="0.0837574824690819" calcext:value-type="float">
            <text:p>0.0837574825</text:p>
          </table:table-cell>
          <table:table-cell office:value-type="float" office:value="0.00033845187863335" calcext:value-type="float">
            <text:p>0.0003384519</text:p>
          </table:table-cell>
          <table:table-cell office:value-type="float" office:value="0.0404975339770317" calcext:value-type="float">
            <text:p>0.040497534</text:p>
          </table:table-cell>
          <table:table-cell office:value-type="float" office:value="-0.00180833041667938" calcext:value-type="float">
            <text:p>-0.0018083304</text:p>
          </table:table-cell>
          <table:table-cell office:value-type="float" office:value="0.450639963150024" calcext:value-type="float">
            <text:p>0.4506399632</text:p>
          </table:table-cell>
          <table:table-cell office:value-type="float" office:value="0.00388735928572714" calcext:value-type="float">
            <text:p>0.0038873593</text:p>
          </table:table-cell>
          <table:table-cell office:value-type="float" office:value="0.256198048591614" calcext:value-type="float">
            <text:p>0.2561980486</text:p>
          </table:table-cell>
          <table:table-cell office:value-type="float" office:value="0.000986543600447476" calcext:value-type="float">
            <text:p>0.0009865436</text:p>
          </table:table-cell>
          <table:table-cell office:value-type="float" office:value="0.00900375563651323" calcext:value-type="float">
            <text:p>0.0090037556</text:p>
          </table:table-cell>
          <table:table-cell office:value-type="float" office:value="-0.00123472139239311" calcext:value-type="float">
            <text:p>-0.0012347214</text:p>
          </table:table-cell>
          <table:table-cell office:value-type="float" office:value="0.328152626752853" calcext:value-type="float">
            <text:p>0.3281526268</text:p>
          </table:table-cell>
          <table:table-cell office:value-type="float" office:value="0.990250825881958" calcext:value-type="float">
            <text:p>0.9902508259</text:p>
          </table:table-cell>
          <table:table-cell office:value-type="float" office:value="1.29967069625855" calcext:value-type="float">
            <text:p>1.2996706963</text:p>
          </table:table-cell>
          <table:table-cell office:value-type="float" office:value="-0.25794118642807" calcext:value-type="float">
            <text:p>-0.2579411864</text:p>
          </table:table-cell>
          <table:table-cell office:value-type="float" office:value="0.047819972038269" calcext:value-type="float">
            <text:p>0.047819972</text:p>
          </table:table-cell>
          <table:table-cell office:value-type="float" office:value="-0.134238973259926" calcext:value-type="float">
            <text:p>-0.1342389733</text:p>
          </table:table-cell>
          <table:table-cell office:value-type="float" office:value="0.215095862746239" calcext:value-type="float">
            <text:p>0.2150958627</text:p>
          </table:table-cell>
          <table:table-cell office:value-type="float" office:value="-0.780229389667511" calcext:value-type="float">
            <text:p>-0.7802293897</text:p>
          </table:table-cell>
          <table:table-cell office:value-type="float" office:value="1.3000328540802" calcext:value-type="float">
            <text:p>1.3000328541</text:p>
          </table:table-cell>
          <table:table-cell office:value-type="float" office:value="0.285453319549561" calcext:value-type="float">
            <text:p>0.2854533195</text:p>
          </table:table-cell>
          <table:table-cell office:value-type="float" office:value="0.0458302944898605" calcext:value-type="float">
            <text:p>0.0458302945</text:p>
          </table:table-cell>
          <table:table-cell office:value-type="float" office:value="0.133592769503593" calcext:value-type="float">
            <text:p>0.1335927695</text:p>
          </table:table-cell>
          <table:table-cell office:value-type="float" office:value="0.215482339262962" calcext:value-type="float">
            <text:p>0.2154823393</text:p>
          </table:table-cell>
        </table:table-row>
        <table:table-row table:style-name="ro1">
          <table:table-cell office:value-type="float" office:value="0.00353097729384899" calcext:value-type="float">
            <text:p>0.0035309773</text:p>
          </table:table-cell>
          <table:table-cell office:value-type="float" office:value="0.0885764583945275" calcext:value-type="float">
            <text:p>0.0885764584</text:p>
          </table:table-cell>
          <table:table-cell office:value-type="float" office:value="0.000313613680191338" calcext:value-type="float">
            <text:p>0.0003136137</text:p>
          </table:table-cell>
          <table:table-cell office:value-type="float" office:value="0.0416100509464741" calcext:value-type="float">
            <text:p>0.0416100509</text:p>
          </table:table-cell>
          <table:table-cell office:value-type="float" office:value="-0.00158470869064331" calcext:value-type="float">
            <text:p>-0.0015847087</text:p>
          </table:table-cell>
          <table:table-cell office:value-type="float" office:value="0.4504075050354" calcext:value-type="float">
            <text:p>0.450407505</text:p>
          </table:table-cell>
          <table:table-cell office:value-type="float" office:value="0.0036380821838975" calcext:value-type="float">
            <text:p>0.0036380822</text:p>
          </table:table-cell>
          <table:table-cell office:value-type="float" office:value="0.258575290441513" calcext:value-type="float">
            <text:p>0.2585752904</text:p>
          </table:table-cell>
          <table:table-cell office:value-type="float" office:value="0.000931531481910497" calcext:value-type="float">
            <text:p>0.0009315315</text:p>
          </table:table-cell>
          <table:table-cell office:value-type="float" office:value="0.00926335901021957" calcext:value-type="float">
            <text:p>0.009263359</text:p>
          </table:table-cell>
          <table:table-cell office:value-type="float" office:value="-0.00115462392568588" calcext:value-type="float">
            <text:p>-0.0011546239</text:p>
          </table:table-cell>
          <table:table-cell office:value-type="float" office:value="0.32811376452446" calcext:value-type="float">
            <text:p>0.3281137645</text:p>
          </table:table-cell>
          <table:table-cell office:value-type="float" office:value="0.986789643764496" calcext:value-type="float">
            <text:p>0.9867896438</text:p>
          </table:table-cell>
          <table:table-cell office:value-type="float" office:value="1.30186831951141" calcext:value-type="float">
            <text:p>1.3018683195</text:p>
          </table:table-cell>
          <table:table-cell office:value-type="float" office:value="-0.261278957128525" calcext:value-type="float">
            <text:p>-0.2612789571</text:p>
          </table:table-cell>
          <table:table-cell office:value-type="float" office:value="0.0478158593177795" calcext:value-type="float">
            <text:p>0.0478158593</text:p>
          </table:table-cell>
          <table:table-cell office:value-type="float" office:value="-0.13420370221138" calcext:value-type="float">
            <text:p>-0.1342037022</text:p>
          </table:table-cell>
          <table:table-cell office:value-type="float" office:value="0.215000376105309" calcext:value-type="float">
            <text:p>0.2150003761</text:p>
          </table:table-cell>
          <table:table-cell office:value-type="float" office:value="-0.780229389667511" calcext:value-type="float">
            <text:p>-0.7802293897</text:p>
          </table:table-cell>
          <table:table-cell office:value-type="float" office:value="1.3000328540802" calcext:value-type="float">
            <text:p>1.3000328541</text:p>
          </table:table-cell>
          <table:table-cell office:value-type="float" office:value="0.285453319549561" calcext:value-type="float">
            <text:p>0.2854533195</text:p>
          </table:table-cell>
          <table:table-cell office:value-type="float" office:value="0.0458302944898605" calcext:value-type="float">
            <text:p>0.0458302945</text:p>
          </table:table-cell>
          <table:table-cell office:value-type="float" office:value="0.133592769503593" calcext:value-type="float">
            <text:p>0.1335927695</text:p>
          </table:table-cell>
          <table:table-cell office:value-type="float" office:value="0.215482339262962" calcext:value-type="float">
            <text:p>0.2154823393</text:p>
          </table:table-cell>
        </table:table-row>
        <table:table-row table:style-name="ro1">
          <table:table-cell office:value-type="float" office:value="0.00329487165436149" calcext:value-type="float">
            <text:p>0.0032948717</text:p>
          </table:table-cell>
          <table:table-cell office:value-type="float" office:value="0.0908869355916977" calcext:value-type="float">
            <text:p>0.0908869356</text:p>
          </table:table-cell>
          <table:table-cell office:value-type="float" office:value="0.000300126237561926" calcext:value-type="float">
            <text:p>0.0003001262</text:p>
          </table:table-cell>
          <table:table-cell office:value-type="float" office:value="0.0421483628451824" calcext:value-type="float">
            <text:p>0.0421483628</text:p>
          </table:table-cell>
          <table:table-cell office:value-type="float" office:value="-0.00147801265120506" calcext:value-type="float">
            <text:p>-0.0014780127</text:p>
          </table:table-cell>
          <table:table-cell office:value-type="float" office:value="0.45029428601265" calcext:value-type="float">
            <text:p>0.450294286</text:p>
          </table:table-cell>
          <table:table-cell office:value-type="float" office:value="0.00339619372971356" calcext:value-type="float">
            <text:p>0.0033961937</text:p>
          </table:table-cell>
          <table:table-cell office:value-type="float" office:value="0.260885924100876" calcext:value-type="float">
            <text:p>0.2608859241</text:p>
          </table:table-cell>
          <table:table-cell office:value-type="float" office:value="0.000877081882208586" calcext:value-type="float">
            <text:p>0.0008770819</text:p>
          </table:table-cell>
          <table:table-cell office:value-type="float" office:value="0.00951920635998249" calcext:value-type="float">
            <text:p>0.0095192064</text:p>
          </table:table-cell>
          <table:table-cell office:value-type="float" office:value="-0.00107701495289803" calcext:value-type="float">
            <text:p>-0.001077015</text:p>
          </table:table-cell>
          <table:table-cell office:value-type="float" office:value="0.328075528144836" calcext:value-type="float">
            <text:p>0.3280755281</text:p>
          </table:table-cell>
          <table:table-cell office:value-type="float" office:value="0.983372569084168" calcext:value-type="float">
            <text:p>0.9833725691</text:p>
          </table:table-cell>
          <table:table-cell office:value-type="float" office:value="1.30400192737579" calcext:value-type="float">
            <text:p>1.3040019274</text:p>
          </table:table-cell>
          <table:table-cell office:value-type="float" office:value="-0.264576375484467" calcext:value-type="float">
            <text:p>-0.2645763755</text:p>
          </table:table-cell>
          <table:table-cell office:value-type="float" office:value="0.0478151142597199" calcext:value-type="float">
            <text:p>0.0478151143</text:p>
          </table:table-cell>
          <table:table-cell office:value-type="float" office:value="-0.134169727563858" calcext:value-type="float">
            <text:p>-0.1341697276</text:p>
          </table:table-cell>
          <table:table-cell office:value-type="float" office:value="0.214907556772232" calcext:value-type="float">
            <text:p>0.2149075568</text:p>
          </table:table-cell>
          <table:table-cell office:value-type="float" office:value="-0.776485681533814" calcext:value-type="float">
            <text:p>-0.7764856815</text:p>
          </table:table-cell>
          <table:table-cell office:value-type="float" office:value="1.30445575714111" calcext:value-type="float">
            <text:p>1.3044557571</text:p>
          </table:table-cell>
          <table:table-cell office:value-type="float" office:value="0.289096713066101" calcext:value-type="float">
            <text:p>0.2890967131</text:p>
          </table:table-cell>
          <table:table-cell office:value-type="float" office:value="0.0458302386105061" calcext:value-type="float">
            <text:p>0.0458302386</text:p>
          </table:table-cell>
          <table:table-cell office:value-type="float" office:value="0.133727684617043" calcext:value-type="float">
            <text:p>0.1337276846</text:p>
          </table:table-cell>
          <table:table-cell office:value-type="float" office:value="0.215184614062309" calcext:value-type="float">
            <text:p>0.2151846141</text:p>
          </table:table-cell>
        </table:table-row>
        <table:table-row table:style-name="ro1">
          <table:table-cell office:value-type="float" office:value="0.00306631135754287" calcext:value-type="float">
            <text:p>0.0030663114</text:p>
          </table:table-cell>
          <table:table-cell office:value-type="float" office:value="0.0931289047002793" calcext:value-type="float">
            <text:p>0.0931289047</text:p>
          </table:table-cell>
          <table:table-cell office:value-type="float" office:value="0.000286120251985267" calcext:value-type="float">
            <text:p>0.0002861203</text:p>
          </table:table-cell>
          <table:table-cell office:value-type="float" office:value="0.0426742136478424" calcext:value-type="float">
            <text:p>0.0426742136</text:p>
          </table:table-cell>
          <table:table-cell office:value-type="float" office:value="-0.00137482583522797" calcext:value-type="float">
            <text:p>-0.0013748258</text:p>
          </table:table-cell>
          <table:table-cell office:value-type="float" office:value="0.450183391571045" calcext:value-type="float">
            <text:p>0.4501833916</text:p>
          </table:table-cell>
          <table:table-cell office:value-type="float" office:value="0.00293520069681108" calcext:value-type="float">
            <text:p>0.0029352007</text:p>
          </table:table-cell>
          <table:table-cell office:value-type="float" office:value="0.265299767255783" calcext:value-type="float">
            <text:p>0.2652997673</text:p>
          </table:table-cell>
          <table:table-cell office:value-type="float" office:value="0.000770411803387105" calcext:value-type="float">
            <text:p>0.0007704118</text:p>
          </table:table-cell>
          <table:table-cell office:value-type="float" office:value="0.0100190863013268" calcext:value-type="float">
            <text:p>0.0100190863</text:p>
          </table:table-cell>
          <table:table-cell office:value-type="float" office:value="-0.000929441303014755" calcext:value-type="float">
            <text:p>-0.0009294413</text:p>
          </table:table-cell>
          <table:table-cell office:value-type="float" office:value="0.328001201152802" calcext:value-type="float">
            <text:p>0.3280012012</text:p>
          </table:table-cell>
          <table:table-cell office:value-type="float" office:value="0.976696848869324" calcext:value-type="float">
            <text:p>0.9766968489</text:p>
          </table:table-cell>
          <table:table-cell office:value-type="float" office:value="1.30807077884674" calcext:value-type="float">
            <text:p>1.3080707788</text:p>
          </table:table-cell>
          <table:table-cell office:value-type="float" office:value="-0.271024852991104" calcext:value-type="float">
            <text:p>-0.271024853</text:p>
          </table:table-cell>
          <table:table-cell office:value-type="float" office:value="0.0478240847587586" calcext:value-type="float">
            <text:p>0.0478240848</text:p>
          </table:table-cell>
          <table:table-cell office:value-type="float" office:value="-0.134105563163757" calcext:value-type="float">
            <text:p>-0.1341055632</text:p>
          </table:table-cell>
          <table:table-cell office:value-type="float" office:value="0.214730486273766" calcext:value-type="float">
            <text:p>0.2147304863</text:p>
          </table:table-cell>
          <table:table-cell office:value-type="float" office:value="-0.774650752544403" calcext:value-type="float">
            <text:p>-0.7746507525</text:p>
          </table:table-cell>
          <table:table-cell office:value-type="float" office:value="1.30656445026398" calcext:value-type="float">
            <text:p>1.3065644503</text:p>
          </table:table-cell>
          <table:table-cell office:value-type="float" office:value="0.290882557630539" calcext:value-type="float">
            <text:p>0.2908825576</text:p>
          </table:table-cell>
          <table:table-cell office:value-type="float" office:value="0.0458355769515038" calcext:value-type="float">
            <text:p>0.045835577</text:p>
          </table:table-cell>
          <table:table-cell office:value-type="float" office:value="0.133791819214821" calcext:value-type="float">
            <text:p>0.1337918192</text:p>
          </table:table-cell>
          <table:table-cell office:value-type="float" office:value="0.215042889118195" calcext:value-type="float">
            <text:p>0.2150428891</text:p>
          </table:table-cell>
        </table:table-row>
        <table:table-row table:style-name="ro1">
          <table:table-cell office:value-type="float" office:value="0.00284542073495686" calcext:value-type="float">
            <text:p>0.0028454207</text:p>
          </table:table-cell>
          <table:table-cell office:value-type="float" office:value="0.0953005477786064" calcext:value-type="float">
            <text:p>0.0953005478</text:p>
          </table:table-cell>
          <table:table-cell office:value-type="float" office:value="0.000271565426373854" calcext:value-type="float">
            <text:p>0.0002715654</text:p>
          </table:table-cell>
          <table:table-cell office:value-type="float" office:value="0.0431873351335526" calcext:value-type="float">
            <text:p>0.0431873351</text:p>
          </table:table-cell>
          <table:table-cell office:value-type="float" office:value="-0.0012751892209053" calcext:value-type="float">
            <text:p>-0.0012751892</text:p>
          </table:table-cell>
          <table:table-cell office:value-type="float" office:value="0.450074940919876" calcext:value-type="float">
            <text:p>0.4500749409</text:p>
          </table:table-cell>
          <table:table-cell office:value-type="float" office:value="0.00271641137078404" calcext:value-type="float">
            <text:p>0.0027164114</text:p>
          </table:table-cell>
          <table:table-cell office:value-type="float" office:value="0.267399281263351" calcext:value-type="float">
            <text:p>0.2673992813</text:p>
          </table:table-cell>
          <table:table-cell office:value-type="float" office:value="0.000718503957614303" calcext:value-type="float">
            <text:p>0.000718504</text:p>
          </table:table-cell>
          <table:table-cell office:value-type="float" office:value="0.0102628078311682" calcext:value-type="float">
            <text:p>0.0102628078</text:p>
          </table:table-cell>
          <table:table-cell office:value-type="float" office:value="-0.000859532505273819" calcext:value-type="float">
            <text:p>-0.0008595325</text:p>
          </table:table-cell>
          <table:table-cell office:value-type="float" office:value="0.327965259552002" calcext:value-type="float">
            <text:p>0.3279652596</text:p>
          </table:table-cell>
          <table:table-cell office:value-type="float" office:value="0.973450422286987" calcext:value-type="float">
            <text:p>0.9734504223</text:p>
          </table:table-cell>
          <table:table-cell office:value-type="float" office:value="1.31000292301178" calcext:value-type="float">
            <text:p>1.310002923</text:p>
          </table:table-cell>
          <table:table-cell office:value-type="float" office:value="-0.274163514375687" calcext:value-type="float">
            <text:p>-0.2741635144</text:p>
          </table:table-cell>
          <table:table-cell office:value-type="float" office:value="0.0478339195251465" calcext:value-type="float">
            <text:p>0.0478339195</text:p>
          </table:table-cell>
          <table:table-cell office:value-type="float" office:value="-0.134075343608856" calcext:value-type="float">
            <text:p>-0.1340753436</text:p>
          </table:table-cell>
          <table:table-cell office:value-type="float" office:value="0.214646339416504" calcext:value-type="float">
            <text:p>0.2146463394</text:p>
          </table:table-cell>
          <table:table-cell office:value-type="float" office:value="-0.772845685482025" calcext:value-type="float">
            <text:p>-0.7728456855</text:p>
          </table:table-cell>
          <table:table-cell office:value-type="float" office:value="1.30860257148743" calcext:value-type="float">
            <text:p>1.3086025715</text:p>
          </table:table-cell>
          <table:table-cell office:value-type="float" office:value="0.292639702558517" calcext:value-type="float">
            <text:p>0.2926397026</text:p>
          </table:table-cell>
          <table:table-cell office:value-type="float" office:value="0.0458444952964783" calcext:value-type="float">
            <text:p>0.0458444953</text:p>
          </table:table-cell>
          <table:table-cell office:value-type="float" office:value="0.13385371863842" calcext:value-type="float">
            <text:p>0.1338537186</text:p>
          </table:table-cell>
          <table:table-cell office:value-type="float" office:value="0.214906081557274" calcext:value-type="float">
            <text:p>0.2149060816</text:p>
          </table:table-cell>
        </table:table-row>
        <table:table-row table:style-name="ro1">
          <table:table-cell office:value-type="float" office:value="0.0026323504280299" calcext:value-type="float">
            <text:p>0.0026323504</text:p>
          </table:table-cell>
          <table:table-cell office:value-type="float" office:value="0.0973999574780464" calcext:value-type="float">
            <text:p>0.0973999575</text:p>
          </table:table-cell>
          <table:table-cell office:value-type="float" office:value="0.000256747589446604" calcext:value-type="float">
            <text:p>0.0002567476</text:p>
          </table:table-cell>
          <table:table-cell office:value-type="float" office:value="0.0436872616410255" calcext:value-type="float">
            <text:p>0.0436872616</text:p>
          </table:table-cell>
          <table:table-cell office:value-type="float" office:value="-0.00117914378643036" calcext:value-type="float">
            <text:p>-0.0011791438</text:p>
          </table:table-cell>
          <table:table-cell office:value-type="float" office:value="0.449969172477722" calcext:value-type="float">
            <text:p>0.4499691725</text:p>
          </table:table-cell>
          <table:table-cell office:value-type="float" office:value="0.00250565097667277" calcext:value-type="float">
            <text:p>0.002505651</text:p>
          </table:table-cell>
          <table:table-cell office:value-type="float" office:value="0.269424676895142" calcext:value-type="float">
            <text:p>0.2694246769</text:p>
          </table:table-cell>
          <table:table-cell office:value-type="float" office:value="0.000667594431433827" calcext:value-type="float">
            <text:p>0.0006675944</text:p>
          </table:table-cell>
          <table:table-cell office:value-type="float" office:value="0.0105021772906184" calcext:value-type="float">
            <text:p>0.0105021773</text:p>
          </table:table-cell>
          <table:table-cell office:value-type="float" office:value="-0.000792291015386581" calcext:value-type="float">
            <text:p>-0.000792291</text:p>
          </table:table-cell>
          <table:table-cell office:value-type="float" office:value="0.327930212020874" calcext:value-type="float">
            <text:p>0.327930212</text:p>
          </table:table-cell>
          <table:table-cell office:value-type="float" office:value="0.970274031162262" calcext:value-type="float">
            <text:p>0.9702740312</text:p>
          </table:table-cell>
          <table:table-cell office:value-type="float" office:value="1.31186509132385" calcext:value-type="float">
            <text:p>1.3118650913</text:p>
          </table:table-cell>
          <table:table-cell office:value-type="float" office:value="-0.277236342430115" calcext:value-type="float">
            <text:p>-0.2772363424</text:p>
          </table:table-cell>
          <table:table-cell office:value-type="float" office:value="0.0478474237024784" calcext:value-type="float">
            <text:p>0.0478474237</text:p>
          </table:table-cell>
          <table:table-cell office:value-type="float" office:value="-0.134046420454979" calcext:value-type="float">
            <text:p>-0.1340464205</text:p>
          </table:table-cell>
          <table:table-cell office:value-type="float" office:value="0.214565172791481" calcext:value-type="float">
            <text:p>0.2145651728</text:p>
          </table:table-cell>
          <table:table-cell office:value-type="float" office:value="-0.771074414253235" calcext:value-type="float">
            <text:p>-0.7710744143</text:p>
          </table:table-cell>
          <table:table-cell office:value-type="float" office:value="1.31056809425354" calcext:value-type="float">
            <text:p>1.3105680943</text:p>
          </table:table-cell>
          <table:table-cell office:value-type="float" office:value="0.294363856315613" calcext:value-type="float">
            <text:p>0.2943638563</text:p>
          </table:table-cell>
          <table:table-cell office:value-type="float" office:value="0.045857135206461" calcext:value-type="float">
            <text:p>0.0458571352</text:p>
          </table:table-cell>
          <table:table-cell office:value-type="float" office:value="0.133913323283196" calcext:value-type="float">
            <text:p>0.1339133233</text:p>
          </table:table-cell>
          <table:table-cell office:value-type="float" office:value="0.214774221181869" calcext:value-type="float">
            <text:p>0.2147742212</text:p>
          </table:table-cell>
        </table:table-row>
        <table:table-row table:style-name="ro1">
          <table:table-cell office:value-type="float" office:value="0.0024272445589304" calcext:value-type="float">
            <text:p>0.0024272446</text:p>
          </table:table-cell>
          <table:table-cell office:value-type="float" office:value="0.0994252562522888" calcext:value-type="float">
            <text:p>0.0994252563</text:p>
          </table:table-cell>
          <table:table-cell office:value-type="float" office:value="0.000241578600252978" calcext:value-type="float">
            <text:p>0.0002415786</text:p>
          </table:table-cell>
          <table:table-cell office:value-type="float" office:value="0.0441736541688442" calcext:value-type="float">
            <text:p>0.0441736542</text:p>
          </table:table-cell>
          <table:table-cell office:value-type="float" office:value="-0.00108677521348" calcext:value-type="float">
            <text:p>-0.0010867752</text:p>
          </table:table-cell>
          <table:table-cell office:value-type="float" office:value="0.449866235256195" calcext:value-type="float">
            <text:p>0.4498662353</text:p>
          </table:table-cell>
          <table:table-cell office:value-type="float" office:value="0.00230306410230696" calcext:value-type="float">
            <text:p>0.0023030641</text:p>
          </table:table-cell>
          <table:table-cell office:value-type="float" office:value="0.271374106407165" calcext:value-type="float">
            <text:p>0.2713741064</text:p>
          </table:table-cell>
          <table:table-cell office:value-type="float" office:value="0.000617824087385088" calcext:value-type="float">
            <text:p>0.0006178241</text:p>
          </table:table-cell>
          <table:table-cell office:value-type="float" office:value="0.0107370745390654" calcext:value-type="float">
            <text:p>0.0107370745</text:p>
          </table:table-cell>
          <table:table-cell office:value-type="float" office:value="-0.000727739185094833" calcext:value-type="float">
            <text:p>-0.0007277392</text:p>
          </table:table-cell>
          <table:table-cell office:value-type="float" office:value="0.327896147966385" calcext:value-type="float">
            <text:p>0.327896148</text:p>
          </table:table-cell>
          <table:table-cell office:value-type="float" office:value="0.967174232006073" calcext:value-type="float">
            <text:p>0.967174232</text:p>
          </table:table-cell>
          <table:table-cell office:value-type="float" office:value="1.31365549564362" calcext:value-type="float">
            <text:p>1.3136554956</text:p>
          </table:table-cell>
          <table:table-cell office:value-type="float" office:value="-0.280236601829529" calcext:value-type="float">
            <text:p>-0.2802366018</text:p>
          </table:table-cell>
          <table:table-cell office:value-type="float" office:value="0.0478647015988827" calcext:value-type="float">
            <text:p>0.0478647016</text:p>
          </table:table-cell>
          <table:table-cell office:value-type="float" office:value="-0.134018793702126" calcext:value-type="float">
            <text:p>-0.1340187937</text:p>
          </table:table-cell>
          <table:table-cell office:value-type="float" office:value="0.214487060904503" calcext:value-type="float">
            <text:p>0.2144870609</text:p>
          </table:table-cell>
          <table:table-cell office:value-type="float" office:value="-0.767649352550507" calcext:value-type="float">
            <text:p>-0.7676493526</text:p>
          </table:table-cell>
          <table:table-cell office:value-type="float" office:value="1.31427490711212" calcext:value-type="float">
            <text:p>1.3142749071</text:p>
          </table:table-cell>
          <table:table-cell office:value-type="float" office:value="0.297698050737381" calcext:value-type="float">
            <text:p>0.2976980507</text:p>
          </table:table-cell>
          <table:table-cell office:value-type="float" office:value="0.0458939783275127" calcext:value-type="float">
            <text:p>0.0458939783</text:p>
          </table:table-cell>
          <table:table-cell office:value-type="float" office:value="0.134025514125824" calcext:value-type="float">
            <text:p>0.1340255141</text:p>
          </table:table-cell>
          <table:table-cell office:value-type="float" office:value="0.214525982737541" calcext:value-type="float">
            <text:p>0.2145259827</text:p>
          </table:table-cell>
        </table:table-row>
        <table:table-row table:style-name="ro1">
          <table:table-cell office:value-type="float" office:value="0.0020414621103555" calcext:value-type="float">
            <text:p>0.0020414621</text:p>
          </table:table-cell>
          <table:table-cell office:value-type="float" office:value="0.103246130049229" calcext:value-type="float">
            <text:p>0.10324613</text:p>
          </table:table-cell>
          <table:table-cell office:value-type="float" office:value="0.000210826721740887" calcext:value-type="float">
            <text:p>0.0002108267</text:p>
          </table:table-cell>
          <table:table-cell office:value-type="float" office:value="0.0451045110821724" calcext:value-type="float">
            <text:p>0.0451045111</text:p>
          </table:table-cell>
          <table:table-cell office:value-type="float" office:value="-0.000913247466087341" calcext:value-type="float">
            <text:p>-0.0009132475</text:p>
          </table:table-cell>
          <table:table-cell office:value-type="float" office:value="0.449669748544693" calcext:value-type="float">
            <text:p>0.4496697485</text:p>
          </table:table-cell>
          <table:table-cell office:value-type="float" office:value="0.00210882863029838" calcext:value-type="float">
            <text:p>0.0021088286</text:p>
          </table:table-cell>
          <table:table-cell office:value-type="float" office:value="0.273245722055435" calcext:value-type="float">
            <text:p>0.2732457221</text:p>
          </table:table-cell>
          <table:table-cell office:value-type="float" office:value="0.000569512078072876" calcext:value-type="float">
            <text:p>0.0005695121</text:p>
          </table:table-cell>
          <table:table-cell office:value-type="float" office:value="0.0109673850238323" calcext:value-type="float">
            <text:p>0.010967385</text:p>
          </table:table-cell>
          <table:table-cell office:value-type="float" office:value="-0.000665917992591858" calcext:value-type="float">
            <text:p>-0.000665918</text:p>
          </table:table-cell>
          <table:table-cell office:value-type="float" office:value="0.327863156795502" calcext:value-type="float">
            <text:p>0.3278631568</text:p>
          </table:table-cell>
          <table:table-cell office:value-type="float" office:value="0.961232542991638" calcext:value-type="float">
            <text:p>0.961232543</text:p>
          </table:table-cell>
          <table:table-cell office:value-type="float" office:value="1.31701493263245" calcext:value-type="float">
            <text:p>1.3170149326</text:p>
          </table:table-cell>
          <table:table-cell office:value-type="float" office:value="-0.285991996526718" calcext:value-type="float">
            <text:p>-0.2859919965</text:p>
          </table:table-cell>
          <table:table-cell office:value-type="float" office:value="0.0479109697043896" calcext:value-type="float">
            <text:p>0.0479109697</text:p>
          </table:table-cell>
          <table:table-cell office:value-type="float" office:value="-0.133967384696007" calcext:value-type="float">
            <text:p>-0.1339673847</text:p>
          </table:table-cell>
          <table:table-cell office:value-type="float" office:value="0.214340507984161" calcext:value-type="float">
            <text:p>0.214340508</text:p>
          </table:table-cell>
          <table:table-cell office:value-type="float" office:value="-0.764410555362701" calcext:value-type="float">
            <text:p>-0.7644105554</text:p>
          </table:table-cell>
          <table:table-cell office:value-type="float" office:value="1.31767082214355" calcext:value-type="float">
            <text:p>1.3176708221</text:p>
          </table:table-cell>
          <table:table-cell office:value-type="float" office:value="0.300851702690125" calcext:value-type="float">
            <text:p>0.3008517027</text:p>
          </table:table-cell>
          <table:table-cell office:value-type="float" office:value="0.0459467060863972" calcext:value-type="float">
            <text:p>0.0459467061</text:p>
          </table:table-cell>
          <table:table-cell office:value-type="float" office:value="0.134128049015999" calcext:value-type="float">
            <text:p>0.134128049</text:p>
          </table:table-cell>
          <table:table-cell office:value-type="float" office:value="0.214298993349075" calcext:value-type="float">
            <text:p>0.2142989933</text:p>
          </table:table-cell>
        </table:table-row>
        <table:table-row table:style-name="ro1">
          <table:table-cell office:value-type="float" office:value="0.00168919865973294" calcext:value-type="float">
            <text:p>0.0016891987</text:p>
          </table:table-cell>
          <table:table-cell office:value-type="float" office:value="0.106748268008232" calcext:value-type="float">
            <text:p>0.106748268</text:p>
          </table:table-cell>
          <table:table-cell office:value-type="float" office:value="0.000180290953721851" calcext:value-type="float">
            <text:p>0.000180291</text:p>
          </table:table-cell>
          <table:table-cell office:value-type="float" office:value="0.0459769889712334" calcext:value-type="float">
            <text:p>0.045976989</text:p>
          </table:table-cell>
          <table:table-cell office:value-type="float" office:value="-0.000755041837692261" calcext:value-type="float">
            <text:p>-0.0007550418</text:p>
          </table:table-cell>
          <table:table-cell office:value-type="float" office:value="0.449486941099167" calcext:value-type="float">
            <text:p>0.4494869411</text:p>
          </table:table-cell>
          <table:table-cell office:value-type="float" office:value="0.00141854572575539" calcext:value-type="float">
            <text:p>0.0014185457</text:p>
          </table:table-cell>
          <table:table-cell office:value-type="float" office:value="0.279916375875473" calcext:value-type="float">
            <text:p>0.2799163759</text:p>
          </table:table-cell>
          <table:table-cell office:value-type="float" office:value="0.000392129382817075" calcext:value-type="float">
            <text:p>0.0003921294</text:p>
          </table:table-cell>
          <table:table-cell office:value-type="float" office:value="0.0118392910808325" calcext:value-type="float">
            <text:p>0.0118392911</text:p>
          </table:table-cell>
          <table:table-cell office:value-type="float" office:value="-0.000446893274784088" calcext:value-type="float">
            <text:p>-0.0004468933</text:p>
          </table:table-cell>
          <table:table-cell office:value-type="float" office:value="0.327743113040924" calcext:value-type="float">
            <text:p>0.327743113</text:p>
          </table:table-cell>
          <table:table-cell office:value-type="float" office:value="0.953073024749756" calcext:value-type="float">
            <text:p>0.9530730247</text:p>
          </table:table-cell>
          <table:table-cell office:value-type="float" office:value="1.32147824764252" calcext:value-type="float">
            <text:p>1.3214782476</text:p>
          </table:table-cell>
          <table:table-cell office:value-type="float" office:value="-0.293904572725296" calcext:value-type="float">
            <text:p>-0.2939045727</text:p>
          </table:table-cell>
          <table:table-cell office:value-type="float" office:value="0.0480106920003891" calcext:value-type="float">
            <text:p>0.048010692</text:p>
          </table:table-cell>
          <table:table-cell office:value-type="float" office:value="-0.133900180459023" calcext:value-type="float">
            <text:p>-0.1339001805</text:p>
          </table:table-cell>
          <table:table-cell office:value-type="float" office:value="0.214145541191101" calcext:value-type="float">
            <text:p>0.2141455412</text:p>
          </table:table-cell>
          <table:table-cell office:value-type="float" office:value="-0.761393189430237" calcext:value-type="float">
            <text:p>-0.7613931894</text:p>
          </table:table-cell>
          <table:table-cell office:value-type="float" office:value="1.32074165344238" calcext:value-type="float">
            <text:p>1.3207416534</text:p>
          </table:table-cell>
          <table:table-cell office:value-type="float" office:value="0.303789973258972" calcext:value-type="float">
            <text:p>0.3037899733</text:p>
          </table:table-cell>
          <table:table-cell office:value-type="float" office:value="0.0460159853100777" calcext:value-type="float">
            <text:p>0.0460159853</text:p>
          </table:table-cell>
          <table:table-cell office:value-type="float" office:value="0.13422067463398" calcext:value-type="float">
            <text:p>0.1342206746</text:p>
          </table:table-cell>
          <table:table-cell office:value-type="float" office:value="0.214094147086143" calcext:value-type="float">
            <text:p>0.2140941471</text:p>
          </table:table-cell>
        </table:table-row>
        <table:table-row table:style-name="ro1">
          <table:table-cell office:value-type="float" office:value="0.00122615834698081" calcext:value-type="float">
            <text:p>0.0012261583</text:p>
          </table:table-cell>
          <table:table-cell office:value-type="float" office:value="0.111371025443077" calcext:value-type="float">
            <text:p>0.1113710254</text:p>
          </table:table-cell>
          <table:table-cell office:value-type="float" office:value="0.000136455259053037" calcext:value-type="float">
            <text:p>0.0001364553</text:p>
          </table:table-cell>
          <table:table-cell office:value-type="float" office:value="0.0471698418259621" calcext:value-type="float">
            <text:p>0.0471698418</text:p>
          </table:table-cell>
          <table:table-cell office:value-type="float" office:value="-0.000547472387552261" calcext:value-type="float">
            <text:p>-0.0005474724</text:p>
          </table:table-cell>
          <table:table-cell office:value-type="float" office:value="0.449241816997528" calcext:value-type="float">
            <text:p>0.449241817</text:p>
          </table:table-cell>
          <table:table-cell office:value-type="float" office:value="0.00126844260375947" calcext:value-type="float">
            <text:p>0.0012684426</text:p>
          </table:table-cell>
          <table:table-cell office:value-type="float" office:value="0.281370848417282" calcext:value-type="float">
            <text:p>0.2813708484</text:p>
          </table:table-cell>
          <table:table-cell office:value-type="float" office:value="0.000352391449268907" calcext:value-type="float">
            <text:p>0.0003523914</text:p>
          </table:table-cell>
          <table:table-cell office:value-type="float" office:value="0.0120441969484091" calcext:value-type="float">
            <text:p>0.0120441969</text:p>
          </table:table-cell>
          <table:table-cell office:value-type="float" office:value="-0.000399388372898102" calcext:value-type="float">
            <text:p>-0.0003993884</text:p>
          </table:table-cell>
          <table:table-cell office:value-type="float" office:value="0.327716439962387" calcext:value-type="float">
            <text:p>0.32771644</text:p>
          </table:table-cell>
          <table:table-cell office:value-type="float" office:value="0.950583159923553" calcext:value-type="float">
            <text:p>0.9505831599</text:p>
          </table:table-cell>
          <table:table-cell office:value-type="float" office:value="1.32280659675598" calcext:value-type="float">
            <text:p>1.3228065968</text:p>
          </table:table-cell>
          <table:table-cell office:value-type="float" office:value="-0.296320974826813" calcext:value-type="float">
            <text:p>-0.2963209748</text:p>
          </table:table-cell>
          <table:table-cell office:value-type="float" office:value="0.0480523034930229" calcext:value-type="float">
            <text:p>0.0480523035</text:p>
          </table:table-cell>
          <table:table-cell office:value-type="float" office:value="-0.133880466222763" calcext:value-type="float">
            <text:p>-0.1338804662</text:p>
          </table:table-cell>
          <table:table-cell office:value-type="float" office:value="0.214087516069412" calcext:value-type="float">
            <text:p>0.2140875161</text:p>
          </table:table-cell>
          <table:table-cell office:value-type="float" office:value="-0.759978890419006" calcext:value-type="float">
            <text:p>-0.7599788904</text:p>
          </table:table-cell>
          <table:table-cell office:value-type="float" office:value="1.32215106487274" calcext:value-type="float">
            <text:p>1.3221510649</text:p>
          </table:table-cell>
          <table:table-cell office:value-type="float" office:value="0.305167227983475" calcext:value-type="float">
            <text:p>0.305167228</text:p>
          </table:table-cell>
          <table:table-cell office:value-type="float" office:value="0.0460569970309734" calcext:value-type="float">
            <text:p>0.046056997</text:p>
          </table:table-cell>
          <table:table-cell office:value-type="float" office:value="0.134263202548027" calcext:value-type="float">
            <text:p>0.1342632025</text:p>
          </table:table-cell>
          <table:table-cell office:value-type="float" office:value="0.214000254869461" calcext:value-type="float">
            <text:p>0.2140002549</text:p>
          </table:table-cell>
        </table:table-row>
        <table:table-row table:style-name="ro1">
          <table:table-cell office:value-type="float" office:value="0.00108981330413371" calcext:value-type="float">
            <text:p>0.0010898133</text:p>
          </table:table-cell>
          <table:table-cell office:value-type="float" office:value="0.112736441195011" calcext:value-type="float">
            <text:p>0.1127364412</text:p>
          </table:table-cell>
          <table:table-cell office:value-type="float" office:value="0.000122741446830332" calcext:value-type="float">
            <text:p>0.0001227414</text:p>
          </table:table-cell>
          <table:table-cell office:value-type="float" office:value="0.0475351735949516" calcext:value-type="float">
            <text:p>0.0475351736</text:p>
          </table:table-cell>
          <table:table-cell office:value-type="float" office:value="-0.000486426055431366" calcext:value-type="float">
            <text:p>-0.0004864261</text:p>
          </table:table-cell>
          <table:table-cell office:value-type="float" office:value="0.449168562889099" calcext:value-type="float">
            <text:p>0.4491685629</text:p>
          </table:table-cell>
          <table:table-cell office:value-type="float" office:value="0.0011276681907475" calcext:value-type="float">
            <text:p>0.0011276682</text:p>
          </table:table-cell>
          <table:table-cell office:value-type="float" office:value="0.282736271619797" calcext:value-type="float">
            <text:p>0.2827362716</text:p>
          </table:table-cell>
          <table:table-cell office:value-type="float" office:value="0.000314740551402792" calcext:value-type="float">
            <text:p>0.0003147406</text:p>
          </table:table-cell>
          <table:table-cell office:value-type="float" office:value="0.0122436359524727" calcext:value-type="float">
            <text:p>0.012243636</text:p>
          </table:table-cell>
          <table:table-cell office:value-type="float" office:value="-0.000354886054992676" calcext:value-type="float">
            <text:p>-0.0003548861</text:p>
          </table:table-cell>
          <table:table-cell office:value-type="float" office:value="0.327691256999969" calcext:value-type="float">
            <text:p>0.327691257</text:p>
          </table:table-cell>
          <table:table-cell office:value-type="float" office:value="0.948220610618591" calcext:value-type="float">
            <text:p>0.9482206106</text:p>
          </table:table-cell>
          <table:table-cell office:value-type="float" office:value="1.32405257225037" calcext:value-type="float">
            <text:p>1.3240525723</text:p>
          </table:table-cell>
          <table:table-cell office:value-type="float" office:value="-0.298614650964737" calcext:value-type="float">
            <text:p>-0.298614651</text:p>
          </table:table-cell>
          <table:table-cell office:value-type="float" office:value="0.0480983071029186" calcext:value-type="float">
            <text:p>0.0480983071</text:p>
          </table:table-cell>
          <table:table-cell office:value-type="float" office:value="-0.133862063288689" calcext:value-type="float">
            <text:p>-0.1338620633</text:p>
          </table:table-cell>
          <table:table-cell office:value-type="float" office:value="0.214033082127571" calcext:value-type="float">
            <text:p>0.2140330821</text:p>
          </table:table-cell>
          <table:table-cell office:value-type="float" office:value="-0.757362484931946" calcext:value-type="float">
            <text:p>-0.7573624849</text:p>
          </table:table-cell>
          <table:table-cell office:value-type="float" office:value="1.32470870018005" calcext:value-type="float">
            <text:p>1.3247087002</text:p>
          </table:table-cell>
          <table:table-cell office:value-type="float" office:value="0.307715475559235" calcext:value-type="float">
            <text:p>0.3077154756</text:p>
          </table:table-cell>
          <table:table-cell office:value-type="float" office:value="0.0461523607373238" calcext:value-type="float">
            <text:p>0.0461523607</text:p>
          </table:table-cell>
          <table:table-cell office:value-type="float" office:value="0.134340330958366" calcext:value-type="float">
            <text:p>0.134340331</text:p>
          </table:table-cell>
          <table:table-cell office:value-type="float" office:value="0.213830098509788" calcext:value-type="float">
            <text:p>0.2138300985</text:p>
          </table:table-cell>
        </table:table-row>
        <table:table-row table:style-name="ro1">
          <table:table-cell office:value-type="float" office:value="0.000962730846367776" calcext:value-type="float">
            <text:p>0.0009627308</text:p>
          </table:table-cell>
          <table:table-cell office:value-type="float" office:value="0.114010974764824" calcext:value-type="float">
            <text:p>0.1140109748</text:p>
          </table:table-cell>
          <table:table-cell office:value-type="float" office:value="0.000109682405309286" calcext:value-type="float">
            <text:p>0.0001096824</text:p>
          </table:table-cell>
          <table:table-cell office:value-type="float" office:value="0.0478837825357914" calcext:value-type="float">
            <text:p>0.0478837825</text:p>
          </table:table-cell>
          <table:table-cell office:value-type="float" office:value="-0.000429559499025345" calcext:value-type="float">
            <text:p>-0.0004295595</text:p>
          </table:table-cell>
          <table:table-cell office:value-type="float" office:value="0.449099838733673" calcext:value-type="float">
            <text:p>0.4490998387</text:p>
          </table:table-cell>
          <table:table-cell office:value-type="float" office:value="0.000996396876871586" calcext:value-type="float">
            <text:p>0.0009963969</text:p>
          </table:table-cell>
          <table:table-cell office:value-type="float" office:value="0.284010857343674" calcext:value-type="float">
            <text:p>0.2840108573</text:p>
          </table:table-cell>
          <table:table-cell office:value-type="float" office:value="0.000279356230748817" calcext:value-type="float">
            <text:p>0.0002793562</text:p>
          </table:table-cell>
          <table:table-cell office:value-type="float" office:value="0.0124374506995082" calcext:value-type="float">
            <text:p>0.0124374507</text:p>
          </table:table-cell>
          <table:table-cell office:value-type="float" office:value="-0.000313419848680496" calcext:value-type="float">
            <text:p>-0.0003134198</text:p>
          </table:table-cell>
          <table:table-cell office:value-type="float" office:value="0.327667593955994" calcext:value-type="float">
            <text:p>0.327667594</text:p>
          </table:table-cell>
          <table:table-cell office:value-type="float" office:value="0.945992588996887" calcext:value-type="float">
            <text:p>0.945992589</text:p>
          </table:table-cell>
          <table:table-cell office:value-type="float" office:value="1.32521510124207" calcext:value-type="float">
            <text:p>1.3252151012</text:p>
          </table:table-cell>
          <table:table-cell office:value-type="float" office:value="-0.300778239965439" calcext:value-type="float">
            <text:p>-0.30077824</text:p>
          </table:table-cell>
          <table:table-cell office:value-type="float" office:value="0.0481487512588501" calcext:value-type="float">
            <text:p>0.0481487513</text:p>
          </table:table-cell>
          <table:table-cell office:value-type="float" office:value="-0.133845046162605" calcext:value-type="float">
            <text:p>-0.1338450462</text:p>
          </table:table-cell>
          <table:table-cell office:value-type="float" office:value="0.2139822691679" calcext:value-type="float">
            <text:p>0.2139822692</text:p>
          </table:table-cell>
          <table:table-cell office:value-type="float" office:value="-0.756168842315674" calcext:value-type="float">
            <text:p>-0.7561688423</text:p>
          </table:table-cell>
          <table:table-cell office:value-type="float" office:value="1.3258535861969" calcext:value-type="float">
            <text:p>1.3258535862</text:p>
          </table:table-cell>
          <table:table-cell office:value-type="float" office:value="0.308878153562546" calcext:value-type="float">
            <text:p>0.3088781536</text:p>
          </table:table-cell>
          <table:table-cell office:value-type="float" office:value="0.0462067984044552" calcext:value-type="float">
            <text:p>0.0462067984</text:p>
          </table:table-cell>
          <table:table-cell office:value-type="float" office:value="0.134374886751175" calcext:value-type="float">
            <text:p>0.1343748868</text:p>
          </table:table-cell>
          <table:table-cell office:value-type="float" office:value="0.213754042983055" calcext:value-type="float">
            <text:p>0.213754043</text:p>
          </table:table-cell>
        </table:table-row>
        <table:table-row table:style-name="ro1">
          <table:table-cell office:value-type="float" office:value="0.000845023663714528" calcext:value-type="float">
            <text:p>0.0008450237</text:p>
          </table:table-cell>
          <table:table-cell office:value-type="float" office:value="0.115192838013172" calcext:value-type="float">
            <text:p>0.115192838</text:p>
          </table:table-cell>
          <table:table-cell office:value-type="float" office:value="0.0000972674824879505" calcext:value-type="float">
            <text:p>9.72674824879505E-005</text:p>
          </table:table-cell>
          <table:table-cell office:value-type="float" office:value="0.0482152812182903" calcext:value-type="float">
            <text:p>0.0482152812</text:p>
          </table:table-cell>
          <table:table-cell office:value-type="float" office:value="-0.000376936048269272" calcext:value-type="float">
            <text:p>-0.000376936</text:p>
          </table:table-cell>
          <table:table-cell office:value-type="float" office:value="0.449035823345184" calcext:value-type="float">
            <text:p>0.4490358233</text:p>
          </table:table-cell>
          <table:table-cell office:value-type="float" office:value="0.000874757184647024" calcext:value-type="float">
            <text:p>0.0008747572</text:p>
          </table:table-cell>
          <table:table-cell office:value-type="float" office:value="0.28519269824028" calcext:value-type="float">
            <text:p>0.2851926982</text:p>
          </table:table-cell>
          <table:table-cell office:value-type="float" office:value="0.000246249255724251" calcext:value-type="float">
            <text:p>0.0002462493</text:p>
          </table:table-cell>
          <table:table-cell office:value-type="float" office:value="0.0126254614442587" calcext:value-type="float">
            <text:p>0.0126254614</text:p>
          </table:table-cell>
          <table:table-cell office:value-type="float" office:value="-0.000275041908025742" calcext:value-type="float">
            <text:p>-0.0002750419</text:p>
          </table:table-cell>
          <table:table-cell office:value-type="float" office:value="0.327645540237427" calcext:value-type="float">
            <text:p>0.3276455402</text:p>
          </table:table-cell>
          <table:table-cell office:value-type="float" office:value="0.941969335079193" calcext:value-type="float">
            <text:p>0.9419693351</text:p>
          </table:table-cell>
          <table:table-cell office:value-type="float" office:value="1.32728254795074" calcext:value-type="float">
            <text:p>1.327282548</text:p>
          </table:table-cell>
          <table:table-cell office:value-type="float" office:value="-0.304687052965164" calcext:value-type="float">
            <text:p>-0.304687053</text:p>
          </table:table-cell>
          <table:table-cell office:value-type="float" office:value="0.0482631698250771" calcext:value-type="float">
            <text:p>0.0482631698</text:p>
          </table:table-cell>
          <table:table-cell office:value-type="float" office:value="-0.133815184235573" calcext:value-type="float">
            <text:p>-0.1338151842</text:p>
          </table:table-cell>
          <table:table-cell office:value-type="float" office:value="0.213891893625259" calcext:value-type="float">
            <text:p>0.2138918936</text:p>
          </table:table-cell>
          <table:table-cell office:value-type="float" office:value="-0.755058348178864" calcext:value-type="float">
            <text:p>-0.7550583482</text:p>
          </table:table-cell>
          <table:table-cell office:value-type="float" office:value="1.32690668106079" calcext:value-type="float">
            <text:p>1.3269066811</text:p>
          </table:table-cell>
          <table:table-cell office:value-type="float" office:value="0.309959709644318" calcext:value-type="float">
            <text:p>0.3099597096</text:p>
          </table:table-cell>
          <table:table-cell office:value-type="float" office:value="0.0462658554315567" calcext:value-type="float">
            <text:p>0.0462658554</text:p>
          </table:table-cell>
          <table:table-cell office:value-type="float" office:value="0.134406760334969" calcext:value-type="float">
            <text:p>0.1344067603</text:p>
          </table:table-cell>
          <table:table-cell office:value-type="float" office:value="0.213684141635895" calcext:value-type="float">
            <text:p>0.2136841416</text:p>
          </table:table-cell>
        </table:table-row>
        <table:table-row table:style-name="ro1">
          <table:table-cell office:value-type="float" office:value="0.000736868882086128" calcext:value-type="float">
            <text:p>0.0007368689</text:p>
          </table:table-cell>
          <table:table-cell office:value-type="float" office:value="0.116279907524586" calcext:value-type="float">
            <text:p>0.1162799075</text:p>
          </table:table-cell>
          <table:table-cell office:value-type="float" office:value="0.0000856209808262065" calcext:value-type="float">
            <text:p>0.000085621</text:p>
          </table:table-cell>
          <table:table-cell office:value-type="float" office:value="0.048529252409935" calcext:value-type="float">
            <text:p>0.0485292524</text:p>
          </table:table-cell>
          <table:table-cell office:value-type="float" office:value="-0.000328604131937027" calcext:value-type="float">
            <text:p>-0.0003286041</text:p>
          </table:table-cell>
          <table:table-cell office:value-type="float" office:value="0.448976695537567" calcext:value-type="float">
            <text:p>0.4489766955</text:p>
          </table:table-cell>
          <table:table-cell office:value-type="float" office:value="0.000661120750010014" calcext:value-type="float">
            <text:p>0.0006611208</text:p>
          </table:table-cell>
          <table:table-cell office:value-type="float" office:value="0.287270456552505" calcext:value-type="float">
            <text:p>0.2872704566</text:p>
          </table:table-cell>
          <table:table-cell office:value-type="float" office:value="0.000187351994100027" calcext:value-type="float">
            <text:p>0.000187352</text:p>
          </table:table-cell>
          <table:table-cell office:value-type="float" office:value="0.0129834460094571" calcext:value-type="float">
            <text:p>0.012983446</text:p>
          </table:table-cell>
          <table:table-cell office:value-type="float" office:value="-0.000207718461751938" calcext:value-type="float">
            <text:p>-0.0002077185</text:p>
          </table:table-cell>
          <table:table-cell office:value-type="float" office:value="0.327606499195099" calcext:value-type="float">
            <text:p>0.3276064992</text:p>
          </table:table-cell>
          <table:table-cell office:value-type="float" office:value="0.94018828868866" calcext:value-type="float">
            <text:p>0.9401882887</text:p>
          </table:table-cell>
          <table:table-cell office:value-type="float" office:value="1.32818472385407" calcext:value-type="float">
            <text:p>1.3281847239</text:p>
          </table:table-cell>
          <table:table-cell office:value-type="float" office:value="-0.306418061256409" calcext:value-type="float">
            <text:p>-0.3064180613</text:p>
          </table:table-cell>
          <table:table-cell office:value-type="float" office:value="0.048327311873436" calcext:value-type="float">
            <text:p>0.0483273119</text:p>
          </table:table-cell>
          <table:table-cell office:value-type="float" office:value="-0.133802354335785" calcext:value-type="float">
            <text:p>-0.1338023543</text:p>
          </table:table-cell>
          <table:table-cell office:value-type="float" office:value="0.213852509856224" calcext:value-type="float">
            <text:p>0.2138525099</text:p>
          </table:table-cell>
          <table:table-cell office:value-type="float" office:value="-0.754034876823425" calcext:value-type="float">
            <text:p>-0.7540348768</text:p>
          </table:table-cell>
          <table:table-cell office:value-type="float" office:value="1.32786655426025" calcext:value-type="float">
            <text:p>1.3278665543</text:p>
          </table:table-cell>
          <table:table-cell office:value-type="float" office:value="0.310956567525864" calcext:value-type="float">
            <text:p>0.3109565675</text:p>
          </table:table-cell>
          <table:table-cell office:value-type="float" office:value="0.0463296212255955" calcext:value-type="float">
            <text:p>0.0463296212</text:p>
          </table:table-cell>
          <table:table-cell office:value-type="float" office:value="0.134435832500458" calcext:value-type="float">
            <text:p>0.1344358325</text:p>
          </table:table-cell>
          <table:table-cell office:value-type="float" office:value="0.213620483875275" calcext:value-type="float">
            <text:p>0.2136204839</text:p>
          </table:table-cell>
        </table:table-row>
        <table:table-row table:style-name="ro1">
          <table:table-cell office:value-type="float" office:value="0.000549818098079413" calcext:value-type="float">
            <text:p>0.0005498181</text:p>
          </table:table-cell>
          <table:table-cell office:value-type="float" office:value="0.118162930011749" calcext:value-type="float">
            <text:p>0.11816293</text:p>
          </table:table-cell>
          <table:table-cell office:value-type="float" office:value="0.0000648681889288127" calcext:value-type="float">
            <text:p>6.48681889288127E-005</text:p>
          </table:table-cell>
          <table:table-cell office:value-type="float" office:value="0.0491033270955086" calcext:value-type="float">
            <text:p>0.0491033271</text:p>
          </table:table-cell>
          <table:table-cell office:value-type="float" office:value="-0.000245064496994018" calcext:value-type="float">
            <text:p>-0.0002450645</text:p>
          </table:table-cell>
          <table:table-cell office:value-type="float" office:value="0.448873698711395" calcext:value-type="float">
            <text:p>0.4488736987</text:p>
          </table:table-cell>
          <table:table-cell office:value-type="float" office:value="0.000569464347790927" calcext:value-type="float">
            <text:p>0.0005694643</text:p>
          </table:table-cell>
          <table:table-cell office:value-type="float" office:value="0.288162887096405" calcext:value-type="float">
            <text:p>0.2881628871</text:p>
          </table:table-cell>
          <table:table-cell office:value-type="float" office:value="0.000161887364811264" calcext:value-type="float">
            <text:p>0.0001618874</text:p>
          </table:table-cell>
          <table:table-cell office:value-type="float" office:value="0.0131531227380037" calcext:value-type="float">
            <text:p>0.0131531227</text:p>
          </table:table-cell>
          <table:table-cell office:value-type="float" office:value="-0.000178847461938858" calcext:value-type="float">
            <text:p>-0.0001788475</text:p>
          </table:table-cell>
          <table:table-cell office:value-type="float" office:value="0.327589631080627" calcext:value-type="float">
            <text:p>0.3275896311</text:p>
          </table:table-cell>
          <table:table-cell office:value-type="float" office:value="0.93712192773819" calcext:value-type="float">
            <text:p>0.9371219277</text:p>
          </table:table-cell>
          <table:table-cell office:value-type="float" office:value="1.32971823215485" calcext:value-type="float">
            <text:p>1.3297182322</text:p>
          </table:table-cell>
          <table:table-cell office:value-type="float" office:value="-0.309399098157883" calcext:value-type="float">
            <text:p>-0.3093990982</text:p>
          </table:table-cell>
          <table:table-cell office:value-type="float" office:value="0.048469889909029" calcext:value-type="float">
            <text:p>0.0484698899</text:p>
          </table:table-cell>
          <table:table-cell office:value-type="float" office:value="-0.133780941367149" calcext:value-type="float">
            <text:p>-0.1337809414</text:p>
          </table:table-cell>
          <table:table-cell office:value-type="float" office:value="0.21378555893898" calcext:value-type="float">
            <text:p>0.2137855589</text:p>
          </table:table-cell>
          <table:table-cell office:value-type="float" office:value="-0.752265393733978" calcext:value-type="float">
            <text:p>-0.7522653937</text:p>
          </table:table-cell>
          <table:table-cell office:value-type="float" office:value="1.32949912548065" calcext:value-type="float">
            <text:p>1.3294991255</text:p>
          </table:table-cell>
          <table:table-cell office:value-type="float" office:value="0.312680393457413" calcext:value-type="float">
            <text:p>0.3126803935</text:p>
          </table:table-cell>
          <table:table-cell office:value-type="float" office:value="0.0464715100824833" calcext:value-type="float">
            <text:p>0.0464715101</text:p>
          </table:table-cell>
          <table:table-cell office:value-type="float" office:value="0.1344855427742" calcext:value-type="float">
            <text:p>0.1344855428</text:p>
          </table:table-cell>
          <table:table-cell office:value-type="float" office:value="0.21351246535778" calcext:value-type="float">
            <text:p>0.2135124654</text:p>
          </table:table-cell>
        </table:table-row>
        <table:table-row table:style-name="ro1">
          <table:table-cell office:value-type="float" office:value="0.000402833247790113" calcext:value-type="float">
            <text:p>0.0004028332</text:p>
          </table:table-cell>
          <table:table-cell office:value-type="float" office:value="0.119645319879055" calcext:value-type="float">
            <text:p>0.1196453199</text:p>
          </table:table-cell>
          <table:table-cell office:value-type="float" office:value="0.000048137746489374" calcext:value-type="float">
            <text:p>4.8137746489374E-005</text:p>
          </table:table-cell>
          <table:table-cell office:value-type="float" office:value="0.0496032387018204" calcext:value-type="float">
            <text:p>0.0496032387</text:p>
          </table:table-cell>
          <table:table-cell office:value-type="float" office:value="-0.00017949566245079" calcext:value-type="float">
            <text:p>-0.0001794957</text:p>
          </table:table-cell>
          <table:table-cell office:value-type="float" office:value="0.448792159557343" calcext:value-type="float">
            <text:p>0.4487921596</text:p>
          </table:table-cell>
          <table:table-cell office:value-type="float" office:value="0.000417337752878666" calcext:value-type="float">
            <text:p>0.0004173378</text:p>
          </table:table-cell>
          <table:table-cell office:value-type="float" office:value="0.289645224809647" calcext:value-type="float">
            <text:p>0.2896452248</text:p>
          </table:table-cell>
          <table:table-cell office:value-type="float" office:value="0.000119253796583507" calcext:value-type="float">
            <text:p>0.0001192538</text:p>
          </table:table-cell>
          <table:table-cell office:value-type="float" office:value="0.0134732825681567" calcext:value-type="float">
            <text:p>0.0134732826</text:p>
          </table:table-cell>
          <table:table-cell office:value-type="float" office:value="-0.000131011009216309" calcext:value-type="float">
            <text:p>-0.000131011</text:p>
          </table:table-cell>
          <table:table-cell office:value-type="float" office:value="0.327561497688293" calcext:value-type="float">
            <text:p>0.3275614977</text:p>
          </table:table-cell>
          <table:table-cell office:value-type="float" office:value="1.12820875644684" calcext:value-type="float">
            <text:p>1.1282087564</text:p>
          </table:table-cell>
          <table:table-cell office:value-type="float" office:value="1.16861522197723" calcext:value-type="float">
            <text:p>1.168615222</text:p>
          </table:table-cell>
          <table:table-cell office:value-type="float" office:value="-0.128038838505745" calcext:value-type="float">
            <text:p>-0.1280388385</text:p>
          </table:table-cell>
          <table:table-cell office:value-type="float" office:value="0.0570629090070725" calcext:value-type="float">
            <text:p>0.057062909</text:p>
          </table:table-cell>
          <table:table-cell office:value-type="float" office:value="-0.136773496866226" calcext:value-type="float">
            <text:p>-0.1367734969</text:p>
          </table:table-cell>
          <table:table-cell office:value-type="float" office:value="0.220717400312424" calcext:value-type="float">
            <text:p>0.2207174003</text:p>
          </table:table-cell>
          <table:table-cell office:value-type="float" office:value="-0.851486504077911" calcext:value-type="float">
            <text:p>-0.8514865041</text:p>
          </table:table-cell>
          <table:table-cell office:value-type="float" office:value="1.16212868690491" calcext:value-type="float">
            <text:p>1.1621286869</text:p>
          </table:table-cell>
          <table:table-cell office:value-type="float" office:value="0.215641856193542" calcext:value-type="float">
            <text:p>0.2156418562</text:p>
          </table:table-cell>
          <table:table-cell office:value-type="float" office:value="0.055150531232357" calcext:value-type="float">
            <text:p>0.0551505312</text:p>
          </table:table-cell>
          <table:table-cell office:value-type="float" office:value="0.12910857796669" calcext:value-type="float">
            <text:p>0.129108578</text:p>
          </table:table-cell>
          <table:table-cell office:value-type="float" office:value="0.225062102079391" calcext:value-type="float">
            <text:p>0.2250621021</text:p>
          </table:table-cell>
        </table:table-row>
        <table:table-row table:style-name="ro1">
          <table:table-cell office:value-type="float" office:value="0.0191306807100773" calcext:value-type="float">
            <text:p>0.0191306807</text:p>
          </table:table-cell>
          <table:table-cell office:value-type="float" office:value="-0.0525911338627338" calcext:value-type="float">
            <text:p>-0.0525911339</text:p>
          </table:table-cell>
          <table:table-cell office:value-type="float" office:value="-0.000962484162300825" calcext:value-type="float">
            <text:p>-0.0009624842</text:p>
          </table:table-cell>
          <table:table-cell office:value-type="float" office:value="0.0181972570717335" calcext:value-type="float">
            <text:p>0.0181972571</text:p>
          </table:table-cell>
          <table:table-cell office:value-type="float" office:value="-0.0087236613035202" calcext:value-type="float">
            <text:p>-0.0087236613</text:p>
          </table:table-cell>
          <table:table-cell office:value-type="float" office:value="0.455159604549408" calcext:value-type="float">
            <text:p>0.4551596045</text:p>
          </table:table-cell>
          <table:table-cell office:value-type="float" office:value="0.0196528732776642" calcext:value-type="float">
            <text:p>0.0196528733</text:p>
          </table:table-cell>
          <table:table-cell office:value-type="float" office:value="0.113818235695362" calcext:value-type="float">
            <text:p>0.1138182357</text:p>
          </table:table-cell>
          <table:table-cell office:value-type="float" office:value="0.00227761268615723" calcext:value-type="float">
            <text:p>0.0022776127</text:p>
          </table:table-cell>
          <table:table-cell office:value-type="float" office:value="0.00306610204279423" calcext:value-type="float">
            <text:p>0.003066102</text:p>
          </table:table-cell>
          <table:table-cell office:value-type="float" office:value="-0.00646474957466126" calcext:value-type="float">
            <text:p>-0.0064647496</text:p>
          </table:table-cell>
          <table:table-cell office:value-type="float" office:value="0.329566478729248" calcext:value-type="float">
            <text:p>0.3295664787</text:p>
          </table:table-cell>
          <table:table-cell office:value-type="float" office:value="1.13068306446075" calcext:value-type="float">
            <text:p>1.1306830645</text:p>
          </table:table-cell>
          <table:table-cell office:value-type="float" office:value="1.16520130634308" calcext:value-type="float">
            <text:p>1.1652013063</text:p>
          </table:table-cell>
          <table:table-cell office:value-type="float" office:value="-0.125798866152763" calcext:value-type="float">
            <text:p>-0.1257988662</text:p>
          </table:table-cell>
          <table:table-cell office:value-type="float" office:value="0.0571175552904606" calcext:value-type="float">
            <text:p>0.0571175553</text:p>
          </table:table-cell>
          <table:table-cell office:value-type="float" office:value="-0.136847391724586" calcext:value-type="float">
            <text:p>-0.1368473917</text:p>
          </table:table-cell>
          <table:table-cell office:value-type="float" office:value="0.220861822366714" calcext:value-type="float">
            <text:p>0.2208618224</text:p>
          </table:table-cell>
          <table:table-cell office:value-type="float" office:value="-0.852602303028107" calcext:value-type="float">
            <text:p>-0.852602303</text:p>
          </table:table-cell>
          <table:table-cell office:value-type="float" office:value="1.15863478183746" calcext:value-type="float">
            <text:p>1.1586347818</text:p>
          </table:table-cell>
          <table:table-cell office:value-type="float" office:value="0.214522466063499" calcext:value-type="float">
            <text:p>0.2145224661</text:p>
          </table:table-cell>
          <table:table-cell office:value-type="float" office:value="0.0552072636783123" calcext:value-type="float">
            <text:p>0.0552072637</text:p>
          </table:table-cell>
          <table:table-cell office:value-type="float" office:value="0.128984794020653" calcext:value-type="float">
            <text:p>0.128984794</text:p>
          </table:table-cell>
          <table:table-cell office:value-type="float" office:value="0.225310891866684" calcext:value-type="float">
            <text:p>0.2253108919</text:p>
          </table:table-cell>
        </table:table-row>
        <table:table-row table:style-name="ro1">
          <table:table-cell office:value-type="float" office:value="0.0195565223693848" calcext:value-type="float">
            <text:p>0.0195565224</text:p>
          </table:table-cell>
          <table:table-cell office:value-type="float" office:value="-0.0561492219567299" calcext:value-type="float">
            <text:p>-0.056149222</text:p>
          </table:table-cell>
          <table:table-cell office:value-type="float" office:value="-0.00105234538204968" calcext:value-type="float">
            <text:p>-0.0010523454</text:p>
          </table:table-cell>
          <table:table-cell office:value-type="float" office:value="0.0174358896911144" calcext:value-type="float">
            <text:p>0.0174358897</text:p>
          </table:table-cell>
          <table:table-cell office:value-type="float" office:value="-0.00891795009374619" calcext:value-type="float">
            <text:p>-0.0089179501</text:p>
          </table:table-cell>
          <table:table-cell office:value-type="float" office:value="0.455223709344864" calcext:value-type="float">
            <text:p>0.4552237093</text:p>
          </table:table-cell>
          <table:table-cell office:value-type="float" office:value="0.0200682058930397" calcext:value-type="float">
            <text:p>0.0200682059</text:p>
          </table:table-cell>
          <table:table-cell office:value-type="float" office:value="0.11027717590332" calcext:value-type="float">
            <text:p>0.1102771759</text:p>
          </table:table-cell>
          <table:table-cell office:value-type="float" office:value="0.00225624814629555" calcext:value-type="float">
            <text:p>0.0022562481</text:p>
          </table:table-cell>
          <table:table-cell office:value-type="float" office:value="0.00275143980979919" calcext:value-type="float">
            <text:p>0.0027514398</text:p>
          </table:table-cell>
          <table:table-cell office:value-type="float" office:value="-0.00660483911633492" calcext:value-type="float">
            <text:p>-0.0066048391</text:p>
          </table:table-cell>
          <table:table-cell office:value-type="float" office:value="0.32957848906517" calcext:value-type="float">
            <text:p>0.3295784891</text:p>
          </table:table-cell>
          <table:table-cell office:value-type="float" office:value="1.13310837745667" calcext:value-type="float">
            <text:p>1.1331083775</text:p>
          </table:table-cell>
          <table:table-cell office:value-type="float" office:value="1.1618036031723" calcext:value-type="float">
            <text:p>1.1618036032</text:p>
          </table:table-cell>
          <table:table-cell office:value-type="float" office:value="-0.123608149588108" calcext:value-type="float">
            <text:p>-0.1236081496</text:p>
          </table:table-cell>
          <table:table-cell office:value-type="float" office:value="0.0571690462529659" calcext:value-type="float">
            <text:p>0.0571690463</text:p>
          </table:table-cell>
          <table:table-cell office:value-type="float" office:value="-0.136921435594559" calcext:value-type="float">
            <text:p>-0.1369214356</text:p>
          </table:table-cell>
          <table:table-cell office:value-type="float" office:value="0.221005514264107" calcext:value-type="float">
            <text:p>0.2210055143</text:p>
          </table:table-cell>
          <table:table-cell office:value-type="float" office:value="-0.85368949174881" calcext:value-type="float">
            <text:p>-0.8536894917</text:p>
          </table:table-cell>
          <table:table-cell office:value-type="float" office:value="1.15515875816345" calcext:value-type="float">
            <text:p>1.1551587582</text:p>
          </table:table-cell>
          <table:table-cell office:value-type="float" office:value="0.213429644703865" calcext:value-type="float">
            <text:p>0.2134296447</text:p>
          </table:table-cell>
          <table:table-cell office:value-type="float" office:value="0.0552608333528042" calcext:value-type="float">
            <text:p>0.0552608334</text:p>
          </table:table-cell>
          <table:table-cell office:value-type="float" office:value="0.128861173987389" calcext:value-type="float">
            <text:p>0.128861174</text:p>
          </table:table-cell>
          <table:table-cell office:value-type="float" office:value="0.225558713078499" calcext:value-type="float">
            <text:p>0.2255587131</text:p>
          </table:table-cell>
        </table:table-row>
        <table:table-row table:style-name="ro1">
          <table:table-cell office:value-type="float" office:value="0.0199818778783083" calcext:value-type="float">
            <text:p>0.0199818779</text:p>
          </table:table-cell>
          <table:table-cell office:value-type="float" office:value="-0.0596888847649098" calcext:value-type="float">
            <text:p>-0.0596888848</text:p>
          </table:table-cell>
          <table:table-cell office:value-type="float" office:value="-0.00114477297756821" calcext:value-type="float">
            <text:p>-0.001144773</text:p>
          </table:table-cell>
          <table:table-cell office:value-type="float" office:value="0.0166761316359043" calcext:value-type="float">
            <text:p>0.0166761316</text:p>
          </table:table-cell>
          <table:table-cell office:value-type="float" office:value="-0.00911188498139381" calcext:value-type="float">
            <text:p>-0.009111885</text:p>
          </table:table-cell>
          <table:table-cell office:value-type="float" office:value="0.455284774303436" calcext:value-type="float">
            <text:p>0.4552847743</text:p>
          </table:table-cell>
          <table:table-cell office:value-type="float" office:value="0.0200682058930397" calcext:value-type="float">
            <text:p>0.0200682059</text:p>
          </table:table-cell>
          <table:table-cell office:value-type="float" office:value="0.11027717590332" calcext:value-type="float">
            <text:p>0.1102771759</text:p>
          </table:table-cell>
          <table:table-cell office:value-type="float" office:value="0.00225624814629555" calcext:value-type="float">
            <text:p>0.0022562481</text:p>
          </table:table-cell>
          <table:table-cell office:value-type="float" office:value="0.00275143980979919" calcext:value-type="float">
            <text:p>0.0027514398</text:p>
          </table:table-cell>
          <table:table-cell office:value-type="float" office:value="-0.00660483911633492" calcext:value-type="float">
            <text:p>-0.0066048391</text:p>
          </table:table-cell>
          <table:table-cell office:value-type="float" office:value="0.32957848906517" calcext:value-type="float">
            <text:p>0.3295784891</text:p>
          </table:table-cell>
          <table:table-cell office:value-type="float" office:value="1.13548469543457" calcext:value-type="float">
            <text:p>1.1354846954</text:p>
          </table:table-cell>
          <table:table-cell office:value-type="float" office:value="1.15842401981354" calcext:value-type="float">
            <text:p>1.1584240198</text:p>
          </table:table-cell>
          <table:table-cell office:value-type="float" office:value="-0.121466346085072" calcext:value-type="float">
            <text:p>-0.1214663461</text:p>
          </table:table-cell>
          <table:table-cell office:value-type="float" office:value="0.0572173669934273" calcext:value-type="float">
            <text:p>0.057217367</text:p>
          </table:table-cell>
          <table:table-cell office:value-type="float" office:value="-0.136995568871498" calcext:value-type="float">
            <text:p>-0.1369955689</text:p>
          </table:table-cell>
          <table:table-cell office:value-type="float" office:value="0.221148371696472" calcext:value-type="float">
            <text:p>0.2211483717</text:p>
          </table:table-cell>
          <table:table-cell office:value-type="float" office:value="-0.854748487472534" calcext:value-type="float">
            <text:p>-0.8547484875</text:p>
          </table:table-cell>
          <table:table-cell office:value-type="float" office:value="1.15170240402222" calcext:value-type="float">
            <text:p>1.151702404</text:p>
          </table:table-cell>
          <table:table-cell office:value-type="float" office:value="0.212362855672836" calcext:value-type="float">
            <text:p>0.2123628557</text:p>
          </table:table-cell>
          <table:table-cell office:value-type="float" office:value="0.0553112328052521" calcext:value-type="float">
            <text:p>0.0553112328</text:p>
          </table:table-cell>
          <table:table-cell office:value-type="float" office:value="0.128737792372704" calcext:value-type="float">
            <text:p>0.1287377924</text:p>
          </table:table-cell>
          <table:table-cell office:value-type="float" office:value="0.225805401802063" calcext:value-type="float">
            <text:p>0.2258054018</text:p>
          </table:table-cell>
        </table:table-row>
        <table:table-row table:style-name="ro1">
          <table:table-cell office:value-type="float" office:value="0.0204065106809139" calcext:value-type="float">
            <text:p>0.0204065107</text:p>
          </table:table-cell>
          <table:table-cell office:value-type="float" office:value="-0.0632080584764481" calcext:value-type="float">
            <text:p>-0.0632080585</text:p>
          </table:table-cell>
          <table:table-cell office:value-type="float" office:value="-0.0012396554229781" calcext:value-type="float">
            <text:p>-0.0012396554</text:p>
          </table:table-cell>
          <table:table-cell office:value-type="float" office:value="0.0159184150397778" calcext:value-type="float">
            <text:p>0.015918415</text:p>
          </table:table-cell>
          <table:table-cell office:value-type="float" office:value="-0.00930531322956085" calcext:value-type="float">
            <text:p>-0.0093053132</text:p>
          </table:table-cell>
          <table:table-cell office:value-type="float" office:value="0.45534273982048" calcext:value-type="float">
            <text:p>0.4553427398</text:p>
          </table:table-cell>
          <table:table-cell office:value-type="float" office:value="0.0204823799431324" calcext:value-type="float">
            <text:p>0.0204823799</text:p>
          </table:table-cell>
          <table:table-cell office:value-type="float" office:value="0.106756575405598" calcext:value-type="float">
            <text:p>0.1067565754</text:p>
          </table:table-cell>
          <table:table-cell office:value-type="float" office:value="0.00223229895345867" calcext:value-type="float">
            <text:p>0.002232299</text:p>
          </table:table-cell>
          <table:table-cell office:value-type="float" office:value="0.00243642553687096" calcext:value-type="float">
            <text:p>0.0024364255</text:p>
          </table:table-cell>
          <table:table-cell office:value-type="float" office:value="-0.00674456357955933" calcext:value-type="float">
            <text:p>-0.0067445636</text:p>
          </table:table-cell>
          <table:table-cell office:value-type="float" office:value="0.329589307308197" calcext:value-type="float">
            <text:p>0.3295893073</text:p>
          </table:table-cell>
          <table:table-cell office:value-type="float" office:value="1.13781225681305" calcext:value-type="float">
            <text:p>1.1378122568</text:p>
          </table:table-cell>
          <table:table-cell office:value-type="float" office:value="1.15506458282471" calcext:value-type="float">
            <text:p>1.1550645828</text:p>
          </table:table-cell>
          <table:table-cell office:value-type="float" office:value="-0.119373217225075" calcext:value-type="float">
            <text:p>-0.1193732172</text:p>
          </table:table-cell>
          <table:table-cell office:value-type="float" office:value="0.0572625175118446" calcext:value-type="float">
            <text:p>0.0572625175</text:p>
          </table:table-cell>
          <table:table-cell office:value-type="float" office:value="-0.137069672346115" calcext:value-type="float">
            <text:p>-0.1370696723</text:p>
          </table:table-cell>
          <table:table-cell office:value-type="float" office:value="0.221290245652199" calcext:value-type="float">
            <text:p>0.2212902457</text:p>
          </table:table-cell>
          <table:table-cell office:value-type="float" office:value="-0.855779469013214" calcext:value-type="float">
            <text:p>-0.855779469</text:p>
          </table:table-cell>
          <table:table-cell office:value-type="float" office:value="1.14826798439026" calcext:value-type="float">
            <text:p>1.1482679844</text:p>
          </table:table-cell>
          <table:table-cell office:value-type="float" office:value="0.21132218837738" calcext:value-type="float">
            <text:p>0.2113221884</text:p>
          </table:table-cell>
          <table:table-cell office:value-type="float" office:value="0.0553584322333336" calcext:value-type="float">
            <text:p>0.0553584322</text:p>
          </table:table-cell>
          <table:table-cell office:value-type="float" office:value="0.128614768385887" calcext:value-type="float">
            <text:p>0.1286147684</text:p>
          </table:table-cell>
          <table:table-cell office:value-type="float" office:value="0.226050809025764" calcext:value-type="float">
            <text:p>0.226050809</text:p>
          </table:table-cell>
        </table:table-row>
        <table:table-row table:style-name="ro1">
          <table:table-cell office:value-type="float" office:value="0.0208301600068808" calcext:value-type="float">
            <text:p>0.02083016</text:p>
          </table:table-cell>
          <table:table-cell office:value-type="float" office:value="-0.0667047202587128" calcext:value-type="float">
            <text:p>-0.0667047203</text:p>
          </table:table-cell>
          <table:table-cell office:value-type="float" office:value="-0.00133686617482454" calcext:value-type="float">
            <text:p>-0.0013368662</text:p>
          </table:table-cell>
          <table:table-cell office:value-type="float" office:value="0.0151632176712155" calcext:value-type="float">
            <text:p>0.0151632177</text:p>
          </table:table-cell>
          <table:table-cell office:value-type="float" office:value="-0.00949810817837715" calcext:value-type="float">
            <text:p>-0.0094981082</text:p>
          </table:table-cell>
          <table:table-cell office:value-type="float" office:value="0.455397725105286" calcext:value-type="float">
            <text:p>0.4553977251</text:p>
          </table:table-cell>
          <table:table-cell office:value-type="float" office:value="0.0213062278926373" calcext:value-type="float">
            <text:p>0.0213062279</text:p>
          </table:table-cell>
          <table:table-cell office:value-type="float" office:value="0.0997848436236382" calcext:value-type="float">
            <text:p>0.0997848436</text:p>
          </table:table-cell>
          <table:table-cell office:value-type="float" office:value="0.00217677699401975" calcext:value-type="float">
            <text:p>0.002176777</text:p>
          </table:table-cell>
          <table:table-cell office:value-type="float" office:value="0.00180612690746784" calcext:value-type="float">
            <text:p>0.0018061269</text:p>
          </table:table-cell>
          <table:table-cell office:value-type="float" office:value="-0.00702252984046936" calcext:value-type="float">
            <text:p>-0.0070225298</text:p>
          </table:table-cell>
          <table:table-cell office:value-type="float" office:value="0.329607456922531" calcext:value-type="float">
            <text:p>0.3296074569</text:p>
          </table:table-cell>
          <table:table-cell office:value-type="float" office:value="1.14009094238281" calcext:value-type="float">
            <text:p>1.1400909424</text:p>
          </table:table-cell>
          <table:table-cell office:value-type="float" office:value="1.15172755718231" calcext:value-type="float">
            <text:p>1.1517275572</text:p>
          </table:table-cell>
          <table:table-cell office:value-type="float" office:value="-0.117328651249409" calcext:value-type="float">
            <text:p>-0.1173286512</text:p>
          </table:table-cell>
          <table:table-cell office:value-type="float" office:value="0.0573044344782829" calcext:value-type="float">
            <text:p>0.0573044345</text:p>
          </table:table-cell>
          <table:table-cell office:value-type="float" office:value="-0.137143760919571" calcext:value-type="float">
            <text:p>-0.1371437609</text:p>
          </table:table-cell>
          <table:table-cell office:value-type="float" office:value="0.221431165933609" calcext:value-type="float">
            <text:p>0.2214311659</text:p>
          </table:table-cell>
          <table:table-cell office:value-type="float" office:value="-0.856782853603363" calcext:value-type="float">
            <text:p>-0.8567828536</text:p>
          </table:table-cell>
          <table:table-cell office:value-type="float" office:value="1.14485728740692" calcext:value-type="float">
            <text:p>1.1448572874</text:p>
          </table:table-cell>
          <table:table-cell office:value-type="float" office:value="0.210307106375694" calcext:value-type="float">
            <text:p>0.2103071064</text:p>
          </table:table-cell>
          <table:table-cell office:value-type="float" office:value="0.0554024204611778" calcext:value-type="float">
            <text:p>0.0554024205</text:p>
          </table:table-cell>
          <table:table-cell office:value-type="float" office:value="0.128492146730423" calcext:value-type="float">
            <text:p>0.1284921467</text:p>
          </table:table-cell>
          <table:table-cell office:value-type="float" office:value="0.226294800639153" calcext:value-type="float">
            <text:p>0.2262948006</text:p>
          </table:table-cell>
        </table:table-row>
        <table:table-row table:style-name="ro1">
          <table:table-cell office:value-type="float" office:value="0.0216734204441309" calcext:value-type="float">
            <text:p>0.0216734204</text:p>
          </table:table-cell>
          <table:table-cell office:value-type="float" office:value="-0.0736223831772804" calcext:value-type="float">
            <text:p>-0.0736223832</text:p>
          </table:table-cell>
          <table:table-cell office:value-type="float" office:value="-0.00153815327212214" calcext:value-type="float">
            <text:p>-0.0015381533</text:p>
          </table:table-cell>
          <table:table-cell office:value-type="float" office:value="0.0136620262637734" calcext:value-type="float">
            <text:p>0.0136620263</text:p>
          </table:table-cell>
          <table:table-cell office:value-type="float" office:value="-0.00988127663731575" calcext:value-type="float">
            <text:p>-0.0098812766</text:p>
          </table:table-cell>
          <table:table-cell office:value-type="float" office:value="0.455498576164246" calcext:value-type="float">
            <text:p>0.4554985762</text:p>
          </table:table-cell>
          <table:table-cell office:value-type="float" office:value="0.0217154081910849" calcext:value-type="float">
            <text:p>0.0217154082</text:p>
          </table:table-cell>
          <table:table-cell office:value-type="float" office:value="0.0963377431035042" calcext:value-type="float">
            <text:p>0.0963377431</text:p>
          </table:table-cell>
          <table:table-cell office:value-type="float" office:value="0.00214540702290833" calcext:value-type="float">
            <text:p>0.002145407</text:p>
          </table:table-cell>
          <table:table-cell office:value-type="float" office:value="0.00149114802479744" calcext:value-type="float">
            <text:p>0.001491148</text:p>
          </table:table-cell>
          <table:table-cell office:value-type="float" office:value="-0.00716059654951096" calcext:value-type="float">
            <text:p>-0.0071605965</text:p>
          </table:table-cell>
          <table:table-cell office:value-type="float" office:value="0.329614818096161" calcext:value-type="float">
            <text:p>0.3296148181</text:p>
          </table:table-cell>
          <table:table-cell office:value-type="float" office:value="1.14232122898102" calcext:value-type="float">
            <text:p>1.142321229</text:p>
          </table:table-cell>
          <table:table-cell office:value-type="float" office:value="1.1484147310257" calcext:value-type="float">
            <text:p>1.148414731</text:p>
          </table:table-cell>
          <table:table-cell office:value-type="float" office:value="-0.115332037210464" calcext:value-type="float">
            <text:p>-0.1153320372</text:p>
          </table:table-cell>
          <table:table-cell office:value-type="float" office:value="0.0573431178927422" calcext:value-type="float">
            <text:p>0.0573431179</text:p>
          </table:table-cell>
          <table:table-cell office:value-type="float" office:value="-0.137217789888382" calcext:value-type="float">
            <text:p>-0.1372177899</text:p>
          </table:table-cell>
          <table:table-cell office:value-type="float" office:value="0.22157096862793" calcext:value-type="float">
            <text:p>0.2215709686</text:p>
          </table:table-cell>
          <table:table-cell office:value-type="float" office:value="-0.85775899887085" calcext:value-type="float">
            <text:p>-0.8577589989</text:p>
          </table:table-cell>
          <table:table-cell office:value-type="float" office:value="1.14147245883942" calcext:value-type="float">
            <text:p>1.1414724588</text:p>
          </table:table-cell>
          <table:table-cell office:value-type="float" office:value="0.209317341446877" calcext:value-type="float">
            <text:p>0.2093173414</text:p>
          </table:table-cell>
          <table:table-cell office:value-type="float" office:value="0.05544313788414" calcext:value-type="float">
            <text:p>0.0554431379</text:p>
          </table:table-cell>
          <table:table-cell office:value-type="float" office:value="0.128370046615601" calcext:value-type="float">
            <text:p>0.1283700466</text:p>
          </table:table-cell>
          <table:table-cell office:value-type="float" office:value="0.226537182927132" calcext:value-type="float">
            <text:p>0.2265371829</text:p>
          </table:table-cell>
        </table:table-row>
        <table:table-row table:style-name="ro1">
          <table:table-cell office:value-type="float" office:value="0.0220924690365791" calcext:value-type="float">
            <text:p>0.022092469</text:p>
          </table:table-cell>
          <table:table-cell office:value-type="float" office:value="-0.0770393908023834" calcext:value-type="float">
            <text:p>-0.0770393908</text:p>
          </table:table-cell>
          <table:table-cell office:value-type="float" office:value="-0.0016419974854216" calcext:value-type="float">
            <text:p>-0.0016419975</text:p>
          </table:table-cell>
          <table:table-cell office:value-type="float" office:value="0.0129169309511781" calcext:value-type="float">
            <text:p>0.012916931</text:p>
          </table:table-cell>
          <table:table-cell office:value-type="float" office:value="-0.0100714154541492" calcext:value-type="float">
            <text:p>-0.0100714155</text:p>
          </table:table-cell>
          <table:table-cell office:value-type="float" office:value="0.455544531345367" calcext:value-type="float">
            <text:p>0.4555445313</text:p>
          </table:table-cell>
          <table:table-cell office:value-type="float" office:value="0.0221223831176758" calcext:value-type="float">
            <text:p>0.0221223831</text:p>
          </table:table-cell>
          <table:table-cell office:value-type="float" office:value="0.0929192304611206" calcext:value-type="float">
            <text:p>0.0929192305</text:p>
          </table:table-cell>
          <table:table-cell office:value-type="float" office:value="0.00211155437864363" calcext:value-type="float">
            <text:p>0.0021115544</text:p>
          </table:table-cell>
          <table:table-cell office:value-type="float" office:value="0.00117654725909233" calcext:value-type="float">
            <text:p>0.0011765473</text:p>
          </table:table-cell>
          <table:table-cell office:value-type="float" office:value="-0.00729794427752495" calcext:value-type="float">
            <text:p>-0.0072979443</text:p>
          </table:table-cell>
          <table:table-cell office:value-type="float" office:value="0.329621076583862" calcext:value-type="float">
            <text:p>0.3296210766</text:p>
          </table:table-cell>
          <table:table-cell office:value-type="float" office:value="1.14450311660767" calcext:value-type="float">
            <text:p>1.1445031166</text:p>
          </table:table-cell>
          <table:table-cell office:value-type="float" office:value="1.1451278924942" calcext:value-type="float">
            <text:p>1.1451278925</text:p>
          </table:table-cell>
          <table:table-cell office:value-type="float" office:value="-0.113383419811726" calcext:value-type="float">
            <text:p>-0.1133834198</text:p>
          </table:table-cell>
          <table:table-cell office:value-type="float" office:value="0.0573785528540611" calcext:value-type="float">
            <text:p>0.0573785529</text:p>
          </table:table-cell>
          <table:table-cell office:value-type="float" office:value="-0.13729165494442" calcext:value-type="float">
            <text:p>-0.1372916549</text:p>
          </table:table-cell>
          <table:table-cell office:value-type="float" office:value="0.221709609031677" calcext:value-type="float">
            <text:p>0.221709609</text:p>
          </table:table-cell>
          <table:table-cell office:value-type="float" office:value="-0.858708024024963" calcext:value-type="float">
            <text:p>-0.858708024</text:p>
          </table:table-cell>
          <table:table-cell office:value-type="float" office:value="1.13811528682709" calcext:value-type="float">
            <text:p>1.1381152868</text:p>
          </table:table-cell>
          <table:table-cell office:value-type="float" office:value="0.208352580666542" calcext:value-type="float">
            <text:p>0.2083525807</text:p>
          </table:table-cell>
          <table:table-cell office:value-type="float" office:value="0.0554806292057037" calcext:value-type="float">
            <text:p>0.0554806292</text:p>
          </table:table-cell>
          <table:table-cell office:value-type="float" office:value="0.128248512744904" calcext:value-type="float">
            <text:p>0.1282485127</text:p>
          </table:table-cell>
          <table:table-cell office:value-type="float" office:value="0.226777866482735" calcext:value-type="float">
            <text:p>0.2267778665</text:p>
          </table:table-cell>
        </table:table-row>
        <table:table-row table:style-name="ro1">
          <table:table-cell office:value-type="float" office:value="0.0225094333291054" calcext:value-type="float">
            <text:p>0.0225094333</text:p>
          </table:table-cell>
          <table:table-cell office:value-type="float" office:value="-0.0804257690906525" calcext:value-type="float">
            <text:p>-0.0804257691</text:p>
          </table:table-cell>
          <table:table-cell office:value-type="float" office:value="-0.00174773042090237" calcext:value-type="float">
            <text:p>-0.0017477304</text:p>
          </table:table-cell>
          <table:table-cell office:value-type="float" office:value="0.0121760545298457" calcext:value-type="float">
            <text:p>0.0121760545</text:p>
          </table:table-cell>
          <table:table-cell office:value-type="float" office:value="-0.0102603770792484" calcext:value-type="float">
            <text:p>-0.0102603771</text:p>
          </table:table-cell>
          <table:table-cell office:value-type="float" office:value="0.455587595701218" calcext:value-type="float">
            <text:p>0.4555875957</text:p>
          </table:table-cell>
          <table:table-cell office:value-type="float" office:value="0.02252690307796" calcext:value-type="float">
            <text:p>0.0225269031</text:p>
          </table:table-cell>
          <table:table-cell office:value-type="float" office:value="0.0895312875509262" calcext:value-type="float">
            <text:p>0.0895312876</text:p>
          </table:table-cell>
          <table:table-cell office:value-type="float" office:value="0.00207546795718372" calcext:value-type="float">
            <text:p>0.002075468</text:p>
          </table:table-cell>
          <table:table-cell office:value-type="float" office:value="0.000862451270222664" calcext:value-type="float">
            <text:p>0.0008624513</text:p>
          </table:table-cell>
          <table:table-cell office:value-type="float" office:value="-0.00743443891406059" calcext:value-type="float">
            <text:p>-0.0074344389</text:p>
          </table:table-cell>
          <table:table-cell office:value-type="float" office:value="0.329626232385635" calcext:value-type="float">
            <text:p>0.3296262324</text:p>
          </table:table-cell>
          <table:table-cell office:value-type="float" office:value="1.14663672447205" calcext:value-type="float">
            <text:p>1.1466367245</text:p>
          </table:table-cell>
          <table:table-cell office:value-type="float" office:value="1.14186942577362" calcext:value-type="float">
            <text:p>1.1418694258</text:p>
          </table:table-cell>
          <table:table-cell office:value-type="float" office:value="-0.111482366919518" calcext:value-type="float">
            <text:p>-0.1114823669</text:p>
          </table:table-cell>
          <table:table-cell office:value-type="float" office:value="0.0574106946587563" calcext:value-type="float">
            <text:p>0.0574106947</text:p>
          </table:table-cell>
          <table:table-cell office:value-type="float" office:value="-0.137365341186523" calcext:value-type="float">
            <text:p>-0.1373653412</text:p>
          </table:table-cell>
          <table:table-cell office:value-type="float" office:value="0.221846967935562" calcext:value-type="float">
            <text:p>0.2218469679</text:p>
          </table:table-cell>
          <table:table-cell office:value-type="float" office:value="-0.859630644321442" calcext:value-type="float">
            <text:p>-0.8596306443</text:p>
          </table:table-cell>
          <table:table-cell office:value-type="float" office:value="1.13478815555573" calcext:value-type="float">
            <text:p>1.1347881556</text:p>
          </table:table-cell>
          <table:table-cell office:value-type="float" office:value="0.207412660121918" calcext:value-type="float">
            <text:p>0.2074126601</text:p>
          </table:table-cell>
          <table:table-cell office:value-type="float" office:value="0.0555147752165794" calcext:value-type="float">
            <text:p>0.0555147752</text:p>
          </table:table-cell>
          <table:table-cell office:value-type="float" office:value="0.12812764942646" calcext:value-type="float">
            <text:p>0.1281276494</text:p>
          </table:table-cell>
          <table:table-cell office:value-type="float" office:value="0.227016657590866" calcext:value-type="float">
            <text:p>0.2270166576</text:p>
          </table:table-cell>
        </table:table-row>
        <table:table-row table:style-name="ro1">
          <table:table-cell office:value-type="float" office:value="0.0229240357875824" calcext:value-type="float">
            <text:p>0.0229240358</text:p>
          </table:table-cell>
          <table:table-cell office:value-type="float" office:value="-0.083779513835907" calcext:value-type="float">
            <text:p>-0.0837795138</text:p>
          </table:table-cell>
          <table:table-cell office:value-type="float" office:value="-0.00185523915570229" calcext:value-type="float">
            <text:p>-0.0018552392</text:p>
          </table:table-cell>
          <table:table-cell office:value-type="float" office:value="0.0114398933947086" calcext:value-type="float">
            <text:p>0.0114398934</text:p>
          </table:table-cell>
          <table:table-cell office:value-type="float" office:value="-0.0104480609297752" calcext:value-type="float">
            <text:p>-0.0104480609</text:p>
          </table:table-cell>
          <table:table-cell office:value-type="float" office:value="0.455627739429474" calcext:value-type="float">
            <text:p>0.4556277394</text:p>
          </table:table-cell>
          <table:table-cell office:value-type="float" office:value="0.0229287147521973" calcext:value-type="float">
            <text:p>0.0229287148</text:p>
          </table:table-cell>
          <table:table-cell office:value-type="float" office:value="0.0861759707331657" calcext:value-type="float">
            <text:p>0.0861759707</text:p>
          </table:table-cell>
          <table:table-cell office:value-type="float" office:value="0.00203721574507654" calcext:value-type="float">
            <text:p>0.0020372157</text:p>
          </table:table-cell>
          <table:table-cell office:value-type="float" office:value="0.00054909847676754" calcext:value-type="float">
            <text:p>0.0005490985</text:p>
          </table:table-cell>
          <table:table-cell office:value-type="float" office:value="-0.00757001712918281" calcext:value-type="float">
            <text:p>-0.0075700171</text:p>
          </table:table-cell>
          <table:table-cell office:value-type="float" office:value="0.329630315303802" calcext:value-type="float">
            <text:p>0.3296303153</text:p>
          </table:table-cell>
          <table:table-cell office:value-type="float" office:value="1.14872205257416" calcext:value-type="float">
            <text:p>1.1487220526</text:p>
          </table:table-cell>
          <table:table-cell office:value-type="float" office:value="1.13864135742188" calcext:value-type="float">
            <text:p>1.1386413574</text:p>
          </table:table-cell>
          <table:table-cell office:value-type="float" office:value="-0.109628446400166" calcext:value-type="float">
            <text:p>-0.1096284464</text:p>
          </table:table-cell>
          <table:table-cell office:value-type="float" office:value="0.0574395656585693" calcext:value-type="float">
            <text:p>0.0574395657</text:p>
          </table:table-cell>
          <table:table-cell office:value-type="float" office:value="-0.137438729405403" calcext:value-type="float">
            <text:p>-0.1374387294</text:p>
          </table:table-cell>
          <table:table-cell office:value-type="float" office:value="0.22198298573494" calcext:value-type="float">
            <text:p>0.2219829857</text:p>
          </table:table-cell>
          <table:table-cell office:value-type="float" office:value="-0.860526978969574" calcext:value-type="float">
            <text:p>-0.860526979</text:p>
          </table:table-cell>
          <table:table-cell office:value-type="float" office:value="1.13149285316467" calcext:value-type="float">
            <text:p>1.1314928532</text:p>
          </table:table-cell>
          <table:table-cell office:value-type="float" office:value="0.206497326493263" calcext:value-type="float">
            <text:p>0.2064973265</text:p>
          </table:table-cell>
          <table:table-cell office:value-type="float" office:value="0.0555456466972828" calcext:value-type="float">
            <text:p>0.0555456467</text:p>
          </table:table-cell>
          <table:table-cell office:value-type="float" office:value="0.128007531166077" calcext:value-type="float">
            <text:p>0.1280075312</text:p>
          </table:table-cell>
          <table:table-cell office:value-type="float" office:value="0.227253377437592" calcext:value-type="float">
            <text:p>0.2272533774</text:p>
          </table:table-cell>
        </table:table-row>
        <table:table-row table:style-name="ro1">
          <table:table-cell office:value-type="float" office:value="0.0233359932899475" calcext:value-type="float">
            <text:p>0.0233359933</text:p>
          </table:table-cell>
          <table:table-cell office:value-type="float" office:value="-0.0870985686779022" calcext:value-type="float">
            <text:p>-0.0870985687</text:p>
          </table:table-cell>
          <table:table-cell office:value-type="float" office:value="-0.00196454953402281" calcext:value-type="float">
            <text:p>-0.0019645495</text:p>
          </table:table-cell>
          <table:table-cell office:value-type="float" office:value="0.0107088191434741" calcext:value-type="float">
            <text:p>0.0107088191</text:p>
          </table:table-cell>
          <table:table-cell office:value-type="float" office:value="-0.010634358972311" calcext:value-type="float">
            <text:p>-0.010634359</text:p>
          </table:table-cell>
          <table:table-cell office:value-type="float" office:value="0.455665081739426" calcext:value-type="float">
            <text:p>0.4556650817</text:p>
          </table:table-cell>
          <table:table-cell office:value-type="float" office:value="0.0233275610953569" calcext:value-type="float">
            <text:p>0.0233275611</text:p>
          </table:table-cell>
          <table:table-cell office:value-type="float" office:value="0.0828552842140198" calcext:value-type="float">
            <text:p>0.0828552842</text:p>
          </table:table-cell>
          <table:table-cell office:value-type="float" office:value="0.00199672766029835" calcext:value-type="float">
            <text:p>0.0019967277</text:p>
          </table:table-cell>
          <table:table-cell office:value-type="float" office:value="0.000236591324210167" calcext:value-type="float">
            <text:p>0.0002365913</text:p>
          </table:table-cell>
          <table:table-cell office:value-type="float" office:value="-0.00770459324121475" calcext:value-type="float">
            <text:p>-0.0077045932</text:p>
          </table:table-cell>
          <table:table-cell office:value-type="float" office:value="0.329633355140686" calcext:value-type="float">
            <text:p>0.3296333551</text:p>
          </table:table-cell>
          <table:table-cell office:value-type="float" office:value="1.15075957775116" calcext:value-type="float">
            <text:p>1.1507595778</text:p>
          </table:table-cell>
          <table:table-cell office:value-type="float" office:value="1.13544523715973" calcext:value-type="float">
            <text:p>1.1354452372</text:p>
          </table:table-cell>
          <table:table-cell office:value-type="float" office:value="-0.107821486890316" calcext:value-type="float">
            <text:p>-0.1078214869</text:p>
          </table:table-cell>
          <table:table-cell office:value-type="float" office:value="0.0574651062488556" calcext:value-type="float">
            <text:p>0.0574651062</text:p>
          </table:table-cell>
          <table:table-cell office:value-type="float" office:value="-0.137511849403381" calcext:value-type="float">
            <text:p>-0.1375118494</text:p>
          </table:table-cell>
          <table:table-cell office:value-type="float" office:value="0.222117573022842" calcext:value-type="float">
            <text:p>0.222117573</text:p>
          </table:table-cell>
          <table:table-cell office:value-type="float" office:value="-0.86139714717865" calcext:value-type="float">
            <text:p>-0.8613971472</text:p>
          </table:table-cell>
          <table:table-cell office:value-type="float" office:value="1.12823116779327" calcext:value-type="float">
            <text:p>1.1282311678</text:p>
          </table:table-cell>
          <table:table-cell office:value-type="float" office:value="0.205606058239937" calcext:value-type="float">
            <text:p>0.2056060582</text:p>
          </table:table-cell>
          <table:table-cell office:value-type="float" office:value="0.0555731803178787" calcext:value-type="float">
            <text:p>0.0555731803</text:p>
          </table:table-cell>
          <table:table-cell office:value-type="float" office:value="0.127888232469559" calcext:value-type="float">
            <text:p>0.1278882325</text:p>
          </table:table-cell>
          <table:table-cell office:value-type="float" office:value="0.227487951517105" calcext:value-type="float">
            <text:p>0.2274879515</text:p>
          </table:table-cell>
        </table:table-row>
        <table:table-row table:style-name="ro1">
          <table:table-cell office:value-type="float" office:value="0.0237449780106545" calcext:value-type="float">
            <text:p>0.023744978</text:p>
          </table:table-cell>
          <table:table-cell office:value-type="float" office:value="-0.0903810262680054" calcext:value-type="float">
            <text:p>-0.0903810263</text:p>
          </table:table-cell>
          <table:table-cell office:value-type="float" office:value="-0.0020752961281687" calcext:value-type="float">
            <text:p>-0.0020752961</text:p>
          </table:table-cell>
          <table:table-cell office:value-type="float" office:value="0.00998329650610685" calcext:value-type="float">
            <text:p>0.0099832965</text:p>
          </table:table-cell>
          <table:table-cell office:value-type="float" office:value="-0.0108190663158894" calcext:value-type="float">
            <text:p>-0.0108190663</text:p>
          </table:table-cell>
          <table:table-cell office:value-type="float" office:value="0.455699682235718" calcext:value-type="float">
            <text:p>0.4556996822</text:p>
          </table:table-cell>
          <table:table-cell office:value-type="float" office:value="0.0237231180071831" calcext:value-type="float">
            <text:p>0.023723118</text:p>
          </table:table-cell>
          <table:table-cell office:value-type="float" office:value="0.0795712694525719" calcext:value-type="float">
            <text:p>0.0795712695</text:p>
          </table:table-cell>
          <table:table-cell office:value-type="float" office:value="0.00195431732572615" calcext:value-type="float">
            <text:p>0.0019543173</text:p>
          </table:table-cell>
          <table:table-cell office:value-type="float" office:value="-0.0000748671591281891" calcext:value-type="float">
            <text:p>-7.48671591281891E-005</text:p>
          </table:table-cell>
          <table:table-cell office:value-type="float" office:value="-0.00783802568912506" calcext:value-type="float">
            <text:p>-0.0078380257</text:p>
          </table:table-cell>
          <table:table-cell office:value-type="float" office:value="0.329635411500931" calcext:value-type="float">
            <text:p>0.3296354115</text:p>
          </table:table-cell>
          <table:table-cell office:value-type="float" office:value="1.15274930000305" calcext:value-type="float">
            <text:p>1.1527493</text:p>
          </table:table-cell>
          <table:table-cell office:value-type="float" office:value="1.13228344917297" calcext:value-type="float">
            <text:p>1.1322834492</text:p>
          </table:table-cell>
          <table:table-cell office:value-type="float" office:value="-0.106060944497585" calcext:value-type="float">
            <text:p>-0.1060609445</text:p>
          </table:table-cell>
          <table:table-cell office:value-type="float" office:value="0.0574873313307762" calcext:value-type="float">
            <text:p>0.0574873313</text:p>
          </table:table-cell>
          <table:table-cell office:value-type="float" office:value="-0.137584581971169" calcext:value-type="float">
            <text:p>-0.137584582</text:p>
          </table:table-cell>
          <table:table-cell office:value-type="float" office:value="0.222250670194626" calcext:value-type="float">
            <text:p>0.2222506702</text:p>
          </table:table-cell>
          <table:table-cell office:value-type="float" office:value="-0.862242162227631" calcext:value-type="float">
            <text:p>-0.8622421622</text:p>
          </table:table-cell>
          <table:table-cell office:value-type="float" office:value="1.12500536441803" calcext:value-type="float">
            <text:p>1.1250053644</text:p>
          </table:table-cell>
          <table:table-cell office:value-type="float" office:value="0.204738885164261" calcext:value-type="float">
            <text:p>0.2047388852</text:p>
          </table:table-cell>
          <table:table-cell office:value-type="float" office:value="0.0555973723530769" calcext:value-type="float">
            <text:p>0.0555973724</text:p>
          </table:table-cell>
          <table:table-cell office:value-type="float" office:value="0.127769887447357" calcext:value-type="float">
            <text:p>0.1277698874</text:p>
          </table:table-cell>
          <table:table-cell office:value-type="float" office:value="0.227720141410828" calcext:value-type="float">
            <text:p>0.2277201414</text:p>
          </table:table-cell>
        </table:table-row>
        <table:table-row table:style-name="ro1">
          <table:table-cell office:value-type="float" office:value="0.0241507291793823" calcext:value-type="float">
            <text:p>0.0241507292</text:p>
          </table:table-cell>
          <table:table-cell office:value-type="float" office:value="-0.0936247184872627" calcext:value-type="float">
            <text:p>-0.0936247185</text:p>
          </table:table-cell>
          <table:table-cell office:value-type="float" office:value="-0.00218750070780516" calcext:value-type="float">
            <text:p>-0.0021875007</text:p>
          </table:table-cell>
          <table:table-cell office:value-type="float" office:value="0.00926379859447479" calcext:value-type="float">
            <text:p>0.0092637986</text:p>
          </table:table-cell>
          <table:table-cell office:value-type="float" office:value="-0.0110020972788334" calcext:value-type="float">
            <text:p>-0.0110020973</text:p>
          </table:table-cell>
          <table:table-cell office:value-type="float" office:value="0.455731511116028" calcext:value-type="float">
            <text:p>0.4557315111</text:p>
          </table:table-cell>
          <table:table-cell office:value-type="float" office:value="0.0241151582449675" calcext:value-type="float">
            <text:p>0.0241151582</text:p>
          </table:table-cell>
          <table:table-cell office:value-type="float" office:value="0.0763259381055832" calcext:value-type="float">
            <text:p>0.0763259381</text:p>
          </table:table-cell>
          <table:table-cell office:value-type="float" office:value="0.00190991803538054" calcext:value-type="float">
            <text:p>0.001909918</text:p>
          </table:table-cell>
          <table:table-cell office:value-type="float" office:value="-0.000385064631700516" calcext:value-type="float">
            <text:p>-0.0003850646</text:p>
          </table:table-cell>
          <table:table-cell office:value-type="float" office:value="-0.00797024369239807" calcext:value-type="float">
            <text:p>-0.0079702437</text:p>
          </table:table-cell>
          <table:table-cell office:value-type="float" office:value="0.329636484384537" calcext:value-type="float">
            <text:p>0.3296364844</text:p>
          </table:table-cell>
          <table:table-cell office:value-type="float" office:value="1.15469145774841" calcext:value-type="float">
            <text:p>1.1546914577</text:p>
          </table:table-cell>
          <table:table-cell office:value-type="float" office:value="1.12915813922882" calcext:value-type="float">
            <text:p>1.1291581392</text:p>
          </table:table-cell>
          <table:table-cell office:value-type="float" office:value="-0.1043466553092" calcext:value-type="float">
            <text:p>-0.1043466553</text:p>
          </table:table-cell>
          <table:table-cell office:value-type="float" office:value="0.0575062185525894" calcext:value-type="float">
            <text:p>0.0575062186</text:p>
          </table:table-cell>
          <table:table-cell office:value-type="float" office:value="-0.137656852602959" calcext:value-type="float">
            <text:p>-0.1376568526</text:p>
          </table:table-cell>
          <table:table-cell office:value-type="float" office:value="0.222382128238678" calcext:value-type="float">
            <text:p>0.2223821282</text:p>
          </table:table-cell>
          <table:table-cell office:value-type="float" office:value="-0.863061785697937" calcext:value-type="float">
            <text:p>-0.8630617857</text:p>
          </table:table-cell>
          <table:table-cell office:value-type="float" office:value="1.12181758880615" calcext:value-type="float">
            <text:p>1.1218175888</text:p>
          </table:table-cell>
          <table:table-cell office:value-type="float" office:value="0.203895300626755" calcext:value-type="float">
            <text:p>0.2038953006</text:p>
          </table:table-cell>
          <table:table-cell office:value-type="float" office:value="0.0556182339787483" calcext:value-type="float">
            <text:p>0.055618234</text:p>
          </table:table-cell>
          <table:table-cell office:value-type="float" office:value="0.127652540802956" calcext:value-type="float">
            <text:p>0.1276525408</text:p>
          </table:table-cell>
          <table:table-cell office:value-type="float" office:value="0.227949798107147" calcext:value-type="float">
            <text:p>0.2279497981</text:p>
          </table:table-cell>
        </table:table-row>
        <table:table-row table:style-name="ro1">
          <table:table-cell office:value-type="float" office:value="0.0241507291793823" calcext:value-type="float">
            <text:p>0.0241507292</text:p>
          </table:table-cell>
          <table:table-cell office:value-type="float" office:value="-0.0936247184872627" calcext:value-type="float">
            <text:p>-0.0936247185</text:p>
          </table:table-cell>
          <table:table-cell office:value-type="float" office:value="-0.00218750070780516" calcext:value-type="float">
            <text:p>-0.0021875007</text:p>
          </table:table-cell>
          <table:table-cell office:value-type="float" office:value="0.00926379859447479" calcext:value-type="float">
            <text:p>0.0092637986</text:p>
          </table:table-cell>
          <table:table-cell office:value-type="float" office:value="-0.0110020972788334" calcext:value-type="float">
            <text:p>-0.0110020973</text:p>
          </table:table-cell>
          <table:table-cell office:value-type="float" office:value="0.455731511116028" calcext:value-type="float">
            <text:p>0.4557315111</text:p>
          </table:table-cell>
          <table:table-cell office:value-type="float" office:value="0.024503368884325" calcext:value-type="float">
            <text:p>0.0245033689</text:p>
          </table:table-cell>
          <table:table-cell office:value-type="float" office:value="0.0731213316321373" calcext:value-type="float">
            <text:p>0.0731213316</text:p>
          </table:table-cell>
          <table:table-cell office:value-type="float" office:value="0.00186369440052658" calcext:value-type="float">
            <text:p>0.0018636944</text:p>
          </table:table-cell>
          <table:table-cell office:value-type="float" office:value="-0.000693859532475472" calcext:value-type="float">
            <text:p>-0.0006938595</text:p>
          </table:table-cell>
          <table:table-cell office:value-type="float" office:value="-0.00810116901993752" calcext:value-type="float">
            <text:p>-0.008101169</text:p>
          </table:table-cell>
          <table:table-cell office:value-type="float" office:value="0.329636603593826" calcext:value-type="float">
            <text:p>0.3296366036</text:p>
          </table:table-cell>
          <table:table-cell office:value-type="float" office:value="1.15658605098724" calcext:value-type="float">
            <text:p>1.156586051</text:p>
          </table:table-cell>
          <table:table-cell office:value-type="float" office:value="1.12607109546661" calcext:value-type="float">
            <text:p>1.1260710955</text:p>
          </table:table-cell>
          <table:table-cell office:value-type="float" office:value="-0.102678336203098" calcext:value-type="float">
            <text:p>-0.1026783362</text:p>
          </table:table-cell>
          <table:table-cell office:value-type="float" office:value="0.0575217679142952" calcext:value-type="float">
            <text:p>0.0575217679</text:p>
          </table:table-cell>
          <table:table-cell office:value-type="float" office:value="-0.137728706002235" calcext:value-type="float">
            <text:p>-0.137728706</text:p>
          </table:table-cell>
          <table:table-cell office:value-type="float" office:value="0.222511947154999" calcext:value-type="float">
            <text:p>0.2225119472</text:p>
          </table:table-cell>
          <table:table-cell office:value-type="float" office:value="-0.863856494426727" calcext:value-type="float">
            <text:p>-0.8638564944</text:p>
          </table:table-cell>
          <table:table-cell office:value-type="float" office:value="1.1186695098877" calcext:value-type="float">
            <text:p>1.1186695099</text:p>
          </table:table-cell>
          <table:table-cell office:value-type="float" office:value="0.203075110912323" calcext:value-type="float">
            <text:p>0.2030751109</text:p>
          </table:table-cell>
          <table:table-cell office:value-type="float" office:value="0.0556357316672802" calcext:value-type="float">
            <text:p>0.0556357317</text:p>
          </table:table-cell>
          <table:table-cell office:value-type="float" office:value="0.12753626704216" calcext:value-type="float">
            <text:p>0.127536267</text:p>
          </table:table-cell>
          <table:table-cell office:value-type="float" office:value="0.228176862001419" calcext:value-type="float">
            <text:p>0.228176862</text:p>
          </table:table-cell>
        </table:table-row>
        <table:table-row table:style-name="ro1">
          <table:table-cell office:value-type="float" office:value="0.0249512642621994" calcext:value-type="float">
            <text:p>0.0249512643</text:p>
          </table:table-cell>
          <table:table-cell office:value-type="float" office:value="-0.0999879688024521" calcext:value-type="float">
            <text:p>-0.0999879688</text:p>
          </table:table-cell>
          <table:table-cell office:value-type="float" office:value="-0.00241538439877331" calcext:value-type="float">
            <text:p>-0.0024153844</text:p>
          </table:table-cell>
          <table:table-cell office:value-type="float" office:value="0.00784447975456715" calcext:value-type="float">
            <text:p>0.0078444798</text:p>
          </table:table-cell>
          <table:table-cell office:value-type="float" office:value="-0.0113625340163708" calcext:value-type="float">
            <text:p>-0.011362534</text:p>
          </table:table-cell>
          <table:table-cell office:value-type="float" office:value="0.455787301063538" calcext:value-type="float">
            <text:p>0.4557873011</text:p>
          </table:table-cell>
          <table:table-cell office:value-type="float" office:value="0.0248875077813864" calcext:value-type="float">
            <text:p>0.0248875078</text:p>
          </table:table-cell>
          <table:table-cell office:value-type="float" office:value="0.0699594467878342" calcext:value-type="float">
            <text:p>0.0699594468</text:p>
          </table:table-cell>
          <table:table-cell office:value-type="float" office:value="0.00181585247628391" calcext:value-type="float">
            <text:p>0.0018158525</text:p>
          </table:table-cell>
          <table:table-cell office:value-type="float" office:value="-0.00100113451480865" calcext:value-type="float">
            <text:p>-0.0010011345</text:p>
          </table:table-cell>
          <table:table-cell office:value-type="float" office:value="-0.00823064893484116" calcext:value-type="float">
            <text:p>-0.0082306489</text:p>
          </table:table-cell>
          <table:table-cell office:value-type="float" office:value="0.329635828733444" calcext:value-type="float">
            <text:p>0.3296358287</text:p>
          </table:table-cell>
          <table:table-cell office:value-type="float" office:value="1.16023361682892" calcext:value-type="float">
            <text:p>1.1602336168</text:p>
          </table:table-cell>
          <table:table-cell office:value-type="float" office:value="1.12001979351044" calcext:value-type="float">
            <text:p>1.1200197935</text:p>
          </table:table-cell>
          <table:table-cell office:value-type="float" office:value="-0.0994776412844658" calcext:value-type="float">
            <text:p>-0.0994776413</text:p>
          </table:table-cell>
          <table:table-cell office:value-type="float" office:value="0.0575426891446114" calcext:value-type="float">
            <text:p>0.0575426891</text:p>
          </table:table-cell>
          <table:table-cell office:value-type="float" office:value="-0.137870609760284" calcext:value-type="float">
            <text:p>-0.1378706098</text:p>
          </table:table-cell>
          <table:table-cell office:value-type="float" office:value="0.222766146063805" calcext:value-type="float">
            <text:p>0.2227661461</text:p>
          </table:table-cell>
          <table:table-cell office:value-type="float" office:value="-0.865372717380524" calcext:value-type="float">
            <text:p>-0.8653727174</text:p>
          </table:table-cell>
          <table:table-cell office:value-type="float" office:value="1.1125009059906" calcext:value-type="float">
            <text:p>1.112500906</text:p>
          </table:table-cell>
          <table:table-cell office:value-type="float" office:value="0.20150388777256" calcext:value-type="float">
            <text:p>0.2015038878</text:p>
          </table:table-cell>
          <table:table-cell office:value-type="float" office:value="0.0556604489684105" calcext:value-type="float">
            <text:p>0.055660449</text:p>
          </table:table-cell>
          <table:table-cell office:value-type="float" office:value="0.127307400107384" calcext:value-type="float">
            <text:p>0.1273074001</text:p>
          </table:table-cell>
          <table:table-cell office:value-type="float" office:value="0.228622362017632" calcext:value-type="float">
            <text:p>0.228622362</text:p>
          </table:table-cell>
        </table:table-row>
        <table:table-row table:style-name="ro1">
          <table:table-cell office:value-type="float" office:value="0.0253454372286797" calcext:value-type="float">
            <text:p>0.0253454372</text:p>
          </table:table-cell>
          <table:table-cell office:value-type="float" office:value="-0.103103429079056" calcext:value-type="float">
            <text:p>-0.1031034291</text:p>
          </table:table-cell>
          <table:table-cell office:value-type="float" office:value="-0.0025308015756309" calcext:value-type="float">
            <text:p>-0.0025308016</text:p>
          </table:table-cell>
          <table:table-cell office:value-type="float" office:value="0.00714553706347942" calcext:value-type="float">
            <text:p>0.0071455371</text:p>
          </table:table-cell>
          <table:table-cell office:value-type="float" office:value="-0.0115396939218044" calcext:value-type="float">
            <text:p>-0.0115396939</text:p>
          </table:table-cell>
          <table:table-cell office:value-type="float" office:value="0.455811411142349" calcext:value-type="float">
            <text:p>0.4558114111</text:p>
          </table:table-cell>
          <table:table-cell office:value-type="float" office:value="0.025642329826951" calcext:value-type="float">
            <text:p>0.0256423298</text:p>
          </table:table-cell>
          <table:table-cell office:value-type="float" office:value="0.0637719929218292" calcext:value-type="float">
            <text:p>0.0637719929</text:p>
          </table:table-cell>
          <table:table-cell office:value-type="float" office:value="0.00171536242123693" calcext:value-type="float">
            <text:p>0.0017153624</text:p>
          </table:table-cell>
          <table:table-cell office:value-type="float" office:value="-0.00161021016538143" calcext:value-type="float">
            <text:p>-0.0016102102</text:p>
          </table:table-cell>
          <table:table-cell office:value-type="float" office:value="-0.00848502293229103" calcext:value-type="float">
            <text:p>-0.0084850229</text:p>
          </table:table-cell>
          <table:table-cell office:value-type="float" office:value="0.329631745815277" calcext:value-type="float">
            <text:p>0.3296317458</text:p>
          </table:table-cell>
          <table:table-cell office:value-type="float" office:value="1.16198670864105" calcext:value-type="float">
            <text:p>1.1619867086</text:p>
          </table:table-cell>
          <table:table-cell office:value-type="float" office:value="1.1170597076416" calcext:value-type="float">
            <text:p>1.1170597076</text:p>
          </table:table-cell>
          <table:table-cell office:value-type="float" office:value="-0.0979448556900024" calcext:value-type="float">
            <text:p>-0.0979448557</text:p>
          </table:table-cell>
          <table:table-cell office:value-type="float" office:value="0.0575481280684471" calcext:value-type="float">
            <text:p>0.0575481281</text:p>
          </table:table-cell>
          <table:table-cell office:value-type="float" office:value="-0.137940540909767" calcext:value-type="float">
            <text:p>-0.1379405409</text:p>
          </table:table-cell>
          <table:table-cell office:value-type="float" office:value="0.222890481352806" calcext:value-type="float">
            <text:p>0.2228904814</text:p>
          </table:table-cell>
          <table:table-cell office:value-type="float" office:value="-0.866095125675201" calcext:value-type="float">
            <text:p>-0.8660951257</text:p>
          </table:table-cell>
          <table:table-cell office:value-type="float" office:value="1.10948431491852" calcext:value-type="float">
            <text:p>1.1094843149</text:p>
          </table:table-cell>
          <table:table-cell office:value-type="float" office:value="0.200752183794975" calcext:value-type="float">
            <text:p>0.2007521838</text:p>
          </table:table-cell>
          <table:table-cell office:value-type="float" office:value="0.0556677654385567" calcext:value-type="float">
            <text:p>0.0556677654</text:p>
          </table:table-cell>
          <table:table-cell office:value-type="float" office:value="0.127194970846176" calcext:value-type="float">
            <text:p>0.1271949708</text:p>
          </table:table-cell>
          <table:table-cell office:value-type="float" office:value="0.228840515017509" calcext:value-type="float">
            <text:p>0.228840515</text:p>
          </table:table-cell>
        </table:table-row>
        <table:table-row table:style-name="ro1">
          <table:table-cell office:value-type="float" office:value="0.0261200666427612" calcext:value-type="float">
            <text:p>0.0261200666</text:p>
          </table:table-cell>
          <table:table-cell office:value-type="float" office:value="-0.109191983938217" calcext:value-type="float">
            <text:p>-0.1091919839</text:p>
          </table:table-cell>
          <table:table-cell office:value-type="float" office:value="-0.00276361615397036" calcext:value-type="float">
            <text:p>-0.0027636162</text:p>
          </table:table-cell>
          <table:table-cell office:value-type="float" office:value="0.00577134266495705" calcext:value-type="float">
            <text:p>0.0057713427</text:p>
          </table:table-cell>
          <table:table-cell office:value-type="float" office:value="-0.0118871256709099" calcext:value-type="float">
            <text:p>-0.0118871257</text:p>
          </table:table-cell>
          <table:table-cell office:value-type="float" office:value="0.455852389335632" calcext:value-type="float">
            <text:p>0.4558523893</text:p>
          </table:table-cell>
          <table:table-cell office:value-type="float" office:value="0.0260124709457159" calcext:value-type="float">
            <text:p>0.0260124709</text:p>
          </table:table-cell>
          <table:table-cell office:value-type="float" office:value="0.0607504472136498" calcext:value-type="float">
            <text:p>0.0607504472</text:p>
          </table:table-cell>
          <table:table-cell office:value-type="float" office:value="0.00166311464272439" calcext:value-type="float">
            <text:p>0.0016631146</text:p>
          </table:table-cell>
          <table:table-cell office:value-type="float" office:value="-0.00191172771155834" calcext:value-type="float">
            <text:p>-0.0019117277</text:p>
          </table:table-cell>
          <table:table-cell office:value-type="float" office:value="-0.00860969349741936" calcext:value-type="float">
            <text:p>-0.0086096935</text:p>
          </table:table-cell>
          <table:table-cell office:value-type="float" office:value="0.329628497362137" calcext:value-type="float">
            <text:p>0.3296284974</text:p>
          </table:table-cell>
          <table:table-cell office:value-type="float" office:value="1.16369307041168" calcext:value-type="float">
            <text:p>1.1636930704</text:p>
          </table:table-cell>
          <table:table-cell office:value-type="float" office:value="1.11414563655853" calcext:value-type="float">
            <text:p>1.1141456366</text:p>
          </table:table-cell>
          <table:table-cell office:value-type="float" office:value="-0.0964563488960266" calcext:value-type="float">
            <text:p>-0.0964563489</text:p>
          </table:table-cell>
          <table:table-cell office:value-type="float" office:value="0.0575501546263695" calcext:value-type="float">
            <text:p>0.0575501546</text:p>
          </table:table-cell>
          <table:table-cell office:value-type="float" office:value="-0.138009771704674" calcext:value-type="float">
            <text:p>-0.1380097717</text:p>
          </table:table-cell>
          <table:table-cell office:value-type="float" office:value="0.223012775182724" calcext:value-type="float">
            <text:p>0.2230127752</text:p>
          </table:table-cell>
          <table:table-cell office:value-type="float" office:value="-0.866793870925903" calcext:value-type="float">
            <text:p>-0.8667938709</text:p>
          </table:table-cell>
          <table:table-cell office:value-type="float" office:value="1.10651564598084" calcext:value-type="float">
            <text:p>1.106515646</text:p>
          </table:table-cell>
          <table:table-cell office:value-type="float" office:value="0.200022920966148" calcext:value-type="float">
            <text:p>0.200022921</text:p>
          </table:table-cell>
          <table:table-cell office:value-type="float" office:value="0.055671613663435" calcext:value-type="float">
            <text:p>0.0556716137</text:p>
          </table:table-cell>
          <table:table-cell office:value-type="float" office:value="0.127083986997604" calcext:value-type="float">
            <text:p>0.127083987</text:p>
          </table:table-cell>
          <table:table-cell office:value-type="float" office:value="0.229055434465408" calcext:value-type="float">
            <text:p>0.2290554345</text:p>
          </table:table-cell>
        </table:table-row>
        <table:table-row table:style-name="ro1">
          <table:table-cell office:value-type="float" office:value="0.0264998804777861" calcext:value-type="float">
            <text:p>0.0264998805</text:p>
          </table:table-cell>
          <table:table-cell office:value-type="float" office:value="-0.112161099910736" calcext:value-type="float">
            <text:p>-0.1121610999</text:p>
          </table:table-cell>
          <table:table-cell office:value-type="float" office:value="-0.00288072321563959" calcext:value-type="float">
            <text:p>-0.0028807232</text:p>
          </table:table-cell>
          <table:table-cell office:value-type="float" office:value="0.0050969235599041" calcext:value-type="float">
            <text:p>0.0050969236</text:p>
          </table:table-cell>
          <table:table-cell office:value-type="float" office:value="-0.0120571628212929" calcext:value-type="float">
            <text:p>-0.0120571628</text:p>
          </table:table-cell>
          <table:table-cell office:value-type="float" office:value="0.455869466066361" calcext:value-type="float">
            <text:p>0.4558694661</text:p>
          </table:table-cell>
          <table:table-cell office:value-type="float" office:value="0.0263773556798696" calcext:value-type="float">
            <text:p>0.0263773557</text:p>
          </table:table-cell>
          <table:table-cell office:value-type="float" office:value="0.0577797554433346" calcext:value-type="float">
            <text:p>0.0577797554</text:p>
          </table:table-cell>
          <table:table-cell office:value-type="float" office:value="0.00160957139451057" calcext:value-type="float">
            <text:p>0.0016095714</text:p>
          </table:table-cell>
          <table:table-cell office:value-type="float" office:value="-0.00221096910536289" calcext:value-type="float">
            <text:p>-0.0022109691</text:p>
          </table:table-cell>
          <table:table-cell office:value-type="float" office:value="-0.00873257219791413" calcext:value-type="float">
            <text:p>-0.0087325722</text:p>
          </table:table-cell>
          <table:table-cell office:value-type="float" office:value="0.329624503850937" calcext:value-type="float">
            <text:p>0.3296245039</text:p>
          </table:table-cell>
          <table:table-cell office:value-type="float" office:value="1.16696572303772" calcext:value-type="float">
            <text:p>1.166965723</text:p>
          </table:table-cell>
          <table:table-cell office:value-type="float" office:value="1.10846519470215" calcext:value-type="float">
            <text:p>1.1084651947</text:p>
          </table:table-cell>
          <table:table-cell office:value-type="float" office:value="-0.093611590564251" calcext:value-type="float">
            <text:p>-0.0936115906</text:p>
          </table:table-cell>
          <table:table-cell office:value-type="float" office:value="0.0575439855456352" calcext:value-type="float">
            <text:p>0.0575439855</text:p>
          </table:table-cell>
          <table:table-cell office:value-type="float" office:value="-0.138145714998245" calcext:value-type="float">
            <text:p>-0.138145715</text:p>
          </table:table-cell>
          <table:table-cell office:value-type="float" office:value="0.223250955343246" calcext:value-type="float">
            <text:p>0.2232509553</text:p>
          </table:table-cell>
          <table:table-cell office:value-type="float" office:value="-0.868122696876526" calcext:value-type="float">
            <text:p>-0.8681226969</text:p>
          </table:table-cell>
          <table:table-cell office:value-type="float" office:value="1.10072982311249" calcext:value-type="float">
            <text:p>1.1007298231</text:p>
          </table:table-cell>
          <table:table-cell office:value-type="float" office:value="0.198630198836327" calcext:value-type="float">
            <text:p>0.1986301988</text:p>
          </table:table-cell>
          <table:table-cell office:value-type="float" office:value="0.0556691139936447" calcext:value-type="float">
            <text:p>0.055669114</text:p>
          </table:table-cell>
          <table:table-cell office:value-type="float" office:value="0.126866668462753" calcext:value-type="float">
            <text:p>0.1268666685</text:p>
          </table:table-cell>
          <table:table-cell office:value-type="float" office:value="0.229474723339081" calcext:value-type="float">
            <text:p>0.2294747233</text:p>
          </table:table-cell>
        </table:table-row>
        <table:table-row table:style-name="ro1">
          <table:table-cell office:value-type="float" office:value="0.0268742498010397" calcext:value-type="float">
            <text:p>0.0268742498</text:p>
          </table:table-cell>
          <table:table-cell office:value-type="float" office:value="-0.115077286958694" calcext:value-type="float">
            <text:p>-0.115077287</text:p>
          </table:table-cell>
          <table:table-cell office:value-type="float" office:value="-0.0029980088584125" calcext:value-type="float">
            <text:p>-0.0029980089</text:p>
          </table:table-cell>
          <table:table-cell office:value-type="float" office:value="0.00443154387176037" calcext:value-type="float">
            <text:p>0.0044315439</text:p>
          </table:table-cell>
          <table:table-cell office:value-type="float" office:value="-0.0122245252132416" calcext:value-type="float">
            <text:p>-0.0122245252</text:p>
          </table:table-cell>
          <table:table-cell office:value-type="float" office:value="0.455884337425232" calcext:value-type="float">
            <text:p>0.4558843374</text:p>
          </table:table-cell>
          <table:table-cell office:value-type="float" office:value="0.027090210467577" calcext:value-type="float">
            <text:p>0.0270902105</text:p>
          </table:table-cell>
          <table:table-cell office:value-type="float" office:value="0.0519989021122456" calcext:value-type="float">
            <text:p>0.0519989021</text:p>
          </table:table-cell>
          <table:table-cell office:value-type="float" office:value="0.0014994905795902" calcext:value-type="float">
            <text:p>0.0014994906</text:p>
          </table:table-cell>
          <table:table-cell office:value-type="float" office:value="-0.00280197709798813" calcext:value-type="float">
            <text:p>-0.0028019771</text:p>
          </table:table-cell>
          <table:table-cell office:value-type="float" office:value="-0.00897244736552239" calcext:value-type="float">
            <text:p>-0.0089724474</text:p>
          </table:table-cell>
          <table:table-cell office:value-type="float" office:value="0.329614460468292" calcext:value-type="float">
            <text:p>0.3296144605</text:p>
          </table:table-cell>
          <table:table-cell office:value-type="float" office:value="1.16853225231171" calcext:value-type="float">
            <text:p>1.1685322523</text:p>
          </table:table-cell>
          <table:table-cell office:value-type="float" office:value="1.10570216178894" calcext:value-type="float">
            <text:p>1.1057021618</text:p>
          </table:table-cell>
          <table:table-cell office:value-type="float" office:value="-0.0922545120120049" calcext:value-type="float">
            <text:p>-0.092254512</text:p>
          </table:table-cell>
          <table:table-cell office:value-type="float" office:value="0.0575358420610428" calcext:value-type="float">
            <text:p>0.0575358421</text:p>
          </table:table-cell>
          <table:table-cell office:value-type="float" office:value="-0.138212293386459" calcext:value-type="float">
            <text:p>-0.1382122934</text:p>
          </table:table-cell>
          <table:table-cell office:value-type="float" office:value="0.223366737365723" calcext:value-type="float">
            <text:p>0.2233667374</text:p>
          </table:table-cell>
          <table:table-cell office:value-type="float" office:value="-0.868753135204315" calcext:value-type="float">
            <text:p>-0.8687531352</text:p>
          </table:table-cell>
          <table:table-cell office:value-type="float" office:value="1.09791660308838" calcext:value-type="float">
            <text:p>1.0979166031</text:p>
          </table:table-cell>
          <table:table-cell office:value-type="float" office:value="0.197966381907463" calcext:value-type="float">
            <text:p>0.1979663819</text:p>
          </table:table-cell>
          <table:table-cell office:value-type="float" office:value="0.0556627176702023" calcext:value-type="float">
            <text:p>0.0556627177</text:p>
          </table:table-cell>
          <table:table-cell office:value-type="float" office:value="0.126760601997375" calcext:value-type="float">
            <text:p>0.126760602</text:p>
          </table:table-cell>
          <table:table-cell office:value-type="float" office:value="0.229678839445114" calcext:value-type="float">
            <text:p>0.2296788394</text:p>
          </table:table-cell>
        </table:table-row>
        <table:table-row table:style-name="ro1">
          <table:table-cell office:value-type="float" office:value="0.0272428821772337" calcext:value-type="float">
            <text:p>0.0272428822</text:p>
          </table:table-cell>
          <table:table-cell office:value-type="float" office:value="-0.117938607931137" calcext:value-type="float">
            <text:p>-0.1179386079</text:p>
          </table:table-cell>
          <table:table-cell office:value-type="float" office:value="-0.00311520625837147" calcext:value-type="float">
            <text:p>-0.0031152063</text:p>
          </table:table-cell>
          <table:table-cell office:value-type="float" office:value="0.00377563759684563" calcext:value-type="float">
            <text:p>0.0037756376</text:p>
          </table:table-cell>
          <table:table-cell office:value-type="float" office:value="-0.0123890824615955" calcext:value-type="float">
            <text:p>-0.0123890825</text:p>
          </table:table-cell>
          <table:table-cell office:value-type="float" office:value="0.455897122621536" calcext:value-type="float">
            <text:p>0.4558971226</text:p>
          </table:table-cell>
          <table:table-cell office:value-type="float" office:value="0.027437599375844" calcext:value-type="float">
            <text:p>0.0274375994</text:p>
          </table:table-cell>
          <table:table-cell office:value-type="float" office:value="0.0491928085684776" calcext:value-type="float">
            <text:p>0.0491928086</text:p>
          </table:table-cell>
          <table:table-cell office:value-type="float" office:value="0.00144324358552694" calcext:value-type="float">
            <text:p>0.0014432436</text:p>
          </table:table-cell>
          <table:table-cell office:value-type="float" office:value="-0.00309341587126255" calcext:value-type="float">
            <text:p>-0.0030934159</text:p>
          </table:table-cell>
          <table:table-cell office:value-type="float" office:value="-0.00908926874399185" calcext:value-type="float">
            <text:p>-0.0090892687</text:p>
          </table:table-cell>
          <table:table-cell office:value-type="float" office:value="0.329608529806137" calcext:value-type="float">
            <text:p>0.3296085298</text:p>
          </table:table-cell>
          <table:table-cell office:value-type="float" office:value="1.17005276679993" calcext:value-type="float">
            <text:p>1.1700527668</text:p>
          </table:table-cell>
          <table:table-cell office:value-type="float" office:value="1.10299372673035" calcext:value-type="float">
            <text:p>1.1029937267</text:p>
          </table:table-cell>
          <table:table-cell office:value-type="float" office:value="-0.090940497815609" calcext:value-type="float">
            <text:p>-0.0909404978</text:p>
          </table:table-cell>
          <table:table-cell office:value-type="float" office:value="0.0575242787599564" calcext:value-type="float">
            <text:p>0.0575242788</text:p>
          </table:table-cell>
          <table:table-cell office:value-type="float" office:value="-0.138277813792229" calcext:value-type="float">
            <text:p>-0.1382778138</text:p>
          </table:table-cell>
          <table:table-cell office:value-type="float" office:value="0.22348016500473" calcext:value-type="float">
            <text:p>0.223480165</text:p>
          </table:table-cell>
          <table:table-cell office:value-type="float" office:value="-0.869361519813538" calcext:value-type="float">
            <text:p>-0.8693615198</text:p>
          </table:table-cell>
          <table:table-cell office:value-type="float" office:value="1.09515929222107" calcext:value-type="float">
            <text:p>1.0951592922</text:p>
          </table:table-cell>
          <table:table-cell office:value-type="float" office:value="0.197324052453041" calcext:value-type="float">
            <text:p>0.1973240525</text:p>
          </table:table-cell>
          <table:table-cell office:value-type="float" office:value="0.0556528568267822" calcext:value-type="float">
            <text:p>0.0556528568</text:p>
          </table:table-cell>
          <table:table-cell office:value-type="float" office:value="0.126656323671341" calcext:value-type="float">
            <text:p>0.1266563237</text:p>
          </table:table-cell>
          <table:table-cell office:value-type="float" office:value="0.229879036545753" calcext:value-type="float">
            <text:p>0.2298790365</text:p>
          </table:table-cell>
        </table:table-row>
        <table:table-row table:style-name="ro1">
          <table:table-cell office:value-type="float" office:value="0.027961578220129" calcext:value-type="float">
            <text:p>0.0279615782</text:p>
          </table:table-cell>
          <table:table-cell office:value-type="float" office:value="-0.123488619923592" calcext:value-type="float">
            <text:p>-0.1234886199</text:p>
          </table:table-cell>
          <table:table-cell office:value-type="float" office:value="-0.00334875797852874" calcext:value-type="float">
            <text:p>-0.003348758</text:p>
          </table:table-cell>
          <table:table-cell office:value-type="float" office:value="0.00249396823346615" calcext:value-type="float">
            <text:p>0.0024939682</text:p>
          </table:table-cell>
          <table:table-cell office:value-type="float" office:value="-0.0127092786133289" calcext:value-type="float">
            <text:p>-0.0127092786</text:p>
          </table:table-cell>
          <table:table-cell office:value-type="float" office:value="0.455916851758957" calcext:value-type="float">
            <text:p>0.4559168518</text:p>
          </table:table-cell>
          <table:table-cell office:value-type="float" office:value="0.027778560295701" calcext:value-type="float">
            <text:p>0.0277785603</text:p>
          </table:table-cell>
          <table:table-cell office:value-type="float" office:value="0.0464456304907799" calcext:value-type="float">
            <text:p>0.0464456305</text:p>
          </table:table-cell>
          <table:table-cell office:value-type="float" office:value="0.00138635374605656" calcext:value-type="float">
            <text:p>0.0013863537</text:p>
          </table:table-cell>
          <table:table-cell office:value-type="float" office:value="-0.00338189117610455" calcext:value-type="float">
            <text:p>-0.0033818912</text:p>
          </table:table-cell>
          <table:table-cell office:value-type="float" office:value="-0.00920388102531433" calcext:value-type="float">
            <text:p>-0.009203881</text:p>
          </table:table-cell>
          <table:table-cell office:value-type="float" office:value="0.329602032899857" calcext:value-type="float">
            <text:p>0.3296020329</text:p>
          </table:table-cell>
          <table:table-cell office:value-type="float" office:value="1.17152678966522" calcext:value-type="float">
            <text:p>1.1715267897</text:p>
          </table:table-cell>
          <table:table-cell office:value-type="float" office:value="1.10034132003784" calcext:value-type="float">
            <text:p>1.10034132</text:p>
          </table:table-cell>
          <table:table-cell office:value-type="float" office:value="-0.0896694958209992" calcext:value-type="float">
            <text:p>-0.0896694958</text:p>
          </table:table-cell>
          <table:table-cell office:value-type="float" office:value="0.0575093291699886" calcext:value-type="float">
            <text:p>0.0575093292</text:p>
          </table:table-cell>
          <table:table-cell office:value-type="float" office:value="-0.138342335820198" calcext:value-type="float">
            <text:p>-0.1383423358</text:p>
          </table:table-cell>
          <table:table-cell office:value-type="float" office:value="0.223591238260269" calcext:value-type="float">
            <text:p>0.2235912383</text:p>
          </table:table-cell>
          <table:table-cell office:value-type="float" office:value="-0.869948029518127" calcext:value-type="float">
            <text:p>-0.8699480295</text:p>
          </table:table-cell>
          <table:table-cell office:value-type="float" office:value="1.0924596786499" calcext:value-type="float">
            <text:p>1.0924596786</text:p>
          </table:table-cell>
          <table:table-cell office:value-type="float" office:value="0.196703001856804" calcext:value-type="float">
            <text:p>0.1967030019</text:p>
          </table:table-cell>
          <table:table-cell office:value-type="float" office:value="0.0556395910680294" calcext:value-type="float">
            <text:p>0.0556395911</text:p>
          </table:table-cell>
          <table:table-cell office:value-type="float" office:value="0.126553952693939" calcext:value-type="float">
            <text:p>0.1265539527</text:p>
          </table:table-cell>
          <table:table-cell office:value-type="float" office:value="0.230075255036354" calcext:value-type="float">
            <text:p>0.230075255</text:p>
          </table:table-cell>
        </table:table-row>
        <table:table-row table:style-name="ro1">
          <table:table-cell office:value-type="float" office:value="0.0283109918236733" calcext:value-type="float">
            <text:p>0.0283109918</text:p>
          </table:table-cell>
          <table:table-cell office:value-type="float" office:value="-0.126173242926598" calcext:value-type="float">
            <text:p>-0.1261732429</text:p>
          </table:table-cell>
          <table:table-cell office:value-type="float" office:value="-0.00346478680148721" calcext:value-type="float">
            <text:p>-0.0034647868</text:p>
          </table:table-cell>
          <table:table-cell office:value-type="float" office:value="0.00186904519796371" calcext:value-type="float">
            <text:p>0.0018690452</text:p>
          </table:table-cell>
          <table:table-cell office:value-type="float" office:value="-0.0128646288067102" calcext:value-type="float">
            <text:p>-0.0128646288</text:p>
          </table:table-cell>
          <table:table-cell office:value-type="float" office:value="0.455923974514008" calcext:value-type="float">
            <text:p>0.4559239745</text:p>
          </table:table-cell>
          <table:table-cell office:value-type="float" office:value="0.0281128007918596" calcext:value-type="float">
            <text:p>0.0281128008</text:p>
          </table:table-cell>
          <table:table-cell office:value-type="float" office:value="0.0437593832612038" calcext:value-type="float">
            <text:p>0.0437593833</text:p>
          </table:table-cell>
          <table:table-cell office:value-type="float" office:value="0.00132889964152128" calcext:value-type="float">
            <text:p>0.0013288996</text:p>
          </table:table-cell>
          <table:table-cell office:value-type="float" office:value="-0.00366728380322456" calcext:value-type="float">
            <text:p>-0.0036672838</text:p>
          </table:table-cell>
          <table:table-cell office:value-type="float" office:value="-0.00931618548929691" calcext:value-type="float">
            <text:p>-0.0093161855</text:p>
          </table:table-cell>
          <table:table-cell office:value-type="float" office:value="0.329595029354095" calcext:value-type="float">
            <text:p>0.3295950294</text:p>
          </table:table-cell>
          <table:table-cell office:value-type="float" office:value="1.17295467853546" calcext:value-type="float">
            <text:p>1.1729546785</text:p>
          </table:table-cell>
          <table:table-cell office:value-type="float" office:value="1.09774744510651" calcext:value-type="float">
            <text:p>1.0977474451</text:p>
          </table:table-cell>
          <table:table-cell office:value-type="float" office:value="-0.0884411633014679" calcext:value-type="float">
            <text:p>-0.0884411633</text:p>
          </table:table-cell>
          <table:table-cell office:value-type="float" office:value="0.0574909150600433" calcext:value-type="float">
            <text:p>0.0574909151</text:p>
          </table:table-cell>
          <table:table-cell office:value-type="float" office:value="-0.138405695557594" calcext:value-type="float">
            <text:p>-0.1384056956</text:p>
          </table:table-cell>
          <table:table-cell office:value-type="float" office:value="0.223699778318405" calcext:value-type="float">
            <text:p>0.2236997783</text:p>
          </table:table-cell>
          <table:table-cell office:value-type="float" office:value="-0.870513021945953" calcext:value-type="float">
            <text:p>-0.8705130219</text:p>
          </table:table-cell>
          <table:table-cell office:value-type="float" office:value="1.08982002735138" calcext:value-type="float">
            <text:p>1.0898200274</text:p>
          </table:table-cell>
          <table:table-cell office:value-type="float" office:value="0.196102812886238" calcext:value-type="float">
            <text:p>0.1961028129</text:p>
          </table:table-cell>
          <table:table-cell office:value-type="float" office:value="0.0556228458881378" calcext:value-type="float">
            <text:p>0.0556228459</text:p>
          </table:table-cell>
          <table:table-cell office:value-type="float" office:value="0.126453593373299" calcext:value-type="float">
            <text:p>0.1264535934</text:p>
          </table:table-cell>
          <table:table-cell office:value-type="float" office:value="0.230267211794853" calcext:value-type="float">
            <text:p>0.2302672118</text:p>
          </table:table-cell>
        </table:table-row>
        <table:table-row table:style-name="ro1">
          <table:table-cell office:value-type="float" office:value="0.0283109918236733" calcext:value-type="float">
            <text:p>0.0283109918</text:p>
          </table:table-cell>
          <table:table-cell office:value-type="float" office:value="-0.126173242926598" calcext:value-type="float">
            <text:p>-0.1261732429</text:p>
          </table:table-cell>
          <table:table-cell office:value-type="float" office:value="-0.00346478680148721" calcext:value-type="float">
            <text:p>-0.0034647868</text:p>
          </table:table-cell>
          <table:table-cell office:value-type="float" office:value="0.00186904519796371" calcext:value-type="float">
            <text:p>0.0018690452</text:p>
          </table:table-cell>
          <table:table-cell office:value-type="float" office:value="-0.0128646288067102" calcext:value-type="float">
            <text:p>-0.0128646288</text:p>
          </table:table-cell>
          <table:table-cell office:value-type="float" office:value="0.455923974514008" calcext:value-type="float">
            <text:p>0.4559239745</text:p>
          </table:table-cell>
          <table:table-cell office:value-type="float" office:value="0.0284399930387735" calcext:value-type="float">
            <text:p>0.028439993</text:p>
          </table:table-cell>
          <table:table-cell office:value-type="float" office:value="0.0411361083388329" calcext:value-type="float">
            <text:p>0.0411361083</text:p>
          </table:table-cell>
          <table:table-cell office:value-type="float" office:value="0.00127112772315741" calcext:value-type="float">
            <text:p>0.0012711277</text:p>
          </table:table-cell>
          <table:table-cell office:value-type="float" office:value="-0.00394939258694649" calcext:value-type="float">
            <text:p>-0.0039493926</text:p>
          </table:table-cell>
          <table:table-cell office:value-type="float" office:value="-0.00942607969045639" calcext:value-type="float">
            <text:p>-0.0094260797</text:p>
          </table:table-cell>
          <table:table-cell office:value-type="float" office:value="0.329587548971176" calcext:value-type="float">
            <text:p>0.329587549</text:p>
          </table:table-cell>
          <table:table-cell office:value-type="float" office:value="1.17433667182922" calcext:value-type="float">
            <text:p>1.1743366718</text:p>
          </table:table-cell>
          <table:table-cell office:value-type="float" office:value="1.09521389007568" calcext:value-type="float">
            <text:p>1.0952138901</text:p>
          </table:table-cell>
          <table:table-cell office:value-type="float" office:value="-0.0872549936175347" calcext:value-type="float">
            <text:p>-0.0872549936</text:p>
          </table:table-cell>
          <table:table-cell office:value-type="float" office:value="0.0574690960347653" calcext:value-type="float">
            <text:p>0.057469096</text:p>
          </table:table-cell>
          <table:table-cell office:value-type="float" office:value="-0.138467833399773" calcext:value-type="float">
            <text:p>-0.1384678334</text:p>
          </table:table-cell>
          <table:table-cell office:value-type="float" office:value="0.223805710673332" calcext:value-type="float">
            <text:p>0.2238057107</text:p>
          </table:table-cell>
          <table:table-cell office:value-type="float" office:value="-0.871056616306305" calcext:value-type="float">
            <text:p>-0.8710566163</text:p>
          </table:table-cell>
          <table:table-cell office:value-type="float" office:value="1.08724212646484" calcext:value-type="float">
            <text:p>1.0872421265</text:p>
          </table:table-cell>
          <table:table-cell office:value-type="float" office:value="0.19552344083786" calcext:value-type="float">
            <text:p>0.1955234408</text:p>
          </table:table-cell>
          <table:table-cell office:value-type="float" office:value="0.0556026659905911" calcext:value-type="float">
            <text:p>0.055602666</text:p>
          </table:table-cell>
          <table:table-cell office:value-type="float" office:value="0.126355290412903" calcext:value-type="float">
            <text:p>0.1263552904</text:p>
          </table:table-cell>
          <table:table-cell office:value-type="float" office:value="0.230454817414284" calcext:value-type="float">
            <text:p>0.2304548174</text:p>
          </table:table-cell>
        </table:table-row>
        <table:table-row table:style-name="ro1">
          <table:table-cell office:value-type="float" office:value="0.0289882011711597" calcext:value-type="float">
            <text:p>0.0289882012</text:p>
          </table:table-cell>
          <table:table-cell office:value-type="float" office:value="-0.131351605057716" calcext:value-type="float">
            <text:p>-0.1313516051</text:p>
          </table:table-cell>
          <table:table-cell office:value-type="float" office:value="-0.00369397620670497" calcext:value-type="float">
            <text:p>-0.0036939762</text:p>
          </table:table-cell>
          <table:table-cell office:value-type="float" office:value="0.000653261318802834" calcext:value-type="float">
            <text:p>0.0006532613</text:p>
          </table:table-cell>
          <table:table-cell office:value-type="float" office:value="-0.0131651181727648" calcext:value-type="float">
            <text:p>-0.0131651182</text:p>
          </table:table-cell>
          <table:table-cell office:value-type="float" office:value="0.455933272838593" calcext:value-type="float">
            <text:p>0.4559332728</text:p>
          </table:table-cell>
          <table:table-cell office:value-type="float" office:value="0.0287598259747028" calcext:value-type="float">
            <text:p>0.028759826</text:p>
          </table:table-cell>
          <table:table-cell office:value-type="float" office:value="0.038577813655138" calcext:value-type="float">
            <text:p>0.0385778137</text:p>
          </table:table-cell>
          <table:table-cell office:value-type="float" office:value="0.00121329771354795" calcext:value-type="float">
            <text:p>0.0012132977</text:p>
          </table:table-cell>
          <table:table-cell office:value-type="float" office:value="-0.00422801449894905" calcext:value-type="float">
            <text:p>-0.0042280145</text:p>
          </table:table-cell>
          <table:table-cell office:value-type="float" office:value="-0.00953342579305172" calcext:value-type="float">
            <text:p>-0.0095334258</text:p>
          </table:table-cell>
          <table:table-cell office:value-type="float" office:value="0.329579651355743" calcext:value-type="float">
            <text:p>0.3295796514</text:p>
          </table:table-cell>
          <table:table-cell office:value-type="float" office:value="1.17567229270935" calcext:value-type="float">
            <text:p>1.1756722927</text:p>
          </table:table-cell>
          <table:table-cell office:value-type="float" office:value="1.09274256229401" calcext:value-type="float">
            <text:p>1.0927425623</text:p>
          </table:table-cell>
          <table:table-cell office:value-type="float" office:value="-0.0861109346151352" calcext:value-type="float">
            <text:p>-0.0861109346</text:p>
          </table:table-cell>
          <table:table-cell office:value-type="float" office:value="0.0574439130723476" calcext:value-type="float">
            <text:p>0.0574439131</text:p>
          </table:table-cell>
          <table:table-cell office:value-type="float" office:value="-0.138528645038605" calcext:value-type="float">
            <text:p>-0.138528645</text:p>
          </table:table-cell>
          <table:table-cell office:value-type="float" office:value="0.22390903532505" calcext:value-type="float">
            <text:p>0.2239090353</text:p>
          </table:table-cell>
          <table:table-cell office:value-type="float" office:value="-0.871579647064209" calcext:value-type="float">
            <text:p>-0.8715796471</text:p>
          </table:table-cell>
          <table:table-cell office:value-type="float" office:value="1.08472800254822" calcext:value-type="float">
            <text:p>1.0847280025</text:p>
          </table:table-cell>
          <table:table-cell office:value-type="float" office:value="0.194964811205864" calcext:value-type="float">
            <text:p>0.1949648112</text:p>
          </table:table-cell>
          <table:table-cell office:value-type="float" office:value="0.0555790513753891" calcext:value-type="float">
            <text:p>0.0555790514</text:p>
          </table:table-cell>
          <table:table-cell office:value-type="float" office:value="0.126259237527847" calcext:value-type="float">
            <text:p>0.1262592375</text:p>
          </table:table-cell>
          <table:table-cell office:value-type="float" office:value="0.230637863278389" calcext:value-type="float">
            <text:p>0.2306378633</text:p>
          </table:table-cell>
        </table:table-row>
        <table:table-row table:style-name="ro1">
          <table:table-cell office:value-type="float" office:value="0.0293153543025255" calcext:value-type="float">
            <text:p>0.0293153543</text:p>
          </table:table-cell>
          <table:table-cell office:value-type="float" office:value="-0.133841335773468" calcext:value-type="float">
            <text:p>-0.1338413358</text:p>
          </table:table-cell>
          <table:table-cell office:value-type="float" office:value="-0.00380679639056325" calcext:value-type="float">
            <text:p>-0.0038067964</text:p>
          </table:table-cell>
          <table:table-cell office:value-type="float" office:value="0.0000632237643003464" calcext:value-type="float">
            <text:p>6.32237643003464E-005</text:p>
          </table:table-cell>
          <table:table-cell office:value-type="float" office:value="-0.0133100021630526" calcext:value-type="float">
            <text:p>-0.0133100022</text:p>
          </table:table-cell>
          <table:table-cell office:value-type="float" office:value="0.455935657024384" calcext:value-type="float">
            <text:p>0.455935657</text:p>
          </table:table-cell>
          <table:table-cell office:value-type="float" office:value="0.0290720332413912" calcext:value-type="float">
            <text:p>0.0290720332</text:p>
          </table:table-cell>
          <table:table-cell office:value-type="float" office:value="0.0360865108668804" calcext:value-type="float">
            <text:p>0.0360865109</text:p>
          </table:table-cell>
          <table:table-cell office:value-type="float" office:value="0.00115538295358419" calcext:value-type="float">
            <text:p>0.001155383</text:p>
          </table:table-cell>
          <table:table-cell office:value-type="float" office:value="-0.00450304709374905" calcext:value-type="float">
            <text:p>-0.0045030471</text:p>
          </table:table-cell>
          <table:table-cell office:value-type="float" office:value="-0.00963818468153477" calcext:value-type="float">
            <text:p>-0.0096381847</text:p>
          </table:table-cell>
          <table:table-cell office:value-type="float" office:value="0.329571425914764" calcext:value-type="float">
            <text:p>0.3295714259</text:p>
          </table:table-cell>
          <table:table-cell office:value-type="float" office:value="1.17696213722229" calcext:value-type="float">
            <text:p>1.1769621372</text:p>
          </table:table-cell>
          <table:table-cell office:value-type="float" office:value="1.09033560752869" calcext:value-type="float">
            <text:p>1.0903356075</text:p>
          </table:table-cell>
          <table:table-cell office:value-type="float" office:value="-0.0850086659193039" calcext:value-type="float">
            <text:p>-0.0850086659</text:p>
          </table:table-cell>
          <table:table-cell office:value-type="float" office:value="0.0574152804911137" calcext:value-type="float">
            <text:p>0.0574152805</text:p>
          </table:table-cell>
          <table:table-cell office:value-type="float" office:value="-0.138588190078735" calcext:value-type="float">
            <text:p>-0.1385881901</text:p>
          </table:table-cell>
          <table:table-cell office:value-type="float" office:value="0.224009603261948" calcext:value-type="float">
            <text:p>0.2240096033</text:p>
          </table:table-cell>
          <table:table-cell office:value-type="float" office:value="-0.872081816196442" calcext:value-type="float">
            <text:p>-0.8720818162</text:p>
          </table:table-cell>
          <table:table-cell office:value-type="float" office:value="1.08227968215942" calcext:value-type="float">
            <text:p>1.0822796822</text:p>
          </table:table-cell>
          <table:table-cell office:value-type="float" office:value="0.194426521658897" calcext:value-type="float">
            <text:p>0.1944265217</text:p>
          </table:table-cell>
          <table:table-cell office:value-type="float" office:value="0.0555519722402096" calcext:value-type="float">
            <text:p>0.0555519722</text:p>
          </table:table-cell>
          <table:table-cell office:value-type="float" office:value="0.126165419816971" calcext:value-type="float">
            <text:p>0.1261654198</text:p>
          </table:table-cell>
          <table:table-cell office:value-type="float" office:value="0.230816274881363" calcext:value-type="float">
            <text:p>0.2308162749</text:p>
          </table:table-cell>
        </table:table-row>
        <table:table-row table:style-name="ro1">
          <table:table-cell office:value-type="float" office:value="0.0296343881636858" calcext:value-type="float">
            <text:p>0.0296343882</text:p>
          </table:table-cell>
          <table:table-cell office:value-type="float" office:value="-0.136262103915215" calcext:value-type="float">
            <text:p>-0.1362621039</text:p>
          </table:table-cell>
          <table:table-cell office:value-type="float" office:value="-0.00391812715679407" calcext:value-type="float">
            <text:p>-0.0039181272</text:p>
          </table:table-cell>
          <table:table-cell office:value-type="float" office:value="-0.000514294952154159" calcext:value-type="float">
            <text:p>-0.000514295</text:p>
          </table:table-cell>
          <table:table-cell office:value-type="float" office:value="-0.0134510919451714" calcext:value-type="float">
            <text:p>-0.0134510919</text:p>
          </table:table-cell>
          <table:table-cell office:value-type="float" office:value="0.455936670303345" calcext:value-type="float">
            <text:p>0.4559366703</text:p>
          </table:table-cell>
          <table:table-cell office:value-type="float" office:value="0.0293762665241957" calcext:value-type="float">
            <text:p>0.0293762665</text:p>
          </table:table-cell>
          <table:table-cell office:value-type="float" office:value="0.0336642228066921" calcext:value-type="float">
            <text:p>0.0336642228</text:p>
          </table:table-cell>
          <table:table-cell office:value-type="float" office:value="0.00109761592466384" calcext:value-type="float">
            <text:p>0.0010976159</text:p>
          </table:table-cell>
          <table:table-cell office:value-type="float" office:value="-0.00477425009012222" calcext:value-type="float">
            <text:p>-0.0047742501</text:p>
          </table:table-cell>
          <table:table-cell office:value-type="float" office:value="-0.009740199893713" calcext:value-type="float">
            <text:p>-0.0097401999</text:p>
          </table:table-cell>
          <table:table-cell office:value-type="float" office:value="0.329562902450561" calcext:value-type="float">
            <text:p>0.3295629025</text:p>
          </table:table-cell>
          <table:table-cell office:value-type="float" office:value="1.17820572853088" calcext:value-type="float">
            <text:p>1.1782057285</text:p>
          </table:table-cell>
          <table:table-cell office:value-type="float" office:value="1.08799481391907" calcext:value-type="float">
            <text:p>1.0879948139</text:p>
          </table:table-cell>
          <table:table-cell office:value-type="float" office:value="-0.0839479342103005" calcext:value-type="float">
            <text:p>-0.0839479342</text:p>
          </table:table-cell>
          <table:table-cell office:value-type="float" office:value="0.0573832616209984" calcext:value-type="float">
            <text:p>0.0573832616</text:p>
          </table:table-cell>
          <table:table-cell office:value-type="float" office:value="-0.138646215200424" calcext:value-type="float">
            <text:p>-0.1386462152</text:p>
          </table:table-cell>
          <table:table-cell office:value-type="float" office:value="0.224107399582863" calcext:value-type="float">
            <text:p>0.2241073996</text:p>
          </table:table-cell>
          <table:table-cell office:value-type="float" office:value="-0.872563540935516" calcext:value-type="float">
            <text:p>-0.8725635409</text:p>
          </table:table-cell>
          <table:table-cell office:value-type="float" office:value="1.07989919185638" calcext:value-type="float">
            <text:p>1.0798991919</text:p>
          </table:table-cell>
          <table:table-cell office:value-type="float" office:value="0.193908512592316" calcext:value-type="float">
            <text:p>0.1939085126</text:p>
          </table:table-cell>
          <table:table-cell office:value-type="float" office:value="0.0555214658379555" calcext:value-type="float">
            <text:p>0.0555214658</text:p>
          </table:table-cell>
          <table:table-cell office:value-type="float" office:value="0.126073971390724" calcext:value-type="float">
            <text:p>0.1260739714</text:p>
          </table:table-cell>
          <table:table-cell office:value-type="float" office:value="0.23098985850811" calcext:value-type="float">
            <text:p>0.2309898585</text:p>
          </table:table-cell>
        </table:table-row>
        <table:table-row table:style-name="ro1">
          <table:table-cell office:value-type="float" office:value="0.029944995418191" calcext:value-type="float">
            <text:p>0.0299449954</text:p>
          </table:table-cell>
          <table:table-cell office:value-type="float" office:value="-0.138611808419228" calcext:value-type="float">
            <text:p>-0.1386118084</text:p>
          </table:table-cell>
          <table:table-cell office:value-type="float" office:value="-0.00402767164632678" calcext:value-type="float">
            <text:p>-0.0040276716</text:p>
          </table:table-cell>
          <table:table-cell office:value-type="float" office:value="-0.00107891485095024" calcext:value-type="float">
            <text:p>-0.0010789149</text:p>
          </table:table-cell>
          <table:table-cell office:value-type="float" office:value="-0.0135882869362831" calcext:value-type="float">
            <text:p>-0.0135882869</text:p>
          </table:table-cell>
          <table:table-cell office:value-type="float" office:value="0.455936431884766" calcext:value-type="float">
            <text:p>0.4559364319</text:p>
          </table:table-cell>
          <table:table-cell office:value-type="float" office:value="0.0296722501516342" calcext:value-type="float">
            <text:p>0.0296722502</text:p>
          </table:table-cell>
          <table:table-cell office:value-type="float" office:value="0.0313129611313343" calcext:value-type="float">
            <text:p>0.0313129611</text:p>
          </table:table-cell>
          <table:table-cell office:value-type="float" office:value="0.00104023946914822" calcext:value-type="float">
            <text:p>0.0010402395</text:p>
          </table:table-cell>
          <table:table-cell office:value-type="float" office:value="-0.00504151545464993" calcext:value-type="float">
            <text:p>-0.0050415155</text:p>
          </table:table-cell>
          <table:table-cell office:value-type="float" office:value="-0.00983941555023194" calcext:value-type="float">
            <text:p>-0.0098394156</text:p>
          </table:table-cell>
          <table:table-cell office:value-type="float" office:value="0.329554110765457" calcext:value-type="float">
            <text:p>0.3295541108</text:p>
          </table:table-cell>
          <table:table-cell office:value-type="float" office:value="1.17940366268158" calcext:value-type="float">
            <text:p>1.1794036627</text:p>
          </table:table-cell>
          <table:table-cell office:value-type="float" office:value="1.08572244644165" calcext:value-type="float">
            <text:p>1.0857224464</text:p>
          </table:table-cell>
          <table:table-cell office:value-type="float" office:value="-0.0829285085201263" calcext:value-type="float">
            <text:p>-0.0829285085</text:p>
          </table:table-cell>
          <table:table-cell office:value-type="float" office:value="0.0573478378355503" calcext:value-type="float">
            <text:p>0.0573478378</text:p>
          </table:table-cell>
          <table:table-cell office:value-type="float" office:value="-0.138702839612961" calcext:value-type="float">
            <text:p>-0.1387028396</text:p>
          </table:table-cell>
          <table:table-cell office:value-type="float" office:value="0.224202260375023" calcext:value-type="float">
            <text:p>0.2242022604</text:p>
          </table:table-cell>
          <table:table-cell office:value-type="float" office:value="-0.873025298118591" calcext:value-type="float">
            <text:p>-0.8730252981</text:p>
          </table:table-cell>
          <table:table-cell office:value-type="float" office:value="1.07758843898773" calcext:value-type="float">
            <text:p>1.077588439</text:p>
          </table:table-cell>
          <table:table-cell office:value-type="float" office:value="0.193410947918892" calcext:value-type="float">
            <text:p>0.1934109479</text:p>
          </table:table-cell>
          <table:table-cell office:value-type="float" office:value="0.0554875060915947" calcext:value-type="float">
            <text:p>0.0554875061</text:p>
          </table:table-cell>
          <table:table-cell office:value-type="float" office:value="0.125985056161881" calcext:value-type="float">
            <text:p>0.1259850562</text:p>
          </table:table-cell>
          <table:table-cell office:value-type="float" office:value="0.231158450245857" calcext:value-type="float">
            <text:p>0.2311584502</text:p>
          </table:table-cell>
        </table:table-row>
        <table:table-row table:style-name="ro1">
          <table:table-cell office:value-type="float" office:value="0.0302468035370111" calcext:value-type="float">
            <text:p>0.0302468035</text:p>
          </table:table-cell>
          <table:table-cell office:value-type="float" office:value="-0.140888541936874" calcext:value-type="float">
            <text:p>-0.1408885419</text:p>
          </table:table-cell>
          <table:table-cell office:value-type="float" office:value="-0.00413522170856595" calcext:value-type="float">
            <text:p>-0.0041352217</text:p>
          </table:table-cell>
          <table:table-cell office:value-type="float" office:value="-0.0016301590949297" calcext:value-type="float">
            <text:p>-0.0016301591</text:p>
          </table:table-cell>
          <table:table-cell office:value-type="float" office:value="-0.0137213971465826" calcext:value-type="float">
            <text:p>-0.0137213971</text:p>
          </table:table-cell>
          <table:table-cell office:value-type="float" office:value="0.455935060977936" calcext:value-type="float">
            <text:p>0.455935061</text:p>
          </table:table-cell>
          <table:table-cell office:value-type="float" office:value="0.0299596432596445" calcext:value-type="float">
            <text:p>0.0299596433</text:p>
          </table:table-cell>
          <table:table-cell office:value-type="float" office:value="0.0290347617119551" calcext:value-type="float">
            <text:p>0.0290347617</text:p>
          </table:table-cell>
          <table:table-cell office:value-type="float" office:value="0.000983400968834758" calcext:value-type="float">
            <text:p>0.000983401</text:p>
          </table:table-cell>
          <table:table-cell office:value-type="float" office:value="-0.00530461594462395" calcext:value-type="float">
            <text:p>-0.0053046159</text:p>
          </table:table-cell>
          <table:table-cell office:value-type="float" office:value="-0.00993568263947964" calcext:value-type="float">
            <text:p>-0.0099356826</text:p>
          </table:table-cell>
          <table:table-cell office:value-type="float" office:value="0.329545140266418" calcext:value-type="float">
            <text:p>0.3295451403</text:p>
          </table:table-cell>
          <table:table-cell office:value-type="float" office:value="1.18055546283722" calcext:value-type="float">
            <text:p>1.1805554628</text:p>
          </table:table-cell>
          <table:table-cell office:value-type="float" office:value="1.08352029323578" calcext:value-type="float">
            <text:p>1.0835202932</text:p>
          </table:table-cell>
          <table:table-cell office:value-type="float" office:value="-0.0819501355290413" calcext:value-type="float">
            <text:p>-0.0819501355</text:p>
          </table:table-cell>
          <table:table-cell office:value-type="float" office:value="0.0573090240359306" calcext:value-type="float">
            <text:p>0.057309024</text:p>
          </table:table-cell>
          <table:table-cell office:value-type="float" office:value="-0.138757824897766" calcext:value-type="float">
            <text:p>-0.1387578249</text:p>
          </table:table-cell>
          <table:table-cell office:value-type="float" office:value="0.224294155836105" calcext:value-type="float">
            <text:p>0.2242941558</text:p>
          </table:table-cell>
          <table:table-cell office:value-type="float" office:value="-0.873467028141022" calcext:value-type="float">
            <text:p>-0.8734670281</text:p>
          </table:table-cell>
          <table:table-cell office:value-type="float" office:value="1.07534956932068" calcext:value-type="float">
            <text:p>1.0753495693</text:p>
          </table:table-cell>
          <table:table-cell office:value-type="float" office:value="0.192933320999146" calcext:value-type="float">
            <text:p>0.192933321</text:p>
          </table:table-cell>
          <table:table-cell office:value-type="float" office:value="0.0554500967264175" calcext:value-type="float">
            <text:p>0.0554500967</text:p>
          </table:table-cell>
          <table:table-cell office:value-type="float" office:value="0.125898659229279" calcext:value-type="float">
            <text:p>0.1258986592</text:p>
          </table:table-cell>
          <table:table-cell office:value-type="float" office:value="0.231321901082992" calcext:value-type="float">
            <text:p>0.2313219011</text:p>
          </table:table-cell>
        </table:table-row>
        <table:table-row table:style-name="ro1">
          <table:table-cell office:value-type="float" office:value="0.0305394697934389" calcext:value-type="float">
            <text:p>0.0305394698</text:p>
          </table:table-cell>
          <table:table-cell office:value-type="float" office:value="-0.143090188503265" calcext:value-type="float">
            <text:p>-0.1430901885</text:p>
          </table:table-cell>
          <table:table-cell office:value-type="float" office:value="-0.00424070050939918" calcext:value-type="float">
            <text:p>-0.0042407005</text:p>
          </table:table-cell>
          <table:table-cell office:value-type="float" office:value="-0.00216766819357872" calcext:value-type="float">
            <text:p>-0.0021676682</text:p>
          </table:table-cell>
          <table:table-cell office:value-type="float" office:value="-0.0138503313064575" calcext:value-type="float">
            <text:p>-0.0138503313</text:p>
          </table:table-cell>
          <table:table-cell office:value-type="float" office:value="0.455932676792145" calcext:value-type="float">
            <text:p>0.4559326768</text:p>
          </table:table-cell>
          <table:table-cell office:value-type="float" office:value="0.0302381496876478" calcext:value-type="float">
            <text:p>0.0302381497</text:p>
          </table:table-cell>
          <table:table-cell office:value-type="float" office:value="0.0268316399306059" calcext:value-type="float">
            <text:p>0.0268316399</text:p>
          </table:table-cell>
          <table:table-cell office:value-type="float" office:value="0.000927117187529802" calcext:value-type="float">
            <text:p>0.0009271172</text:p>
          </table:table-cell>
          <table:table-cell office:value-type="float" office:value="-0.00556345842778683" calcext:value-type="float">
            <text:p>-0.0055634584</text:p>
          </table:table-cell>
          <table:table-cell office:value-type="float" office:value="-0.0100289322435856" calcext:value-type="float">
            <text:p>-0.0100289322</text:p>
          </table:table-cell>
          <table:table-cell office:value-type="float" office:value="0.329536020755768" calcext:value-type="float">
            <text:p>0.3295360208</text:p>
          </table:table-cell>
          <table:table-cell office:value-type="float" office:value="1.18166100978851" calcext:value-type="float">
            <text:p>1.1816610098</text:p>
          </table:table-cell>
          <table:table-cell office:value-type="float" office:value="1.08139038085938" calcext:value-type="float">
            <text:p>1.0813903809</text:p>
          </table:table-cell>
          <table:table-cell office:value-type="float" office:value="-0.0810129791498184" calcext:value-type="float">
            <text:p>-0.0810129791</text:p>
          </table:table-cell>
          <table:table-cell office:value-type="float" office:value="0.0572667643427849" calcext:value-type="float">
            <text:p>0.0572667643</text:p>
          </table:table-cell>
          <table:table-cell office:value-type="float" office:value="-0.138811215758324" calcext:value-type="float">
            <text:p>-0.1388112158</text:p>
          </table:table-cell>
          <table:table-cell office:value-type="float" office:value="0.224383026361465" calcext:value-type="float">
            <text:p>0.2243830264</text:p>
          </table:table-cell>
          <table:table-cell office:value-type="float" office:value="-0.873889088630676" calcext:value-type="float">
            <text:p>-0.8738890886</text:p>
          </table:table-cell>
          <table:table-cell office:value-type="float" office:value="1.07318425178528" calcext:value-type="float">
            <text:p>1.0731842518</text:p>
          </table:table-cell>
          <table:table-cell office:value-type="float" office:value="0.19247567653656" calcext:value-type="float">
            <text:p>0.1924756765</text:p>
          </table:table-cell>
          <table:table-cell office:value-type="float" office:value="0.0554092116653919" calcext:value-type="float">
            <text:p>0.0554092117</text:p>
          </table:table-cell>
          <table:table-cell office:value-type="float" office:value="0.125814884901047" calcext:value-type="float">
            <text:p>0.1258148849</text:p>
          </table:table-cell>
          <table:table-cell office:value-type="float" office:value="0.231480062007904" calcext:value-type="float">
            <text:p>0.231480062</text:p>
          </table:table-cell>
        </table:table-row>
        <table:table-row table:style-name="ro1">
          <table:table-cell office:value-type="float" office:value="0.0308226812630892" calcext:value-type="float">
            <text:p>0.0308226813</text:p>
          </table:table-cell>
          <table:table-cell office:value-type="float" office:value="-0.145214781165123" calcext:value-type="float">
            <text:p>-0.1452147812</text:p>
          </table:table-cell>
          <table:table-cell office:value-type="float" office:value="-0.00434372900053859" calcext:value-type="float">
            <text:p>-0.004343729</text:p>
          </table:table-cell>
          <table:table-cell office:value-type="float" office:value="-0.00269095972180367" calcext:value-type="float">
            <text:p>-0.0026909597</text:p>
          </table:table-cell>
          <table:table-cell office:value-type="float" office:value="-0.0139749273657799" calcext:value-type="float">
            <text:p>-0.0139749274</text:p>
          </table:table-cell>
          <table:table-cell office:value-type="float" office:value="0.455929338932037" calcext:value-type="float">
            <text:p>0.4559293389</text:p>
          </table:table-cell>
          <table:table-cell office:value-type="float" office:value="0.0305074770003557" calcext:value-type="float">
            <text:p>0.030507477</text:p>
          </table:table-cell>
          <table:table-cell office:value-type="float" office:value="0.0247056279331446" calcext:value-type="float">
            <text:p>0.0247056279</text:p>
          </table:table-cell>
          <table:table-cell office:value-type="float" office:value="0.000871712109073996" calcext:value-type="float">
            <text:p>0.0008717121</text:p>
          </table:table-cell>
          <table:table-cell office:value-type="float" office:value="-0.00581781379878521" calcext:value-type="float">
            <text:p>-0.0058178138</text:p>
          </table:table-cell>
          <table:table-cell office:value-type="float" office:value="-0.010119054466486" calcext:value-type="float">
            <text:p>-0.0101190545</text:p>
          </table:table-cell>
          <table:table-cell office:value-type="float" office:value="0.32952681183815" calcext:value-type="float">
            <text:p>0.3295268118</text:p>
          </table:table-cell>
          <table:table-cell office:value-type="float" office:value="1.18272078037262" calcext:value-type="float">
            <text:p>1.1827207804</text:p>
          </table:table-cell>
          <table:table-cell office:value-type="float" office:value="1.07933485507965" calcext:value-type="float">
            <text:p>1.0793348551</text:p>
          </table:table-cell>
          <table:table-cell office:value-type="float" office:value="-0.0801165625452995" calcext:value-type="float">
            <text:p>-0.0801165625</text:p>
          </table:table-cell>
          <table:table-cell office:value-type="float" office:value="0.0572211034595966" calcext:value-type="float">
            <text:p>0.0572211035</text:p>
          </table:table-cell>
          <table:table-cell office:value-type="float" office:value="-0.138862907886505" calcext:value-type="float">
            <text:p>-0.1388629079</text:p>
          </table:table-cell>
          <table:table-cell office:value-type="float" office:value="0.224468737840652" calcext:value-type="float">
            <text:p>0.2244687378</text:p>
          </table:table-cell>
          <table:table-cell office:value-type="float" office:value="-0.874675095081329" calcext:value-type="float">
            <text:p>-0.8746750951</text:p>
          </table:table-cell>
          <table:table-cell office:value-type="float" office:value="1.06908321380615" calcext:value-type="float">
            <text:p>1.0690832138</text:p>
          </table:table-cell>
          <table:table-cell office:value-type="float" office:value="0.191619977355003" calcext:value-type="float">
            <text:p>0.1916199774</text:p>
          </table:table-cell>
          <table:table-cell office:value-type="float" office:value="0.0553171113133431" calcext:value-type="float">
            <text:p>0.0553171113</text:p>
          </table:table-cell>
          <table:table-cell office:value-type="float" office:value="0.12565578520298" calcext:value-type="float">
            <text:p>0.1256557852</text:p>
          </table:table-cell>
          <table:table-cell office:value-type="float" office:value="0.231779843568802" calcext:value-type="float">
            <text:p>0.2317798436</text:p>
          </table:table-cell>
        </table:table-row>
        <table:table-row table:style-name="ro1">
          <table:table-cell office:value-type="float" office:value="0.0310960356146097" calcext:value-type="float">
            <text:p>0.0310960356</text:p>
          </table:table-cell>
          <table:table-cell office:value-type="float" office:value="-0.147260293364525" calcext:value-type="float">
            <text:p>-0.1472602934</text:p>
          </table:table-cell>
          <table:table-cell office:value-type="float" office:value="-0.00444410648196936" calcext:value-type="float">
            <text:p>-0.0044441065</text:p>
          </table:table-cell>
          <table:table-cell office:value-type="float" office:value="-0.00319962203502655" calcext:value-type="float">
            <text:p>-0.003199622</text:p>
          </table:table-cell>
          <table:table-cell office:value-type="float" office:value="-0.0140950493514538" calcext:value-type="float">
            <text:p>-0.0140950494</text:p>
          </table:table-cell>
          <table:table-cell office:value-type="float" office:value="0.455925226211548" calcext:value-type="float">
            <text:p>0.4559252262</text:p>
          </table:table-cell>
          <table:table-cell office:value-type="float" office:value="0.0307672694325447" calcext:value-type="float">
            <text:p>0.0307672694</text:p>
          </table:table-cell>
          <table:table-cell office:value-type="float" office:value="0.0226587373763323" calcext:value-type="float">
            <text:p>0.0226587374</text:p>
          </table:table-cell>
          <table:table-cell office:value-type="float" office:value="0.000817319320049137" calcext:value-type="float">
            <text:p>0.0008173193</text:p>
          </table:table-cell>
          <table:table-cell office:value-type="float" office:value="-0.00606752745807171" calcext:value-type="float">
            <text:p>-0.0060675275</text:p>
          </table:table-cell>
          <table:table-cell office:value-type="float" office:value="-0.0102059431374073" calcext:value-type="float">
            <text:p>-0.0102059431</text:p>
          </table:table-cell>
          <table:table-cell office:value-type="float" office:value="0.32951757311821" calcext:value-type="float">
            <text:p>0.3295175731</text:p>
          </table:table-cell>
          <table:table-cell office:value-type="float" office:value="1.18470096588135" calcext:value-type="float">
            <text:p>1.1847009659</text:p>
          </table:table-cell>
          <table:table-cell office:value-type="float" office:value="1.07545447349548" calcext:value-type="float">
            <text:p>1.0754544735</text:p>
          </table:table-cell>
          <table:table-cell office:value-type="float" office:value="-0.0784458294510841" calcext:value-type="float">
            <text:p>-0.0784458295</text:p>
          </table:table-cell>
          <table:table-cell office:value-type="float" office:value="0.0571195632219315" calcext:value-type="float">
            <text:p>0.0571195632</text:p>
          </table:table-cell>
          <table:table-cell office:value-type="float" office:value="-0.138960883021355" calcext:value-type="float">
            <text:p>-0.138960883</text:p>
          </table:table-cell>
          <table:table-cell office:value-type="float" office:value="0.224630504846573" calcext:value-type="float">
            <text:p>0.2246305048</text:p>
          </table:table-cell>
          <table:table-cell office:value-type="float" office:value="-0.875039398670197" calcext:value-type="float">
            <text:p>-0.8750393987</text:p>
          </table:table-cell>
          <table:table-cell office:value-type="float" office:value="1.06715130805969" calcext:value-type="float">
            <text:p>1.0671513081</text:p>
          </table:table-cell>
          <table:table-cell office:value-type="float" office:value="0.191221758723259" calcext:value-type="float">
            <text:p>0.1912217587</text:p>
          </table:table-cell>
          <table:table-cell office:value-type="float" office:value="0.055265873670578" calcext:value-type="float">
            <text:p>0.0552658737</text:p>
          </table:table-cell>
          <table:table-cell office:value-type="float" office:value="0.125580579042435" calcext:value-type="float">
            <text:p>0.125580579</text:p>
          </table:table-cell>
          <table:table-cell office:value-type="float" office:value="0.231921181082726" calcext:value-type="float">
            <text:p>0.2319211811</text:p>
          </table:table-cell>
        </table:table-row>
        <table:table-row table:style-name="ro1">
          <table:table-cell office:value-type="float" office:value="0.03135921433568" calcext:value-type="float">
            <text:p>0.0313592143</text:p>
          </table:table-cell>
          <table:table-cell office:value-type="float" office:value="-0.149224698543549" calcext:value-type="float">
            <text:p>-0.1492246985</text:p>
          </table:table-cell>
          <table:table-cell office:value-type="float" office:value="-0.00454161362722516" calcext:value-type="float">
            <text:p>-0.0045416136</text:p>
          </table:table-cell>
          <table:table-cell office:value-type="float" office:value="-0.0036932323127985" calcext:value-type="float">
            <text:p>-0.0036932323</text:p>
          </table:table-cell>
          <table:table-cell office:value-type="float" office:value="-0.0142105631530285" calcext:value-type="float">
            <text:p>-0.0142105632</text:p>
          </table:table-cell>
          <table:table-cell office:value-type="float" office:value="0.455920457839966" calcext:value-type="float">
            <text:p>0.4559204578</text:p>
          </table:table-cell>
          <table:table-cell office:value-type="float" office:value="0.0312570631504059" calcext:value-type="float">
            <text:p>0.0312570632</text:p>
          </table:table-cell>
          <table:table-cell office:value-type="float" office:value="0.0188104081898928" calcext:value-type="float">
            <text:p>0.0188104082</text:p>
          </table:table-cell>
          <table:table-cell office:value-type="float" office:value="0.000712279113940895" calcext:value-type="float">
            <text:p>0.0007122791</text:p>
          </table:table-cell>
          <table:table-cell office:value-type="float" office:value="-0.00655236095190048" calcext:value-type="float">
            <text:p>-0.006552361</text:p>
          </table:table-cell>
          <table:table-cell office:value-type="float" office:value="-0.010369623079896" calcext:value-type="float">
            <text:p>-0.0103696231</text:p>
          </table:table-cell>
          <table:table-cell office:value-type="float" office:value="0.329499214887619" calcext:value-type="float">
            <text:p>0.3294992149</text:p>
          </table:table-cell>
          <table:table-cell office:value-type="float" office:value="1.18562150001526" calcext:value-type="float">
            <text:p>1.1856215</text:p>
          </table:table-cell>
          <table:table-cell office:value-type="float" office:value="1.07363343238831" calcext:value-type="float">
            <text:p>1.0736334324</text:p>
          </table:table-cell>
          <table:table-cell office:value-type="float" office:value="-0.0776712670922279" calcext:value-type="float">
            <text:p>-0.0776712671</text:p>
          </table:table-cell>
          <table:table-cell office:value-type="float" office:value="0.057063739746809" calcext:value-type="float">
            <text:p>0.0570637397</text:p>
          </table:table-cell>
          <table:table-cell office:value-type="float" office:value="-0.139007031917572" calcext:value-type="float">
            <text:p>-0.1390070319</text:p>
          </table:table-cell>
          <table:table-cell office:value-type="float" office:value="0.224706396460533" calcext:value-type="float">
            <text:p>0.2247063965</text:p>
          </table:table-cell>
          <table:table-cell office:value-type="float" office:value="-0.875384747982025" calcext:value-type="float">
            <text:p>-0.875384748</text:p>
          </table:table-cell>
          <table:table-cell office:value-type="float" office:value="1.06530117988586" calcext:value-type="float">
            <text:p>1.0653011799</text:p>
          </table:table-cell>
          <table:table-cell office:value-type="float" office:value="0.190843284130096" calcext:value-type="float">
            <text:p>0.1908432841</text:p>
          </table:table-cell>
          <table:table-cell office:value-type="float" office:value="0.0552112087607384" calcext:value-type="float">
            <text:p>0.0552112088</text:p>
          </table:table-cell>
          <table:table-cell office:value-type="float" office:value="0.125508457422257" calcext:value-type="float">
            <text:p>0.1255084574</text:p>
          </table:table-cell>
          <table:table-cell office:value-type="float" office:value="0.232056617736816" calcext:value-type="float">
            <text:p>0.2320566177</text:p>
          </table:table-cell>
        </table:table-row>
        <table:table-row table:style-name="ro1">
          <table:table-cell office:value-type="float" office:value="0.0318536385893822" calcext:value-type="float">
            <text:p>0.0318536386</text:p>
          </table:table-cell>
          <table:table-cell office:value-type="float" office:value="-0.152902111411095" calcext:value-type="float">
            <text:p>-0.1529021114</text:p>
          </table:table-cell>
          <table:table-cell office:value-type="float" office:value="-0.00472701061517" calcext:value-type="float">
            <text:p>-0.0047270106</text:p>
          </table:table-cell>
          <table:table-cell office:value-type="float" office:value="-0.00463351048529148" calcext:value-type="float">
            <text:p>-0.0046335105</text:p>
          </table:table-cell>
          <table:table-cell office:value-type="float" office:value="-0.0144271645694971" calcext:value-type="float">
            <text:p>-0.0144271646</text:p>
          </table:table-cell>
          <table:table-cell office:value-type="float" office:value="0.455909192562103" calcext:value-type="float">
            <text:p>0.4559091926</text:p>
          </table:table-cell>
          <table:table-cell office:value-type="float" office:value="0.0314864404499531" calcext:value-type="float">
            <text:p>0.0314864404</text:p>
          </table:table-cell>
          <table:table-cell office:value-type="float" office:value="0.0170129891484976" calcext:value-type="float">
            <text:p>0.0170129891</text:p>
          </table:table-cell>
          <table:table-cell office:value-type="float" office:value="0.000661955156829208" calcext:value-type="float">
            <text:p>0.0006619552</text:p>
          </table:table-cell>
          <table:table-cell office:value-type="float" office:value="-0.00678711943328381" calcext:value-type="float">
            <text:p>-0.0067871194</text:p>
          </table:table-cell>
          <table:table-cell office:value-type="float" office:value="-0.0104462150484324" calcext:value-type="float">
            <text:p>-0.010446215</text:p>
          </table:table-cell>
          <table:table-cell office:value-type="float" office:value="0.329490214586258" calcext:value-type="float">
            <text:p>0.3294902146</text:p>
          </table:table-cell>
          <table:table-cell office:value-type="float" office:value="1.18732237815857" calcext:value-type="float">
            <text:p>1.1873223782</text:p>
          </table:table-cell>
          <table:table-cell office:value-type="float" office:value="1.07024037837982" calcext:value-type="float">
            <text:p>1.0702403784</text:p>
          </table:table-cell>
          <table:table-cell office:value-type="float" office:value="-0.0762434899806976" calcext:value-type="float">
            <text:p>-0.07624349</text:p>
          </table:table-cell>
          <table:table-cell office:value-type="float" office:value="0.0569418221712112" calcext:value-type="float">
            <text:p>0.0569418222</text:p>
          </table:table-cell>
          <table:table-cell office:value-type="float" office:value="-0.139093309640884" calcext:value-type="float">
            <text:p>-0.1390933096</text:p>
          </table:table-cell>
          <table:table-cell office:value-type="float" office:value="0.224847733974457" calcext:value-type="float">
            <text:p>0.224847734</text:p>
          </table:table-cell>
          <table:table-cell office:value-type="float" office:value="-0.876019477844238" calcext:value-type="float">
            <text:p>-0.8760194778</text:p>
          </table:table-cell>
          <table:table-cell office:value-type="float" office:value="1.06185376644135" calcext:value-type="float">
            <text:p>1.0618537664</text:p>
          </table:table-cell>
          <table:table-cell office:value-type="float" office:value="0.190145045518875" calcext:value-type="float">
            <text:p>0.1901450455</text:p>
          </table:table-cell>
          <table:table-cell office:value-type="float" office:value="0.0550915002822876" calcext:value-type="float">
            <text:p>0.0550915003</text:p>
          </table:table-cell>
          <table:table-cell office:value-type="float" office:value="0.125373631715775" calcext:value-type="float">
            <text:p>0.1253736317</text:p>
          </table:table-cell>
          <table:table-cell office:value-type="float" office:value="0.232309192419052" calcext:value-type="float">
            <text:p>0.2323091924</text:p>
          </table:table-cell>
        </table:table-row>
        <table:table-row table:style-name="ro1">
          <table:table-cell office:value-type="float" office:value="0.0320841893553734" calcext:value-type="float">
            <text:p>0.0320841894</text:p>
          </table:table-cell>
          <table:table-cell office:value-type="float" office:value="-0.154611125588417" calcext:value-type="float">
            <text:p>-0.1546111256</text:p>
          </table:table-cell>
          <table:table-cell office:value-type="float" office:value="-0.0048144506290555" calcext:value-type="float">
            <text:p>-0.0048144506</text:p>
          </table:table-cell>
          <table:table-cell office:value-type="float" office:value="-0.00507940165698528" calcext:value-type="float">
            <text:p>-0.0050794017</text:p>
          </table:table-cell>
          <table:table-cell office:value-type="float" office:value="-0.014528002589941" calcext:value-type="float">
            <text:p>-0.0145280026</text:p>
          </table:table-cell>
          <table:table-cell office:value-type="float" office:value="0.455902993679047" calcext:value-type="float">
            <text:p>0.4559029937</text:p>
          </table:table-cell>
          <table:table-cell office:value-type="float" office:value="0.031912587583065" calcext:value-type="float">
            <text:p>0.0319125876</text:p>
          </table:table-cell>
          <table:table-cell office:value-type="float" office:value="0.0136817740276456" calcext:value-type="float">
            <text:p>0.013681774</text:p>
          </table:table-cell>
          <table:table-cell office:value-type="float" office:value="0.000566522066947073" calcext:value-type="float">
            <text:p>0.0005665221</text:p>
          </table:table-cell>
          <table:table-cell office:value-type="float" office:value="-0.00724058784544468" calcext:value-type="float">
            <text:p>-0.0072405878</text:p>
          </table:table-cell>
          <table:table-cell office:value-type="float" office:value="-0.0105883963406086" calcext:value-type="float">
            <text:p>-0.0105883963</text:p>
          </table:table-cell>
          <table:table-cell office:value-type="float" office:value="0.329472780227661" calcext:value-type="float">
            <text:p>0.3294727802</text:p>
          </table:table-cell>
          <table:table-cell office:value-type="float" office:value="1.18810224533081" calcext:value-type="float">
            <text:p>1.1881022453</text:p>
          </table:table-cell>
          <table:table-cell office:value-type="float" office:value="1.0686719417572" calcext:value-type="float">
            <text:p>1.0686719418</text:p>
          </table:table-cell>
          <table:table-cell office:value-type="float" office:value="-0.0755903273820877" calcext:value-type="float">
            <text:p>-0.0755903274</text:p>
          </table:table-cell>
          <table:table-cell office:value-type="float" office:value="0.0568757988512516" calcext:value-type="float">
            <text:p>0.0568757989</text:p>
          </table:table-cell>
          <table:table-cell office:value-type="float" office:value="-0.139133304357529" calcext:value-type="float">
            <text:p>-0.1391333044</text:p>
          </table:table-cell>
          <table:table-cell office:value-type="float" office:value="0.224913030862808" calcext:value-type="float">
            <text:p>0.2249130309</text:p>
          </table:table-cell>
          <table:table-cell office:value-type="float" office:value="-0.876309096813202" calcext:value-type="float">
            <text:p>-0.8763090968</text:p>
          </table:table-cell>
          <table:table-cell office:value-type="float" office:value="1.06026065349579" calcext:value-type="float">
            <text:p>1.0602606535</text:p>
          </table:table-cell>
          <table:table-cell office:value-type="float" office:value="0.189825341105461" calcext:value-type="float">
            <text:p>0.1898253411</text:p>
          </table:table-cell>
          <table:table-cell office:value-type="float" office:value="0.05502650141716" calcext:value-type="float">
            <text:p>0.0550265014</text:p>
          </table:table-cell>
          <table:table-cell office:value-type="float" office:value="0.125311136245728" calcext:value-type="float">
            <text:p>0.1253111362</text:p>
          </table:table-cell>
          <table:table-cell office:value-type="float" office:value="0.232425928115845" calcext:value-type="float">
            <text:p>0.2324259281</text:p>
          </table:table-cell>
        </table:table-row>
        <table:table-row table:style-name="ro1">
          <table:table-cell office:value-type="float" office:value="0.0325102284550667" calcext:value-type="float">
            <text:p>0.0325102285</text:p>
          </table:table-cell>
          <table:table-cell office:value-type="float" office:value="-0.157759636640549" calcext:value-type="float">
            <text:p>-0.1577596366</text:p>
          </table:table-cell>
          <table:table-cell office:value-type="float" office:value="-0.00497779110446572" calcext:value-type="float">
            <text:p>-0.0049777911</text:p>
          </table:table-cell>
          <table:table-cell office:value-type="float" office:value="-0.00592037476599217" calcext:value-type="float">
            <text:p>-0.0059203748</text:p>
          </table:table-cell>
          <table:table-cell office:value-type="float" office:value="-0.014714065939188" calcext:value-type="float">
            <text:p>-0.0147140659</text:p>
          </table:table-cell>
          <table:table-cell office:value-type="float" office:value="0.455889940261841" calcext:value-type="float">
            <text:p>0.4558899403</text:p>
          </table:table-cell>
          <table:table-cell office:value-type="float" office:value="0.0321087464690208" calcext:value-type="float">
            <text:p>0.0321087465</text:p>
          </table:table-cell>
          <table:table-cell office:value-type="float" office:value="0.0121519956737757" calcext:value-type="float">
            <text:p>0.0121519957</text:p>
          </table:table-cell>
          <table:table-cell office:value-type="float" office:value="0.00052182882791385" calcext:value-type="float">
            <text:p>0.0005218288</text:p>
          </table:table-cell>
          <table:table-cell office:value-type="float" office:value="-0.00745888985693455" calcext:value-type="float">
            <text:p>-0.0074588899</text:p>
          </table:table-cell>
          <table:table-cell office:value-type="float" office:value="-0.0106538124382496" calcext:value-type="float">
            <text:p>-0.0106538124</text:p>
          </table:table-cell>
          <table:table-cell office:value-type="float" office:value="0.329464465379715" calcext:value-type="float">
            <text:p>0.3294644654</text:p>
          </table:table-cell>
          <table:table-cell office:value-type="float" office:value="1.18883502483368" calcext:value-type="float">
            <text:p>1.1888350248</text:p>
          </table:table-cell>
          <table:table-cell office:value-type="float" office:value="1.06719172000885" calcext:value-type="float">
            <text:p>1.06719172</text:p>
          </table:table-cell>
          <table:table-cell office:value-type="float" office:value="-0.0749775245785713" calcext:value-type="float">
            <text:p>-0.0749775246</text:p>
          </table:table-cell>
          <table:table-cell office:value-type="float" office:value="0.0568063855171204" calcext:value-type="float">
            <text:p>0.0568063855</text:p>
          </table:table-cell>
          <table:table-cell office:value-type="float" office:value="-0.139171108603477" calcext:value-type="float">
            <text:p>-0.1391711086</text:p>
          </table:table-cell>
          <table:table-cell office:value-type="float" office:value="0.224974691867828" calcext:value-type="float">
            <text:p>0.2249746919</text:p>
          </table:table-cell>
          <table:table-cell office:value-type="float" office:value="-0.876833200454712" calcext:value-type="float">
            <text:p>-0.8768332005</text:p>
          </table:table-cell>
          <table:table-cell office:value-type="float" office:value="1.05734550952911" calcext:value-type="float">
            <text:p>1.0573455095</text:p>
          </table:table-cell>
          <table:table-cell office:value-type="float" office:value="0.189245045185089" calcext:value-type="float">
            <text:p>0.1892450452</text:p>
          </table:table-cell>
          <table:table-cell office:value-type="float" office:value="0.054886095225811" calcext:value-type="float">
            <text:p>0.0548860952</text:p>
          </table:table-cell>
          <table:table-cell office:value-type="float" office:value="0.125196486711502" calcext:value-type="float">
            <text:p>0.1251964867</text:p>
          </table:table-cell>
          <table:table-cell office:value-type="float" office:value="0.232639744877815" calcext:value-type="float">
            <text:p>0.2326397449</text:p>
          </table:table-cell>
        </table:table-row>
        <table:table-row table:style-name="ro1">
          <table:table-cell office:value-type="float" office:value="0.0327050350606441" calcext:value-type="float">
            <text:p>0.0327050351</text:p>
          </table:table-cell>
          <table:table-cell office:value-type="float" office:value="-0.159195095300674" calcext:value-type="float">
            <text:p>-0.1591950953</text:p>
          </table:table-cell>
          <table:table-cell office:value-type="float" office:value="-0.0050531686283648" calcext:value-type="float">
            <text:p>-0.0050531686</text:p>
          </table:table-cell>
          <table:table-cell office:value-type="float" office:value="-0.00631469115614891" calcext:value-type="float">
            <text:p>-0.0063146912</text:p>
          </table:table-cell>
          <table:table-cell office:value-type="float" office:value="-0.0147989802062511" calcext:value-type="float">
            <text:p>-0.0147989802</text:p>
          </table:table-cell>
          <table:table-cell office:value-type="float" office:value="0.455883234739304" calcext:value-type="float">
            <text:p>0.4558832347</text:p>
          </table:table-cell>
          <table:table-cell office:value-type="float" office:value="0.0322931930422783" calcext:value-type="float">
            <text:p>0.032293193</text:p>
          </table:table-cell>
          <table:table-cell office:value-type="float" office:value="0.0107155004516244" calcext:value-type="float">
            <text:p>0.0107155005</text:p>
          </table:table-cell>
          <table:table-cell office:value-type="float" office:value="0.000479303824249655" calcext:value-type="float">
            <text:p>0.0004793038</text:p>
          </table:table-cell>
          <table:table-cell office:value-type="float" office:value="-0.0076714288443327" calcext:value-type="float">
            <text:p>-0.0076714288</text:p>
          </table:table-cell>
          <table:table-cell office:value-type="float" office:value="-0.0107152499258518" calcext:value-type="float">
            <text:p>-0.0107152499</text:p>
          </table:table-cell>
          <table:table-cell office:value-type="float" office:value="0.329456448554993" calcext:value-type="float">
            <text:p>0.3294564486</text:p>
          </table:table-cell>
          <table:table-cell office:value-type="float" office:value="1.19015741348267" calcext:value-type="float">
            <text:p>1.1901574135</text:p>
          </table:table-cell>
          <table:table-cell office:value-type="float" office:value="1.06450366973877" calcext:value-type="float">
            <text:p>1.0645036697</text:p>
          </table:table-cell>
          <table:table-cell office:value-type="float" office:value="-0.073873907327652" calcext:value-type="float">
            <text:p>-0.0738739073</text:p>
          </table:table-cell>
          <table:table-cell office:value-type="float" office:value="0.0566572844982147" calcext:value-type="float">
            <text:p>0.0566572845</text:p>
          </table:table-cell>
          <table:table-cell office:value-type="float" office:value="-0.139239862561226" calcext:value-type="float">
            <text:p>-0.1392398626</text:p>
          </table:table-cell>
          <table:table-cell office:value-type="float" office:value="0.225086525082588" calcext:value-type="float">
            <text:p>0.2250865251</text:p>
          </table:table-cell>
          <table:table-cell office:value-type="float" office:value="-0.877067744731903" calcext:value-type="float">
            <text:p>-0.8770677447</text:p>
          </table:table-cell>
          <table:table-cell office:value-type="float" office:value="1.05602741241455" calcext:value-type="float">
            <text:p>1.0560274124</text:p>
          </table:table-cell>
          <table:table-cell office:value-type="float" office:value="0.188984349370003" calcext:value-type="float">
            <text:p>0.1889843494</text:p>
          </table:table-cell>
          <table:table-cell office:value-type="float" office:value="0.0548106953501701" calcext:value-type="float">
            <text:p>0.0548106954</text:p>
          </table:table-cell>
          <table:table-cell office:value-type="float" office:value="0.125144496560097" calcext:value-type="float">
            <text:p>0.1251444966</text:p>
          </table:table-cell>
          <table:table-cell office:value-type="float" office:value="0.232736468315124" calcext:value-type="float">
            <text:p>0.2327364683</text:p>
          </table:table-cell>
        </table:table-row>
        <table:table-row table:style-name="ro1">
          <table:table-cell office:value-type="float" office:value="0.0328872352838516" calcext:value-type="float">
            <text:p>0.0328872353</text:p>
          </table:table-cell>
          <table:table-cell office:value-type="float" office:value="-0.160535365343094" calcext:value-type="float">
            <text:p>-0.1605353653</text:p>
          </table:table-cell>
          <table:table-cell office:value-type="float" office:value="-0.00512410001829267" calcext:value-type="float">
            <text:p>-0.0051241</text:p>
          </table:table-cell>
          <table:table-cell office:value-type="float" office:value="-0.00669095106422901" calcext:value-type="float">
            <text:p>-0.0066909511</text:p>
          </table:table-cell>
          <table:table-cell office:value-type="float" office:value="-0.0148783568292856" calcext:value-type="float">
            <text:p>-0.0148783568</text:p>
          </table:table-cell>
          <table:table-cell office:value-type="float" office:value="0.455876588821411" calcext:value-type="float">
            <text:p>0.4558765888</text:p>
          </table:table-cell>
          <table:table-cell office:value-type="float" office:value="0.0326257720589638" calcext:value-type="float">
            <text:p>0.0326257721</text:p>
          </table:table-cell>
          <table:table-cell office:value-type="float" office:value="0.00813033990561962" calcext:value-type="float">
            <text:p>0.0081303399</text:p>
          </table:table-cell>
          <table:table-cell office:value-type="float" office:value="0.000401395605877042" calcext:value-type="float">
            <text:p>0.0004013956</text:p>
          </table:table-cell>
          <table:table-cell office:value-type="float" office:value="-0.0080783199518919" calcext:value-type="float">
            <text:p>-0.00807832</text:p>
          </table:table-cell>
          <table:table-cell office:value-type="float" office:value="-0.0108260065317154" calcext:value-type="float">
            <text:p>-0.0108260065</text:p>
          </table:table-cell>
          <table:table-cell office:value-type="float" office:value="0.329441606998444" calcext:value-type="float">
            <text:p>0.329441607</text:p>
          </table:table-cell>
          <table:table-cell office:value-type="float" office:value="1.19074618816376" calcext:value-type="float">
            <text:p>1.1907461882</text:p>
          </table:table-cell>
          <table:table-cell office:value-type="float" office:value="1.0632997751236" calcext:value-type="float">
            <text:p>1.0632997751</text:p>
          </table:table-cell>
          <table:table-cell office:value-type="float" office:value="-0.0733832344412804" calcext:value-type="float">
            <text:p>-0.0733832344</text:p>
          </table:table-cell>
          <table:table-cell office:value-type="float" office:value="0.0565776452422142" calcext:value-type="float">
            <text:p>0.0565776452</text:p>
          </table:table-cell>
          <table:table-cell office:value-type="float" office:value="-0.139270707964897" calcext:value-type="float">
            <text:p>-0.139270708</text:p>
          </table:table-cell>
          <table:table-cell office:value-type="float" office:value="0.225136607885361" calcext:value-type="float">
            <text:p>0.2251366079</text:p>
          </table:table-cell>
          <table:table-cell office:value-type="float" office:value="-0.877284169197083" calcext:value-type="float">
            <text:p>-0.8772841692</text:p>
          </table:table-cell>
          <table:table-cell office:value-type="float" office:value="1.05480492115021" calcext:value-type="float">
            <text:p>1.0548049212</text:p>
          </table:table-cell>
          <table:table-cell office:value-type="float" office:value="0.188743442296982" calcext:value-type="float">
            <text:p>0.1887434423</text:p>
          </table:table-cell>
          <table:table-cell office:value-type="float" office:value="0.0547318533062935" calcext:value-type="float">
            <text:p>0.0547318533</text:p>
          </table:table-cell>
          <table:table-cell office:value-type="float" office:value="0.125096172094345" calcext:value-type="float">
            <text:p>0.1250961721</text:p>
          </table:table-cell>
          <table:table-cell office:value-type="float" office:value="0.232826218008995" calcext:value-type="float">
            <text:p>0.232826218</text:p>
          </table:table-cell>
        </table:table-row>
        <table:table-row table:style-name="ro1">
          <table:table-cell office:value-type="float" office:value="0.0332124829292297" calcext:value-type="float">
            <text:p>0.0332124829</text:p>
          </table:table-cell>
          <table:table-cell office:value-type="float" office:value="-0.162922099232674" calcext:value-type="float">
            <text:p>-0.1629220992</text:p>
          </table:table-cell>
          <table:table-cell office:value-type="float" office:value="-0.00525175081565976" calcext:value-type="float">
            <text:p>-0.0052517508</text:p>
          </table:table-cell>
          <table:table-cell office:value-type="float" office:value="-0.00738766230642796" calcext:value-type="float">
            <text:p>-0.0073876623</text:p>
          </table:table-cell>
          <table:table-cell office:value-type="float" office:value="-0.0150198414921761" calcext:value-type="float">
            <text:p>-0.0150198415</text:p>
          </table:table-cell>
          <table:table-cell office:value-type="float" office:value="0.455863833427429" calcext:value-type="float">
            <text:p>0.4558638334</text:p>
          </table:table-cell>
          <table:table-cell office:value-type="float" office:value="0.0327733084559441" calcext:value-type="float">
            <text:p>0.0327733085</text:p>
          </table:table-cell>
          <table:table-cell office:value-type="float" office:value="0.00698574772104621" calcext:value-type="float">
            <text:p>0.0069857477</text:p>
          </table:table-cell>
          <table:table-cell office:value-type="float" office:value="0.00036634795833379" calcext:value-type="float">
            <text:p>0.000366348</text:p>
          </table:table-cell>
          <table:table-cell office:value-type="float" office:value="-0.00827239640057087" calcext:value-type="float">
            <text:p>-0.0082723964</text:p>
          </table:table-cell>
          <table:table-cell office:value-type="float" office:value="-0.0108750872313976" calcext:value-type="float">
            <text:p>-0.0108750872</text:p>
          </table:table-cell>
          <table:table-cell office:value-type="float" office:value="0.329434871673584" calcext:value-type="float">
            <text:p>0.3294348717</text:p>
          </table:table-cell>
          <table:table-cell office:value-type="float" office:value="1.19128656387329" calcext:value-type="float">
            <text:p>1.1912865639</text:p>
          </table:table-cell>
          <table:table-cell office:value-type="float" office:value="1.0621919631958" calcext:value-type="float">
            <text:p>1.0621919632</text:p>
          </table:table-cell>
          <table:table-cell office:value-type="float" office:value="-0.07293351739645" calcext:value-type="float">
            <text:p>-0.0729335174</text:p>
          </table:table-cell>
          <table:table-cell office:value-type="float" office:value="0.0564945712685585" calcext:value-type="float">
            <text:p>0.0564945713</text:p>
          </table:table-cell>
          <table:table-cell office:value-type="float" office:value="-0.139299094676971" calcext:value-type="float">
            <text:p>-0.1392990947</text:p>
          </table:table-cell>
          <table:table-cell office:value-type="float" office:value="0.225182682275772" calcext:value-type="float">
            <text:p>0.2251826823</text:p>
          </table:table-cell>
          <table:table-cell office:value-type="float" office:value="-0.877482414245606" calcext:value-type="float">
            <text:p>-0.8774824142</text:p>
          </table:table-cell>
          <table:table-cell office:value-type="float" office:value="1.05368006229401" calcext:value-type="float">
            <text:p>1.0536800623</text:p>
          </table:table-cell>
          <table:table-cell office:value-type="float" office:value="0.188522428274155" calcext:value-type="float">
            <text:p>0.1885224283</text:p>
          </table:table-cell>
          <table:table-cell office:value-type="float" office:value="0.0546495020389557" calcext:value-type="float">
            <text:p>0.054649502</text:p>
          </table:table-cell>
          <table:table-cell office:value-type="float" office:value="0.125051632523537" calcext:value-type="float">
            <text:p>0.1250516325</text:p>
          </table:table-cell>
          <table:table-cell office:value-type="float" office:value="0.232908844947815" calcext:value-type="float">
            <text:p>0.2329088449</text:p>
          </table:table-cell>
        </table:table-row>
        <table:table-row table:style-name="ro1">
          <table:table-cell office:value-type="float" office:value="0.0333548486232758" calcext:value-type="float">
            <text:p>0.0333548486</text:p>
          </table:table-cell>
          <table:table-cell office:value-type="float" office:value="-0.16396464407444" calcext:value-type="float">
            <text:p>-0.1639646441</text:p>
          </table:table-cell>
          <table:table-cell office:value-type="float" office:value="-0.00530797662213445" calcext:value-type="float">
            <text:p>-0.0053079766</text:p>
          </table:table-cell>
          <table:table-cell office:value-type="float" office:value="-0.00770724192261696" calcext:value-type="float">
            <text:p>-0.0077072419</text:p>
          </table:table-cell>
          <table:table-cell office:value-type="float" office:value="-0.0150816906243563" calcext:value-type="float">
            <text:p>-0.0150816906</text:p>
          </table:table-cell>
          <table:table-cell office:value-type="float" office:value="0.455857932567596" calcext:value-type="float">
            <text:p>0.4558579326</text:p>
          </table:table-cell>
          <table:table-cell office:value-type="float" office:value="0.0329079106450081" calcext:value-type="float">
            <text:p>0.0329079106</text:p>
          </table:table-cell>
          <table:table-cell office:value-type="float" office:value="0.00594248529523611" calcext:value-type="float">
            <text:p>0.0059424853</text:p>
          </table:table-cell>
          <table:table-cell office:value-type="float" office:value="0.00033415702637285" calcext:value-type="float">
            <text:p>0.000334157</text:p>
          </table:table-cell>
          <table:table-cell office:value-type="float" office:value="-0.00845994427800179" calcext:value-type="float">
            <text:p>-0.0084599443</text:p>
          </table:table-cell>
          <table:table-cell office:value-type="float" office:value="-0.0109198410063982" calcext:value-type="float">
            <text:p>-0.010919841</text:p>
          </table:table-cell>
          <table:table-cell office:value-type="float" office:value="0.329428642988205" calcext:value-type="float">
            <text:p>0.329428643</text:p>
          </table:table-cell>
          <table:table-cell office:value-type="float" office:value="1.19177782535553" calcext:value-type="float">
            <text:p>1.1917778254</text:p>
          </table:table-cell>
          <table:table-cell office:value-type="float" office:value="1.06118214130402" calcext:value-type="float">
            <text:p>1.0611821413</text:p>
          </table:table-cell>
          <table:table-cell office:value-type="float" office:value="-0.07252486795187" calcext:value-type="float">
            <text:p>-0.072524868</text:p>
          </table:table-cell>
          <table:table-cell office:value-type="float" office:value="0.0564081147313118" calcext:value-type="float">
            <text:p>0.0564081147</text:p>
          </table:table-cell>
          <table:table-cell office:value-type="float" office:value="-0.13932491838932" calcext:value-type="float">
            <text:p>-0.1393249184</text:p>
          </table:table-cell>
          <table:table-cell office:value-type="float" office:value="0.225224703550339" calcext:value-type="float">
            <text:p>0.2252247036</text:p>
          </table:table-cell>
          <table:table-cell office:value-type="float" office:value="-0.877662599086762" calcext:value-type="float">
            <text:p>-0.8776625991</text:p>
          </table:table-cell>
          <table:table-cell office:value-type="float" office:value="1.05265486240387" calcext:value-type="float">
            <text:p>1.0526548624</text:p>
          </table:table-cell>
          <table:table-cell office:value-type="float" office:value="0.188321441411972" calcext:value-type="float">
            <text:p>0.1883214414</text:p>
          </table:table-cell>
          <table:table-cell office:value-type="float" office:value="0.0545637048780918" calcext:value-type="float">
            <text:p>0.0545637049</text:p>
          </table:table-cell>
          <table:table-cell office:value-type="float" office:value="0.1250109821558" calcext:value-type="float">
            <text:p>0.1250109822</text:p>
          </table:table-cell>
          <table:table-cell office:value-type="float" office:value="0.232984155416489" calcext:value-type="float">
            <text:p>0.2329841554</text:p>
          </table:table-cell>
        </table:table-row>
        <table:table-row table:style-name="ro1">
          <table:table-cell office:value-type="float" office:value="0.0334832705557346" calcext:value-type="float">
            <text:p>0.0334832706</text:p>
          </table:table-cell>
          <table:table-cell office:value-type="float" office:value="-0.164903834462166" calcext:value-type="float">
            <text:p>-0.1649038345</text:p>
          </table:table-cell>
          <table:table-cell office:value-type="float" office:value="-0.00535894744098187" calcext:value-type="float">
            <text:p>-0.0053589474</text:p>
          </table:table-cell>
          <table:table-cell office:value-type="float" office:value="-0.00800709426403046" calcext:value-type="float">
            <text:p>-0.0080070943</text:p>
          </table:table-cell>
          <table:table-cell office:value-type="float" office:value="-0.015137417241931" calcext:value-type="float">
            <text:p>-0.0151374172</text:p>
          </table:table-cell>
          <table:table-cell office:value-type="float" office:value="0.45585235953331" calcext:value-type="float">
            <text:p>0.4558523595</text:p>
          </table:table-cell>
          <table:table-cell office:value-type="float" office:value="0.033029280602932" calcext:value-type="float">
            <text:p>0.0330292806</text:p>
          </table:table-cell>
          <table:table-cell office:value-type="float" office:value="0.005002586171031" calcext:value-type="float">
            <text:p>0.0050025862</text:p>
          </table:table-cell>
          <table:table-cell office:value-type="float" office:value="0.000304871791740879" calcext:value-type="float">
            <text:p>0.0003048718</text:p>
          </table:table-cell>
          <table:table-cell office:value-type="float" office:value="-0.00864084623754025" calcext:value-type="float">
            <text:p>-0.0086408462</text:p>
          </table:table-cell>
          <table:table-cell office:value-type="float" office:value="-0.0109601635485888" calcext:value-type="float">
            <text:p>-0.0109601635</text:p>
          </table:table-cell>
          <table:table-cell office:value-type="float" office:value="0.329422950744629" calcext:value-type="float">
            <text:p>0.3294229507</text:p>
          </table:table-cell>
          <table:table-cell office:value-type="float" office:value="1.19261121749878" calcext:value-type="float">
            <text:p>1.1926112175</text:p>
          </table:table-cell>
          <table:table-cell office:value-type="float" office:value="1.05946469306946" calcext:value-type="float">
            <text:p>1.0594646931</text:p>
          </table:table-cell>
          <table:table-cell office:value-type="float" office:value="-0.0718324780464172" calcext:value-type="float">
            <text:p>-0.071832478</text:p>
          </table:table-cell>
          <table:table-cell office:value-type="float" office:value="0.0562248751521111" calcext:value-type="float">
            <text:p>0.0562248752</text:p>
          </table:table-cell>
          <table:table-cell office:value-type="float" office:value="-0.139368802309036" calcext:value-type="float">
            <text:p>-0.1393688023</text:p>
          </table:table-cell>
          <table:table-cell office:value-type="float" office:value="0.225296154618263" calcext:value-type="float">
            <text:p>0.2252961546</text:p>
          </table:table-cell>
          <table:table-cell office:value-type="float" office:value="-0.877968013286591" calcext:value-type="float">
            <text:p>-0.8779680133</text:p>
          </table:table-cell>
          <table:table-cell office:value-type="float" office:value="1.05091142654419" calcext:value-type="float">
            <text:p>1.0509114265</text:p>
          </table:table-cell>
          <table:table-cell office:value-type="float" office:value="0.187979862093926" calcext:value-type="float">
            <text:p>0.1879798621</text:p>
          </table:table-cell>
          <table:table-cell office:value-type="float" office:value="0.0543816089630127" calcext:value-type="float">
            <text:p>0.054381609</text:p>
          </table:table-cell>
          <table:table-cell office:value-type="float" office:value="0.12494158744812" calcext:value-type="float">
            <text:p>0.1249415874</text:p>
          </table:table-cell>
          <table:table-cell office:value-type="float" office:value="0.233112290501595" calcext:value-type="float">
            <text:p>0.2331122905</text:p>
          </table:table-cell>
        </table:table-row>
        <table:table-row table:style-name="ro1">
          <table:table-cell office:value-type="float" office:value="0.0335974171757698" calcext:value-type="float">
            <text:p>0.0335974172</text:p>
          </table:table-cell>
          <table:table-cell office:value-type="float" office:value="-0.165737718343735" calcext:value-type="float">
            <text:p>-0.1657377183</text:p>
          </table:table-cell>
          <table:table-cell office:value-type="float" office:value="-0.00540440948680043" calcext:value-type="float">
            <text:p>-0.0054044095</text:p>
          </table:table-cell>
          <table:table-cell office:value-type="float" office:value="-0.00828679278492928" calcext:value-type="float">
            <text:p>-0.0082867928</text:p>
          </table:table-cell>
          <table:table-cell office:value-type="float" office:value="-0.015186944976449" calcext:value-type="float">
            <text:p>-0.015186945</text:p>
          </table:table-cell>
          <table:table-cell office:value-type="float" office:value="0.455847322940826" calcext:value-type="float">
            <text:p>0.4558473229</text:p>
          </table:table-cell>
          <table:table-cell office:value-type="float" office:value="0.0331371389329433" calcext:value-type="float">
            <text:p>0.0331371389</text:p>
          </table:table-cell>
          <table:table-cell office:value-type="float" office:value="0.00416806852445006" calcext:value-type="float">
            <text:p>0.0041680685</text:p>
          </table:table-cell>
          <table:table-cell office:value-type="float" office:value="0.00027868858887814" calcext:value-type="float">
            <text:p>0.0002786886</text:p>
          </table:table-cell>
          <table:table-cell office:value-type="float" office:value="-0.00881492905318737" calcext:value-type="float">
            <text:p>-0.0088149291</text:p>
          </table:table-cell>
          <table:table-cell office:value-type="float" office:value="-0.0109960120171309" calcext:value-type="float">
            <text:p>-0.010996012</text:p>
          </table:table-cell>
          <table:table-cell office:value-type="float" office:value="0.329417854547501" calcext:value-type="float">
            <text:p>0.3294178545</text:p>
          </table:table-cell>
          <table:table-cell office:value-type="float" office:value="1.19295239448547" calcext:value-type="float">
            <text:p>1.1929523945</text:p>
          </table:table-cell>
          <table:table-cell office:value-type="float" office:value="1.05876088142395" calcext:value-type="float">
            <text:p>1.0587608814</text:p>
          </table:table-cell>
          <table:table-cell office:value-type="float" office:value="-0.0715491250157356" calcext:value-type="float">
            <text:p>-0.071549125</text:p>
          </table:table-cell>
          <table:table-cell office:value-type="float" office:value="0.0561281107366085" calcext:value-type="float">
            <text:p>0.0561281107</text:p>
          </table:table-cell>
          <table:table-cell office:value-type="float" office:value="-0.139386683702469" calcext:value-type="float">
            <text:p>-0.1393866837</text:p>
          </table:table-cell>
          <table:table-cell office:value-type="float" office:value="0.22532545030117" calcext:value-type="float">
            <text:p>0.2253254503</text:p>
          </table:table-cell>
          <table:table-cell office:value-type="float" office:value="-0.878093183040619" calcext:value-type="float">
            <text:p>-0.878093183</text:p>
          </table:table-cell>
          <table:table-cell office:value-type="float" office:value="1.0501971244812" calcext:value-type="float">
            <text:p>1.0501971245</text:p>
          </table:table-cell>
          <table:table-cell office:value-type="float" office:value="0.187839448451996" calcext:value-type="float">
            <text:p>0.1878394485</text:p>
          </table:table-cell>
          <table:table-cell office:value-type="float" office:value="0.0542853176593781" calcext:value-type="float">
            <text:p>0.0542853177</text:p>
          </table:table-cell>
          <table:table-cell office:value-type="float" office:value="0.124913044273853" calcext:value-type="float">
            <text:p>0.1249130443</text:p>
          </table:table-cell>
          <table:table-cell office:value-type="float" office:value="0.233164817094803" calcext:value-type="float">
            <text:p>0.2331648171</text:p>
          </table:table-cell>
        </table:table-row>
        <table:table-row table:style-name="ro1">
          <table:table-cell office:value-type="float" office:value="0.0337816141545773" calcext:value-type="float">
            <text:p>0.0337816142</text:p>
          </table:table-cell>
          <table:table-cell office:value-type="float" office:value="-0.167081490159035" calcext:value-type="float">
            <text:p>-0.1670814902</text:p>
          </table:table-cell>
          <table:table-cell office:value-type="float" office:value="-0.00547810876742005" calcext:value-type="float">
            <text:p>-0.0054781088</text:p>
          </table:table-cell>
          <table:table-cell office:value-type="float" office:value="-0.0087839812040329" calcext:value-type="float">
            <text:p>-0.0087839812</text:p>
          </table:table-cell>
          <table:table-cell office:value-type="float" office:value="-0.0152667537331581" calcext:value-type="float">
            <text:p>-0.0152667537</text:p>
          </table:table-cell>
          <table:table-cell office:value-type="float" office:value="0.455838888883591" calcext:value-type="float">
            <text:p>0.4558388889</text:p>
          </table:table-cell>
          <table:table-cell office:value-type="float" office:value="0.0333111397922039" calcext:value-type="float">
            <text:p>0.0333111398</text:p>
          </table:table-cell>
          <table:table-cell office:value-type="float" office:value="0.00282326596789062" calcext:value-type="float">
            <text:p>0.002823266</text:p>
          </table:table-cell>
          <table:table-cell office:value-type="float" office:value="0.000236108899116516" calcext:value-type="float">
            <text:p>0.0002361089</text:p>
          </table:table-cell>
          <table:table-cell office:value-type="float" office:value="-0.00914192013442517" calcext:value-type="float">
            <text:p>-0.0091419201</text:p>
          </table:table-cell>
          <table:table-cell office:value-type="float" office:value="-0.0110537521541119" calcext:value-type="float">
            <text:p>-0.0110537522</text:p>
          </table:table-cell>
          <table:table-cell office:value-type="float" office:value="0.329409569501877" calcext:value-type="float">
            <text:p>0.3294095695</text:p>
          </table:table-cell>
          <table:table-cell office:value-type="float" office:value="1.19324231147766" calcext:value-type="float">
            <text:p>1.1932423115</text:p>
          </table:table-cell>
          <table:table-cell office:value-type="float" office:value="1.05816292762756" calcext:value-type="float">
            <text:p>1.0581629276</text:p>
          </table:table-cell>
          <table:table-cell office:value-type="float" office:value="-0.0713082253932953" calcext:value-type="float">
            <text:p>-0.0713082254</text:p>
          </table:table-cell>
          <table:table-cell office:value-type="float" office:value="0.0560279004275799" calcext:value-type="float">
            <text:p>0.0560279004</text:p>
          </table:table-cell>
          <table:table-cell office:value-type="float" office:value="-0.139401808381081" calcext:value-type="float">
            <text:p>-0.1394018084</text:p>
          </table:table-cell>
          <table:table-cell office:value-type="float" office:value="0.225350350141525" calcext:value-type="float">
            <text:p>0.2253503501</text:p>
          </table:table-cell>
          <table:table-cell office:value-type="float" office:value="-0.878200054168701" calcext:value-type="float">
            <text:p>-0.8782000542</text:p>
          </table:table-cell>
          <table:table-cell office:value-type="float" office:value="1.0495902299881" calcext:value-type="float">
            <text:p>1.04959023</text:p>
          </table:table-cell>
          <table:table-cell office:value-type="float" office:value="0.187719762325287" calcext:value-type="float">
            <text:p>0.1877197623</text:p>
          </table:table-cell>
          <table:table-cell office:value-type="float" office:value="0.0541855059564114" calcext:value-type="float">
            <text:p>0.054185506</text:p>
          </table:table-cell>
          <table:table-cell office:value-type="float" office:value="0.124888651072979" calcext:value-type="float">
            <text:p>0.1248886511</text:p>
          </table:table-cell>
          <table:table-cell office:value-type="float" office:value="0.23320946097374" calcext:value-type="float">
            <text:p>0.233209461</text:p>
          </table:table-cell>
        </table:table-row>
        <table:table-row table:style-name="ro1">
          <table:table-cell office:value-type="float" office:value="0.0338510349392891" calcext:value-type="float">
            <text:p>0.0338510349</text:p>
          </table:table-cell>
          <table:table-cell office:value-type="float" office:value="-0.167587354779244" calcext:value-type="float">
            <text:p>-0.1675873548</text:p>
          </table:table-cell>
          <table:table-cell office:value-type="float" office:value="-0.0055060051381588" calcext:value-type="float">
            <text:p>-0.0055060051</text:p>
          </table:table-cell>
          <table:table-cell office:value-type="float" office:value="-0.00900061056017876" calcext:value-type="float">
            <text:p>-0.0090006106</text:p>
          </table:table-cell>
          <table:table-cell office:value-type="float" office:value="-0.015296746045351" calcext:value-type="float">
            <text:p>-0.015296746</text:p>
          </table:table-cell>
          <table:table-cell office:value-type="float" office:value="0.45583564043045" calcext:value-type="float">
            <text:p>0.4558356404</text:p>
          </table:table-cell>
          <table:table-cell office:value-type="float" office:value="0.0333766937255859" calcext:value-type="float">
            <text:p>0.0333766937</text:p>
          </table:table-cell>
          <table:table-cell office:value-type="float" office:value="0.00231702579185367" calcext:value-type="float">
            <text:p>0.0023170258</text:p>
          </table:table-cell>
          <table:table-cell office:value-type="float" office:value="0.000219944500713609" calcext:value-type="float">
            <text:p>0.0002199445</text:p>
          </table:table-cell>
          <table:table-cell office:value-type="float" office:value="-0.00929448008537293" calcext:value-type="float">
            <text:p>-0.0092944801</text:p>
          </table:table-cell>
          <table:table-cell office:value-type="float" office:value="-0.0110754407942295" calcext:value-type="float">
            <text:p>-0.0110754408</text:p>
          </table:table-cell>
          <table:table-cell office:value-type="float" office:value="0.329406440258026" calcext:value-type="float">
            <text:p>0.3294064403</text:p>
          </table:table-cell>
          <table:table-cell office:value-type="float" office:value="1.19348061084747" calcext:value-type="float">
            <text:p>1.1934806108</text:p>
          </table:table-cell>
          <table:table-cell office:value-type="float" office:value="1.05767273902893" calcext:value-type="float">
            <text:p>1.057672739</text:p>
          </table:table-cell>
          <table:table-cell office:value-type="float" office:value="-0.0711102858185768" calcext:value-type="float">
            <text:p>-0.0711102858</text:p>
          </table:table-cell>
          <table:table-cell office:value-type="float" office:value="0.0559242591261864" calcext:value-type="float">
            <text:p>0.0559242591</text:p>
          </table:table-cell>
          <table:table-cell office:value-type="float" office:value="-0.139414086937904" calcext:value-type="float">
            <text:p>-0.1394140869</text:p>
          </table:table-cell>
          <table:table-cell office:value-type="float" office:value="0.2253707498312" calcext:value-type="float">
            <text:p>0.2253707498</text:p>
          </table:table-cell>
          <table:table-cell office:value-type="float" office:value="-0.878288388252258" calcext:value-type="float">
            <text:p>-0.8782883883</text:p>
          </table:table-cell>
          <table:table-cell office:value-type="float" office:value="1.04909300804138" calcext:value-type="float">
            <text:p>1.049093008</text:p>
          </table:table-cell>
          <table:table-cell office:value-type="float" office:value="0.187620773911476" calcext:value-type="float">
            <text:p>0.1876207739</text:p>
          </table:table-cell>
          <table:table-cell office:value-type="float" office:value="0.0540821962058544" calcext:value-type="float">
            <text:p>0.0540821962</text:p>
          </table:table-cell>
          <table:table-cell office:value-type="float" office:value="0.124868676066399" calcext:value-type="float">
            <text:p>0.1248686761</text:p>
          </table:table-cell>
          <table:table-cell office:value-type="float" office:value="0.233246058225632" calcext:value-type="float">
            <text:p>0.2332460582</text:p>
          </table:table-cell>
        </table:table-row>
        <table:table-row table:style-name="ro1">
          <table:table-cell office:value-type="float" office:value="0.0339066050946712" calcext:value-type="float">
            <text:p>0.0339066051</text:p>
          </table:table-cell>
          <table:table-cell office:value-type="float" office:value="-0.167992040514946" calcext:value-type="float">
            <text:p>-0.1679920405</text:p>
          </table:table-cell>
          <table:table-cell office:value-type="float" office:value="-0.00552840204909444" calcext:value-type="float">
            <text:p>-0.005528402</text:p>
          </table:table-cell>
          <table:table-cell office:value-type="float" office:value="-0.00918588228523731" calcext:value-type="float">
            <text:p>-0.0091858823</text:p>
          </table:table-cell>
          <table:table-cell office:value-type="float" office:value="-0.0153207629919052" calcext:value-type="float">
            <text:p>-0.015320763</text:p>
          </table:table-cell>
          <table:table-cell office:value-type="float" office:value="0.45583301782608" calcext:value-type="float">
            <text:p>0.4558330178</text:p>
          </table:table-cell>
          <table:table-cell office:value-type="float" office:value="0.0334291718900204" calcext:value-type="float">
            <text:p>0.0334291719</text:p>
          </table:table-cell>
          <table:table-cell office:value-type="float" office:value="0.00191203621216118" calcext:value-type="float">
            <text:p>0.0019120362</text:p>
          </table:table-cell>
          <table:table-cell office:value-type="float" office:value="0.000206939323106781" calcext:value-type="float">
            <text:p>0.0002069393</text:p>
          </table:table-cell>
          <table:table-cell office:value-type="float" office:value="-0.00942849554121495" calcext:value-type="float">
            <text:p>-0.0094284955</text:p>
          </table:table-cell>
          <table:table-cell office:value-type="float" office:value="-0.0110928080976009" calcext:value-type="float">
            <text:p>-0.0110928081</text:p>
          </table:table-cell>
          <table:table-cell office:value-type="float" office:value="0.329403936862946" calcext:value-type="float">
            <text:p>0.3294039369</text:p>
          </table:table-cell>
          <table:table-cell office:value-type="float" office:value="1.19382381439209" calcext:value-type="float">
            <text:p>1.1938238144</text:p>
          </table:table-cell>
          <table:table-cell office:value-type="float" office:value="1.05696630477905" calcext:value-type="float">
            <text:p>1.0569663048</text:p>
          </table:table-cell>
          <table:table-cell office:value-type="float" office:value="-0.0708253979682922" calcext:value-type="float">
            <text:p>-0.070825398</text:p>
          </table:table-cell>
          <table:table-cell office:value-type="float" office:value="0.0557535476982594" calcext:value-type="float">
            <text:p>0.0557535477</text:p>
          </table:table-cell>
          <table:table-cell office:value-type="float" office:value="-0.139431685209274" calcext:value-type="float">
            <text:p>-0.1394316852</text:p>
          </table:table-cell>
          <table:table-cell office:value-type="float" office:value="0.225400239229202" calcext:value-type="float">
            <text:p>0.2254002392</text:p>
          </table:table-cell>
          <table:table-cell office:value-type="float" office:value="-0.878415942192078" calcext:value-type="float">
            <text:p>-0.8784159422</text:p>
          </table:table-cell>
          <table:table-cell office:value-type="float" office:value="1.04837620258331" calcext:value-type="float">
            <text:p>1.0483762026</text:p>
          </table:table-cell>
          <table:table-cell office:value-type="float" office:value="0.187477916479111" calcext:value-type="float">
            <text:p>0.1874779165</text:p>
          </table:table-cell>
          <table:table-cell office:value-type="float" office:value="0.0539119690656662" calcext:value-type="float">
            <text:p>0.0539119691</text:p>
          </table:table-cell>
          <table:table-cell office:value-type="float" office:value="0.124839752912521" calcext:value-type="float">
            <text:p>0.1248397529</text:p>
          </table:table-cell>
          <table:table-cell office:value-type="float" office:value="0.23329883813858" calcext:value-type="float">
            <text:p>0.2332988381</text:p>
          </table:table-cell>
        </table:table-row>
        <table:table-row table:style-name="ro1">
          <table:table-cell office:value-type="float" office:value="0.0339510776102543" calcext:value-type="float">
            <text:p>0.0339510776</text:p>
          </table:table-cell>
          <table:table-cell office:value-type="float" office:value="-0.168315783143044" calcext:value-type="float">
            <text:p>-0.1683157831</text:p>
          </table:table-cell>
          <table:table-cell office:value-type="float" office:value="-0.00554632721468806" calcext:value-type="float">
            <text:p>-0.0055463272</text:p>
          </table:table-cell>
          <table:table-cell office:value-type="float" office:value="-0.00933410413563252" calcext:value-type="float">
            <text:p>-0.0093341041</text:p>
          </table:table-cell>
          <table:table-cell office:value-type="float" office:value="-0.0153399687260389" calcext:value-type="float">
            <text:p>-0.0153399687</text:p>
          </table:table-cell>
          <table:table-cell office:value-type="float" office:value="0.455830931663513" calcext:value-type="float">
            <text:p>0.4558309317</text:p>
          </table:table-cell>
          <table:table-cell office:value-type="float" office:value="0.0335047468543053" calcext:value-type="float">
            <text:p>0.0335047469</text:p>
          </table:table-cell>
          <table:table-cell office:value-type="float" office:value="0.00132885598577559" calcext:value-type="float">
            <text:p>0.001328856</text:p>
          </table:table-cell>
          <table:table-cell office:value-type="float" office:value="0.00018819903198164" calcext:value-type="float">
            <text:p>0.000188199</text:p>
          </table:table-cell>
          <table:table-cell office:value-type="float" office:value="-0.00962146744132042" calcext:value-type="float">
            <text:p>-0.0096214674</text:p>
          </table:table-cell>
          <table:table-cell office:value-type="float" office:value="-0.0111178271472454" calcext:value-type="float">
            <text:p>-0.0111178271</text:p>
          </table:table-cell>
          <table:table-cell office:value-type="float" office:value="0.329400330781937" calcext:value-type="float">
            <text:p>0.3294003308</text:p>
          </table:table-cell>
          <table:table-cell office:value-type="float" office:value="1.19394540786743" calcext:value-type="float">
            <text:p>1.1939454079</text:p>
          </table:table-cell>
          <table:table-cell office:value-type="float" office:value="1.05671441555023" calcext:value-type="float">
            <text:p>1.0567144156</text:p>
          </table:table-cell>
          <table:table-cell office:value-type="float" office:value="-0.0707245096564293" calcext:value-type="float">
            <text:p>-0.0707245097</text:p>
          </table:table-cell>
          <table:table-cell office:value-type="float" office:value="0.0556929409503937" calcext:value-type="float">
            <text:p>0.055692941</text:p>
          </table:table-cell>
          <table:table-cell office:value-type="float" office:value="-0.139437973499298" calcext:value-type="float">
            <text:p>-0.1394379735</text:p>
          </table:table-cell>
          <table:table-cell office:value-type="float" office:value="0.225410789251328" calcext:value-type="float">
            <text:p>0.2254107893</text:p>
          </table:table-cell>
          <table:table-cell office:value-type="float" office:value="-0.878461062908173" calcext:value-type="float">
            <text:p>-0.8784610629</text:p>
          </table:table-cell>
          <table:table-cell office:value-type="float" office:value="1.04812073707581" calcext:value-type="float">
            <text:p>1.0481207371</text:p>
          </table:table-cell>
          <table:table-cell office:value-type="float" office:value="0.187427341938019" calcext:value-type="float">
            <text:p>0.1874273419</text:p>
          </table:table-cell>
          <table:table-cell office:value-type="float" office:value="0.053851529955864" calcext:value-type="float">
            <text:p>0.05385153</text:p>
          </table:table-cell>
          <table:table-cell office:value-type="float" office:value="0.124829530715942" calcext:value-type="float">
            <text:p>0.1248295307</text:p>
          </table:table-cell>
          <table:table-cell office:value-type="float" office:value="0.233317673206329" calcext:value-type="float">
            <text:p>0.2333176732</text:p>
          </table:table-cell>
        </table:table-row>
        <table:table-row table:style-name="ro1">
          <table:table-cell office:value-type="float" office:value="0.0340151451528072" calcext:value-type="float">
            <text:p>0.0340151452</text:p>
          </table:table-cell>
          <table:table-cell office:value-type="float" office:value="-0.168781965970993" calcext:value-type="float">
            <text:p>-0.168781966</text:p>
          </table:table-cell>
          <table:table-cell office:value-type="float" office:value="-0.00557223707437515" calcext:value-type="float">
            <text:p>-0.0055722371</text:p>
          </table:table-cell>
          <table:table-cell office:value-type="float" office:value="-0.00954750925302506" calcext:value-type="float">
            <text:p>-0.0095475093</text:p>
          </table:table-cell>
          <table:table-cell office:value-type="float" office:value="-0.0153676383197308" calcext:value-type="float">
            <text:p>-0.0153676383</text:p>
          </table:table-cell>
          <table:table-cell office:value-type="float" office:value="0.455827832221985" calcext:value-type="float">
            <text:p>0.4558278322</text:p>
          </table:table-cell>
          <table:table-cell office:value-type="float" office:value="0.033531628549099" calcext:value-type="float">
            <text:p>0.0335316285</text:p>
          </table:table-cell>
          <table:table-cell office:value-type="float" office:value="0.00112150434870273" calcext:value-type="float">
            <text:p>0.0011215043</text:p>
          </table:table-cell>
          <table:table-cell office:value-type="float" office:value="0.000181448776856996" calcext:value-type="float">
            <text:p>0.0001814488</text:p>
          </table:table-cell>
          <table:table-cell office:value-type="float" office:value="-0.0096900686621666" calcext:value-type="float">
            <text:p>-0.0096900687</text:p>
          </table:table-cell>
          <table:table-cell office:value-type="float" office:value="-0.0111267082393169" calcext:value-type="float">
            <text:p>-0.0111267082</text:p>
          </table:table-cell>
          <table:table-cell office:value-type="float" office:value="0.329399049282074" calcext:value-type="float">
            <text:p>0.3293990493</text:p>
          </table:table-cell>
          <table:table-cell office:value-type="float" office:value="1.19404268264771" calcext:value-type="float">
            <text:p>1.1940426826</text:p>
          </table:table-cell>
          <table:table-cell office:value-type="float" office:value="1.05651271343231" calcext:value-type="float">
            <text:p>1.0565127134</text:p>
          </table:table-cell>
          <table:table-cell office:value-type="float" office:value="-0.0706439837813378" calcext:value-type="float">
            <text:p>-0.0706439838</text:p>
          </table:table-cell>
          <table:table-cell office:value-type="float" office:value="0.0556445047259331" calcext:value-type="float">
            <text:p>0.0556445047</text:p>
          </table:table-cell>
          <table:table-cell office:value-type="float" office:value="-0.139443010091782" calcext:value-type="float">
            <text:p>-0.1394430101</text:p>
          </table:table-cell>
          <table:table-cell office:value-type="float" office:value="0.225419223308563" calcext:value-type="float">
            <text:p>0.2254192233</text:p>
          </table:table-cell>
          <table:table-cell office:value-type="float" office:value="-0.878497362136841" calcext:value-type="float">
            <text:p>-0.8784973621</text:p>
          </table:table-cell>
          <table:table-cell office:value-type="float" office:value="1.04791593551636" calcext:value-type="float">
            <text:p>1.0479159355</text:p>
          </table:table-cell>
          <table:table-cell office:value-type="float" office:value="0.187386691570282" calcext:value-type="float">
            <text:p>0.1873866916</text:p>
          </table:table-cell>
          <table:table-cell office:value-type="float" office:value="0.0538032501935959" calcext:value-type="float">
            <text:p>0.0538032502</text:p>
          </table:table-cell>
          <table:table-cell office:value-type="float" office:value="0.124821357429028" calcext:value-type="float">
            <text:p>0.1248213574</text:p>
          </table:table-cell>
          <table:table-cell office:value-type="float" office:value="0.233332797884941" calcext:value-type="float">
            <text:p>0.2333327979</text:p>
          </table:table-cell>
        </table:table-row>
        <table:table-row table:style-name="ro1">
          <table:table-cell office:value-type="float" office:value="0.0340379290282726" calcext:value-type="float">
            <text:p>0.034037929</text:p>
          </table:table-cell>
          <table:table-cell office:value-type="float" office:value="-0.168947711586952" calcext:value-type="float">
            <text:p>-0.1689477116</text:p>
          </table:table-cell>
          <table:table-cell office:value-type="float" office:value="-0.00558142410591245" calcext:value-type="float">
            <text:p>-0.0055814241</text:p>
          </table:table-cell>
          <table:table-cell office:value-type="float" office:value="-0.00962341018021107" calcext:value-type="float">
            <text:p>-0.0096234102</text:p>
          </table:table-cell>
          <table:table-cell office:value-type="float" office:value="-0.0153774954378605" calcext:value-type="float">
            <text:p>-0.0153774954</text:p>
          </table:table-cell>
          <table:table-cell office:value-type="float" office:value="0.455826759338379" calcext:value-type="float">
            <text:p>0.4558267593</text:p>
          </table:table-cell>
          <table:table-cell office:value-type="float" office:value="0.0335531421005726" calcext:value-type="float">
            <text:p>0.0335531421</text:p>
          </table:table-cell>
          <table:table-cell office:value-type="float" office:value="0.000955623516347259" calcext:value-type="float">
            <text:p>0.0009556235</text:p>
          </table:table-cell>
          <table:table-cell office:value-type="float" office:value="0.000176114117493853" calcext:value-type="float">
            <text:p>0.0001761141</text:p>
          </table:table-cell>
          <table:table-cell office:value-type="float" office:value="-0.00974497385323048" calcext:value-type="float">
            <text:p>-0.0097449739</text:p>
          </table:table-cell>
          <table:table-cell office:value-type="float" office:value="-0.0111338421702385" calcext:value-type="float">
            <text:p>-0.0111338422</text:p>
          </table:table-cell>
          <table:table-cell office:value-type="float" office:value="0.329398036003113" calcext:value-type="float">
            <text:p>0.329398036</text:p>
          </table:table-cell>
          <table:table-cell office:value-type="float" office:value="1.19412040710449" calcext:value-type="float">
            <text:p>1.1941204071</text:p>
          </table:table-cell>
          <table:table-cell office:value-type="float" office:value="1.05635118484497" calcext:value-type="float">
            <text:p>1.0563511848</text:p>
          </table:table-cell>
          <table:table-cell office:value-type="float" office:value="-0.0705796107649803" calcext:value-type="float">
            <text:p>-0.0705796108</text:p>
          </table:table-cell>
          <table:table-cell office:value-type="float" office:value="0.0556057766079903" calcext:value-type="float">
            <text:p>0.0556057766</text:p>
          </table:table-cell>
          <table:table-cell office:value-type="float" office:value="-0.139447137713432" calcext:value-type="float">
            <text:p>-0.1394471377</text:p>
          </table:table-cell>
          <table:table-cell office:value-type="float" office:value="0.225426018238068" calcext:value-type="float">
            <text:p>0.2254260182</text:p>
          </table:table-cell>
          <table:table-cell office:value-type="float" office:value="-0.878526151180267" calcext:value-type="float">
            <text:p>-0.8785261512</text:p>
          </table:table-cell>
          <table:table-cell office:value-type="float" office:value="1.04775202274323" calcext:value-type="float">
            <text:p>1.0477520227</text:p>
          </table:table-cell>
          <table:table-cell office:value-type="float" office:value="0.187354370951653" calcext:value-type="float">
            <text:p>0.187354371</text:p>
          </table:table-cell>
          <table:table-cell office:value-type="float" office:value="0.0537646263837814" calcext:value-type="float">
            <text:p>0.0537646264</text:p>
          </table:table-cell>
          <table:table-cell office:value-type="float" office:value="0.124814800918102" calcext:value-type="float">
            <text:p>0.1248148009</text:p>
          </table:table-cell>
          <table:table-cell office:value-type="float" office:value="0.233344852924347" calcext:value-type="float">
            <text:p>0.2333448529</text:p>
          </table:table-cell>
        </table:table-row>
        <table:table-row table:style-name="ro1">
          <table:table-cell office:value-type="float" office:value="0.0340561643242836" calcext:value-type="float">
            <text:p>0.0340561643</text:p>
          </table:table-cell>
          <table:table-cell office:value-type="float" office:value="-0.169080331921577" calcext:value-type="float">
            <text:p>-0.1690803319</text:p>
          </table:table-cell>
          <table:table-cell office:value-type="float" office:value="-0.00558878900483251" calcext:value-type="float">
            <text:p>-0.005588789</text:p>
          </table:table-cell>
          <table:table-cell office:value-type="float" office:value="-0.00968409702181816" calcext:value-type="float">
            <text:p>-0.009684097</text:p>
          </table:table-cell>
          <table:table-cell office:value-type="float" office:value="-0.0153853707015514" calcext:value-type="float">
            <text:p>-0.0153853707</text:p>
          </table:table-cell>
          <table:table-cell office:value-type="float" office:value="0.455825865268707" calcext:value-type="float">
            <text:p>0.4558258653</text:p>
          </table:table-cell>
          <table:table-cell office:value-type="float" office:value="0.0335703529417515" calcext:value-type="float">
            <text:p>0.0335703529</text:p>
          </table:table-cell>
          <table:table-cell office:value-type="float" office:value="0.000822919246274978" calcext:value-type="float">
            <text:p>0.0008229192</text:p>
          </table:table-cell>
          <table:table-cell office:value-type="float" office:value="0.000171830950421281" calcext:value-type="float">
            <text:p>0.000171831</text:p>
          </table:table-cell>
          <table:table-cell office:value-type="float" office:value="-0.0097888670861721" calcext:value-type="float">
            <text:p>-0.0097888671</text:p>
          </table:table-cell>
          <table:table-cell office:value-type="float" office:value="-0.0111395344138145" calcext:value-type="float">
            <text:p>-0.0111395344</text:p>
          </table:table-cell>
          <table:table-cell office:value-type="float" office:value="0.329397201538086" calcext:value-type="float">
            <text:p>0.3293972015</text:p>
          </table:table-cell>
          <table:table-cell office:value-type="float" office:value="1.19418263435364" calcext:value-type="float">
            <text:p>1.1941826344</text:p>
          </table:table-cell>
          <table:table-cell office:value-type="float" office:value="1.05622148513794" calcext:value-type="float">
            <text:p>1.0562214851</text:p>
          </table:table-cell>
          <table:table-cell office:value-type="float" office:value="-0.0705281719565392" calcext:value-type="float">
            <text:p>-0.070528172</text:p>
          </table:table-cell>
          <table:table-cell office:value-type="float" office:value="0.055574856698513" calcext:value-type="float">
            <text:p>0.0555748567</text:p>
          </table:table-cell>
          <table:table-cell office:value-type="float" office:value="-0.13945035636425" calcext:value-type="float">
            <text:p>-0.1394503564</text:p>
          </table:table-cell>
          <table:table-cell office:value-type="float" office:value="0.225431427359581" calcext:value-type="float">
            <text:p>0.2254314274</text:p>
          </table:table-cell>
          <table:table-cell office:value-type="float" office:value="-0.878568053245544" calcext:value-type="float">
            <text:p>-0.8785680532</text:p>
          </table:table-cell>
          <table:table-cell office:value-type="float" office:value="1.04751551151276" calcext:value-type="float">
            <text:p>1.0475155115</text:p>
          </table:table-cell>
          <table:table-cell office:value-type="float" office:value="0.187307700514793" calcext:value-type="float">
            <text:p>0.1873077005</text:p>
          </table:table-cell>
          <table:table-cell office:value-type="float" office:value="0.0537091195583344" calcext:value-type="float">
            <text:p>0.0537091196</text:p>
          </table:table-cell>
          <table:table-cell office:value-type="float" office:value="0.124805390834808" calcext:value-type="float">
            <text:p>0.1248053908</text:p>
          </table:table-cell>
          <table:table-cell office:value-type="float" office:value="0.233362272381783" calcext:value-type="float">
            <text:p>0.2333622724</text:p>
          </table:table-cell>
        </table:table-row>
        <table:table-row table:style-name="ro1">
          <table:table-cell office:value-type="float" office:value="0.0340707674622536" calcext:value-type="float">
            <text:p>0.0340707675</text:p>
          </table:table-cell>
          <table:table-cell office:value-type="float" office:value="-0.169186398386955" calcext:value-type="float">
            <text:p>-0.1691863984</text:p>
          </table:table-cell>
          <table:table-cell office:value-type="float" office:value="-0.00559471035376191" calcext:value-type="float">
            <text:p>-0.0055947104</text:p>
          </table:table-cell>
          <table:table-cell office:value-type="float" office:value="-0.0097326822578907" calcext:value-type="float">
            <text:p>-0.0097326823</text:p>
          </table:table-cell>
          <table:table-cell office:value-type="float" office:value="-0.0153916794806719" calcext:value-type="float">
            <text:p>-0.0153916795</text:p>
          </table:table-cell>
          <table:table-cell office:value-type="float" office:value="0.455825179815292" calcext:value-type="float">
            <text:p>0.4558251798</text:p>
          </table:table-cell>
          <table:table-cell office:value-type="float" office:value="0.0335841327905655" calcext:value-type="float">
            <text:p>0.0335841328</text:p>
          </table:table-cell>
          <table:table-cell office:value-type="float" office:value="0.000716755865141749" calcext:value-type="float">
            <text:p>0.0007167559</text:p>
          </table:table-cell>
          <table:table-cell office:value-type="float" office:value="0.000168378508533351" calcext:value-type="float">
            <text:p>0.0001683785</text:p>
          </table:table-cell>
          <table:table-cell office:value-type="float" office:value="-0.0098240114748478" calcext:value-type="float">
            <text:p>-0.0098240115</text:p>
          </table:table-cell>
          <table:table-cell office:value-type="float" office:value="-0.0111440997570753" calcext:value-type="float">
            <text:p>-0.0111440998</text:p>
          </table:table-cell>
          <table:table-cell office:value-type="float" office:value="0.329396545886993" calcext:value-type="float">
            <text:p>0.3293965459</text:p>
          </table:table-cell>
          <table:table-cell office:value-type="float" office:value="1.19427216053009" calcext:value-type="float">
            <text:p>1.1942721605</text:p>
          </table:table-cell>
          <table:table-cell office:value-type="float" office:value="1.05603468418121" calcext:value-type="float">
            <text:p>1.0560346842</text:p>
          </table:table-cell>
          <table:table-cell office:value-type="float" office:value="-0.0704541653394699" calcext:value-type="float">
            <text:p>-0.0704541653</text:p>
          </table:table-cell>
          <table:table-cell office:value-type="float" office:value="0.0555303655564785" calcext:value-type="float">
            <text:p>0.0555303656</text:p>
          </table:table-cell>
          <table:table-cell office:value-type="float" office:value="-0.139455065131187" calcext:value-type="float">
            <text:p>-0.1394550651</text:p>
          </table:table-cell>
          <table:table-cell office:value-type="float" office:value="0.225439310073853" calcext:value-type="float">
            <text:p>0.2254393101</text:p>
          </table:table-cell>
          <table:table-cell office:value-type="float" office:value="-0.878583014011383" calcext:value-type="float">
            <text:p>-0.878583014</text:p>
          </table:table-cell>
          <table:table-cell office:value-type="float" office:value="1.04743099212646" calcext:value-type="float">
            <text:p>1.0474309921</text:p>
          </table:table-cell>
          <table:table-cell office:value-type="float" office:value="0.18729105591774" calcext:value-type="float">
            <text:p>0.1872910559</text:p>
          </table:table-cell>
          <table:table-cell office:value-type="float" office:value="0.0536894202232361" calcext:value-type="float">
            <text:p>0.0536894202</text:p>
          </table:table-cell>
          <table:table-cell office:value-type="float" office:value="0.124802030622959" calcext:value-type="float">
            <text:p>0.1248020306</text:p>
          </table:table-cell>
          <table:table-cell office:value-type="float" office:value="0.233368501067162" calcext:value-type="float">
            <text:p>0.2333685011</text:p>
          </table:table-cell>
        </table:table-row>
        <table:table-row table:style-name="ro1">
          <table:table-cell office:value-type="float" office:value="0.0340917930006981" calcext:value-type="float">
            <text:p>0.034091793</text:p>
          </table:table-cell>
          <table:table-cell office:value-type="float" office:value="-0.169339150190353" calcext:value-type="float">
            <text:p>-0.1693391502</text:p>
          </table:table-cell>
          <table:table-cell office:value-type="float" office:value="-0.00560322962701321" calcext:value-type="float">
            <text:p>-0.0056032296</text:p>
          </table:table-cell>
          <table:table-cell office:value-type="float" office:value="-0.00980262644588947" calcext:value-type="float">
            <text:p>-0.0098026264</text:p>
          </table:table-cell>
          <table:table-cell office:value-type="float" office:value="-0.0154007393866777" calcext:value-type="float">
            <text:p>-0.0154007394</text:p>
          </table:table-cell>
          <table:table-cell office:value-type="float" office:value="0.455824136734009" calcext:value-type="float">
            <text:p>0.4558241367</text:p>
          </table:table-cell>
          <table:table-cell office:value-type="float" office:value="0.0336039699614048" calcext:value-type="float">
            <text:p>0.03360397</text:p>
          </table:table-cell>
          <table:table-cell office:value-type="float" office:value="0.000563881068956107" calcext:value-type="float">
            <text:p>0.0005638811</text:p>
          </table:table-cell>
          <table:table-cell office:value-type="float" office:value="0.000163413613336161" calcext:value-type="float">
            <text:p>0.0001634136</text:p>
          </table:table-cell>
          <table:table-cell office:value-type="float" office:value="-0.00987461023032665" calcext:value-type="float">
            <text:p>-0.0098746102</text:p>
          </table:table-cell>
          <table:table-cell office:value-type="float" office:value="-0.0111506525427103" calcext:value-type="float">
            <text:p>-0.0111506525</text:p>
          </table:table-cell>
          <table:table-cell office:value-type="float" office:value="0.329395592212677" calcext:value-type="float">
            <text:p>0.3293955922</text:p>
          </table:table-cell>
          <table:table-cell office:value-type="float" office:value="1.1943039894104" calcext:value-type="float">
            <text:p>1.1943039894</text:p>
          </table:table-cell>
          <table:table-cell office:value-type="float" office:value="1.05596804618835" calcext:value-type="float">
            <text:p>1.0559680462</text:p>
          </table:table-cell>
          <table:table-cell office:value-type="float" office:value="-0.0704278871417046" calcext:value-type="float">
            <text:p>-0.0704278871</text:p>
          </table:table-cell>
          <table:table-cell office:value-type="float" office:value="0.0555145516991615" calcext:value-type="float">
            <text:p>0.0555145517</text:p>
          </table:table-cell>
          <table:table-cell office:value-type="float" office:value="-0.13945671916008" calcext:value-type="float">
            <text:p>-0.1394567192</text:p>
          </table:table-cell>
          <table:table-cell office:value-type="float" office:value="0.225442111492157" calcext:value-type="float">
            <text:p>0.2254421115</text:p>
          </table:table-cell>
          <table:table-cell office:value-type="float" office:value="-0.878595113754272" calcext:value-type="float">
            <text:p>-0.8785951138</text:p>
          </table:table-cell>
          <table:table-cell office:value-type="float" office:value="1.04736351966858" calcext:value-type="float">
            <text:p>1.0473635197</text:p>
          </table:table-cell>
          <table:table-cell office:value-type="float" office:value="0.187277734279633" calcext:value-type="float">
            <text:p>0.1872777343</text:p>
          </table:table-cell>
          <table:table-cell office:value-type="float" office:value="0.0536736622452736" calcext:value-type="float">
            <text:p>0.0536736622</text:p>
          </table:table-cell>
          <table:table-cell office:value-type="float" office:value="0.124799385666847" calcext:value-type="float">
            <text:p>0.1247993857</text:p>
          </table:table-cell>
          <table:table-cell office:value-type="float" office:value="0.233373478055" calcext:value-type="float">
            <text:p>0.2333734781</text:p>
          </table:table-cell>
        </table:table-row>
        <table:table-row table:style-name="ro1">
          <table:table-cell office:value-type="float" office:value="0.0340992547571659" calcext:value-type="float">
            <text:p>0.0340992548</text:p>
          </table:table-cell>
          <table:table-cell office:value-type="float" office:value="-0.169393509626389" calcext:value-type="float">
            <text:p>-0.1693935096</text:p>
          </table:table-cell>
          <table:table-cell office:value-type="float" office:value="-0.00560631416738033" calcext:value-type="float">
            <text:p>-0.0056063142</text:p>
          </table:table-cell>
          <table:table-cell office:value-type="float" office:value="-0.00982745736837387" calcext:value-type="float">
            <text:p>-0.0098274574</text:p>
          </table:table-cell>
          <table:table-cell office:value-type="float" office:value="-0.0154039729386568" calcext:value-type="float">
            <text:p>-0.0154039729</text:p>
          </table:table-cell>
          <table:table-cell office:value-type="float" office:value="0.45582377910614" calcext:value-type="float">
            <text:p>0.4558237791</text:p>
          </table:table-cell>
          <table:table-cell office:value-type="float" office:value="0.0336110219359398" calcext:value-type="float">
            <text:p>0.0336110219</text:p>
          </table:table-cell>
          <table:table-cell office:value-type="float" office:value="0.000509525765664876" calcext:value-type="float">
            <text:p>0.0005095258</text:p>
          </table:table-cell>
          <table:table-cell office:value-type="float" office:value="0.000161591029609554" calcext:value-type="float">
            <text:p>0.000161591</text:p>
          </table:table-cell>
          <table:table-cell office:value-type="float" office:value="-0.00989256426692009" calcext:value-type="float">
            <text:p>-0.0098925643</text:p>
          </table:table-cell>
          <table:table-cell office:value-type="float" office:value="-0.0111529920250177" calcext:value-type="float">
            <text:p>-0.011152992</text:p>
          </table:table-cell>
          <table:table-cell office:value-type="float" office:value="0.329395264387131" calcext:value-type="float">
            <text:p>0.3293952644</text:p>
          </table:table-cell>
          <table:table-cell office:value-type="float" office:value="1.19432961940765" calcext:value-type="float">
            <text:p>1.1943296194</text:p>
          </table:table-cell>
          <table:table-cell office:value-type="float" office:value="1.05591464042664" calcext:value-type="float">
            <text:p>1.0559146404</text:p>
          </table:table-cell>
          <table:table-cell office:value-type="float" office:value="-0.07040686160326" calcext:value-type="float">
            <text:p>-0.0704068616</text:p>
          </table:table-cell>
          <table:table-cell office:value-type="float" office:value="0.0555019602179527" calcext:value-type="float">
            <text:p>0.0555019602</text:p>
          </table:table-cell>
          <table:table-cell office:value-type="float" office:value="-0.139458075165749" calcext:value-type="float">
            <text:p>-0.1394580752</text:p>
          </table:table-cell>
          <table:table-cell office:value-type="float" office:value="0.225444346666336" calcext:value-type="float">
            <text:p>0.2254443467</text:p>
          </table:table-cell>
          <table:table-cell office:value-type="float" office:value="-0.878612577915192" calcext:value-type="float">
            <text:p>-0.8786125779</text:p>
          </table:table-cell>
          <table:table-cell office:value-type="float" office:value="1.04726600646973" calcext:value-type="float">
            <text:p>1.0472660065</text:p>
          </table:table-cell>
          <table:table-cell office:value-type="float" office:value="0.187258347868919" calcext:value-type="float">
            <text:p>0.1872583479</text:p>
          </table:table-cell>
          <table:table-cell office:value-type="float" office:value="0.0536510571837425" calcext:value-type="float">
            <text:p>0.0536510572</text:p>
          </table:table-cell>
          <table:table-cell office:value-type="float" office:value="0.124795511364937" calcext:value-type="float">
            <text:p>0.1247955114</text:p>
          </table:table-cell>
          <table:table-cell office:value-type="float" office:value="0.233380690217018" calcext:value-type="float">
            <text:p>0.2333806902</text:p>
          </table:table-cell>
        </table:table-row>
        <table:table-row table:style-name="ro1">
          <table:table-cell office:value-type="float" office:value="0.0341052450239658" calcext:value-type="float">
            <text:p>0.034105245</text:p>
          </table:table-cell>
          <table:table-cell office:value-type="float" office:value="-0.169436931610107" calcext:value-type="float">
            <text:p>-0.1694369316</text:p>
          </table:table-cell>
          <table:table-cell office:value-type="float" office:value="-0.00560869416221976" calcext:value-type="float">
            <text:p>-0.0056086942</text:p>
          </table:table-cell>
          <table:table-cell office:value-type="float" office:value="-0.00984735600650311" calcext:value-type="float">
            <text:p>-0.009847356</text:p>
          </table:table-cell>
          <table:table-cell office:value-type="float" office:value="-0.0154065433889627" calcext:value-type="float">
            <text:p>-0.0154065434</text:p>
          </table:table-cell>
          <table:table-cell office:value-type="float" office:value="0.455823510885239" calcext:value-type="float">
            <text:p>0.4558235109</text:p>
          </table:table-cell>
          <table:table-cell office:value-type="float" office:value="0.0336166694760323" calcext:value-type="float">
            <text:p>0.0336166695</text:p>
          </table:table-cell>
          <table:table-cell office:value-type="float" office:value="0.000466041499748826" calcext:value-type="float">
            <text:p>0.0004660415</text:p>
          </table:table-cell>
          <table:table-cell office:value-type="float" office:value="0.000160222902195528" calcext:value-type="float">
            <text:p>0.0001602229</text:p>
          </table:table-cell>
          <table:table-cell office:value-type="float" office:value="-0.0099069606512785" calcext:value-type="float">
            <text:p>-0.0099069607</text:p>
          </table:table-cell>
          <table:table-cell office:value-type="float" office:value="-0.0111548434942961" calcext:value-type="float">
            <text:p>-0.0111548435</text:p>
          </table:table-cell>
          <table:table-cell office:value-type="float" office:value="0.329394996166229" calcext:value-type="float">
            <text:p>0.3293949962</text:p>
          </table:table-cell>
          <table:table-cell office:value-type="float" office:value="1.19435000419617" calcext:value-type="float">
            <text:p>1.1943500042</text:p>
          </table:table-cell>
          <table:table-cell office:value-type="float" office:value="1.05587184429169" calcext:value-type="float">
            <text:p>1.0558718443</text:p>
          </table:table-cell>
          <table:table-cell office:value-type="float" office:value="-0.0703899711370468" calcext:value-type="float">
            <text:p>-0.0703899711</text:p>
          </table:table-cell>
          <table:table-cell office:value-type="float" office:value="0.0554918795824051" calcext:value-type="float">
            <text:p>0.0554918796</text:p>
          </table:table-cell>
          <table:table-cell office:value-type="float" office:value="-0.139459133148193" calcext:value-type="float">
            <text:p>-0.1394591331</text:p>
          </table:table-cell>
          <table:table-cell office:value-type="float" office:value="0.22544614970684" calcext:value-type="float">
            <text:p>0.2254461497</text:p>
          </table:table-cell>
          <table:table-cell office:value-type="float" office:value="-0.878618836402893" calcext:value-type="float">
            <text:p>-0.8786188364</text:p>
          </table:table-cell>
          <table:table-cell office:value-type="float" office:value="1.04723107814789" calcext:value-type="float">
            <text:p>1.0472310781</text:p>
          </table:table-cell>
          <table:table-cell office:value-type="float" office:value="0.18725149333477" calcext:value-type="float">
            <text:p>0.1872514933</text:p>
          </table:table-cell>
          <table:table-cell office:value-type="float" office:value="0.0536430254578591" calcext:value-type="float">
            <text:p>0.0536430255</text:p>
          </table:table-cell>
          <table:table-cell office:value-type="float" office:value="0.124794147908688" calcext:value-type="float">
            <text:p>0.1247941479</text:p>
          </table:table-cell>
          <table:table-cell office:value-type="float" office:value="0.233383238315582" calcext:value-type="float">
            <text:p>0.2333832383</text:p>
          </table:table-cell>
        </table:table-row>
        <table:table-row table:style-name="ro1">
          <table:table-cell office:value-type="float" office:value="0.0341100245714188" calcext:value-type="float">
            <text:p>0.0341100246</text:p>
          </table:table-cell>
          <table:table-cell office:value-type="float" office:value="-0.16947166621685" calcext:value-type="float">
            <text:p>-0.1694716662</text:p>
          </table:table-cell>
          <table:table-cell office:value-type="float" office:value="-0.00561059499159455" calcext:value-type="float">
            <text:p>-0.005610595</text:p>
          </table:table-cell>
          <table:table-cell office:value-type="float" office:value="-0.00986327975988388" calcext:value-type="float">
            <text:p>-0.0098632798</text:p>
          </table:table-cell>
          <table:table-cell office:value-type="float" office:value="-0.0154086146503687" calcext:value-type="float">
            <text:p>-0.0154086147</text:p>
          </table:table-cell>
          <table:table-cell office:value-type="float" office:value="0.455823302268982" calcext:value-type="float">
            <text:p>0.4558233023</text:p>
          </table:table-cell>
          <table:table-cell office:value-type="float" office:value="0.0336211882531643" calcext:value-type="float">
            <text:p>0.0336211883</text:p>
          </table:table-cell>
          <table:table-cell office:value-type="float" office:value="0.000431254040449858" calcext:value-type="float">
            <text:p>0.000431254</text:p>
          </table:table-cell>
          <table:table-cell office:value-type="float" office:value="0.000159132308908738" calcext:value-type="float">
            <text:p>0.0001591323</text:p>
          </table:table-cell>
          <table:table-cell office:value-type="float" office:value="-0.00991848111152649" calcext:value-type="float">
            <text:p>-0.0099184811</text:p>
          </table:table-cell>
          <table:table-cell office:value-type="float" office:value="-0.0111563485115767" calcext:value-type="float">
            <text:p>-0.0111563485</text:p>
          </table:table-cell>
          <table:table-cell office:value-type="float" office:value="0.329394787549973" calcext:value-type="float">
            <text:p>0.3293947875</text:p>
          </table:table-cell>
          <table:table-cell office:value-type="float" office:value="1.19436657428741" calcext:value-type="float">
            <text:p>1.1943665743</text:p>
          </table:table-cell>
          <table:table-cell office:value-type="float" office:value="1.0558375120163" calcext:value-type="float">
            <text:p>1.055837512</text:p>
          </table:table-cell>
          <table:table-cell office:value-type="float" office:value="-0.070376418530941" calcext:value-type="float">
            <text:p>-0.0703764185</text:p>
          </table:table-cell>
          <table:table-cell office:value-type="float" office:value="0.0554838292300701" calcext:value-type="float">
            <text:p>0.0554838292</text:p>
          </table:table-cell>
          <table:table-cell office:value-type="float" office:value="-0.139460012316704" calcext:value-type="float">
            <text:p>-0.1394600123</text:p>
          </table:table-cell>
          <table:table-cell office:value-type="float" office:value="0.225447624921799" calcext:value-type="float">
            <text:p>0.2254476249</text:p>
          </table:table-cell>
          <table:table-cell office:value-type="float" office:value="-0.878623902797699" calcext:value-type="float">
            <text:p>-0.8786239028</text:p>
          </table:table-cell>
          <table:table-cell office:value-type="float" office:value="1.04720318317413" calcext:value-type="float">
            <text:p>1.0472031832</text:p>
          </table:table-cell>
          <table:table-cell office:value-type="float" office:value="0.187245815992355" calcext:value-type="float">
            <text:p>0.187245816</text:p>
          </table:table-cell>
          <table:table-cell office:value-type="float" office:value="0.0536366067826748" calcext:value-type="float">
            <text:p>0.0536366068</text:p>
          </table:table-cell>
          <table:table-cell office:value-type="float" office:value="0.124793037772179" calcext:value-type="float">
            <text:p>0.1247930378</text:p>
          </table:table-cell>
          <table:table-cell office:value-type="float" office:value="0.233385294675827" calcext:value-type="float">
            <text:p>0.2333852947</text:p>
          </table:table-cell>
        </table:table-row>
        <table:table-row table:style-name="ro1">
          <table:table-cell office:value-type="float" office:value="0.034113846719265" calcext:value-type="float">
            <text:p>0.0341138467</text:p>
          </table:table-cell>
          <table:table-cell office:value-type="float" office:value="-0.169499486684799" calcext:value-type="float">
            <text:p>-0.1694994867</text:p>
          </table:table-cell>
          <table:table-cell office:value-type="float" office:value="-0.00561217963695526" calcext:value-type="float">
            <text:p>-0.0056121796</text:p>
          </table:table-cell>
          <table:table-cell office:value-type="float" office:value="-0.00987602397799492" calcext:value-type="float">
            <text:p>-0.009876024</text:p>
          </table:table-cell>
          <table:table-cell office:value-type="float" office:value="-0.0154102649539709" calcext:value-type="float">
            <text:p>-0.015410265</text:p>
          </table:table-cell>
          <table:table-cell office:value-type="float" office:value="0.455823093652725" calcext:value-type="float">
            <text:p>0.4558230937</text:p>
          </table:table-cell>
          <table:table-cell office:value-type="float" office:value="0.0336247868835926" calcext:value-type="float">
            <text:p>0.0336247869</text:p>
          </table:table-cell>
          <table:table-cell office:value-type="float" office:value="0.000403424084652215" calcext:value-type="float">
            <text:p>0.0004034241</text:p>
          </table:table-cell>
          <table:table-cell office:value-type="float" office:value="0.000158192604430951" calcext:value-type="float">
            <text:p>0.0001581926</text:p>
          </table:table-cell>
          <table:table-cell office:value-type="float" office:value="-0.00992769747972488" calcext:value-type="float">
            <text:p>-0.0099276975</text:p>
          </table:table-cell>
          <table:table-cell office:value-type="float" office:value="-0.0111575368791819" calcext:value-type="float">
            <text:p>-0.0111575369</text:p>
          </table:table-cell>
          <table:table-cell office:value-type="float" office:value="0.329394608736038" calcext:value-type="float">
            <text:p>0.3293946087</text:p>
          </table:table-cell>
          <table:table-cell office:value-type="float" office:value="1.19437968730927" calcext:value-type="float">
            <text:p>1.1943796873</text:p>
          </table:table-cell>
          <table:table-cell office:value-type="float" office:value="1.0558100938797" calcext:value-type="float">
            <text:p>1.0558100939</text:p>
          </table:table-cell>
          <table:table-cell office:value-type="float" office:value="-0.0703656300902367" calcext:value-type="float">
            <text:p>-0.0703656301</text:p>
          </table:table-cell>
          <table:table-cell office:value-type="float" office:value="0.0554773844778538" calcext:value-type="float">
            <text:p>0.0554773845</text:p>
          </table:table-cell>
          <table:table-cell office:value-type="float" office:value="-0.139460682868958" calcext:value-type="float">
            <text:p>-0.1394606829</text:p>
          </table:table-cell>
          <table:table-cell office:value-type="float" office:value="0.225448742508888" calcext:value-type="float">
            <text:p>0.2254487425</text:p>
          </table:table-cell>
          <table:table-cell office:value-type="float" office:value="-0.878628015518189" calcext:value-type="float">
            <text:p>-0.8786280155</text:p>
          </table:table-cell>
          <table:table-cell office:value-type="float" office:value="1.0471807718277" calcext:value-type="float">
            <text:p>1.0471807718</text:p>
          </table:table-cell>
          <table:table-cell office:value-type="float" office:value="0.187241315841675" calcext:value-type="float">
            <text:p>0.1872413158</text:p>
          </table:table-cell>
          <table:table-cell office:value-type="float" office:value="0.0536314994096756" calcext:value-type="float">
            <text:p>0.0536314994</text:p>
          </table:table-cell>
          <table:table-cell office:value-type="float" office:value="0.12479218095541" calcext:value-type="float">
            <text:p>0.124792181</text:p>
          </table:table-cell>
          <table:table-cell office:value-type="float" office:value="0.233386933803558" calcext:value-type="float">
            <text:p>0.2333869338</text:p>
          </table:table-cell>
        </table:table-row>
        <table:table-row table:style-name="ro1">
          <table:table-cell office:value-type="float" office:value="0.0341169089078903" calcext:value-type="float">
            <text:p>0.0341169089</text:p>
          </table:table-cell>
          <table:table-cell office:value-type="float" office:value="-0.169521734118462" calcext:value-type="float">
            <text:p>-0.1695217341</text:p>
          </table:table-cell>
          <table:table-cell office:value-type="float" office:value="-0.00561339687556028" calcext:value-type="float">
            <text:p>-0.0056133969</text:p>
          </table:table-cell>
          <table:table-cell office:value-type="float" office:value="-0.00988619215786457" calcext:value-type="float">
            <text:p>-0.0098861922</text:p>
          </table:table-cell>
          <table:table-cell office:value-type="float" office:value="-0.0154115874320269" calcext:value-type="float">
            <text:p>-0.0154115874</text:p>
          </table:table-cell>
          <table:table-cell office:value-type="float" office:value="0.455822944641113" calcext:value-type="float">
            <text:p>0.4558229446</text:p>
          </table:table-cell>
          <table:table-cell office:value-type="float" office:value="0.0336276777088642" calcext:value-type="float">
            <text:p>0.0336276777</text:p>
          </table:table-cell>
          <table:table-cell office:value-type="float" office:value="0.000381160149117932" calcext:value-type="float">
            <text:p>0.0003811601</text:p>
          </table:table-cell>
          <table:table-cell office:value-type="float" office:value="0.00015749224985484" calcext:value-type="float">
            <text:p>0.0001574922</text:p>
          </table:table-cell>
          <table:table-cell office:value-type="float" office:value="-0.0099350493401289" calcext:value-type="float">
            <text:p>-0.0099350493</text:p>
          </table:table-cell>
          <table:table-cell office:value-type="float" office:value="-0.0111584942787886" calcext:value-type="float">
            <text:p>-0.0111584943</text:p>
          </table:table-cell>
          <table:table-cell office:value-type="float" office:value="0.329394459724426" calcext:value-type="float">
            <text:p>0.3293944597</text:p>
          </table:table-cell>
          <table:table-cell office:value-type="float" office:value="1.19439029693604" calcext:value-type="float">
            <text:p>1.1943902969</text:p>
          </table:table-cell>
          <table:table-cell office:value-type="float" office:value="1.05578804016113" calcext:value-type="float">
            <text:p>1.0557880402</text:p>
          </table:table-cell>
          <table:table-cell office:value-type="float" office:value="-0.0703568905591965" calcext:value-type="float">
            <text:p>-0.0703568906</text:p>
          </table:table-cell>
          <table:table-cell office:value-type="float" office:value="0.055472269654274" calcext:value-type="float">
            <text:p>0.0554722697</text:p>
          </table:table-cell>
          <table:table-cell office:value-type="float" office:value="-0.139461204409599" calcext:value-type="float">
            <text:p>-0.1394612044</text:p>
          </table:table-cell>
          <table:table-cell office:value-type="float" office:value="0.225449681282043" calcext:value-type="float">
            <text:p>0.2254496813</text:p>
          </table:table-cell>
          <table:table-cell office:value-type="float" office:value="-0.878631412982941" calcext:value-type="float">
            <text:p>-0.878631413</text:p>
          </table:table-cell>
          <table:table-cell office:value-type="float" office:value="1.04716300964355" calcext:value-type="float">
            <text:p>1.0471630096</text:p>
          </table:table-cell>
          <table:table-cell office:value-type="float" office:value="0.187237590551376" calcext:value-type="float">
            <text:p>0.1872375906</text:p>
          </table:table-cell>
          <table:table-cell office:value-type="float" office:value="0.0536273866891861" calcext:value-type="float">
            <text:p>0.0536273867</text:p>
          </table:table-cell>
          <table:table-cell office:value-type="float" office:value="0.124791443347931" calcext:value-type="float">
            <text:p>0.1247914433</text:p>
          </table:table-cell>
          <table:table-cell office:value-type="float" office:value="0.233388245105743" calcext:value-type="float">
            <text:p>0.2333882451</text:p>
          </table:table-cell>
        </table:table-row>
        <table:table-row table:style-name="ro1">
          <table:table-cell office:value-type="float" office:value="0.0341193526983261" calcext:value-type="float">
            <text:p>0.0341193527</text:p>
          </table:table-cell>
          <table:table-cell office:value-type="float" office:value="-0.169539526104927" calcext:value-type="float">
            <text:p>-0.1695395261</text:p>
          </table:table-cell>
          <table:table-cell office:value-type="float" office:value="-0.00561438594013453" calcext:value-type="float">
            <text:p>-0.0056143859</text:p>
          </table:table-cell>
          <table:table-cell office:value-type="float" office:value="-0.00989435613155365" calcext:value-type="float">
            <text:p>-0.0098943561</text:p>
          </table:table-cell>
          <table:table-cell office:value-type="float" office:value="-0.0154126528650522" calcext:value-type="float">
            <text:p>-0.0154126529</text:p>
          </table:table-cell>
          <table:table-cell office:value-type="float" office:value="0.455822825431824" calcext:value-type="float">
            <text:p>0.4558228254</text:p>
          </table:table-cell>
          <table:table-cell office:value-type="float" office:value="0.0336299873888493" calcext:value-type="float">
            <text:p>0.0336299874</text:p>
          </table:table-cell>
          <table:table-cell office:value-type="float" office:value="0.000363349012332037" calcext:value-type="float">
            <text:p>0.000363349</text:p>
          </table:table-cell>
          <table:table-cell office:value-type="float" office:value="0.000156916692503728" calcext:value-type="float">
            <text:p>0.0001569167</text:p>
          </table:table-cell>
          <table:table-cell office:value-type="float" office:value="-0.00994095951318741" calcext:value-type="float">
            <text:p>-0.0099409595</text:p>
          </table:table-cell>
          <table:table-cell office:value-type="float" office:value="-0.0111592691391706" calcext:value-type="float">
            <text:p>-0.0111592691</text:p>
          </table:table-cell>
          <table:table-cell office:value-type="float" office:value="0.329394340515137" calcext:value-type="float">
            <text:p>0.3293943405</text:p>
          </table:table-cell>
          <table:table-cell office:value-type="float" office:value="1.1944055557251" calcext:value-type="float">
            <text:p>1.1944055557</text:p>
          </table:table-cell>
          <table:table-cell office:value-type="float" office:value="1.05575609207153" calcext:value-type="float">
            <text:p>1.0557560921</text:p>
          </table:table-cell>
          <table:table-cell office:value-type="float" office:value="-0.0703443437814713" calcext:value-type="float">
            <text:p>-0.0703443438</text:p>
          </table:table-cell>
          <table:table-cell office:value-type="float" office:value="0.0554648712277412" calcext:value-type="float">
            <text:p>0.0554648712</text:p>
          </table:table-cell>
          <table:table-cell office:value-type="float" office:value="-0.139462009072304" calcext:value-type="float">
            <text:p>-0.1394620091</text:p>
          </table:table-cell>
          <table:table-cell office:value-type="float" office:value="0.225451022386551" calcext:value-type="float">
            <text:p>0.2254510224</text:p>
          </table:table-cell>
          <table:table-cell office:value-type="float" office:value="-0.878634035587311" calcext:value-type="float">
            <text:p>-0.8786340356</text:p>
          </table:table-cell>
          <table:table-cell office:value-type="float" office:value="1.04714858531952" calcext:value-type="float">
            <text:p>1.0471485853</text:p>
          </table:table-cell>
          <table:table-cell office:value-type="float" office:value="0.187234714627266" calcext:value-type="float">
            <text:p>0.1872347146</text:p>
          </table:table-cell>
          <table:table-cell office:value-type="float" office:value="0.0536241233348846" calcext:value-type="float">
            <text:p>0.0536241233</text:p>
          </table:table-cell>
          <table:table-cell office:value-type="float" office:value="0.124790877103806" calcext:value-type="float">
            <text:p>0.1247908771</text:p>
          </table:table-cell>
          <table:table-cell office:value-type="float" office:value="0.233389288187027" calcext:value-type="float">
            <text:p>0.2333892882</text:p>
          </table:table-cell>
        </table:table-row>
        <table:table-row table:style-name="ro1">
          <table:table-cell office:value-type="float" office:value="0.0341213159263134" calcext:value-type="float">
            <text:p>0.0341213159</text:p>
          </table:table-cell>
          <table:table-cell office:value-type="float" office:value="-0.169553756713867" calcext:value-type="float">
            <text:p>-0.1695537567</text:p>
          </table:table-cell>
          <table:table-cell office:value-type="float" office:value="-0.00561520224437118" calcext:value-type="float">
            <text:p>-0.0056152022</text:p>
          </table:table-cell>
          <table:table-cell office:value-type="float" office:value="-0.00990087166428566" calcext:value-type="float">
            <text:p>-0.0099008717</text:p>
          </table:table-cell>
          <table:table-cell office:value-type="float" office:value="-0.0154134891927242" calcext:value-type="float">
            <text:p>-0.0154134892</text:p>
          </table:table-cell>
          <table:table-cell office:value-type="float" office:value="0.455822706222534" calcext:value-type="float">
            <text:p>0.4558227062</text:p>
          </table:table-cell>
          <table:table-cell office:value-type="float" office:value="0.0336333103477955" calcext:value-type="float">
            <text:p>0.0336333103</text:p>
          </table:table-cell>
          <table:table-cell office:value-type="float" office:value="0.000337701058015227" calcext:value-type="float">
            <text:p>0.0003377011</text:p>
          </table:table-cell>
          <table:table-cell office:value-type="float" office:value="0.000156070120283403" calcext:value-type="float">
            <text:p>0.0001560701</text:p>
          </table:table-cell>
          <table:table-cell office:value-type="float" office:value="-0.00994942709803581" calcext:value-type="float">
            <text:p>-0.0099494271</text:p>
          </table:table-cell>
          <table:table-cell office:value-type="float" office:value="-0.0111603531986475" calcext:value-type="float">
            <text:p>-0.0111603532</text:p>
          </table:table-cell>
          <table:table-cell office:value-type="float" office:value="0.329394191503525" calcext:value-type="float">
            <text:p>0.3293941915</text:p>
          </table:table-cell>
          <table:table-cell office:value-type="float" office:value="1.19441103935242" calcext:value-type="float">
            <text:p>1.1944110394</text:p>
          </table:table-cell>
          <table:table-cell office:value-type="float" office:value="1.05574476718903" calcext:value-type="float">
            <text:p>1.0557447672</text:p>
          </table:table-cell>
          <table:table-cell office:value-type="float" office:value="-0.0703398138284683" calcext:value-type="float">
            <text:p>-0.0703398138</text:p>
          </table:table-cell>
          <table:table-cell office:value-type="float" office:value="0.0554622560739517" calcext:value-type="float">
            <text:p>0.0554622561</text:p>
          </table:table-cell>
          <table:table-cell office:value-type="float" office:value="-0.139462262392044" calcext:value-type="float">
            <text:p>-0.1394622624</text:p>
          </table:table-cell>
          <table:table-cell office:value-type="float" office:value="0.225451543927193" calcext:value-type="float">
            <text:p>0.2254515439</text:p>
          </table:table-cell>
          <table:table-cell office:value-type="float" office:value="-0.8786381483078" calcext:value-type="float">
            <text:p>-0.8786381483</text:p>
          </table:table-cell>
          <table:table-cell office:value-type="float" office:value="1.04712760448456" calcext:value-type="float">
            <text:p>1.0471276045</text:p>
          </table:table-cell>
          <table:table-cell office:value-type="float" office:value="0.18723027408123" calcext:value-type="float">
            <text:p>0.1872302741</text:p>
          </table:table-cell>
          <table:table-cell office:value-type="float" office:value="0.0536194816231728" calcext:value-type="float">
            <text:p>0.0536194816</text:p>
          </table:table-cell>
          <table:table-cell office:value-type="float" office:value="0.12479006499052" calcext:value-type="float">
            <text:p>0.124790065</text:p>
          </table:table-cell>
          <table:table-cell office:value-type="float" office:value="0.233390837907791" calcext:value-type="float">
            <text:p>0.2333908379</text:p>
          </table:table-cell>
        </table:table-row>
        <table:table-row table:style-name="ro1">
          <table:table-cell office:value-type="float" office:value="0.0341251343488693" calcext:value-type="float">
            <text:p>0.0341251343</text:p>
          </table:table-cell>
          <table:table-cell office:value-type="float" office:value="-0.169581562280655" calcext:value-type="float">
            <text:p>-0.1695815623</text:p>
          </table:table-cell>
          <table:table-cell office:value-type="float" office:value="-0.00561678456142545" calcext:value-type="float">
            <text:p>-0.0056167846</text:p>
          </table:table-cell>
          <table:table-cell office:value-type="float" office:value="-0.00991360284388065" calcext:value-type="float">
            <text:p>-0.0099136028</text:p>
          </table:table-cell>
          <table:table-cell office:value-type="float" office:value="-0.0154151581227779" calcext:value-type="float">
            <text:p>-0.0154151581</text:p>
          </table:table-cell>
          <table:table-cell office:value-type="float" office:value="0.4558225274086" calcext:value-type="float">
            <text:p>0.4558225274</text:p>
          </table:table-cell>
          <table:table-cell office:value-type="float" office:value="0.0336354449391365" calcext:value-type="float">
            <text:p>0.0336354449</text:p>
          </table:table-cell>
          <table:table-cell office:value-type="float" office:value="0.000321286352118477" calcext:value-type="float">
            <text:p>0.0003212864</text:p>
          </table:table-cell>
          <table:table-cell office:value-type="float" office:value="0.000155497356900014" calcext:value-type="float">
            <text:p>0.0001554974</text:p>
          </table:table-cell>
          <table:table-cell office:value-type="float" office:value="-0.00995488278567791" calcext:value-type="float">
            <text:p>-0.0099548828</text:p>
          </table:table-cell>
          <table:table-cell office:value-type="float" office:value="-0.0111610852181912" calcext:value-type="float">
            <text:p>-0.0111610852</text:p>
          </table:table-cell>
          <table:table-cell office:value-type="float" office:value="0.329394102096558" calcext:value-type="float">
            <text:p>0.3293941021</text:p>
          </table:table-cell>
          <table:table-cell office:value-type="float" office:value="1.19441914558411" calcext:value-type="float">
            <text:p>1.1944191456</text:p>
          </table:table-cell>
          <table:table-cell office:value-type="float" office:value="1.05572819709778" calcext:value-type="float">
            <text:p>1.0557281971</text:p>
          </table:table-cell>
          <table:table-cell office:value-type="float" office:value="-0.0703333020210266" calcext:value-type="float">
            <text:p>-0.070333302</text:p>
          </table:table-cell>
          <table:table-cell office:value-type="float" office:value="0.0554585009813309" calcext:value-type="float">
            <text:p>0.055458501</text:p>
          </table:table-cell>
          <table:table-cell office:value-type="float" office:value="-0.139462679624558" calcext:value-type="float">
            <text:p>-0.1394626796</text:p>
          </table:table-cell>
          <table:table-cell office:value-type="float" office:value="0.225452229380608" calcext:value-type="float">
            <text:p>0.2254522294</text:p>
          </table:table-cell>
          <table:table-cell office:value-type="float" office:value="-0.878640830516815" calcext:value-type="float">
            <text:p>-0.8786408305</text:p>
          </table:table-cell>
          <table:table-cell office:value-type="float" office:value="1.04711425304413" calcext:value-type="float">
            <text:p>1.047114253</text:p>
          </table:table-cell>
          <table:table-cell office:value-type="float" office:value="0.187227547168732" calcext:value-type="float">
            <text:p>0.1872275472</text:p>
          </table:table-cell>
          <table:table-cell office:value-type="float" office:value="0.0536164864897728" calcext:value-type="float">
            <text:p>0.0536164865</text:p>
          </table:table-cell>
          <table:table-cell office:value-type="float" office:value="0.124789521098137" calcext:value-type="float">
            <text:p>0.1247895211</text:p>
          </table:table-cell>
          <table:table-cell office:value-type="float" office:value="0.233391836285591" calcext:value-type="float">
            <text:p>0.2333918363</text:p>
          </table:table-cell>
        </table:table-row>
        <table:table-row table:style-name="ro1">
          <table:table-cell office:value-type="float" office:value="0.0341259352862835" calcext:value-type="float">
            <text:p>0.0341259353</text:p>
          </table:table-cell>
          <table:table-cell office:value-type="float" office:value="-0.169587403535843" calcext:value-type="float">
            <text:p>-0.1695874035</text:p>
          </table:table-cell>
          <table:table-cell office:value-type="float" office:value="-0.00561702949926257" calcext:value-type="float">
            <text:p>-0.0056170295</text:p>
          </table:table-cell>
          <table:table-cell office:value-type="float" office:value="-0.00991625711321831" calcext:value-type="float">
            <text:p>-0.0099162571</text:p>
          </table:table-cell>
          <table:table-cell office:value-type="float" office:value="-0.0154154803603888" calcext:value-type="float">
            <text:p>-0.0154154804</text:p>
          </table:table-cell>
          <table:table-cell office:value-type="float" office:value="0.4558225274086" calcext:value-type="float">
            <text:p>0.4558225274</text:p>
          </table:table-cell>
          <table:table-cell office:value-type="float" office:value="0.0336362011730671" calcext:value-type="float">
            <text:p>0.0336362012</text:p>
          </table:table-cell>
          <table:table-cell office:value-type="float" office:value="0.000315449986374006" calcext:value-type="float">
            <text:p>0.00031545</text:p>
          </table:table-cell>
          <table:table-cell office:value-type="float" office:value="0.000155387460836209" calcext:value-type="float">
            <text:p>0.0001553875</text:p>
          </table:table-cell>
          <table:table-cell office:value-type="float" office:value="-0.00995679944753647" calcext:value-type="float">
            <text:p>-0.0099567994</text:p>
          </table:table-cell>
          <table:table-cell office:value-type="float" office:value="-0.0111613143235445" calcext:value-type="float">
            <text:p>-0.0111613143</text:p>
          </table:table-cell>
          <table:table-cell office:value-type="float" office:value="0.329394072294235" calcext:value-type="float">
            <text:p>0.3293940723</text:p>
          </table:table-cell>
          <table:table-cell office:value-type="float" office:value="1.19442200660706" calcext:value-type="float">
            <text:p>1.1944220066</text:p>
          </table:table-cell>
          <table:table-cell office:value-type="float" office:value="1.05572235584259" calcext:value-type="float">
            <text:p>1.0557223558</text:p>
          </table:table-cell>
          <table:table-cell office:value-type="float" office:value="-0.070330873131752" calcext:value-type="float">
            <text:p>-0.0703308731</text:p>
          </table:table-cell>
          <table:table-cell office:value-type="float" office:value="0.0554572120308876" calcext:value-type="float">
            <text:p>0.055457212</text:p>
          </table:table-cell>
          <table:table-cell office:value-type="float" office:value="-0.139462783932686" calcext:value-type="float">
            <text:p>-0.1394627839</text:p>
          </table:table-cell>
          <table:table-cell office:value-type="float" office:value="0.22545251250267" calcext:value-type="float">
            <text:p>0.2254525125</text:p>
          </table:table-cell>
          <table:table-cell office:value-type="float" office:value="-0.878641843795776" calcext:value-type="float">
            <text:p>-0.8786418438</text:p>
          </table:table-cell>
          <table:table-cell office:value-type="float" office:value="1.04710948467255" calcext:value-type="float">
            <text:p>1.0471094847</text:p>
          </table:table-cell>
          <table:table-cell office:value-type="float" office:value="0.187226444482803" calcext:value-type="float">
            <text:p>0.1872264445</text:p>
          </table:table-cell>
          <table:table-cell office:value-type="float" office:value="0.0536154508590698" calcext:value-type="float">
            <text:p>0.0536154509</text:p>
          </table:table-cell>
          <table:table-cell office:value-type="float" office:value="0.124789372086525" calcext:value-type="float">
            <text:p>0.1247893721</text:p>
          </table:table-cell>
          <table:table-cell office:value-type="float" office:value="0.233392208814621" calcext:value-type="float">
            <text:p>0.2333922088</text:p>
          </table:table-cell>
        </table:table-row>
        <table:table-row table:style-name="ro1">
          <table:table-cell office:value-type="float" office:value="0.0341265723109245" calcext:value-type="float">
            <text:p>0.0341265723</text:p>
          </table:table-cell>
          <table:table-cell office:value-type="float" office:value="-0.169592067599297" calcext:value-type="float">
            <text:p>-0.1695920676</text:p>
          </table:table-cell>
          <table:table-cell office:value-type="float" office:value="-0.0056173256598413" calcext:value-type="float">
            <text:p>-0.0056173257</text:p>
          </table:table-cell>
          <table:table-cell office:value-type="float" office:value="-0.00991838425397873" calcext:value-type="float">
            <text:p>-0.0099183843</text:p>
          </table:table-cell>
          <table:table-cell office:value-type="float" office:value="-0.0154157523065805" calcext:value-type="float">
            <text:p>-0.0154157523</text:p>
          </table:table-cell>
          <table:table-cell office:value-type="float" office:value="0.455822467803955" calcext:value-type="float">
            <text:p>0.4558224678</text:p>
          </table:table-cell>
          <table:table-cell office:value-type="float" office:value="0.0336367972195149" calcext:value-type="float">
            <text:p>0.0336367972</text:p>
          </table:table-cell>
          <table:table-cell office:value-type="float" office:value="0.000310780887957662" calcext:value-type="float">
            <text:p>0.0003107809</text:p>
          </table:table-cell>
          <table:table-cell office:value-type="float" office:value="0.000155198402353562" calcext:value-type="float">
            <text:p>0.0001551984</text:p>
          </table:table-cell>
          <table:table-cell office:value-type="float" office:value="-0.00995833799242973" calcext:value-type="float">
            <text:p>-0.009958338</text:p>
          </table:table-cell>
          <table:table-cell office:value-type="float" office:value="-0.01116150803864" calcext:value-type="float">
            <text:p>-0.011161508</text:p>
          </table:table-cell>
          <table:table-cell office:value-type="float" office:value="0.329394042491913" calcext:value-type="float">
            <text:p>0.3293940425</text:p>
          </table:table-cell>
          <table:table-cell office:value-type="float" office:value="1.19442617893219" calcext:value-type="float">
            <text:p>1.1944261789</text:p>
          </table:table-cell>
          <table:table-cell office:value-type="float" office:value="1.05571377277374" calcext:value-type="float">
            <text:p>1.0557137728</text:p>
          </table:table-cell>
          <table:table-cell office:value-type="float" office:value="-0.0703275203704834" calcext:value-type="float">
            <text:p>-0.0703275204</text:p>
          </table:table-cell>
          <table:table-cell office:value-type="float" office:value="0.0554552935063839" calcext:value-type="float">
            <text:p>0.0554552935</text:p>
          </table:table-cell>
          <table:table-cell office:value-type="float" office:value="-0.139462977647781" calcext:value-type="float">
            <text:p>-0.1394629776</text:p>
          </table:table-cell>
          <table:table-cell office:value-type="float" office:value="0.225452870130539" calcext:value-type="float">
            <text:p>0.2254528701</text:p>
          </table:table-cell>
          <table:table-cell office:value-type="float" office:value="-0.878642618656158" calcext:value-type="float">
            <text:p>-0.8786426187</text:p>
          </table:table-cell>
          <table:table-cell office:value-type="float" office:value="1.04710566997528" calcext:value-type="float">
            <text:p>1.04710567</text:p>
          </table:table-cell>
          <table:table-cell office:value-type="float" office:value="0.187225550413132" calcext:value-type="float">
            <text:p>0.1872255504</text:p>
          </table:table-cell>
          <table:table-cell office:value-type="float" office:value="0.05361457914114" calcext:value-type="float">
            <text:p>0.0536145791</text:p>
          </table:table-cell>
          <table:table-cell office:value-type="float" office:value="0.124789193272591" calcext:value-type="float">
            <text:p>0.1247891933</text:p>
          </table:table-cell>
          <table:table-cell office:value-type="float" office:value="0.2333924472332" calcext:value-type="float">
            <text:p>0.2333924472</text:p>
          </table:table-cell>
        </table:table-row>
        <table:table-row table:style-name="ro1">
          <table:table-cell office:value-type="float" office:value="0.034127090126276" calcext:value-type="float">
            <text:p>0.0341270901</text:p>
          </table:table-cell>
          <table:table-cell office:value-type="float" office:value="-0.169595777988434" calcext:value-type="float">
            <text:p>-0.169595778</text:p>
          </table:table-cell>
          <table:table-cell office:value-type="float" office:value="-0.00561753800138831" calcext:value-type="float">
            <text:p>-0.005617538</text:p>
          </table:table-cell>
          <table:table-cell office:value-type="float" office:value="-0.00992011465132237" calcext:value-type="float">
            <text:p>-0.0099201147</text:p>
          </table:table-cell>
          <table:table-cell office:value-type="float" office:value="-0.0154159665107727" calcext:value-type="float">
            <text:p>-0.0154159665</text:p>
          </table:table-cell>
          <table:table-cell office:value-type="float" office:value="0.455822438001633" calcext:value-type="float">
            <text:p>0.455822438</text:p>
          </table:table-cell>
          <table:table-cell office:value-type="float" office:value="0.0336376763880253" calcext:value-type="float">
            <text:p>0.0336376764</text:p>
          </table:table-cell>
          <table:table-cell office:value-type="float" office:value="0.000304057408357039" calcext:value-type="float">
            <text:p>0.0003040574</text:p>
          </table:table-cell>
          <table:table-cell office:value-type="float" office:value="0.000154956258484162" calcext:value-type="float">
            <text:p>0.0001549563</text:p>
          </table:table-cell>
          <table:table-cell office:value-type="float" office:value="-0.00996057316660881" calcext:value-type="float">
            <text:p>-0.0099605732</text:p>
          </table:table-cell>
          <table:table-cell office:value-type="float" office:value="-0.0111617930233479" calcext:value-type="float">
            <text:p>-0.011161793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1.19442772865295" calcext:value-type="float">
            <text:p>1.1944277287</text:p>
          </table:table-cell>
          <table:table-cell office:value-type="float" office:value="1.05571067333221" calcext:value-type="float">
            <text:p>1.0557106733</text:p>
          </table:table-cell>
          <table:table-cell office:value-type="float" office:value="-0.0703262686729431" calcext:value-type="float">
            <text:p>-0.0703262687</text:p>
          </table:table-cell>
          <table:table-cell office:value-type="float" office:value="0.055454608052969" calcext:value-type="float">
            <text:p>0.0554546081</text:p>
          </table:table-cell>
          <table:table-cell office:value-type="float" office:value="-0.139463052153587" calcext:value-type="float">
            <text:p>-0.1394630522</text:p>
          </table:table-cell>
          <table:table-cell office:value-type="float" office:value="0.225452989339828" calcext:value-type="float">
            <text:p>0.2254529893</text:p>
          </table:table-cell>
          <table:table-cell office:value-type="float" office:value="-0.878643214702606" calcext:value-type="float">
            <text:p>-0.8786432147</text:p>
          </table:table-cell>
          <table:table-cell office:value-type="float" office:value="1.04710268974304" calcext:value-type="float">
            <text:p>1.0471026897</text:p>
          </table:table-cell>
          <table:table-cell office:value-type="float" office:value="0.187224835157394" calcext:value-type="float">
            <text:p>0.1872248352</text:p>
          </table:table-cell>
          <table:table-cell office:value-type="float" office:value="0.053613904863596" calcext:value-type="float">
            <text:p>0.0536139049</text:p>
          </table:table-cell>
          <table:table-cell office:value-type="float" office:value="0.124789066612721" calcext:value-type="float">
            <text:p>0.1247890666</text:p>
          </table:table-cell>
          <table:table-cell office:value-type="float" office:value="0.233392670750618" calcext:value-type="float">
            <text:p>0.2333926708</text:p>
          </table:table-cell>
        </table:table-row>
        <table:table-row table:style-name="ro1">
          <table:table-cell office:value-type="float" office:value="0.0341275036334991" calcext:value-type="float">
            <text:p>0.0341275036</text:p>
          </table:table-cell>
          <table:table-cell office:value-type="float" office:value="-0.169598773121834" calcext:value-type="float">
            <text:p>-0.1695987731</text:p>
          </table:table-cell>
          <table:table-cell office:value-type="float" office:value="-0.00561772473156452" calcext:value-type="float">
            <text:p>-0.0056177247</text:p>
          </table:table-cell>
          <table:table-cell office:value-type="float" office:value="-0.00992147251963615" calcext:value-type="float">
            <text:p>-0.0099214725</text:p>
          </table:table-cell>
          <table:table-cell office:value-type="float" office:value="-0.0154161490499973" calcext:value-type="float">
            <text:p>-0.015416149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79855871201" calcext:value-type="float">
            <text:p>0.0336379856</text:p>
          </table:table-cell>
          <table:table-cell office:value-type="float" office:value="0.000301666877930984" calcext:value-type="float">
            <text:p>0.0003016669</text:p>
          </table:table-cell>
          <table:table-cell office:value-type="float" office:value="0.000154905967065133" calcext:value-type="float">
            <text:p>0.000154906</text:p>
          </table:table-cell>
          <table:table-cell office:value-type="float" office:value="-0.00996135734021664" calcext:value-type="float">
            <text:p>-0.0099613573</text:p>
          </table:table-cell>
          <table:table-cell office:value-type="float" office:value="-0.0111618936061859" calcext:value-type="float">
            <text:p>-0.0111618936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1.19442892074585" calcext:value-type="float">
            <text:p>1.1944289207</text:p>
          </table:table-cell>
          <table:table-cell office:value-type="float" office:value="1.05570816993713" calcext:value-type="float">
            <text:p>1.0557081699</text:p>
          </table:table-cell>
          <table:table-cell office:value-type="float" office:value="-0.0703252702951431" calcext:value-type="float">
            <text:p>-0.0703252703</text:p>
          </table:table-cell>
          <table:table-cell office:value-type="float" office:value="0.0554540976881981" calcext:value-type="float">
            <text:p>0.0554540977</text:p>
          </table:table-cell>
          <table:table-cell office:value-type="float" office:value="-0.13946308195591" calcext:value-type="float">
            <text:p>-0.139463082</text:p>
          </table:table-cell>
          <table:table-cell office:value-type="float" office:value="0.225453108549118" calcext:value-type="float">
            <text:p>0.2254531085</text:p>
          </table:table-cell>
          <table:table-cell office:value-type="float" office:value="-0.878644406795502" calcext:value-type="float">
            <text:p>-0.8786444068</text:p>
          </table:table-cell>
          <table:table-cell office:value-type="float" office:value="1.04709804058075" calcext:value-type="float">
            <text:p>1.0470980406</text:p>
          </table:table-cell>
          <table:table-cell office:value-type="float" office:value="0.187223762273788" calcext:value-type="float">
            <text:p>0.1872237623</text:p>
          </table:table-cell>
          <table:table-cell office:value-type="float" office:value="0.0536129809916019" calcext:value-type="float">
            <text:p>0.053612981</text:p>
          </table:table-cell>
          <table:table-cell office:value-type="float" office:value="0.124788872897625" calcext:value-type="float">
            <text:p>0.1247888729</text:p>
          </table:table-cell>
          <table:table-cell office:value-type="float" office:value="0.233393043279648" calcext:value-type="float">
            <text:p>0.2333930433</text:p>
          </table:table-cell>
        </table:table-row>
        <table:table-row table:style-name="ro1">
          <table:table-cell office:value-type="float" office:value="0.0341282971203327" calcext:value-type="float">
            <text:p>0.0341282971</text:p>
          </table:table-cell>
          <table:table-cell office:value-type="float" office:value="-0.169604644179344" calcext:value-type="float">
            <text:p>-0.1696046442</text:p>
          </table:table-cell>
          <table:table-cell office:value-type="float" office:value="-0.00561807444319129" calcext:value-type="float">
            <text:p>-0.0056180744</text:p>
          </table:table-cell>
          <table:table-cell office:value-type="float" office:value="-0.00992412865161896" calcext:value-type="float">
            <text:p>-0.0099241287</text:p>
          </table:table-cell>
          <table:table-cell office:value-type="float" office:value="-0.0154165010899305" calcext:value-type="float">
            <text:p>-0.0154165011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85928094387" calcext:value-type="float">
            <text:p>0.0336385928</text:p>
          </table:table-cell>
          <table:table-cell office:value-type="float" office:value="0.000297000544378534" calcext:value-type="float">
            <text:p>0.0002970005</text:p>
          </table:table-cell>
          <table:table-cell office:value-type="float" office:value="0.000154798864969052" calcext:value-type="float">
            <text:p>0.0001547989</text:p>
          </table:table-cell>
          <table:table-cell office:value-type="float" office:value="-0.00996289215981961" calcext:value-type="float">
            <text:p>-0.0099628922</text:p>
          </table:table-cell>
          <table:table-cell office:value-type="float" office:value="-0.0111620854586363" calcext:value-type="float">
            <text:p>-0.0111620855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1.19178378582001" calcext:value-type="float">
            <text:p>1.1917837858</text:p>
          </table:table-cell>
          <table:table-cell office:value-type="float" office:value="0.993580400943756" calcext:value-type="float">
            <text:p>0.9935804009</text:p>
          </table:table-cell>
          <table:table-cell office:value-type="float" office:value="0.020419804379344" calcext:value-type="float">
            <text:p>0.0204198044</text:p>
          </table:table-cell>
          <table:table-cell office:value-type="float" office:value="0.0614020638167858" calcext:value-type="float">
            <text:p>0.0614020638</text:p>
          </table:table-cell>
          <table:table-cell office:value-type="float" office:value="-0.135512381792068" calcext:value-type="float">
            <text:p>-0.1355123818</text:p>
          </table:table-cell>
          <table:table-cell office:value-type="float" office:value="0.229281798005104" calcext:value-type="float">
            <text:p>0.229281798</text:p>
          </table:table-cell>
          <table:table-cell office:value-type="float" office:value="-0.961807668209076" calcext:value-type="float">
            <text:p>-0.9618076682</text:p>
          </table:table-cell>
          <table:table-cell office:value-type="float" office:value="1.04670417308807" calcext:value-type="float">
            <text:p>1.0467041731</text:p>
          </table:table-cell>
          <table:table-cell office:value-type="float" office:value="0.177413582801819" calcext:value-type="float">
            <text:p>0.1774135828</text:p>
          </table:table-cell>
          <table:table-cell office:value-type="float" office:value="0.0546883493661881" calcext:value-type="float">
            <text:p>0.0546883494</text:p>
          </table:table-cell>
          <table:table-cell office:value-type="float" office:value="0.123638473451138" calcext:value-type="float">
            <text:p>0.1236384735</text:p>
          </table:table-cell>
          <table:table-cell office:value-type="float" office:value="0.233778476715088" calcext:value-type="float">
            <text:p>0.2337784767</text:p>
          </table:table-cell>
        </table:table-row>
        <table:table-row table:style-name="ro1">
          <table:table-cell office:value-type="float" office:value="0.0342482812702656" calcext:value-type="float">
            <text:p>0.0342482813</text:p>
          </table:table-cell>
          <table:table-cell office:value-type="float" office:value="-0.18884801864624" calcext:value-type="float">
            <text:p>-0.1888480186</text:p>
          </table:table-cell>
          <table:table-cell office:value-type="float" office:value="-0.00628702715039253" calcext:value-type="float">
            <text:p>-0.0062870272</text:p>
          </table:table-cell>
          <table:table-cell office:value-type="float" office:value="-0.00992664881050587" calcext:value-type="float">
            <text:p>-0.0099266488</text:p>
          </table:table-cell>
          <table:table-cell office:value-type="float" office:value="-0.0154168177396059" calcext:value-type="float">
            <text:p>-0.0154168177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1739547253" calcext:value-type="float">
            <text:p>0.033639174</text:p>
          </table:table-cell>
          <table:table-cell office:value-type="float" office:value="0.000292630400508642" calcext:value-type="float">
            <text:p>0.0002926304</text:p>
          </table:table-cell>
          <table:table-cell office:value-type="float" office:value="0.000154579058289528" calcext:value-type="float">
            <text:p>0.0001545791</text:p>
          </table:table-cell>
          <table:table-cell office:value-type="float" office:value="-0.00996436178684235" calcext:value-type="float">
            <text:p>-0.0099643618</text:p>
          </table:table-cell>
          <table:table-cell office:value-type="float" office:value="-0.0111622754484415" calcext:value-type="float">
            <text:p>-0.0111622754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1.18716549873352" calcext:value-type="float">
            <text:p>1.1871654987</text:p>
          </table:table-cell>
          <table:table-cell office:value-type="float" office:value="0.944869935512543" calcext:value-type="float">
            <text:p>0.9448699355</text:p>
          </table:table-cell>
          <table:table-cell office:value-type="float" office:value="0.0863759368658066" calcext:value-type="float">
            <text:p>0.0863759369</text:p>
          </table:table-cell>
          <table:table-cell office:value-type="float" office:value="0.0658066794276238" calcext:value-type="float">
            <text:p>0.0658066794</text:p>
          </table:table-cell>
          <table:table-cell office:value-type="float" office:value="-0.131979331374168" calcext:value-type="float">
            <text:p>-0.1319793314</text:p>
          </table:table-cell>
          <table:table-cell office:value-type="float" office:value="0.232536643743515" calcext:value-type="float">
            <text:p>0.2325366437</text:p>
          </table:table-cell>
          <table:table-cell office:value-type="float" office:value="-1.02596640586853" calcext:value-type="float">
            <text:p>-1.0259664059</text:p>
          </table:table-cell>
          <table:table-cell office:value-type="float" office:value="1.04603970050812" calcext:value-type="float">
            <text:p>1.0460397005</text:p>
          </table:table-cell>
          <table:table-cell office:value-type="float" office:value="0.168958947062492" calcext:value-type="float">
            <text:p>0.1689589471</text:p>
          </table:table-cell>
          <table:table-cell office:value-type="float" office:value="0.0555794090032578" calcext:value-type="float">
            <text:p>0.055579409</text:p>
          </table:table-cell>
          <table:table-cell office:value-type="float" office:value="0.122737012803555" calcext:value-type="float">
            <text:p>0.1227370128</text:p>
          </table:table-cell>
          <table:table-cell office:value-type="float" office:value="0.234107911586761" calcext:value-type="float">
            <text:p>0.2341079116</text:p>
          </table:table-cell>
        </table:table-row>
        <table:table-row table:style-name="ro1">
          <table:table-cell office:value-type="float" office:value="0.0342939607799053" calcext:value-type="float">
            <text:p>0.0342939608</text:p>
          </table:table-cell>
          <table:table-cell office:value-type="float" office:value="-0.195687279105186" calcext:value-type="float">
            <text:p>-0.1956872791</text:p>
          </table:table-cell>
          <table:table-cell office:value-type="float" office:value="-0.00652593979611993" calcext:value-type="float">
            <text:p>-0.0065259398</text:p>
          </table:table-cell>
          <table:table-cell office:value-type="float" office:value="-0.00992675684392452" calcext:value-type="float">
            <text:p>-0.0099267568</text:p>
          </table:table-cell>
          <table:table-cell office:value-type="float" office:value="-0.0154168326407671" calcext:value-type="float">
            <text:p>-0.0154168326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1888558865" calcext:value-type="float">
            <text:p>0.0336391889</text:p>
          </table:table-cell>
          <table:table-cell office:value-type="float" office:value="0.000292525277473032" calcext:value-type="float">
            <text:p>0.0002925253</text:p>
          </table:table-cell>
          <table:table-cell office:value-type="float" office:value="0.000154566019773483" calcext:value-type="float">
            <text:p>0.000154566</text:p>
          </table:table-cell>
          <table:table-cell office:value-type="float" office:value="-0.00996439717710018" calcext:value-type="float">
            <text:p>-0.0099643972</text:p>
          </table:table-cell>
          <table:table-cell office:value-type="float" office:value="-0.0111622866243124" calcext:value-type="float">
            <text:p>-0.0111622866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1.18316304683685" calcext:value-type="float">
            <text:p>1.1831630468</text:p>
          </table:table-cell>
          <table:table-cell office:value-type="float" office:value="0.915468811988831" calcext:value-type="float">
            <text:p>0.915468812</text:p>
          </table:table-cell>
          <table:table-cell office:value-type="float" office:value="0.124427512288094" calcext:value-type="float">
            <text:p>0.1244275123</text:p>
          </table:table-cell>
          <table:table-cell office:value-type="float" office:value="0.068322017788887" calcext:value-type="float">
            <text:p>0.0683220178</text:p>
          </table:table-cell>
          <table:table-cell office:value-type="float" office:value="-0.129698649048805" calcext:value-type="float">
            <text:p>-0.129698649</text:p>
          </table:table-cell>
          <table:table-cell office:value-type="float" office:value="0.234607741236687" calcext:value-type="float">
            <text:p>0.2346077412</text:p>
          </table:table-cell>
          <table:table-cell office:value-type="float" office:value="-1.10702860355377" calcext:value-type="float">
            <text:p>-1.1070286036</text:p>
          </table:table-cell>
          <table:table-cell office:value-type="float" office:value="1.0448317527771" calcext:value-type="float">
            <text:p>1.0448317528</text:p>
          </table:table-cell>
          <table:table-cell office:value-type="float" office:value="0.157424300909042" calcext:value-type="float">
            <text:p>0.1574243009</text:p>
          </table:table-cell>
          <table:table-cell office:value-type="float" office:value="0.0567617788910866" calcext:value-type="float">
            <text:p>0.0567617789</text:p>
          </table:table-cell>
          <table:table-cell office:value-type="float" office:value="0.121594652533531" calcext:value-type="float">
            <text:p>0.1215946525</text:p>
          </table:table-cell>
          <table:table-cell office:value-type="float" office:value="0.234560489654541" calcext:value-type="float">
            <text:p>0.2345604897</text:p>
          </table:table-cell>
        </table:table-row>
        <table:table-row table:style-name="ro1">
          <table:table-cell office:value-type="float" office:value="0.0343185104429722" calcext:value-type="float">
            <text:p>0.0343185104</text:p>
          </table:table-cell>
          <table:table-cell office:value-type="float" office:value="-0.199260771274567" calcext:value-type="float">
            <text:p>-0.1992607713</text:p>
          </table:table-cell>
          <table:table-cell office:value-type="float" office:value="-0.00665101828053594" calcext:value-type="float">
            <text:p>-0.0066510183</text:p>
          </table:table-cell>
          <table:table-cell office:value-type="float" office:value="-0.00992679782211781" calcext:value-type="float">
            <text:p>-0.0099267978</text:p>
          </table:table-cell>
          <table:table-cell office:value-type="float" office:value="-0.0154168363660574" calcext:value-type="float">
            <text:p>-0.0154168364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000317574" calcext:value-type="float">
            <text:p>0.0336392</text:p>
          </table:table-cell>
          <table:table-cell office:value-type="float" office:value="0.000292441138299182" calcext:value-type="float">
            <text:p>0.0002924411</text:p>
          </table:table-cell>
          <table:table-cell office:value-type="float" office:value="0.000154555775225163" calcext:value-type="float">
            <text:p>0.0001545558</text:p>
          </table:table-cell>
          <table:table-cell office:value-type="float" office:value="-0.00996442697942257" calcext:value-type="float">
            <text:p>-0.009964427</text:p>
          </table:table-cell>
          <table:table-cell office:value-type="float" office:value="-0.0111622866243124" calcext:value-type="float">
            <text:p>-0.0111622866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1.17117202281952" calcext:value-type="float">
            <text:p>1.1711720228</text:p>
          </table:table-cell>
          <table:table-cell office:value-type="float" office:value="0.84617692232132" calcext:value-type="float">
            <text:p>0.8461769223</text:p>
          </table:table-cell>
          <table:table-cell office:value-type="float" office:value="0.207825139164925" calcext:value-type="float">
            <text:p>0.2078251392</text:p>
          </table:table-cell>
          <table:table-cell office:value-type="float" office:value="0.0739248842000961" calcext:value-type="float">
            <text:p>0.0739248842</text:p>
          </table:table-cell>
          <table:table-cell office:value-type="float" office:value="-0.124037459492683" calcext:value-type="float">
            <text:p>-0.1240374595</text:p>
          </table:table-cell>
          <table:table-cell office:value-type="float" office:value="0.239798367023468" calcext:value-type="float">
            <text:p>0.239798367</text:p>
          </table:table-cell>
          <table:table-cell office:value-type="float" office:value="-1.15307652950287" calcext:value-type="float">
            <text:p>-1.1530765295</text:p>
          </table:table-cell>
          <table:table-cell office:value-type="float" office:value="1.04396653175354" calcext:value-type="float">
            <text:p>1.0439665318</text:p>
          </table:table-cell>
          <table:table-cell office:value-type="float" office:value="0.150468766689301" calcext:value-type="float">
            <text:p>0.1504687667</text:p>
          </table:table-cell>
          <table:table-cell office:value-type="float" office:value="0.0574585795402527" calcext:value-type="float">
            <text:p>0.0574585795</text:p>
          </table:table-cell>
          <table:table-cell office:value-type="float" office:value="0.120944693684578" calcext:value-type="float">
            <text:p>0.1209446937</text:p>
          </table:table-cell>
          <table:table-cell office:value-type="float" office:value="0.234834998846054" calcext:value-type="float">
            <text:p>0.2348349988</text:p>
          </table:table-cell>
        </table:table-row>
        <table:table-row table:style-name="ro1">
          <table:table-cell office:value-type="float" office:value="0.0343439355492592" calcext:value-type="float">
            <text:p>0.0343439355</text:p>
          </table:table-cell>
          <table:table-cell office:value-type="float" office:value="-0.202891558408737" calcext:value-type="float">
            <text:p>-0.2028915584</text:p>
          </table:table-cell>
          <table:table-cell office:value-type="float" office:value="-0.00677828909829259" calcext:value-type="float">
            <text:p>-0.0067782891</text:p>
          </table:table-cell>
          <table:table-cell office:value-type="float" office:value="-0.00992682576179504" calcext:value-type="float">
            <text:p>-0.0099268258</text:p>
          </table:table-cell>
          <table:table-cell office:value-type="float" office:value="-0.015416843816638" calcext:value-type="float">
            <text:p>-0.0154168438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07482338" calcext:value-type="float">
            <text:p>0.0336392075</text:p>
          </table:table-cell>
          <table:table-cell office:value-type="float" office:value="0.000292373850243166" calcext:value-type="float">
            <text:p>0.0002923739</text:p>
          </table:table-cell>
          <table:table-cell office:value-type="float" office:value="0.000154548324644566" calcext:value-type="float">
            <text:p>0.0001545483</text:p>
          </table:table-cell>
          <table:table-cell office:value-type="float" office:value="-0.00996444746851921" calcext:value-type="float">
            <text:p>-0.0099644475</text:p>
          </table:table-cell>
          <table:table-cell office:value-type="float" office:value="-0.011162294074893" calcext:value-type="float">
            <text:p>-0.011162294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1.16283631324768" calcext:value-type="float">
            <text:p>1.1628363132</text:p>
          </table:table-cell>
          <table:table-cell office:value-type="float" office:value="0.807036280632019" calcext:value-type="float">
            <text:p>0.8070362806</text:p>
          </table:table-cell>
          <table:table-cell office:value-type="float" office:value="0.25199493765831" calcext:value-type="float">
            <text:p>0.2519949377</text:p>
          </table:table-cell>
          <table:table-cell office:value-type="float" office:value="0.0768431797623634" calcext:value-type="float">
            <text:p>0.0768431798</text:p>
          </table:table-cell>
          <table:table-cell office:value-type="float" office:value="-0.120682507753372" calcext:value-type="float">
            <text:p>-0.1206825078</text:p>
          </table:table-cell>
          <table:table-cell office:value-type="float" office:value="0.24291680753231" calcext:value-type="float">
            <text:p>0.2429168075</text:p>
          </table:table-cell>
          <table:table-cell office:value-type="float" office:value="-1.20228505134583" calcext:value-type="float">
            <text:p>-1.2022850513</text:p>
          </table:table-cell>
          <table:table-cell office:value-type="float" office:value="1.0428957939148" calcext:value-type="float">
            <text:p>1.0428957939</text:p>
          </table:table-cell>
          <table:table-cell office:value-type="float" office:value="0.142713770270348" calcext:value-type="float">
            <text:p>0.1427137703</text:p>
          </table:table-cell>
          <table:table-cell office:value-type="float" office:value="0.0582219660282135" calcext:value-type="float">
            <text:p>0.058221966</text:p>
          </table:table-cell>
          <table:table-cell office:value-type="float" office:value="0.120248757302761" calcext:value-type="float">
            <text:p>0.1202487573</text:p>
          </table:table-cell>
          <table:table-cell office:value-type="float" office:value="0.235142067074776" calcext:value-type="float">
            <text:p>0.2351420671</text:p>
          </table:table-cell>
        </table:table-row>
        <table:table-row table:style-name="ro1">
          <table:table-cell office:value-type="float" office:value="0.0343700274825096" calcext:value-type="float">
            <text:p>0.0343700275</text:p>
          </table:table-cell>
          <table:table-cell office:value-type="float" office:value="-0.206545814871788" calcext:value-type="float">
            <text:p>-0.2065458149</text:p>
          </table:table-cell>
          <table:table-cell office:value-type="float" office:value="-0.00690657226368785" calcext:value-type="float">
            <text:p>-0.0069065723</text:p>
          </table:table-cell>
          <table:table-cell office:value-type="float" office:value="-0.00992685183882713" calcext:value-type="float">
            <text:p>-0.0099268518</text:p>
          </table:table-cell>
          <table:table-cell office:value-type="float" office:value="-0.0154168456792831" calcext:value-type="float">
            <text:p>-0.0154168457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149329186" calcext:value-type="float">
            <text:p>0.0336392149</text:p>
          </table:table-cell>
          <table:table-cell office:value-type="float" office:value="0.000292320037260652" calcext:value-type="float">
            <text:p>0.00029232</text:p>
          </table:table-cell>
          <table:table-cell office:value-type="float" office:value="0.000154541805386543" calcext:value-type="float">
            <text:p>0.0001545418</text:p>
          </table:table-cell>
          <table:table-cell office:value-type="float" office:value="-0.00996446609497071" calcext:value-type="float">
            <text:p>-0.0099644661</text:p>
          </table:table-cell>
          <table:table-cell office:value-type="float" office:value="-0.0111622959375382" calcext:value-type="float">
            <text:p>-0.0111622959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1.15279340744019" calcext:value-type="float">
            <text:p>1.1527934074</text:p>
          </table:table-cell>
          <table:table-cell office:value-type="float" office:value="0.766042113304138" calcext:value-type="float">
            <text:p>0.7660421133</text:p>
          </table:table-cell>
          <table:table-cell office:value-type="float" office:value="0.297142684459686" calcext:value-type="float">
            <text:p>0.2971426845</text:p>
          </table:table-cell>
          <table:table-cell office:value-type="float" office:value="0.0796408951282501" calcext:value-type="float">
            <text:p>0.0796408951</text:p>
          </table:table-cell>
          <table:table-cell office:value-type="float" office:value="-0.117038257420063" calcext:value-type="float">
            <text:p>-0.1170382574</text:p>
          </table:table-cell>
          <table:table-cell office:value-type="float" office:value="0.246322870254517" calcext:value-type="float">
            <text:p>0.2463228703</text:p>
          </table:table-cell>
          <table:table-cell office:value-type="float" office:value="-1.25423169136047" calcext:value-type="float">
            <text:p>-1.2542316914</text:p>
          </table:table-cell>
          <table:table-cell office:value-type="float" office:value="1.04159557819366" calcext:value-type="float">
            <text:p>1.0415955782</text:p>
          </table:table-cell>
          <table:table-cell office:value-type="float" office:value="0.13415901362896" calcext:value-type="float">
            <text:p>0.1341590136</text:p>
          </table:table-cell>
          <table:table-cell office:value-type="float" office:value="0.059048093855381" calcext:value-type="float">
            <text:p>0.0590480939</text:p>
          </table:table-cell>
          <table:table-cell office:value-type="float" office:value="0.11951145529747" calcext:value-type="float">
            <text:p>0.1195114553</text:p>
          </table:table-cell>
          <table:table-cell office:value-type="float" office:value="0.235481545329094" calcext:value-type="float">
            <text:p>0.2354815453</text:p>
          </table:table-cell>
        </table:table-row>
        <table:table-row table:style-name="ro1">
          <table:table-cell office:value-type="float" office:value="0.0344232060015202" calcext:value-type="float">
            <text:p>0.034423206</text:p>
          </table:table-cell>
          <table:table-cell office:value-type="float" office:value="-0.213789418339729" calcext:value-type="float">
            <text:p>-0.2137894183</text:p>
          </table:table-cell>
          <table:table-cell office:value-type="float" office:value="-0.00716144451871514" calcext:value-type="float">
            <text:p>-0.0071614445</text:p>
          </table:table-cell>
          <table:table-cell office:value-type="float" office:value="-0.00992688536643982" calcext:value-type="float">
            <text:p>-0.0099268854</text:p>
          </table:table-cell>
          <table:table-cell office:value-type="float" office:value="-0.0154168494045734" calcext:value-type="float">
            <text:p>-0.0154168494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298340797" calcext:value-type="float">
            <text:p>0.0336392298</text:p>
          </table:table-cell>
          <table:table-cell office:value-type="float" office:value="0.000292242504656315" calcext:value-type="float">
            <text:p>0.0002922425</text:p>
          </table:table-cell>
          <table:table-cell office:value-type="float" office:value="0.000154532492160797" calcext:value-type="float">
            <text:p>0.0001545325</text:p>
          </table:table-cell>
          <table:table-cell office:value-type="float" office:value="-0.00996449217200279" calcext:value-type="float">
            <text:p>-0.0099644922</text:p>
          </table:table-cell>
          <table:table-cell office:value-type="float" office:value="-0.0111622959375382" calcext:value-type="float">
            <text:p>-0.0111622959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1.14113128185272" calcext:value-type="float">
            <text:p>1.1411312819</text:p>
          </table:table-cell>
          <table:table-cell office:value-type="float" office:value="0.723629891872406" calcext:value-type="float">
            <text:p>0.7236298919</text:p>
          </table:table-cell>
          <table:table-cell office:value-type="float" office:value="0.342840909957886" calcext:value-type="float">
            <text:p>0.34284091</text:p>
          </table:table-cell>
          <table:table-cell office:value-type="float" office:value="0.0822515115141869" calcext:value-type="float">
            <text:p>0.0822515115</text:p>
          </table:table-cell>
          <table:table-cell office:value-type="float" office:value="-0.113149702548981" calcext:value-type="float">
            <text:p>-0.1131497025</text:p>
          </table:table-cell>
          <table:table-cell office:value-type="float" office:value="0.249993681907654" calcext:value-type="float">
            <text:p>0.2499936819</text:p>
          </table:table-cell>
          <table:table-cell office:value-type="float" office:value="-1.30847370624542" calcext:value-type="float">
            <text:p>-1.3084737062</text:p>
          </table:table-cell>
          <table:table-cell office:value-type="float" office:value="1.04004156589508" calcext:value-type="float">
            <text:p>1.0400415659</text:p>
          </table:table-cell>
          <table:table-cell office:value-type="float" office:value="0.124808169901371" calcext:value-type="float">
            <text:p>0.1248081699</text:p>
          </table:table-cell>
          <table:table-cell office:value-type="float" office:value="0.0599323138594628" calcext:value-type="float">
            <text:p>0.0599323139</text:p>
          </table:table-cell>
          <table:table-cell office:value-type="float" office:value="0.118736833333969" calcext:value-type="float">
            <text:p>0.1187368333</text:p>
          </table:table-cell>
          <table:table-cell office:value-type="float" office:value="0.235852926969528" calcext:value-type="float">
            <text:p>0.235852927</text:p>
          </table:table-cell>
        </table:table-row>
        <table:table-row table:style-name="ro1">
          <table:table-cell office:value-type="float" office:value="0.0344497747719288" calcext:value-type="float">
            <text:p>0.0344497748</text:p>
          </table:table-cell>
          <table:table-cell office:value-type="float" office:value="-0.217311024665832" calcext:value-type="float">
            <text:p>-0.2173110247</text:p>
          </table:table-cell>
          <table:table-cell office:value-type="float" office:value="-0.00728556467220187" calcext:value-type="float">
            <text:p>-0.0072855647</text:p>
          </table:table-cell>
          <table:table-cell office:value-type="float" office:value="-0.00992688909173012" calcext:value-type="float">
            <text:p>-0.0099268891</text:p>
          </table:table-cell>
          <table:table-cell office:value-type="float" office:value="-0.015416856855154" calcext:value-type="float">
            <text:p>-0.0154168569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3355937" calcext:value-type="float">
            <text:p>0.0336392336</text:p>
          </table:table-cell>
          <table:table-cell office:value-type="float" office:value="0.000292214943328872" calcext:value-type="float">
            <text:p>0.0002922149</text:p>
          </table:table-cell>
          <table:table-cell office:value-type="float" office:value="0.000154604218550958" calcext:value-type="float">
            <text:p>0.0001546042</text:p>
          </table:table-cell>
          <table:table-cell office:value-type="float" office:value="-0.00996449589729309" calcext:value-type="float">
            <text:p>-0.0099644959</text:p>
          </table:table-cell>
          <table:table-cell office:value-type="float" office:value="-0.0111622996628284" calcext:value-type="float">
            <text:p>-0.0111622997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1.12795782089233" calcext:value-type="float">
            <text:p>1.1279578209</text:p>
          </table:table-cell>
          <table:table-cell office:value-type="float" office:value="0.680271685123444" calcext:value-type="float">
            <text:p>0.6802716851</text:p>
          </table:table-cell>
          <table:table-cell office:value-type="float" office:value="0.388663768768311" calcext:value-type="float">
            <text:p>0.3886637688</text:p>
          </table:table-cell>
          <table:table-cell office:value-type="float" office:value="0.08461744338274" calcext:value-type="float">
            <text:p>0.0846174434</text:p>
          </table:table-cell>
          <table:table-cell office:value-type="float" office:value="-0.109077349305153" calcext:value-type="float">
            <text:p>-0.1090773493</text:p>
          </table:table-cell>
          <table:table-cell office:value-type="float" office:value="0.253897488117218" calcext:value-type="float">
            <text:p>0.2538974881</text:p>
          </table:table-cell>
          <table:table-cell office:value-type="float" office:value="-1.36455202102661" calcext:value-type="float">
            <text:p>-1.364552021</text:p>
          </table:table-cell>
          <table:table-cell office:value-type="float" office:value="1.03821015357971" calcext:value-type="float">
            <text:p>1.0382101536</text:p>
          </table:table-cell>
          <table:table-cell office:value-type="float" office:value="0.114668369293213" calcext:value-type="float">
            <text:p>0.1146683693</text:p>
          </table:table-cell>
          <table:table-cell office:value-type="float" office:value="0.0608693771064282" calcext:value-type="float">
            <text:p>0.0608693771</text:p>
          </table:table-cell>
          <table:table-cell office:value-type="float" office:value="0.117928147315979" calcext:value-type="float">
            <text:p>0.1179281473</text:p>
          </table:table-cell>
          <table:table-cell office:value-type="float" office:value="0.236255243420601" calcext:value-type="float">
            <text:p>0.2362552434</text:p>
          </table:table-cell>
        </table:table-row>
        <table:table-row table:style-name="ro1">
          <table:table-cell office:value-type="float" office:value="0.0344497747719288" calcext:value-type="float">
            <text:p>0.0344497748</text:p>
          </table:table-cell>
          <table:table-cell office:value-type="float" office:value="-0.217311024665832" calcext:value-type="float">
            <text:p>-0.2173110247</text:p>
          </table:table-cell>
          <table:table-cell office:value-type="float" office:value="-0.00728556467220187" calcext:value-type="float">
            <text:p>-0.0072855647</text:p>
          </table:table-cell>
          <table:table-cell office:value-type="float" office:value="-0.00992688909173012" calcext:value-type="float">
            <text:p>-0.0099268891</text:p>
          </table:table-cell>
          <table:table-cell office:value-type="float" office:value="-0.015416856855154" calcext:value-type="float">
            <text:p>-0.0154168569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92882625386" calcext:value-type="float">
            <text:p>0.0002921929</text:p>
          </table:table-cell>
          <table:table-cell office:value-type="float" office:value="0.000154601424583234" calcext:value-type="float">
            <text:p>0.0001546014</text:p>
          </table:table-cell>
          <table:table-cell office:value-type="float" office:value="-0.00996450334787369" calcext:value-type="float">
            <text:p>-0.0099645033</text:p>
          </table:table-cell>
          <table:table-cell office:value-type="float" office:value="-0.0111622996628284" calcext:value-type="float">
            <text:p>-0.0111622997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1.11331534385681" calcext:value-type="float">
            <text:p>1.1133153439</text:p>
          </table:table-cell>
          <table:table-cell office:value-type="float" office:value="0.636544644832611" calcext:value-type="float">
            <text:p>0.6365446448</text:p>
          </table:table-cell>
          <table:table-cell office:value-type="float" office:value="0.434106975793839" calcext:value-type="float">
            <text:p>0.4341069758</text:p>
          </table:table-cell>
          <table:table-cell office:value-type="float" office:value="0.0866905972361565" calcext:value-type="float">
            <text:p>0.0866905972</text:p>
          </table:table-cell>
          <table:table-cell office:value-type="float" office:value="-0.104910939931869" calcext:value-type="float">
            <text:p>-0.1049109399</text:p>
          </table:table-cell>
          <table:table-cell office:value-type="float" office:value="0.257988780736923" calcext:value-type="float">
            <text:p>0.2579887807</text:p>
          </table:table-cell>
          <table:table-cell office:value-type="float" office:value="-1.42199528217316" calcext:value-type="float">
            <text:p>-1.4219952822</text:p>
          </table:table-cell>
          <table:table-cell office:value-type="float" office:value="1.03607678413391" calcext:value-type="float">
            <text:p>1.0360767841</text:p>
          </table:table-cell>
          <table:table-cell office:value-type="float" office:value="0.103749983012676" calcext:value-type="float">
            <text:p>0.103749983</text:p>
          </table:table-cell>
          <table:table-cell office:value-type="float" office:value="0.0618534795939922" calcext:value-type="float">
            <text:p>0.0618534796</text:p>
          </table:table-cell>
          <table:table-cell office:value-type="float" office:value="0.117087699472904" calcext:value-type="float">
            <text:p>0.1170876995</text:p>
          </table:table-cell>
          <table:table-cell office:value-type="float" office:value="0.236687332391739" calcext:value-type="float">
            <text:p>0.2366873324</text:p>
          </table:table-cell>
        </table:table-row>
        <table:table-row table:style-name="ro1">
          <table:table-cell office:value-type="float" office:value="0.0345014110207558" calcext:value-type="float">
            <text:p>0.034501411</text:p>
          </table:table-cell>
          <table:table-cell office:value-type="float" office:value="-0.22398453950882" calcext:value-type="float">
            <text:p>-0.2239845395</text:p>
          </table:table-cell>
          <table:table-cell office:value-type="float" office:value="-0.00752145331352949" calcext:value-type="float">
            <text:p>-0.0075214533</text:p>
          </table:table-cell>
          <table:table-cell office:value-type="float" office:value="-0.00992690771818161" calcext:value-type="float">
            <text:p>-0.0099269077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410099506" calcext:value-type="float">
            <text:p>0.033639241</text:p>
          </table:table-cell>
          <table:table-cell office:value-type="float" office:value="0.000292175245704129" calcext:value-type="float">
            <text:p>0.0002921752</text:p>
          </table:table-cell>
          <table:table-cell office:value-type="float" office:value="0.00015459863061551" calcext:value-type="float">
            <text:p>0.0001545986</text:p>
          </table:table-cell>
          <table:table-cell office:value-type="float" office:value="-0.00996450707316399" calcext:value-type="float">
            <text:p>-0.0099645071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1.09739911556244" calcext:value-type="float">
            <text:p>1.0973991156</text:p>
          </table:table-cell>
          <table:table-cell office:value-type="float" office:value="0.592913806438446" calcext:value-type="float">
            <text:p>0.5929138064</text:p>
          </table:table-cell>
          <table:table-cell office:value-type="float" office:value="0.47875651717186" calcext:value-type="float">
            <text:p>0.4787565172</text:p>
          </table:table-cell>
          <table:table-cell office:value-type="float" office:value="0.0884530246257782" calcext:value-type="float">
            <text:p>0.0884530246</text:p>
          </table:table-cell>
          <table:table-cell office:value-type="float" office:value="-0.100725561380386" calcext:value-type="float">
            <text:p>-0.1007255614</text:p>
          </table:table-cell>
          <table:table-cell office:value-type="float" office:value="0.262222796678543" calcext:value-type="float">
            <text:p>0.2622227967</text:p>
          </table:table-cell>
          <table:table-cell office:value-type="float" office:value="-1.48032093048096" calcext:value-type="float">
            <text:p>-1.4803209305</text:p>
          </table:table-cell>
          <table:table-cell office:value-type="float" office:value="1.03361690044403" calcext:value-type="float">
            <text:p>1.0336169004</text:p>
          </table:table-cell>
          <table:table-cell office:value-type="float" office:value="0.0920667201280594" calcext:value-type="float">
            <text:p>0.0920667201</text:p>
          </table:table-cell>
          <table:table-cell office:value-type="float" office:value="0.0628785341978073" calcext:value-type="float">
            <text:p>0.0628785342</text:p>
          </table:table-cell>
          <table:table-cell office:value-type="float" office:value="0.116216860711575" calcext:value-type="float">
            <text:p>0.1162168607</text:p>
          </table:table-cell>
          <table:table-cell office:value-type="float" office:value="0.237147614359856" calcext:value-type="float">
            <text:p>0.2371476144</text:p>
          </table:table-cell>
        </table:table-row>
        <table:table-row table:style-name="ro1">
          <table:table-cell office:value-type="float" office:value="0.0345258414745331" calcext:value-type="float">
            <text:p>0.0345258415</text:p>
          </table:table-cell>
          <table:table-cell office:value-type="float" office:value="-0.227068647742271" calcext:value-type="float">
            <text:p>-0.2270686477</text:p>
          </table:table-cell>
          <table:table-cell office:value-type="float" office:value="-0.00763070676475763" calcext:value-type="float">
            <text:p>-0.0076307068</text:p>
          </table:table-cell>
          <table:table-cell office:value-type="float" office:value="-0.00992691516876221" calcext:value-type="float">
            <text:p>-0.0099269152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410099506" calcext:value-type="float">
            <text:p>0.033639241</text:p>
          </table:table-cell>
          <table:table-cell office:value-type="float" office:value="0.000292161130346358" calcext:value-type="float">
            <text:p>0.0002921611</text:p>
          </table:table-cell>
          <table:table-cell office:value-type="float" office:value="0.000154596767970361" calcext:value-type="float">
            <text:p>0.0001545968</text:p>
          </table:table-cell>
          <table:table-cell office:value-type="float" office:value="-0.00996451452374459" calcext:value-type="float">
            <text:p>-0.0099645145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1.08043313026428" calcext:value-type="float">
            <text:p>1.0804331303</text:p>
          </table:table-cell>
          <table:table-cell office:value-type="float" office:value="0.549818992614746" calcext:value-type="float">
            <text:p>0.5498189926</text:p>
          </table:table-cell>
          <table:table-cell office:value-type="float" office:value="0.522195219993591" calcext:value-type="float">
            <text:p>0.52219522</text:p>
          </table:table-cell>
          <table:table-cell office:value-type="float" office:value="0.0899069458246231" calcext:value-type="float">
            <text:p>0.0899069458</text:p>
          </table:table-cell>
          <table:table-cell office:value-type="float" office:value="-0.0965965986251831" calcext:value-type="float">
            <text:p>-0.0965965986</text:p>
          </table:table-cell>
          <table:table-cell office:value-type="float" office:value="0.266551345586777" calcext:value-type="float">
            <text:p>0.2665513456</text:p>
          </table:table-cell>
          <table:table-cell office:value-type="float" office:value="-1.53903818130493" calcext:value-type="float">
            <text:p>-1.5390381813</text:p>
          </table:table-cell>
          <table:table-cell office:value-type="float" office:value="1.03080654144287" calcext:value-type="float">
            <text:p>1.0308065414</text:p>
          </table:table-cell>
          <table:table-cell office:value-type="float" office:value="0.0796351879835129" calcext:value-type="float">
            <text:p>0.079635188</text:p>
          </table:table-cell>
          <table:table-cell office:value-type="float" office:value="0.0639380738139153" calcext:value-type="float">
            <text:p>0.0639380738</text:p>
          </table:table-cell>
          <table:table-cell office:value-type="float" office:value="0.115315608680248" calcext:value-type="float">
            <text:p>0.1153156087</text:p>
          </table:table-cell>
          <table:table-cell office:value-type="float" office:value="0.23763445019722" calcext:value-type="float">
            <text:p>0.2376344502</text:p>
          </table:table-cell>
        </table:table-row>
        <table:table-row table:style-name="ro1">
          <table:table-cell office:value-type="float" office:value="0.0345489047467709" calcext:value-type="float">
            <text:p>0.0345489047</text:p>
          </table:table-cell>
          <table:table-cell office:value-type="float" office:value="-0.229939207434654" calcext:value-type="float">
            <text:p>-0.2299392074</text:p>
          </table:table-cell>
          <table:table-cell office:value-type="float" office:value="-0.00773253757506609" calcext:value-type="float">
            <text:p>-0.0077325376</text:p>
          </table:table-cell>
          <table:table-cell office:value-type="float" office:value="-0.0099269226193428" calcext:value-type="float">
            <text:p>-0.0099269226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410099506" calcext:value-type="float">
            <text:p>0.033639241</text:p>
          </table:table-cell>
          <table:table-cell office:value-type="float" office:value="0.000292149838060141" calcext:value-type="float">
            <text:p>0.0002921498</text:p>
          </table:table-cell>
          <table:table-cell office:value-type="float" office:value="0.000154595836647786" calcext:value-type="float">
            <text:p>0.0001545958</text:p>
          </table:table-cell>
          <table:table-cell office:value-type="float" office:value="-0.00996451824903488" calcext:value-type="float">
            <text:p>-0.0099645182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1.06266713142395" calcext:value-type="float">
            <text:p>1.0626671314</text:p>
          </table:table-cell>
          <table:table-cell office:value-type="float" office:value="0.507664918899536" calcext:value-type="float">
            <text:p>0.5076649189</text:p>
          </table:table-cell>
          <table:table-cell office:value-type="float" office:value="0.563998520374298" calcext:value-type="float">
            <text:p>0.5639985204</text:p>
          </table:table-cell>
          <table:table-cell office:value-type="float" office:value="0.0910745114088059" calcext:value-type="float">
            <text:p>0.0910745114</text:p>
          </table:table-cell>
          <table:table-cell office:value-type="float" office:value="-0.0925959050655365" calcext:value-type="float">
            <text:p>-0.0925959051</text:p>
          </table:table-cell>
          <table:table-cell office:value-type="float" office:value="0.270924746990204" calcext:value-type="float">
            <text:p>0.270924747</text:p>
          </table:table-cell>
          <table:table-cell office:value-type="float" office:value="-1.5976494550705" calcext:value-type="float">
            <text:p>-1.5976494551</text:p>
          </table:table-cell>
          <table:table-cell office:value-type="float" office:value="1.02762115001678" calcext:value-type="float">
            <text:p>1.02762115</text:p>
          </table:table-cell>
          <table:table-cell office:value-type="float" office:value="0.0664750635623932" calcext:value-type="float">
            <text:p>0.0664750636</text:p>
          </table:table-cell>
          <table:table-cell office:value-type="float" office:value="0.065025620162487" calcext:value-type="float">
            <text:p>0.0650256202</text:p>
          </table:table-cell>
          <table:table-cell office:value-type="float" office:value="0.114382952451706" calcext:value-type="float">
            <text:p>0.1143829525</text:p>
          </table:table-cell>
          <table:table-cell office:value-type="float" office:value="0.238146007061005" calcext:value-type="float">
            <text:p>0.2381460071</text:p>
          </table:table-cell>
        </table:table-row>
        <table:table-row table:style-name="ro1">
          <table:table-cell office:value-type="float" office:value="0.0345702618360519" calcext:value-type="float">
            <text:p>0.0345702618</text:p>
          </table:table-cell>
          <table:table-cell office:value-type="float" office:value="-0.232562348246574" calcext:value-type="float">
            <text:p>-0.2325623482</text:p>
          </table:table-cell>
          <table:table-cell office:value-type="float" office:value="-0.00782570708543062" calcext:value-type="float">
            <text:p>-0.0078257071</text:p>
          </table:table-cell>
          <table:table-cell office:value-type="float" office:value="-0.0099269263446331" calcext:value-type="float">
            <text:p>-0.0099269263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410099506" calcext:value-type="float">
            <text:p>0.033639241</text:p>
          </table:table-cell>
          <table:table-cell office:value-type="float" office:value="0.000292140815872699" calcext:value-type="float">
            <text:p>0.0002921408</text:p>
          </table:table-cell>
          <table:table-cell office:value-type="float" office:value="0.000154594905325212" calcext:value-type="float">
            <text:p>0.0001545949</text:p>
          </table:table-cell>
          <table:table-cell office:value-type="float" office:value="-0.00996452197432518" calcext:value-type="float">
            <text:p>-0.009964522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1.0443742275238" calcext:value-type="float">
            <text:p>1.0443742275</text:p>
          </table:table-cell>
          <table:table-cell office:value-type="float" office:value="0.466810256242752" calcext:value-type="float">
            <text:p>0.4668102562</text:p>
          </table:table-cell>
          <table:table-cell office:value-type="float" office:value="0.603732883930206" calcext:value-type="float">
            <text:p>0.6037328839</text:p>
          </table:table-cell>
          <table:table-cell office:value-type="float" office:value="0.091996118426323" calcext:value-type="float">
            <text:p>0.0919961184</text:p>
          </table:table-cell>
          <table:table-cell office:value-type="float" office:value="-0.0887880623340607" calcext:value-type="float">
            <text:p>-0.0887880623</text:p>
          </table:table-cell>
          <table:table-cell office:value-type="float" office:value="0.275294005870819" calcext:value-type="float">
            <text:p>0.2752940059</text:p>
          </table:table-cell>
          <table:table-cell office:value-type="float" office:value="-1.65565037727356" calcext:value-type="float">
            <text:p>-1.6556503773</text:p>
          </table:table-cell>
          <table:table-cell office:value-type="float" office:value="1.02403688430786" calcext:value-type="float">
            <text:p>1.0240368843</text:p>
          </table:table-cell>
          <table:table-cell office:value-type="float" office:value="0.0526086315512657" calcext:value-type="float">
            <text:p>0.0526086316</text:p>
          </table:table-cell>
          <table:table-cell office:value-type="float" office:value="0.066134624183178" calcext:value-type="float">
            <text:p>0.0661346242</text:p>
          </table:table-cell>
          <table:table-cell office:value-type="float" office:value="0.113416597247124" calcext:value-type="float">
            <text:p>0.1134165972</text:p>
          </table:table-cell>
          <table:table-cell office:value-type="float" office:value="0.238680437207222" calcext:value-type="float">
            <text:p>0.2386804372</text:p>
          </table:table-cell>
        </table:table-row>
        <table:table-row table:style-name="ro1">
          <table:table-cell office:value-type="float" office:value="0.0345895476639271" calcext:value-type="float">
            <text:p>0.0345895477</text:p>
          </table:table-cell>
          <table:table-cell office:value-type="float" office:value="-0.234904244542122" calcext:value-type="float">
            <text:p>-0.2349042445</text:p>
          </table:table-cell>
          <table:table-cell office:value-type="float" office:value="-0.00790898781269789" calcext:value-type="float">
            <text:p>-0.0079089878</text:p>
          </table:table-cell>
          <table:table-cell office:value-type="float" office:value="-0.0099269263446331" calcext:value-type="float">
            <text:p>-0.0099269263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410099506" calcext:value-type="float">
            <text:p>0.033639241</text:p>
          </table:table-cell>
          <table:table-cell office:value-type="float" office:value="0.000292133598122746" calcext:value-type="float">
            <text:p>0.0002921336</text:p>
          </table:table-cell>
          <table:table-cell office:value-type="float" office:value="0.000154593974002637" calcext:value-type="float">
            <text:p>0.000154594</text:p>
          </table:table-cell>
          <table:table-cell office:value-type="float" office:value="-0.00996452197432518" calcext:value-type="float">
            <text:p>-0.009964522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1.02656030654907" calcext:value-type="float">
            <text:p>1.0265603065</text:p>
          </table:table-cell>
          <table:table-cell office:value-type="float" office:value="0.420287877321243" calcext:value-type="float">
            <text:p>0.4202878773</text:p>
          </table:table-cell>
          <table:table-cell office:value-type="float" office:value="0.641947269439697" calcext:value-type="float">
            <text:p>0.6419472694</text:p>
          </table:table-cell>
          <table:table-cell office:value-type="float" office:value="0.0933344215154648" calcext:value-type="float">
            <text:p>0.0933344215</text:p>
          </table:table-cell>
          <table:table-cell office:value-type="float" office:value="-0.0846297144889832" calcext:value-type="float">
            <text:p>-0.0846297145</text:p>
          </table:table-cell>
          <table:table-cell office:value-type="float" office:value="0.280337601900101" calcext:value-type="float">
            <text:p>0.2803376019</text:p>
          </table:table-cell>
          <table:table-cell office:value-type="float" office:value="-1.7125324010849" calcext:value-type="float">
            <text:p>-1.7125324011</text:p>
          </table:table-cell>
          <table:table-cell office:value-type="float" office:value="1.02002930641174" calcext:value-type="float">
            <text:p>1.0200293064</text:p>
          </table:table-cell>
          <table:table-cell office:value-type="float" office:value="0.0380613319575787" calcext:value-type="float">
            <text:p>0.038061332</text:p>
          </table:table-cell>
          <table:table-cell office:value-type="float" office:value="0.0672586485743523" calcext:value-type="float">
            <text:p>0.0672586486</text:p>
          </table:table-cell>
          <table:table-cell office:value-type="float" office:value="0.112413175404072" calcext:value-type="float">
            <text:p>0.1124131754</text:p>
          </table:table-cell>
          <table:table-cell office:value-type="float" office:value="0.239236027002335" calcext:value-type="float">
            <text:p>0.239236027</text:p>
          </table:table-cell>
        </table:table-row>
        <table:table-row table:style-name="ro1">
          <table:table-cell office:value-type="float" office:value="0.0346064083278179" calcext:value-type="float">
            <text:p>0.0346064083</text:p>
          </table:table-cell>
          <table:table-cell office:value-type="float" office:value="-0.236930966377258" calcext:value-type="float">
            <text:p>-0.2369309664</text:p>
          </table:table-cell>
          <table:table-cell office:value-type="float" office:value="-0.00798113457858563" calcext:value-type="float">
            <text:p>-0.0079811346</text:p>
          </table:table-cell>
          <table:table-cell office:value-type="float" office:value="-0.0099269263446331" calcext:value-type="float">
            <text:p>-0.0099269263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410099506" calcext:value-type="float">
            <text:p>0.033639241</text:p>
          </table:table-cell>
          <table:table-cell office:value-type="float" office:value="0.000292127835564315" calcext:value-type="float">
            <text:p>0.0002921278</text:p>
          </table:table-cell>
          <table:table-cell office:value-type="float" office:value="0.000154593974002637" calcext:value-type="float">
            <text:p>0.000154594</text:p>
          </table:table-cell>
          <table:table-cell office:value-type="float" office:value="-0.00996452197432518" calcext:value-type="float">
            <text:p>-0.009964522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1.00741982460022" calcext:value-type="float">
            <text:p>1.0074198246</text:p>
          </table:table-cell>
          <table:table-cell office:value-type="float" office:value="0.377681463956833" calcext:value-type="float">
            <text:p>0.377681464</text:p>
          </table:table-cell>
          <table:table-cell office:value-type="float" office:value="0.675973653793335" calcext:value-type="float">
            <text:p>0.6759736538</text:p>
          </table:table-cell>
          <table:table-cell office:value-type="float" office:value="0.0944292172789574" calcext:value-type="float">
            <text:p>0.0944292173</text:p>
          </table:table-cell>
          <table:table-cell office:value-type="float" office:value="-0.0810832232236862" calcext:value-type="float">
            <text:p>-0.0810832232</text:p>
          </table:table-cell>
          <table:table-cell office:value-type="float" office:value="0.285143882036209" calcext:value-type="float">
            <text:p>0.285143882</text:p>
          </table:table-cell>
          <table:table-cell office:value-type="float" office:value="-1.76778149604797" calcext:value-type="float">
            <text:p>-1.767781496</text:p>
          </table:table-cell>
          <table:table-cell office:value-type="float" office:value="1.01557457447052" calcext:value-type="float">
            <text:p>1.0155745745</text:p>
          </table:table-cell>
          <table:table-cell office:value-type="float" office:value="0.022860836237669" calcext:value-type="float">
            <text:p>0.0228608362</text:p>
          </table:table-cell>
          <table:table-cell office:value-type="float" office:value="0.068391427397728" calcext:value-type="float">
            <text:p>0.0683914274</text:p>
          </table:table-cell>
          <table:table-cell office:value-type="float" office:value="0.111368387937546" calcext:value-type="float">
            <text:p>0.1113683879</text:p>
          </table:table-cell>
          <table:table-cell office:value-type="float" office:value="0.23981112241745" calcext:value-type="float">
            <text:p>0.2398111224</text:p>
          </table:table-cell>
        </table:table-row>
        <table:table-row table:style-name="ro1">
          <table:table-cell office:value-type="float" office:value="0.0346213430166244" calcext:value-type="float">
            <text:p>0.034621343</text:p>
          </table:table-cell>
          <table:table-cell office:value-type="float" office:value="-0.238709360361099" calcext:value-type="float">
            <text:p>-0.2387093604</text:p>
          </table:table-cell>
          <table:table-cell office:value-type="float" office:value="-0.00804449804127216" calcext:value-type="float">
            <text:p>-0.008044498</text:p>
          </table:table-cell>
          <table:table-cell office:value-type="float" office:value="-0.009926937520504" calcext:value-type="float">
            <text:p>-0.0099269375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410099506" calcext:value-type="float">
            <text:p>0.033639241</text:p>
          </table:table-cell>
          <table:table-cell office:value-type="float" office:value="0.000292123208055273" calcext:value-type="float">
            <text:p>0.0002921232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0.96750819683075" calcext:value-type="float">
            <text:p>0.9675081968</text:p>
          </table:table-cell>
          <table:table-cell office:value-type="float" office:value="0.309876501560211" calcext:value-type="float">
            <text:p>0.3098765016</text:p>
          </table:table-cell>
          <table:table-cell office:value-type="float" office:value="0.729519724845886" calcext:value-type="float">
            <text:p>0.7295197248</text:p>
          </table:table-cell>
          <table:table-cell office:value-type="float" office:value="0.0960403233766556" calcext:value-type="float">
            <text:p>0.0960403234</text:p>
          </table:table-cell>
          <table:table-cell office:value-type="float" office:value="-0.0761864483356476" calcext:value-type="float">
            <text:p>-0.0761864483</text:p>
          </table:table-cell>
          <table:table-cell office:value-type="float" office:value="0.293306052684784" calcext:value-type="float">
            <text:p>0.2933060527</text:p>
          </table:table-cell>
          <table:table-cell office:value-type="float" office:value="-1.87101113796234" calcext:value-type="float">
            <text:p>-1.871011138</text:p>
          </table:table-cell>
          <table:table-cell office:value-type="float" office:value="1.00520586967468" calcext:value-type="float">
            <text:p>1.0052058697</text:p>
          </table:table-cell>
          <table:table-cell office:value-type="float" office:value="-0.00908299814909697" calcext:value-type="float">
            <text:p>-0.0090829981</text:p>
          </table:table-cell>
          <table:table-cell office:value-type="float" office:value="0.0706634372472763" calcext:value-type="float">
            <text:p>0.0706634372</text:p>
          </table:table-cell>
          <table:table-cell office:value-type="float" office:value="0.10916705429554" calcext:value-type="float">
            <text:p>0.1091670543</text:p>
          </table:table-cell>
          <table:table-cell office:value-type="float" office:value="0.241020709276199" calcext:value-type="float">
            <text:p>0.2410207093</text:p>
          </table:table-cell>
        </table:table-row>
        <table:table-row table:style-name="ro1">
          <table:table-cell office:value-type="float" office:value="0.0346350781619549" calcext:value-type="float">
            <text:p>0.0346350782</text:p>
          </table:table-cell>
          <table:table-cell office:value-type="float" office:value="-0.240333363413811" calcext:value-type="float">
            <text:p>-0.2403333634</text:p>
          </table:table-cell>
          <table:table-cell office:value-type="float" office:value="-0.00810241047292948" calcext:value-type="float">
            <text:p>-0.0081024105</text:p>
          </table:table-cell>
          <table:table-cell office:value-type="float" office:value="-0.009926937520504" calcext:value-type="float">
            <text:p>-0.0099269375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410099506" calcext:value-type="float">
            <text:p>0.033639241</text:p>
          </table:table-cell>
          <table:table-cell office:value-type="float" office:value="0.000292119482764974" calcext:value-type="float">
            <text:p>0.0002921195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0.96750819683075" calcext:value-type="float">
            <text:p>0.9675081968</text:p>
          </table:table-cell>
          <table:table-cell office:value-type="float" office:value="0.309876501560211" calcext:value-type="float">
            <text:p>0.3098765016</text:p>
          </table:table-cell>
          <table:table-cell office:value-type="float" office:value="0.729519724845886" calcext:value-type="float">
            <text:p>0.7295197248</text:p>
          </table:table-cell>
          <table:table-cell office:value-type="float" office:value="0.0960403233766556" calcext:value-type="float">
            <text:p>0.0960403234</text:p>
          </table:table-cell>
          <table:table-cell office:value-type="float" office:value="-0.0761864483356476" calcext:value-type="float">
            <text:p>-0.0761864483</text:p>
          </table:table-cell>
          <table:table-cell office:value-type="float" office:value="0.293306052684784" calcext:value-type="float">
            <text:p>0.2933060527</text:p>
          </table:table-cell>
          <table:table-cell office:value-type="float" office:value="-1.91794657707214" calcext:value-type="float">
            <text:p>-1.9179465771</text:p>
          </table:table-cell>
          <table:table-cell office:value-type="float" office:value="0.999262273311615" calcext:value-type="float">
            <text:p>0.9992622733</text:p>
          </table:table-cell>
          <table:table-cell office:value-type="float" office:value="-0.0257579758763313" calcext:value-type="float">
            <text:p>-0.0257579759</text:p>
          </table:table-cell>
          <table:table-cell office:value-type="float" office:value="0.0717895925045013" calcext:value-type="float">
            <text:p>0.0717895925</text:p>
          </table:table-cell>
          <table:table-cell office:value-type="float" office:value="0.107998609542847" calcext:value-type="float">
            <text:p>0.1079986095</text:p>
          </table:table-cell>
          <table:table-cell office:value-type="float" office:value="0.241652056574821" calcext:value-type="float">
            <text:p>0.2416520566</text:p>
          </table:table-cell>
        </table:table-row>
        <table:table-row table:style-name="ro1">
          <table:table-cell office:value-type="float" office:value="0.0346476621925831" calcext:value-type="float">
            <text:p>0.0346476622</text:p>
          </table:table-cell>
          <table:table-cell office:value-type="float" office:value="-0.24181042611599" calcext:value-type="float">
            <text:p>-0.2418104261</text:p>
          </table:table-cell>
          <table:table-cell office:value-type="float" office:value="-0.00815512426197529" calcext:value-type="float">
            <text:p>-0.0081551243</text:p>
          </table:table-cell>
          <table:table-cell office:value-type="float" office:value="-0.009926937520504" calcext:value-type="float">
            <text:p>-0.0099269375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1412766017" calcext:value-type="float">
            <text:p>0.0002921141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0.933003783226013" calcext:value-type="float">
            <text:p>0.9330037832</text:p>
          </table:table-cell>
          <table:table-cell office:value-type="float" office:value="0.251829147338867" calcext:value-type="float">
            <text:p>0.2518291473</text:p>
          </table:table-cell>
          <table:table-cell office:value-type="float" office:value="0.765728116035461" calcext:value-type="float">
            <text:p>0.765728116</text:p>
          </table:table-cell>
          <table:table-cell office:value-type="float" office:value="0.098093181848526" calcext:value-type="float">
            <text:p>0.0980931818</text:p>
          </table:table-cell>
          <table:table-cell office:value-type="float" office:value="-0.0728169530630112" calcext:value-type="float">
            <text:p>-0.0728169531</text:p>
          </table:table-cell>
          <table:table-cell office:value-type="float" office:value="0.300684839487076" calcext:value-type="float">
            <text:p>0.3006848395</text:p>
          </table:table-cell>
          <table:table-cell office:value-type="float" office:value="-1.96115982532501" calcext:value-type="float">
            <text:p>-1.9611598253</text:p>
          </table:table-cell>
          <table:table-cell office:value-type="float" office:value="0.992793917655945" calcext:value-type="float">
            <text:p>0.9927939177</text:p>
          </table:table-cell>
          <table:table-cell office:value-type="float" office:value="-0.0429493971168995" calcext:value-type="float">
            <text:p>-0.0429493971</text:p>
          </table:table-cell>
          <table:table-cell office:value-type="float" office:value="0.07290019094944" calcext:value-type="float">
            <text:p>0.0729001909</text:p>
          </table:table-cell>
          <table:table-cell office:value-type="float" office:value="0.10676546394825" calcext:value-type="float">
            <text:p>0.1067654639</text:p>
          </table:table-cell>
          <table:table-cell office:value-type="float" office:value="0.242298007011414" calcext:value-type="float">
            <text:p>0.242298007</text:p>
          </table:table-cell>
        </table:table-row>
        <table:table-row table:style-name="ro1">
          <table:table-cell office:value-type="float" office:value="0.0346695072948933" calcext:value-type="float">
            <text:p>0.0346695073</text:p>
          </table:table-cell>
          <table:table-cell office:value-type="float" office:value="-0.244351655244827" calcext:value-type="float">
            <text:p>-0.2443516552</text:p>
          </table:table-cell>
          <table:table-cell office:value-type="float" office:value="-0.00824590306729078" calcext:value-type="float">
            <text:p>-0.0082459031</text:p>
          </table:table-cell>
          <table:table-cell office:value-type="float" office:value="-0.009926937520504" calcext:value-type="float">
            <text:p>-0.0099269375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12235911191" calcext:value-type="float">
            <text:p>0.0002921122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0.92133754491806" calcext:value-type="float">
            <text:p>0.9213375449</text:p>
          </table:table-cell>
          <table:table-cell office:value-type="float" office:value="0.2244563549757" calcext:value-type="float">
            <text:p>0.224456355</text:p>
          </table:table-cell>
          <table:table-cell office:value-type="float" office:value="0.777232825756073" calcext:value-type="float">
            <text:p>0.7772328258</text:p>
          </table:table-cell>
          <table:table-cell office:value-type="float" office:value="0.0994225144386292" calcext:value-type="float">
            <text:p>0.0994225144</text:p>
          </table:table-cell>
          <table:table-cell office:value-type="float" office:value="-0.0715359747409821" calcext:value-type="float">
            <text:p>-0.0715359747</text:p>
          </table:table-cell>
          <table:table-cell office:value-type="float" office:value="0.304260790348053" calcext:value-type="float">
            <text:p>0.3042607903</text:p>
          </table:table-cell>
          <table:table-cell office:value-type="float" office:value="-2.0001220703125" calcext:value-type="float">
            <text:p>-2.0001220703</text:p>
          </table:table-cell>
          <table:table-cell office:value-type="float" office:value="0.985777199268341" calcext:value-type="float">
            <text:p>0.9857771993</text:p>
          </table:table-cell>
          <table:table-cell office:value-type="float" office:value="-0.0606180280447006" calcext:value-type="float">
            <text:p>-0.060618028</text:p>
          </table:table-cell>
          <table:table-cell office:value-type="float" office:value="0.0739900320768356" calcext:value-type="float">
            <text:p>0.0739900321</text:p>
          </table:table-cell>
          <table:table-cell office:value-type="float" office:value="0.105461418628693" calcext:value-type="float">
            <text:p>0.1054614186</text:p>
          </table:table-cell>
          <table:table-cell office:value-type="float" office:value="0.242958456277847" calcext:value-type="float">
            <text:p>0.2429584563</text:p>
          </table:table-cell>
        </table:table-row>
        <table:table-row table:style-name="ro1">
          <table:table-cell office:value-type="float" office:value="0.0346788540482521" calcext:value-type="float">
            <text:p>0.034678854</text:p>
          </table:table-cell>
          <table:table-cell office:value-type="float" office:value="-0.245429635047913" calcext:value-type="float">
            <text:p>-0.245429635</text:p>
          </table:table-cell>
          <table:table-cell office:value-type="float" office:value="-0.00828444492071867" calcext:value-type="float">
            <text:p>-0.0082844449</text:p>
          </table:table-cell>
          <table:table-cell office:value-type="float" office:value="-0.009926937520504" calcext:value-type="float">
            <text:p>-0.0099269375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10722512007" calcext:value-type="float">
            <text:p>0.0002921107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0.915184140205383" calcext:value-type="float">
            <text:p>0.9151841402</text:p>
          </table:table-cell>
          <table:table-cell office:value-type="float" office:value="0.196886077523232" calcext:value-type="float">
            <text:p>0.1968860775</text:p>
          </table:table-cell>
          <table:table-cell office:value-type="float" office:value="0.78456175327301" calcext:value-type="float">
            <text:p>0.7845617533</text:p>
          </table:table-cell>
          <table:table-cell office:value-type="float" office:value="0.100982077419758" calcext:value-type="float">
            <text:p>0.1009820774</text:p>
          </table:table-cell>
          <table:table-cell office:value-type="float" office:value="-0.0704357251524925" calcext:value-type="float">
            <text:p>-0.0704357252</text:p>
          </table:table-cell>
          <table:table-cell office:value-type="float" office:value="0.307895481586456" calcext:value-type="float">
            <text:p>0.3078954816</text:p>
          </table:table-cell>
          <table:table-cell office:value-type="float" office:value="-2.0343029499054" calcext:value-type="float">
            <text:p>-2.0343029499</text:p>
          </table:table-cell>
          <table:table-cell office:value-type="float" office:value="0.978189885616302" calcext:value-type="float">
            <text:p>0.9781898856</text:p>
          </table:table-cell>
          <table:table-cell office:value-type="float" office:value="-0.0787231922149658" calcext:value-type="float">
            <text:p>-0.0787231922</text:p>
          </table:table-cell>
          <table:table-cell office:value-type="float" office:value="0.0750537067651749" calcext:value-type="float">
            <text:p>0.0750537068</text:p>
          </table:table-cell>
          <table:table-cell office:value-type="float" office:value="0.104080408811569" calcext:value-type="float">
            <text:p>0.1040804088</text:p>
          </table:table-cell>
          <table:table-cell office:value-type="float" office:value="0.243633389472961" calcext:value-type="float">
            <text:p>0.2436333895</text:p>
          </table:table-cell>
        </table:table-row>
        <table:table-row table:style-name="ro1">
          <table:table-cell office:value-type="float" office:value="0.034687202423811" calcext:value-type="float">
            <text:p>0.0346872024</text:p>
          </table:table-cell>
          <table:table-cell office:value-type="float" office:value="-0.246388137340546" calcext:value-type="float">
            <text:p>-0.2463881373</text:p>
          </table:table-cell>
          <table:table-cell office:value-type="float" office:value="-0.00831873528659344" calcext:value-type="float">
            <text:p>-0.0083187353</text:p>
          </table:table-cell>
          <table:table-cell office:value-type="float" office:value="-0.009926937520504" calcext:value-type="float">
            <text:p>-0.0099269375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09500151128" calcext:value-type="float">
            <text:p>0.0002921095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0.909980833530426" calcext:value-type="float">
            <text:p>0.9099808335</text:p>
          </table:table-cell>
          <table:table-cell office:value-type="float" office:value="0.174100428819656" calcext:value-type="float">
            <text:p>0.1741004288</text:p>
          </table:table-cell>
          <table:table-cell office:value-type="float" office:value="0.790330529212952" calcext:value-type="float">
            <text:p>0.7903305292</text:p>
          </table:table-cell>
          <table:table-cell office:value-type="float" office:value="0.102241441607475" calcext:value-type="float">
            <text:p>0.1022414416</text:p>
          </table:table-cell>
          <table:table-cell office:value-type="float" office:value="-0.0695390701293945" calcext:value-type="float">
            <text:p>-0.0695390701</text:p>
          </table:table-cell>
          <table:table-cell office:value-type="float" office:value="0.310914486646652" calcext:value-type="float">
            <text:p>0.3109144866</text:p>
          </table:table-cell>
          <table:table-cell office:value-type="float" office:value="-2.0610408782959" calcext:value-type="float">
            <text:p>-2.0610408783</text:p>
          </table:table-cell>
          <table:table-cell office:value-type="float" office:value="0.971761047840118" calcext:value-type="float">
            <text:p>0.9717610478</text:p>
          </table:table-cell>
          <table:table-cell office:value-type="float" office:value="-0.0932055190205574" calcext:value-type="float">
            <text:p>-0.093205519</text:p>
          </table:table-cell>
          <table:table-cell office:value-type="float" office:value="0.0759345889091492" calcext:value-type="float">
            <text:p>0.0759345889</text:p>
          </table:table-cell>
          <table:table-cell office:value-type="float" office:value="0.102921470999718" calcext:value-type="float">
            <text:p>0.102921471</text:p>
          </table:table-cell>
          <table:table-cell office:value-type="float" office:value="0.244191586971283" calcext:value-type="float">
            <text:p>0.244191587</text:p>
          </table:table-cell>
        </table:table-row>
        <table:table-row table:style-name="ro1">
          <table:table-cell office:value-type="float" office:value="0.0346945933997631" calcext:value-type="float">
            <text:p>0.0346945934</text:p>
          </table:table-cell>
          <table:table-cell office:value-type="float" office:value="-0.247233599424362" calcext:value-type="float">
            <text:p>-0.2472335994</text:p>
          </table:table-cell>
          <table:table-cell office:value-type="float" office:value="-0.00834899395704269" calcext:value-type="float">
            <text:p>-0.008348994</text:p>
          </table:table-cell>
          <table:table-cell office:value-type="float" office:value="-0.009926937520504" calcext:value-type="float">
            <text:p>-0.0099269375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08510620892" calcext:value-type="float">
            <text:p>0.0002921085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0.905628681182861" calcext:value-type="float">
            <text:p>0.9056286812</text:p>
          </table:table-cell>
          <table:table-cell office:value-type="float" office:value="0.155218124389648" calcext:value-type="float">
            <text:p>0.1552181244</text:p>
          </table:table-cell>
          <table:table-cell office:value-type="float" office:value="0.794859766960144" calcext:value-type="float">
            <text:p>0.794859767</text:p>
          </table:table-cell>
          <table:table-cell office:value-type="float" office:value="0.103268399834633" calcext:value-type="float">
            <text:p>0.1032683998</text:p>
          </table:table-cell>
          <table:table-cell office:value-type="float" office:value="-0.0688028037548065" calcext:value-type="float">
            <text:p>-0.0688028038</text:p>
          </table:table-cell>
          <table:table-cell office:value-type="float" office:value="0.313422322273254" calcext:value-type="float">
            <text:p>0.3134223223</text:p>
          </table:table-cell>
          <table:table-cell office:value-type="float" office:value="-2.0820472240448" calcext:value-type="float">
            <text:p>-2.082047224</text:p>
          </table:table-cell>
          <table:table-cell office:value-type="float" office:value="0.966295540332794" calcext:value-type="float">
            <text:p>0.9662955403</text:p>
          </table:table-cell>
          <table:table-cell office:value-type="float" office:value="-0.104861982166767" calcext:value-type="float">
            <text:p>-0.1048619822</text:p>
          </table:table-cell>
          <table:table-cell office:value-type="float" office:value="0.076670840382576" calcext:value-type="float">
            <text:p>0.0766708404</text:p>
          </table:table-cell>
          <table:table-cell office:value-type="float" office:value="0.101944871246815" calcext:value-type="float">
            <text:p>0.1019448712</text:p>
          </table:table-cell>
          <table:table-cell office:value-type="float" office:value="0.244655102491379" calcext:value-type="float">
            <text:p>0.2446551025</text:p>
          </table:table-cell>
        </table:table-row>
        <table:table-row table:style-name="ro1">
          <table:table-cell office:value-type="float" office:value="0.0347010791301727" calcext:value-type="float">
            <text:p>0.0347010791</text:p>
          </table:table-cell>
          <table:table-cell office:value-type="float" office:value="-0.247972711920738" calcext:value-type="float">
            <text:p>-0.2479727119</text:p>
          </table:table-cell>
          <table:table-cell office:value-type="float" office:value="-0.00837545655667782" calcext:value-type="float">
            <text:p>-0.0083754566</text:p>
          </table:table-cell>
          <table:table-cell office:value-type="float" office:value="-0.009926937520504" calcext:value-type="float">
            <text:p>-0.0099269375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0711363703" calcext:value-type="float">
            <text:p>0.0002921071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0.89824366569519" calcext:value-type="float">
            <text:p>0.8982436657</text:p>
          </table:table-cell>
          <table:table-cell office:value-type="float" office:value="0.122892335057259" calcext:value-type="float">
            <text:p>0.1228923351</text:p>
          </table:table-cell>
          <table:table-cell office:value-type="float" office:value="0.800785601139069" calcext:value-type="float">
            <text:p>0.8007856011</text:p>
          </table:table-cell>
          <table:table-cell office:value-type="float" office:value="0.105105802416801" calcext:value-type="float">
            <text:p>0.1051058024</text:p>
          </table:table-cell>
          <table:table-cell office:value-type="float" office:value="-0.0675830766558647" calcext:value-type="float">
            <text:p>-0.0675830767</text:p>
          </table:table-cell>
          <table:table-cell office:value-type="float" office:value="0.317695081233978" calcext:value-type="float">
            <text:p>0.3176950812</text:p>
          </table:table-cell>
          <table:table-cell office:value-type="float" office:value="-2.11176681518555" calcext:value-type="float">
            <text:p>-2.1117668152</text:p>
          </table:table-cell>
          <table:table-cell office:value-type="float" office:value="0.957646608352661" calcext:value-type="float">
            <text:p>0.9576466084</text:p>
          </table:table-cell>
          <table:table-cell office:value-type="float" office:value="-0.121987156569958" calcext:value-type="float">
            <text:p>-0.1219871566</text:p>
          </table:table-cell>
          <table:table-cell office:value-type="float" office:value="0.0778169855475426" calcext:value-type="float">
            <text:p>0.0778169855</text:p>
          </table:table-cell>
          <table:table-cell office:value-type="float" office:value="0.100417405366898" calcext:value-type="float">
            <text:p>0.1004174054</text:p>
          </table:table-cell>
          <table:table-cell office:value-type="float" office:value="0.245365604758263" calcext:value-type="float">
            <text:p>0.2453656048</text:p>
          </table:table-cell>
        </table:table-row>
        <table:table-row table:style-name="ro1">
          <table:table-cell office:value-type="float" office:value="0.0347067043185234" calcext:value-type="float">
            <text:p>0.0347067043</text:p>
          </table:table-cell>
          <table:table-cell office:value-type="float" office:value="-0.248611658811569" calcext:value-type="float">
            <text:p>-0.2486116588</text:p>
          </table:table-cell>
          <table:table-cell office:value-type="float" office:value="-0.00839834101498127" calcext:value-type="float">
            <text:p>-0.008398341</text:p>
          </table:table-cell>
          <table:table-cell office:value-type="float" office:value="-0.009926937520504" calcext:value-type="float">
            <text:p>-0.0099269375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06618871912" calcext:value-type="float">
            <text:p>0.0002921066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0.895508289337158" calcext:value-type="float">
            <text:p>0.8955082893</text:p>
          </table:table-cell>
          <table:table-cell office:value-type="float" office:value="0.111184865236282" calcext:value-type="float">
            <text:p>0.1111848652</text:p>
          </table:table-cell>
          <table:table-cell office:value-type="float" office:value="0.802753627300262" calcext:value-type="float">
            <text:p>0.8027536273</text:p>
          </table:table-cell>
          <table:table-cell office:value-type="float" office:value="0.105767011642456" calcext:value-type="float">
            <text:p>0.1057670116</text:p>
          </table:table-cell>
          <table:table-cell office:value-type="float" office:value="-0.0671553611755371" calcext:value-type="float">
            <text:p>-0.0671553612</text:p>
          </table:table-cell>
          <table:table-cell office:value-type="float" office:value="0.31925043463707" calcext:value-type="float">
            <text:p>0.3192504346</text:p>
          </table:table-cell>
          <table:table-cell office:value-type="float" office:value="-2.12223625183105" calcext:value-type="float">
            <text:p>-2.1222362518</text:p>
          </table:table-cell>
          <table:table-cell office:value-type="float" office:value="0.954225838184357" calcext:value-type="float">
            <text:p>0.9542258382</text:p>
          </table:table-cell>
          <table:table-cell office:value-type="float" office:value="-0.128282979130745" calcext:value-type="float">
            <text:p>-0.1282829791</text:p>
          </table:table-cell>
          <table:table-cell office:value-type="float" office:value="0.0782655775547028" calcext:value-type="float">
            <text:p>0.0782655776</text:p>
          </table:table-cell>
          <table:table-cell office:value-type="float" office:value="0.0998200178146363" calcext:value-type="float">
            <text:p>0.0998200178</text:p>
          </table:table-cell>
          <table:table-cell office:value-type="float" office:value="0.24563804268837" calcext:value-type="float">
            <text:p>0.2456380427</text:p>
          </table:table-cell>
        </table:table-row>
        <table:table-row table:style-name="ro1">
          <table:table-cell office:value-type="float" office:value="0.034711517393589" calcext:value-type="float">
            <text:p>0.0347115174</text:p>
          </table:table-cell>
          <table:table-cell office:value-type="float" office:value="-0.24915686249733" calcext:value-type="float">
            <text:p>-0.2491568625</text:p>
          </table:table-cell>
          <table:table-cell office:value-type="float" office:value="-0.00841787364333868" calcext:value-type="float">
            <text:p>-0.0084178736</text:p>
          </table:table-cell>
          <table:table-cell office:value-type="float" office:value="-0.009926937520504" calcext:value-type="float">
            <text:p>-0.0099269375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06240522116" calcext:value-type="float">
            <text:p>0.0002921062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0.893277525901794" calcext:value-type="float">
            <text:p>0.8932775259</text:p>
          </table:table-cell>
          <table:table-cell office:value-type="float" office:value="0.101696565747261" calcext:value-type="float">
            <text:p>0.1016965657</text:p>
          </table:table-cell>
          <table:table-cell office:value-type="float" office:value="0.804250061511993" calcext:value-type="float">
            <text:p>0.8042500615</text:p>
          </table:table-cell>
          <table:table-cell office:value-type="float" office:value="0.106303811073303" calcext:value-type="float">
            <text:p>0.1063038111</text:p>
          </table:table-cell>
          <table:table-cell office:value-type="float" office:value="-0.0668141767382622" calcext:value-type="float">
            <text:p>-0.0668141767</text:p>
          </table:table-cell>
          <table:table-cell office:value-type="float" office:value="0.320512890815735" calcext:value-type="float">
            <text:p>0.3205128908</text:p>
          </table:table-cell>
          <table:table-cell office:value-type="float" office:value="-2.13061690330505" calcext:value-type="float">
            <text:p>-2.1306169033</text:p>
          </table:table-cell>
          <table:table-cell office:value-type="float" office:value="0.951283991336822" calcext:value-type="float">
            <text:p>0.9512839913</text:p>
          </table:table-cell>
          <table:table-cell office:value-type="float" office:value="-0.133467227220535" calcext:value-type="float">
            <text:p>-0.1334672272</text:p>
          </table:table-cell>
          <table:table-cell office:value-type="float" office:value="0.0786500126123428" calcext:value-type="float">
            <text:p>0.0786500126</text:p>
          </table:table-cell>
          <table:table-cell office:value-type="float" office:value="0.0993096977472305" calcext:value-type="float">
            <text:p>0.0993096977</text:p>
          </table:table-cell>
          <table:table-cell office:value-type="float" office:value="0.245868235826492" calcext:value-type="float">
            <text:p>0.2458682358</text:p>
          </table:table-cell>
        </table:table-row>
        <table:table-row table:style-name="ro1">
          <table:table-cell office:value-type="float" office:value="0.034711517393589" calcext:value-type="float">
            <text:p>0.0347115174</text:p>
          </table:table-cell>
          <table:table-cell office:value-type="float" office:value="-0.24915686249733" calcext:value-type="float">
            <text:p>-0.2491568625</text:p>
          </table:table-cell>
          <table:table-cell office:value-type="float" office:value="-0.00841787364333868" calcext:value-type="float">
            <text:p>-0.0084178736</text:p>
          </table:table-cell>
          <table:table-cell office:value-type="float" office:value="-0.009926937520504" calcext:value-type="float">
            <text:p>-0.0099269375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05949483812" calcext:value-type="float">
            <text:p>0.0002921059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0.891465187072754" calcext:value-type="float">
            <text:p>0.8914651871</text:p>
          </table:table-cell>
          <table:table-cell office:value-type="float" office:value="0.0940024107694626" calcext:value-type="float">
            <text:p>0.0940024108</text:p>
          </table:table-cell>
          <table:table-cell office:value-type="float" office:value="0.805382549762726" calcext:value-type="float">
            <text:p>0.8053825498</text:p>
          </table:table-cell>
          <table:table-cell office:value-type="float" office:value="0.106741204857826" calcext:value-type="float">
            <text:p>0.1067412049</text:p>
          </table:table-cell>
          <table:table-cell office:value-type="float" office:value="-0.0665410980582237" calcext:value-type="float">
            <text:p>-0.0665410981</text:p>
          </table:table-cell>
          <table:table-cell office:value-type="float" office:value="0.321537464857101" calcext:value-type="float">
            <text:p>0.3215374649</text:p>
          </table:table-cell>
          <table:table-cell office:value-type="float" office:value="-2.14281344413757" calcext:value-type="float">
            <text:p>-2.1428134441</text:p>
          </table:table-cell>
          <table:table-cell office:value-type="float" office:value="0.946556031703949" calcext:value-type="float">
            <text:p>0.9465560317</text:p>
          </table:table-cell>
          <table:table-cell office:value-type="float" office:value="-0.141328662633896" calcext:value-type="float">
            <text:p>-0.1413286626</text:p>
          </table:table-cell>
          <table:table-cell office:value-type="float" office:value="0.0792666003108025" calcext:value-type="float">
            <text:p>0.0792666003</text:p>
          </table:table-cell>
          <table:table-cell office:value-type="float" office:value="0.0984969139099121" calcext:value-type="float">
            <text:p>0.0984969139</text:p>
          </table:table-cell>
          <table:table-cell office:value-type="float" office:value="0.246229693293571" calcext:value-type="float">
            <text:p>0.2462296933</text:p>
          </table:table-cell>
        </table:table-row>
        <table:table-row table:style-name="ro1">
          <table:table-cell office:value-type="float" office:value="0.034711517393589" calcext:value-type="float">
            <text:p>0.0347115174</text:p>
          </table:table-cell>
          <table:table-cell office:value-type="float" office:value="-0.24915686249733" calcext:value-type="float">
            <text:p>-0.2491568625</text:p>
          </table:table-cell>
          <table:table-cell office:value-type="float" office:value="-0.00841787364333868" calcext:value-type="float">
            <text:p>-0.0084178736</text:p>
          </table:table-cell>
          <table:table-cell office:value-type="float" office:value="-0.009926937520504" calcext:value-type="float">
            <text:p>-0.0099269375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05716653168" calcext:value-type="float">
            <text:p>0.0002921057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0.888809323310852" calcext:value-type="float">
            <text:p>0.8888093233</text:p>
          </table:table-cell>
          <table:table-cell office:value-type="float" office:value="0.0826940834522247" calcext:value-type="float">
            <text:p>0.0826940835</text:p>
          </table:table-cell>
          <table:table-cell office:value-type="float" office:value="0.806875765323639" calcext:value-type="float">
            <text:p>0.8068757653</text:p>
          </table:table-cell>
          <table:table-cell office:value-type="float" office:value="0.107391178607941" calcext:value-type="float">
            <text:p>0.1073911786</text:p>
          </table:table-cell>
          <table:table-cell office:value-type="float" office:value="-0.066145196557045" calcext:value-type="float">
            <text:p>-0.0661451966</text:p>
          </table:table-cell>
          <table:table-cell office:value-type="float" office:value="0.323043167591095" calcext:value-type="float">
            <text:p>0.3230431676</text:p>
          </table:table-cell>
          <table:table-cell office:value-type="float" office:value="-2.14724636077881" calcext:value-type="float">
            <text:p>-2.1472463608</text:p>
          </table:table-cell>
          <table:table-cell office:value-type="float" office:value="0.944658756256104" calcext:value-type="float">
            <text:p>0.9446587563</text:p>
          </table:table-cell>
          <table:table-cell office:value-type="float" office:value="-0.144312664866447" calcext:value-type="float">
            <text:p>-0.1443126649</text:p>
          </table:table-cell>
          <table:table-cell office:value-type="float" office:value="0.0795140713453293" calcext:value-type="float">
            <text:p>0.0795140713</text:p>
          </table:table-cell>
          <table:table-cell office:value-type="float" office:value="0.0981735959649086" calcext:value-type="float">
            <text:p>0.098173596</text:p>
          </table:table-cell>
          <table:table-cell office:value-type="float" office:value="0.246371760964394" calcext:value-type="float">
            <text:p>0.246371761</text:p>
          </table:table-cell>
        </table:table-row>
        <table:table-row table:style-name="ro1">
          <table:table-cell office:value-type="float" office:value="0.034711517393589" calcext:value-type="float">
            <text:p>0.0347115174</text:p>
          </table:table-cell>
          <table:table-cell office:value-type="float" office:value="-0.24915686249733" calcext:value-type="float">
            <text:p>-0.2491568625</text:p>
          </table:table-cell>
          <table:table-cell office:value-type="float" office:value="-0.00841787364333868" calcext:value-type="float">
            <text:p>-0.0084178736</text:p>
          </table:table-cell>
          <table:table-cell office:value-type="float" office:value="-0.009926937520504" calcext:value-type="float">
            <text:p>-0.0099269375</text:p>
          </table:table-cell>
          <table:table-cell office:value-type="float" office:value="-0.0154168643057346" calcext:value-type="float">
            <text:p>-0.0154168643</text:p>
          </table:table-cell>
          <table:table-cell office:value-type="float" office:value="0.45582240819931" calcext:value-type="float">
            <text:p>0.4558224082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05512926355" calcext:value-type="float">
            <text:p>0.0002921055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  <table:table-cell office:value-type="float" office:value="0.888809323310852" calcext:value-type="float">
            <text:p>0.8888093233</text:p>
          </table:table-cell>
          <table:table-cell office:value-type="float" office:value="0.0826940834522247" calcext:value-type="float">
            <text:p>0.0826940835</text:p>
          </table:table-cell>
          <table:table-cell office:value-type="float" office:value="0.806875765323639" calcext:value-type="float">
            <text:p>0.8068757653</text:p>
          </table:table-cell>
          <table:table-cell office:value-type="float" office:value="0.107391178607941" calcext:value-type="float">
            <text:p>0.1073911786</text:p>
          </table:table-cell>
          <table:table-cell office:value-type="float" office:value="-0.066145196557045" calcext:value-type="float">
            <text:p>-0.0661451966</text:p>
          </table:table-cell>
          <table:table-cell office:value-type="float" office:value="0.323043167591095" calcext:value-type="float">
            <text:p>0.3230431676</text:p>
          </table:table-cell>
          <table:table-cell office:value-type="float" office:value="-2.14724636077881" calcext:value-type="float">
            <text:p>-2.1472463608</text:p>
          </table:table-cell>
          <table:table-cell office:value-type="float" office:value="0.944658756256104" calcext:value-type="float">
            <text:p>0.9446587563</text:p>
          </table:table-cell>
          <table:table-cell office:value-type="float" office:value="-0.144312664866447" calcext:value-type="float">
            <text:p>-0.1443126649</text:p>
          </table:table-cell>
          <table:table-cell office:value-type="float" office:value="0.0795140713453293" calcext:value-type="float">
            <text:p>0.0795140713</text:p>
          </table:table-cell>
          <table:table-cell office:value-type="float" office:value="0.0981735959649086" calcext:value-type="float">
            <text:p>0.098173596</text:p>
          </table:table-cell>
          <table:table-cell office:value-type="float" office:value="0.246371760964394" calcext:value-type="float">
            <text:p>0.246371761</text:p>
          </table:table-cell>
        </table:table-row>
        <table:table-row table:style-name="ro1">
          <table:table-cell office:value-type="float" office:value="0.0347095690667629" calcext:value-type="float">
            <text:p>0.0347095691</text:p>
          </table:table-cell>
          <table:table-cell office:value-type="float" office:value="-0.249029770493507" calcext:value-type="float">
            <text:p>-0.2490297705</text:p>
          </table:table-cell>
          <table:table-cell office:value-type="float" office:value="-0.00871925707906485" calcext:value-type="float">
            <text:p>-0.0087192571</text:p>
          </table:table-cell>
          <table:table-cell office:value-type="float" office:value="-0.00992825254797936" calcext:value-type="float">
            <text:p>-0.0099282525</text:p>
          </table:table-cell>
          <table:table-cell office:value-type="float" office:value="-0.0154178384691477" calcext:value-type="float">
            <text:p>-0.0154178385</text:p>
          </table:table-cell>
          <table:table-cell office:value-type="float" office:value="0.455822497606278" calcext:value-type="float">
            <text:p>0.4558224976</text:p>
          </table:table-cell>
          <table:table-cell office:value-type="float" office:value="0.0336385332047939" calcext:value-type="float">
            <text:p>0.0336385332</text:p>
          </table:table-cell>
          <table:table-cell office:value-type="float" office:value="0.000293454912025481" calcext:value-type="float">
            <text:p>0.0002934549</text:p>
          </table:table-cell>
          <table:table-cell office:value-type="float" office:value="0.000154020279296674" calcext:value-type="float">
            <text:p>0.0001540203</text:p>
          </table:table-cell>
          <table:table-cell office:value-type="float" office:value="-0.00996600836515427" calcext:value-type="float">
            <text:p>-0.0099660084</text:p>
          </table:table-cell>
          <table:table-cell office:value-type="float" office:value="-0.0111633744090796" calcext:value-type="float">
            <text:p>-0.0111633744</text:p>
          </table:table-cell>
          <table:table-cell office:value-type="float" office:value="0.329394072294235" calcext:value-type="float">
            <text:p>0.3293940723</text:p>
          </table:table-cell>
          <table:table-cell office:value-type="float" office:value="0.887259423732758" calcext:value-type="float">
            <text:p>0.8872594237</text:p>
          </table:table-cell>
          <table:table-cell office:value-type="float" office:value="0.0785818174481392" calcext:value-type="float">
            <text:p>0.0785818174</text:p>
          </table:table-cell>
          <table:table-cell office:value-type="float" office:value="0.807943940162659" calcext:value-type="float">
            <text:p>0.8079439402</text:p>
          </table:table-cell>
          <table:table-cell office:value-type="float" office:value="0.107621289789677" calcext:value-type="float">
            <text:p>0.1076212898</text:p>
          </table:table-cell>
          <table:table-cell office:value-type="float" office:value="-0.0659754425287247" calcext:value-type="float">
            <text:p>-0.0659754425</text:p>
          </table:table-cell>
          <table:table-cell office:value-type="float" office:value="0.32361176609993" calcext:value-type="float">
            <text:p>0.3236117661</text:p>
          </table:table-cell>
          <table:table-cell office:value-type="float" office:value="-2.15084838867187" calcext:value-type="float">
            <text:p>-2.1508483887</text:p>
          </table:table-cell>
          <table:table-cell office:value-type="float" office:value="0.942988395690918" calcext:value-type="float">
            <text:p>0.9429883957</text:p>
          </table:table-cell>
          <table:table-cell office:value-type="float" office:value="-0.146866858005524" calcext:value-type="float">
            <text:p>-0.146866858</text:p>
          </table:table-cell>
          <table:table-cell office:value-type="float" office:value="0.0797282382845879" calcext:value-type="float">
            <text:p>0.0797282383</text:p>
          </table:table-cell>
          <table:table-cell office:value-type="float" office:value="0.097889855504036" calcext:value-type="float">
            <text:p>0.0978898555</text:p>
          </table:table-cell>
          <table:table-cell office:value-type="float" office:value="0.246495142579079" calcext:value-type="float">
            <text:p>0.2464951426</text:p>
          </table:table-cell>
        </table:table-row>
        <table:table-row table:style-name="ro1">
          <table:table-cell office:value-type="float" office:value="0.0347032062709332" calcext:value-type="float">
            <text:p>0.0347032063</text:p>
          </table:table-cell>
          <table:table-cell office:value-type="float" office:value="-0.248654440045357" calcext:value-type="float">
            <text:p>-0.24865444</text:p>
          </table:table-cell>
          <table:table-cell office:value-type="float" office:value="-0.00960613880306483" calcext:value-type="float">
            <text:p>-0.0096061388</text:p>
          </table:table-cell>
          <table:table-cell office:value-type="float" office:value="-0.00993170589208603" calcext:value-type="float">
            <text:p>-0.0099317059</text:p>
          </table:table-cell>
          <table:table-cell office:value-type="float" office:value="-0.0154204517602921" calcext:value-type="float">
            <text:p>-0.0154204518</text:p>
          </table:table-cell>
          <table:table-cell office:value-type="float" office:value="0.455822825431824" calcext:value-type="float">
            <text:p>0.4558228254</text:p>
          </table:table-cell>
          <table:table-cell office:value-type="float" office:value="0.0336358547210693" calcext:value-type="float">
            <text:p>0.0336358547</text:p>
          </table:table-cell>
          <table:table-cell office:value-type="float" office:value="0.000298540864605457" calcext:value-type="float">
            <text:p>0.0002985409</text:p>
          </table:table-cell>
          <table:table-cell office:value-type="float" office:value="0.000152463107951917" calcext:value-type="float">
            <text:p>0.0001524631</text:p>
          </table:table-cell>
          <table:table-cell office:value-type="float" office:value="-0.00997010245919228" calcext:value-type="float">
            <text:p>-0.0099701025</text:p>
          </table:table-cell>
          <table:table-cell office:value-type="float" office:value="-0.0111663229763508" calcext:value-type="float">
            <text:p>-0.011166323</text:p>
          </table:table-cell>
          <table:table-cell office:value-type="float" office:value="0.329394400119781" calcext:value-type="float">
            <text:p>0.3293944001</text:p>
          </table:table-cell>
          <table:table-cell office:value-type="float" office:value="0.884295284748077" calcext:value-type="float">
            <text:p>0.8842952847</text:p>
          </table:table-cell>
          <table:table-cell office:value-type="float" office:value="0.0752468109130859" calcext:value-type="float">
            <text:p>0.0752468109</text:p>
          </table:table-cell>
          <table:table-cell office:value-type="float" office:value="0.810469448566437" calcext:value-type="float">
            <text:p>0.8104694486</text:p>
          </table:table-cell>
          <table:table-cell office:value-type="float" office:value="0.107784152030945" calcext:value-type="float">
            <text:p>0.107784152</text:p>
          </table:table-cell>
          <table:table-cell office:value-type="float" office:value="-0.0657595098018646" calcext:value-type="float">
            <text:p>-0.0657595098</text:p>
          </table:table-cell>
          <table:table-cell office:value-type="float" office:value="0.324135184288025" calcext:value-type="float">
            <text:p>0.3241351843</text:p>
          </table:table-cell>
          <table:table-cell office:value-type="float" office:value="-2.15584278106689" calcext:value-type="float">
            <text:p>-2.1558427811</text:p>
          </table:table-cell>
          <table:table-cell office:value-type="float" office:value="0.940120160579681" calcext:value-type="float">
            <text:p>0.9401201606</text:p>
          </table:table-cell>
          <table:table-cell office:value-type="float" office:value="-0.15115413069725" calcext:value-type="float">
            <text:p>-0.1511541307</text:p>
          </table:table-cell>
          <table:table-cell office:value-type="float" office:value="0.0800628215074539" calcext:value-type="float">
            <text:p>0.0800628215</text:p>
          </table:table-cell>
          <table:table-cell office:value-type="float" office:value="0.097414642572403" calcext:value-type="float">
            <text:p>0.0974146426</text:p>
          </table:table-cell>
          <table:table-cell office:value-type="float" office:value="0.246704190969467" calcext:value-type="float">
            <text:p>0.246704191</text:p>
          </table:table-cell>
        </table:table-row>
        <table:table-row table:style-name="ro1">
          <table:table-cell office:value-type="float" office:value="0.0346914231777191" calcext:value-type="float">
            <text:p>0.0346914232</text:p>
          </table:table-cell>
          <table:table-cell office:value-type="float" office:value="-0.248039767146111" calcext:value-type="float">
            <text:p>-0.2480397671</text:p>
          </table:table-cell>
          <table:table-cell office:value-type="float" office:value="-0.0110528618097305" calcext:value-type="float">
            <text:p>-0.0110528618</text:p>
          </table:table-cell>
          <table:table-cell office:value-type="float" office:value="-0.00993635691702366" calcext:value-type="float">
            <text:p>-0.0099363569</text:p>
          </table:table-cell>
          <table:table-cell office:value-type="float" office:value="-0.015424245968461" calcext:value-type="float">
            <text:p>-0.015424246</text:p>
          </table:table-cell>
          <table:table-cell office:value-type="float" office:value="0.455823570489883" calcext:value-type="float">
            <text:p>0.4558235705</text:p>
          </table:table-cell>
          <table:table-cell office:value-type="float" office:value="0.0336209237575531" calcext:value-type="float">
            <text:p>0.0336209238</text:p>
          </table:table-cell>
          <table:table-cell office:value-type="float" office:value="0.000326996203511953" calcext:value-type="float">
            <text:p>0.0003269962</text:p>
          </table:table-cell>
          <table:table-cell office:value-type="float" office:value="0.000146427220897749" calcext:value-type="float">
            <text:p>0.0001464272</text:p>
          </table:table-cell>
          <table:table-cell office:value-type="float" office:value="-0.00998342037200928" calcext:value-type="float">
            <text:p>-0.0099834204</text:p>
          </table:table-cell>
          <table:table-cell office:value-type="float" office:value="-0.0111765936017036" calcext:value-type="float">
            <text:p>-0.0111765936</text:p>
          </table:table-cell>
          <table:table-cell office:value-type="float" office:value="0.329396277666092" calcext:value-type="float">
            <text:p>0.3293962777</text:p>
          </table:table-cell>
          <table:table-cell office:value-type="float" office:value="0.871331989765167" calcext:value-type="float">
            <text:p>0.8713319898</text:p>
          </table:table-cell>
          <table:table-cell office:value-type="float" office:value="0.0704425126314163" calcext:value-type="float">
            <text:p>0.0704425126</text:p>
          </table:table-cell>
          <table:table-cell office:value-type="float" office:value="0.822435557842254" calcext:value-type="float">
            <text:p>0.8224355578</text:p>
          </table:table-cell>
          <table:table-cell office:value-type="float" office:value="0.107910260558128" calcext:value-type="float">
            <text:p>0.1079102606</text:p>
          </table:table-cell>
          <table:table-cell office:value-type="float" office:value="-0.0650613158941269" calcext:value-type="float">
            <text:p>-0.0650613159</text:p>
          </table:table-cell>
          <table:table-cell office:value-type="float" office:value="0.325213730335236" calcext:value-type="float">
            <text:p>0.3252137303</text:p>
          </table:table-cell>
          <table:table-cell office:value-type="float" office:value="-2.15754055976868" calcext:value-type="float">
            <text:p>-2.1575405598</text:p>
          </table:table-cell>
          <table:table-cell office:value-type="float" office:value="0.938757121562958" calcext:value-type="float">
            <text:p>0.9387571216</text:p>
          </table:table-cell>
          <table:table-cell office:value-type="float" office:value="-0.153200417757034" calcext:value-type="float">
            <text:p>-0.1532004178</text:p>
          </table:table-cell>
          <table:table-cell office:value-type="float" office:value="0.0802024006843567" calcext:value-type="float">
            <text:p>0.0802024007</text:p>
          </table:table-cell>
          <table:table-cell office:value-type="float" office:value="0.0971913784742355" calcext:value-type="float">
            <text:p>0.0971913785</text:p>
          </table:table-cell>
          <table:table-cell office:value-type="float" office:value="0.246801152825356" calcext:value-type="float">
            <text:p>0.2468011528</text:p>
          </table:table-cell>
        </table:table-row>
        <table:table-row table:style-name="ro1">
          <table:table-cell office:value-type="float" office:value="0.0346734002232552" calcext:value-type="float">
            <text:p>0.0346734002</text:p>
          </table:table-cell>
          <table:table-cell office:value-type="float" office:value="-0.247194841504097" calcext:value-type="float">
            <text:p>-0.2471948415</text:p>
          </table:table-cell>
          <table:table-cell office:value-type="float" office:value="-0.0130336405709386" calcext:value-type="float">
            <text:p>-0.0130336406</text:p>
          </table:table-cell>
          <table:table-cell office:value-type="float" office:value="-0.0099414587020874" calcext:value-type="float">
            <text:p>-0.0099414587</text:p>
          </table:table-cell>
          <table:table-cell office:value-type="float" office:value="-0.0154288336634636" calcext:value-type="float">
            <text:p>-0.0154288337</text:p>
          </table:table-cell>
          <table:table-cell office:value-type="float" office:value="0.455824792385101" calcext:value-type="float">
            <text:p>0.4558247924</text:p>
          </table:table-cell>
          <table:table-cell office:value-type="float" office:value="0.0336073227226734" calcext:value-type="float">
            <text:p>0.0336073227</text:p>
          </table:table-cell>
          <table:table-cell office:value-type="float" office:value="0.000352912669768557" calcext:value-type="float">
            <text:p>0.0003529127</text:p>
          </table:table-cell>
          <table:table-cell office:value-type="float" office:value="0.000142090968438424" calcext:value-type="float">
            <text:p>0.000142091</text:p>
          </table:table-cell>
          <table:table-cell office:value-type="float" office:value="-0.00999172404408455" calcext:value-type="float">
            <text:p>-0.009991724</text:p>
          </table:table-cell>
          <table:table-cell office:value-type="float" office:value="-0.0111833792179823" calcext:value-type="float">
            <text:p>-0.0111833792</text:p>
          </table:table-cell>
          <table:table-cell office:value-type="float" office:value="0.329397946596146" calcext:value-type="float">
            <text:p>0.3293979466</text:p>
          </table:table-cell>
          <table:table-cell office:value-type="float" office:value="0.860449314117431" calcext:value-type="float">
            <text:p>0.8604493141</text:p>
          </table:table-cell>
          <table:table-cell office:value-type="float" office:value="0.0688844174146652" calcext:value-type="float">
            <text:p>0.0688844174</text:p>
          </table:table-cell>
          <table:table-cell office:value-type="float" office:value="0.832549035549164" calcext:value-type="float">
            <text:p>0.8325490355</text:p>
          </table:table-cell>
          <table:table-cell office:value-type="float" office:value="0.107878796756268" calcext:value-type="float">
            <text:p>0.1078787968</text:p>
          </table:table-cell>
          <table:table-cell office:value-type="float" office:value="-0.0645533204078674" calcext:value-type="float">
            <text:p>-0.0645533204</text:p>
          </table:table-cell>
          <table:table-cell office:value-type="float" office:value="0.325820535421371" calcext:value-type="float">
            <text:p>0.3258205354</text:p>
          </table:table-cell>
          <table:table-cell office:value-type="float" office:value="-2.15880179405212" calcext:value-type="float">
            <text:p>-2.1588017941</text:p>
          </table:table-cell>
          <table:table-cell office:value-type="float" office:value="0.937390506267548" calcext:value-type="float">
            <text:p>0.9373905063</text:p>
          </table:table-cell>
          <table:table-cell office:value-type="float" office:value="-0.155289277434349" calcext:value-type="float">
            <text:p>-0.1552892774</text:p>
          </table:table-cell>
          <table:table-cell office:value-type="float" office:value="0.0803280174732208" calcext:value-type="float">
            <text:p>0.0803280175</text:p>
          </table:table-cell>
          <table:table-cell office:value-type="float" office:value="0.0969688594341278" calcext:value-type="float">
            <text:p>0.0969688594</text:p>
          </table:table-cell>
          <table:table-cell office:value-type="float" office:value="0.246896833181381" calcext:value-type="float">
            <text:p>0.2468968332</text:p>
          </table:table-cell>
        </table:table-row>
        <table:table-row table:style-name="ro1">
          <table:table-cell office:value-type="float" office:value="0.0346485190093517" calcext:value-type="float">
            <text:p>0.034648519</text:p>
          </table:table-cell>
          <table:table-cell office:value-type="float" office:value="-0.246129259467125" calcext:value-type="float">
            <text:p>-0.2461292595</text:p>
          </table:table-cell>
          <table:table-cell office:value-type="float" office:value="-0.0155228646472096" calcext:value-type="float">
            <text:p>-0.0155228646</text:p>
          </table:table-cell>
          <table:table-cell office:value-type="float" office:value="-0.00994650274515152" calcext:value-type="float">
            <text:p>-0.0099465027</text:p>
          </table:table-cell>
          <table:table-cell office:value-type="float" office:value="-0.0154339019209147" calcext:value-type="float">
            <text:p>-0.0154339019</text:p>
          </table:table-cell>
          <table:table-cell office:value-type="float" office:value="0.4558265209198" calcext:value-type="float">
            <text:p>0.4558265209</text:p>
          </table:table-cell>
          <table:table-cell office:value-type="float" office:value="0.0335890203714371" calcext:value-type="float">
            <text:p>0.0335890204</text:p>
          </table:table-cell>
          <table:table-cell office:value-type="float" office:value="0.000387822889024392" calcext:value-type="float">
            <text:p>0.0003878229</text:p>
          </table:table-cell>
          <table:table-cell office:value-type="float" office:value="0.000136896982439794" calcext:value-type="float">
            <text:p>0.000136897</text:p>
          </table:table-cell>
          <table:table-cell office:value-type="float" office:value="-0.0100005883723497" calcext:value-type="float">
            <text:p>-0.0100005884</text:p>
          </table:table-cell>
          <table:table-cell office:value-type="float" office:value="-0.0111910216510296" calcext:value-type="float">
            <text:p>-0.0111910217</text:p>
          </table:table-cell>
          <table:table-cell office:value-type="float" office:value="0.329400211572647" calcext:value-type="float">
            <text:p>0.3294002116</text:p>
          </table:table-cell>
          <table:table-cell office:value-type="float" office:value="0.846289992332459" calcext:value-type="float">
            <text:p>0.8462899923</text:p>
          </table:table-cell>
          <table:table-cell office:value-type="float" office:value="0.0679346024990082" calcext:value-type="float">
            <text:p>0.0679346025</text:p>
          </table:table-cell>
          <table:table-cell office:value-type="float" office:value="0.84555858373642" calcext:value-type="float">
            <text:p>0.8455585837</text:p>
          </table:table-cell>
          <table:table-cell office:value-type="float" office:value="0.107789427042007" calcext:value-type="float">
            <text:p>0.107789427</text:p>
          </table:table-cell>
          <table:table-cell office:value-type="float" office:value="-0.0639436990022659" calcext:value-type="float">
            <text:p>-0.063943699</text:p>
          </table:table-cell>
          <table:table-cell office:value-type="float" office:value="0.326488971710205" calcext:value-type="float">
            <text:p>0.3264889717</text:p>
          </table:table-cell>
          <table:table-cell office:value-type="float" office:value="-2.1596827507019" calcext:value-type="float">
            <text:p>-2.1596827507</text:p>
          </table:table-cell>
          <table:table-cell office:value-type="float" office:value="0.93599408864975" calcext:value-type="float">
            <text:p>0.9359940886</text:p>
          </table:table-cell>
          <table:table-cell office:value-type="float" office:value="-0.157475292682648" calcext:value-type="float">
            <text:p>-0.1574752927</text:p>
          </table:table-cell>
          <table:table-cell office:value-type="float" office:value="0.0804423391819" calcext:value-type="float">
            <text:p>0.0804423392</text:p>
          </table:table-cell>
          <table:table-cell office:value-type="float" office:value="0.0967422127723694" calcext:value-type="float">
            <text:p>0.0967422128</text:p>
          </table:table-cell>
          <table:table-cell office:value-type="float" office:value="0.246993243694305" calcext:value-type="float">
            <text:p>0.2469932437</text:p>
          </table:table-cell>
        </table:table-row>
        <table:table-row table:style-name="ro1">
          <table:table-cell office:value-type="float" office:value="0.0346161872148514" calcext:value-type="float">
            <text:p>0.0346161872</text:p>
          </table:table-cell>
          <table:table-cell office:value-type="float" office:value="-0.244853019714355" calcext:value-type="float">
            <text:p>-0.2448530197</text:p>
          </table:table-cell>
          <table:table-cell office:value-type="float" office:value="-0.0184949617832899" calcext:value-type="float">
            <text:p>-0.0184949618</text:p>
          </table:table-cell>
          <table:table-cell office:value-type="float" office:value="-0.00995097495615483" calcext:value-type="float">
            <text:p>-0.009950975</text:p>
          </table:table-cell>
          <table:table-cell office:value-type="float" office:value="-0.0154392272233963" calcext:value-type="float">
            <text:p>-0.0154392272</text:p>
          </table:table-cell>
          <table:table-cell office:value-type="float" office:value="0.455828845500946" calcext:value-type="float">
            <text:p>0.4558288455</text:p>
          </table:table-cell>
          <table:table-cell office:value-type="float" office:value="0.0335890203714371" calcext:value-type="float">
            <text:p>0.0335890204</text:p>
          </table:table-cell>
          <table:table-cell office:value-type="float" office:value="0.000387822889024392" calcext:value-type="float">
            <text:p>0.0003878229</text:p>
          </table:table-cell>
          <table:table-cell office:value-type="float" office:value="0.000136896982439794" calcext:value-type="float">
            <text:p>0.000136897</text:p>
          </table:table-cell>
          <table:table-cell office:value-type="float" office:value="-0.0100005883723497" calcext:value-type="float">
            <text:p>-0.0100005884</text:p>
          </table:table-cell>
          <table:table-cell office:value-type="float" office:value="-0.0111910216510296" calcext:value-type="float">
            <text:p>-0.0111910217</text:p>
          </table:table-cell>
          <table:table-cell office:value-type="float" office:value="0.329400211572647" calcext:value-type="float">
            <text:p>0.3294002116</text:p>
          </table:table-cell>
          <table:table-cell office:value-type="float" office:value="0.846289992332459" calcext:value-type="float">
            <text:p>0.8462899923</text:p>
          </table:table-cell>
          <table:table-cell office:value-type="float" office:value="0.0679346024990082" calcext:value-type="float">
            <text:p>0.0679346025</text:p>
          </table:table-cell>
          <table:table-cell office:value-type="float" office:value="0.84555858373642" calcext:value-type="float">
            <text:p>0.8455585837</text:p>
          </table:table-cell>
          <table:table-cell office:value-type="float" office:value="0.107789427042007" calcext:value-type="float">
            <text:p>0.107789427</text:p>
          </table:table-cell>
          <table:table-cell office:value-type="float" office:value="-0.0639436990022659" calcext:value-type="float">
            <text:p>-0.063943699</text:p>
          </table:table-cell>
          <table:table-cell office:value-type="float" office:value="0.326488971710205" calcext:value-type="float">
            <text:p>0.3264889717</text:p>
          </table:table-cell>
          <table:table-cell office:value-type="float" office:value="-2.16022849082947" calcext:value-type="float">
            <text:p>-2.1602284908</text:p>
          </table:table-cell>
          <table:table-cell office:value-type="float" office:value="0.934547781944275" calcext:value-type="float">
            <text:p>0.9345477819</text:p>
          </table:table-cell>
          <table:table-cell office:value-type="float" office:value="-0.159797936677933" calcext:value-type="float">
            <text:p>-0.1597979367</text:p>
          </table:table-cell>
          <table:table-cell office:value-type="float" office:value="0.0805473700165749" calcext:value-type="float">
            <text:p>0.08054737</text:p>
          </table:table-cell>
          <table:table-cell office:value-type="float" office:value="0.0965078324079514" calcext:value-type="float">
            <text:p>0.0965078324</text:p>
          </table:table-cell>
          <table:table-cell office:value-type="float" office:value="0.247091814875603" calcext:value-type="float">
            <text:p>0.2470918149</text:p>
          </table:table-cell>
        </table:table-row>
        <table:table-row table:style-name="ro1">
          <table:table-cell office:value-type="float" office:value="0.0345759391784668" calcext:value-type="float">
            <text:p>0.0345759392</text:p>
          </table:table-cell>
          <table:table-cell office:value-type="float" office:value="-0.24337600171566" calcext:value-type="float">
            <text:p>-0.2433760017</text:p>
          </table:table-cell>
          <table:table-cell office:value-type="float" office:value="-0.0219243727624416" calcext:value-type="float">
            <text:p>-0.0219243728</text:p>
          </table:table-cell>
          <table:table-cell office:value-type="float" office:value="-0.00995456241071224" calcext:value-type="float">
            <text:p>-0.0099545624</text:p>
          </table:table-cell>
          <table:table-cell office:value-type="float" office:value="-0.0154446288943291" calcext:value-type="float">
            <text:p>-0.0154446289</text:p>
          </table:table-cell>
          <table:table-cell office:value-type="float" office:value="0.455831825733185" calcext:value-type="float">
            <text:p>0.4558318257</text:p>
          </table:table-cell>
          <table:table-cell office:value-type="float" office:value="0.0335656739771366" calcext:value-type="float">
            <text:p>0.033565674</text:p>
          </table:table-cell>
          <table:table-cell office:value-type="float" office:value="0.000432349625043571" calcext:value-type="float">
            <text:p>0.0004323496</text:p>
          </table:table-cell>
          <table:table-cell office:value-type="float" office:value="0.000130854561575688" calcext:value-type="float">
            <text:p>0.0001308546</text:p>
          </table:table-cell>
          <table:table-cell office:value-type="float" office:value="-0.010009778663516" calcext:value-type="float">
            <text:p>-0.0100097787</text:p>
          </table:table-cell>
          <table:table-cell office:value-type="float" office:value="-0.011199377477169" calcext:value-type="float">
            <text:p>-0.0111993775</text:p>
          </table:table-cell>
          <table:table-cell office:value-type="float" office:value="0.329403102397919" calcext:value-type="float">
            <text:p>0.3294031024</text:p>
          </table:table-cell>
          <table:table-cell office:value-type="float" office:value="0.828732967376709" calcext:value-type="float">
            <text:p>0.8287329674</text:p>
          </table:table-cell>
          <table:table-cell office:value-type="float" office:value="0.0677034854888916" calcext:value-type="float">
            <text:p>0.0677034855</text:p>
          </table:table-cell>
          <table:table-cell office:value-type="float" office:value="0.861394464969635" calcext:value-type="float">
            <text:p>0.861394465</text:p>
          </table:table-cell>
          <table:table-cell office:value-type="float" office:value="0.107647083699703" calcext:value-type="float">
            <text:p>0.1076470837</text:p>
          </table:table-cell>
          <table:table-cell office:value-type="float" office:value="-0.0632489770650864" calcext:value-type="float">
            <text:p>-0.0632489771</text:p>
          </table:table-cell>
          <table:table-cell office:value-type="float" office:value="0.327220469713211" calcext:value-type="float">
            <text:p>0.3272204697</text:p>
          </table:table-cell>
          <table:table-cell office:value-type="float" office:value="-2.16047644615173" calcext:value-type="float">
            <text:p>-2.1604764462</text:p>
          </table:table-cell>
          <table:table-cell office:value-type="float" office:value="0.933038115501404" calcext:value-type="float">
            <text:p>0.9330381155</text:p>
          </table:table-cell>
          <table:table-cell office:value-type="float" office:value="-0.162284269928932" calcext:value-type="float">
            <text:p>-0.1622842699</text:p>
          </table:table-cell>
          <table:table-cell office:value-type="float" office:value="0.0806446969509125" calcext:value-type="float">
            <text:p>0.080644697</text:p>
          </table:table-cell>
          <table:table-cell office:value-type="float" office:value="0.0962629169225693" calcext:value-type="float">
            <text:p>0.0962629169</text:p>
          </table:table-cell>
          <table:table-cell office:value-type="float" office:value="0.247193545103073" calcext:value-type="float">
            <text:p>0.2471935451</text:p>
          </table:table-cell>
        </table:table-row>
        <table:table-row table:style-name="ro1">
          <table:table-cell office:value-type="float" office:value="0.0345273800194263" calcext:value-type="float">
            <text:p>0.03452738</text:p>
          </table:table-cell>
          <table:table-cell office:value-type="float" office:value="-0.241708666086197" calcext:value-type="float">
            <text:p>-0.2417086661</text:p>
          </table:table-cell>
          <table:table-cell office:value-type="float" office:value="-0.0257855951786041" calcext:value-type="float">
            <text:p>-0.0257855952</text:p>
          </table:table-cell>
          <table:table-cell office:value-type="float" office:value="-0.00995697639882565" calcext:value-type="float">
            <text:p>-0.0099569764</text:p>
          </table:table-cell>
          <table:table-cell office:value-type="float" office:value="-0.0154499672353268" calcext:value-type="float">
            <text:p>-0.0154499672</text:p>
          </table:table-cell>
          <table:table-cell office:value-type="float" office:value="0.455835461616516" calcext:value-type="float">
            <text:p>0.4558354616</text:p>
          </table:table-cell>
          <table:table-cell office:value-type="float" office:value="0.0335370935499668" calcext:value-type="float">
            <text:p>0.0335370935</text:p>
          </table:table-cell>
          <table:table-cell office:value-type="float" office:value="0.000486937147798017" calcext:value-type="float">
            <text:p>0.0004869371</text:p>
          </table:table-cell>
          <table:table-cell office:value-type="float" office:value="0.000123956255265512" calcext:value-type="float">
            <text:p>0.0001239563</text:p>
          </table:table-cell>
          <table:table-cell office:value-type="float" office:value="-0.0100190658122301" calcext:value-type="float">
            <text:p>-0.0100190658</text:p>
          </table:table-cell>
          <table:table-cell office:value-type="float" office:value="-0.0112083293497562" calcext:value-type="float">
            <text:p>-0.0112083293</text:p>
          </table:table-cell>
          <table:table-cell office:value-type="float" office:value="0.32940661907196" calcext:value-type="float">
            <text:p>0.3294066191</text:p>
          </table:table-cell>
          <table:table-cell office:value-type="float" office:value="0.783347606658935" calcext:value-type="float">
            <text:p>0.7833476067</text:p>
          </table:table-cell>
          <table:table-cell office:value-type="float" office:value="0.0700821876525879" calcext:value-type="float">
            <text:p>0.0700821877</text:p>
          </table:table-cell>
          <table:table-cell office:value-type="float" office:value="0.900739848613739" calcext:value-type="float">
            <text:p>0.9007398486</text:p>
          </table:table-cell>
          <table:table-cell office:value-type="float" office:value="0.107228815555573" calcext:value-type="float">
            <text:p>0.1072288156</text:p>
          </table:table-cell>
          <table:table-cell office:value-type="float" office:value="-0.0617088079452515" calcext:value-type="float">
            <text:p>-0.0617088079</text:p>
          </table:table-cell>
          <table:table-cell office:value-type="float" office:value="0.328846246004105" calcext:value-type="float">
            <text:p>0.328846246</text:p>
          </table:table-cell>
          <table:table-cell office:value-type="float" office:value="-2.16045689582825" calcext:value-type="float">
            <text:p>-2.1604568958</text:p>
          </table:table-cell>
          <table:table-cell office:value-type="float" office:value="0.931455910205841" calcext:value-type="float">
            <text:p>0.9314559102</text:p>
          </table:table-cell>
          <table:table-cell office:value-type="float" office:value="-0.164951696991921" calcext:value-type="float">
            <text:p>-0.164951697</text:p>
          </table:table-cell>
          <table:table-cell office:value-type="float" office:value="0.080735519528389" calcext:value-type="float">
            <text:p>0.0807355195</text:p>
          </table:table-cell>
          <table:table-cell office:value-type="float" office:value="0.0960055440664292" calcext:value-type="float">
            <text:p>0.0960055441</text:p>
          </table:table-cell>
          <table:table-cell office:value-type="float" office:value="0.247299164533615" calcext:value-type="float">
            <text:p>0.2472991645</text:p>
          </table:table-cell>
        </table:table-row>
        <table:table-row table:style-name="ro1">
          <table:table-cell office:value-type="float" office:value="0.0344701558351517" calcext:value-type="float">
            <text:p>0.0344701558</text:p>
          </table:table-cell>
          <table:table-cell office:value-type="float" office:value="-0.239861398935318" calcext:value-type="float">
            <text:p>-0.2398613989</text:p>
          </table:table-cell>
          <table:table-cell office:value-type="float" office:value="-0.0300531480461359" calcext:value-type="float">
            <text:p>-0.030053148</text:p>
          </table:table-cell>
          <table:table-cell office:value-type="float" office:value="-0.00995806604623795" calcext:value-type="float">
            <text:p>-0.009958066</text:p>
          </table:table-cell>
          <table:table-cell office:value-type="float" office:value="-0.0154551565647125" calcext:value-type="float">
            <text:p>-0.0154551566</text:p>
          </table:table-cell>
          <table:table-cell office:value-type="float" office:value="0.455839812755585" calcext:value-type="float">
            <text:p>0.4558398128</text:p>
          </table:table-cell>
          <table:table-cell office:value-type="float" office:value="0.0334636904299259" calcext:value-type="float">
            <text:p>0.0334636904</text:p>
          </table:table-cell>
          <table:table-cell office:value-type="float" office:value="0.000627392786554992" calcext:value-type="float">
            <text:p>0.0006273928</text:p>
          </table:table-cell>
          <table:table-cell office:value-type="float" office:value="0.000107573359855451" calcext:value-type="float">
            <text:p>0.0001075734</text:p>
          </table:table-cell>
          <table:table-cell office:value-type="float" office:value="-0.0100373961031437" calcext:value-type="float">
            <text:p>-0.0100373961</text:p>
          </table:table-cell>
          <table:table-cell office:value-type="float" office:value="-0.0112277828156948" calcext:value-type="float">
            <text:p>-0.0112277828</text:p>
          </table:table-cell>
          <table:table-cell office:value-type="float" office:value="0.329415738582611" calcext:value-type="float">
            <text:p>0.3294157386</text:p>
          </table:table-cell>
          <table:table-cell office:value-type="float" office:value="0.755647420883179" calcext:value-type="float">
            <text:p>0.7556474209</text:p>
          </table:table-cell>
          <table:table-cell office:value-type="float" office:value="0.0731144025921822" calcext:value-type="float">
            <text:p>0.0731144026</text:p>
          </table:table-cell>
          <table:table-cell office:value-type="float" office:value="0.923641502857208" calcext:value-type="float">
            <text:p>0.9236415029</text:p>
          </table:table-cell>
          <table:table-cell office:value-type="float" office:value="0.106969945132732" calcext:value-type="float">
            <text:p>0.1069699451</text:p>
          </table:table-cell>
          <table:table-cell office:value-type="float" office:value="-0.0609290450811386" calcext:value-type="float">
            <text:p>-0.0609290451</text:p>
          </table:table-cell>
          <table:table-cell office:value-type="float" office:value="0.329717069864273" calcext:value-type="float">
            <text:p>0.3297170699</text:p>
          </table:table-cell>
          <table:table-cell office:value-type="float" office:value="-2.1601939201355" calcext:value-type="float">
            <text:p>-2.1601939201</text:p>
          </table:table-cell>
          <table:table-cell office:value-type="float" office:value="0.929795682430267" calcext:value-type="float">
            <text:p>0.9297956824</text:p>
          </table:table-cell>
          <table:table-cell office:value-type="float" office:value="-0.167809873819351" calcext:value-type="float">
            <text:p>-0.1678098738</text:p>
          </table:table-cell>
          <table:table-cell office:value-type="float" office:value="0.0808207839727402" calcext:value-type="float">
            <text:p>0.080820784</text:p>
          </table:table-cell>
          <table:table-cell office:value-type="float" office:value="0.0957343578338623" calcext:value-type="float">
            <text:p>0.0957343578</text:p>
          </table:table-cell>
          <table:table-cell office:value-type="float" office:value="0.247409075498581" calcext:value-type="float">
            <text:p>0.2474090755</text:p>
          </table:table-cell>
        </table:table-row>
        <table:table-row table:style-name="ro1">
          <table:table-cell office:value-type="float" office:value="0.0344039611518383" calcext:value-type="float">
            <text:p>0.0344039612</text:p>
          </table:table-cell>
          <table:table-cell office:value-type="float" office:value="-0.237844750285149" calcext:value-type="float">
            <text:p>-0.2378447503</text:p>
          </table:table-cell>
          <table:table-cell office:value-type="float" office:value="-0.0347015745937824" calcext:value-type="float">
            <text:p>-0.0347015746</text:p>
          </table:table-cell>
          <table:table-cell office:value-type="float" office:value="-0.00995761901140213" calcext:value-type="float">
            <text:p>-0.009957619</text:p>
          </table:table-cell>
          <table:table-cell office:value-type="float" office:value="-0.0154601484537125" calcext:value-type="float">
            <text:p>-0.0154601485</text:p>
          </table:table-cell>
          <table:table-cell office:value-type="float" office:value="0.455844879150391" calcext:value-type="float">
            <text:p>0.4558448792</text:p>
          </table:table-cell>
          <table:table-cell office:value-type="float" office:value="0.033418744802475" calcext:value-type="float">
            <text:p>0.0334187448</text:p>
          </table:table-cell>
          <table:table-cell office:value-type="float" office:value="0.000713561661541462" calcext:value-type="float">
            <text:p>0.0007135617</text:p>
          </table:table-cell>
          <table:table-cell office:value-type="float" office:value="0.000098141870694235" calcext:value-type="float">
            <text:p>9.8141870694235E-005</text:p>
          </table:table-cell>
          <table:table-cell office:value-type="float" office:value="-0.0100461877882481" calcext:value-type="float">
            <text:p>-0.0100461878</text:p>
          </table:table-cell>
          <table:table-cell office:value-type="float" office:value="-0.0112381353974342" calcext:value-type="float">
            <text:p>-0.0112381354</text:p>
          </table:table-cell>
          <table:table-cell office:value-type="float" office:value="0.329421311616898" calcext:value-type="float">
            <text:p>0.3294213116</text:p>
          </table:table-cell>
          <table:table-cell office:value-type="float" office:value="0.724790513515472" calcext:value-type="float">
            <text:p>0.7247905135</text:p>
          </table:table-cell>
          <table:table-cell office:value-type="float" office:value="0.0776772722601891" calcext:value-type="float">
            <text:p>0.0776772723</text:p>
          </table:table-cell>
          <table:table-cell office:value-type="float" office:value="0.94818514585495" calcext:value-type="float">
            <text:p>0.9481851459</text:p>
          </table:table-cell>
          <table:table-cell office:value-type="float" office:value="0.106692977249622" calcext:value-type="float">
            <text:p>0.1066929772</text:p>
          </table:table-cell>
          <table:table-cell office:value-type="float" office:value="-0.0601913556456566" calcext:value-type="float">
            <text:p>-0.0601913556</text:p>
          </table:table-cell>
          <table:table-cell office:value-type="float" office:value="0.330607384443283" calcext:value-type="float">
            <text:p>0.3306073844</text:p>
          </table:table-cell>
          <table:table-cell office:value-type="float" office:value="-2.15970849990845" calcext:value-type="float">
            <text:p>-2.1597084999</text:p>
          </table:table-cell>
          <table:table-cell office:value-type="float" office:value="0.928055346012116" calcext:value-type="float">
            <text:p>0.928055346</text:p>
          </table:table-cell>
          <table:table-cell office:value-type="float" office:value="-0.170862048864365" calcext:value-type="float">
            <text:p>-0.1708620489</text:p>
          </table:table-cell>
          <table:table-cell office:value-type="float" office:value="0.0809010937809944" calcext:value-type="float">
            <text:p>0.0809010938</text:p>
          </table:table-cell>
          <table:table-cell office:value-type="float" office:value="0.0954485982656479" calcext:value-type="float">
            <text:p>0.0954485983</text:p>
          </table:table-cell>
          <table:table-cell office:value-type="float" office:value="0.247523367404938" calcext:value-type="float">
            <text:p>0.2475233674</text:p>
          </table:table-cell>
        </table:table-row>
        <table:table-row table:style-name="ro1">
          <table:table-cell office:value-type="float" office:value="0.0342435427010059" calcext:value-type="float">
            <text:p>0.0342435427</text:p>
          </table:table-cell>
          <table:table-cell office:value-type="float" office:value="-0.233345985412598" calcext:value-type="float">
            <text:p>-0.2333459854</text:p>
          </table:table-cell>
          <table:table-cell office:value-type="float" office:value="-0.0450392030179501" calcext:value-type="float">
            <text:p>-0.045039203</text:p>
          </table:table-cell>
          <table:table-cell office:value-type="float" office:value="-0.00995177775621414" calcext:value-type="float">
            <text:p>-0.0099517778</text:p>
          </table:table-cell>
          <table:table-cell office:value-type="float" office:value="-0.0154692009091377" calcext:value-type="float">
            <text:p>-0.0154692009</text:p>
          </table:table-cell>
          <table:table-cell office:value-type="float" office:value="0.45585709810257" calcext:value-type="float">
            <text:p>0.4558570981</text:p>
          </table:table-cell>
          <table:table-cell office:value-type="float" office:value="0.0333683006465435" calcext:value-type="float">
            <text:p>0.0333683006</text:p>
          </table:table-cell>
          <table:table-cell office:value-type="float" office:value="0.000810417695902288" calcext:value-type="float">
            <text:p>0.0008104177</text:p>
          </table:table-cell>
          <table:table-cell office:value-type="float" office:value="0.0000877445854712278" calcext:value-type="float">
            <text:p>8.77445854712278E-005</text:p>
          </table:table-cell>
          <table:table-cell office:value-type="float" office:value="-0.0100546069443226" calcext:value-type="float">
            <text:p>-0.0100546069</text:p>
          </table:table-cell>
          <table:table-cell office:value-type="float" office:value="-0.0112489014863968" calcext:value-type="float">
            <text:p>-0.0112489015</text:p>
          </table:table-cell>
          <table:table-cell office:value-type="float" office:value="0.329427570104599" calcext:value-type="float">
            <text:p>0.3294275701</text:p>
          </table:table-cell>
          <table:table-cell office:value-type="float" office:value="0.690974473953247" calcext:value-type="float">
            <text:p>0.690974474</text:p>
          </table:table-cell>
          <table:table-cell office:value-type="float" office:value="0.0839866474270821" calcext:value-type="float">
            <text:p>0.0839866474</text:p>
          </table:table-cell>
          <table:table-cell office:value-type="float" office:value="0.973929226398468" calcext:value-type="float">
            <text:p>0.9739292264</text:p>
          </table:table-cell>
          <table:table-cell office:value-type="float" office:value="0.1064123660326" calcext:value-type="float">
            <text:p>0.106412366</text:p>
          </table:table-cell>
          <table:table-cell office:value-type="float" office:value="-0.0595331713557243" calcext:value-type="float">
            <text:p>-0.0595331714</text:p>
          </table:table-cell>
          <table:table-cell office:value-type="float" office:value="0.331503093242645" calcext:value-type="float">
            <text:p>0.3315030932</text:p>
          </table:table-cell>
          <table:table-cell office:value-type="float" office:value="-2.15901660919189" calcext:value-type="float">
            <text:p>-2.1590166092</text:p>
          </table:table-cell>
          <table:table-cell office:value-type="float" office:value="0.926234841346741" calcext:value-type="float">
            <text:p>0.9262348413</text:p>
          </table:table-cell>
          <table:table-cell office:value-type="float" office:value="-0.174106568098068" calcext:value-type="float">
            <text:p>-0.1741065681</text:p>
          </table:table-cell>
          <table:table-cell office:value-type="float" office:value="0.0809769332408905" calcext:value-type="float">
            <text:p>0.0809769332</text:p>
          </table:table-cell>
          <table:table-cell office:value-type="float" office:value="0.0951479077339173" calcext:value-type="float">
            <text:p>0.0951479077</text:p>
          </table:table-cell>
          <table:table-cell office:value-type="float" office:value="0.247642129659653" calcext:value-type="float">
            <text:p>0.2476421297</text:p>
          </table:table-cell>
        </table:table-row>
        <table:table-row table:style-name="ro1">
          <table:table-cell office:value-type="float" office:value="0.0341488867998123" calcext:value-type="float">
            <text:p>0.0341488868</text:p>
          </table:table-cell>
          <table:table-cell office:value-type="float" office:value="-0.230885416269302" calcext:value-type="float">
            <text:p>-0.2308854163</text:p>
          </table:table-cell>
          <table:table-cell office:value-type="float" office:value="-0.0506775453686714" calcext:value-type="float">
            <text:p>-0.0506775454</text:p>
          </table:table-cell>
          <table:table-cell office:value-type="float" office:value="-0.00994627922773361" calcext:value-type="float">
            <text:p>-0.0099462792</text:p>
          </table:table-cell>
          <table:table-cell office:value-type="float" office:value="-0.0154732391238213" calcext:value-type="float">
            <text:p>-0.0154732391</text:p>
          </table:table-cell>
          <table:table-cell office:value-type="float" office:value="0.455864280462265" calcext:value-type="float">
            <text:p>0.4558642805</text:p>
          </table:table-cell>
          <table:table-cell office:value-type="float" office:value="0.0333124026656151" calcext:value-type="float">
            <text:p>0.0333124027</text:p>
          </table:table-cell>
          <table:table-cell office:value-type="float" office:value="0.000917937606573105" calcext:value-type="float">
            <text:p>0.0009179376</text:p>
          </table:table-cell>
          <table:table-cell office:value-type="float" office:value="0.000076532392995432" calcext:value-type="float">
            <text:p>7.6532392995432E-005</text:p>
          </table:table-cell>
          <table:table-cell office:value-type="float" office:value="-0.0100626572966576" calcext:value-type="float">
            <text:p>-0.0100626573</text:p>
          </table:table-cell>
          <table:table-cell office:value-type="float" office:value="-0.0112600065767765" calcext:value-type="float">
            <text:p>-0.0112600066</text:p>
          </table:table-cell>
          <table:table-cell office:value-type="float" office:value="0.329434514045715" calcext:value-type="float">
            <text:p>0.329434514</text:p>
          </table:table-cell>
          <table:table-cell office:value-type="float" office:value="0.654438972473145" calcext:value-type="float">
            <text:p>0.6544389725</text:p>
          </table:table-cell>
          <table:table-cell office:value-type="float" office:value="0.0922296717762947" calcext:value-type="float">
            <text:p>0.0922296718</text:p>
          </table:table-cell>
          <table:table-cell office:value-type="float" office:value="1.00040149688721" calcext:value-type="float">
            <text:p>1.0004014969</text:p>
          </table:table-cell>
          <table:table-cell office:value-type="float" office:value="0.106144726276398" calcext:value-type="float">
            <text:p>0.1061447263</text:p>
          </table:table-cell>
          <table:table-cell office:value-type="float" office:value="-0.0589903704822064" calcext:value-type="float">
            <text:p>-0.0589903705</text:p>
          </table:table-cell>
          <table:table-cell office:value-type="float" office:value="0.332391828298569" calcext:value-type="float">
            <text:p>0.3323918283</text:p>
          </table:table-cell>
          <table:table-cell office:value-type="float" office:value="-2.15813183784485" calcext:value-type="float">
            <text:p>-2.1581318378</text:p>
          </table:table-cell>
          <table:table-cell office:value-type="float" office:value="0.924336314201355" calcext:value-type="float">
            <text:p>0.9243363142</text:p>
          </table:table-cell>
          <table:table-cell office:value-type="float" office:value="-0.177537620067596" calcext:value-type="float">
            <text:p>-0.1775376201</text:p>
          </table:table-cell>
          <table:table-cell office:value-type="float" office:value="0.0810485407710076" calcext:value-type="float">
            <text:p>0.0810485408</text:p>
          </table:table-cell>
          <table:table-cell office:value-type="float" office:value="0.0948322713375092" calcext:value-type="float">
            <text:p>0.0948322713</text:p>
          </table:table-cell>
          <table:table-cell office:value-type="float" office:value="0.247765213251114" calcext:value-type="float">
            <text:p>0.2477652133</text:p>
          </table:table-cell>
        </table:table-row>
        <table:table-row table:style-name="ro1">
          <table:table-cell office:value-type="float" office:value="0.0340443849563599" calcext:value-type="float">
            <text:p>0.034044385</text:p>
          </table:table-cell>
          <table:table-cell office:value-type="float" office:value="-0.228298664093018" calcext:value-type="float">
            <text:p>-0.2282986641</text:p>
          </table:table-cell>
          <table:table-cell office:value-type="float" office:value="-0.0565951764583588" calcext:value-type="float">
            <text:p>-0.0565951765</text:p>
          </table:table-cell>
          <table:table-cell office:value-type="float" office:value="-0.00993897393345833" calcext:value-type="float">
            <text:p>-0.0099389739</text:p>
          </table:table-cell>
          <table:table-cell office:value-type="float" office:value="-0.0154769401997328" calcext:value-type="float">
            <text:p>-0.0154769402</text:p>
          </table:table-cell>
          <table:table-cell office:value-type="float" office:value="0.455872148275375" calcext:value-type="float">
            <text:p>0.4558721483</text:p>
          </table:table-cell>
          <table:table-cell office:value-type="float" office:value="0.033251129090786" calcext:value-type="float">
            <text:p>0.0332511291</text:p>
          </table:table-cell>
          <table:table-cell office:value-type="float" office:value="0.00103604118339717" calcext:value-type="float">
            <text:p>0.0010360412</text:p>
          </table:table-cell>
          <table:table-cell office:value-type="float" office:value="0.0000643208986730315" calcext:value-type="float">
            <text:p>6.43208986730315E-005</text:p>
          </table:table-cell>
          <table:table-cell office:value-type="float" office:value="-0.0100702345371246" calcext:value-type="float">
            <text:p>-0.0100702345</text:p>
          </table:table-cell>
          <table:table-cell office:value-type="float" office:value="-0.0112714562565088" calcext:value-type="float">
            <text:p>-0.0112714563</text:p>
          </table:table-cell>
          <table:table-cell office:value-type="float" office:value="0.329442143440247" calcext:value-type="float">
            <text:p>0.3294421434</text:p>
          </table:table-cell>
          <table:table-cell office:value-type="float" office:value="0.615455865859985" calcext:value-type="float">
            <text:p>0.6154558659</text:p>
          </table:table-cell>
          <table:table-cell office:value-type="float" office:value="0.102549754083157" calcext:value-type="float">
            <text:p>0.1025497541</text:p>
          </table:table-cell>
          <table:table-cell office:value-type="float" office:value="1.02711164951324" calcext:value-type="float">
            <text:p>1.0271116495</text:p>
          </table:table-cell>
          <table:table-cell office:value-type="float" office:value="0.105908647179604" calcext:value-type="float">
            <text:p>0.1059086472</text:p>
          </table:table-cell>
          <table:table-cell office:value-type="float" office:value="-0.0585961788892746" calcext:value-type="float">
            <text:p>-0.0585961789</text:p>
          </table:table-cell>
          <table:table-cell office:value-type="float" office:value="0.333264350891113" calcext:value-type="float">
            <text:p>0.3332643509</text:p>
          </table:table-cell>
          <table:table-cell office:value-type="float" office:value="-2.1558244228363" calcext:value-type="float">
            <text:p>-2.1558244228</text:p>
          </table:table-cell>
          <table:table-cell office:value-type="float" office:value="0.920323312282562" calcext:value-type="float">
            <text:p>0.9203233123</text:p>
          </table:table-cell>
          <table:table-cell office:value-type="float" office:value="-0.184920966625214" calcext:value-type="float">
            <text:p>-0.1849209666</text:p>
          </table:table-cell>
          <table:table-cell office:value-type="float" office:value="0.0811793655157089" calcext:value-type="float">
            <text:p>0.0811793655</text:p>
          </table:table-cell>
          <table:table-cell office:value-type="float" office:value="0.0941577702760696" calcext:value-type="float">
            <text:p>0.0941577703</text:p>
          </table:table-cell>
          <table:table-cell office:value-type="float" office:value="0.248023092746735" calcext:value-type="float">
            <text:p>0.2480230927</text:p>
          </table:table-cell>
        </table:table-row>
        <table:table-row table:style-name="ro1">
          <table:table-cell office:value-type="float" office:value="0.0339298509061337" calcext:value-type="float">
            <text:p>0.0339298509</text:p>
          </table:table-cell>
          <table:table-cell office:value-type="float" office:value="-0.225596502423286" calcext:value-type="float">
            <text:p>-0.2255965024</text:p>
          </table:table-cell>
          <table:table-cell office:value-type="float" office:value="-0.0627666264772415" calcext:value-type="float">
            <text:p>-0.0627666265</text:p>
          </table:table-cell>
          <table:table-cell office:value-type="float" office:value="-0.00992991216480732" calcext:value-type="float">
            <text:p>-0.0099299122</text:p>
          </table:table-cell>
          <table:table-cell office:value-type="float" office:value="-0.0154802985489368" calcext:value-type="float">
            <text:p>-0.0154802985</text:p>
          </table:table-cell>
          <table:table-cell office:value-type="float" office:value="0.455880701541901" calcext:value-type="float">
            <text:p>0.4558807015</text:p>
          </table:table-cell>
          <table:table-cell office:value-type="float" office:value="0.0331845246255398" calcext:value-type="float">
            <text:p>0.0331845246</text:p>
          </table:table-cell>
          <table:table-cell office:value-type="float" office:value="0.00116462167352438" calcext:value-type="float">
            <text:p>0.0011646217</text:p>
          </table:table-cell>
          <table:table-cell office:value-type="float" office:value="0.0000511622420162894" calcext:value-type="float">
            <text:p>5.11622420162894E-005</text:p>
          </table:table-cell>
          <table:table-cell office:value-type="float" office:value="-0.0100773703306913" calcext:value-type="float">
            <text:p>-0.0100773703</text:p>
          </table:table-cell>
          <table:table-cell office:value-type="float" office:value="-0.0112832374870777" calcext:value-type="float">
            <text:p>-0.0112832375</text:p>
          </table:table-cell>
          <table:table-cell office:value-type="float" office:value="0.32945042848587" calcext:value-type="float">
            <text:p>0.3294504285</text:p>
          </table:table-cell>
          <table:table-cell office:value-type="float" office:value="0.574320375919342" calcext:value-type="float">
            <text:p>0.5743203759</text:p>
          </table:table-cell>
          <table:table-cell office:value-type="float" office:value="0.115033656358719" calcext:value-type="float">
            <text:p>0.1150336564</text:p>
          </table:table-cell>
          <table:table-cell office:value-type="float" office:value="1.05356621742249" calcext:value-type="float">
            <text:p>1.0535662174</text:p>
          </table:table-cell>
          <table:table-cell office:value-type="float" office:value="0.105723686516285" calcext:value-type="float">
            <text:p>0.1057236865</text:p>
          </table:table-cell>
          <table:table-cell office:value-type="float" office:value="-0.0583796873688698" calcext:value-type="float">
            <text:p>-0.0583796874</text:p>
          </table:table-cell>
          <table:table-cell office:value-type="float" office:value="0.334115564823151" calcext:value-type="float">
            <text:p>0.3341155648</text:p>
          </table:table-cell>
          <table:table-cell office:value-type="float" office:value="-2.15441799163818" calcext:value-type="float">
            <text:p>-2.1544179916</text:p>
          </table:table-cell>
          <table:table-cell office:value-type="float" office:value="0.918220639228821" calcext:value-type="float">
            <text:p>0.9182206392</text:p>
          </table:table-cell>
          <table:table-cell office:value-type="float" office:value="-0.188848257064819" calcext:value-type="float">
            <text:p>-0.1888482571</text:p>
          </table:table-cell>
          <table:table-cell office:value-type="float" office:value="0.0812384709715843" calcext:value-type="float">
            <text:p>0.081238471</text:p>
          </table:table-cell>
          <table:table-cell office:value-type="float" office:value="0.0938002169132233" calcext:value-type="float">
            <text:p>0.0938002169</text:p>
          </table:table-cell>
          <table:table-cell office:value-type="float" office:value="0.248157039284706" calcext:value-type="float">
            <text:p>0.2481570393</text:p>
          </table:table-cell>
        </table:table-row>
        <table:table-row table:style-name="ro1">
          <table:table-cell office:value-type="float" office:value="0.0338051952421665" calcext:value-type="float">
            <text:p>0.0338051952</text:p>
          </table:table-cell>
          <table:table-cell office:value-type="float" office:value="-0.222789898514748" calcext:value-type="float">
            <text:p>-0.2227898985</text:p>
          </table:table-cell>
          <table:table-cell office:value-type="float" office:value="-0.0691666007041931" calcext:value-type="float">
            <text:p>-0.0691666007</text:p>
          </table:table-cell>
          <table:table-cell office:value-type="float" office:value="-0.00991907715797425" calcext:value-type="float">
            <text:p>-0.0099190772</text:p>
          </table:table-cell>
          <table:table-cell office:value-type="float" office:value="-0.01548339612782" calcext:value-type="float">
            <text:p>-0.0154833961</text:p>
          </table:table-cell>
          <table:table-cell office:value-type="float" office:value="0.455889910459518" calcext:value-type="float">
            <text:p>0.4558899105</text:p>
          </table:table-cell>
          <table:table-cell office:value-type="float" office:value="0.0331127196550369" calcext:value-type="float">
            <text:p>0.0331127197</text:p>
          </table:table-cell>
          <table:table-cell office:value-type="float" office:value="0.0013035403098911" calcext:value-type="float">
            <text:p>0.0013035403</text:p>
          </table:table-cell>
          <table:table-cell office:value-type="float" office:value="0.0000369707449863199" calcext:value-type="float">
            <text:p>3.69707449863199E-005</text:p>
          </table:table-cell>
          <table:table-cell office:value-type="float" office:value="-0.0100840404629707" calcext:value-type="float">
            <text:p>-0.0100840405</text:p>
          </table:table-cell>
          <table:table-cell office:value-type="float" office:value="-0.0112954098731279" calcext:value-type="float">
            <text:p>-0.0112954099</text:p>
          </table:table-cell>
          <table:table-cell office:value-type="float" office:value="0.329459369182587" calcext:value-type="float">
            <text:p>0.3294593692</text:p>
          </table:table-cell>
          <table:table-cell office:value-type="float" office:value="0.486826479434967" calcext:value-type="float">
            <text:p>0.4868264794</text:p>
          </table:table-cell>
          <table:table-cell office:value-type="float" office:value="0.146510824561119" calcext:value-type="float">
            <text:p>0.1465108246</text:p>
          </table:table-cell>
          <table:table-cell office:value-type="float" office:value="1.10379076004028" calcext:value-type="float">
            <text:p>1.10379076</text:p>
          </table:table-cell>
          <table:table-cell office:value-type="float" office:value="0.105585381388664" calcext:value-type="float">
            <text:p>0.1055853814</text:p>
          </table:table-cell>
          <table:table-cell office:value-type="float" office:value="-0.0585701800882816" calcext:value-type="float">
            <text:p>-0.0585701801</text:p>
          </table:table-cell>
          <table:table-cell office:value-type="float" office:value="0.335756361484528" calcext:value-type="float">
            <text:p>0.3357563615</text:p>
          </table:table-cell>
          <table:table-cell office:value-type="float" office:value="-2.15285086631775" calcext:value-type="float">
            <text:p>-2.1528508663</text:p>
          </table:table-cell>
          <table:table-cell office:value-type="float" office:value="0.916063547134399" calcext:value-type="float">
            <text:p>0.9160635471</text:p>
          </table:table-cell>
          <table:table-cell office:value-type="float" office:value="-0.192912459373474" calcext:value-type="float">
            <text:p>-0.1929124594</text:p>
          </table:table-cell>
          <table:table-cell office:value-type="float" office:value="0.0812931284308434" calcext:value-type="float">
            <text:p>0.0812931284</text:p>
          </table:table-cell>
          <table:table-cell office:value-type="float" office:value="0.0934304371476173" calcext:value-type="float">
            <text:p>0.0934304371</text:p>
          </table:table-cell>
          <table:table-cell office:value-type="float" office:value="0.248293697834015" calcext:value-type="float">
            <text:p>0.2482936978</text:p>
          </table:table-cell>
        </table:table-row>
        <table:table-row table:style-name="ro1">
          <table:table-cell office:value-type="float" office:value="0.0336703881621361" calcext:value-type="float">
            <text:p>0.0336703882</text:p>
          </table:table-cell>
          <table:table-cell office:value-type="float" office:value="-0.219889894127846" calcext:value-type="float">
            <text:p>-0.2198898941</text:p>
          </table:table-cell>
          <table:table-cell office:value-type="float" office:value="-0.0757696554064751" calcext:value-type="float">
            <text:p>-0.0757696554</text:p>
          </table:table-cell>
          <table:table-cell office:value-type="float" office:value="-0.00990647077560425" calcext:value-type="float">
            <text:p>-0.0099064708</text:p>
          </table:table-cell>
          <table:table-cell office:value-type="float" office:value="-0.0154861696064472" calcext:value-type="float">
            <text:p>-0.0154861696</text:p>
          </table:table-cell>
          <table:table-cell office:value-type="float" office:value="0.455899775028229" calcext:value-type="float">
            <text:p>0.455899775</text:p>
          </table:table-cell>
          <table:table-cell office:value-type="float" office:value="0.0329540483653545" calcext:value-type="float">
            <text:p>0.0329540484</text:p>
          </table:table-cell>
          <table:table-cell office:value-type="float" office:value="0.00161167862825096" calcext:value-type="float">
            <text:p>0.0016116786</text:p>
          </table:table-cell>
          <table:table-cell office:value-type="float" office:value="0.00000557117846256006" calcext:value-type="float">
            <text:p>5.57117846256006E-006</text:p>
          </table:table-cell>
          <table:table-cell office:value-type="float" office:value="-0.0100959073752165" calcext:value-type="float">
            <text:p>-0.0100959074</text:p>
          </table:table-cell>
          <table:table-cell office:value-type="float" office:value="-0.0113207548856735" calcext:value-type="float">
            <text:p>-0.0113207549</text:p>
          </table:table-cell>
          <table:table-cell office:value-type="float" office:value="0.329479098320007" calcext:value-type="float">
            <text:p>0.3294790983</text:p>
          </table:table-cell>
          <table:table-cell office:value-type="float" office:value="0.441079676151276" calcext:value-type="float">
            <text:p>0.4410796762</text:p>
          </table:table-cell>
          <table:table-cell office:value-type="float" office:value="0.165334179997444" calcext:value-type="float">
            <text:p>0.16533418</text:p>
          </table:table-cell>
          <table:table-cell office:value-type="float" office:value="1.12666916847229" calcext:value-type="float">
            <text:p>1.1266691685</text:p>
          </table:table-cell>
          <table:table-cell office:value-type="float" office:value="0.105667896568775" calcext:value-type="float">
            <text:p>0.1056678966</text:p>
          </table:table-cell>
          <table:table-cell office:value-type="float" office:value="-0.0590073764324188" calcext:value-type="float">
            <text:p>-0.0590073764</text:p>
          </table:table-cell>
          <table:table-cell office:value-type="float" office:value="0.33655908703804" calcext:value-type="float">
            <text:p>0.336559087</text:p>
          </table:table-cell>
          <table:table-cell office:value-type="float" office:value="-2.15112829208374" calcext:value-type="float">
            <text:p>-2.1511282921</text:p>
          </table:table-cell>
          <table:table-cell office:value-type="float" office:value="0.91386091709137" calcext:value-type="float">
            <text:p>0.9138609171</text:p>
          </table:table-cell>
          <table:table-cell office:value-type="float" office:value="-0.197097361087799" calcext:value-type="float">
            <text:p>-0.1970973611</text:p>
          </table:table-cell>
          <table:table-cell office:value-type="float" office:value="0.081343062222004" calcext:value-type="float">
            <text:p>0.0813430622</text:p>
          </table:table-cell>
          <table:table-cell office:value-type="float" office:value="0.0930495038628578" calcext:value-type="float">
            <text:p>0.0930495039</text:p>
          </table:table-cell>
          <table:table-cell office:value-type="float" office:value="0.248432338237762" calcext:value-type="float">
            <text:p>0.2484323382</text:p>
          </table:table-cell>
        </table:table-row>
        <table:table-row table:style-name="ro1">
          <table:table-cell office:value-type="float" office:value="0.033525362610817" calcext:value-type="float">
            <text:p>0.0335253626</text:p>
          </table:table-cell>
          <table:table-cell office:value-type="float" office:value="-0.216907471418381" calcext:value-type="float">
            <text:p>-0.2169074714</text:p>
          </table:table-cell>
          <table:table-cell office:value-type="float" office:value="-0.0825505554676056" calcext:value-type="float">
            <text:p>-0.0825505555</text:p>
          </table:table-cell>
          <table:table-cell office:value-type="float" office:value="-0.00989211536943913" calcext:value-type="float">
            <text:p>-0.0098921154</text:p>
          </table:table-cell>
          <table:table-cell office:value-type="float" office:value="-0.015488687902689" calcext:value-type="float">
            <text:p>-0.0154886879</text:p>
          </table:table-cell>
          <table:table-cell office:value-type="float" office:value="0.455910265445709" calcext:value-type="float">
            <text:p>0.4559102654</text:p>
          </table:table-cell>
          <table:table-cell office:value-type="float" office:value="0.0328674279153347" calcext:value-type="float">
            <text:p>0.0328674279</text:p>
          </table:table-cell>
          <table:table-cell office:value-type="float" office:value="0.00178052508272231" calcext:value-type="float">
            <text:p>0.0017805251</text:p>
          </table:table-cell>
          <table:table-cell office:value-type="float" office:value="-0.0000118017387649161" calcext:value-type="float">
            <text:p>-1.18017387649161E-005</text:p>
          </table:table-cell>
          <table:table-cell office:value-type="float" office:value="-0.0101011320948601" calcext:value-type="float">
            <text:p>-0.0101011321</text:p>
          </table:table-cell>
          <table:table-cell office:value-type="float" office:value="-0.0113339852541685" calcext:value-type="float">
            <text:p>-0.0113339853</text:p>
          </table:table-cell>
          <table:table-cell office:value-type="float" office:value="0.329489856958389" calcext:value-type="float">
            <text:p>0.329489857</text:p>
          </table:table-cell>
          <table:table-cell office:value-type="float" office:value="0.394385725259781" calcext:value-type="float">
            <text:p>0.3943857253</text:p>
          </table:table-cell>
          <table:table-cell office:value-type="float" office:value="0.185981616377831" calcext:value-type="float">
            <text:p>0.1859816164</text:p>
          </table:table-cell>
          <table:table-cell office:value-type="float" office:value="1.14752995967865" calcext:value-type="float">
            <text:p>1.1475299597</text:p>
          </table:table-cell>
          <table:table-cell office:value-type="float" office:value="0.105871215462685" calcext:value-type="float">
            <text:p>0.1058712155</text:p>
          </table:table-cell>
          <table:table-cell office:value-type="float" office:value="-0.0596819072961807" calcext:value-type="float">
            <text:p>-0.0596819073</text:p>
          </table:table-cell>
          <table:table-cell office:value-type="float" office:value="0.337366253137588" calcext:value-type="float">
            <text:p>0.3373662531</text:p>
          </table:table-cell>
          <table:table-cell office:value-type="float" office:value="-2.14925360679626" calcext:value-type="float">
            <text:p>-2.1492536068</text:p>
          </table:table-cell>
          <table:table-cell office:value-type="float" office:value="0.911621987819672" calcext:value-type="float">
            <text:p>0.9116219878</text:p>
          </table:table-cell>
          <table:table-cell office:value-type="float" office:value="-0.201385304331779" calcext:value-type="float">
            <text:p>-0.2013853043</text:p>
          </table:table-cell>
          <table:table-cell office:value-type="float" office:value="0.0813879519701004" calcext:value-type="float">
            <text:p>0.081387952</text:p>
          </table:table-cell>
          <table:table-cell office:value-type="float" office:value="0.0926587283611298" calcext:value-type="float">
            <text:p>0.0926587284</text:p>
          </table:table-cell>
          <table:table-cell office:value-type="float" office:value="0.248572379350662" calcext:value-type="float">
            <text:p>0.2485723794</text:p>
          </table:table-cell>
        </table:table-row>
        <table:table-row table:style-name="ro1">
          <table:table-cell office:value-type="float" office:value="0.0332047455012798" calcext:value-type="float">
            <text:p>0.0332047455</text:p>
          </table:table-cell>
          <table:table-cell office:value-type="float" office:value="-0.210739225149155" calcext:value-type="float">
            <text:p>-0.2107392251</text:p>
          </table:table-cell>
          <table:table-cell office:value-type="float" office:value="-0.0965445041656494" calcext:value-type="float">
            <text:p>-0.0965445042</text:p>
          </table:table-cell>
          <table:table-cell office:value-type="float" office:value="-0.00985833443701267" calcext:value-type="float">
            <text:p>-0.0098583344</text:p>
          </table:table-cell>
          <table:table-cell office:value-type="float" office:value="-0.0154930409044027" calcext:value-type="float">
            <text:p>-0.0154930409</text:p>
          </table:table-cell>
          <table:table-cell office:value-type="float" office:value="0.455933034420013" calcext:value-type="float">
            <text:p>0.4559330344</text:p>
          </table:table-cell>
          <table:table-cell office:value-type="float" office:value="0.0327761359512806" calcext:value-type="float">
            <text:p>0.032776136</text:p>
          </table:table-cell>
          <table:table-cell office:value-type="float" office:value="0.00195893039926887" calcext:value-type="float">
            <text:p>0.0019589304</text:p>
          </table:table-cell>
          <table:table-cell office:value-type="float" office:value="-0.0000302512762573315" calcext:value-type="float">
            <text:p>-3.02512762573315E-005</text:p>
          </table:table-cell>
          <table:table-cell office:value-type="float" office:value="-0.0101058799773455" calcext:value-type="float">
            <text:p>-0.01010588</text:p>
          </table:table-cell>
          <table:table-cell office:value-type="float" office:value="-0.0113475974649191" calcext:value-type="float">
            <text:p>-0.0113475975</text:p>
          </table:table-cell>
          <table:table-cell office:value-type="float" office:value="0.329501211643219" calcext:value-type="float">
            <text:p>0.3295012116</text:p>
          </table:table-cell>
          <table:table-cell office:value-type="float" office:value="0.347006261348724" calcext:value-type="float">
            <text:p>0.3470062613</text:p>
          </table:table-cell>
          <table:table-cell office:value-type="float" office:value="0.208194255828857" calcext:value-type="float">
            <text:p>0.2081942558</text:p>
          </table:table-cell>
          <table:table-cell office:value-type="float" office:value="1.16603899002075" calcext:value-type="float">
            <text:p>1.16603899</text:p>
          </table:table-cell>
          <table:table-cell office:value-type="float" office:value="0.106205940246582" calcext:value-type="float">
            <text:p>0.1062059402</text:p>
          </table:table-cell>
          <table:table-cell office:value-type="float" office:value="-0.0605925284326077" calcext:value-type="float">
            <text:p>-0.0605925284</text:p>
          </table:table-cell>
          <table:table-cell office:value-type="float" office:value="0.338194817304611" calcext:value-type="float">
            <text:p>0.3381948173</text:p>
          </table:table-cell>
          <table:table-cell office:value-type="float" office:value="-2.1450617313385" calcext:value-type="float">
            <text:p>-2.1450617313</text:p>
          </table:table-cell>
          <table:table-cell office:value-type="float" office:value="0.907074987888336" calcext:value-type="float">
            <text:p>0.9070749879</text:p>
          </table:table-cell>
          <table:table-cell office:value-type="float" office:value="-0.210196360945702" calcext:value-type="float">
            <text:p>-0.2101963609</text:p>
          </table:table-cell>
          <table:table-cell office:value-type="float" office:value="0.0814612209796906" calcext:value-type="float">
            <text:p>0.081461221</text:p>
          </table:table-cell>
          <table:table-cell office:value-type="float" office:value="0.0918531864881516" calcext:value-type="float">
            <text:p>0.0918531865</text:p>
          </table:table-cell>
          <table:table-cell office:value-type="float" office:value="0.248853832483292" calcext:value-type="float">
            <text:p>0.2488538325</text:p>
          </table:table-cell>
        </table:table-row>
        <table:table-row table:style-name="ro1">
          <table:table-cell office:value-type="float" office:value="0.0330293402075768" calcext:value-type="float">
            <text:p>0.0330293402</text:p>
          </table:table-cell>
          <table:table-cell office:value-type="float" office:value="-0.207575470209122" calcext:value-type="float">
            <text:p>-0.2075754702</text:p>
          </table:table-cell>
          <table:table-cell office:value-type="float" office:value="-0.103707000613213" calcext:value-type="float">
            <text:p>-0.1037070006</text:p>
          </table:table-cell>
          <table:table-cell office:value-type="float" office:value="-0.00983896665275097" calcext:value-type="float">
            <text:p>-0.0098389667</text:p>
          </table:table-cell>
          <table:table-cell office:value-type="float" office:value="-0.0154949501156807" calcext:value-type="float">
            <text:p>-0.0154949501</text:p>
          </table:table-cell>
          <table:table-cell office:value-type="float" office:value="0.455945312976837" calcext:value-type="float">
            <text:p>0.455945313</text:p>
          </table:table-cell>
          <table:table-cell office:value-type="float" office:value="0.0326803810894489" calcext:value-type="float">
            <text:p>0.0326803811</text:p>
          </table:table-cell>
          <table:table-cell office:value-type="float" office:value="0.00214667641557753" calcext:value-type="float">
            <text:p>0.0021466764</text:p>
          </table:table-cell>
          <table:table-cell office:value-type="float" office:value="-0.0000499339075759053" calcext:value-type="float">
            <text:p>-4.99339075759053E-005</text:p>
          </table:table-cell>
          <table:table-cell office:value-type="float" office:value="-0.010110167786479" calcext:value-type="float">
            <text:p>-0.0101101678</text:p>
          </table:table-cell>
          <table:table-cell office:value-type="float" office:value="-0.0113616064190865" calcext:value-type="float">
            <text:p>-0.0113616064</text:p>
          </table:table-cell>
          <table:table-cell office:value-type="float" office:value="0.329513162374496" calcext:value-type="float">
            <text:p>0.3295131624</text:p>
          </table:table-cell>
          <table:table-cell office:value-type="float" office:value="0.2510986328125" calcext:value-type="float">
            <text:p>0.2510986328</text:p>
          </table:table-cell>
          <table:table-cell office:value-type="float" office:value="0.255982846021652" calcext:value-type="float">
            <text:p>0.255982846</text:p>
          </table:table-cell>
          <table:table-cell office:value-type="float" office:value="1.19495522975922" calcext:value-type="float">
            <text:p>1.1949552298</text:p>
          </table:table-cell>
          <table:table-cell office:value-type="float" office:value="0.107291162014008" calcext:value-type="float">
            <text:p>0.107291162</text:p>
          </table:table-cell>
          <table:table-cell office:value-type="float" office:value="-0.0630851984024048" calcext:value-type="float">
            <text:p>-0.0630851984</text:p>
          </table:table-cell>
          <table:table-cell office:value-type="float" office:value="0.33999702334404" calcext:value-type="float">
            <text:p>0.3399970233</text:p>
          </table:table-cell>
          <table:table-cell office:value-type="float" office:value="-2.14274907112122" calcext:value-type="float">
            <text:p>-2.1427490711</text:p>
          </table:table-cell>
          <table:table-cell office:value-type="float" office:value="0.904788672924041" calcext:value-type="float">
            <text:p>0.9047886729</text:p>
          </table:table-cell>
          <table:table-cell office:value-type="float" office:value="-0.214681223034859" calcext:value-type="float">
            <text:p>-0.214681223</text:p>
          </table:table-cell>
          <table:table-cell office:value-type="float" office:value="0.081488810479641" calcext:value-type="float">
            <text:p>0.0814888105</text:p>
          </table:table-cell>
          <table:table-cell office:value-type="float" office:value="0.0914414674043656" calcext:value-type="float">
            <text:p>0.0914414674</text:p>
          </table:table-cell>
          <table:table-cell office:value-type="float" office:value="0.24899360537529" calcext:value-type="float">
            <text:p>0.2489936054</text:p>
          </table:table-cell>
        </table:table-row>
        <table:table-row table:style-name="ro1">
          <table:table-cell office:value-type="float" office:value="0.0328440144658089" calcext:value-type="float">
            <text:p>0.0328440145</text:p>
          </table:table-cell>
          <table:table-cell office:value-type="float" office:value="-0.204373300075531" calcext:value-type="float">
            <text:p>-0.2043733001</text:p>
          </table:table-cell>
          <table:table-cell office:value-type="float" office:value="-0.110946081578732" calcext:value-type="float">
            <text:p>-0.1109460816</text:p>
          </table:table-cell>
          <table:table-cell office:value-type="float" office:value="-0.00981801375746727" calcext:value-type="float">
            <text:p>-0.0098180138</text:p>
          </table:table-cell>
          <table:table-cell office:value-type="float" office:value="-0.0154967326670885" calcext:value-type="float">
            <text:p>-0.0154967327</text:p>
          </table:table-cell>
          <table:table-cell office:value-type="float" office:value="0.455958127975464" calcext:value-type="float">
            <text:p>0.455958128</text:p>
          </table:table-cell>
          <table:table-cell office:value-type="float" office:value="0.0324760042130947" calcext:value-type="float">
            <text:p>0.0324760042</text:p>
          </table:table-cell>
          <table:table-cell office:value-type="float" office:value="0.00254926248453558" calcext:value-type="float">
            <text:p>0.0025492625</text:p>
          </table:table-cell>
          <table:table-cell office:value-type="float" office:value="-0.0000930021851672791" calcext:value-type="float">
            <text:p>-9.30021851672791E-005</text:p>
          </table:table-cell>
          <table:table-cell office:value-type="float" office:value="-0.0101174525916576" calcext:value-type="float">
            <text:p>-0.0101174526</text:p>
          </table:table-cell>
          <table:table-cell office:value-type="float" office:value="-0.0113909244537354" calcext:value-type="float">
            <text:p>-0.0113909245</text:p>
          </table:table-cell>
          <table:table-cell office:value-type="float" office:value="0.329538643360138" calcext:value-type="float">
            <text:p>0.3295386434</text:p>
          </table:table-cell>
          <table:table-cell office:value-type="float" office:value="0.202979311347008" calcext:value-type="float">
            <text:p>0.2029793113</text:p>
          </table:table-cell>
          <table:table-cell office:value-type="float" office:value="0.280814290046692" calcext:value-type="float">
            <text:p>0.28081429</text:p>
          </table:table-cell>
          <table:table-cell office:value-type="float" office:value="1.20500504970551" calcext:value-type="float">
            <text:p>1.2050050497</text:p>
          </table:table-cell>
          <table:table-cell office:value-type="float" office:value="0.108038201928139" calcext:value-type="float">
            <text:p>0.1080382019</text:p>
          </table:table-cell>
          <table:table-cell office:value-type="float" office:value="-0.0646355524659157" calcext:value-type="float">
            <text:p>-0.0646355525</text:p>
          </table:table-cell>
          <table:table-cell office:value-type="float" office:value="0.341008424758911" calcext:value-type="float">
            <text:p>0.3410084248</text:p>
          </table:table-cell>
          <table:table-cell office:value-type="float" office:value="-2.14029479026794" calcext:value-type="float">
            <text:p>-2.1402947903</text:p>
          </table:table-cell>
          <table:table-cell office:value-type="float" office:value="0.902509033679962" calcext:value-type="float">
            <text:p>0.9025090337</text:p>
          </table:table-cell>
          <table:table-cell office:value-type="float" office:value="-0.219192773103714" calcext:value-type="float">
            <text:p>-0.2191927731</text:p>
          </table:table-cell>
          <table:table-cell office:value-type="float" office:value="0.0815097391605377" calcext:value-type="float">
            <text:p>0.0815097392</text:p>
          </table:table-cell>
          <table:table-cell office:value-type="float" office:value="0.0910259038209915" calcext:value-type="float">
            <text:p>0.0910259038</text:p>
          </table:table-cell>
          <table:table-cell office:value-type="float" office:value="0.249131694436073" calcext:value-type="float">
            <text:p>0.2491316944</text:p>
          </table:table-cell>
        </table:table-row>
        <table:table-row table:style-name="ro1">
          <table:table-cell office:value-type="float" office:value="0.0326489619910717" calcext:value-type="float">
            <text:p>0.032648962</text:p>
          </table:table-cell>
          <table:table-cell office:value-type="float" office:value="-0.201143652200699" calcext:value-type="float">
            <text:p>-0.2011436522</text:p>
          </table:table-cell>
          <table:table-cell office:value-type="float" office:value="-0.118236392736435" calcext:value-type="float">
            <text:p>-0.1182363927</text:p>
          </table:table-cell>
          <table:table-cell office:value-type="float" office:value="-0.00979552045464516" calcext:value-type="float">
            <text:p>-0.0097955205</text:p>
          </table:table-cell>
          <table:table-cell office:value-type="float" office:value="-0.015498448163271" calcext:value-type="float">
            <text:p>-0.0154984482</text:p>
          </table:table-cell>
          <table:table-cell office:value-type="float" office:value="0.455971539020538" calcext:value-type="float">
            <text:p>0.455971539</text:p>
          </table:table-cell>
          <table:table-cell office:value-type="float" office:value="0.0323677286505699" calcext:value-type="float">
            <text:p>0.0323677287</text:p>
          </table:table-cell>
          <table:table-cell office:value-type="float" office:value="0.00276362593285739" calcext:value-type="float">
            <text:p>0.0027636259</text:p>
          </table:table-cell>
          <table:table-cell office:value-type="float" office:value="-0.00011637105490081" calcext:value-type="float">
            <text:p>-0.0001163711</text:p>
          </table:table-cell>
          <table:table-cell office:value-type="float" office:value="-0.0101205129176378" calcext:value-type="float">
            <text:p>-0.0101205129</text:p>
          </table:table-cell>
          <table:table-cell office:value-type="float" office:value="-0.0114062689244747" calcext:value-type="float">
            <text:p>-0.0114062689</text:p>
          </table:table-cell>
          <table:table-cell office:value-type="float" office:value="0.329552173614502" calcext:value-type="float">
            <text:p>0.3295521736</text:p>
          </table:table-cell>
          <table:table-cell office:value-type="float" office:value="0.154985278844833" calcext:value-type="float">
            <text:p>0.1549852788</text:p>
          </table:table-cell>
          <table:table-cell office:value-type="float" office:value="0.305724620819092" calcext:value-type="float">
            <text:p>0.3057246208</text:p>
          </table:table-cell>
          <table:table-cell office:value-type="float" office:value="1.2119734287262" calcext:value-type="float">
            <text:p>1.2119734287</text:p>
          </table:table-cell>
          <table:table-cell office:value-type="float" office:value="0.108912996947765" calcext:value-type="float">
            <text:p>0.1089129969</text:p>
          </table:table-cell>
          <table:table-cell office:value-type="float" office:value="-0.0663601756095886" calcext:value-type="float">
            <text:p>-0.0663601756</text:p>
          </table:table-cell>
          <table:table-cell office:value-type="float" office:value="0.342117249965668" calcext:value-type="float">
            <text:p>0.34211725</text:p>
          </table:table-cell>
          <table:table-cell office:value-type="float" office:value="-2.13770079612732" calcext:value-type="float">
            <text:p>-2.1377007961</text:p>
          </table:table-cell>
          <table:table-cell office:value-type="float" office:value="0.900247573852539" calcext:value-type="float">
            <text:p>0.9002475739</text:p>
          </table:table-cell>
          <table:table-cell office:value-type="float" office:value="-0.22371107339859" calcext:value-type="float">
            <text:p>-0.2237110734</text:p>
          </table:table-cell>
          <table:table-cell office:value-type="float" office:value="0.0815236270427704" calcext:value-type="float">
            <text:p>0.081523627</text:p>
          </table:table-cell>
          <table:table-cell office:value-type="float" office:value="0.090608224272728" calcext:value-type="float">
            <text:p>0.0906082243</text:p>
          </table:table-cell>
          <table:table-cell office:value-type="float" office:value="0.249267160892487" calcext:value-type="float">
            <text:p>0.2492671609</text:p>
          </table:table-cell>
        </table:table-row>
        <table:table-row table:style-name="ro1">
          <table:table-cell office:value-type="float" office:value="0.0324444361031055" calcext:value-type="float">
            <text:p>0.0324444361</text:p>
          </table:table-cell>
          <table:table-cell office:value-type="float" office:value="-0.197897553443909" calcext:value-type="float">
            <text:p>-0.1978975534</text:p>
          </table:table-cell>
          <table:table-cell office:value-type="float" office:value="-0.125552654266357" calcext:value-type="float">
            <text:p>-0.1255526543</text:p>
          </table:table-cell>
          <table:table-cell office:value-type="float" office:value="-0.00977157615125179" calcext:value-type="float">
            <text:p>-0.0097715762</text:p>
          </table:table-cell>
          <table:table-cell office:value-type="float" office:value="-0.0155001096427441" calcext:value-type="float">
            <text:p>-0.0155001096</text:p>
          </table:table-cell>
          <table:table-cell office:value-type="float" office:value="0.455985426902771" calcext:value-type="float">
            <text:p>0.4559854269</text:p>
          </table:table-cell>
          <table:table-cell office:value-type="float" office:value="0.0322555862367153" calcext:value-type="float">
            <text:p>0.0322555862</text:p>
          </table:table-cell>
          <table:table-cell office:value-type="float" office:value="0.00298637012019753" calcext:value-type="float">
            <text:p>0.0029863701</text:p>
          </table:table-cell>
          <table:table-cell office:value-type="float" office:value="-0.000141163065563887" calcext:value-type="float">
            <text:p>-0.0001411631</text:p>
          </table:table-cell>
          <table:table-cell office:value-type="float" office:value="-0.0101231709122658" calcext:value-type="float">
            <text:p>-0.0101231709</text:p>
          </table:table-cell>
          <table:table-cell office:value-type="float" office:value="-0.0114221256226301" calcext:value-type="float">
            <text:p>-0.0114221256</text:p>
          </table:table-cell>
          <table:table-cell office:value-type="float" office:value="0.329566150903702" calcext:value-type="float">
            <text:p>0.3295661509</text:p>
          </table:table-cell>
          <table:table-cell office:value-type="float" office:value="0.107205145061016" calcext:value-type="float">
            <text:p>0.1072051451</text:p>
          </table:table-cell>
          <table:table-cell office:value-type="float" office:value="0.330242395401001" calcext:value-type="float">
            <text:p>0.3302423954</text:p>
          </table:table-cell>
          <table:table-cell office:value-type="float" office:value="1.21572256088257" calcext:value-type="float">
            <text:p>1.2157225609</text:p>
          </table:table-cell>
          <table:table-cell office:value-type="float" office:value="0.109919399023056" calcext:value-type="float">
            <text:p>0.109919399</text:p>
          </table:table-cell>
          <table:table-cell office:value-type="float" office:value="-0.0682326108217239" calcext:value-type="float">
            <text:p>-0.0682326108</text:p>
          </table:table-cell>
          <table:table-cell office:value-type="float" office:value="0.343345582485199" calcext:value-type="float">
            <text:p>0.3433455825</text:p>
          </table:table-cell>
          <table:table-cell office:value-type="float" office:value="-2.13496851921082" calcext:value-type="float">
            <text:p>-2.1349685192</text:p>
          </table:table-cell>
          <table:table-cell office:value-type="float" office:value="0.898017048835754" calcext:value-type="float">
            <text:p>0.8980170488</text:p>
          </table:table-cell>
          <table:table-cell office:value-type="float" office:value="-0.228216260671616" calcext:value-type="float">
            <text:p>-0.2282162607</text:p>
          </table:table-cell>
          <table:table-cell office:value-type="float" office:value="0.0815300345420837" calcext:value-type="float">
            <text:p>0.0815300345</text:p>
          </table:table-cell>
          <table:table-cell office:value-type="float" office:value="0.0901901423931122" calcext:value-type="float">
            <text:p>0.0901901424</text:p>
          </table:table-cell>
          <table:table-cell office:value-type="float" office:value="0.249399080872536" calcext:value-type="float">
            <text:p>0.2493990809</text:p>
          </table:table-cell>
        </table:table-row>
        <table:table-row table:style-name="ro1">
          <table:table-cell office:value-type="float" office:value="0.0322306714951992" calcext:value-type="float">
            <text:p>0.0322306715</text:p>
          </table:table-cell>
          <table:table-cell office:value-type="float" office:value="-0.194646015763283" calcext:value-type="float">
            <text:p>-0.1946460158</text:p>
          </table:table-cell>
          <table:table-cell office:value-type="float" office:value="-0.132869720458984" calcext:value-type="float">
            <text:p>-0.1328697205</text:p>
          </table:table-cell>
          <table:table-cell office:value-type="float" office:value="-0.00974617153406143" calcext:value-type="float">
            <text:p>-0.0097461715</text:p>
          </table:table-cell>
          <table:table-cell office:value-type="float" office:value="-0.015501806512475" calcext:value-type="float">
            <text:p>-0.0155018065</text:p>
          </table:table-cell>
          <table:table-cell office:value-type="float" office:value="0.455999791622162" calcext:value-type="float">
            <text:p>0.4559997916</text:p>
          </table:table-cell>
          <table:table-cell office:value-type="float" office:value="0.0321397930383682" calcext:value-type="float">
            <text:p>0.032139793</text:p>
          </table:table-cell>
          <table:table-cell office:value-type="float" office:value="0.00321724312379956" calcext:value-type="float">
            <text:p>0.0032172431</text:p>
          </table:table-cell>
          <table:table-cell office:value-type="float" office:value="-0.000167374440934509" calcext:value-type="float">
            <text:p>-0.0001673744</text:p>
          </table:table-cell>
          <table:table-cell office:value-type="float" office:value="-0.0101254992187023" calcext:value-type="float">
            <text:p>-0.0101254992</text:p>
          </table:table-cell>
          <table:table-cell office:value-type="float" office:value="-0.0114384386688471" calcext:value-type="float">
            <text:p>-0.0114384387</text:p>
          </table:table-cell>
          <table:table-cell office:value-type="float" office:value="0.32958060503006" calcext:value-type="float">
            <text:p>0.329580605</text:p>
          </table:table-cell>
          <table:table-cell office:value-type="float" office:value="0.0594581328332424" calcext:value-type="float">
            <text:p>0.0594581328</text:p>
          </table:table-cell>
          <table:table-cell office:value-type="float" office:value="0.354099869728088" calcext:value-type="float">
            <text:p>0.3540998697</text:p>
          </table:table-cell>
          <table:table-cell office:value-type="float" office:value="1.21545147895813" calcext:value-type="float">
            <text:p>1.215451479</text:p>
          </table:table-cell>
          <table:table-cell office:value-type="float" office:value="0.11113204061985" calcext:value-type="float">
            <text:p>0.1111320406</text:p>
          </table:table-cell>
          <table:table-cell office:value-type="float" office:value="-0.07024846971035" calcext:value-type="float">
            <text:p>-0.0702484697</text:p>
          </table:table-cell>
          <table:table-cell office:value-type="float" office:value="0.344686418771744" calcext:value-type="float">
            <text:p>0.3446864188</text:p>
          </table:table-cell>
          <table:table-cell office:value-type="float" office:value="-2.13209962844849" calcext:value-type="float">
            <text:p>-2.1320996284</text:p>
          </table:table-cell>
          <table:table-cell office:value-type="float" office:value="0.895829737186432" calcext:value-type="float">
            <text:p>0.8958297372</text:p>
          </table:table-cell>
          <table:table-cell office:value-type="float" office:value="-0.232688173651695" calcext:value-type="float">
            <text:p>-0.2326881737</text:p>
          </table:table-cell>
          <table:table-cell office:value-type="float" office:value="0.0815285444259644" calcext:value-type="float">
            <text:p>0.0815285444</text:p>
          </table:table-cell>
          <table:table-cell office:value-type="float" office:value="0.089773528277874" calcext:value-type="float">
            <text:p>0.0897735283</text:p>
          </table:table-cell>
          <table:table-cell office:value-type="float" office:value="0.249526515603065" calcext:value-type="float">
            <text:p>0.2495265156</text:p>
          </table:table-cell>
        </table:table-row>
        <table:table-row table:style-name="ro1">
          <table:table-cell office:value-type="float" office:value="0.0320080555975437" calcext:value-type="float">
            <text:p>0.0320080556</text:p>
          </table:table-cell>
          <table:table-cell office:value-type="float" office:value="-0.191400021314621" calcext:value-type="float">
            <text:p>-0.1914000213</text:p>
          </table:table-cell>
          <table:table-cell office:value-type="float" office:value="-0.140162199735641" calcext:value-type="float">
            <text:p>-0.1401621997</text:p>
          </table:table-cell>
          <table:table-cell office:value-type="float" office:value="-0.00971940532326699" calcext:value-type="float">
            <text:p>-0.0097194053</text:p>
          </table:table-cell>
          <table:table-cell office:value-type="float" office:value="-0.0155034903436899" calcext:value-type="float">
            <text:p>-0.0155034903</text:p>
          </table:table-cell>
          <table:table-cell office:value-type="float" office:value="0.456014633178711" calcext:value-type="float">
            <text:p>0.4560146332</text:p>
          </table:table-cell>
          <table:table-cell office:value-type="float" office:value="0.0320205315947533" calcext:value-type="float">
            <text:p>0.0320205316</text:p>
          </table:table-cell>
          <table:table-cell office:value-type="float" office:value="0.00345599977299571" calcext:value-type="float">
            <text:p>0.0034559998</text:p>
          </table:table-cell>
          <table:table-cell office:value-type="float" office:value="-0.000194934429600835" calcext:value-type="float">
            <text:p>-0.0001949344</text:p>
          </table:table-cell>
          <table:table-cell office:value-type="float" office:value="-0.0101274773478508" calcext:value-type="float">
            <text:p>-0.0101274773</text:p>
          </table:table-cell>
          <table:table-cell office:value-type="float" office:value="-0.0114552956074476" calcext:value-type="float">
            <text:p>-0.0114552956</text:p>
          </table:table-cell>
          <table:table-cell office:value-type="float" office:value="0.329595506191254" calcext:value-type="float">
            <text:p>0.3295955062</text:p>
          </table:table-cell>
          <table:table-cell office:value-type="float" office:value="0.0104081565514207" calcext:value-type="float">
            <text:p>0.0104081566</text:p>
          </table:table-cell>
          <table:table-cell office:value-type="float" office:value="0.377538233995438" calcext:value-type="float">
            <text:p>0.377538234</text:p>
          </table:table-cell>
          <table:table-cell office:value-type="float" office:value="1.20748090744019" calcext:value-type="float">
            <text:p>1.2074809074</text:p>
          </table:table-cell>
          <table:table-cell office:value-type="float" office:value="0.112779289484024" calcext:value-type="float">
            <text:p>0.1127792895</text:p>
          </table:table-cell>
          <table:table-cell office:value-type="float" office:value="-0.0727868601679802" calcext:value-type="float">
            <text:p>-0.0727868602</text:p>
          </table:table-cell>
          <table:table-cell office:value-type="float" office:value="0.346190094947815" calcext:value-type="float">
            <text:p>0.3461900949</text:p>
          </table:table-cell>
          <table:table-cell office:value-type="float" office:value="-2.12909579277039" calcext:value-type="float">
            <text:p>-2.1290957928</text:p>
          </table:table-cell>
          <table:table-cell office:value-type="float" office:value="0.893698573112488" calcext:value-type="float">
            <text:p>0.8936985731</text:p>
          </table:table-cell>
          <table:table-cell office:value-type="float" office:value="-0.237106680870056" calcext:value-type="float">
            <text:p>-0.2371066809</text:p>
          </table:table-cell>
          <table:table-cell office:value-type="float" office:value="0.0815187320113182" calcext:value-type="float">
            <text:p>0.081518732</text:p>
          </table:table-cell>
          <table:table-cell office:value-type="float" office:value="0.0893600955605507" calcext:value-type="float">
            <text:p>0.0893600956</text:p>
          </table:table-cell>
          <table:table-cell office:value-type="float" office:value="0.249648541212082" calcext:value-type="float">
            <text:p>0.2496485412</text:p>
          </table:table-cell>
        </table:table-row>
        <table:table-row table:style-name="ro1">
          <table:table-cell office:value-type="float" office:value="0.031537838280201" calcext:value-type="float">
            <text:p>0.0315378383</text:p>
          </table:table-cell>
          <table:table-cell office:value-type="float" office:value="-0.184967920184135" calcext:value-type="float">
            <text:p>-0.1849679202</text:p>
          </table:table-cell>
          <table:table-cell office:value-type="float" office:value="-0.154572069644928" calcext:value-type="float">
            <text:p>-0.1545720696</text:p>
          </table:table-cell>
          <table:table-cell office:value-type="float" office:value="-0.00966193154454231" calcext:value-type="float">
            <text:p>-0.0096619315</text:p>
          </table:table-cell>
          <table:table-cell office:value-type="float" office:value="-0.0155072472989559" calcext:value-type="float">
            <text:p>-0.0155072473</text:p>
          </table:table-cell>
          <table:table-cell office:value-type="float" office:value="0.456045597791672" calcext:value-type="float">
            <text:p>0.4560455978</text:p>
          </table:table-cell>
          <table:table-cell office:value-type="float" office:value="0.0318979546427727" calcext:value-type="float">
            <text:p>0.0318979546</text:p>
          </table:table-cell>
          <table:table-cell office:value-type="float" office:value="0.00370238837786019" calcext:value-type="float">
            <text:p>0.0037023884</text:p>
          </table:table-cell>
          <table:table-cell office:value-type="float" office:value="-0.000223988346988335" calcext:value-type="float">
            <text:p>-0.0002239883</text:p>
          </table:table-cell>
          <table:table-cell office:value-type="float" office:value="-0.0101291425526142" calcext:value-type="float">
            <text:p>-0.0101291426</text:p>
          </table:table-cell>
          <table:table-cell office:value-type="float" office:value="-0.0114727355539799" calcext:value-type="float">
            <text:p>-0.0114727356</text:p>
          </table:table-cell>
          <table:table-cell office:value-type="float" office:value="0.329610824584961" calcext:value-type="float">
            <text:p>0.3296108246</text:p>
          </table:table-cell>
          <table:table-cell office:value-type="float" office:value="-0.0386804938316345" calcext:value-type="float">
            <text:p>-0.0386804938</text:p>
          </table:table-cell>
          <table:table-cell office:value-type="float" office:value="0.398180186748505" calcext:value-type="float">
            <text:p>0.3981801867</text:p>
          </table:table-cell>
          <table:table-cell office:value-type="float" office:value="1.19606566429138" calcext:value-type="float">
            <text:p>1.1960656643</text:p>
          </table:table-cell>
          <table:table-cell office:value-type="float" office:value="0.114588484168053" calcext:value-type="float">
            <text:p>0.1145884842</text:p>
          </table:table-cell>
          <table:table-cell office:value-type="float" office:value="-0.0753192529082298" calcext:value-type="float">
            <text:p>-0.0753192529</text:p>
          </table:table-cell>
          <table:table-cell office:value-type="float" office:value="0.34798127412796" calcext:value-type="float">
            <text:p>0.3479812741</text:p>
          </table:table-cell>
          <table:table-cell office:value-type="float" office:value="-2.12268900871277" calcext:value-type="float">
            <text:p>-2.1226890087</text:p>
          </table:table-cell>
          <table:table-cell office:value-type="float" office:value="0.889657199382782" calcext:value-type="float">
            <text:p>0.8896571994</text:p>
          </table:table-cell>
          <table:table-cell office:value-type="float" office:value="-0.245703220367432" calcext:value-type="float">
            <text:p>-0.2457032204</text:p>
          </table:table-cell>
          <table:table-cell office:value-type="float" office:value="0.0814724713563919" calcext:value-type="float">
            <text:p>0.0814724714</text:p>
          </table:table-cell>
          <table:table-cell office:value-type="float" office:value="0.0885503590106964" calcext:value-type="float">
            <text:p>0.088550359</text:p>
          </table:table-cell>
          <table:table-cell office:value-type="float" office:value="0.249872297048569" calcext:value-type="float">
            <text:p>0.249872297</text:p>
          </table:table-cell>
        </table:table-row>
        <table:table-row table:style-name="ro1">
          <table:table-cell office:value-type="float" office:value="0.0312911458313465" calcext:value-type="float">
            <text:p>0.0312911458</text:p>
          </table:table-cell>
          <table:table-cell office:value-type="float" office:value="-0.181803748011589" calcext:value-type="float">
            <text:p>-0.181803748</text:p>
          </table:table-cell>
          <table:table-cell office:value-type="float" office:value="-0.161638915538788" calcext:value-type="float">
            <text:p>-0.1616389155</text:p>
          </table:table-cell>
          <table:table-cell office:value-type="float" office:value="-0.00963136740028858" calcext:value-type="float">
            <text:p>-0.0096313674</text:p>
          </table:table-cell>
          <table:table-cell office:value-type="float" office:value="-0.0155093632638454" calcext:value-type="float">
            <text:p>-0.0155093633</text:p>
          </table:table-cell>
          <table:table-cell office:value-type="float" office:value="0.456061720848084" calcext:value-type="float">
            <text:p>0.4560617208</text:p>
          </table:table-cell>
          <table:table-cell office:value-type="float" office:value="0.0317722298204899" calcext:value-type="float">
            <text:p>0.0317722298</text:p>
          </table:table-cell>
          <table:table-cell office:value-type="float" office:value="0.00395614327862859" calcext:value-type="float">
            <text:p>0.0039561433</text:p>
          </table:table-cell>
          <table:table-cell office:value-type="float" office:value="-0.000254517566645518" calcext:value-type="float">
            <text:p>-0.0002545176</text:p>
          </table:table-cell>
          <table:table-cell office:value-type="float" office:value="-0.0101305451244116" calcext:value-type="float">
            <text:p>-0.0101305451</text:p>
          </table:table-cell>
          <table:table-cell office:value-type="float" office:value="-0.0114907249808311" calcext:value-type="float">
            <text:p>-0.011490725</text:p>
          </table:table-cell>
          <table:table-cell office:value-type="float" office:value="0.329626560211182" calcext:value-type="float">
            <text:p>0.3296265602</text:p>
          </table:table-cell>
          <table:table-cell office:value-type="float" office:value="-0.136095568537712" calcext:value-type="float">
            <text:p>-0.1360955685</text:p>
          </table:table-cell>
          <table:table-cell office:value-type="float" office:value="0.428772002458572" calcext:value-type="float">
            <text:p>0.4287720025</text:p>
          </table:table-cell>
          <table:table-cell office:value-type="float" office:value="1.16482877731323" calcext:value-type="float">
            <text:p>1.1648287773</text:p>
          </table:table-cell>
          <table:table-cell office:value-type="float" office:value="0.118539169430733" calcext:value-type="float">
            <text:p>0.1185391694</text:p>
          </table:table-cell>
          <table:table-cell office:value-type="float" office:value="-0.0801769345998764" calcext:value-type="float">
            <text:p>-0.0801769346</text:p>
          </table:table-cell>
          <table:table-cell office:value-type="float" office:value="0.352525234222412" calcext:value-type="float">
            <text:p>0.3525252342</text:p>
          </table:table-cell>
          <table:table-cell office:value-type="float" office:value="-2.11928915977478" calcext:value-type="float">
            <text:p>-2.1192891598</text:p>
          </table:table-cell>
          <table:table-cell office:value-type="float" office:value="0.887773990631104" calcext:value-type="float">
            <text:p>0.8877739906</text:p>
          </table:table-cell>
          <table:table-cell office:value-type="float" office:value="-0.249841243028641" calcext:value-type="float">
            <text:p>-0.249841243</text:p>
          </table:table-cell>
          <table:table-cell office:value-type="float" office:value="0.0814352259039879" calcext:value-type="float">
            <text:p>0.0814352259</text:p>
          </table:table-cell>
          <table:table-cell office:value-type="float" office:value="0.0881578400731087" calcext:value-type="float">
            <text:p>0.0881578401</text:p>
          </table:table-cell>
          <table:table-cell office:value-type="float" office:value="0.249971941113472" calcext:value-type="float">
            <text:p>0.2499719411</text:p>
          </table:table-cell>
        </table:table-row>
        <table:table-row table:style-name="ro1">
          <table:table-cell office:value-type="float" office:value="0.0307772699743509" calcext:value-type="float">
            <text:p>0.03077727</text:p>
          </table:table-cell>
          <table:table-cell office:value-type="float" office:value="-0.175633057951927" calcext:value-type="float">
            <text:p>-0.175633058</text:p>
          </table:table-cell>
          <table:table-cell office:value-type="float" office:value="-0.175369814038277" calcext:value-type="float">
            <text:p>-0.175369814</text:p>
          </table:table-cell>
          <table:table-cell office:value-type="float" office:value="-0.00956682115793228" calcext:value-type="float">
            <text:p>-0.0095668212</text:p>
          </table:table-cell>
          <table:table-cell office:value-type="float" office:value="-0.0155143477022648" calcext:value-type="float">
            <text:p>-0.0155143477</text:p>
          </table:table-cell>
          <table:table-cell office:value-type="float" office:value="0.456095039844513" calcext:value-type="float">
            <text:p>0.4560950398</text:p>
          </table:table-cell>
          <table:table-cell office:value-type="float" office:value="0.031512126326561" calcext:value-type="float">
            <text:p>0.0315121263</text:p>
          </table:table-cell>
          <table:table-cell office:value-type="float" office:value="0.00448476057499647" calcext:value-type="float">
            <text:p>0.0044847606</text:p>
          </table:table-cell>
          <table:table-cell office:value-type="float" office:value="-0.000320212391670793" calcext:value-type="float">
            <text:p>-0.0003202124</text:p>
          </table:table-cell>
          <table:table-cell office:value-type="float" office:value="-0.01013258472085" calcext:value-type="float">
            <text:p>-0.0101325847</text:p>
          </table:table-cell>
          <table:table-cell office:value-type="float" office:value="-0.0115285441279411" calcext:value-type="float">
            <text:p>-0.0115285441</text:p>
          </table:table-cell>
          <table:table-cell office:value-type="float" office:value="0.329659104347229" calcext:value-type="float">
            <text:p>0.3296591043</text:p>
          </table:table-cell>
          <table:table-cell office:value-type="float" office:value="-0.183827042579651" calcext:value-type="float">
            <text:p>-0.1838270426</text:p>
          </table:table-cell>
          <table:table-cell office:value-type="float" office:value="0.437698781490326" calcext:value-type="float">
            <text:p>0.4376987815</text:p>
          </table:table-cell>
          <table:table-cell office:value-type="float" office:value="1.14613747596741" calcext:value-type="float">
            <text:p>1.146137476</text:p>
          </table:table-cell>
          <table:table-cell office:value-type="float" office:value="0.120610401034355" calcext:value-type="float">
            <text:p>0.120610401</text:p>
          </table:table-cell>
          <table:table-cell office:value-type="float" office:value="-0.0824073851108551" calcext:value-type="float">
            <text:p>-0.0824073851</text:p>
          </table:table-cell>
          <table:table-cell office:value-type="float" office:value="0.355313450098038" calcext:value-type="float">
            <text:p>0.3553134501</text:p>
          </table:table-cell>
          <table:table-cell office:value-type="float" office:value="-2.11210417747498" calcext:value-type="float">
            <text:p>-2.1121041775</text:p>
          </table:table-cell>
          <table:table-cell office:value-type="float" office:value="0.884350955486298" calcext:value-type="float">
            <text:p>0.8843509555</text:p>
          </table:table-cell>
          <table:table-cell office:value-type="float" office:value="-0.257697492837906" calcext:value-type="float">
            <text:p>-0.2576974928</text:p>
          </table:table-cell>
          <table:table-cell office:value-type="float" office:value="0.0813305377960205" calcext:value-type="float">
            <text:p>0.0813305378</text:p>
          </table:table-cell>
          <table:table-cell office:value-type="float" office:value="0.0874070674180985" calcext:value-type="float">
            <text:p>0.0874070674</text:p>
          </table:table-cell>
          <table:table-cell office:value-type="float" office:value="0.250141590833664" calcext:value-type="float">
            <text:p>0.2501415908</text:p>
          </table:table-cell>
        </table:table-row>
        <table:table-row table:style-name="ro1">
          <table:table-cell office:value-type="float" office:value="0.0305113177746534" calcext:value-type="float">
            <text:p>0.0305113178</text:p>
          </table:table-cell>
          <table:table-cell office:value-type="float" office:value="-0.172648191452026" calcext:value-type="float">
            <text:p>-0.1726481915</text:p>
          </table:table-cell>
          <table:table-cell office:value-type="float" office:value="-0.181983277201653" calcext:value-type="float">
            <text:p>-0.1819832772</text:p>
          </table:table-cell>
          <table:table-cell office:value-type="float" office:value="-0.00953297689557076" calcext:value-type="float">
            <text:p>-0.0095329769</text:p>
          </table:table-cell>
          <table:table-cell office:value-type="float" office:value="-0.0155172981321812" calcext:value-type="float">
            <text:p>-0.0155172981</text:p>
          </table:table-cell>
          <table:table-cell office:value-type="float" office:value="0.456112205982208" calcext:value-type="float">
            <text:p>0.456112206</text:p>
          </table:table-cell>
          <table:table-cell office:value-type="float" office:value="0.0313780717551708" calcext:value-type="float">
            <text:p>0.0313780718</text:p>
          </table:table-cell>
          <table:table-cell office:value-type="float" office:value="0.00475910492241383" calcext:value-type="float">
            <text:p>0.0047591049</text:p>
          </table:table-cell>
          <table:table-cell office:value-type="float" office:value="-0.000355538300937042" calcext:value-type="float">
            <text:p>-0.0003555383</text:p>
          </table:table-cell>
          <table:table-cell office:value-type="float" office:value="-0.0101332888007164" calcext:value-type="float">
            <text:p>-0.0101332888</text:p>
          </table:table-cell>
          <table:table-cell office:value-type="float" office:value="-0.0115484073758125" calcext:value-type="float">
            <text:p>-0.0115484074</text:p>
          </table:table-cell>
          <table:table-cell office:value-type="float" office:value="0.329675912857056" calcext:value-type="float">
            <text:p>0.3296759129</text:p>
          </table:table-cell>
          <table:table-cell office:value-type="float" office:value="-0.230419531464577" calcext:value-type="float">
            <text:p>-0.2304195315</text:p>
          </table:table-cell>
          <table:table-cell office:value-type="float" office:value="0.44179379940033" calcext:value-type="float">
            <text:p>0.4417937994</text:p>
          </table:table-cell>
          <table:table-cell office:value-type="float" office:value="1.12625539302826" calcext:value-type="float">
            <text:p>1.126255393</text:p>
          </table:table-cell>
          <table:table-cell office:value-type="float" office:value="0.122702367603779" calcext:value-type="float">
            <text:p>0.1227023676</text:p>
          </table:table-cell>
          <table:table-cell office:value-type="float" office:value="-0.0844446122646332" calcext:value-type="float">
            <text:p>-0.0844446123</text:p>
          </table:table-cell>
          <table:table-cell office:value-type="float" office:value="0.358462363481522" calcext:value-type="float">
            <text:p>0.3584623635</text:p>
          </table:table-cell>
          <table:table-cell office:value-type="float" office:value="-2.10832238197327" calcext:value-type="float">
            <text:p>-2.108322382</text:p>
          </table:table-cell>
          <table:table-cell office:value-type="float" office:value="0.882839500904083" calcext:value-type="float">
            <text:p>0.8828395009</text:p>
          </table:table-cell>
          <table:table-cell office:value-type="float" office:value="-0.261376023292541" calcext:value-type="float">
            <text:p>-0.2613760233</text:p>
          </table:table-cell>
          <table:table-cell office:value-type="float" office:value="0.0812623500823975" calcext:value-type="float">
            <text:p>0.0812623501</text:p>
          </table:table-cell>
          <table:table-cell office:value-type="float" office:value="0.0870527252554894" calcext:value-type="float">
            <text:p>0.0870527253</text:p>
          </table:table-cell>
          <table:table-cell office:value-type="float" office:value="0.250209361314774" calcext:value-type="float">
            <text:p>0.2502093613</text:p>
          </table:table-cell>
        </table:table-row>
        <table:table-row table:style-name="ro1">
          <table:table-cell office:value-type="float" office:value="0.0302402228116989" calcext:value-type="float">
            <text:p>0.0302402228</text:p>
          </table:table-cell>
          <table:table-cell office:value-type="float" office:value="-0.169744700193405" calcext:value-type="float">
            <text:p>-0.1697447002</text:p>
          </table:table-cell>
          <table:table-cell office:value-type="float" office:value="-0.188394740223885" calcext:value-type="float">
            <text:p>-0.1883947402</text:p>
          </table:table-cell>
          <table:table-cell office:value-type="float" office:value="-0.00949812866747379" calcext:value-type="float">
            <text:p>-0.0094981287</text:p>
          </table:table-cell>
          <table:table-cell office:value-type="float" office:value="-0.0155206229537725" calcext:value-type="float">
            <text:p>-0.015520623</text:p>
          </table:table-cell>
          <table:table-cell office:value-type="float" office:value="0.456129670143127" calcext:value-type="float">
            <text:p>0.4561296701</text:p>
          </table:table-cell>
          <table:table-cell office:value-type="float" office:value="0.0312415864318609" calcext:value-type="float">
            <text:p>0.0312415864</text:p>
          </table:table-cell>
          <table:table-cell office:value-type="float" office:value="0.00503981346264482" calcext:value-type="float">
            <text:p>0.0050398135</text:p>
          </table:table-cell>
          <table:table-cell office:value-type="float" office:value="-0.000392412155633792" calcext:value-type="float">
            <text:p>-0.0003924122</text:p>
          </table:table-cell>
          <table:table-cell office:value-type="float" office:value="-0.0101338010281324" calcext:value-type="float">
            <text:p>-0.010133801</text:p>
          </table:table-cell>
          <table:table-cell office:value-type="float" office:value="-0.011568957939744" calcext:value-type="float">
            <text:p>-0.0115689579</text:p>
          </table:table-cell>
          <table:table-cell office:value-type="float" office:value="0.329693019390106" calcext:value-type="float">
            <text:p>0.3296930194</text:p>
          </table:table-cell>
          <table:table-cell office:value-type="float" office:value="-0.276095479726791" calcext:value-type="float">
            <text:p>-0.2760954797</text:p>
          </table:table-cell>
          <table:table-cell office:value-type="float" office:value="0.440472334623337" calcext:value-type="float">
            <text:p>0.4404723346</text:p>
          </table:table-cell>
          <table:table-cell office:value-type="float" office:value="1.10517597198486" calcext:value-type="float">
            <text:p>1.105175972</text:p>
          </table:table-cell>
          <table:table-cell office:value-type="float" office:value="0.124856173992157" calcext:value-type="float">
            <text:p>0.124856174</text:p>
          </table:table-cell>
          <table:table-cell office:value-type="float" office:value="-0.0862775221467018" calcext:value-type="float">
            <text:p>-0.0862775221</text:p>
          </table:table-cell>
          <table:table-cell office:value-type="float" office:value="0.362045019865036" calcext:value-type="float">
            <text:p>0.3620450199</text:p>
          </table:table-cell>
          <table:table-cell office:value-type="float" office:value="-2.10441637039185" calcext:value-type="float">
            <text:p>-2.1044163704</text:p>
          </table:table-cell>
          <table:table-cell office:value-type="float" office:value="0.881479978561401" calcext:value-type="float">
            <text:p>0.8814799786</text:p>
          </table:table-cell>
          <table:table-cell office:value-type="float" office:value="-0.264861732721329" calcext:value-type="float">
            <text:p>-0.2648617327</text:p>
          </table:table-cell>
          <table:table-cell office:value-type="float" office:value="0.0811831578612328" calcext:value-type="float">
            <text:p>0.0811831579</text:p>
          </table:table-cell>
          <table:table-cell office:value-type="float" office:value="0.0867149829864502" calcext:value-type="float">
            <text:p>0.086714983</text:p>
          </table:table-cell>
          <table:table-cell office:value-type="float" office:value="0.250264376401901" calcext:value-type="float">
            <text:p>0.2502643764</text:p>
          </table:table-cell>
        </table:table-row>
        <table:table-row table:style-name="ro1">
          <table:table-cell office:value-type="float" office:value="0.0299647133797407" calcext:value-type="float">
            <text:p>0.0299647134</text:p>
          </table:table-cell>
          <table:table-cell office:value-type="float" office:value="-0.166933089494705" calcext:value-type="float">
            <text:p>-0.1669330895</text:p>
          </table:table-cell>
          <table:table-cell office:value-type="float" office:value="-0.194579094648361" calcext:value-type="float">
            <text:p>-0.1945790946</text:p>
          </table:table-cell>
          <table:table-cell office:value-type="float" office:value="-0.00946236215531826" calcext:value-type="float">
            <text:p>-0.0094623622</text:p>
          </table:table-cell>
          <table:table-cell office:value-type="float" office:value="-0.0155243650078774" calcext:value-type="float">
            <text:p>-0.015524365</text:p>
          </table:table-cell>
          <table:table-cell office:value-type="float" office:value="0.456147432327271" calcext:value-type="float">
            <text:p>0.4561474323</text:p>
          </table:table-cell>
          <table:table-cell office:value-type="float" office:value="0.0311028491705656" calcext:value-type="float">
            <text:p>0.0311028492</text:p>
          </table:table-cell>
          <table:table-cell office:value-type="float" office:value="0.00532661192119122" calcext:value-type="float">
            <text:p>0.0053266119</text:p>
          </table:table-cell>
          <table:table-cell office:value-type="float" office:value="-0.00043102222844027" calcext:value-type="float">
            <text:p>-0.0004310222</text:p>
          </table:table-cell>
          <table:table-cell office:value-type="float" office:value="-0.0101341512054205" calcext:value-type="float">
            <text:p>-0.0101341512</text:p>
          </table:table-cell>
          <table:table-cell office:value-type="float" office:value="-0.0115901976823807" calcext:value-type="float">
            <text:p>-0.0115901977</text:p>
          </table:table-cell>
          <table:table-cell office:value-type="float" office:value="0.329710423946381" calcext:value-type="float">
            <text:p>0.3297104239</text:p>
          </table:table-cell>
          <table:table-cell office:value-type="float" office:value="-0.321136564016342" calcext:value-type="float">
            <text:p>-0.321136564</text:p>
          </table:table-cell>
          <table:table-cell office:value-type="float" office:value="0.433013290166855" calcext:value-type="float">
            <text:p>0.4330132902</text:p>
          </table:table-cell>
          <table:table-cell office:value-type="float" office:value="1.08331227302551" calcext:value-type="float">
            <text:p>1.083312273</text:p>
          </table:table-cell>
          <table:table-cell office:value-type="float" office:value="0.127071648836136" calcext:value-type="float">
            <text:p>0.1270716488</text:p>
          </table:table-cell>
          <table:table-cell office:value-type="float" office:value="-0.0878877639770508" calcext:value-type="float">
            <text:p>-0.087887764</text:p>
          </table:table-cell>
          <table:table-cell office:value-type="float" office:value="0.366188168525696" calcext:value-type="float">
            <text:p>0.3661881685</text:p>
          </table:table-cell>
          <table:table-cell office:value-type="float" office:value="-2.09623789787292" calcext:value-type="float">
            <text:p>-2.0962378979</text:p>
          </table:table-cell>
          <table:table-cell office:value-type="float" office:value="0.87927520275116" calcext:value-type="float">
            <text:p>0.8792752028</text:p>
          </table:table-cell>
          <table:table-cell office:value-type="float" office:value="-0.271176010370255" calcext:value-type="float">
            <text:p>-0.2711760104</text:p>
          </table:table-cell>
          <table:table-cell office:value-type="float" office:value="0.0809902548789978" calcext:value-type="float">
            <text:p>0.0809902549</text:p>
          </table:table-cell>
          <table:table-cell office:value-type="float" office:value="0.0860972404479981" calcext:value-type="float">
            <text:p>0.0860972404</text:p>
          </table:table-cell>
          <table:table-cell office:value-type="float" office:value="0.250331580638885" calcext:value-type="float">
            <text:p>0.2503315806</text:p>
          </table:table-cell>
        </table:table-row>
        <table:table-row table:style-name="ro1">
          <table:table-cell office:value-type="float" office:value="0.0291197877377272" calcext:value-type="float">
            <text:p>0.0291197877</text:p>
          </table:table-cell>
          <table:table-cell office:value-type="float" office:value="-0.159156769514084" calcext:value-type="float">
            <text:p>-0.1591567695</text:p>
          </table:table-cell>
          <table:table-cell office:value-type="float" office:value="-0.211514860391617" calcext:value-type="float">
            <text:p>-0.2115148604</text:p>
          </table:table-cell>
          <table:table-cell office:value-type="float" office:value="-0.0093500129878521" calcext:value-type="float">
            <text:p>-0.009350013</text:p>
          </table:table-cell>
          <table:table-cell office:value-type="float" office:value="-0.0155384596437216" calcext:value-type="float">
            <text:p>-0.0155384596</text:p>
          </table:table-cell>
          <table:table-cell office:value-type="float" office:value="0.456202268600464" calcext:value-type="float">
            <text:p>0.4562022686</text:p>
          </table:table-cell>
          <table:table-cell office:value-type="float" office:value="0.0306748598814011" calcext:value-type="float">
            <text:p>0.0306748599</text:p>
          </table:table-cell>
          <table:table-cell office:value-type="float" office:value="0.00622104993090034" calcext:value-type="float">
            <text:p>0.0062210499</text:p>
          </table:table-cell>
          <table:table-cell office:value-type="float" office:value="-0.000557142950128764" calcext:value-type="float">
            <text:p>-0.000557143</text:p>
          </table:table-cell>
          <table:table-cell office:value-type="float" office:value="-0.0101344399154186" calcext:value-type="float">
            <text:p>-0.0101344399</text:p>
          </table:table-cell>
          <table:table-cell office:value-type="float" office:value="-0.0116582605987787" calcext:value-type="float">
            <text:p>-0.0116582606</text:p>
          </table:table-cell>
          <table:table-cell office:value-type="float" office:value="0.32976421713829" calcext:value-type="float">
            <text:p>0.3297642171</text:p>
          </table:table-cell>
          <table:table-cell office:value-type="float" office:value="-0.469803839921951" calcext:value-type="float">
            <text:p>-0.4698038399</text:p>
          </table:table-cell>
          <table:table-cell office:value-type="float" office:value="0.351250797510147" calcext:value-type="float">
            <text:p>0.3512507975</text:p>
          </table:table-cell>
          <table:table-cell office:value-type="float" office:value="0.992012023925781" calcext:value-type="float">
            <text:p>0.9920120239</text:p>
          </table:table-cell>
          <table:table-cell office:value-type="float" office:value="0.136230945587158" calcext:value-type="float">
            <text:p>0.1362309456</text:p>
          </table:table-cell>
          <table:table-cell office:value-type="float" office:value="-0.0926240235567093" calcext:value-type="float">
            <text:p>-0.0926240236</text:p>
          </table:table-cell>
          <table:table-cell office:value-type="float" office:value="0.38582906126976" calcext:value-type="float">
            <text:p>0.3858290613</text:p>
          </table:table-cell>
          <table:table-cell office:value-type="float" office:value="-2.09196829795837" calcext:value-type="float">
            <text:p>-2.091968298</text:p>
          </table:table-cell>
          <table:table-cell office:value-type="float" office:value="0.878458678722382" calcext:value-type="float">
            <text:p>0.8784586787</text:p>
          </table:table-cell>
          <table:table-cell office:value-type="float" office:value="-0.273965060710907" calcext:value-type="float">
            <text:p>-0.2739650607</text:p>
          </table:table-cell>
          <table:table-cell office:value-type="float" office:value="0.0808758065104485" calcext:value-type="float">
            <text:p>0.0808758065</text:p>
          </table:table-cell>
          <table:table-cell office:value-type="float" office:value="0.085821159183979" calcext:value-type="float">
            <text:p>0.0858211592</text:p>
          </table:table-cell>
          <table:table-cell office:value-type="float" office:value="0.25034162402153" calcext:value-type="float">
            <text:p>0.250341624</text:p>
          </table:table-cell>
        </table:table-row>
        <table:table-row table:style-name="ro1">
          <table:table-cell office:value-type="float" office:value="0.0288348291069269" calcext:value-type="float">
            <text:p>0.0288348291</text:p>
          </table:table-cell>
          <table:table-cell office:value-type="float" office:value="-0.156819269061089" calcext:value-type="float">
            <text:p>-0.1568192691</text:p>
          </table:table-cell>
          <table:table-cell office:value-type="float" office:value="-0.216536447405815" calcext:value-type="float">
            <text:p>-0.2165364474</text:p>
          </table:table-cell>
          <table:table-cell office:value-type="float" office:value="-0.00931107625365257" calcext:value-type="float">
            <text:p>-0.0093110763</text:p>
          </table:table-cell>
          <table:table-cell office:value-type="float" office:value="-0.0155442841351032" calcext:value-type="float">
            <text:p>-0.0155442841</text:p>
          </table:table-cell>
          <table:table-cell office:value-type="float" office:value="0.456220924854279" calcext:value-type="float">
            <text:p>0.4562209249</text:p>
          </table:table-cell>
          <table:table-cell office:value-type="float" office:value="0.0305288340896368" calcext:value-type="float">
            <text:p>0.0305288341</text:p>
          </table:table-cell>
          <table:table-cell office:value-type="float" office:value="0.0065297014079988" calcext:value-type="float">
            <text:p>0.0065297014</text:p>
          </table:table-cell>
          <table:table-cell office:value-type="float" office:value="-0.000602831947617233" calcext:value-type="float">
            <text:p>-0.0006028319</text:p>
          </table:table-cell>
          <table:table-cell office:value-type="float" office:value="-0.010134369134903" calcext:value-type="float">
            <text:p>-0.0101343691</text:p>
          </table:table-cell>
          <table:table-cell office:value-type="float" office:value="-0.0116824917495251" calcext:value-type="float">
            <text:p>-0.0116824917</text:p>
          </table:table-cell>
          <table:table-cell office:value-type="float" office:value="0.329782575368881" calcext:value-type="float">
            <text:p>0.3297825754</text:p>
          </table:table-cell>
          <table:table-cell office:value-type="float" office:value="-0.518929243087769" calcext:value-type="float">
            <text:p>-0.5189292431</text:p>
          </table:table-cell>
          <table:table-cell office:value-type="float" office:value="0.307980239391327" calcext:value-type="float">
            <text:p>0.3079802394</text:p>
          </table:table-cell>
          <table:table-cell office:value-type="float" office:value="0.956529259681702" calcext:value-type="float">
            <text:p>0.9565292597</text:p>
          </table:table-cell>
          <table:table-cell office:value-type="float" office:value="0.139670178294182" calcext:value-type="float">
            <text:p>0.1396701783</text:p>
          </table:table-cell>
          <table:table-cell office:value-type="float" office:value="-0.0943848788738251" calcext:value-type="float">
            <text:p>-0.0943848789</text:p>
          </table:table-cell>
          <table:table-cell office:value-type="float" office:value="0.394149720668793" calcext:value-type="float">
            <text:p>0.3941497207</text:p>
          </table:table-cell>
          <table:table-cell office:value-type="float" office:value="-2.08757972717285" calcext:value-type="float">
            <text:p>-2.0875797272</text:p>
          </table:table-cell>
          <table:table-cell office:value-type="float" office:value="0.877852857112885" calcext:value-type="float">
            <text:p>0.8778528571</text:p>
          </table:table-cell>
          <table:table-cell office:value-type="float" office:value="-0.276482611894608" calcext:value-type="float">
            <text:p>-0.2764826119</text:p>
          </table:table-cell>
          <table:table-cell office:value-type="float" office:value="0.0807488709688187" calcext:value-type="float">
            <text:p>0.080748871</text:p>
          </table:table-cell>
          <table:table-cell office:value-type="float" office:value="0.0855695307254791" calcext:value-type="float">
            <text:p>0.0855695307</text:p>
          </table:table-cell>
          <table:table-cell office:value-type="float" office:value="0.25033438205719" calcext:value-type="float">
            <text:p>0.2503343821</text:p>
          </table:table-cell>
        </table:table-row>
        <table:table-row table:style-name="ro1">
          <table:table-cell office:value-type="float" office:value="0.0285497270524502" calcext:value-type="float">
            <text:p>0.0285497271</text:p>
          </table:table-cell>
          <table:table-cell office:value-type="float" office:value="-0.154626697301865" calcext:value-type="float">
            <text:p>-0.1546266973</text:p>
          </table:table-cell>
          <table:table-cell office:value-type="float" office:value="-0.221203625202179" calcext:value-type="float">
            <text:p>-0.2212036252</text:p>
          </table:table-cell>
          <table:table-cell office:value-type="float" office:value="-0.00927146524190903" calcext:value-type="float">
            <text:p>-0.0092714652</text:p>
          </table:table-cell>
          <table:table-cell office:value-type="float" office:value="-0.0155506916344166" calcext:value-type="float">
            <text:p>-0.0155506916</text:p>
          </table:table-cell>
          <table:table-cell office:value-type="float" office:value="0.456239819526672" calcext:value-type="float">
            <text:p>0.4562398195</text:p>
          </table:table-cell>
          <table:table-cell office:value-type="float" office:value="0.030381390824914" calcext:value-type="float">
            <text:p>0.0303813908</text:p>
          </table:table-cell>
          <table:table-cell office:value-type="float" office:value="0.00684320041909814" calcext:value-type="float">
            <text:p>0.0068432004</text:p>
          </table:table-cell>
          <table:table-cell office:value-type="float" office:value="-0.00065025722142309" calcext:value-type="float">
            <text:p>-0.0006502572</text:p>
          </table:table-cell>
          <table:table-cell office:value-type="float" office:value="-0.0101342238485813" calcext:value-type="float">
            <text:p>-0.0101342238</text:p>
          </table:table-cell>
          <table:table-cell office:value-type="float" office:value="-0.0117074772715569" calcext:value-type="float">
            <text:p>-0.0117074773</text:p>
          </table:table-cell>
          <table:table-cell office:value-type="float" office:value="0.329801142215729" calcext:value-type="float">
            <text:p>0.3298011422</text:p>
          </table:table-cell>
          <table:table-cell office:value-type="float" office:value="-0.566445827484131" calcext:value-type="float">
            <text:p>-0.5664458275</text:p>
          </table:table-cell>
          <table:table-cell office:value-type="float" office:value="0.256255805492401" calcext:value-type="float">
            <text:p>0.2562558055</text:p>
          </table:table-cell>
          <table:table-cell office:value-type="float" office:value="0.92005842924118" calcext:value-type="float">
            <text:p>0.9200584292</text:p>
          </table:table-cell>
          <table:table-cell office:value-type="float" office:value="0.14306814968586" calcext:value-type="float">
            <text:p>0.1430681497</text:p>
          </table:table-cell>
          <table:table-cell office:value-type="float" office:value="-0.0963421612977982" calcext:value-type="float">
            <text:p>-0.0963421613</text:p>
          </table:table-cell>
          <table:table-cell office:value-type="float" office:value="0.403462260961533" calcext:value-type="float">
            <text:p>0.403462261</text:p>
          </table:table-cell>
          <table:table-cell office:value-type="float" office:value="-2.08307385444641" calcext:value-type="float">
            <text:p>-2.0830738544</text:p>
          </table:table-cell>
          <table:table-cell office:value-type="float" office:value="0.877472281455994" calcext:value-type="float">
            <text:p>0.8774722815</text:p>
          </table:table-cell>
          <table:table-cell office:value-type="float" office:value="-0.278708279132843" calcext:value-type="float">
            <text:p>-0.2787082791</text:p>
          </table:table-cell>
          <table:table-cell office:value-type="float" office:value="0.0806090235710144" calcext:value-type="float">
            <text:p>0.0806090236</text:p>
          </table:table-cell>
          <table:table-cell office:value-type="float" office:value="0.0853444561362267" calcext:value-type="float">
            <text:p>0.0853444561</text:p>
          </table:table-cell>
          <table:table-cell office:value-type="float" office:value="0.250308811664581" calcext:value-type="float">
            <text:p>0.2503088117</text:p>
          </table:table-cell>
        </table:table-row>
        <table:table-row table:style-name="ro1">
          <table:table-cell office:value-type="float" office:value="0.0282654650509357" calcext:value-type="float">
            <text:p>0.0282654651</text:p>
          </table:table-cell>
          <table:table-cell office:value-type="float" office:value="-0.152589350938797" calcext:value-type="float">
            <text:p>-0.1525893509</text:p>
          </table:table-cell>
          <table:table-cell office:value-type="float" office:value="-0.225491032004356" calcext:value-type="float">
            <text:p>-0.225491032</text:p>
          </table:table-cell>
          <table:table-cell office:value-type="float" office:value="-0.00923126563429832" calcext:value-type="float">
            <text:p>-0.0092312656</text:p>
          </table:table-cell>
          <table:table-cell office:value-type="float" office:value="-0.0155577845871449" calcext:value-type="float">
            <text:p>-0.0155577846</text:p>
          </table:table-cell>
          <table:table-cell office:value-type="float" office:value="0.456258833408356" calcext:value-type="float">
            <text:p>0.4562588334</text:p>
          </table:table-cell>
          <table:table-cell office:value-type="float" office:value="0.0302327182143927" calcext:value-type="float">
            <text:p>0.0302327182</text:p>
          </table:table-cell>
          <table:table-cell office:value-type="float" office:value="0.007161277346313" calcext:value-type="float">
            <text:p>0.0071612773</text:p>
          </table:table-cell>
          <table:table-cell office:value-type="float" office:value="-0.000699530704878271" calcext:value-type="float">
            <text:p>-0.0006995307</text:p>
          </table:table-cell>
          <table:table-cell office:value-type="float" office:value="-0.0101340673863888" calcext:value-type="float">
            <text:p>-0.0101340674</text:p>
          </table:table-cell>
          <table:table-cell office:value-type="float" office:value="-0.0117332972586155" calcext:value-type="float">
            <text:p>-0.0117332973</text:p>
          </table:table-cell>
          <table:table-cell office:value-type="float" office:value="0.329819887876511" calcext:value-type="float">
            <text:p>0.3298198879</text:p>
          </table:table-cell>
          <table:table-cell office:value-type="float" office:value="-0.611429631710053" calcext:value-type="float">
            <text:p>-0.6114296317</text:p>
          </table:table-cell>
          <table:table-cell office:value-type="float" office:value="0.196155160665512" calcext:value-type="float">
            <text:p>0.1961551607</text:p>
          </table:table-cell>
          <table:table-cell office:value-type="float" office:value="0.883480668067932" calcext:value-type="float">
            <text:p>0.8834806681</text:p>
          </table:table-cell>
          <table:table-cell office:value-type="float" office:value="0.146240174770355" calcext:value-type="float">
            <text:p>0.1462401748</text:p>
          </table:table-cell>
          <table:table-cell office:value-type="float" office:value="-0.0985685735940933" calcext:value-type="float">
            <text:p>-0.0985685736</text:p>
          </table:table-cell>
          <table:table-cell office:value-type="float" office:value="0.413776278495789" calcext:value-type="float">
            <text:p>0.4137762785</text:p>
          </table:table-cell>
          <table:table-cell office:value-type="float" office:value="-2.07370829582214" calcext:value-type="float">
            <text:p>-2.0737082958</text:p>
          </table:table-cell>
          <table:table-cell office:value-type="float" office:value="0.877457141876221" calcext:value-type="float">
            <text:p>0.8774571419</text:p>
          </table:table-cell>
          <table:table-cell office:value-type="float" office:value="-0.282080262899399" calcext:value-type="float">
            <text:p>-0.2820802629</text:p>
          </table:table-cell>
          <table:table-cell office:value-type="float" office:value="0.0802893936634064" calcext:value-type="float">
            <text:p>0.0802893937</text:p>
          </table:table-cell>
          <table:table-cell office:value-type="float" office:value="0.0849927663803101" calcext:value-type="float">
            <text:p>0.0849927664</text:p>
          </table:table-cell>
          <table:table-cell office:value-type="float" office:value="0.250197798013687" calcext:value-type="float">
            <text:p>0.250197798</text:p>
          </table:table-cell>
        </table:table-row>
        <table:table-row table:style-name="ro1">
          <table:table-cell office:value-type="float" office:value="0.0279830377548933" calcext:value-type="float">
            <text:p>0.0279830378</text:p>
          </table:table-cell>
          <table:table-cell office:value-type="float" office:value="-0.15071776509285" calcext:value-type="float">
            <text:p>-0.1507177651</text:p>
          </table:table-cell>
          <table:table-cell office:value-type="float" office:value="-0.229373306035995" calcext:value-type="float">
            <text:p>-0.229373306</text:p>
          </table:table-cell>
          <table:table-cell office:value-type="float" office:value="-0.00919049791991711" calcext:value-type="float">
            <text:p>-0.0091904979</text:p>
          </table:table-cell>
          <table:table-cell office:value-type="float" office:value="-0.0155655816197395" calcext:value-type="float">
            <text:p>-0.0155655816</text:p>
          </table:table-cell>
          <table:table-cell office:value-type="float" office:value="0.456278026103973" calcext:value-type="float">
            <text:p>0.4562780261</text:p>
          </table:table-cell>
          <table:table-cell office:value-type="float" office:value="0.0300829578191042" calcext:value-type="float">
            <text:p>0.0300829578</text:p>
          </table:table-cell>
          <table:table-cell office:value-type="float" office:value="0.00748370215296745" calcext:value-type="float">
            <text:p>0.0074837022</text:p>
          </table:table-cell>
          <table:table-cell office:value-type="float" office:value="-0.000750719278585166" calcext:value-type="float">
            <text:p>-0.0007507193</text:p>
          </table:table-cell>
          <table:table-cell office:value-type="float" office:value="-0.0101338904350996" calcext:value-type="float">
            <text:p>-0.0101338904</text:p>
          </table:table-cell>
          <table:table-cell office:value-type="float" office:value="-0.0117599554359913" calcext:value-type="float">
            <text:p>-0.0117599554</text:p>
          </table:table-cell>
          <table:table-cell office:value-type="float" office:value="0.329838812351227" calcext:value-type="float">
            <text:p>0.3298388124</text:p>
          </table:table-cell>
          <table:table-cell office:value-type="float" office:value="-0.6904576420784" calcext:value-type="float">
            <text:p>-0.6904576421</text:p>
          </table:table-cell>
          <table:table-cell office:value-type="float" office:value="0.0521847158670425" calcext:value-type="float">
            <text:p>0.0521847159</text:p>
          </table:table-cell>
          <table:table-cell office:value-type="float" office:value="0.812687277793884" calcext:value-type="float">
            <text:p>0.8126872778</text:p>
          </table:table-cell>
          <table:table-cell office:value-type="float" office:value="0.151099547743797" calcext:value-type="float">
            <text:p>0.1510995477</text:p>
          </table:table-cell>
          <table:table-cell office:value-type="float" office:value="-0.104126818478107" calcext:value-type="float">
            <text:p>-0.1041268185</text:p>
          </table:table-cell>
          <table:table-cell office:value-type="float" office:value="0.437234371900559" calcext:value-type="float">
            <text:p>0.4372343719</text:p>
          </table:table-cell>
          <table:table-cell office:value-type="float" office:value="-2.06883668899536" calcext:value-type="float">
            <text:p>-2.068836689</text:p>
          </table:table-cell>
          <table:table-cell office:value-type="float" office:value="0.877879500389099" calcext:value-type="float">
            <text:p>0.8778795004</text:p>
          </table:table-cell>
          <table:table-cell office:value-type="float" office:value="-0.282857447862625" calcext:value-type="float">
            <text:p>-0.2828574479</text:p>
          </table:table-cell>
          <table:table-cell office:value-type="float" office:value="0.0801100134849548" calcext:value-type="float">
            <text:p>0.0801100135</text:p>
          </table:table-cell>
          <table:table-cell office:value-type="float" office:value="0.0849003344774246" calcext:value-type="float">
            <text:p>0.0849003345</text:p>
          </table:table-cell>
          <table:table-cell office:value-type="float" office:value="0.250108808279037" calcext:value-type="float">
            <text:p>0.2501088083</text:p>
          </table:table-cell>
        </table:table-row>
        <table:table-row table:style-name="ro1">
          <table:table-cell office:value-type="float" office:value="0.0274278447031975" calcext:value-type="float">
            <text:p>0.0274278447</text:p>
          </table:table-cell>
          <table:table-cell office:value-type="float" office:value="-0.147513255476952" calcext:value-type="float">
            <text:p>-0.1475132555</text:p>
          </table:table-cell>
          <table:table-cell office:value-type="float" office:value="-0.235820069909096" calcext:value-type="float">
            <text:p>-0.2358200699</text:p>
          </table:table-cell>
          <table:table-cell office:value-type="float" office:value="-0.00910752080380917" calcext:value-type="float">
            <text:p>-0.0091075208</text:p>
          </table:table-cell>
          <table:table-cell office:value-type="float" office:value="-0.0155834499746561" calcext:value-type="float">
            <text:p>-0.01558345</text:p>
          </table:table-cell>
          <table:table-cell office:value-type="float" office:value="0.45631667971611" calcext:value-type="float">
            <text:p>0.4563166797</text:p>
          </table:table-cell>
          <table:table-cell office:value-type="float" office:value="0.0297808405011892" calcext:value-type="float">
            <text:p>0.0297808405</text:p>
          </table:table-cell>
          <table:table-cell office:value-type="float" office:value="0.0081405695527792" calcext:value-type="float">
            <text:p>0.0081405696</text:p>
          </table:table-cell>
          <table:table-cell office:value-type="float" office:value="-0.000858730345498771" calcext:value-type="float">
            <text:p>-0.0008587303</text:p>
          </table:table-cell>
          <table:table-cell office:value-type="float" office:value="-0.0101335998624563" calcext:value-type="float">
            <text:p>-0.0101335999</text:p>
          </table:table-cell>
          <table:table-cell office:value-type="float" office:value="-0.011815844103694" calcext:value-type="float">
            <text:p>-0.0118158441</text:p>
          </table:table-cell>
          <table:table-cell office:value-type="float" office:value="0.329876959323883" calcext:value-type="float">
            <text:p>0.3298769593</text:p>
          </table:table-cell>
          <table:table-cell office:value-type="float" office:value="-0.723093032836914" calcext:value-type="float">
            <text:p>-0.7230930328</text:p>
          </table:table-cell>
          <table:table-cell office:value-type="float" office:value="-0.0305550377815962" calcext:value-type="float">
            <text:p>-0.0305550378</text:p>
          </table:table-cell>
          <table:table-cell office:value-type="float" office:value="0.779270470142365" calcext:value-type="float">
            <text:p>0.7792704701</text:p>
          </table:table-cell>
          <table:table-cell office:value-type="float" office:value="0.152384430170059" calcext:value-type="float">
            <text:p>0.1523844302</text:p>
          </table:table-cell>
          <table:table-cell office:value-type="float" office:value="-0.107599444687366" calcext:value-type="float">
            <text:p>-0.1075994447</text:p>
          </table:table-cell>
          <table:table-cell office:value-type="float" office:value="0.450174778699875" calcext:value-type="float">
            <text:p>0.4501747787</text:p>
          </table:table-cell>
          <table:table-cell office:value-type="float" office:value="-2.05866098403931" calcext:value-type="float">
            <text:p>-2.058660984</text:p>
          </table:table-cell>
          <table:table-cell office:value-type="float" office:value="0.87969571352005" calcext:value-type="float">
            <text:p>0.8796957135</text:p>
          </table:table-cell>
          <table:table-cell office:value-type="float" office:value="-0.281790524721146" calcext:value-type="float">
            <text:p>-0.2817905247</text:p>
          </table:table-cell>
          <table:table-cell office:value-type="float" office:value="0.0797126069664955" calcext:value-type="float">
            <text:p>0.079712607</text:p>
          </table:table-cell>
          <table:table-cell office:value-type="float" office:value="0.084957703948021" calcext:value-type="float">
            <text:p>0.0849577039</text:p>
          </table:table-cell>
          <table:table-cell office:value-type="float" office:value="0.249858319759369" calcext:value-type="float">
            <text:p>0.2498583198</text:p>
          </table:table-cell>
        </table:table-row>
        <table:table-row table:style-name="ro1">
          <table:table-cell office:value-type="float" office:value="0.0271572265774012" calcext:value-type="float">
            <text:p>0.0271572266</text:p>
          </table:table-cell>
          <table:table-cell office:value-type="float" office:value="-0.146200910210609" calcext:value-type="float">
            <text:p>-0.1462009102</text:p>
          </table:table-cell>
          <table:table-cell office:value-type="float" office:value="-0.238333642482758" calcext:value-type="float">
            <text:p>-0.2383336425</text:p>
          </table:table-cell>
          <table:table-cell office:value-type="float" office:value="-0.00906538963317871" calcext:value-type="float">
            <text:p>-0.0090653896</text:p>
          </table:table-cell>
          <table:table-cell office:value-type="float" office:value="-0.0155935436487198" calcext:value-type="float">
            <text:p>-0.0155935436</text:p>
          </table:table-cell>
          <table:table-cell office:value-type="float" office:value="0.456336140632629" calcext:value-type="float">
            <text:p>0.4563361406</text:p>
          </table:table-cell>
          <table:table-cell office:value-type="float" office:value="0.029628798365593" calcext:value-type="float">
            <text:p>0.0296287984</text:p>
          </table:table-cell>
          <table:table-cell office:value-type="float" office:value="0.00847453530877829" calcext:value-type="float">
            <text:p>0.0084745353</text:p>
          </table:table-cell>
          <table:table-cell office:value-type="float" office:value="-0.000915638578590005" calcext:value-type="float">
            <text:p>-0.0009156386</text:p>
          </table:table-cell>
          <table:table-cell office:value-type="float" office:value="-0.0101335048675537" calcext:value-type="float">
            <text:p>-0.0101335049</text:p>
          </table:table-cell>
          <table:table-cell office:value-type="float" office:value="-0.0118450708687305" calcext:value-type="float">
            <text:p>-0.0118450709</text:p>
          </table:table-cell>
          <table:table-cell office:value-type="float" office:value="0.329896211624145" calcext:value-type="float">
            <text:p>0.3298962116</text:p>
          </table:table-cell>
          <table:table-cell office:value-type="float" office:value="-0.771732807159424" calcext:value-type="float">
            <text:p>-0.7717328072</text:p>
          </table:table-cell>
          <table:table-cell office:value-type="float" office:value="-0.213659778237343" calcext:value-type="float">
            <text:p>-0.2136597782</text:p>
          </table:table-cell>
          <table:table-cell office:value-type="float" office:value="0.716663062572479" calcext:value-type="float">
            <text:p>0.7166630626</text:p>
          </table:table-cell>
          <table:table-cell office:value-type="float" office:value="0.15179580450058" calcext:value-type="float">
            <text:p>0.1517958045</text:p>
          </table:table-cell>
          <table:table-cell office:value-type="float" office:value="-0.116214245557785" calcext:value-type="float">
            <text:p>-0.1162142456</text:p>
          </table:table-cell>
          <table:table-cell office:value-type="float" office:value="0.477619856595993" calcext:value-type="float">
            <text:p>0.4776198566</text:p>
          </table:table-cell>
          <table:table-cell office:value-type="float" office:value="-2.05333185195923" calcext:value-type="float">
            <text:p>-2.053331852</text:p>
          </table:table-cell>
          <table:table-cell office:value-type="float" office:value="0.881112456321716" calcext:value-type="float">
            <text:p>0.8811124563</text:p>
          </table:table-cell>
          <table:table-cell office:value-type="float" office:value="-0.279776990413666" calcext:value-type="float">
            <text:p>-0.2797769904</text:p>
          </table:table-cell>
          <table:table-cell office:value-type="float" office:value="0.07949398458004" calcext:value-type="float">
            <text:p>0.0794939846</text:p>
          </table:table-cell>
          <table:table-cell office:value-type="float" office:value="0.0851240158081055" calcext:value-type="float">
            <text:p>0.0851240158</text:p>
          </table:table-cell>
          <table:table-cell office:value-type="float" office:value="0.24969619512558" calcext:value-type="float">
            <text:p>0.2496961951</text:p>
          </table:table-cell>
        </table:table-row>
        <table:table-row table:style-name="ro1">
          <table:table-cell office:value-type="float" office:value="0.0266354940831661" calcext:value-type="float">
            <text:p>0.0266354941</text:p>
          </table:table-cell>
          <table:table-cell office:value-type="float" office:value="-0.144207552075386" calcext:value-type="float">
            <text:p>-0.1442075521</text:p>
          </table:table-cell>
          <table:table-cell office:value-type="float" office:value="-0.241813480854034" calcext:value-type="float">
            <text:p>-0.2418134809</text:p>
          </table:table-cell>
          <table:table-cell office:value-type="float" office:value="-0.00898009724915028" calcext:value-type="float">
            <text:p>-0.0089800972</text:p>
          </table:table-cell>
          <table:table-cell office:value-type="float" office:value="-0.0156163312494755" calcext:value-type="float">
            <text:p>-0.0156163312</text:p>
          </table:table-cell>
          <table:table-cell office:value-type="float" office:value="0.456375241279602" calcext:value-type="float">
            <text:p>0.4563752413</text:p>
          </table:table-cell>
          <table:table-cell office:value-type="float" office:value="0.029323497787118" calcext:value-type="float">
            <text:p>0.0293234978</text:p>
          </table:table-cell>
          <table:table-cell office:value-type="float" office:value="0.0091523164883256" calcext:value-type="float">
            <text:p>0.0091523165</text:p>
          </table:table-cell>
          <table:table-cell office:value-type="float" office:value="-0.00103529798798263" calcext:value-type="float">
            <text:p>-0.001035298</text:p>
          </table:table-cell>
          <table:table-cell office:value-type="float" office:value="-0.0101335141807795" calcext:value-type="float">
            <text:p>-0.0101335142</text:p>
          </table:table-cell>
          <table:table-cell office:value-type="float" office:value="-0.0119062438607216" calcext:value-type="float">
            <text:p>-0.0119062439</text:p>
          </table:table-cell>
          <table:table-cell office:value-type="float" office:value="0.329934924840927" calcext:value-type="float">
            <text:p>0.3299349248</text:p>
          </table:table-cell>
          <table:table-cell office:value-type="float" office:value="-0.786670506000519" calcext:value-type="float">
            <text:p>-0.786670506</text:p>
          </table:table-cell>
          <table:table-cell office:value-type="float" office:value="-0.31215512752533" calcext:value-type="float">
            <text:p>-0.3121551275</text:p>
          </table:table-cell>
          <table:table-cell office:value-type="float" office:value="0.68689101934433" calcext:value-type="float">
            <text:p>0.6868910193</text:p>
          </table:table-cell>
          <table:table-cell office:value-type="float" office:value="0.149683266878128" calcext:value-type="float">
            <text:p>0.1496832669</text:p>
          </table:table-cell>
          <table:table-cell office:value-type="float" office:value="-0.121424078941345" calcext:value-type="float">
            <text:p>-0.1214240789</text:p>
          </table:table-cell>
          <table:table-cell office:value-type="float" office:value="0.491659849882126" calcext:value-type="float">
            <text:p>0.4916598499</text:p>
          </table:table-cell>
          <table:table-cell office:value-type="float" office:value="-2.04782652854919" calcext:value-type="float">
            <text:p>-2.0478265285</text:p>
          </table:table-cell>
          <table:table-cell office:value-type="float" office:value="0.882872939109802" calcext:value-type="float">
            <text:p>0.8828729391</text:p>
          </table:table-cell>
          <table:table-cell office:value-type="float" office:value="-0.276722222566605" calcext:value-type="float">
            <text:p>-0.2767222226</text:p>
          </table:table-cell>
          <table:table-cell office:value-type="float" office:value="0.0792612507939339" calcext:value-type="float">
            <text:p>0.0792612508</text:p>
          </table:table-cell>
          <table:table-cell office:value-type="float" office:value="0.0853875279426575" calcext:value-type="float">
            <text:p>0.0853875279</text:p>
          </table:table-cell>
          <table:table-cell office:value-type="float" office:value="0.249509781599045" calcext:value-type="float">
            <text:p>0.2495097816</text:p>
          </table:table-cell>
        </table:table-row>
        <table:table-row table:style-name="ro1">
          <table:table-cell office:value-type="float" office:value="0.0263866502791643" calcext:value-type="float">
            <text:p>0.0263866503</text:p>
          </table:table-cell>
          <table:table-cell office:value-type="float" office:value="-0.143547043204308" calcext:value-type="float">
            <text:p>-0.1435470432</text:p>
          </table:table-cell>
          <table:table-cell office:value-type="float" office:value="-0.242728501558304" calcext:value-type="float">
            <text:p>-0.2427285016</text:p>
          </table:table-cell>
          <table:table-cell office:value-type="float" office:value="-0.00893701054155827" calcext:value-type="float">
            <text:p>-0.0089370105</text:p>
          </table:table-cell>
          <table:table-cell office:value-type="float" office:value="-0.0156290512531996" calcext:value-type="float">
            <text:p>-0.0156290513</text:p>
          </table:table-cell>
          <table:table-cell office:value-type="float" office:value="0.456394851207733" calcext:value-type="float">
            <text:p>0.4563948512</text:p>
          </table:table-cell>
          <table:table-cell office:value-type="float" office:value="0.0291705131530762" calcext:value-type="float">
            <text:p>0.0291705132</text:p>
          </table:table-cell>
          <table:table-cell office:value-type="float" office:value="0.00949566625058651" calcext:value-type="float">
            <text:p>0.0094956663</text:p>
          </table:table-cell>
          <table:table-cell office:value-type="float" office:value="-0.00109799322672188" calcext:value-type="float">
            <text:p>-0.0010979932</text:p>
          </table:table-cell>
          <table:table-cell office:value-type="float" office:value="-0.010133633390069" calcext:value-type="float">
            <text:p>-0.0101336334</text:p>
          </table:table-cell>
          <table:table-cell office:value-type="float" office:value="-0.011938190087676" calcext:value-type="float">
            <text:p>-0.0119381901</text:p>
          </table:table-cell>
          <table:table-cell office:value-type="float" office:value="0.329954355955124" calcext:value-type="float">
            <text:p>0.329954356</text:p>
          </table:table-cell>
          <table:table-cell office:value-type="float" office:value="-0.794541597366333" calcext:value-type="float">
            <text:p>-0.7945415974</text:p>
          </table:table-cell>
          <table:table-cell office:value-type="float" office:value="-0.413902968168259" calcext:value-type="float">
            <text:p>-0.4139029682</text:p>
          </table:table-cell>
          <table:table-cell office:value-type="float" office:value="0.65734988451004" calcext:value-type="float">
            <text:p>0.6573498845</text:p>
          </table:table-cell>
          <table:table-cell office:value-type="float" office:value="0.146284475922585" calcext:value-type="float">
            <text:p>0.1462844759</text:p>
          </table:table-cell>
          <table:table-cell office:value-type="float" office:value="-0.127247214317322" calcext:value-type="float">
            <text:p>-0.1272472143</text:p>
          </table:table-cell>
          <table:table-cell office:value-type="float" office:value="0.505556702613831" calcext:value-type="float">
            <text:p>0.5055567026</text:p>
          </table:table-cell>
          <table:table-cell office:value-type="float" office:value="-2.04213404655457" calcext:value-type="float">
            <text:p>-2.0421340466</text:p>
          </table:table-cell>
          <table:table-cell office:value-type="float" office:value="0.884974479675293" calcext:value-type="float">
            <text:p>0.8849744797</text:p>
          </table:table-cell>
          <table:table-cell office:value-type="float" office:value="-0.272617995738983" calcext:value-type="float">
            <text:p>-0.2726179957</text:p>
          </table:table-cell>
          <table:table-cell office:value-type="float" office:value="0.0790136381983757" calcext:value-type="float">
            <text:p>0.0790136382</text:p>
          </table:table-cell>
          <table:table-cell office:value-type="float" office:value="0.0857491567730904" calcext:value-type="float">
            <text:p>0.0857491568</text:p>
          </table:table-cell>
          <table:table-cell office:value-type="float" office:value="0.249299839138985" calcext:value-type="float">
            <text:p>0.2492998391</text:p>
          </table:table-cell>
        </table:table-row>
        <table:table-row table:style-name="ro1">
          <table:table-cell office:value-type="float" office:value="0.0261474046856165" calcext:value-type="float">
            <text:p>0.0261474047</text:p>
          </table:table-cell>
          <table:table-cell office:value-type="float" office:value="-0.143124297261238" calcext:value-type="float">
            <text:p>-0.1431242973</text:p>
          </table:table-cell>
          <table:table-cell office:value-type="float" office:value="-0.243059799075127" calcext:value-type="float">
            <text:p>-0.2430597991</text:p>
          </table:table-cell>
          <table:table-cell office:value-type="float" office:value="-0.00889369659125805" calcext:value-type="float">
            <text:p>-0.0088936966</text:p>
          </table:table-cell>
          <table:table-cell office:value-type="float" office:value="-0.0156427137553692" calcext:value-type="float">
            <text:p>-0.0156427138</text:p>
          </table:table-cell>
          <table:table-cell office:value-type="float" office:value="0.45641440153122" calcext:value-type="float">
            <text:p>0.4564144015</text:p>
          </table:table-cell>
          <table:table-cell office:value-type="float" office:value="0.0290175322443247" calcext:value-type="float">
            <text:p>0.0290175322</text:p>
          </table:table-cell>
          <table:table-cell office:value-type="float" office:value="0.00984165817499161" calcext:value-type="float">
            <text:p>0.0098416582</text:p>
          </table:table-cell>
          <table:table-cell office:value-type="float" office:value="-0.00116275309119374" calcext:value-type="float">
            <text:p>-0.0011627531</text:p>
          </table:table-cell>
          <table:table-cell office:value-type="float" office:value="-0.0101338531821966" calcext:value-type="float">
            <text:p>-0.0101338532</text:p>
          </table:table-cell>
          <table:table-cell office:value-type="float" office:value="-0.0119710676372051" calcext:value-type="float">
            <text:p>-0.0119710676</text:p>
          </table:table-cell>
          <table:table-cell office:value-type="float" office:value="0.329973787069321" calcext:value-type="float">
            <text:p>0.3299737871</text:p>
          </table:table-cell>
          <table:table-cell office:value-type="float" office:value="-0.794532358646393" calcext:value-type="float">
            <text:p>-0.7945323586</text:p>
          </table:table-cell>
          <table:table-cell office:value-type="float" office:value="-0.517789602279663" calcext:value-type="float">
            <text:p>-0.5177896023</text:p>
          </table:table-cell>
          <table:table-cell office:value-type="float" office:value="0.627088129520416" calcext:value-type="float">
            <text:p>0.6270881295</text:p>
          </table:table-cell>
          <table:table-cell office:value-type="float" office:value="0.141617998480797" calcext:value-type="float">
            <text:p>0.1416179985</text:p>
          </table:table-cell>
          <table:table-cell office:value-type="float" office:value="-0.133663803339005" calcext:value-type="float">
            <text:p>-0.1336638033</text:p>
          </table:table-cell>
          <table:table-cell office:value-type="float" office:value="0.519030749797821" calcext:value-type="float">
            <text:p>0.5190307498</text:p>
          </table:table-cell>
          <table:table-cell office:value-type="float" office:value="-2.03624558448791" calcext:value-type="float">
            <text:p>-2.0362455845</text:p>
          </table:table-cell>
          <table:table-cell office:value-type="float" office:value="0.887409627437592" calcext:value-type="float">
            <text:p>0.8874096274</text:p>
          </table:table-cell>
          <table:table-cell office:value-type="float" office:value="-0.267475575208664" calcext:value-type="float">
            <text:p>-0.2674755752</text:p>
          </table:table-cell>
          <table:table-cell office:value-type="float" office:value="0.0787501260638237" calcext:value-type="float">
            <text:p>0.0787501261</text:p>
          </table:table-cell>
          <table:table-cell office:value-type="float" office:value="0.0862077921628952" calcext:value-type="float">
            <text:p>0.0862077922</text:p>
          </table:table-cell>
          <table:table-cell office:value-type="float" office:value="0.249067395925522" calcext:value-type="float">
            <text:p>0.2490673959</text:p>
          </table:table-cell>
        </table:table-row>
        <table:table-row table:style-name="ro1">
          <table:table-cell office:value-type="float" office:value="0.0259251426905394" calcext:value-type="float">
            <text:p>0.0259251427</text:p>
          </table:table-cell>
          <table:table-cell office:value-type="float" office:value="-0.143186286091805" calcext:value-type="float">
            <text:p>-0.1431862861</text:p>
          </table:table-cell>
          <table:table-cell office:value-type="float" office:value="-0.242473304271698" calcext:value-type="float">
            <text:p>-0.2424733043</text:p>
          </table:table-cell>
          <table:table-cell office:value-type="float" office:value="-0.00885020941495895" calcext:value-type="float">
            <text:p>-0.0088502094</text:p>
          </table:table-cell>
          <table:table-cell office:value-type="float" office:value="-0.0156573541462421" calcext:value-type="float">
            <text:p>-0.0156573541</text:p>
          </table:table-cell>
          <table:table-cell office:value-type="float" office:value="0.456433981657028" calcext:value-type="float">
            <text:p>0.4564339817</text:p>
          </table:table-cell>
          <table:table-cell office:value-type="float" office:value="0.0288646761327982" calcext:value-type="float">
            <text:p>0.0288646761</text:p>
          </table:table-cell>
          <table:table-cell office:value-type="float" office:value="0.0101900566369295" calcext:value-type="float">
            <text:p>0.0101900566</text:p>
          </table:table-cell>
          <table:table-cell office:value-type="float" office:value="-0.00122943602036685" calcext:value-type="float">
            <text:p>-0.001229436</text:p>
          </table:table-cell>
          <table:table-cell office:value-type="float" office:value="-0.0101342052221298" calcext:value-type="float">
            <text:p>-0.0101342052</text:p>
          </table:table-cell>
          <table:table-cell office:value-type="float" office:value="-0.0120048969984055" calcext:value-type="float">
            <text:p>-0.012004897</text:p>
          </table:table-cell>
          <table:table-cell office:value-type="float" office:value="0.32999324798584" calcext:value-type="float">
            <text:p>0.329993248</text:p>
          </table:table-cell>
          <table:table-cell office:value-type="float" office:value="-0.785520493984222" calcext:value-type="float">
            <text:p>-0.785520494</text:p>
          </table:table-cell>
          <table:table-cell office:value-type="float" office:value="-0.622637093067169" calcext:value-type="float">
            <text:p>-0.6226370931</text:p>
          </table:table-cell>
          <table:table-cell office:value-type="float" office:value="0.594765543937683" calcext:value-type="float">
            <text:p>0.5947655439</text:p>
          </table:table-cell>
          <table:table-cell office:value-type="float" office:value="0.135764360427856" calcext:value-type="float">
            <text:p>0.1357643604</text:p>
          </table:table-cell>
          <table:table-cell office:value-type="float" office:value="-0.140630066394806" calcext:value-type="float">
            <text:p>-0.1406300664</text:p>
          </table:table-cell>
          <table:table-cell office:value-type="float" office:value="0.531810879707336" calcext:value-type="float">
            <text:p>0.5318108797</text:p>
          </table:table-cell>
          <table:table-cell office:value-type="float" office:value="-2.03015422821045" calcext:value-type="float">
            <text:p>-2.0301542282</text:p>
          </table:table-cell>
          <table:table-cell office:value-type="float" office:value="0.890166819095612" calcext:value-type="float">
            <text:p>0.8901668191</text:p>
          </table:table-cell>
          <table:table-cell office:value-type="float" office:value="-0.261321246623993" calcext:value-type="float">
            <text:p>-0.2613212466</text:p>
          </table:table-cell>
          <table:table-cell office:value-type="float" office:value="0.0784696489572525" calcext:value-type="float">
            <text:p>0.078469649</text:p>
          </table:table-cell>
          <table:table-cell office:value-type="float" office:value="0.0867607295513153" calcext:value-type="float">
            <text:p>0.0867607296</text:p>
          </table:table-cell>
          <table:table-cell office:value-type="float" office:value="0.248813912272453" calcext:value-type="float">
            <text:p>0.2488139123</text:p>
          </table:table-cell>
        </table:table-row>
        <table:table-row table:style-name="ro1">
          <table:table-cell office:value-type="float" office:value="0.0257262270897627" calcext:value-type="float">
            <text:p>0.0257262271</text:p>
          </table:table-cell>
          <table:table-cell office:value-type="float" office:value="-0.1439418643713" calcext:value-type="float">
            <text:p>-0.1439418644</text:p>
          </table:table-cell>
          <table:table-cell office:value-type="float" office:value="-0.240704327821732" calcext:value-type="float">
            <text:p>-0.2407043278</text:p>
          </table:table-cell>
          <table:table-cell office:value-type="float" office:value="-0.00880658440291882" calcext:value-type="float">
            <text:p>-0.0088065844</text:p>
          </table:table-cell>
          <table:table-cell office:value-type="float" office:value="-0.015672966837883" calcext:value-type="float">
            <text:p>-0.0156729668</text:p>
          </table:table-cell>
          <table:table-cell office:value-type="float" office:value="0.456453531980514" calcext:value-type="float">
            <text:p>0.456453532</text:p>
          </table:table-cell>
          <table:table-cell office:value-type="float" office:value="0.0287120826542378" calcext:value-type="float">
            <text:p>0.0287120827</text:p>
          </table:table-cell>
          <table:table-cell office:value-type="float" office:value="0.0105406353250146" calcext:value-type="float">
            <text:p>0.0105406353</text:p>
          </table:table-cell>
          <table:table-cell office:value-type="float" office:value="-0.00129806040786207" calcext:value-type="float">
            <text:p>-0.0012980604</text:p>
          </table:table-cell>
          <table:table-cell office:value-type="float" office:value="-0.0101346839219332" calcext:value-type="float">
            <text:p>-0.0101346839</text:p>
          </table:table-cell>
          <table:table-cell office:value-type="float" office:value="-0.0120396614074707" calcext:value-type="float">
            <text:p>-0.0120396614</text:p>
          </table:table-cell>
          <table:table-cell office:value-type="float" office:value="0.330012708902359" calcext:value-type="float">
            <text:p>0.3300127089</text:p>
          </table:table-cell>
          <table:table-cell office:value-type="float" office:value="-0.733270287513733" calcext:value-type="float">
            <text:p>-0.7332702875</text:p>
          </table:table-cell>
          <table:table-cell office:value-type="float" office:value="-0.83009284734726" calcext:value-type="float">
            <text:p>-0.8300928473</text:p>
          </table:table-cell>
          <table:table-cell office:value-type="float" office:value="0.515569984912872" calcext:value-type="float">
            <text:p>0.5155699849</text:p>
          </table:table-cell>
          <table:table-cell office:value-type="float" office:value="0.121100664138794" calcext:value-type="float">
            <text:p>0.1211006641</text:p>
          </table:table-cell>
          <table:table-cell office:value-type="float" office:value="-0.155922636389732" calcext:value-type="float">
            <text:p>-0.1559226364</text:p>
          </table:table-cell>
          <table:table-cell office:value-type="float" office:value="0.554343342781067" calcext:value-type="float">
            <text:p>0.5543433428</text:p>
          </table:table-cell>
          <table:table-cell office:value-type="float" office:value="-2.01734471321106" calcext:value-type="float">
            <text:p>-2.0173447132</text:p>
          </table:table-cell>
          <table:table-cell office:value-type="float" office:value="0.896583318710327" calcext:value-type="float">
            <text:p>0.8965833187</text:p>
          </table:table-cell>
          <table:table-cell office:value-type="float" office:value="-0.246141403913498" calcext:value-type="float">
            <text:p>-0.2461414039</text:p>
          </table:table-cell>
          <table:table-cell office:value-type="float" office:value="0.0778537690639496" calcext:value-type="float">
            <text:p>0.0778537691</text:p>
          </table:table-cell>
          <table:table-cell office:value-type="float" office:value="0.088132455945015" calcext:value-type="float">
            <text:p>0.0881324559</text:p>
          </table:table-cell>
          <table:table-cell office:value-type="float" office:value="0.24825032055378" calcext:value-type="float">
            <text:p>0.2482503206</text:p>
          </table:table-cell>
        </table:table-row>
        <table:table-row table:style-name="ro1">
          <table:table-cell office:value-type="float" office:value="0.0255502052605152" calcext:value-type="float">
            <text:p>0.0255502053</text:p>
          </table:table-cell>
          <table:table-cell office:value-type="float" office:value="-0.145344123244286" calcext:value-type="float">
            <text:p>-0.1453441232</text:p>
          </table:table-cell>
          <table:table-cell office:value-type="float" office:value="-0.237831935286522" calcext:value-type="float">
            <text:p>-0.2378319353</text:p>
          </table:table-cell>
          <table:table-cell office:value-type="float" office:value="-0.00876284204423428" calcext:value-type="float">
            <text:p>-0.008762842</text:p>
          </table:table-cell>
          <table:table-cell office:value-type="float" office:value="-0.0156895965337753" calcext:value-type="float">
            <text:p>-0.0156895965</text:p>
          </table:table-cell>
          <table:table-cell office:value-type="float" office:value="0.456473052501678" calcext:value-type="float">
            <text:p>0.4564730525</text:p>
          </table:table-cell>
          <table:table-cell office:value-type="float" office:value="0.0284081529825926" calcext:value-type="float">
            <text:p>0.028408153</text:p>
          </table:table-cell>
          <table:table-cell office:value-type="float" office:value="0.0112474011257291" calcext:value-type="float">
            <text:p>0.0112474011</text:p>
          </table:table-cell>
          <table:table-cell office:value-type="float" office:value="-0.00144126848317683" calcext:value-type="float">
            <text:p>-0.0014412685</text:p>
          </table:table-cell>
          <table:table-cell office:value-type="float" office:value="-0.0101360697299242" calcext:value-type="float">
            <text:p>-0.0101360697</text:p>
          </table:table-cell>
          <table:table-cell office:value-type="float" office:value="-0.0121120549738407" calcext:value-type="float">
            <text:p>-0.012112055</text:p>
          </table:table-cell>
          <table:table-cell office:value-type="float" office:value="0.330051511526108" calcext:value-type="float">
            <text:p>0.3300515115</text:p>
          </table:table-cell>
          <table:table-cell office:value-type="float" office:value="-0.684063255786896" calcext:value-type="float">
            <text:p>-0.6840632558</text:p>
          </table:table-cell>
          <table:table-cell office:value-type="float" office:value="-0.929812550544739" calcext:value-type="float">
            <text:p>-0.9298125505</text:p>
          </table:table-cell>
          <table:table-cell office:value-type="float" office:value="0.4620461165905" calcext:value-type="float">
            <text:p>0.4620461166</text:p>
          </table:table-cell>
          <table:table-cell office:value-type="float" office:value="0.112706556916237" calcext:value-type="float">
            <text:p>0.1127065569</text:p>
          </table:table-cell>
          <table:table-cell office:value-type="float" office:value="-0.164055243134499" calcext:value-type="float">
            <text:p>-0.1640552431</text:p>
          </table:table-cell>
          <table:table-cell office:value-type="float" office:value="0.563733756542206" calcext:value-type="float">
            <text:p>0.5637337565</text:p>
          </table:table-cell>
          <table:table-cell office:value-type="float" office:value="-2.01062440872192" calcext:value-type="float">
            <text:p>-2.0106244087</text:p>
          </table:table-cell>
          <table:table-cell office:value-type="float" office:value="0.900202691555023" calcext:value-type="float">
            <text:p>0.9002026916</text:p>
          </table:table-cell>
          <table:table-cell office:value-type="float" office:value="-0.237221240997314" calcext:value-type="float">
            <text:p>-0.237221241</text:p>
          </table:table-cell>
          <table:table-cell office:value-type="float" office:value="0.0775164663791657" calcext:value-type="float">
            <text:p>0.0775164664</text:p>
          </table:table-cell>
          <table:table-cell office:value-type="float" office:value="0.0889400765299797" calcext:value-type="float">
            <text:p>0.0889400765</text:p>
          </table:table-cell>
          <table:table-cell office:value-type="float" office:value="0.24794402718544" calcext:value-type="float">
            <text:p>0.2479440272</text:p>
          </table:table-cell>
        </table:table-row>
        <table:table-row table:style-name="ro1">
          <table:table-cell office:value-type="float" office:value="0.0252644419670105" calcext:value-type="float">
            <text:p>0.025264442</text:p>
          </table:table-cell>
          <table:table-cell office:value-type="float" office:value="-0.149901762604713" calcext:value-type="float">
            <text:p>-0.1499017626</text:p>
          </table:table-cell>
          <table:table-cell office:value-type="float" office:value="-0.229091763496399" calcext:value-type="float">
            <text:p>-0.2290917635</text:p>
          </table:table-cell>
          <table:table-cell office:value-type="float" office:value="-0.00867522694170475" calcext:value-type="float">
            <text:p>-0.0086752269</text:p>
          </table:table-cell>
          <table:table-cell office:value-type="float" office:value="-0.0157259479165077" calcext:value-type="float">
            <text:p>-0.0157259479</text:p>
          </table:table-cell>
          <table:table-cell office:value-type="float" office:value="0.456511855125427" calcext:value-type="float">
            <text:p>0.4565118551</text:p>
          </table:table-cell>
          <table:table-cell office:value-type="float" office:value="0.0282570775598288" calcext:value-type="float">
            <text:p>0.0282570776</text:p>
          </table:table-cell>
          <table:table-cell office:value-type="float" office:value="0.0116031197831035" calcext:value-type="float">
            <text:p>0.0116031198</text:p>
          </table:table-cell>
          <table:table-cell office:value-type="float" office:value="-0.00151579268276691" calcext:value-type="float">
            <text:p>-0.0015157927</text:p>
          </table:table-cell>
          <table:table-cell office:value-type="float" office:value="-0.0101369824260473" calcext:value-type="float">
            <text:p>-0.0101369824</text:p>
          </table:table-cell>
          <table:table-cell office:value-type="float" office:value="-0.0121496841311455" calcext:value-type="float">
            <text:p>-0.0121496841</text:p>
          </table:table-cell>
          <table:table-cell office:value-type="float" office:value="0.330070853233337" calcext:value-type="float">
            <text:p>0.3300708532</text:p>
          </table:table-cell>
          <table:table-cell office:value-type="float" office:value="-0.612807273864746" calcext:value-type="float">
            <text:p>-0.6128072739</text:p>
          </table:table-cell>
          <table:table-cell office:value-type="float" office:value="-1.02454173564911" calcext:value-type="float">
            <text:p>-1.0245417356</text:p>
          </table:table-cell>
          <table:table-cell office:value-type="float" office:value="0.392052263021469" calcext:value-type="float">
            <text:p>0.392052263</text:p>
          </table:table-cell>
          <table:table-cell office:value-type="float" office:value="0.10393039137125" calcext:value-type="float">
            <text:p>0.1039303914</text:p>
          </table:table-cell>
          <table:table-cell office:value-type="float" office:value="-0.172358334064484" calcext:value-type="float">
            <text:p>-0.1723583341</text:p>
          </table:table-cell>
          <table:table-cell office:value-type="float" office:value="0.571726083755493" calcext:value-type="float">
            <text:p>0.5717260838</text:p>
          </table:table-cell>
          <table:table-cell office:value-type="float" office:value="-2.00369620323181" calcext:value-type="float">
            <text:p>-2.0036962032</text:p>
          </table:table-cell>
          <table:table-cell office:value-type="float" office:value="0.904065728187561" calcext:value-type="float">
            <text:p>0.9040657282</text:p>
          </table:table-cell>
          <table:table-cell office:value-type="float" office:value="-0.227496519684792" calcext:value-type="float">
            <text:p>-0.2274965197</text:p>
          </table:table-cell>
          <table:table-cell office:value-type="float" office:value="0.077158622443676" calcext:value-type="float">
            <text:p>0.0771586224</text:p>
          </table:table-cell>
          <table:table-cell office:value-type="float" office:value="0.0898199826478958" calcext:value-type="float">
            <text:p>0.0898199826</text:p>
          </table:table-cell>
          <table:table-cell office:value-type="float" office:value="0.247624218463898" calcext:value-type="float">
            <text:p>0.2476242185</text:p>
          </table:table-cell>
        </table:table-row>
        <table:table-row table:style-name="ro1">
          <table:table-cell office:value-type="float" office:value="0.025153337046504" calcext:value-type="float">
            <text:p>0.025153337</text:p>
          </table:table-cell>
          <table:table-cell office:value-type="float" office:value="-0.152963891625404" calcext:value-type="float">
            <text:p>-0.1529638916</text:p>
          </table:table-cell>
          <table:table-cell office:value-type="float" office:value="-0.223382085561752" calcext:value-type="float">
            <text:p>-0.2233820856</text:p>
          </table:table-cell>
          <table:table-cell office:value-type="float" office:value="-0.00863141566514969" calcext:value-type="float">
            <text:p>-0.0086314157</text:p>
          </table:table-cell>
          <table:table-cell office:value-type="float" office:value="-0.0157456956803799" calcext:value-type="float">
            <text:p>-0.0157456957</text:p>
          </table:table-cell>
          <table:table-cell office:value-type="float" office:value="0.45653110742569" calcext:value-type="float">
            <text:p>0.4565311074</text:p>
          </table:table-cell>
          <table:table-cell office:value-type="float" office:value="0.0281067993491888" calcext:value-type="float">
            <text:p>0.0281067993</text:p>
          </table:table-cell>
          <table:table-cell office:value-type="float" office:value="0.0119600966572762" calcext:value-type="float">
            <text:p>0.0119600967</text:p>
          </table:table-cell>
          <table:table-cell office:value-type="float" office:value="-0.00159226276446134" calcext:value-type="float">
            <text:p>-0.0015922628</text:p>
          </table:table-cell>
          <table:table-cell office:value-type="float" office:value="-0.0101380720734596" calcext:value-type="float">
            <text:p>-0.0101380721</text:p>
          </table:table-cell>
          <table:table-cell office:value-type="float" office:value="-0.0121882483363152" calcext:value-type="float">
            <text:p>-0.0121882483</text:p>
          </table:table-cell>
          <table:table-cell office:value-type="float" office:value="0.330090135335922" calcext:value-type="float">
            <text:p>0.3300901353</text:p>
          </table:table-cell>
          <table:table-cell office:value-type="float" office:value="-0.511233150959015" calcext:value-type="float">
            <text:p>-0.511233151</text:p>
          </table:table-cell>
          <table:table-cell office:value-type="float" office:value="-1.11198592185974" calcext:value-type="float">
            <text:p>-1.1119859219</text:p>
          </table:table-cell>
          <table:table-cell office:value-type="float" office:value="0.296866178512573" calcext:value-type="float">
            <text:p>0.2968661785</text:p>
          </table:table-cell>
          <table:table-cell office:value-type="float" office:value="0.0950299203395844" calcext:value-type="float">
            <text:p>0.0950299203</text:p>
          </table:table-cell>
          <table:table-cell office:value-type="float" office:value="-0.180705890059471" calcext:value-type="float">
            <text:p>-0.1807058901</text:p>
          </table:table-cell>
          <table:table-cell office:value-type="float" office:value="0.57828688621521" calcext:value-type="float">
            <text:p>0.5782868862</text:p>
          </table:table-cell>
          <table:table-cell office:value-type="float" office:value="-1.99656617641449" calcext:value-type="float">
            <text:p>-1.9965661764</text:p>
          </table:table-cell>
          <table:table-cell office:value-type="float" office:value="0.908146381378174" calcext:value-type="float">
            <text:p>0.9081463814</text:p>
          </table:table-cell>
          <table:table-cell office:value-type="float" office:value="-0.217037335038185" calcext:value-type="float">
            <text:p>-0.217037335</text:p>
          </table:table-cell>
          <table:table-cell office:value-type="float" office:value="0.0767797231674194" calcext:value-type="float">
            <text:p>0.0767797232</text:p>
          </table:table-cell>
          <table:table-cell office:value-type="float" office:value="0.0907648056745529" calcext:value-type="float">
            <text:p>0.0907648057</text:p>
          </table:table-cell>
          <table:table-cell office:value-type="float" office:value="0.247293204069138" calcext:value-type="float">
            <text:p>0.2472932041</text:p>
          </table:table-cell>
        </table:table-row>
        <table:table-row table:style-name="ro1">
          <table:table-cell office:value-type="float" office:value="0.0250622872263193" calcext:value-type="float">
            <text:p>0.0250622872</text:p>
          </table:table-cell>
          <table:table-cell office:value-type="float" office:value="-0.156486287713051" calcext:value-type="float">
            <text:p>-0.1564862877</text:p>
          </table:table-cell>
          <table:table-cell office:value-type="float" office:value="-0.216884672641754" calcext:value-type="float">
            <text:p>-0.2168846726</text:p>
          </table:table-cell>
          <table:table-cell office:value-type="float" office:value="-0.00858765840530396" calcext:value-type="float">
            <text:p>-0.0085876584</text:p>
          </table:table-cell>
          <table:table-cell office:value-type="float" office:value="-0.0157665759325027" calcext:value-type="float">
            <text:p>-0.0157665759</text:p>
          </table:table-cell>
          <table:table-cell office:value-type="float" office:value="0.456550300121307" calcext:value-type="float">
            <text:p>0.4565503001</text:p>
          </table:table-cell>
          <table:table-cell office:value-type="float" office:value="0.0279574040323496" calcext:value-type="float">
            <text:p>0.027957404</text:p>
          </table:table-cell>
          <table:table-cell office:value-type="float" office:value="0.0123181091621518" calcext:value-type="float">
            <text:p>0.0123181092</text:p>
          </table:table-cell>
          <table:table-cell office:value-type="float" office:value="-0.0016706109745428" calcext:value-type="float">
            <text:p>-0.001670611</text:p>
          </table:table-cell>
          <table:table-cell office:value-type="float" office:value="-0.0101393423974514" calcext:value-type="float">
            <text:p>-0.0101393424</text:p>
          </table:table-cell>
          <table:table-cell office:value-type="float" office:value="-0.0122278295457363" calcext:value-type="float">
            <text:p>-0.0122278295</text:p>
          </table:table-cell>
          <table:table-cell office:value-type="float" office:value="0.33010932803154" calcext:value-type="float">
            <text:p>0.330109328</text:p>
          </table:table-cell>
          <table:table-cell office:value-type="float" office:value="-0.367511659860611" calcext:value-type="float">
            <text:p>-0.3675116599</text:p>
          </table:table-cell>
          <table:table-cell office:value-type="float" office:value="-1.18902838230133" calcext:value-type="float">
            <text:p>-1.1890283823</text:p>
          </table:table-cell>
          <table:table-cell office:value-type="float" office:value="0.164147272706032" calcext:value-type="float">
            <text:p>0.1641472727</text:p>
          </table:table-cell>
          <table:table-cell office:value-type="float" office:value="0.0862546563148499" calcext:value-type="float">
            <text:p>0.0862546563</text:p>
          </table:table-cell>
          <table:table-cell office:value-type="float" office:value="-0.188969880342484" calcext:value-type="float">
            <text:p>-0.1889698803</text:p>
          </table:table-cell>
          <table:table-cell office:value-type="float" office:value="0.58344292640686" calcext:value-type="float">
            <text:p>0.5834429264</text:p>
          </table:table-cell>
          <table:table-cell office:value-type="float" office:value="-1.98924374580383" calcext:value-type="float">
            <text:p>-1.9892437458</text:p>
          </table:table-cell>
          <table:table-cell office:value-type="float" office:value="0.912416994571686" calcext:value-type="float">
            <text:p>0.9124169946</text:p>
          </table:table-cell>
          <table:table-cell office:value-type="float" office:value="-0.205918624997139" calcext:value-type="float">
            <text:p>-0.205918625</text:p>
          </table:table-cell>
          <table:table-cell office:value-type="float" office:value="0.0763796269893646" calcext:value-type="float">
            <text:p>0.076379627</text:p>
          </table:table-cell>
          <table:table-cell office:value-type="float" office:value="0.0917664393782616" calcext:value-type="float">
            <text:p>0.0917664394</text:p>
          </table:table-cell>
          <table:table-cell office:value-type="float" office:value="0.246953159570694" calcext:value-type="float">
            <text:p>0.2469531596</text:p>
          </table:table-cell>
        </table:table-row>
        <table:table-row table:style-name="ro1">
          <table:table-cell office:value-type="float" office:value="0.02499033883214" calcext:value-type="float">
            <text:p>0.0249903388</text:p>
          </table:table-cell>
          <table:table-cell office:value-type="float" office:value="-0.160422652959824" calcext:value-type="float">
            <text:p>-0.160422653</text:p>
          </table:table-cell>
          <table:table-cell office:value-type="float" office:value="-0.209678739309311" calcext:value-type="float">
            <text:p>-0.2096787393</text:p>
          </table:table-cell>
          <table:table-cell office:value-type="float" office:value="-0.00854400731623173" calcext:value-type="float">
            <text:p>-0.0085440073</text:p>
          </table:table-cell>
          <table:table-cell office:value-type="float" office:value="-0.0157885234802961" calcext:value-type="float">
            <text:p>-0.0157885235</text:p>
          </table:table-cell>
          <table:table-cell office:value-type="float" office:value="0.456569373607636" calcext:value-type="float">
            <text:p>0.4565693736</text:p>
          </table:table-cell>
          <table:table-cell office:value-type="float" office:value="0.0278089996427298" calcext:value-type="float">
            <text:p>0.0278089996</text:p>
          </table:table-cell>
          <table:table-cell office:value-type="float" office:value="0.0126769347116351" calcext:value-type="float">
            <text:p>0.0126769347</text:p>
          </table:table-cell>
          <table:table-cell office:value-type="float" office:value="-0.00175095337908715" calcext:value-type="float">
            <text:p>-0.0017509534</text:p>
          </table:table-cell>
          <table:table-cell office:value-type="float" office:value="-0.0101408120244741" calcext:value-type="float">
            <text:p>-0.010140812</text:p>
          </table:table-cell>
          <table:table-cell office:value-type="float" office:value="-0.0122683402150869" calcext:value-type="float">
            <text:p>-0.0122683402</text:p>
          </table:table-cell>
          <table:table-cell office:value-type="float" office:value="0.33012843132019" calcext:value-type="float">
            <text:p>0.3301284313</text:p>
          </table:table-cell>
          <table:table-cell office:value-type="float" office:value="-0.167840257287025" calcext:value-type="float">
            <text:p>-0.1678402573</text:p>
          </table:table-cell>
          <table:table-cell office:value-type="float" office:value="-1.25133156776428" calcext:value-type="float">
            <text:p>-1.2513315678</text:p>
          </table:table-cell>
          <table:table-cell office:value-type="float" office:value="-0.0204850826412439" calcext:value-type="float">
            <text:p>-0.0204850826</text:p>
          </table:table-cell>
          <table:table-cell office:value-type="float" office:value="0.0778318420052529" calcext:value-type="float">
            <text:p>0.077831842</text:p>
          </table:table-cell>
          <table:table-cell office:value-type="float" office:value="-0.19702573120594" calcext:value-type="float">
            <text:p>-0.1970257312</text:p>
          </table:table-cell>
          <table:table-cell office:value-type="float" office:value="0.587275147438049" calcext:value-type="float">
            <text:p>0.5872751474</text:p>
          </table:table-cell>
          <table:table-cell office:value-type="float" office:value="-1.98174178600311" calcext:value-type="float">
            <text:p>-1.981741786</text:p>
          </table:table-cell>
          <table:table-cell office:value-type="float" office:value="0.916848659515381" calcext:value-type="float">
            <text:p>0.9168486595</text:p>
          </table:table-cell>
          <table:table-cell office:value-type="float" office:value="-0.194220960140228" calcext:value-type="float">
            <text:p>-0.1942209601</text:p>
          </table:table-cell>
          <table:table-cell office:value-type="float" office:value="0.0759584158658981" calcext:value-type="float">
            <text:p>0.0759584159</text:p>
          </table:table-cell>
          <table:table-cell office:value-type="float" office:value="0.0928164124488831" calcext:value-type="float">
            <text:p>0.0928164124</text:p>
          </table:table-cell>
          <table:table-cell office:value-type="float" office:value="0.246606528759003" calcext:value-type="float">
            <text:p>0.2466065288</text:p>
          </table:table-cell>
        </table:table-row>
        <table:table-row table:style-name="ro1">
          <table:table-cell office:value-type="float" office:value="0.0249364655464888" calcext:value-type="float">
            <text:p>0.0249364655</text:p>
          </table:table-cell>
          <table:table-cell office:value-type="float" office:value="-0.16472664475441" calcext:value-type="float">
            <text:p>-0.1647266448</text:p>
          </table:table-cell>
          <table:table-cell office:value-type="float" office:value="-0.201843395829201" calcext:value-type="float">
            <text:p>-0.2018433958</text:p>
          </table:table-cell>
          <table:table-cell office:value-type="float" office:value="-0.00850042700767517" calcext:value-type="float">
            <text:p>-0.008500427</text:p>
          </table:table-cell>
          <table:table-cell office:value-type="float" office:value="-0.0158116072416306" calcext:value-type="float">
            <text:p>-0.0158116072</text:p>
          </table:table-cell>
          <table:table-cell office:value-type="float" office:value="0.456588238477707" calcext:value-type="float">
            <text:p>0.4565882385</text:p>
          </table:table-cell>
          <table:table-cell office:value-type="float" office:value="0.0276616811752319" calcext:value-type="float">
            <text:p>0.0276616812</text:p>
          </table:table-cell>
          <table:table-cell office:value-type="float" office:value="0.0130363330245018" calcext:value-type="float">
            <text:p>0.013036333</text:p>
          </table:table-cell>
          <table:table-cell office:value-type="float" office:value="-0.0018331934697926" calcext:value-type="float">
            <text:p>-0.0018331935</text:p>
          </table:table-cell>
          <table:table-cell office:value-type="float" office:value="-0.0101424306631088" calcext:value-type="float">
            <text:p>-0.0101424307</text:p>
          </table:table-cell>
          <table:table-cell office:value-type="float" office:value="-0.0123098380863667" calcext:value-type="float">
            <text:p>-0.0123098381</text:p>
          </table:table-cell>
          <table:table-cell office:value-type="float" office:value="0.330147385597229" calcext:value-type="float">
            <text:p>0.3301473856</text:p>
          </table:table-cell>
          <table:table-cell office:value-type="float" office:value="0.0937658920884133" calcext:value-type="float">
            <text:p>0.0937658921</text:p>
          </table:table-cell>
          <table:table-cell office:value-type="float" office:value="-1.29346287250519" calcext:value-type="float">
            <text:p>-1.2934628725</text:p>
          </table:table-cell>
          <table:table-cell office:value-type="float" office:value="-0.263670116662979" calcext:value-type="float">
            <text:p>-0.2636701167</text:p>
          </table:table-cell>
          <table:table-cell office:value-type="float" office:value="0.069955974817276" calcext:value-type="float">
            <text:p>0.0699559748</text:p>
          </table:table-cell>
          <table:table-cell office:value-type="float" office:value="-0.20475760102272" calcext:value-type="float">
            <text:p>-0.204757601</text:p>
          </table:table-cell>
          <table:table-cell office:value-type="float" office:value="0.589908719062805" calcext:value-type="float">
            <text:p>0.5899087191</text:p>
          </table:table-cell>
          <table:table-cell office:value-type="float" office:value="-1.97407746315002" calcext:value-type="float">
            <text:p>-1.9740774632</text:p>
          </table:table-cell>
          <table:table-cell office:value-type="float" office:value="0.921411395072937" calcext:value-type="float">
            <text:p>0.9214113951</text:p>
          </table:table-cell>
          <table:table-cell office:value-type="float" office:value="-0.18202917277813" calcext:value-type="float">
            <text:p>-0.1820291728</text:p>
          </table:table-cell>
          <table:table-cell office:value-type="float" office:value="0.0755166709423065" calcext:value-type="float">
            <text:p>0.0755166709</text:p>
          </table:table-cell>
          <table:table-cell office:value-type="float" office:value="0.0939058214426041" calcext:value-type="float">
            <text:p>0.0939058214</text:p>
          </table:table-cell>
          <table:table-cell office:value-type="float" office:value="0.246255591511726" calcext:value-type="float">
            <text:p>0.2462555915</text:p>
          </table:table-cell>
        </table:table-row>
        <table:table-row table:style-name="ro1">
          <table:table-cell office:value-type="float" office:value="0.0248995833098888" calcext:value-type="float">
            <text:p>0.0248995833</text:p>
          </table:table-cell>
          <table:table-cell office:value-type="float" office:value="-0.169352114200592" calcext:value-type="float">
            <text:p>-0.1693521142</text:p>
          </table:table-cell>
          <table:table-cell office:value-type="float" office:value="-0.193457677960396" calcext:value-type="float">
            <text:p>-0.193457678</text:p>
          </table:table-cell>
          <table:table-cell office:value-type="float" office:value="-0.00845701619982719" calcext:value-type="float">
            <text:p>-0.0084570162</text:p>
          </table:table-cell>
          <table:table-cell office:value-type="float" office:value="-0.0158358104526997" calcext:value-type="float">
            <text:p>-0.0158358105</text:p>
          </table:table-cell>
          <table:table-cell office:value-type="float" office:value="0.456606984138489" calcext:value-type="float">
            <text:p>0.4566069841</text:p>
          </table:table-cell>
          <table:table-cell office:value-type="float" office:value="0.0275155790150166" calcext:value-type="float">
            <text:p>0.027515579</text:p>
          </table:table-cell>
          <table:table-cell office:value-type="float" office:value="0.0133960908278823" calcext:value-type="float">
            <text:p>0.0133960908</text:p>
          </table:table-cell>
          <table:table-cell office:value-type="float" office:value="-0.00191725965123624" calcext:value-type="float">
            <text:p>-0.0019172597</text:p>
          </table:table-cell>
          <table:table-cell office:value-type="float" office:value="-0.0101442560553551" calcext:value-type="float">
            <text:p>-0.0101442561</text:p>
          </table:table-cell>
          <table:table-cell office:value-type="float" office:value="-0.0123522877693176" calcext:value-type="float">
            <text:p>-0.0123522878</text:p>
          </table:table-cell>
          <table:table-cell office:value-type="float" office:value="0.330166220664978" calcext:value-type="float">
            <text:p>0.3301662207</text:p>
          </table:table-cell>
          <table:table-cell office:value-type="float" office:value="0.395348876714706" calcext:value-type="float">
            <text:p>0.3953488767</text:p>
          </table:table-cell>
          <table:table-cell office:value-type="float" office:value="-1.31105899810791" calcext:value-type="float">
            <text:p>-1.3110589981</text:p>
          </table:table-cell>
          <table:table-cell office:value-type="float" office:value="-0.54418557882309" calcext:value-type="float">
            <text:p>-0.5441855788</text:p>
          </table:table-cell>
          <table:table-cell office:value-type="float" office:value="0.0627816319465637" calcext:value-type="float">
            <text:p>0.0627816319</text:p>
          </table:table-cell>
          <table:table-cell office:value-type="float" office:value="-0.212062150239944" calcext:value-type="float">
            <text:p>-0.2120621502</text:p>
          </table:table-cell>
          <table:table-cell office:value-type="float" office:value="0.591500997543335" calcext:value-type="float">
            <text:p>0.5915009975</text:p>
          </table:table-cell>
          <table:table-cell office:value-type="float" office:value="-1.96627163887024" calcext:value-type="float">
            <text:p>-1.9662716389</text:p>
          </table:table-cell>
          <table:table-cell office:value-type="float" office:value="0.926074087619782" calcext:value-type="float">
            <text:p>0.9260740876</text:p>
          </table:table-cell>
          <table:table-cell office:value-type="float" office:value="-0.169432640075684" calcext:value-type="float">
            <text:p>-0.1694326401</text:p>
          </table:table-cell>
          <table:table-cell office:value-type="float" office:value="0.0750552266836167" calcext:value-type="float">
            <text:p>0.0750552267</text:p>
          </table:table-cell>
          <table:table-cell office:value-type="float" office:value="0.0950255244970322" calcext:value-type="float">
            <text:p>0.0950255245</text:p>
          </table:table-cell>
          <table:table-cell office:value-type="float" office:value="0.245902702212334" calcext:value-type="float">
            <text:p>0.2459027022</text:p>
          </table:table-cell>
        </table:table-row>
        <table:table-row table:style-name="ro1">
          <table:table-cell office:value-type="float" office:value="0.0248785149306059" calcext:value-type="float">
            <text:p>0.0248785149</text:p>
          </table:table-cell>
          <table:table-cell office:value-type="float" office:value="-0.174252822995186" calcext:value-type="float">
            <text:p>-0.174252823</text:p>
          </table:table-cell>
          <table:table-cell office:value-type="float" office:value="-0.184600755572319" calcext:value-type="float">
            <text:p>-0.1846007556</text:p>
          </table:table-cell>
          <table:table-cell office:value-type="float" office:value="-0.00841379538178444" calcext:value-type="float">
            <text:p>-0.0084137954</text:p>
          </table:table-cell>
          <table:table-cell office:value-type="float" office:value="-0.0158611331135035" calcext:value-type="float">
            <text:p>-0.0158611331</text:p>
          </table:table-cell>
          <table:table-cell office:value-type="float" office:value="0.456625580787659" calcext:value-type="float">
            <text:p>0.4566255808</text:p>
          </table:table-cell>
          <table:table-cell office:value-type="float" office:value="0.0273708160966635" calcext:value-type="float">
            <text:p>0.0273708161</text:p>
          </table:table-cell>
          <table:table-cell office:value-type="float" office:value="0.0137559939175844" calcext:value-type="float">
            <text:p>0.0137559939</text:p>
          </table:table-cell>
          <table:table-cell office:value-type="float" office:value="-0.00200312305241823" calcext:value-type="float">
            <text:p>-0.0020031231</text:p>
          </table:table-cell>
          <table:table-cell office:value-type="float" office:value="-0.0101462863385677" calcext:value-type="float">
            <text:p>-0.0101462863</text:p>
          </table:table-cell>
          <table:table-cell office:value-type="float" office:value="-0.0123956818133593" calcext:value-type="float">
            <text:p>-0.0123956818</text:p>
          </table:table-cell>
          <table:table-cell office:value-type="float" office:value="0.330184906721115" calcext:value-type="float">
            <text:p>0.3301849067</text:p>
          </table:table-cell>
          <table:table-cell office:value-type="float" office:value="0.68496298789978" calcext:value-type="float">
            <text:p>0.6849629879</text:p>
          </table:table-cell>
          <table:table-cell office:value-type="float" office:value="-1.30494201183319" calcext:value-type="float">
            <text:p>-1.3049420118</text:p>
          </table:table-cell>
          <table:table-cell office:value-type="float" office:value="-0.810904622077942" calcext:value-type="float">
            <text:p>-0.8109046221</text:p>
          </table:table-cell>
          <table:table-cell office:value-type="float" office:value="0.0564206764101982" calcext:value-type="float">
            <text:p>0.0564206764</text:p>
          </table:table-cell>
          <table:table-cell office:value-type="float" office:value="-0.21885173022747" calcext:value-type="float">
            <text:p>-0.2188517302</text:p>
          </table:table-cell>
          <table:table-cell office:value-type="float" office:value="0.592228591442108" calcext:value-type="float">
            <text:p>0.5922285914</text:p>
          </table:table-cell>
          <table:table-cell office:value-type="float" office:value="-1.95834934711456" calcext:value-type="float">
            <text:p>-1.9583493471</text:p>
          </table:table-cell>
          <table:table-cell office:value-type="float" office:value="0.930805385112762" calcext:value-type="float">
            <text:p>0.9308053851</text:p>
          </table:table-cell>
          <table:table-cell office:value-type="float" office:value="-0.156525611877441" calcext:value-type="float">
            <text:p>-0.1565256119</text:p>
          </table:table-cell>
          <table:table-cell office:value-type="float" office:value="0.0745753943920136" calcext:value-type="float">
            <text:p>0.0745753944</text:p>
          </table:table-cell>
          <table:table-cell office:value-type="float" office:value="0.0961660742759705" calcext:value-type="float">
            <text:p>0.0961660743</text:p>
          </table:table-cell>
          <table:table-cell office:value-type="float" office:value="0.245550125837326" calcext:value-type="float">
            <text:p>0.2455501258</text:p>
          </table:table-cell>
        </table:table-row>
        <table:table-row table:style-name="ro1">
          <table:table-cell office:value-type="float" office:value="0.024872062727809" calcext:value-type="float">
            <text:p>0.0248720627</text:p>
          </table:table-cell>
          <table:table-cell office:value-type="float" office:value="-0.179382815957069" calcext:value-type="float">
            <text:p>-0.179382816</text:p>
          </table:table-cell>
          <table:table-cell office:value-type="float" office:value="-0.175352051854134" calcext:value-type="float">
            <text:p>-0.1753520519</text:p>
          </table:table-cell>
          <table:table-cell office:value-type="float" office:value="-0.008370790630579" calcext:value-type="float">
            <text:p>-0.0083707906</text:p>
          </table:table-cell>
          <table:table-cell office:value-type="float" office:value="-0.0158876292407513" calcext:value-type="float">
            <text:p>-0.0158876292</text:p>
          </table:table-cell>
          <table:table-cell office:value-type="float" office:value="0.456643998622894" calcext:value-type="float">
            <text:p>0.4566439986</text:p>
          </table:table-cell>
          <table:table-cell office:value-type="float" office:value="0.027227470651269" calcext:value-type="float">
            <text:p>0.0272274707</text:p>
          </table:table-cell>
          <table:table-cell office:value-type="float" office:value="0.0141158187761903" calcext:value-type="float">
            <text:p>0.0141158188</text:p>
          </table:table-cell>
          <table:table-cell office:value-type="float" office:value="-0.00209087249822915" calcext:value-type="float">
            <text:p>-0.0020908725</text:p>
          </table:table-cell>
          <table:table-cell office:value-type="float" office:value="-0.0101485177874565" calcext:value-type="float">
            <text:p>-0.0101485178</text:p>
          </table:table-cell>
          <table:table-cell office:value-type="float" office:value="-0.0124400556087494" calcext:value-type="float">
            <text:p>-0.0124400556</text:p>
          </table:table-cell>
          <table:table-cell office:value-type="float" office:value="0.330203473567963" calcext:value-type="float">
            <text:p>0.3302034736</text:p>
          </table:table-cell>
          <table:table-cell office:value-type="float" office:value="0.920388698577881" calcext:value-type="float">
            <text:p>0.9203886986</text:p>
          </table:table-cell>
          <table:table-cell office:value-type="float" office:value="-1.28183495998383" calcext:value-type="float">
            <text:p>-1.28183496</text:p>
          </table:table-cell>
          <table:table-cell office:value-type="float" office:value="-1.02250528335571" calcext:value-type="float">
            <text:p>-1.0225052834</text:p>
          </table:table-cell>
          <table:table-cell office:value-type="float" office:value="0.0509432628750801" calcext:value-type="float">
            <text:p>0.0509432629</text:p>
          </table:table-cell>
          <table:table-cell office:value-type="float" office:value="-0.225055739283562" calcext:value-type="float">
            <text:p>-0.2250557393</text:p>
          </table:table-cell>
          <table:table-cell office:value-type="float" office:value="0.592275083065033" calcext:value-type="float">
            <text:p>0.5922750831</text:p>
          </table:table-cell>
          <table:table-cell office:value-type="float" office:value="-1.94992852210999" calcext:value-type="float">
            <text:p>-1.9499285221</text:p>
          </table:table-cell>
          <table:table-cell office:value-type="float" office:value="0.935603618621826" calcext:value-type="float">
            <text:p>0.9356036186</text:p>
          </table:table-cell>
          <table:table-cell office:value-type="float" office:value="-0.143038794398308" calcext:value-type="float">
            <text:p>-0.1430387944</text:p>
          </table:table-cell>
          <table:table-cell office:value-type="float" office:value="0.0740804374217987" calcext:value-type="float">
            <text:p>0.0740804374</text:p>
          </table:table-cell>
          <table:table-cell office:value-type="float" office:value="0.0973664373159409" calcext:value-type="float">
            <text:p>0.0973664373</text:p>
          </table:table-cell>
          <table:table-cell office:value-type="float" office:value="0.245204091072082" calcext:value-type="float">
            <text:p>0.2452040911</text:p>
          </table:table-cell>
        </table:table-row>
        <table:table-row table:style-name="ro1">
          <table:table-cell office:value-type="float" office:value="0.0248788706958294" calcext:value-type="float">
            <text:p>0.0248788707</text:p>
          </table:table-cell>
          <table:table-cell office:value-type="float" office:value="-0.18469600379467" calcext:value-type="float">
            <text:p>-0.1846960038</text:p>
          </table:table-cell>
          <table:table-cell office:value-type="float" office:value="-0.165790498256683" calcext:value-type="float">
            <text:p>-0.1657904983</text:p>
          </table:table-cell>
          <table:table-cell office:value-type="float" office:value="-0.00832801125943661" calcext:value-type="float">
            <text:p>-0.0083280113</text:p>
          </table:table-cell>
          <table:table-cell office:value-type="float" office:value="-0.0159152764827013" calcext:value-type="float">
            <text:p>-0.0159152765</text:p>
          </table:table-cell>
          <table:table-cell office:value-type="float" office:value="0.456662207841873" calcext:value-type="float">
            <text:p>0.4566622078</text:p>
          </table:table-cell>
          <table:table-cell office:value-type="float" office:value="0.027085630223155" calcext:value-type="float">
            <text:p>0.0270856302</text:p>
          </table:table-cell>
          <table:table-cell office:value-type="float" office:value="0.0144753428176045" calcext:value-type="float">
            <text:p>0.0144753428</text:p>
          </table:table-cell>
          <table:table-cell office:value-type="float" office:value="-0.00218046363443136" calcext:value-type="float">
            <text:p>-0.0021804636</text:p>
          </table:table-cell>
          <table:table-cell office:value-type="float" office:value="-0.0101509336382151" calcext:value-type="float">
            <text:p>-0.0101509336</text:p>
          </table:table-cell>
          <table:table-cell office:value-type="float" office:value="-0.0124853756278753" calcext:value-type="float">
            <text:p>-0.0124853756</text:p>
          </table:table-cell>
          <table:table-cell office:value-type="float" office:value="0.330221861600876" calcext:value-type="float">
            <text:p>0.3302218616</text:p>
          </table:table-cell>
          <table:table-cell office:value-type="float" office:value="1.09365499019623" calcext:value-type="float">
            <text:p>1.0936549902</text:p>
          </table:table-cell>
          <table:table-cell office:value-type="float" office:value="-1.24992048740387" calcext:value-type="float">
            <text:p>-1.2499204874</text:p>
          </table:table-cell>
          <table:table-cell office:value-type="float" office:value="-1.17198204994202" calcext:value-type="float">
            <text:p>-1.1719820499</text:p>
          </table:table-cell>
          <table:table-cell office:value-type="float" office:value="0.0463822484016419" calcext:value-type="float">
            <text:p>0.0463822484</text:p>
          </table:table-cell>
          <table:table-cell office:value-type="float" office:value="-0.230620726943016" calcext:value-type="float">
            <text:p>-0.2306207269</text:p>
          </table:table-cell>
          <table:table-cell office:value-type="float" office:value="0.591819703578949" calcext:value-type="float">
            <text:p>0.5918197036</text:p>
          </table:table-cell>
          <table:table-cell office:value-type="float" office:value="-1.94145262241364" calcext:value-type="float">
            <text:p>-1.9414526224</text:p>
          </table:table-cell>
          <table:table-cell office:value-type="float" office:value="0.940410256385803" calcext:value-type="float">
            <text:p>0.9404102564</text:p>
          </table:table-cell>
          <table:table-cell office:value-type="float" office:value="-0.129438742995262" calcext:value-type="float">
            <text:p>-0.129438743</text:p>
          </table:table-cell>
          <table:table-cell office:value-type="float" office:value="0.0735694915056229" calcext:value-type="float">
            <text:p>0.0735694915</text:p>
          </table:table-cell>
          <table:table-cell office:value-type="float" office:value="0.0985679104924202" calcext:value-type="float">
            <text:p>0.0985679105</text:p>
          </table:table-cell>
          <table:table-cell office:value-type="float" office:value="0.244862467050552" calcext:value-type="float">
            <text:p>0.2448624671</text:p>
          </table:table-cell>
        </table:table-row>
        <table:table-row table:style-name="ro1">
          <table:table-cell office:value-type="float" office:value="0.0248788706958294" calcext:value-type="float">
            <text:p>0.0248788707</text:p>
          </table:table-cell>
          <table:table-cell office:value-type="float" office:value="-0.18469600379467" calcext:value-type="float">
            <text:p>-0.1846960038</text:p>
          </table:table-cell>
          <table:table-cell office:value-type="float" office:value="-0.165790498256683" calcext:value-type="float">
            <text:p>-0.1657904983</text:p>
          </table:table-cell>
          <table:table-cell office:value-type="float" office:value="-0.00832801125943661" calcext:value-type="float">
            <text:p>-0.0083280113</text:p>
          </table:table-cell>
          <table:table-cell office:value-type="float" office:value="-0.0159152764827013" calcext:value-type="float">
            <text:p>-0.0159152765</text:p>
          </table:table-cell>
          <table:table-cell office:value-type="float" office:value="0.456662207841873" calcext:value-type="float">
            <text:p>0.4566622078</text:p>
          </table:table-cell>
          <table:table-cell office:value-type="float" office:value="0.0269454102963209" calcext:value-type="float">
            <text:p>0.0269454103</text:p>
          </table:table-cell>
          <table:table-cell office:value-type="float" office:value="0.014834351837635" calcext:value-type="float">
            <text:p>0.0148343518</text:p>
          </table:table-cell>
          <table:table-cell office:value-type="float" office:value="-0.00227173301391304" calcext:value-type="float">
            <text:p>-0.002271733</text:p>
          </table:table-cell>
          <table:table-cell office:value-type="float" office:value="-0.0101535376161337" calcext:value-type="float">
            <text:p>-0.0101535376</text:p>
          </table:table-cell>
          <table:table-cell office:value-type="float" office:value="-0.0125316251069307" calcext:value-type="float">
            <text:p>-0.0125316251</text:p>
          </table:table-cell>
          <table:table-cell office:value-type="float" office:value="0.330240070819855" calcext:value-type="float">
            <text:p>0.3302400708</text:p>
          </table:table-cell>
          <table:table-cell office:value-type="float" office:value="1.21566927433014" calcext:value-type="float">
            <text:p>1.2156692743</text:p>
          </table:table-cell>
          <table:table-cell office:value-type="float" office:value="-1.2153947353363" calcext:value-type="float">
            <text:p>-1.2153947353</text:p>
          </table:table-cell>
          <table:table-cell office:value-type="float" office:value="-1.27125811576843" calcext:value-type="float">
            <text:p>-1.2712581158</text:p>
          </table:table-cell>
          <table:table-cell office:value-type="float" office:value="0.0427398569881916" calcext:value-type="float">
            <text:p>0.042739857</text:p>
          </table:table-cell>
          <table:table-cell office:value-type="float" office:value="-0.235509440302849" calcext:value-type="float">
            <text:p>-0.2355094403</text:p>
          </table:table-cell>
          <table:table-cell office:value-type="float" office:value="0.591029167175293" calcext:value-type="float">
            <text:p>0.5910291672</text:p>
          </table:table-cell>
          <table:table-cell office:value-type="float" office:value="-1.93296337127686" calcext:value-type="float">
            <text:p>-1.9329633713</text:p>
          </table:table-cell>
          <table:table-cell office:value-type="float" office:value="0.945192933082581" calcext:value-type="float">
            <text:p>0.9451929331</text:p>
          </table:table-cell>
          <table:table-cell office:value-type="float" office:value="-0.115836516022682" calcext:value-type="float">
            <text:p>-0.115836516</text:p>
          </table:table-cell>
          <table:table-cell office:value-type="float" office:value="0.0730452090501785" calcext:value-type="float">
            <text:p>0.0730452091</text:p>
          </table:table-cell>
          <table:table-cell office:value-type="float" office:value="0.0997601002454758" calcext:value-type="float">
            <text:p>0.0997601002</text:p>
          </table:table-cell>
          <table:table-cell office:value-type="float" office:value="0.244527280330658" calcext:value-type="float">
            <text:p>0.2445272803</text:p>
          </table:table-cell>
        </table:table-row>
        <table:table-row table:style-name="ro1">
          <table:table-cell office:value-type="float" office:value="0.0248975660651922" calcext:value-type="float">
            <text:p>0.0248975661</text:p>
          </table:table-cell>
          <table:table-cell office:value-type="float" office:value="-0.190146282315254" calcext:value-type="float">
            <text:p>-0.1901462823</text:p>
          </table:table-cell>
          <table:table-cell office:value-type="float" office:value="-0.155995190143585" calcext:value-type="float">
            <text:p>-0.1559951901</text:p>
          </table:table-cell>
          <table:table-cell office:value-type="float" office:value="-0.00828548707067967" calcext:value-type="float">
            <text:p>-0.0082854871</text:p>
          </table:table-cell>
          <table:table-cell office:value-type="float" office:value="-0.0159440580755472" calcext:value-type="float">
            <text:p>-0.0159440581</text:p>
          </table:table-cell>
          <table:table-cell office:value-type="float" office:value="0.456680238246918" calcext:value-type="float">
            <text:p>0.4566802382</text:p>
          </table:table-cell>
          <table:table-cell office:value-type="float" office:value="0.0268068686127663" calcext:value-type="float">
            <text:p>0.0268068686</text:p>
          </table:table-cell>
          <table:table-cell office:value-type="float" office:value="0.0151926334947348" calcext:value-type="float">
            <text:p>0.0151926335</text:p>
          </table:table-cell>
          <table:table-cell office:value-type="float" office:value="-0.00236476166173816" calcext:value-type="float">
            <text:p>-0.0023647617</text:p>
          </table:table-cell>
          <table:table-cell office:value-type="float" office:value="-0.0101563539355993" calcext:value-type="float">
            <text:p>-0.0101563539</text:p>
          </table:table-cell>
          <table:table-cell office:value-type="float" office:value="-0.0125788152217865" calcext:value-type="float">
            <text:p>-0.0125788152</text:p>
          </table:table-cell>
          <table:table-cell office:value-type="float" office:value="0.330258071422577" calcext:value-type="float">
            <text:p>0.3302580714</text:p>
          </table:table-cell>
          <table:table-cell office:value-type="float" office:value="1.29937362670898" calcext:value-type="float">
            <text:p>1.2993736267</text:p>
          </table:table-cell>
          <table:table-cell office:value-type="float" office:value="-1.18211162090302" calcext:value-type="float">
            <text:p>-1.1821116209</text:p>
          </table:table-cell>
          <table:table-cell office:value-type="float" office:value="-1.33431780338287" calcext:value-type="float">
            <text:p>-1.3343178034</text:p>
          </table:table-cell>
          <table:table-cell office:value-type="float" office:value="0.0399959683418274" calcext:value-type="float">
            <text:p>0.0399959683</text:p>
          </table:table-cell>
          <table:table-cell office:value-type="float" office:value="-0.239698439836502" calcext:value-type="float">
            <text:p>-0.2396984398</text:p>
          </table:table-cell>
          <table:table-cell office:value-type="float" office:value="0.590051531791687" calcext:value-type="float">
            <text:p>0.5900515318</text:p>
          </table:table-cell>
          <table:table-cell office:value-type="float" office:value="-1.92450737953186" calcext:value-type="float">
            <text:p>-1.9245073795</text:p>
          </table:table-cell>
          <table:table-cell office:value-type="float" office:value="0.949920356273651" calcext:value-type="float">
            <text:p>0.9499203563</text:p>
          </table:table-cell>
          <table:table-cell office:value-type="float" office:value="-0.10234747081995" calcext:value-type="float">
            <text:p>-0.1023474708</text:p>
          </table:table-cell>
          <table:table-cell office:value-type="float" office:value="0.0725107043981552" calcext:value-type="float">
            <text:p>0.0725107044</text:p>
          </table:table-cell>
          <table:table-cell office:value-type="float" office:value="0.100932665169239" calcext:value-type="float">
            <text:p>0.1009326652</text:p>
          </table:table-cell>
          <table:table-cell office:value-type="float" office:value="0.244200378656387" calcext:value-type="float">
            <text:p>0.2442003787</text:p>
          </table:table-cell>
        </table:table-row>
        <table:table-row table:style-name="ro1">
          <table:table-cell office:value-type="float" office:value="0.0249266978353262" calcext:value-type="float">
            <text:p>0.0249266978</text:p>
          </table:table-cell>
          <table:table-cell office:value-type="float" office:value="-0.195687681436539" calcext:value-type="float">
            <text:p>-0.1956876814</text:p>
          </table:table-cell>
          <table:table-cell office:value-type="float" office:value="-0.146045356988907" calcext:value-type="float">
            <text:p>-0.146045357</text:p>
          </table:table-cell>
          <table:table-cell office:value-type="float" office:value="-0.00824327208101749" calcext:value-type="float">
            <text:p>-0.0082432721</text:p>
          </table:table-cell>
          <table:table-cell office:value-type="float" office:value="-0.0159740075469017" calcext:value-type="float">
            <text:p>-0.0159740075</text:p>
          </table:table-cell>
          <table:table-cell office:value-type="float" office:value="0.456698030233383" calcext:value-type="float">
            <text:p>0.4566980302</text:p>
          </table:table-cell>
          <table:table-cell office:value-type="float" office:value="0.0266700703650713" calcext:value-type="float">
            <text:p>0.0266700704</text:p>
          </table:table-cell>
          <table:table-cell office:value-type="float" office:value="0.015549979172647" calcext:value-type="float">
            <text:p>0.0155499792</text:p>
          </table:table-cell>
          <table:table-cell office:value-type="float" office:value="-0.00245952070690691" calcext:value-type="float">
            <text:p>-0.0024595207</text:p>
          </table:table-cell>
          <table:table-cell office:value-type="float" office:value="-0.0101593695580959" calcext:value-type="float">
            <text:p>-0.0101593696</text:p>
          </table:table-cell>
          <table:table-cell office:value-type="float" office:value="-0.012626925483346" calcext:value-type="float">
            <text:p>-0.0126269255</text:p>
          </table:table-cell>
          <table:table-cell office:value-type="float" office:value="0.330275923013687" calcext:value-type="float">
            <text:p>0.330275923</text:p>
          </table:table-cell>
          <table:table-cell office:value-type="float" office:value="1.35433709621429" calcext:value-type="float">
            <text:p>1.3543370962</text:p>
          </table:table-cell>
          <table:table-cell office:value-type="float" office:value="-1.1523163318634" calcext:value-type="float">
            <text:p>-1.1523163319</text:p>
          </table:table-cell>
          <table:table-cell office:value-type="float" office:value="-1.37177050113678" calcext:value-type="float">
            <text:p>-1.3717705011</text:p>
          </table:table-cell>
          <table:table-cell office:value-type="float" office:value="0.0381172187626362" calcext:value-type="float">
            <text:p>0.0381172188</text:p>
          </table:table-cell>
          <table:table-cell office:value-type="float" office:value="-0.243174523115158" calcext:value-type="float">
            <text:p>-0.2431745231</text:p>
          </table:table-cell>
          <table:table-cell office:value-type="float" office:value="0.589012324810028" calcext:value-type="float">
            <text:p>0.5890123248</text:p>
          </table:table-cell>
          <table:table-cell office:value-type="float" office:value="-1.90790438652039" calcext:value-type="float">
            <text:p>-1.9079043865</text:p>
          </table:table-cell>
          <table:table-cell office:value-type="float" office:value="0.959087610244751" calcext:value-type="float">
            <text:p>0.9590876102</text:p>
          </table:table-cell>
          <table:table-cell office:value-type="float" office:value="-0.0761894732713699" calcext:value-type="float">
            <text:p>-0.0761894733</text:p>
          </table:table-cell>
          <table:table-cell office:value-type="float" office:value="0.0714255198836327" calcext:value-type="float">
            <text:p>0.0714255199</text:p>
          </table:table-cell>
          <table:table-cell office:value-type="float" office:value="0.103177420794964" calcext:value-type="float">
            <text:p>0.1031774208</text:p>
          </table:table-cell>
          <table:table-cell office:value-type="float" office:value="0.243578627705574" calcext:value-type="float">
            <text:p>0.2435786277</text:p>
          </table:table-cell>
        </table:table-row>
        <table:table-row table:style-name="ro1">
          <table:table-cell office:value-type="float" office:value="0.0250610485672951" calcext:value-type="float">
            <text:p>0.0250610486</text:p>
          </table:table-cell>
          <table:table-cell office:value-type="float" office:value="-0.212398782372475" calcext:value-type="float">
            <text:p>-0.2123987824</text:p>
          </table:table-cell>
          <table:table-cell office:value-type="float" office:value="-0.116058006882668" calcext:value-type="float">
            <text:p>-0.1160580069</text:p>
          </table:table-cell>
          <table:table-cell office:value-type="float" office:value="-0.00811864621937275" calcext:value-type="float">
            <text:p>-0.0081186462</text:p>
          </table:table-cell>
          <table:table-cell office:value-type="float" office:value="-0.0160707756876946" calcext:value-type="float">
            <text:p>-0.0160707757</text:p>
          </table:table-cell>
          <table:table-cell office:value-type="float" office:value="0.456750154495239" calcext:value-type="float">
            <text:p>0.4567501545</text:p>
          </table:table-cell>
          <table:table-cell office:value-type="float" office:value="0.0264021400362253" calcext:value-type="float">
            <text:p>0.02640214</text:p>
          </table:table-cell>
          <table:table-cell office:value-type="float" office:value="0.0162609945982695" calcext:value-type="float">
            <text:p>0.0162609946</text:p>
          </table:table-cell>
          <table:table-cell office:value-type="float" office:value="-0.00265371426939964" calcext:value-type="float">
            <text:p>-0.0026537143</text:p>
          </table:table-cell>
          <table:table-cell office:value-type="float" office:value="-0.0101659875363112" calcext:value-type="float">
            <text:p>-0.0101659875</text:p>
          </table:table-cell>
          <table:table-cell office:value-type="float" office:value="-0.0127258449792862" calcext:value-type="float">
            <text:p>-0.012725845</text:p>
          </table:table-cell>
          <table:table-cell office:value-type="float" office:value="0.330310970544815" calcext:value-type="float">
            <text:p>0.3303109705</text:p>
          </table:table-cell>
          <table:table-cell office:value-type="float" office:value="1.40898299217224" calcext:value-type="float">
            <text:p>1.4089829922</text:p>
          </table:table-cell>
          <table:table-cell office:value-type="float" office:value="-1.10660076141357" calcext:value-type="float">
            <text:p>-1.1066007614</text:p>
          </table:table-cell>
          <table:table-cell office:value-type="float" office:value="-1.4011914730072" calcext:value-type="float">
            <text:p>-1.401191473</text:p>
          </table:table-cell>
          <table:table-cell office:value-type="float" office:value="0.0364171415567398" calcext:value-type="float">
            <text:p>0.0364171416</text:p>
          </table:table-cell>
          <table:table-cell office:value-type="float" office:value="-0.248049646615982" calcext:value-type="float">
            <text:p>-0.2480496466</text:p>
          </table:table-cell>
          <table:table-cell office:value-type="float" office:value="0.587246298789978" calcext:value-type="float">
            <text:p>0.5872462988</text:p>
          </table:table-cell>
          <table:table-cell office:value-type="float" office:value="-1.89210271835327" calcext:value-type="float">
            <text:p>-1.8921027184</text:p>
          </table:table-cell>
          <table:table-cell office:value-type="float" office:value="0.967680871486664" calcext:value-type="float">
            <text:p>0.9676808715</text:p>
          </table:table-cell>
          <table:table-cell office:value-type="float" office:value="-0.0519628413021565" calcext:value-type="float">
            <text:p>-0.0519628413</text:p>
          </table:table-cell>
          <table:table-cell office:value-type="float" office:value="0.0703465268015862" calcext:value-type="float">
            <text:p>0.0703465268</text:p>
          </table:table-cell>
          <table:table-cell office:value-type="float" office:value="0.105219922959805" calcext:value-type="float">
            <text:p>0.105219923</text:p>
          </table:table-cell>
          <table:table-cell office:value-type="float" office:value="0.243009135127068" calcext:value-type="float">
            <text:p>0.2430091351</text:p>
          </table:table-cell>
        </table:table-row>
        <table:table-row table:style-name="ro1">
          <table:table-cell office:value-type="float" office:value="0.025115929543972" calcext:value-type="float">
            <text:p>0.0251159295</text:p>
          </table:table-cell>
          <table:table-cell office:value-type="float" office:value="-0.217844799160957" calcext:value-type="float">
            <text:p>-0.2178447992</text:p>
          </table:table-cell>
          <table:table-cell office:value-type="float" office:value="-0.106279492378235" calcext:value-type="float">
            <text:p>-0.1062794924</text:p>
          </table:table-cell>
          <table:table-cell office:value-type="float" office:value="-0.0080778393894434" calcext:value-type="float">
            <text:p>-0.0080778394</text:p>
          </table:table-cell>
          <table:table-cell office:value-type="float" office:value="-0.0161053333431482" calcext:value-type="float">
            <text:p>-0.0161053333</text:p>
          </table:table-cell>
          <table:table-cell office:value-type="float" office:value="0.456767082214356" calcext:value-type="float">
            <text:p>0.4567670822</text:p>
          </table:table-cell>
          <table:table-cell office:value-type="float" office:value="0.0262711439281702" calcext:value-type="float">
            <text:p>0.0262711439</text:p>
          </table:table-cell>
          <table:table-cell office:value-type="float" office:value="0.0166142378002405" calcext:value-type="float">
            <text:p>0.0166142378</text:p>
          </table:table-cell>
          <table:table-cell office:value-type="float" office:value="-0.00275323912501335" calcext:value-type="float">
            <text:p>-0.0027532391</text:p>
          </table:table-cell>
          <table:table-cell office:value-type="float" office:value="-0.0101695600897074" calcext:value-type="float">
            <text:p>-0.0101695601</text:p>
          </table:table-cell>
          <table:table-cell office:value-type="float" office:value="-0.0127766449004412" calcext:value-type="float">
            <text:p>-0.0127766449</text:p>
          </table:table-cell>
          <table:table-cell office:value-type="float" office:value="0.330328166484833" calcext:value-type="float">
            <text:p>0.3303281665</text:p>
          </table:table-cell>
          <table:table-cell office:value-type="float" office:value="1.42271280288696" calcext:value-type="float">
            <text:p>1.4227128029</text:p>
          </table:table-cell>
          <table:table-cell office:value-type="float" office:value="-1.0794575214386" calcext:value-type="float">
            <text:p>-1.0794575214</text:p>
          </table:table-cell>
          <table:table-cell office:value-type="float" office:value="-1.39992666244507" calcext:value-type="float">
            <text:p>-1.3999266624</text:p>
          </table:table-cell>
          <table:table-cell office:value-type="float" office:value="0.036506574600935" calcext:value-type="float">
            <text:p>0.0365065746</text:p>
          </table:table-cell>
          <table:table-cell office:value-type="float" office:value="-0.250392615795135" calcext:value-type="float">
            <text:p>-0.2503926158</text:p>
          </table:table-cell>
          <table:table-cell office:value-type="float" office:value="0.586449861526489" calcext:value-type="float">
            <text:p>0.5864498615</text:p>
          </table:table-cell>
          <table:table-cell office:value-type="float" office:value="-1.88466262817383" calcext:value-type="float">
            <text:p>-1.8846626282</text:p>
          </table:table-cell>
          <table:table-cell office:value-type="float" office:value="0.971695125102997" calcext:value-type="float">
            <text:p>0.9716951251</text:p>
          </table:table-cell>
          <table:table-cell office:value-type="float" office:value="-0.0409003384411335" calcext:value-type="float">
            <text:p>-0.0409003384</text:p>
          </table:table-cell>
          <table:table-cell office:value-type="float" office:value="0.0698208883404732" calcext:value-type="float">
            <text:p>0.0698208883</text:p>
          </table:table-cell>
          <table:table-cell office:value-type="float" office:value="0.106140121817589" calcext:value-type="float">
            <text:p>0.1061401218</text:p>
          </table:table-cell>
          <table:table-cell office:value-type="float" office:value="0.242747157812119" calcext:value-type="float">
            <text:p>0.2427471578</text:p>
          </table:table-cell>
        </table:table-row>
        <table:table-row table:style-name="ro1">
          <table:table-cell office:value-type="float" office:value="0.0251728650182486" calcext:value-type="float">
            <text:p>0.025172865</text:p>
          </table:table-cell>
          <table:table-cell office:value-type="float" office:value="-0.223151966929436" calcext:value-type="float">
            <text:p>-0.2231519669</text:p>
          </table:table-cell>
          <table:table-cell office:value-type="float" office:value="-0.0967409163713455" calcext:value-type="float">
            <text:p>-0.0967409164</text:p>
          </table:table-cell>
          <table:table-cell office:value-type="float" office:value="-0.00803747400641441" calcext:value-type="float">
            <text:p>-0.008037474</text:p>
          </table:table-cell>
          <table:table-cell office:value-type="float" office:value="-0.0161410253494978" calcext:value-type="float">
            <text:p>-0.0161410253</text:p>
          </table:table-cell>
          <table:table-cell office:value-type="float" office:value="0.456783711910248" calcext:value-type="float">
            <text:p>0.4567837119</text:p>
          </table:table-cell>
          <table:table-cell office:value-type="float" office:value="0.0261422228068113" calcext:value-type="float">
            <text:p>0.0261422228</text:p>
          </table:table-cell>
          <table:table-cell office:value-type="float" office:value="0.0169657059013844" calcext:value-type="float">
            <text:p>0.0169657059</text:p>
          </table:table-cell>
          <table:table-cell office:value-type="float" office:value="-0.00285419565625489" calcext:value-type="float">
            <text:p>-0.0028541957</text:p>
          </table:table-cell>
          <table:table-cell office:value-type="float" office:value="-0.0101733505725861" calcext:value-type="float">
            <text:p>-0.0101733506</text:p>
          </table:table-cell>
          <table:table-cell office:value-type="float" office:value="-0.0128282997757196" calcext:value-type="float">
            <text:p>-0.0128282998</text:p>
          </table:table-cell>
          <table:table-cell office:value-type="float" office:value="0.330345124006271" calcext:value-type="float">
            <text:p>0.330345124</text:p>
          </table:table-cell>
          <table:table-cell office:value-type="float" office:value="1.42025983333588" calcext:value-type="float">
            <text:p>1.4202598333</text:p>
          </table:table-cell>
          <table:table-cell office:value-type="float" office:value="-1.07226538658142" calcext:value-type="float">
            <text:p>-1.0722653866</text:p>
          </table:table-cell>
          <table:table-cell office:value-type="float" office:value="-1.3929535150528" calcext:value-type="float">
            <text:p>-1.3929535151</text:p>
          </table:table-cell>
          <table:table-cell office:value-type="float" office:value="0.0369956158101559" calcext:value-type="float">
            <text:p>0.0369956158</text:p>
          </table:table-cell>
          <table:table-cell office:value-type="float" office:value="-0.250708192586899" calcext:value-type="float">
            <text:p>-0.2507081926</text:p>
          </table:table-cell>
          <table:table-cell office:value-type="float" office:value="0.586503505706787" calcext:value-type="float">
            <text:p>0.5865035057</text:p>
          </table:table-cell>
          <table:table-cell office:value-type="float" office:value="-1.87762153148651" calcext:value-type="float">
            <text:p>-1.8776215315</text:p>
          </table:table-cell>
          <table:table-cell office:value-type="float" office:value="0.975487589836121" calcext:value-type="float">
            <text:p>0.9754875898</text:p>
          </table:table-cell>
          <table:table-cell office:value-type="float" office:value="-0.0307185873389244" calcext:value-type="float">
            <text:p>-0.0307185873</text:p>
          </table:table-cell>
          <table:table-cell office:value-type="float" office:value="0.0693111121654511" calcext:value-type="float">
            <text:p>0.0693111122</text:p>
          </table:table-cell>
          <table:table-cell office:value-type="float" office:value="0.106979712843895" calcext:value-type="float">
            <text:p>0.1069797128</text:p>
          </table:table-cell>
          <table:table-cell office:value-type="float" office:value="0.242501765489578" calcext:value-type="float">
            <text:p>0.2425017655</text:p>
          </table:table-cell>
        </table:table-row>
        <table:table-row table:style-name="ro1">
          <table:table-cell office:value-type="float" office:value="0.0252851266413927" calcext:value-type="float">
            <text:p>0.0252851266</text:p>
          </table:table-cell>
          <table:table-cell office:value-type="float" office:value="-0.233165860176086" calcext:value-type="float">
            <text:p>-0.2331658602</text:p>
          </table:table-cell>
          <table:table-cell office:value-type="float" office:value="-0.0786988064646721" calcext:value-type="float">
            <text:p>-0.0786988065</text:p>
          </table:table-cell>
          <table:table-cell office:value-type="float" office:value="-0.00795801356434822" calcext:value-type="float">
            <text:p>-0.0079580136</text:p>
          </table:table-cell>
          <table:table-cell office:value-type="float" office:value="-0.0162158086895943" calcext:value-type="float">
            <text:p>-0.0162158087</text:p>
          </table:table-cell>
          <table:table-cell office:value-type="float" office:value="0.45681619644165" calcext:value-type="float">
            <text:p>0.4568161964</text:p>
          </table:table-cell>
          <table:table-cell office:value-type="float" office:value="0.0258908402174711" calcext:value-type="float">
            <text:p>0.0258908402</text:p>
          </table:table-cell>
          <table:table-cell office:value-type="float" office:value="0.0176624543964863" calcext:value-type="float">
            <text:p>0.0176624544</text:p>
          </table:table-cell>
          <table:table-cell office:value-type="float" office:value="-0.003060502698645" calcext:value-type="float">
            <text:p>-0.0030605027</text:p>
          </table:table-cell>
          <table:table-cell office:value-type="float" office:value="-0.0101814158260822" calcext:value-type="float">
            <text:p>-0.0101814158</text:p>
          </table:table-cell>
          <table:table-cell office:value-type="float" office:value="-0.0129341632127762" calcext:value-type="float">
            <text:p>-0.0129341632</text:p>
          </table:table-cell>
          <table:table-cell office:value-type="float" office:value="0.330378323793411" calcext:value-type="float">
            <text:p>0.3303783238</text:p>
          </table:table-cell>
          <table:table-cell office:value-type="float" office:value="1.41317498683929" calcext:value-type="float">
            <text:p>1.4131749868</text:p>
          </table:table-cell>
          <table:table-cell office:value-type="float" office:value="-1.06890618801117" calcext:value-type="float">
            <text:p>-1.068906188</text:p>
          </table:table-cell>
          <table:table-cell office:value-type="float" office:value="-1.38296616077423" calcext:value-type="float">
            <text:p>-1.3829661608</text:p>
          </table:table-cell>
          <table:table-cell office:value-type="float" office:value="0.0377047993242741" calcext:value-type="float">
            <text:p>0.0377047993</text:p>
          </table:table-cell>
          <table:table-cell office:value-type="float" office:value="-0.250501781702042" calcext:value-type="float">
            <text:p>-0.2505017817</text:p>
          </table:table-cell>
          <table:table-cell office:value-type="float" office:value="0.586864113807678" calcext:value-type="float">
            <text:p>0.5868641138</text:p>
          </table:table-cell>
          <table:table-cell office:value-type="float" office:value="-1.87105178833008" calcext:value-type="float">
            <text:p>-1.8710517883</text:p>
          </table:table-cell>
          <table:table-cell office:value-type="float" office:value="0.979034125804901" calcext:value-type="float">
            <text:p>0.9790341258</text:p>
          </table:table-cell>
          <table:table-cell office:value-type="float" office:value="-0.0215551909059286" calcext:value-type="float">
            <text:p>-0.0215551909</text:p>
          </table:table-cell>
          <table:table-cell office:value-type="float" office:value="0.0688223019242287" calcext:value-type="float">
            <text:p>0.0688223019</text:p>
          </table:table-cell>
          <table:table-cell office:value-type="float" office:value="0.107728913426399" calcext:value-type="float">
            <text:p>0.1077289134</text:p>
          </table:table-cell>
          <table:table-cell office:value-type="float" office:value="0.242273986339569" calcext:value-type="float">
            <text:p>0.2422739863</text:p>
          </table:table-cell>
        </table:table-row>
        <table:table-row table:style-name="ro1">
          <table:table-cell office:value-type="float" office:value="0.0253363605588675" calcext:value-type="float">
            <text:p>0.0253363606</text:p>
          </table:table-cell>
          <table:table-cell office:value-type="float" office:value="-0.237780496478081" calcext:value-type="float">
            <text:p>-0.2377804965</text:p>
          </table:table-cell>
          <table:table-cell office:value-type="float" office:value="-0.0703524351119995" calcext:value-type="float">
            <text:p>-0.0703524351</text:p>
          </table:table-cell>
          <table:table-cell office:value-type="float" office:value="-0.00791900232434273" calcext:value-type="float">
            <text:p>-0.0079190023</text:p>
          </table:table-cell>
          <table:table-cell office:value-type="float" office:value="-0.0162548702210188" calcext:value-type="float">
            <text:p>-0.0162548702</text:p>
          </table:table-cell>
          <table:table-cell office:value-type="float" office:value="0.456832051277161" calcext:value-type="float">
            <text:p>0.4568320513</text:p>
          </table:table-cell>
          <table:table-cell office:value-type="float" office:value="0.0256484560668469" calcext:value-type="float">
            <text:p>0.0256484561</text:p>
          </table:table-cell>
          <table:table-cell office:value-type="float" office:value="0.0183495692908764" calcext:value-type="float">
            <text:p>0.0183495693</text:p>
          </table:table-cell>
          <table:table-cell office:value-type="float" office:value="-0.00327211408875883" calcext:value-type="float">
            <text:p>-0.0032721141</text:p>
          </table:table-cell>
          <table:table-cell office:value-type="float" office:value="-0.010190149769187" calcext:value-type="float">
            <text:p>-0.0101901498</text:p>
          </table:table-cell>
          <table:table-cell office:value-type="float" office:value="-0.0130432918667793" calcext:value-type="float">
            <text:p>-0.0130432919</text:p>
          </table:table-cell>
          <table:table-cell office:value-type="float" office:value="0.330410480499268" calcext:value-type="float">
            <text:p>0.3304104805</text:p>
          </table:table-cell>
          <table:table-cell office:value-type="float" office:value="1.38751447200775" calcext:value-type="float">
            <text:p>1.387514472</text:p>
          </table:table-cell>
          <table:table-cell office:value-type="float" office:value="-1.07232248783112" calcext:value-type="float">
            <text:p>-1.0723224878</text:p>
          </table:table-cell>
          <table:table-cell office:value-type="float" office:value="-1.35545814037323" calcext:value-type="float">
            <text:p>-1.3554581404</text:p>
          </table:table-cell>
          <table:table-cell office:value-type="float" office:value="0.0396346300840378" calcext:value-type="float">
            <text:p>0.0396346301</text:p>
          </table:table-cell>
          <table:table-cell office:value-type="float" office:value="-0.248662784695625" calcext:value-type="float">
            <text:p>-0.2486627847</text:p>
          </table:table-cell>
          <table:table-cell office:value-type="float" office:value="0.588446378707886" calcext:value-type="float">
            <text:p>0.5884463787</text:p>
          </table:table-cell>
          <table:table-cell office:value-type="float" office:value="-1.85943377017975" calcext:value-type="float">
            <text:p>-1.8594337702</text:p>
          </table:table-cell>
          <table:table-cell office:value-type="float" office:value="0.985313057899475" calcext:value-type="float">
            <text:p>0.9853130579</text:p>
          </table:table-cell>
          <table:table-cell office:value-type="float" office:value="-0.00668730959296227" calcext:value-type="float">
            <text:p>-0.0066873096</text:p>
          </table:table-cell>
          <table:table-cell office:value-type="float" office:value="0.0679232925176621" calcext:value-type="float">
            <text:p>0.0679232925</text:p>
          </table:table-cell>
          <table:table-cell office:value-type="float" office:value="0.108938336372375" calcext:value-type="float">
            <text:p>0.1089383364</text:p>
          </table:table-cell>
          <table:table-cell office:value-type="float" office:value="0.241876274347305" calcext:value-type="float">
            <text:p>0.2418762743</text:p>
          </table:table-cell>
        </table:table-row>
      </table:table>
      <table:table table:name="Torso" table:style-name="ta1">
        <table:shapes>
          <draw:frame draw:z-index="0" draw:style-name="gr1" draw:text-style-name="P1" svg:width="8.1028in" svg:height="5.1579in" svg:x="2.502in" svg:y="0.0394in">
            <draw:object draw:notify-on-update-of-ranges="Torso.A1:Torso.A1 Torso.A2:Torso.A285 Torso.B1:Torso.B1 Torso.B2:Torso.B285 Torso.A1:Torso.A1 Torso.A2:Torso.A285 Torso.C1:Torso.C1 Torso.C2:Torso.C285 Torso.A1:Torso.A1 Torso.A2:Torso.A285 Torso.D1:Torso.D1 Torso.D2:Torso.D285 Torso.A1:Torso.A1 Torso.A2:Torso.A285 Torso.E1:Torso.E1 Torso.E2:Torso.E285 Torso.A1:Torso.A1 Torso.A2:Torso.A285 Torso.F1:Torso.F1 Torso.F2:Torso.F285 Torso.A1:Torso.A1 Torso.A2:Torso.A285 Torso.G1:Torso.G1 Torso.G2:Torso.G28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5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X Torso</text:p>
          </table:table-cell>
          <table:table-cell office:value-type="string" calcext:value-type="string">
            <text:p>WY Torso</text:p>
          </table:table-cell>
          <table:table-cell office:value-type="string" calcext:value-type="string">
            <text:p>WZ Torso</text:p>
          </table:table-cell>
          <table:table-cell office:value-type="string" calcext:value-type="string">
            <text:p>X Torso</text:p>
          </table:table-cell>
          <table:table-cell office:value-type="string" calcext:value-type="string">
            <text:p>Y Torso</text:p>
          </table:table-cell>
          <table:table-cell office:value-type="string" calcext:value-type="string">
            <text:p>Z Tors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388516373932362" calcext:value-type="float">
            <text:p>0.0388516374</text:p>
          </table:table-cell>
          <table:table-cell office:value-type="float" office:value="-0.00441879034042358" calcext:value-type="float">
            <text:p>-0.0044187903</text:p>
          </table:table-cell>
          <table:table-cell office:value-type="float" office:value="0.0000270114142040256" calcext:value-type="float">
            <text:p>2.70114142040256E-005</text:p>
          </table:table-cell>
          <table:table-cell office:value-type="float" office:value="-0.0105687417089939" calcext:value-type="float">
            <text:p>-0.0105687417</text:p>
          </table:table-cell>
          <table:table-cell office:value-type="float" office:value="-0.0128880310803652" calcext:value-type="float">
            <text:p>-0.0128880311</text:p>
          </table:table-cell>
          <table:table-cell office:value-type="float" office:value="0.328878343105316" calcext:value-type="float">
            <text:p>0.32887834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388509146869183" calcext:value-type="float">
            <text:p>0.0388509147</text:p>
          </table:table-cell>
          <table:table-cell office:value-type="float" office:value="-0.004419369623065" calcext:value-type="float">
            <text:p>-0.0044193696</text:p>
          </table:table-cell>
          <table:table-cell office:value-type="float" office:value="0.0000269564661721233" calcext:value-type="float">
            <text:p>2.69564661721233E-005</text:p>
          </table:table-cell>
          <table:table-cell office:value-type="float" office:value="-0.0105680469423532" calcext:value-type="float">
            <text:p>-0.0105680469</text:p>
          </table:table-cell>
          <table:table-cell office:value-type="float" office:value="-0.0128877852112055" calcext:value-type="float">
            <text:p>-0.0128877852</text:p>
          </table:table-cell>
          <table:table-cell office:value-type="float" office:value="0.328878432512283" calcext:value-type="float">
            <text:p>0.32887843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388481356203556" calcext:value-type="float">
            <text:p>0.0388481356</text:p>
          </table:table-cell>
          <table:table-cell office:value-type="float" office:value="-0.00442148465663195" calcext:value-type="float">
            <text:p>-0.0044214847</text:p>
          </table:table-cell>
          <table:table-cell office:value-type="float" office:value="0.0000267729919869453" calcext:value-type="float">
            <text:p>0.000026773</text:p>
          </table:table-cell>
          <table:table-cell office:value-type="float" office:value="-0.0105661749839783" calcext:value-type="float">
            <text:p>-0.010566175</text:p>
          </table:table-cell>
          <table:table-cell office:value-type="float" office:value="-0.0128868948668242" calcext:value-type="float">
            <text:p>-0.0128868949</text:p>
          </table:table-cell>
          <table:table-cell office:value-type="float" office:value="0.328878730535507" calcext:value-type="float">
            <text:p>0.32887873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388423502445221" calcext:value-type="float">
            <text:p>0.0388423502</text:p>
          </table:table-cell>
          <table:table-cell office:value-type="float" office:value="-0.00442582275718451" calcext:value-type="float">
            <text:p>-0.0044258228</text:p>
          </table:table-cell>
          <table:table-cell office:value-type="float" office:value="0.0000265224643953843" calcext:value-type="float">
            <text:p>2.65224643953843E-005</text:p>
          </table:table-cell>
          <table:table-cell office:value-type="float" office:value="-0.0105634573847055" calcext:value-type="float">
            <text:p>-0.0105634574</text:p>
          </table:table-cell>
          <table:table-cell office:value-type="float" office:value="-0.0128849875181913" calcext:value-type="float">
            <text:p>-0.0128849875</text:p>
          </table:table-cell>
          <table:table-cell office:value-type="float" office:value="0.328879356384277" calcext:value-type="float">
            <text:p>0.328879356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388188920915127" calcext:value-type="float">
            <text:p>0.0388188921</text:p>
          </table:table-cell>
          <table:table-cell office:value-type="float" office:value="-0.00444284407421947" calcext:value-type="float">
            <text:p>-0.0044428441</text:p>
          </table:table-cell>
          <table:table-cell office:value-type="float" office:value="0.0000254840324487304" calcext:value-type="float">
            <text:p>0.000025484</text:p>
          </table:table-cell>
          <table:table-cell office:value-type="float" office:value="-0.0105565581470728" calcext:value-type="float">
            <text:p>-0.0105565581</text:p>
          </table:table-cell>
          <table:table-cell office:value-type="float" office:value="-0.0128772482275963" calcext:value-type="float">
            <text:p>-0.0128772482</text:p>
          </table:table-cell>
          <table:table-cell office:value-type="float" office:value="0.328881949186325" calcext:value-type="float">
            <text:p>0.328881949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388002768158913" calcext:value-type="float">
            <text:p>0.0388002768</text:p>
          </table:table-cell>
          <table:table-cell office:value-type="float" office:value="-0.00445593427866697" calcext:value-type="float">
            <text:p>-0.0044559343</text:p>
          </table:table-cell>
          <table:table-cell office:value-type="float" office:value="0.0000247110256168526" calcext:value-type="float">
            <text:p>0.000024711</text:p>
          </table:table-cell>
          <table:table-cell office:value-type="float" office:value="-0.0105527676641941" calcext:value-type="float">
            <text:p>-0.0105527677</text:p>
          </table:table-cell>
          <table:table-cell office:value-type="float" office:value="-0.0128711219877005" calcext:value-type="float">
            <text:p>-0.012871122</text:p>
          </table:table-cell>
          <table:table-cell office:value-type="float" office:value="0.32888400554657" calcext:value-type="float">
            <text:p>0.32888400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387766994535923" calcext:value-type="float">
            <text:p>0.0387766995</text:p>
          </table:table-cell>
          <table:table-cell office:value-type="float" office:value="-0.00447213696315885" calcext:value-type="float">
            <text:p>-0.004472137</text:p>
          </table:table-cell>
          <table:table-cell office:value-type="float" office:value="0.0000238048432947835" calcext:value-type="float">
            <text:p>2.38048432947835E-005</text:p>
          </table:table-cell>
          <table:table-cell office:value-type="float" office:value="-0.0105489324778318" calcext:value-type="float">
            <text:p>-0.0105489325</text:p>
          </table:table-cell>
          <table:table-cell office:value-type="float" office:value="-0.0128633454442024" calcext:value-type="float">
            <text:p>-0.0128633454</text:p>
          </table:table-cell>
          <table:table-cell office:value-type="float" office:value="0.32888662815094" calcext:value-type="float">
            <text:p>0.32888662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387479402124882" calcext:value-type="float">
            <text:p>0.0387479402</text:p>
          </table:table-cell>
          <table:table-cell office:value-type="float" office:value="-0.00449138088151813" calcext:value-type="float">
            <text:p>-0.0044913809</text:p>
          </table:table-cell>
          <table:table-cell office:value-type="float" office:value="0.0000227496457227971" calcext:value-type="float">
            <text:p>2.27496457227971E-005</text:p>
          </table:table-cell>
          <table:table-cell office:value-type="float" office:value="-0.0105451475828886" calcext:value-type="float">
            <text:p>-0.0105451476</text:p>
          </table:table-cell>
          <table:table-cell office:value-type="float" office:value="-0.0128538645803928" calcext:value-type="float">
            <text:p>-0.0128538646</text:p>
          </table:table-cell>
          <table:table-cell office:value-type="float" office:value="0.328889816999435" calcext:value-type="float">
            <text:p>0.32888981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387139022350311" calcext:value-type="float">
            <text:p>0.0387139022</text:p>
          </table:table-cell>
          <table:table-cell office:value-type="float" office:value="-0.0045135049149394" calcext:value-type="float">
            <text:p>-0.0045135049</text:p>
          </table:table-cell>
          <table:table-cell office:value-type="float" office:value="0.0000214755891647656" calcext:value-type="float">
            <text:p>2.14755891647656E-005</text:p>
          </table:table-cell>
          <table:table-cell office:value-type="float" office:value="-0.0105414781719446" calcext:value-type="float">
            <text:p>-0.0105414782</text:p>
          </table:table-cell>
          <table:table-cell office:value-type="float" office:value="-0.0128426291048527" calcext:value-type="float">
            <text:p>-0.0128426291</text:p>
          </table:table-cell>
          <table:table-cell office:value-type="float" office:value="0.328893572092056" calcext:value-type="float">
            <text:p>0.32889357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386745817959309" calcext:value-type="float">
            <text:p>0.0386745818</text:p>
          </table:table-cell>
          <table:table-cell office:value-type="float" office:value="-0.00453829765319824" calcext:value-type="float">
            <text:p>-0.0045382977</text:p>
          </table:table-cell>
          <table:table-cell office:value-type="float" office:value="0.0000201149141503265" calcext:value-type="float">
            <text:p>2.01149141503265E-005</text:p>
          </table:table-cell>
          <table:table-cell office:value-type="float" office:value="-0.010538013651967" calcext:value-type="float">
            <text:p>-0.0105380137</text:p>
          </table:table-cell>
          <table:table-cell office:value-type="float" office:value="-0.0128296371549368" calcext:value-type="float">
            <text:p>-0.0128296372</text:p>
          </table:table-cell>
          <table:table-cell office:value-type="float" office:value="0.328897953033447" calcext:value-type="float">
            <text:p>0.3288979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386299751698971" calcext:value-type="float">
            <text:p>0.0386299752</text:p>
          </table:table-cell>
          <table:table-cell office:value-type="float" office:value="-0.00456551276147366" calcext:value-type="float">
            <text:p>-0.0045655128</text:p>
          </table:table-cell>
          <table:table-cell office:value-type="float" office:value="0.0000186201268661534" calcext:value-type="float">
            <text:p>1.86201268661534E-005</text:p>
          </table:table-cell>
          <table:table-cell office:value-type="float" office:value="-0.0105347353965044" calcext:value-type="float">
            <text:p>-0.0105347354</text:p>
          </table:table-cell>
          <table:table-cell office:value-type="float" office:value="-0.0128149092197418" calcext:value-type="float">
            <text:p>-0.0128149092</text:p>
          </table:table-cell>
          <table:table-cell office:value-type="float" office:value="0.328902870416641" calcext:value-type="float">
            <text:p>0.32890287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385252125561237" calcext:value-type="float">
            <text:p>0.0385252126</text:p>
          </table:table-cell>
          <table:table-cell office:value-type="float" office:value="-0.00462597468867898" calcext:value-type="float">
            <text:p>-0.0046259747</text:p>
          </table:table-cell>
          <table:table-cell office:value-type="float" office:value="0.0000153530181705719" calcext:value-type="float">
            <text:p>0.000015353</text:p>
          </table:table-cell>
          <table:table-cell office:value-type="float" office:value="-0.010528925806284" calcext:value-type="float">
            <text:p>-0.0105289258</text:p>
          </table:table-cell>
          <table:table-cell office:value-type="float" office:value="-0.0127802882343531" calcext:value-type="float">
            <text:p>-0.0127802882</text:p>
          </table:table-cell>
          <table:table-cell office:value-type="float" office:value="0.328914403915405" calcext:value-type="float">
            <text:p>0.32891440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384652726352215" calcext:value-type="float">
            <text:p>0.0384652726</text:p>
          </table:table-cell>
          <table:table-cell office:value-type="float" office:value="-0.00465854723006487" calcext:value-type="float">
            <text:p>-0.0046585472</text:p>
          </table:table-cell>
          <table:table-cell office:value-type="float" office:value="0.0000135611362566124" calcext:value-type="float">
            <text:p>1.35611362566124E-005</text:p>
          </table:table-cell>
          <table:table-cell office:value-type="float" office:value="-0.0105263814330101" calcext:value-type="float">
            <text:p>-0.0105263814</text:p>
          </table:table-cell>
          <table:table-cell office:value-type="float" office:value="-0.0127604883164167" calcext:value-type="float">
            <text:p>-0.0127604883</text:p>
          </table:table-cell>
          <table:table-cell office:value-type="float" office:value="0.328920960426331" calcext:value-type="float">
            <text:p>0.32892096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384004600346088" calcext:value-type="float">
            <text:p>0.03840046</text:p>
          </table:table-cell>
          <table:table-cell office:value-type="float" office:value="-0.00469218753278256" calcext:value-type="float">
            <text:p>-0.0046921875</text:p>
          </table:table-cell>
          <table:table-cell office:value-type="float" office:value="0.0000117105792014627" calcext:value-type="float">
            <text:p>1.17105792014627E-005</text:p>
          </table:table-cell>
          <table:table-cell office:value-type="float" office:value="-0.0105241574347019" calcext:value-type="float">
            <text:p>-0.0105241574</text:p>
          </table:table-cell>
          <table:table-cell office:value-type="float" office:value="-0.01273906044662" calcext:value-type="float">
            <text:p>-0.0127390604</text:p>
          </table:table-cell>
          <table:table-cell office:value-type="float" office:value="0.328928083181381" calcext:value-type="float">
            <text:p>0.32892808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383309535682201" calcext:value-type="float">
            <text:p>0.0383309536</text:p>
          </table:table-cell>
          <table:table-cell office:value-type="float" office:value="-0.00472651375457645" calcext:value-type="float">
            <text:p>-0.0047265138</text:p>
          </table:table-cell>
          <table:table-cell office:value-type="float" office:value="0.00000986840495897923" calcext:value-type="float">
            <text:p>9.86840495897923E-006</text:p>
          </table:table-cell>
          <table:table-cell office:value-type="float" office:value="-0.0105221346020699" calcext:value-type="float">
            <text:p>-0.0105221346</text:p>
          </table:table-cell>
          <table:table-cell office:value-type="float" office:value="-0.0127160884439945" calcext:value-type="float">
            <text:p>-0.0127160884</text:p>
          </table:table-cell>
          <table:table-cell office:value-type="float" office:value="0.32893568277359" calcext:value-type="float">
            <text:p>0.328935682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381784848868847" calcext:value-type="float">
            <text:p>0.0381784849</text:p>
          </table:table-cell>
          <table:table-cell office:value-type="float" office:value="-0.00479561649262905" calcext:value-type="float">
            <text:p>-0.0047956165</text:p>
          </table:table-cell>
          <table:table-cell office:value-type="float" office:value="0.00000606670528213726" calcext:value-type="float">
            <text:p>6.06670528213726E-006</text:p>
          </table:table-cell>
          <table:table-cell office:value-type="float" office:value="-0.0105189010500908" calcext:value-type="float">
            <text:p>-0.0105189011</text:p>
          </table:table-cell>
          <table:table-cell office:value-type="float" office:value="-0.0126656703650951" calcext:value-type="float">
            <text:p>-0.0126656704</text:p>
          </table:table-cell>
          <table:table-cell office:value-type="float" office:value="0.328952342271805" calcext:value-type="float">
            <text:p>0.32895234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380959063768387" calcext:value-type="float">
            <text:p>0.0380959064</text:p>
          </table:table-cell>
          <table:table-cell office:value-type="float" office:value="-0.00482956320047379" calcext:value-type="float">
            <text:p>-0.0048295632</text:p>
          </table:table-cell>
          <table:table-cell office:value-type="float" office:value="0.00000417982437284081" calcext:value-type="float">
            <text:p>4.17982437284081E-006</text:p>
          </table:table-cell>
          <table:table-cell office:value-type="float" office:value="-0.0105176120996475" calcext:value-type="float">
            <text:p>-0.0105176121</text:p>
          </table:table-cell>
          <table:table-cell office:value-type="float" office:value="-0.012638358399272" calcext:value-type="float">
            <text:p>-0.0126383584</text:p>
          </table:table-cell>
          <table:table-cell office:value-type="float" office:value="0.328961282968521" calcext:value-type="float">
            <text:p>0.3289612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380093567073345" calcext:value-type="float">
            <text:p>0.0380093567</text:p>
          </table:table-cell>
          <table:table-cell office:value-type="float" office:value="-0.00486253714188933" calcext:value-type="float">
            <text:p>-0.0048625371</text:p>
          </table:table-cell>
          <table:table-cell office:value-type="float" office:value="0.00000225196458814025" calcext:value-type="float">
            <text:p>0.000002252</text:p>
          </table:table-cell>
          <table:table-cell office:value-type="float" office:value="-0.0105165261775255" calcext:value-type="float">
            <text:p>-0.0105165262</text:p>
          </table:table-cell>
          <table:table-cell office:value-type="float" office:value="-0.0126097593456507" calcext:value-type="float">
            <text:p>-0.0126097593</text:p>
          </table:table-cell>
          <table:table-cell office:value-type="float" office:value="0.328970670700073" calcext:value-type="float">
            <text:p>0.328970670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37919033318758" calcext:value-type="float">
            <text:p>0.0379190333</text:p>
          </table:table-cell>
          <table:table-cell office:value-type="float" office:value="-0.0048941164277494" calcext:value-type="float">
            <text:p>-0.0048941164</text:p>
          </table:table-cell>
          <table:table-cell office:value-type="float" office:value="0.000000469392205104668" calcext:value-type="float">
            <text:p>4.69392205104668E-007</text:p>
          </table:table-cell>
          <table:table-cell office:value-type="float" office:value="-0.0105156619101763" calcext:value-type="float">
            <text:p>-0.0105156619</text:p>
          </table:table-cell>
          <table:table-cell office:value-type="float" office:value="-0.0125798862427473" calcext:value-type="float">
            <text:p>-0.0125798862</text:p>
          </table:table-cell>
          <table:table-cell office:value-type="float" office:value="0.328980445861816" calcext:value-type="float">
            <text:p>0.32898044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378251448273659" calcext:value-type="float">
            <text:p>0.0378251448</text:p>
          </table:table-cell>
          <table:table-cell office:value-type="float" office:value="-0.00492387125268579" calcext:value-type="float">
            <text:p>-0.0049238713</text:p>
          </table:table-cell>
          <table:table-cell office:value-type="float" office:value="-0.00000136626670155238" calcext:value-type="float">
            <text:p>-1.36626670155238E-006</text:p>
          </table:table-cell>
          <table:table-cell office:value-type="float" office:value="-0.0105149429291487" calcext:value-type="float">
            <text:p>-0.0105149429</text:p>
          </table:table-cell>
          <table:table-cell office:value-type="float" office:value="-0.0125488135963678" calcext:value-type="float">
            <text:p>-0.0125488136</text:p>
          </table:table-cell>
          <table:table-cell office:value-type="float" office:value="0.328990578651428" calcext:value-type="float">
            <text:p>0.32899057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376275591552258" calcext:value-type="float">
            <text:p>0.0376275592</text:p>
          </table:table-cell>
          <table:table-cell office:value-type="float" office:value="-0.00497616175562143" calcext:value-type="float">
            <text:p>-0.0049761618</text:p>
          </table:table-cell>
          <table:table-cell office:value-type="float" office:value="-0.00000456539964943659" calcext:value-type="float">
            <text:p>-4.56539964943659E-006</text:p>
          </table:table-cell>
          <table:table-cell office:value-type="float" office:value="-0.0105138886719942" calcext:value-type="float">
            <text:p>-0.0105138887</text:p>
          </table:table-cell>
          <table:table-cell office:value-type="float" office:value="-0.0124834775924683" calcext:value-type="float">
            <text:p>-0.0124834776</text:p>
          </table:table-cell>
          <table:table-cell office:value-type="float" office:value="0.329011797904968" calcext:value-type="float">
            <text:p>0.32901179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375242568552494" calcext:value-type="float">
            <text:p>0.0375242569</text:p>
          </table:table-cell>
          <table:table-cell office:value-type="float" office:value="-0.00499781407415867" calcext:value-type="float">
            <text:p>-0.0049978141</text:p>
          </table:table-cell>
          <table:table-cell office:value-type="float" office:value="-0.00000603877151661436" calcext:value-type="float">
            <text:p>-6.03877151661436E-006</text:p>
          </table:table-cell>
          <table:table-cell office:value-type="float" office:value="-0.0105135533958674" calcext:value-type="float">
            <text:p>-0.0105135534</text:p>
          </table:table-cell>
          <table:table-cell office:value-type="float" office:value="-0.0124492906033993" calcext:value-type="float">
            <text:p>-0.0124492906</text:p>
          </table:table-cell>
          <table:table-cell office:value-type="float" office:value="0.329022824764252" calcext:value-type="float">
            <text:p>0.32902282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74182760715485" calcext:value-type="float">
            <text:p>0.0374182761</text:p>
          </table:table-cell>
          <table:table-cell office:value-type="float" office:value="-0.00501587940379977" calcext:value-type="float">
            <text:p>-0.0050158794</text:p>
          </table:table-cell>
          <table:table-cell office:value-type="float" office:value="-0.00000744136150387931" calcext:value-type="float">
            <text:p>-7.44136150387931E-006</text:p>
          </table:table-cell>
          <table:table-cell office:value-type="float" office:value="-0.0105132907629013" calcext:value-type="float">
            <text:p>-0.0105132908</text:p>
          </table:table-cell>
          <table:table-cell office:value-type="float" office:value="-0.0124142244458199" calcext:value-type="float">
            <text:p>-0.0124142244</text:p>
          </table:table-cell>
          <table:table-cell office:value-type="float" office:value="0.329034119844437" calcext:value-type="float">
            <text:p>0.32903411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73098067939281" calcext:value-type="float">
            <text:p>0.0373098068</text:p>
          </table:table-cell>
          <table:table-cell office:value-type="float" office:value="-0.00502992141991854" calcext:value-type="float">
            <text:p>-0.0050299214</text:p>
          </table:table-cell>
          <table:table-cell office:value-type="float" office:value="-0.00000859994179336354" calcext:value-type="float">
            <text:p>-8.59994179336354E-006</text:p>
          </table:table-cell>
          <table:table-cell office:value-type="float" office:value="-0.0105130579322577" calcext:value-type="float">
            <text:p>-0.0105130579</text:p>
          </table:table-cell>
          <table:table-cell office:value-type="float" office:value="-0.0123783405870199" calcext:value-type="float">
            <text:p>-0.0123783406</text:p>
          </table:table-cell>
          <table:table-cell office:value-type="float" office:value="0.329045653343201" calcext:value-type="float">
            <text:p>0.32904565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7199079990387" calcext:value-type="float">
            <text:p>0.03719908</text:p>
          </table:table-cell>
          <table:table-cell office:value-type="float" office:value="-0.00503948656842113" calcext:value-type="float">
            <text:p>-0.0050394866</text:p>
          </table:table-cell>
          <table:table-cell office:value-type="float" office:value="-0.0000095946079454734" calcext:value-type="float">
            <text:p>-9.5946079454734E-006</text:p>
          </table:table-cell>
          <table:table-cell office:value-type="float" office:value="-0.0105129107832909" calcext:value-type="float">
            <text:p>-0.0105129108</text:p>
          </table:table-cell>
          <table:table-cell office:value-type="float" office:value="-0.0123417023569346" calcext:value-type="float">
            <text:p>-0.0123417024</text:p>
          </table:table-cell>
          <table:table-cell office:value-type="float" office:value="0.329057365655899" calcext:value-type="float">
            <text:p>0.32905736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370862856507301" calcext:value-type="float">
            <text:p>0.0370862857</text:p>
          </table:table-cell>
          <table:table-cell office:value-type="float" office:value="-0.00504414504393935" calcext:value-type="float">
            <text:p>-0.005044145</text:p>
          </table:table-cell>
          <table:table-cell office:value-type="float" office:value="-0.0000104151122286567" calcext:value-type="float">
            <text:p>-1.04151122286567E-005</text:p>
          </table:table-cell>
          <table:table-cell office:value-type="float" office:value="-0.0105127338320017" calcext:value-type="float">
            <text:p>-0.0105127338</text:p>
          </table:table-cell>
          <table:table-cell office:value-type="float" office:value="-0.0123043693602085" calcext:value-type="float">
            <text:p>-0.0123043694</text:p>
          </table:table-cell>
          <table:table-cell office:value-type="float" office:value="0.329069256782532" calcext:value-type="float">
            <text:p>0.32906925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369716882705689" calcext:value-type="float">
            <text:p>0.0369716883</text:p>
          </table:table-cell>
          <table:table-cell office:value-type="float" office:value="-0.00504343817010522" calcext:value-type="float">
            <text:p>-0.0050434382</text:p>
          </table:table-cell>
          <table:table-cell office:value-type="float" office:value="-0.000011100573829026" calcext:value-type="float">
            <text:p>-1.1100573829026E-005</text:p>
          </table:table-cell>
          <table:table-cell office:value-type="float" office:value="-0.0105125568807125" calcext:value-type="float">
            <text:p>-0.0105125569</text:p>
          </table:table-cell>
          <table:table-cell office:value-type="float" office:value="-0.0122664403170347" calcext:value-type="float">
            <text:p>-0.0122664403</text:p>
          </table:table-cell>
          <table:table-cell office:value-type="float" office:value="0.329081296920776" calcext:value-type="float">
            <text:p>0.32908129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36855474114418" calcext:value-type="float">
            <text:p>0.0368554741</text:p>
          </table:table-cell>
          <table:table-cell office:value-type="float" office:value="-0.00503691984340549" calcext:value-type="float">
            <text:p>-0.0050369198</text:p>
          </table:table-cell>
          <table:table-cell office:value-type="float" office:value="-0.0000115243310574442" calcext:value-type="float">
            <text:p>-1.15243310574442E-005</text:p>
          </table:table-cell>
          <table:table-cell office:value-type="float" office:value="-0.0105123464018106" calcext:value-type="float">
            <text:p>-0.0105123464</text:p>
          </table:table-cell>
          <table:table-cell office:value-type="float" office:value="-0.0122279934585094" calcext:value-type="float">
            <text:p>-0.0122279935</text:p>
          </table:table-cell>
          <table:table-cell office:value-type="float" office:value="0.329093456268311" calcext:value-type="float">
            <text:p>0.32909345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367379114031792" calcext:value-type="float">
            <text:p>0.0367379114</text:p>
          </table:table-cell>
          <table:table-cell office:value-type="float" office:value="-0.00502415327355266" calcext:value-type="float">
            <text:p>-0.0050241533</text:p>
          </table:table-cell>
          <table:table-cell office:value-type="float" office:value="-0.0000117199124360923" calcext:value-type="float">
            <text:p>-1.17199124360923E-005</text:p>
          </table:table-cell>
          <table:table-cell office:value-type="float" office:value="-0.0105120483785868" calcext:value-type="float">
            <text:p>-0.0105120484</text:p>
          </table:table-cell>
          <table:table-cell office:value-type="float" office:value="-0.0121890734881163" calcext:value-type="float">
            <text:p>-0.0121890735</text:p>
          </table:table-cell>
          <table:table-cell office:value-type="float" office:value="0.329105705022812" calcext:value-type="float">
            <text:p>0.3291057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366191677749157" calcext:value-type="float">
            <text:p>0.0366191678</text:p>
          </table:table-cell>
          <table:table-cell office:value-type="float" office:value="-0.00500468444079161" calcext:value-type="float">
            <text:p>-0.0050046844</text:p>
          </table:table-cell>
          <table:table-cell office:value-type="float" office:value="-0.0000116034925667918" calcext:value-type="float">
            <text:p>-1.16034925667918E-005</text:p>
          </table:table-cell>
          <table:table-cell office:value-type="float" office:value="-0.0105117000639439" calcext:value-type="float">
            <text:p>-0.0105117001</text:p>
          </table:table-cell>
          <table:table-cell office:value-type="float" office:value="-0.0121497567743063" calcext:value-type="float">
            <text:p>-0.0121497568</text:p>
          </table:table-cell>
          <table:table-cell office:value-type="float" office:value="0.32911804318428" calcext:value-type="float">
            <text:p>0.32911804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363791473209858" calcext:value-type="float">
            <text:p>0.0363791473</text:p>
          </table:table-cell>
          <table:table-cell office:value-type="float" office:value="-0.00494386442005634" calcext:value-type="float">
            <text:p>-0.0049438644</text:p>
          </table:table-cell>
          <table:table-cell office:value-type="float" office:value="-0.0000106712259366759" calcext:value-type="float">
            <text:p>-1.06712259366759E-005</text:p>
          </table:table-cell>
          <table:table-cell office:value-type="float" office:value="-0.0105105862021446" calcext:value-type="float">
            <text:p>-0.0105105862</text:p>
          </table:table-cell>
          <table:table-cell office:value-type="float" office:value="-0.012070307508111" calcext:value-type="float">
            <text:p>-0.0120703075</text:p>
          </table:table-cell>
          <table:table-cell office:value-type="float" office:value="0.329142808914185" calcext:value-type="float">
            <text:p>0.329142808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362583361566067" calcext:value-type="float">
            <text:p>0.0362583362</text:p>
          </table:table-cell>
          <table:table-cell office:value-type="float" office:value="-0.0049016154371202" calcext:value-type="float">
            <text:p>-0.0049016154</text:p>
          </table:table-cell>
          <table:table-cell office:value-type="float" office:value="-0.00000978738717094529" calcext:value-type="float">
            <text:p>-9.78738717094529E-006</text:p>
          </table:table-cell>
          <table:table-cell office:value-type="float" office:value="-0.0105098206549883" calcext:value-type="float">
            <text:p>-0.0105098207</text:p>
          </table:table-cell>
          <table:table-cell office:value-type="float" office:value="-0.012030303478241" calcext:value-type="float">
            <text:p>-0.0120303035</text:p>
          </table:table-cell>
          <table:table-cell office:value-type="float" office:value="0.329155206680298" calcext:value-type="float">
            <text:p>0.32915520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361372642219067" calcext:value-type="float">
            <text:p>0.0361372642</text:p>
          </table:table-cell>
          <table:table-cell office:value-type="float" office:value="-0.00485088396817446" calcext:value-type="float">
            <text:p>-0.004850884</text:p>
          </table:table-cell>
          <table:table-cell office:value-type="float" office:value="-0.00000856361202750122" calcext:value-type="float">
            <text:p>-8.56361202750122E-006</text:p>
          </table:table-cell>
          <table:table-cell office:value-type="float" office:value="-0.0105088632553816" calcext:value-type="float">
            <text:p>-0.0105088633</text:p>
          </table:table-cell>
          <table:table-cell office:value-type="float" office:value="-0.0119902342557907" calcext:value-type="float">
            <text:p>-0.0119902343</text:p>
          </table:table-cell>
          <table:table-cell office:value-type="float" office:value="0.329167544841766" calcext:value-type="float">
            <text:p>0.32916754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19236208871007" calcext:value-type="float">
            <text:p>0.0192362089</text:p>
          </table:table-cell>
          <table:table-cell office:value-type="float" office:value="0.11738109588623" calcext:value-type="float">
            <text:p>0.1173810959</text:p>
          </table:table-cell>
          <table:table-cell office:value-type="float" office:value="0.00229504844173789" calcext:value-type="float">
            <text:p>0.0022950484</text:p>
          </table:table-cell>
          <table:table-cell office:value-type="float" office:value="-0.00356204062700272" calcext:value-type="float">
            <text:p>-0.0035620406</text:p>
          </table:table-cell>
          <table:table-cell office:value-type="float" office:value="-0.00632008165121079" calcext:value-type="float">
            <text:p>-0.0063200817</text:p>
          </table:table-cell>
          <table:table-cell office:value-type="float" office:value="0.329555064439774" calcext:value-type="float">
            <text:p>0.32955506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188304278999567" calcext:value-type="float">
            <text:p>0.0188304279</text:p>
          </table:table-cell>
          <table:table-cell office:value-type="float" office:value="0.120861247181892" calcext:value-type="float">
            <text:p>0.1208612472</text:p>
          </table:table-cell>
          <table:table-cell office:value-type="float" office:value="0.00231071701273322" calcext:value-type="float">
            <text:p>0.002310717</text:p>
          </table:table-cell>
          <table:table-cell office:value-type="float" office:value="-0.00328534282743931" calcext:value-type="float">
            <text:p>-0.0032853428</text:p>
          </table:table-cell>
          <table:table-cell office:value-type="float" office:value="-0.00618334114551544" calcext:value-type="float">
            <text:p>-0.0061833411</text:p>
          </table:table-cell>
          <table:table-cell office:value-type="float" office:value="0.329540908336639" calcext:value-type="float">
            <text:p>0.32954090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184242743998766" calcext:value-type="float">
            <text:p>0.0184242744</text:p>
          </table:table-cell>
          <table:table-cell office:value-type="float" office:value="0.124354846775532" calcext:value-type="float">
            <text:p>0.1243548468</text:p>
          </table:table-cell>
          <table:table-cell office:value-type="float" office:value="0.00232371920719743" calcext:value-type="float">
            <text:p>0.0023237192</text:p>
          </table:table-cell>
          <table:table-cell office:value-type="float" office:value="-0.00300571508705616" calcext:value-type="float">
            <text:p>-0.0030057151</text:p>
          </table:table-cell>
          <table:table-cell office:value-type="float" office:value="-0.00604652985930443" calcext:value-type="float">
            <text:p>-0.0060465299</text:p>
          </table:table-cell>
          <table:table-cell office:value-type="float" office:value="0.329525619745255" calcext:value-type="float">
            <text:p>0.32952561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18017964437604" calcext:value-type="float">
            <text:p>0.0180179644</text:p>
          </table:table-cell>
          <table:table-cell office:value-type="float" office:value="0.127860024571419" calcext:value-type="float">
            <text:p>0.1278600246</text:p>
          </table:table-cell>
          <table:table-cell office:value-type="float" office:value="0.002334178192541" calcext:value-type="float">
            <text:p>0.0023341782</text:p>
          </table:table-cell>
          <table:table-cell office:value-type="float" office:value="-0.00272336229681969" calcext:value-type="float">
            <text:p>-0.0027233623</text:p>
          </table:table-cell>
          <table:table-cell office:value-type="float" office:value="-0.00590971484780312" calcext:value-type="float">
            <text:p>-0.0059097148</text:p>
          </table:table-cell>
          <table:table-cell office:value-type="float" office:value="0.329509198665619" calcext:value-type="float">
            <text:p>0.32950919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1720573566854" calcext:value-type="float">
            <text:p>0.0172057357</text:p>
          </table:table-cell>
          <table:table-cell office:value-type="float" office:value="0.13489755988121" calcext:value-type="float">
            <text:p>0.1348975599</text:p>
          </table:table-cell>
          <table:table-cell office:value-type="float" office:value="0.00234710332006216" calcext:value-type="float">
            <text:p>0.0023471033</text:p>
          </table:table-cell>
          <table:table-cell office:value-type="float" office:value="-0.00215109251439571" calcext:value-type="float">
            <text:p>-0.0021510925</text:p>
          </table:table-cell>
          <table:table-cell office:value-type="float" office:value="-0.00563641637563705" calcext:value-type="float">
            <text:p>-0.0056364164</text:p>
          </table:table-cell>
          <table:table-cell office:value-type="float" office:value="0.329472869634628" calcext:value-type="float">
            <text:p>0.329472869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168002676218748" calcext:value-type="float">
            <text:p>0.0168002676</text:p>
          </table:table-cell>
          <table:table-cell office:value-type="float" office:value="0.138426274061203" calcext:value-type="float">
            <text:p>0.1384262741</text:p>
          </table:table-cell>
          <table:table-cell office:value-type="float" office:value="0.00234960136003792" calcext:value-type="float">
            <text:p>0.0023496014</text:p>
          </table:table-cell>
          <table:table-cell office:value-type="float" office:value="-0.00186147540807724" calcext:value-type="float">
            <text:p>-0.0018614754</text:p>
          </table:table-cell>
          <table:table-cell office:value-type="float" office:value="-0.00550007075071335" calcext:value-type="float">
            <text:p>-0.0055000708</text:p>
          </table:table-cell>
          <table:table-cell office:value-type="float" office:value="0.329452991485596" calcext:value-type="float">
            <text:p>0.329452991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16395466402173" calcext:value-type="float">
            <text:p>0.0163954664</text:p>
          </table:table-cell>
          <table:table-cell office:value-type="float" office:value="0.141959115862846" calcext:value-type="float">
            <text:p>0.1419591159</text:p>
          </table:table-cell>
          <table:table-cell office:value-type="float" office:value="0.00234953197650611" calcext:value-type="float">
            <text:p>0.002349532</text:p>
          </table:table-cell>
          <table:table-cell office:value-type="float" office:value="-0.00156977213919163" calcext:value-type="float">
            <text:p>-0.0015697721</text:p>
          </table:table-cell>
          <table:table-cell office:value-type="float" office:value="-0.0053640678524971" calcext:value-type="float">
            <text:p>-0.0053640679</text:p>
          </table:table-cell>
          <table:table-cell office:value-type="float" office:value="0.329431980848312" calcext:value-type="float">
            <text:p>0.32943198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59915667027235" calcext:value-type="float">
            <text:p>0.0159915667</text:p>
          </table:table-cell>
          <table:table-cell office:value-type="float" office:value="0.145494222640991" calcext:value-type="float">
            <text:p>0.1454942226</text:p>
          </table:table-cell>
          <table:table-cell office:value-type="float" office:value="0.00234675547108054" calcext:value-type="float">
            <text:p>0.0023467555</text:p>
          </table:table-cell>
          <table:table-cell office:value-type="float" office:value="-0.00127614289522171" calcext:value-type="float">
            <text:p>-0.0012761429</text:p>
          </table:table-cell>
          <table:table-cell office:value-type="float" office:value="-0.0052284337580204" calcext:value-type="float">
            <text:p>-0.0052284338</text:p>
          </table:table-cell>
          <table:table-cell office:value-type="float" office:value="0.329409837722778" calcext:value-type="float">
            <text:p>0.32940983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55887836590409" calcext:value-type="float">
            <text:p>0.0155887837</text:p>
          </table:table-cell>
          <table:table-cell office:value-type="float" office:value="0.14902974665165" calcext:value-type="float">
            <text:p>0.1490297467</text:p>
          </table:table-cell>
          <table:table-cell office:value-type="float" office:value="0.00234135752543807" calcext:value-type="float">
            <text:p>0.0023413575</text:p>
          </table:table-cell>
          <table:table-cell office:value-type="float" office:value="-0.000980669632554054" calcext:value-type="float">
            <text:p>-0.0009806696</text:p>
          </table:table-cell>
          <table:table-cell office:value-type="float" office:value="-0.00509324669837952" calcext:value-type="float">
            <text:p>-0.0050932467</text:p>
          </table:table-cell>
          <table:table-cell office:value-type="float" office:value="0.329386532306671" calcext:value-type="float">
            <text:p>0.32938653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47873628884554" calcext:value-type="float">
            <text:p>0.0147873629</text:p>
          </table:table-cell>
          <table:table-cell office:value-type="float" office:value="0.156094625592232" calcext:value-type="float">
            <text:p>0.1560946256</text:p>
          </table:table-cell>
          <table:table-cell office:value-type="float" office:value="0.00232274830341339" calcext:value-type="float">
            <text:p>0.0023227483</text:p>
          </table:table-cell>
          <table:table-cell office:value-type="float" office:value="-0.000385109335184097" calcext:value-type="float">
            <text:p>-0.0003851093</text:p>
          </table:table-cell>
          <table:table-cell office:value-type="float" office:value="-0.00482456386089325" calcext:value-type="float">
            <text:p>-0.0048245639</text:p>
          </table:table-cell>
          <table:table-cell office:value-type="float" office:value="0.329336643218994" calcext:value-type="float">
            <text:p>0.32933664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143891163170338" calcext:value-type="float">
            <text:p>0.0143891163</text:p>
          </table:table-cell>
          <table:table-cell office:value-type="float" office:value="0.159620255231857" calcext:value-type="float">
            <text:p>0.1596202552</text:p>
          </table:table-cell>
          <table:table-cell office:value-type="float" office:value="0.00230957032181323" calcext:value-type="float">
            <text:p>0.0023095703</text:p>
          </table:table-cell>
          <table:table-cell office:value-type="float" office:value="-0.0000852793455123901" calcext:value-type="float">
            <text:p>-8.52793455123901E-005</text:p>
          </table:table-cell>
          <table:table-cell office:value-type="float" office:value="-0.00469119846820831" calcext:value-type="float">
            <text:p>-0.0046911985</text:p>
          </table:table-cell>
          <table:table-cell office:value-type="float" office:value="0.329310089349747" calcext:value-type="float">
            <text:p>0.32931008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139927715063095" calcext:value-type="float">
            <text:p>0.0139927715</text:p>
          </table:table-cell>
          <table:table-cell office:value-type="float" office:value="0.163138851523399" calcext:value-type="float">
            <text:p>0.1631388515</text:p>
          </table:table-cell>
          <table:table-cell office:value-type="float" office:value="0.0022938372567296" calcext:value-type="float">
            <text:p>0.0022938373</text:p>
          </table:table-cell>
          <table:table-cell office:value-type="float" office:value="0.0002156812697649" calcext:value-type="float">
            <text:p>0.0002156813</text:p>
          </table:table-cell>
          <table:table-cell office:value-type="float" office:value="-0.00455859676003456" calcext:value-type="float">
            <text:p>-0.0045585968</text:p>
          </table:table-cell>
          <table:table-cell office:value-type="float" office:value="0.329282462596893" calcext:value-type="float">
            <text:p>0.329282462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35985482484102" calcext:value-type="float">
            <text:p>0.0135985482</text:p>
          </table:table-cell>
          <table:table-cell office:value-type="float" office:value="0.166648551821709" calcext:value-type="float">
            <text:p>0.1666485518</text:p>
          </table:table-cell>
          <table:table-cell office:value-type="float" office:value="0.00227560987696052" calcext:value-type="float">
            <text:p>0.0022756099</text:p>
          </table:table-cell>
          <table:table-cell office:value-type="float" office:value="0.000517627224326134" calcext:value-type="float">
            <text:p>0.0005176272</text:p>
          </table:table-cell>
          <table:table-cell office:value-type="float" office:value="-0.00442681834101677" calcext:value-type="float">
            <text:p>-0.0044268183</text:p>
          </table:table-cell>
          <table:table-cell office:value-type="float" office:value="0.329253822565079" calcext:value-type="float">
            <text:p>0.329253822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32066067308187" calcext:value-type="float">
            <text:p>0.0132066067</text:p>
          </table:table-cell>
          <table:table-cell office:value-type="float" office:value="0.17014753818512" calcext:value-type="float">
            <text:p>0.1701475382</text:p>
          </table:table-cell>
          <table:table-cell office:value-type="float" office:value="0.00225494313053787" calcext:value-type="float">
            <text:p>0.0022549431</text:p>
          </table:table-cell>
          <table:table-cell office:value-type="float" office:value="0.000820396468043327" calcext:value-type="float">
            <text:p>0.0008203965</text:p>
          </table:table-cell>
          <table:table-cell office:value-type="float" office:value="-0.00429591163992882" calcext:value-type="float">
            <text:p>-0.0042959116</text:p>
          </table:table-cell>
          <table:table-cell office:value-type="float" office:value="0.329224139451981" calcext:value-type="float">
            <text:p>0.32922413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128171499818563" calcext:value-type="float">
            <text:p>0.01281715</text:p>
          </table:table-cell>
          <table:table-cell office:value-type="float" office:value="0.173633947968483" calcext:value-type="float">
            <text:p>0.173633948</text:p>
          </table:table-cell>
          <table:table-cell office:value-type="float" office:value="0.00223185424692929" calcext:value-type="float">
            <text:p>0.0022318542</text:p>
          </table:table-cell>
          <table:table-cell office:value-type="float" office:value="0.00112387165427208" calcext:value-type="float">
            <text:p>0.0011238717</text:p>
          </table:table-cell>
          <table:table-cell office:value-type="float" office:value="-0.00416595116257668" calcext:value-type="float">
            <text:p>-0.0041659512</text:p>
          </table:table-cell>
          <table:table-cell office:value-type="float" office:value="0.329193502664566" calcext:value-type="float">
            <text:p>0.32919350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12430340051651" calcext:value-type="float">
            <text:p>0.0124303401</text:p>
          </table:table-cell>
          <table:table-cell office:value-type="float" office:value="0.177105873823166" calcext:value-type="float">
            <text:p>0.1771058738</text:p>
          </table:table-cell>
          <table:table-cell office:value-type="float" office:value="0.00220643333159387" calcext:value-type="float">
            <text:p>0.0022064333</text:p>
          </table:table-cell>
          <table:table-cell office:value-type="float" office:value="0.00142784602940083" calcext:value-type="float">
            <text:p>0.001427846</text:p>
          </table:table-cell>
          <table:table-cell office:value-type="float" office:value="-0.00403702259063721" calcext:value-type="float">
            <text:p>-0.0040370226</text:p>
          </table:table-cell>
          <table:table-cell office:value-type="float" office:value="0.329161912202835" calcext:value-type="float">
            <text:p>0.32916191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20463911443949" calcext:value-type="float">
            <text:p>0.0120463911</text:p>
          </table:table-cell>
          <table:table-cell office:value-type="float" office:value="0.180561482906342" calcext:value-type="float">
            <text:p>0.1805614829</text:p>
          </table:table-cell>
          <table:table-cell office:value-type="float" office:value="0.00217865128070116" calcext:value-type="float">
            <text:p>0.0021786513</text:p>
          </table:table-cell>
          <table:table-cell office:value-type="float" office:value="0.00173217616975307" calcext:value-type="float">
            <text:p>0.0017321762</text:p>
          </table:table-cell>
          <table:table-cell office:value-type="float" office:value="-0.00390918180346489" calcext:value-type="float">
            <text:p>-0.0039091818</text:p>
          </table:table-cell>
          <table:table-cell office:value-type="float" office:value="0.32912939786911" calcext:value-type="float">
            <text:p>0.329129397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112877963110805" calcext:value-type="float">
            <text:p>0.0112877963</text:p>
          </table:table-cell>
          <table:table-cell office:value-type="float" office:value="0.187416195869446" calcext:value-type="float">
            <text:p>0.1874161959</text:p>
          </table:table-cell>
          <table:table-cell office:value-type="float" office:value="0.00211654929444194" calcext:value-type="float">
            <text:p>0.0021165493</text:p>
          </table:table-cell>
          <table:table-cell office:value-type="float" office:value="0.00234126672148705" calcext:value-type="float">
            <text:p>0.0023412667</text:p>
          </table:table-cell>
          <table:table-cell office:value-type="float" office:value="-0.00365698710083962" calcext:value-type="float">
            <text:p>-0.0036569871</text:p>
          </table:table-cell>
          <table:table-cell office:value-type="float" office:value="0.32906174659729" calcext:value-type="float">
            <text:p>0.329061746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10913516394794" calcext:value-type="float">
            <text:p>0.0109135164</text:p>
          </table:table-cell>
          <table:table-cell office:value-type="float" office:value="0.190811693668366" calcext:value-type="float">
            <text:p>0.1908116937</text:p>
          </table:table-cell>
          <table:table-cell office:value-type="float" office:value="0.00208223494701087" calcext:value-type="float">
            <text:p>0.0020822349</text:p>
          </table:table-cell>
          <table:table-cell office:value-type="float" office:value="0.00264572072774172" calcext:value-type="float">
            <text:p>0.0026457207</text:p>
          </table:table-cell>
          <table:table-cell office:value-type="float" office:value="-0.00353275611996651" calcext:value-type="float">
            <text:p>-0.0035327561</text:p>
          </table:table-cell>
          <table:table-cell office:value-type="float" office:value="0.329026699066162" calcext:value-type="float">
            <text:p>0.32902669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10542812757194" calcext:value-type="float">
            <text:p>0.0105428128</text:p>
          </table:table-cell>
          <table:table-cell office:value-type="float" office:value="0.194183364510536" calcext:value-type="float">
            <text:p>0.1941833645</text:p>
          </table:table-cell>
          <table:table-cell office:value-type="float" office:value="0.00204594084061682" calcext:value-type="float">
            <text:p>0.0020459408</text:p>
          </table:table-cell>
          <table:table-cell office:value-type="float" office:value="0.00294991582632065" calcext:value-type="float">
            <text:p>0.0029499158</text:p>
          </table:table-cell>
          <table:table-cell office:value-type="float" office:value="-0.00340987741947174" calcext:value-type="float">
            <text:p>-0.0034098774</text:p>
          </table:table-cell>
          <table:table-cell office:value-type="float" office:value="0.328990876674652" calcext:value-type="float">
            <text:p>0.32899087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101758744567633" calcext:value-type="float">
            <text:p>0.0101758745</text:p>
          </table:table-cell>
          <table:table-cell office:value-type="float" office:value="0.197529435157776" calcext:value-type="float">
            <text:p>0.1975294352</text:p>
          </table:table-cell>
          <table:table-cell office:value-type="float" office:value="0.00200770166702569" calcext:value-type="float">
            <text:p>0.0020077017</text:p>
          </table:table-cell>
          <table:table-cell office:value-type="float" office:value="0.0032537067309022" calcext:value-type="float">
            <text:p>0.0032537067</text:p>
          </table:table-cell>
          <table:table-cell office:value-type="float" office:value="-0.0032883808016777" calcext:value-type="float">
            <text:p>-0.0032883808</text:p>
          </table:table-cell>
          <table:table-cell office:value-type="float" office:value="0.328954339027405" calcext:value-type="float">
            <text:p>0.3289543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981288030743599" calcext:value-type="float">
            <text:p>0.0098128803</text:p>
          </table:table-cell>
          <table:table-cell office:value-type="float" office:value="0.200847998261452" calcext:value-type="float">
            <text:p>0.2008479983</text:p>
          </table:table-cell>
          <table:table-cell office:value-type="float" office:value="0.00196756538935006" calcext:value-type="float">
            <text:p>0.0019675654</text:p>
          </table:table-cell>
          <table:table-cell office:value-type="float" office:value="0.00355686154216528" calcext:value-type="float">
            <text:p>0.0035568615</text:p>
          </table:table-cell>
          <table:table-cell office:value-type="float" office:value="-0.00316835939884186" calcext:value-type="float">
            <text:p>-0.0031683594</text:p>
          </table:table-cell>
          <table:table-cell office:value-type="float" office:value="0.328917115926743" calcext:value-type="float">
            <text:p>0.328917115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909937079995871" calcext:value-type="float">
            <text:p>0.0090993708</text:p>
          </table:table-cell>
          <table:table-cell office:value-type="float" office:value="0.20739521086216" calcext:value-type="float">
            <text:p>0.2073952109</text:p>
          </table:table-cell>
          <table:table-cell office:value-type="float" office:value="0.00188217160757631" calcext:value-type="float">
            <text:p>0.0018821716</text:p>
          </table:table-cell>
          <table:table-cell office:value-type="float" office:value="0.00416091177612543" calcext:value-type="float">
            <text:p>0.0041609118</text:p>
          </table:table-cell>
          <table:table-cell office:value-type="float" office:value="-0.00293287262320519" calcext:value-type="float">
            <text:p>-0.0029328726</text:p>
          </table:table-cell>
          <table:table-cell office:value-type="float" office:value="0.328840792179108" calcext:value-type="float">
            <text:p>0.32884079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840363278985024" calcext:value-type="float">
            <text:p>0.0084036328</text:p>
          </table:table-cell>
          <table:table-cell office:value-type="float" office:value="0.21381002664566" calcext:value-type="float">
            <text:p>0.2138100266</text:p>
          </table:table-cell>
          <table:table-cell office:value-type="float" office:value="0.00179029535502195" calcext:value-type="float">
            <text:p>0.0017902954</text:p>
          </table:table-cell>
          <table:table-cell office:value-type="float" office:value="0.00476075056940317" calcext:value-type="float">
            <text:p>0.0047607506</text:p>
          </table:table-cell>
          <table:table-cell office:value-type="float" office:value="-0.00270387902855873" calcext:value-type="float">
            <text:p>-0.002703879</text:p>
          </table:table-cell>
          <table:table-cell office:value-type="float" office:value="0.328762292861938" calcext:value-type="float">
            <text:p>0.32876229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806286744773388" calcext:value-type="float">
            <text:p>0.0080628674</text:p>
          </table:table-cell>
          <table:table-cell office:value-type="float" office:value="0.216963171958923" calcext:value-type="float">
            <text:p>0.216963172</text:p>
          </table:table-cell>
          <table:table-cell office:value-type="float" office:value="0.00174220639746636" calcext:value-type="float">
            <text:p>0.0017422064</text:p>
          </table:table-cell>
          <table:table-cell office:value-type="float" office:value="0.00505871791392565" calcext:value-type="float">
            <text:p>0.0050587179</text:p>
          </table:table-cell>
          <table:table-cell office:value-type="float" office:value="-0.00259195268154144" calcext:value-type="float">
            <text:p>-0.0025919527</text:p>
          </table:table-cell>
          <table:table-cell office:value-type="float" office:value="0.328722387552261" calcext:value-type="float">
            <text:p>0.328722387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0739639392122626" calcext:value-type="float">
            <text:p>0.0073963939</text:p>
          </table:table-cell>
          <table:table-cell office:value-type="float" office:value="0.223151549696922" calcext:value-type="float">
            <text:p>0.2231515497</text:p>
          </table:table-cell>
          <table:table-cell office:value-type="float" office:value="0.00164234638214111" calcext:value-type="float">
            <text:p>0.0016423464</text:p>
          </table:table-cell>
          <table:table-cell office:value-type="float" office:value="0.00564998760819435" calcext:value-type="float">
            <text:p>0.0056499876</text:p>
          </table:table-cell>
          <table:table-cell office:value-type="float" office:value="-0.00237351283431053" calcext:value-type="float">
            <text:p>-0.0023735128</text:p>
          </table:table-cell>
          <table:table-cell office:value-type="float" office:value="0.328641504049301" calcext:value-type="float">
            <text:p>0.3286415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0707100424915552" calcext:value-type="float">
            <text:p>0.0070710042</text:p>
          </table:table-cell>
          <table:table-cell office:value-type="float" office:value="0.226183071732521" calcext:value-type="float">
            <text:p>0.2261830717</text:p>
          </table:table-cell>
          <table:table-cell office:value-type="float" office:value="0.00159072421956807" calcext:value-type="float">
            <text:p>0.0015907242</text:p>
          </table:table-cell>
          <table:table-cell office:value-type="float" office:value="0.00594303011894226" calcext:value-type="float">
            <text:p>0.0059430301</text:p>
          </table:table-cell>
          <table:table-cell office:value-type="float" office:value="-0.00226707011461258" calcext:value-type="float">
            <text:p>-0.0022670701</text:p>
          </table:table-cell>
          <table:table-cell office:value-type="float" office:value="0.32860067486763" calcext:value-type="float">
            <text:p>0.328600674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675106374546886" calcext:value-type="float">
            <text:p>0.0067510637</text:p>
          </table:table-cell>
          <table:table-cell office:value-type="float" office:value="0.229170337319374" calcext:value-type="float">
            <text:p>0.2291703373</text:p>
          </table:table-cell>
          <table:table-cell office:value-type="float" office:value="0.00153821194544435" calcext:value-type="float">
            <text:p>0.0015382119</text:p>
          </table:table-cell>
          <table:table-cell office:value-type="float" office:value="0.00623405259102583" calcext:value-type="float">
            <text:p>0.0062340526</text:p>
          </table:table-cell>
          <table:table-cell office:value-type="float" office:value="-0.00216257944703102" calcext:value-type="float">
            <text:p>-0.0021625794</text:p>
          </table:table-cell>
          <table:table-cell office:value-type="float" office:value="0.328559637069702" calcext:value-type="float">
            <text:p>0.328559637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643674610182643" calcext:value-type="float">
            <text:p>0.0064367461</text:p>
          </table:table-cell>
          <table:table-cell office:value-type="float" office:value="0.232111468911171" calcext:value-type="float">
            <text:p>0.2321114689</text:p>
          </table:table-cell>
          <table:table-cell office:value-type="float" office:value="0.00148476171307266" calcext:value-type="float">
            <text:p>0.0014847617</text:p>
          </table:table-cell>
          <table:table-cell office:value-type="float" office:value="0.00652302708476782" calcext:value-type="float">
            <text:p>0.0065230271</text:p>
          </table:table-cell>
          <table:table-cell office:value-type="float" office:value="-0.00206008553504944" calcext:value-type="float">
            <text:p>-0.0020600855</text:p>
          </table:table-cell>
          <table:table-cell office:value-type="float" office:value="0.328518450260162" calcext:value-type="float">
            <text:p>0.32851845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58256103657186" calcext:value-type="float">
            <text:p>0.0058256104</text:p>
          </table:table-cell>
          <table:table-cell office:value-type="float" office:value="0.237847879528999" calcext:value-type="float">
            <text:p>0.2378478795</text:p>
          </table:table-cell>
          <table:table-cell office:value-type="float" office:value="0.00137591222301126" calcext:value-type="float">
            <text:p>0.0013759122</text:p>
          </table:table-cell>
          <table:table-cell office:value-type="float" office:value="0.00709392875432968" calcext:value-type="float">
            <text:p>0.0070939288</text:p>
          </table:table-cell>
          <table:table-cell office:value-type="float" office:value="-0.00186125189065933" calcext:value-type="float">
            <text:p>-0.0018612519</text:p>
          </table:table-cell>
          <table:table-cell office:value-type="float" office:value="0.328435957431793" calcext:value-type="float">
            <text:p>0.32843595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552912196144462" calcext:value-type="float">
            <text:p>0.005529122</text:p>
          </table:table-cell>
          <table:table-cell office:value-type="float" office:value="0.240639448165894" calcext:value-type="float">
            <text:p>0.2406394482</text:p>
          </table:table-cell>
          <table:table-cell office:value-type="float" office:value="0.00132069108076394" calcext:value-type="float">
            <text:p>0.0013206911</text:p>
          </table:table-cell>
          <table:table-cell office:value-type="float" office:value="0.00737567897886038" calcext:value-type="float">
            <text:p>0.007375679</text:p>
          </table:table-cell>
          <table:table-cell office:value-type="float" office:value="-0.00176498293876648" calcext:value-type="float">
            <text:p>-0.0017649829</text:p>
          </table:table-cell>
          <table:table-cell office:value-type="float" office:value="0.328394740819931" calcext:value-type="float">
            <text:p>0.328394740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0523889483883977" calcext:value-type="float">
            <text:p>0.0052388948</text:p>
          </table:table-cell>
          <table:table-cell office:value-type="float" office:value="0.243377387523651" calcext:value-type="float">
            <text:p>0.2433773875</text:p>
          </table:table-cell>
          <table:table-cell office:value-type="float" office:value="0.00126515934243798" calcext:value-type="float">
            <text:p>0.0012651593</text:p>
          </table:table-cell>
          <table:table-cell office:value-type="float" office:value="0.00765464175492525" calcext:value-type="float">
            <text:p>0.0076546418</text:p>
          </table:table-cell>
          <table:table-cell office:value-type="float" office:value="-0.00167091563344002" calcext:value-type="float">
            <text:p>-0.0016709156</text:p>
          </table:table-cell>
          <table:table-cell office:value-type="float" office:value="0.328353673219681" calcext:value-type="float">
            <text:p>0.32835367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495509337633848" calcext:value-type="float">
            <text:p>0.0049550934</text:p>
          </table:table-cell>
          <table:table-cell office:value-type="float" office:value="0.246059894561768" calcext:value-type="float">
            <text:p>0.2460598946</text:p>
          </table:table-cell>
          <table:table-cell office:value-type="float" office:value="0.00120931421406567" calcext:value-type="float">
            <text:p>0.0012093142</text:p>
          </table:table-cell>
          <table:table-cell office:value-type="float" office:value="0.00793079845607281" calcext:value-type="float">
            <text:p>0.0079307985</text:p>
          </table:table-cell>
          <table:table-cell office:value-type="float" office:value="-0.00157906115055084" calcext:value-type="float">
            <text:p>-0.0015790612</text:p>
          </table:table-cell>
          <table:table-cell office:value-type="float" office:value="0.328312784433365" calcext:value-type="float">
            <text:p>0.32831278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467788521200419" calcext:value-type="float">
            <text:p>0.0046778852</text:p>
          </table:table-cell>
          <table:table-cell office:value-type="float" office:value="0.248685017228127" calcext:value-type="float">
            <text:p>0.2486850172</text:p>
          </table:table-cell>
          <table:table-cell office:value-type="float" office:value="0.00115349714178592" calcext:value-type="float">
            <text:p>0.0011534971</text:p>
          </table:table-cell>
          <table:table-cell office:value-type="float" office:value="0.00820389948785305" calcext:value-type="float">
            <text:p>0.0082038995</text:p>
          </table:table-cell>
          <table:table-cell office:value-type="float" office:value="-0.00148947536945343" calcext:value-type="float">
            <text:p>-0.0014894754</text:p>
          </table:table-cell>
          <table:table-cell office:value-type="float" office:value="0.328272193670273" calcext:value-type="float">
            <text:p>0.32827219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41438564658165" calcext:value-type="float">
            <text:p>0.0041438565</text:p>
          </table:table-cell>
          <table:table-cell office:value-type="float" office:value="0.253755986690521" calcext:value-type="float">
            <text:p>0.2537559867</text:p>
          </table:table-cell>
          <table:table-cell office:value-type="float" office:value="0.00104198313783854" calcext:value-type="float">
            <text:p>0.0010419831</text:p>
          </table:table-cell>
          <table:table-cell office:value-type="float" office:value="0.00874052941799164" calcext:value-type="float">
            <text:p>0.0087405294</text:p>
          </table:table-cell>
          <table:table-cell office:value-type="float" office:value="-0.00131722539663315" calcext:value-type="float">
            <text:p>-0.0013172254</text:p>
          </table:table-cell>
          <table:table-cell office:value-type="float" office:value="0.32819202542305" calcext:value-type="float">
            <text:p>0.328192025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0388735928572714" calcext:value-type="float">
            <text:p>0.0038873593</text:p>
          </table:table-cell>
          <table:table-cell office:value-type="float" office:value="0.256198048591614" calcext:value-type="float">
            <text:p>0.2561980486</text:p>
          </table:table-cell>
          <table:table-cell office:value-type="float" office:value="0.000986543600447476" calcext:value-type="float">
            <text:p>0.0009865436</text:p>
          </table:table-cell>
          <table:table-cell office:value-type="float" office:value="0.00900375563651323" calcext:value-type="float">
            <text:p>0.0090037556</text:p>
          </table:table-cell>
          <table:table-cell office:value-type="float" office:value="-0.00123472139239311" calcext:value-type="float">
            <text:p>-0.0012347214</text:p>
          </table:table-cell>
          <table:table-cell office:value-type="float" office:value="0.328152626752853" calcext:value-type="float">
            <text:p>0.328152626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36380821838975" calcext:value-type="float">
            <text:p>0.0036380822</text:p>
          </table:table-cell>
          <table:table-cell office:value-type="float" office:value="0.258575290441513" calcext:value-type="float">
            <text:p>0.2585752904</text:p>
          </table:table-cell>
          <table:table-cell office:value-type="float" office:value="0.000931531481910497" calcext:value-type="float">
            <text:p>0.0009315315</text:p>
          </table:table-cell>
          <table:table-cell office:value-type="float" office:value="0.00926335901021957" calcext:value-type="float">
            <text:p>0.009263359</text:p>
          </table:table-cell>
          <table:table-cell office:value-type="float" office:value="-0.00115462392568588" calcext:value-type="float">
            <text:p>-0.0011546239</text:p>
          </table:table-cell>
          <table:table-cell office:value-type="float" office:value="0.32811376452446" calcext:value-type="float">
            <text:p>0.32811376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0339619372971356" calcext:value-type="float">
            <text:p>0.0033961937</text:p>
          </table:table-cell>
          <table:table-cell office:value-type="float" office:value="0.260885924100876" calcext:value-type="float">
            <text:p>0.2608859241</text:p>
          </table:table-cell>
          <table:table-cell office:value-type="float" office:value="0.000877081882208586" calcext:value-type="float">
            <text:p>0.0008770819</text:p>
          </table:table-cell>
          <table:table-cell office:value-type="float" office:value="0.00951920635998249" calcext:value-type="float">
            <text:p>0.0095192064</text:p>
          </table:table-cell>
          <table:table-cell office:value-type="float" office:value="-0.00107701495289803" calcext:value-type="float">
            <text:p>-0.001077015</text:p>
          </table:table-cell>
          <table:table-cell office:value-type="float" office:value="0.328075528144836" calcext:value-type="float">
            <text:p>0.328075528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0293520069681108" calcext:value-type="float">
            <text:p>0.0029352007</text:p>
          </table:table-cell>
          <table:table-cell office:value-type="float" office:value="0.265299767255783" calcext:value-type="float">
            <text:p>0.2652997673</text:p>
          </table:table-cell>
          <table:table-cell office:value-type="float" office:value="0.000770411803387105" calcext:value-type="float">
            <text:p>0.0007704118</text:p>
          </table:table-cell>
          <table:table-cell office:value-type="float" office:value="0.0100190863013268" calcext:value-type="float">
            <text:p>0.0100190863</text:p>
          </table:table-cell>
          <table:table-cell office:value-type="float" office:value="-0.000929441303014755" calcext:value-type="float">
            <text:p>-0.0009294413</text:p>
          </table:table-cell>
          <table:table-cell office:value-type="float" office:value="0.328001201152802" calcext:value-type="float">
            <text:p>0.328001201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0271641137078404" calcext:value-type="float">
            <text:p>0.0027164114</text:p>
          </table:table-cell>
          <table:table-cell office:value-type="float" office:value="0.267399281263351" calcext:value-type="float">
            <text:p>0.2673992813</text:p>
          </table:table-cell>
          <table:table-cell office:value-type="float" office:value="0.000718503957614303" calcext:value-type="float">
            <text:p>0.000718504</text:p>
          </table:table-cell>
          <table:table-cell office:value-type="float" office:value="0.0102628078311682" calcext:value-type="float">
            <text:p>0.0102628078</text:p>
          </table:table-cell>
          <table:table-cell office:value-type="float" office:value="-0.000859532505273819" calcext:value-type="float">
            <text:p>-0.0008595325</text:p>
          </table:table-cell>
          <table:table-cell office:value-type="float" office:value="0.327965259552002" calcext:value-type="float">
            <text:p>0.327965259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0250565097667277" calcext:value-type="float">
            <text:p>0.002505651</text:p>
          </table:table-cell>
          <table:table-cell office:value-type="float" office:value="0.269424676895142" calcext:value-type="float">
            <text:p>0.2694246769</text:p>
          </table:table-cell>
          <table:table-cell office:value-type="float" office:value="0.000667594431433827" calcext:value-type="float">
            <text:p>0.0006675944</text:p>
          </table:table-cell>
          <table:table-cell office:value-type="float" office:value="0.0105021772906184" calcext:value-type="float">
            <text:p>0.0105021773</text:p>
          </table:table-cell>
          <table:table-cell office:value-type="float" office:value="-0.000792291015386581" calcext:value-type="float">
            <text:p>-0.000792291</text:p>
          </table:table-cell>
          <table:table-cell office:value-type="float" office:value="0.327930212020874" calcext:value-type="float">
            <text:p>0.3279302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0230306410230696" calcext:value-type="float">
            <text:p>0.0023030641</text:p>
          </table:table-cell>
          <table:table-cell office:value-type="float" office:value="0.271374106407165" calcext:value-type="float">
            <text:p>0.2713741064</text:p>
          </table:table-cell>
          <table:table-cell office:value-type="float" office:value="0.000617824087385088" calcext:value-type="float">
            <text:p>0.0006178241</text:p>
          </table:table-cell>
          <table:table-cell office:value-type="float" office:value="0.0107370745390654" calcext:value-type="float">
            <text:p>0.0107370745</text:p>
          </table:table-cell>
          <table:table-cell office:value-type="float" office:value="-0.000727739185094833" calcext:value-type="float">
            <text:p>-0.0007277392</text:p>
          </table:table-cell>
          <table:table-cell office:value-type="float" office:value="0.327896147966385" calcext:value-type="float">
            <text:p>0.3278961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210882863029838" calcext:value-type="float">
            <text:p>0.0021088286</text:p>
          </table:table-cell>
          <table:table-cell office:value-type="float" office:value="0.273245722055435" calcext:value-type="float">
            <text:p>0.2732457221</text:p>
          </table:table-cell>
          <table:table-cell office:value-type="float" office:value="0.000569512078072876" calcext:value-type="float">
            <text:p>0.0005695121</text:p>
          </table:table-cell>
          <table:table-cell office:value-type="float" office:value="0.0109673850238323" calcext:value-type="float">
            <text:p>0.010967385</text:p>
          </table:table-cell>
          <table:table-cell office:value-type="float" office:value="-0.000665917992591858" calcext:value-type="float">
            <text:p>-0.000665918</text:p>
          </table:table-cell>
          <table:table-cell office:value-type="float" office:value="0.327863156795502" calcext:value-type="float">
            <text:p>0.32786315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0141854572575539" calcext:value-type="float">
            <text:p>0.0014185457</text:p>
          </table:table-cell>
          <table:table-cell office:value-type="float" office:value="0.279916375875473" calcext:value-type="float">
            <text:p>0.2799163759</text:p>
          </table:table-cell>
          <table:table-cell office:value-type="float" office:value="0.000392129382817075" calcext:value-type="float">
            <text:p>0.0003921294</text:p>
          </table:table-cell>
          <table:table-cell office:value-type="float" office:value="0.0118392910808325" calcext:value-type="float">
            <text:p>0.0118392911</text:p>
          </table:table-cell>
          <table:table-cell office:value-type="float" office:value="-0.000446893274784088" calcext:value-type="float">
            <text:p>-0.0004468933</text:p>
          </table:table-cell>
          <table:table-cell office:value-type="float" office:value="0.327743113040924" calcext:value-type="float">
            <text:p>0.32774311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126844260375947" calcext:value-type="float">
            <text:p>0.0012684426</text:p>
          </table:table-cell>
          <table:table-cell office:value-type="float" office:value="0.281370848417282" calcext:value-type="float">
            <text:p>0.2813708484</text:p>
          </table:table-cell>
          <table:table-cell office:value-type="float" office:value="0.000352391449268907" calcext:value-type="float">
            <text:p>0.0003523914</text:p>
          </table:table-cell>
          <table:table-cell office:value-type="float" office:value="0.0120441969484091" calcext:value-type="float">
            <text:p>0.0120441969</text:p>
          </table:table-cell>
          <table:table-cell office:value-type="float" office:value="-0.000399388372898102" calcext:value-type="float">
            <text:p>-0.0003993884</text:p>
          </table:table-cell>
          <table:table-cell office:value-type="float" office:value="0.327716439962387" calcext:value-type="float">
            <text:p>0.3277164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011276681907475" calcext:value-type="float">
            <text:p>0.0011276682</text:p>
          </table:table-cell>
          <table:table-cell office:value-type="float" office:value="0.282736271619797" calcext:value-type="float">
            <text:p>0.2827362716</text:p>
          </table:table-cell>
          <table:table-cell office:value-type="float" office:value="0.000314740551402792" calcext:value-type="float">
            <text:p>0.0003147406</text:p>
          </table:table-cell>
          <table:table-cell office:value-type="float" office:value="0.0122436359524727" calcext:value-type="float">
            <text:p>0.012243636</text:p>
          </table:table-cell>
          <table:table-cell office:value-type="float" office:value="-0.000354886054992676" calcext:value-type="float">
            <text:p>-0.0003548861</text:p>
          </table:table-cell>
          <table:table-cell office:value-type="float" office:value="0.327691256999969" calcext:value-type="float">
            <text:p>0.3276912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00996396876871586" calcext:value-type="float">
            <text:p>0.0009963969</text:p>
          </table:table-cell>
          <table:table-cell office:value-type="float" office:value="0.284010857343674" calcext:value-type="float">
            <text:p>0.2840108573</text:p>
          </table:table-cell>
          <table:table-cell office:value-type="float" office:value="0.000279356230748817" calcext:value-type="float">
            <text:p>0.0002793562</text:p>
          </table:table-cell>
          <table:table-cell office:value-type="float" office:value="0.0124374506995082" calcext:value-type="float">
            <text:p>0.0124374507</text:p>
          </table:table-cell>
          <table:table-cell office:value-type="float" office:value="-0.000313419848680496" calcext:value-type="float">
            <text:p>-0.0003134198</text:p>
          </table:table-cell>
          <table:table-cell office:value-type="float" office:value="0.327667593955994" calcext:value-type="float">
            <text:p>0.3276675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00874757184647024" calcext:value-type="float">
            <text:p>0.0008747572</text:p>
          </table:table-cell>
          <table:table-cell office:value-type="float" office:value="0.28519269824028" calcext:value-type="float">
            <text:p>0.2851926982</text:p>
          </table:table-cell>
          <table:table-cell office:value-type="float" office:value="0.000246249255724251" calcext:value-type="float">
            <text:p>0.0002462493</text:p>
          </table:table-cell>
          <table:table-cell office:value-type="float" office:value="0.0126254614442587" calcext:value-type="float">
            <text:p>0.0126254614</text:p>
          </table:table-cell>
          <table:table-cell office:value-type="float" office:value="-0.000275041908025742" calcext:value-type="float">
            <text:p>-0.0002750419</text:p>
          </table:table-cell>
          <table:table-cell office:value-type="float" office:value="0.327645540237427" calcext:value-type="float">
            <text:p>0.327645540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00661120750010014" calcext:value-type="float">
            <text:p>0.0006611208</text:p>
          </table:table-cell>
          <table:table-cell office:value-type="float" office:value="0.287270456552505" calcext:value-type="float">
            <text:p>0.2872704566</text:p>
          </table:table-cell>
          <table:table-cell office:value-type="float" office:value="0.000187351994100027" calcext:value-type="float">
            <text:p>0.000187352</text:p>
          </table:table-cell>
          <table:table-cell office:value-type="float" office:value="0.0129834460094571" calcext:value-type="float">
            <text:p>0.012983446</text:p>
          </table:table-cell>
          <table:table-cell office:value-type="float" office:value="-0.000207718461751938" calcext:value-type="float">
            <text:p>-0.0002077185</text:p>
          </table:table-cell>
          <table:table-cell office:value-type="float" office:value="0.327606499195099" calcext:value-type="float">
            <text:p>0.327606499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00569464347790927" calcext:value-type="float">
            <text:p>0.0005694643</text:p>
          </table:table-cell>
          <table:table-cell office:value-type="float" office:value="0.288162887096405" calcext:value-type="float">
            <text:p>0.2881628871</text:p>
          </table:table-cell>
          <table:table-cell office:value-type="float" office:value="0.000161887364811264" calcext:value-type="float">
            <text:p>0.0001618874</text:p>
          </table:table-cell>
          <table:table-cell office:value-type="float" office:value="0.0131531227380037" calcext:value-type="float">
            <text:p>0.0131531227</text:p>
          </table:table-cell>
          <table:table-cell office:value-type="float" office:value="-0.000178847461938858" calcext:value-type="float">
            <text:p>-0.0001788475</text:p>
          </table:table-cell>
          <table:table-cell office:value-type="float" office:value="0.327589631080627" calcext:value-type="float">
            <text:p>0.327589631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00417337752878666" calcext:value-type="float">
            <text:p>0.0004173378</text:p>
          </table:table-cell>
          <table:table-cell office:value-type="float" office:value="0.289645224809647" calcext:value-type="float">
            <text:p>0.2896452248</text:p>
          </table:table-cell>
          <table:table-cell office:value-type="float" office:value="0.000119253796583507" calcext:value-type="float">
            <text:p>0.0001192538</text:p>
          </table:table-cell>
          <table:table-cell office:value-type="float" office:value="0.0134732825681567" calcext:value-type="float">
            <text:p>0.0134732826</text:p>
          </table:table-cell>
          <table:table-cell office:value-type="float" office:value="-0.000131011009216309" calcext:value-type="float">
            <text:p>-0.000131011</text:p>
          </table:table-cell>
          <table:table-cell office:value-type="float" office:value="0.327561497688293" calcext:value-type="float">
            <text:p>0.32756149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196528732776642" calcext:value-type="float">
            <text:p>0.0196528733</text:p>
          </table:table-cell>
          <table:table-cell office:value-type="float" office:value="0.113818235695362" calcext:value-type="float">
            <text:p>0.1138182357</text:p>
          </table:table-cell>
          <table:table-cell office:value-type="float" office:value="0.00227761268615723" calcext:value-type="float">
            <text:p>0.0022776127</text:p>
          </table:table-cell>
          <table:table-cell office:value-type="float" office:value="0.00306610204279423" calcext:value-type="float">
            <text:p>0.003066102</text:p>
          </table:table-cell>
          <table:table-cell office:value-type="float" office:value="-0.00646474957466126" calcext:value-type="float">
            <text:p>-0.0064647496</text:p>
          </table:table-cell>
          <table:table-cell office:value-type="float" office:value="0.329566478729248" calcext:value-type="float">
            <text:p>0.32956647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200682058930397" calcext:value-type="float">
            <text:p>0.0200682059</text:p>
          </table:table-cell>
          <table:table-cell office:value-type="float" office:value="0.11027717590332" calcext:value-type="float">
            <text:p>0.1102771759</text:p>
          </table:table-cell>
          <table:table-cell office:value-type="float" office:value="0.00225624814629555" calcext:value-type="float">
            <text:p>0.0022562481</text:p>
          </table:table-cell>
          <table:table-cell office:value-type="float" office:value="0.00275143980979919" calcext:value-type="float">
            <text:p>0.0027514398</text:p>
          </table:table-cell>
          <table:table-cell office:value-type="float" office:value="-0.00660483911633492" calcext:value-type="float">
            <text:p>-0.0066048391</text:p>
          </table:table-cell>
          <table:table-cell office:value-type="float" office:value="0.32957848906517" calcext:value-type="float">
            <text:p>0.329578489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200682058930397" calcext:value-type="float">
            <text:p>0.0200682059</text:p>
          </table:table-cell>
          <table:table-cell office:value-type="float" office:value="0.11027717590332" calcext:value-type="float">
            <text:p>0.1102771759</text:p>
          </table:table-cell>
          <table:table-cell office:value-type="float" office:value="0.00225624814629555" calcext:value-type="float">
            <text:p>0.0022562481</text:p>
          </table:table-cell>
          <table:table-cell office:value-type="float" office:value="0.00275143980979919" calcext:value-type="float">
            <text:p>0.0027514398</text:p>
          </table:table-cell>
          <table:table-cell office:value-type="float" office:value="-0.00660483911633492" calcext:value-type="float">
            <text:p>-0.0066048391</text:p>
          </table:table-cell>
          <table:table-cell office:value-type="float" office:value="0.32957848906517" calcext:value-type="float">
            <text:p>0.329578489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204823799431324" calcext:value-type="float">
            <text:p>0.0204823799</text:p>
          </table:table-cell>
          <table:table-cell office:value-type="float" office:value="0.106756575405598" calcext:value-type="float">
            <text:p>0.1067565754</text:p>
          </table:table-cell>
          <table:table-cell office:value-type="float" office:value="0.00223229895345867" calcext:value-type="float">
            <text:p>0.002232299</text:p>
          </table:table-cell>
          <table:table-cell office:value-type="float" office:value="0.00243642553687096" calcext:value-type="float">
            <text:p>0.0024364255</text:p>
          </table:table-cell>
          <table:table-cell office:value-type="float" office:value="-0.00674456357955933" calcext:value-type="float">
            <text:p>-0.0067445636</text:p>
          </table:table-cell>
          <table:table-cell office:value-type="float" office:value="0.329589307308197" calcext:value-type="float">
            <text:p>0.329589307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213062278926373" calcext:value-type="float">
            <text:p>0.0213062279</text:p>
          </table:table-cell>
          <table:table-cell office:value-type="float" office:value="0.0997848436236382" calcext:value-type="float">
            <text:p>0.0997848436</text:p>
          </table:table-cell>
          <table:table-cell office:value-type="float" office:value="0.00217677699401975" calcext:value-type="float">
            <text:p>0.002176777</text:p>
          </table:table-cell>
          <table:table-cell office:value-type="float" office:value="0.00180612690746784" calcext:value-type="float">
            <text:p>0.0018061269</text:p>
          </table:table-cell>
          <table:table-cell office:value-type="float" office:value="-0.00702252984046936" calcext:value-type="float">
            <text:p>-0.0070225298</text:p>
          </table:table-cell>
          <table:table-cell office:value-type="float" office:value="0.329607456922531" calcext:value-type="float">
            <text:p>0.329607456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217154081910849" calcext:value-type="float">
            <text:p>0.0217154082</text:p>
          </table:table-cell>
          <table:table-cell office:value-type="float" office:value="0.0963377431035042" calcext:value-type="float">
            <text:p>0.0963377431</text:p>
          </table:table-cell>
          <table:table-cell office:value-type="float" office:value="0.00214540702290833" calcext:value-type="float">
            <text:p>0.002145407</text:p>
          </table:table-cell>
          <table:table-cell office:value-type="float" office:value="0.00149114802479744" calcext:value-type="float">
            <text:p>0.001491148</text:p>
          </table:table-cell>
          <table:table-cell office:value-type="float" office:value="-0.00716059654951096" calcext:value-type="float">
            <text:p>-0.0071605965</text:p>
          </table:table-cell>
          <table:table-cell office:value-type="float" office:value="0.329614818096161" calcext:value-type="float">
            <text:p>0.329614818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221223831176758" calcext:value-type="float">
            <text:p>0.0221223831</text:p>
          </table:table-cell>
          <table:table-cell office:value-type="float" office:value="0.0929192304611206" calcext:value-type="float">
            <text:p>0.0929192305</text:p>
          </table:table-cell>
          <table:table-cell office:value-type="float" office:value="0.00211155437864363" calcext:value-type="float">
            <text:p>0.0021115544</text:p>
          </table:table-cell>
          <table:table-cell office:value-type="float" office:value="0.00117654725909233" calcext:value-type="float">
            <text:p>0.0011765473</text:p>
          </table:table-cell>
          <table:table-cell office:value-type="float" office:value="-0.00729794427752495" calcext:value-type="float">
            <text:p>-0.0072979443</text:p>
          </table:table-cell>
          <table:table-cell office:value-type="float" office:value="0.329621076583862" calcext:value-type="float">
            <text:p>0.32962107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2252690307796" calcext:value-type="float">
            <text:p>0.0225269031</text:p>
          </table:table-cell>
          <table:table-cell office:value-type="float" office:value="0.0895312875509262" calcext:value-type="float">
            <text:p>0.0895312876</text:p>
          </table:table-cell>
          <table:table-cell office:value-type="float" office:value="0.00207546795718372" calcext:value-type="float">
            <text:p>0.002075468</text:p>
          </table:table-cell>
          <table:table-cell office:value-type="float" office:value="0.000862451270222664" calcext:value-type="float">
            <text:p>0.0008624513</text:p>
          </table:table-cell>
          <table:table-cell office:value-type="float" office:value="-0.00743443891406059" calcext:value-type="float">
            <text:p>-0.0074344389</text:p>
          </table:table-cell>
          <table:table-cell office:value-type="float" office:value="0.329626232385635" calcext:value-type="float">
            <text:p>0.32962623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229287147521973" calcext:value-type="float">
            <text:p>0.0229287148</text:p>
          </table:table-cell>
          <table:table-cell office:value-type="float" office:value="0.0861759707331657" calcext:value-type="float">
            <text:p>0.0861759707</text:p>
          </table:table-cell>
          <table:table-cell office:value-type="float" office:value="0.00203721574507654" calcext:value-type="float">
            <text:p>0.0020372157</text:p>
          </table:table-cell>
          <table:table-cell office:value-type="float" office:value="0.00054909847676754" calcext:value-type="float">
            <text:p>0.0005490985</text:p>
          </table:table-cell>
          <table:table-cell office:value-type="float" office:value="-0.00757001712918281" calcext:value-type="float">
            <text:p>-0.0075700171</text:p>
          </table:table-cell>
          <table:table-cell office:value-type="float" office:value="0.329630315303802" calcext:value-type="float">
            <text:p>0.32963031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233275610953569" calcext:value-type="float">
            <text:p>0.0233275611</text:p>
          </table:table-cell>
          <table:table-cell office:value-type="float" office:value="0.0828552842140198" calcext:value-type="float">
            <text:p>0.0828552842</text:p>
          </table:table-cell>
          <table:table-cell office:value-type="float" office:value="0.00199672766029835" calcext:value-type="float">
            <text:p>0.0019967277</text:p>
          </table:table-cell>
          <table:table-cell office:value-type="float" office:value="0.000236591324210167" calcext:value-type="float">
            <text:p>0.0002365913</text:p>
          </table:table-cell>
          <table:table-cell office:value-type="float" office:value="-0.00770459324121475" calcext:value-type="float">
            <text:p>-0.0077045932</text:p>
          </table:table-cell>
          <table:table-cell office:value-type="float" office:value="0.329633355140686" calcext:value-type="float">
            <text:p>0.329633355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237231180071831" calcext:value-type="float">
            <text:p>0.023723118</text:p>
          </table:table-cell>
          <table:table-cell office:value-type="float" office:value="0.0795712694525719" calcext:value-type="float">
            <text:p>0.0795712695</text:p>
          </table:table-cell>
          <table:table-cell office:value-type="float" office:value="0.00195431732572615" calcext:value-type="float">
            <text:p>0.0019543173</text:p>
          </table:table-cell>
          <table:table-cell office:value-type="float" office:value="-0.0000748671591281891" calcext:value-type="float">
            <text:p>-7.48671591281891E-005</text:p>
          </table:table-cell>
          <table:table-cell office:value-type="float" office:value="-0.00783802568912506" calcext:value-type="float">
            <text:p>-0.0078380257</text:p>
          </table:table-cell>
          <table:table-cell office:value-type="float" office:value="0.329635411500931" calcext:value-type="float">
            <text:p>0.32963541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241151582449675" calcext:value-type="float">
            <text:p>0.0241151582</text:p>
          </table:table-cell>
          <table:table-cell office:value-type="float" office:value="0.0763259381055832" calcext:value-type="float">
            <text:p>0.0763259381</text:p>
          </table:table-cell>
          <table:table-cell office:value-type="float" office:value="0.00190991803538054" calcext:value-type="float">
            <text:p>0.001909918</text:p>
          </table:table-cell>
          <table:table-cell office:value-type="float" office:value="-0.000385064631700516" calcext:value-type="float">
            <text:p>-0.0003850646</text:p>
          </table:table-cell>
          <table:table-cell office:value-type="float" office:value="-0.00797024369239807" calcext:value-type="float">
            <text:p>-0.0079702437</text:p>
          </table:table-cell>
          <table:table-cell office:value-type="float" office:value="0.329636484384537" calcext:value-type="float">
            <text:p>0.329636484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24503368884325" calcext:value-type="float">
            <text:p>0.0245033689</text:p>
          </table:table-cell>
          <table:table-cell office:value-type="float" office:value="0.0731213316321373" calcext:value-type="float">
            <text:p>0.0731213316</text:p>
          </table:table-cell>
          <table:table-cell office:value-type="float" office:value="0.00186369440052658" calcext:value-type="float">
            <text:p>0.0018636944</text:p>
          </table:table-cell>
          <table:table-cell office:value-type="float" office:value="-0.000693859532475472" calcext:value-type="float">
            <text:p>-0.0006938595</text:p>
          </table:table-cell>
          <table:table-cell office:value-type="float" office:value="-0.00810116901993752" calcext:value-type="float">
            <text:p>-0.008101169</text:p>
          </table:table-cell>
          <table:table-cell office:value-type="float" office:value="0.329636603593826" calcext:value-type="float">
            <text:p>0.32963660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248875077813864" calcext:value-type="float">
            <text:p>0.0248875078</text:p>
          </table:table-cell>
          <table:table-cell office:value-type="float" office:value="0.0699594467878342" calcext:value-type="float">
            <text:p>0.0699594468</text:p>
          </table:table-cell>
          <table:table-cell office:value-type="float" office:value="0.00181585247628391" calcext:value-type="float">
            <text:p>0.0018158525</text:p>
          </table:table-cell>
          <table:table-cell office:value-type="float" office:value="-0.00100113451480865" calcext:value-type="float">
            <text:p>-0.0010011345</text:p>
          </table:table-cell>
          <table:table-cell office:value-type="float" office:value="-0.00823064893484116" calcext:value-type="float">
            <text:p>-0.0082306489</text:p>
          </table:table-cell>
          <table:table-cell office:value-type="float" office:value="0.329635828733444" calcext:value-type="float">
            <text:p>0.32963582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25642329826951" calcext:value-type="float">
            <text:p>0.0256423298</text:p>
          </table:table-cell>
          <table:table-cell office:value-type="float" office:value="0.0637719929218292" calcext:value-type="float">
            <text:p>0.0637719929</text:p>
          </table:table-cell>
          <table:table-cell office:value-type="float" office:value="0.00171536242123693" calcext:value-type="float">
            <text:p>0.0017153624</text:p>
          </table:table-cell>
          <table:table-cell office:value-type="float" office:value="-0.00161021016538143" calcext:value-type="float">
            <text:p>-0.0016102102</text:p>
          </table:table-cell>
          <table:table-cell office:value-type="float" office:value="-0.00848502293229103" calcext:value-type="float">
            <text:p>-0.0084850229</text:p>
          </table:table-cell>
          <table:table-cell office:value-type="float" office:value="0.329631745815277" calcext:value-type="float">
            <text:p>0.32963174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260124709457159" calcext:value-type="float">
            <text:p>0.0260124709</text:p>
          </table:table-cell>
          <table:table-cell office:value-type="float" office:value="0.0607504472136498" calcext:value-type="float">
            <text:p>0.0607504472</text:p>
          </table:table-cell>
          <table:table-cell office:value-type="float" office:value="0.00166311464272439" calcext:value-type="float">
            <text:p>0.0016631146</text:p>
          </table:table-cell>
          <table:table-cell office:value-type="float" office:value="-0.00191172771155834" calcext:value-type="float">
            <text:p>-0.0019117277</text:p>
          </table:table-cell>
          <table:table-cell office:value-type="float" office:value="-0.00860969349741936" calcext:value-type="float">
            <text:p>-0.0086096935</text:p>
          </table:table-cell>
          <table:table-cell office:value-type="float" office:value="0.329628497362137" calcext:value-type="float">
            <text:p>0.329628497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263773556798696" calcext:value-type="float">
            <text:p>0.0263773557</text:p>
          </table:table-cell>
          <table:table-cell office:value-type="float" office:value="0.0577797554433346" calcext:value-type="float">
            <text:p>0.0577797554</text:p>
          </table:table-cell>
          <table:table-cell office:value-type="float" office:value="0.00160957139451057" calcext:value-type="float">
            <text:p>0.0016095714</text:p>
          </table:table-cell>
          <table:table-cell office:value-type="float" office:value="-0.00221096910536289" calcext:value-type="float">
            <text:p>-0.0022109691</text:p>
          </table:table-cell>
          <table:table-cell office:value-type="float" office:value="-0.00873257219791413" calcext:value-type="float">
            <text:p>-0.0087325722</text:p>
          </table:table-cell>
          <table:table-cell office:value-type="float" office:value="0.329624503850937" calcext:value-type="float">
            <text:p>0.329624503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27090210467577" calcext:value-type="float">
            <text:p>0.0270902105</text:p>
          </table:table-cell>
          <table:table-cell office:value-type="float" office:value="0.0519989021122456" calcext:value-type="float">
            <text:p>0.0519989021</text:p>
          </table:table-cell>
          <table:table-cell office:value-type="float" office:value="0.0014994905795902" calcext:value-type="float">
            <text:p>0.0014994906</text:p>
          </table:table-cell>
          <table:table-cell office:value-type="float" office:value="-0.00280197709798813" calcext:value-type="float">
            <text:p>-0.0028019771</text:p>
          </table:table-cell>
          <table:table-cell office:value-type="float" office:value="-0.00897244736552239" calcext:value-type="float">
            <text:p>-0.0089724474</text:p>
          </table:table-cell>
          <table:table-cell office:value-type="float" office:value="0.329614460468292" calcext:value-type="float">
            <text:p>0.32961446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27437599375844" calcext:value-type="float">
            <text:p>0.0274375994</text:p>
          </table:table-cell>
          <table:table-cell office:value-type="float" office:value="0.0491928085684776" calcext:value-type="float">
            <text:p>0.0491928086</text:p>
          </table:table-cell>
          <table:table-cell office:value-type="float" office:value="0.00144324358552694" calcext:value-type="float">
            <text:p>0.0014432436</text:p>
          </table:table-cell>
          <table:table-cell office:value-type="float" office:value="-0.00309341587126255" calcext:value-type="float">
            <text:p>-0.0030934159</text:p>
          </table:table-cell>
          <table:table-cell office:value-type="float" office:value="-0.00908926874399185" calcext:value-type="float">
            <text:p>-0.0090892687</text:p>
          </table:table-cell>
          <table:table-cell office:value-type="float" office:value="0.329608529806137" calcext:value-type="float">
            <text:p>0.329608529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27778560295701" calcext:value-type="float">
            <text:p>0.0277785603</text:p>
          </table:table-cell>
          <table:table-cell office:value-type="float" office:value="0.0464456304907799" calcext:value-type="float">
            <text:p>0.0464456305</text:p>
          </table:table-cell>
          <table:table-cell office:value-type="float" office:value="0.00138635374605656" calcext:value-type="float">
            <text:p>0.0013863537</text:p>
          </table:table-cell>
          <table:table-cell office:value-type="float" office:value="-0.00338189117610455" calcext:value-type="float">
            <text:p>-0.0033818912</text:p>
          </table:table-cell>
          <table:table-cell office:value-type="float" office:value="-0.00920388102531433" calcext:value-type="float">
            <text:p>-0.009203881</text:p>
          </table:table-cell>
          <table:table-cell office:value-type="float" office:value="0.329602032899857" calcext:value-type="float">
            <text:p>0.32960203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281128007918596" calcext:value-type="float">
            <text:p>0.0281128008</text:p>
          </table:table-cell>
          <table:table-cell office:value-type="float" office:value="0.0437593832612038" calcext:value-type="float">
            <text:p>0.0437593833</text:p>
          </table:table-cell>
          <table:table-cell office:value-type="float" office:value="0.00132889964152128" calcext:value-type="float">
            <text:p>0.0013288996</text:p>
          </table:table-cell>
          <table:table-cell office:value-type="float" office:value="-0.00366728380322456" calcext:value-type="float">
            <text:p>-0.0036672838</text:p>
          </table:table-cell>
          <table:table-cell office:value-type="float" office:value="-0.00931618548929691" calcext:value-type="float">
            <text:p>-0.0093161855</text:p>
          </table:table-cell>
          <table:table-cell office:value-type="float" office:value="0.329595029354095" calcext:value-type="float">
            <text:p>0.329595029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284399930387735" calcext:value-type="float">
            <text:p>0.028439993</text:p>
          </table:table-cell>
          <table:table-cell office:value-type="float" office:value="0.0411361083388329" calcext:value-type="float">
            <text:p>0.0411361083</text:p>
          </table:table-cell>
          <table:table-cell office:value-type="float" office:value="0.00127112772315741" calcext:value-type="float">
            <text:p>0.0012711277</text:p>
          </table:table-cell>
          <table:table-cell office:value-type="float" office:value="-0.00394939258694649" calcext:value-type="float">
            <text:p>-0.0039493926</text:p>
          </table:table-cell>
          <table:table-cell office:value-type="float" office:value="-0.00942607969045639" calcext:value-type="float">
            <text:p>-0.0094260797</text:p>
          </table:table-cell>
          <table:table-cell office:value-type="float" office:value="0.329587548971176" calcext:value-type="float">
            <text:p>0.32958754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287598259747028" calcext:value-type="float">
            <text:p>0.028759826</text:p>
          </table:table-cell>
          <table:table-cell office:value-type="float" office:value="0.038577813655138" calcext:value-type="float">
            <text:p>0.0385778137</text:p>
          </table:table-cell>
          <table:table-cell office:value-type="float" office:value="0.00121329771354795" calcext:value-type="float">
            <text:p>0.0012132977</text:p>
          </table:table-cell>
          <table:table-cell office:value-type="float" office:value="-0.00422801449894905" calcext:value-type="float">
            <text:p>-0.0042280145</text:p>
          </table:table-cell>
          <table:table-cell office:value-type="float" office:value="-0.00953342579305172" calcext:value-type="float">
            <text:p>-0.0095334258</text:p>
          </table:table-cell>
          <table:table-cell office:value-type="float" office:value="0.329579651355743" calcext:value-type="float">
            <text:p>0.32957965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290720332413912" calcext:value-type="float">
            <text:p>0.0290720332</text:p>
          </table:table-cell>
          <table:table-cell office:value-type="float" office:value="0.0360865108668804" calcext:value-type="float">
            <text:p>0.0360865109</text:p>
          </table:table-cell>
          <table:table-cell office:value-type="float" office:value="0.00115538295358419" calcext:value-type="float">
            <text:p>0.001155383</text:p>
          </table:table-cell>
          <table:table-cell office:value-type="float" office:value="-0.00450304709374905" calcext:value-type="float">
            <text:p>-0.0045030471</text:p>
          </table:table-cell>
          <table:table-cell office:value-type="float" office:value="-0.00963818468153477" calcext:value-type="float">
            <text:p>-0.0096381847</text:p>
          </table:table-cell>
          <table:table-cell office:value-type="float" office:value="0.329571425914764" calcext:value-type="float">
            <text:p>0.32957142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293762665241957" calcext:value-type="float">
            <text:p>0.0293762665</text:p>
          </table:table-cell>
          <table:table-cell office:value-type="float" office:value="0.0336642228066921" calcext:value-type="float">
            <text:p>0.0336642228</text:p>
          </table:table-cell>
          <table:table-cell office:value-type="float" office:value="0.00109761592466384" calcext:value-type="float">
            <text:p>0.0010976159</text:p>
          </table:table-cell>
          <table:table-cell office:value-type="float" office:value="-0.00477425009012222" calcext:value-type="float">
            <text:p>-0.0047742501</text:p>
          </table:table-cell>
          <table:table-cell office:value-type="float" office:value="-0.009740199893713" calcext:value-type="float">
            <text:p>-0.0097401999</text:p>
          </table:table-cell>
          <table:table-cell office:value-type="float" office:value="0.329562902450561" calcext:value-type="float">
            <text:p>0.32956290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296722501516342" calcext:value-type="float">
            <text:p>0.0296722502</text:p>
          </table:table-cell>
          <table:table-cell office:value-type="float" office:value="0.0313129611313343" calcext:value-type="float">
            <text:p>0.0313129611</text:p>
          </table:table-cell>
          <table:table-cell office:value-type="float" office:value="0.00104023946914822" calcext:value-type="float">
            <text:p>0.0010402395</text:p>
          </table:table-cell>
          <table:table-cell office:value-type="float" office:value="-0.00504151545464993" calcext:value-type="float">
            <text:p>-0.0050415155</text:p>
          </table:table-cell>
          <table:table-cell office:value-type="float" office:value="-0.00983941555023194" calcext:value-type="float">
            <text:p>-0.0098394156</text:p>
          </table:table-cell>
          <table:table-cell office:value-type="float" office:value="0.329554110765457" calcext:value-type="float">
            <text:p>0.329554110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299596432596445" calcext:value-type="float">
            <text:p>0.0299596433</text:p>
          </table:table-cell>
          <table:table-cell office:value-type="float" office:value="0.0290347617119551" calcext:value-type="float">
            <text:p>0.0290347617</text:p>
          </table:table-cell>
          <table:table-cell office:value-type="float" office:value="0.000983400968834758" calcext:value-type="float">
            <text:p>0.000983401</text:p>
          </table:table-cell>
          <table:table-cell office:value-type="float" office:value="-0.00530461594462395" calcext:value-type="float">
            <text:p>-0.0053046159</text:p>
          </table:table-cell>
          <table:table-cell office:value-type="float" office:value="-0.00993568263947964" calcext:value-type="float">
            <text:p>-0.0099356826</text:p>
          </table:table-cell>
          <table:table-cell office:value-type="float" office:value="0.329545140266418" calcext:value-type="float">
            <text:p>0.329545140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302381496876478" calcext:value-type="float">
            <text:p>0.0302381497</text:p>
          </table:table-cell>
          <table:table-cell office:value-type="float" office:value="0.0268316399306059" calcext:value-type="float">
            <text:p>0.0268316399</text:p>
          </table:table-cell>
          <table:table-cell office:value-type="float" office:value="0.000927117187529802" calcext:value-type="float">
            <text:p>0.0009271172</text:p>
          </table:table-cell>
          <table:table-cell office:value-type="float" office:value="-0.00556345842778683" calcext:value-type="float">
            <text:p>-0.0055634584</text:p>
          </table:table-cell>
          <table:table-cell office:value-type="float" office:value="-0.0100289322435856" calcext:value-type="float">
            <text:p>-0.0100289322</text:p>
          </table:table-cell>
          <table:table-cell office:value-type="float" office:value="0.329536020755768" calcext:value-type="float">
            <text:p>0.329536020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305074770003557" calcext:value-type="float">
            <text:p>0.030507477</text:p>
          </table:table-cell>
          <table:table-cell office:value-type="float" office:value="0.0247056279331446" calcext:value-type="float">
            <text:p>0.0247056279</text:p>
          </table:table-cell>
          <table:table-cell office:value-type="float" office:value="0.000871712109073996" calcext:value-type="float">
            <text:p>0.0008717121</text:p>
          </table:table-cell>
          <table:table-cell office:value-type="float" office:value="-0.00581781379878521" calcext:value-type="float">
            <text:p>-0.0058178138</text:p>
          </table:table-cell>
          <table:table-cell office:value-type="float" office:value="-0.010119054466486" calcext:value-type="float">
            <text:p>-0.0101190545</text:p>
          </table:table-cell>
          <table:table-cell office:value-type="float" office:value="0.32952681183815" calcext:value-type="float">
            <text:p>0.32952681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307672694325447" calcext:value-type="float">
            <text:p>0.0307672694</text:p>
          </table:table-cell>
          <table:table-cell office:value-type="float" office:value="0.0226587373763323" calcext:value-type="float">
            <text:p>0.0226587374</text:p>
          </table:table-cell>
          <table:table-cell office:value-type="float" office:value="0.000817319320049137" calcext:value-type="float">
            <text:p>0.0008173193</text:p>
          </table:table-cell>
          <table:table-cell office:value-type="float" office:value="-0.00606752745807171" calcext:value-type="float">
            <text:p>-0.0060675275</text:p>
          </table:table-cell>
          <table:table-cell office:value-type="float" office:value="-0.0102059431374073" calcext:value-type="float">
            <text:p>-0.0102059431</text:p>
          </table:table-cell>
          <table:table-cell office:value-type="float" office:value="0.32951757311821" calcext:value-type="float">
            <text:p>0.329517573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312570631504059" calcext:value-type="float">
            <text:p>0.0312570632</text:p>
          </table:table-cell>
          <table:table-cell office:value-type="float" office:value="0.0188104081898928" calcext:value-type="float">
            <text:p>0.0188104082</text:p>
          </table:table-cell>
          <table:table-cell office:value-type="float" office:value="0.000712279113940895" calcext:value-type="float">
            <text:p>0.0007122791</text:p>
          </table:table-cell>
          <table:table-cell office:value-type="float" office:value="-0.00655236095190048" calcext:value-type="float">
            <text:p>-0.006552361</text:p>
          </table:table-cell>
          <table:table-cell office:value-type="float" office:value="-0.010369623079896" calcext:value-type="float">
            <text:p>-0.0103696231</text:p>
          </table:table-cell>
          <table:table-cell office:value-type="float" office:value="0.329499214887619" calcext:value-type="float">
            <text:p>0.329499214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314864404499531" calcext:value-type="float">
            <text:p>0.0314864404</text:p>
          </table:table-cell>
          <table:table-cell office:value-type="float" office:value="0.0170129891484976" calcext:value-type="float">
            <text:p>0.0170129891</text:p>
          </table:table-cell>
          <table:table-cell office:value-type="float" office:value="0.000661955156829208" calcext:value-type="float">
            <text:p>0.0006619552</text:p>
          </table:table-cell>
          <table:table-cell office:value-type="float" office:value="-0.00678711943328381" calcext:value-type="float">
            <text:p>-0.0067871194</text:p>
          </table:table-cell>
          <table:table-cell office:value-type="float" office:value="-0.0104462150484324" calcext:value-type="float">
            <text:p>-0.010446215</text:p>
          </table:table-cell>
          <table:table-cell office:value-type="float" office:value="0.329490214586258" calcext:value-type="float">
            <text:p>0.329490214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31912587583065" calcext:value-type="float">
            <text:p>0.0319125876</text:p>
          </table:table-cell>
          <table:table-cell office:value-type="float" office:value="0.0136817740276456" calcext:value-type="float">
            <text:p>0.013681774</text:p>
          </table:table-cell>
          <table:table-cell office:value-type="float" office:value="0.000566522066947073" calcext:value-type="float">
            <text:p>0.0005665221</text:p>
          </table:table-cell>
          <table:table-cell office:value-type="float" office:value="-0.00724058784544468" calcext:value-type="float">
            <text:p>-0.0072405878</text:p>
          </table:table-cell>
          <table:table-cell office:value-type="float" office:value="-0.0105883963406086" calcext:value-type="float">
            <text:p>-0.0105883963</text:p>
          </table:table-cell>
          <table:table-cell office:value-type="float" office:value="0.329472780227661" calcext:value-type="float">
            <text:p>0.329472780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21087464690208" calcext:value-type="float">
            <text:p>0.0321087465</text:p>
          </table:table-cell>
          <table:table-cell office:value-type="float" office:value="0.0121519956737757" calcext:value-type="float">
            <text:p>0.0121519957</text:p>
          </table:table-cell>
          <table:table-cell office:value-type="float" office:value="0.00052182882791385" calcext:value-type="float">
            <text:p>0.0005218288</text:p>
          </table:table-cell>
          <table:table-cell office:value-type="float" office:value="-0.00745888985693455" calcext:value-type="float">
            <text:p>-0.0074588899</text:p>
          </table:table-cell>
          <table:table-cell office:value-type="float" office:value="-0.0106538124382496" calcext:value-type="float">
            <text:p>-0.0106538124</text:p>
          </table:table-cell>
          <table:table-cell office:value-type="float" office:value="0.329464465379715" calcext:value-type="float">
            <text:p>0.329464465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322931930422783" calcext:value-type="float">
            <text:p>0.032293193</text:p>
          </table:table-cell>
          <table:table-cell office:value-type="float" office:value="0.0107155004516244" calcext:value-type="float">
            <text:p>0.0107155005</text:p>
          </table:table-cell>
          <table:table-cell office:value-type="float" office:value="0.000479303824249655" calcext:value-type="float">
            <text:p>0.0004793038</text:p>
          </table:table-cell>
          <table:table-cell office:value-type="float" office:value="-0.0076714288443327" calcext:value-type="float">
            <text:p>-0.0076714288</text:p>
          </table:table-cell>
          <table:table-cell office:value-type="float" office:value="-0.0107152499258518" calcext:value-type="float">
            <text:p>-0.0107152499</text:p>
          </table:table-cell>
          <table:table-cell office:value-type="float" office:value="0.329456448554993" calcext:value-type="float">
            <text:p>0.329456448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326257720589638" calcext:value-type="float">
            <text:p>0.0326257721</text:p>
          </table:table-cell>
          <table:table-cell office:value-type="float" office:value="0.00813033990561962" calcext:value-type="float">
            <text:p>0.0081303399</text:p>
          </table:table-cell>
          <table:table-cell office:value-type="float" office:value="0.000401395605877042" calcext:value-type="float">
            <text:p>0.0004013956</text:p>
          </table:table-cell>
          <table:table-cell office:value-type="float" office:value="-0.0080783199518919" calcext:value-type="float">
            <text:p>-0.00807832</text:p>
          </table:table-cell>
          <table:table-cell office:value-type="float" office:value="-0.0108260065317154" calcext:value-type="float">
            <text:p>-0.0108260065</text:p>
          </table:table-cell>
          <table:table-cell office:value-type="float" office:value="0.329441606998444" calcext:value-type="float">
            <text:p>0.3294416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327733084559441" calcext:value-type="float">
            <text:p>0.0327733085</text:p>
          </table:table-cell>
          <table:table-cell office:value-type="float" office:value="0.00698574772104621" calcext:value-type="float">
            <text:p>0.0069857477</text:p>
          </table:table-cell>
          <table:table-cell office:value-type="float" office:value="0.00036634795833379" calcext:value-type="float">
            <text:p>0.000366348</text:p>
          </table:table-cell>
          <table:table-cell office:value-type="float" office:value="-0.00827239640057087" calcext:value-type="float">
            <text:p>-0.0082723964</text:p>
          </table:table-cell>
          <table:table-cell office:value-type="float" office:value="-0.0108750872313976" calcext:value-type="float">
            <text:p>-0.0108750872</text:p>
          </table:table-cell>
          <table:table-cell office:value-type="float" office:value="0.329434871673584" calcext:value-type="float">
            <text:p>0.32943487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329079106450081" calcext:value-type="float">
            <text:p>0.0329079106</text:p>
          </table:table-cell>
          <table:table-cell office:value-type="float" office:value="0.00594248529523611" calcext:value-type="float">
            <text:p>0.0059424853</text:p>
          </table:table-cell>
          <table:table-cell office:value-type="float" office:value="0.00033415702637285" calcext:value-type="float">
            <text:p>0.000334157</text:p>
          </table:table-cell>
          <table:table-cell office:value-type="float" office:value="-0.00845994427800179" calcext:value-type="float">
            <text:p>-0.0084599443</text:p>
          </table:table-cell>
          <table:table-cell office:value-type="float" office:value="-0.0109198410063982" calcext:value-type="float">
            <text:p>-0.010919841</text:p>
          </table:table-cell>
          <table:table-cell office:value-type="float" office:value="0.329428642988205" calcext:value-type="float">
            <text:p>0.3294286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33029280602932" calcext:value-type="float">
            <text:p>0.0330292806</text:p>
          </table:table-cell>
          <table:table-cell office:value-type="float" office:value="0.005002586171031" calcext:value-type="float">
            <text:p>0.0050025862</text:p>
          </table:table-cell>
          <table:table-cell office:value-type="float" office:value="0.000304871791740879" calcext:value-type="float">
            <text:p>0.0003048718</text:p>
          </table:table-cell>
          <table:table-cell office:value-type="float" office:value="-0.00864084623754025" calcext:value-type="float">
            <text:p>-0.0086408462</text:p>
          </table:table-cell>
          <table:table-cell office:value-type="float" office:value="-0.0109601635485888" calcext:value-type="float">
            <text:p>-0.0109601635</text:p>
          </table:table-cell>
          <table:table-cell office:value-type="float" office:value="0.329422950744629" calcext:value-type="float">
            <text:p>0.329422950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331371389329433" calcext:value-type="float">
            <text:p>0.0331371389</text:p>
          </table:table-cell>
          <table:table-cell office:value-type="float" office:value="0.00416806852445006" calcext:value-type="float">
            <text:p>0.0041680685</text:p>
          </table:table-cell>
          <table:table-cell office:value-type="float" office:value="0.00027868858887814" calcext:value-type="float">
            <text:p>0.0002786886</text:p>
          </table:table-cell>
          <table:table-cell office:value-type="float" office:value="-0.00881492905318737" calcext:value-type="float">
            <text:p>-0.0088149291</text:p>
          </table:table-cell>
          <table:table-cell office:value-type="float" office:value="-0.0109960120171309" calcext:value-type="float">
            <text:p>-0.010996012</text:p>
          </table:table-cell>
          <table:table-cell office:value-type="float" office:value="0.329417854547501" calcext:value-type="float">
            <text:p>0.32941785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333111397922039" calcext:value-type="float">
            <text:p>0.0333111398</text:p>
          </table:table-cell>
          <table:table-cell office:value-type="float" office:value="0.00282326596789062" calcext:value-type="float">
            <text:p>0.002823266</text:p>
          </table:table-cell>
          <table:table-cell office:value-type="float" office:value="0.000236108899116516" calcext:value-type="float">
            <text:p>0.0002361089</text:p>
          </table:table-cell>
          <table:table-cell office:value-type="float" office:value="-0.00914192013442517" calcext:value-type="float">
            <text:p>-0.0091419201</text:p>
          </table:table-cell>
          <table:table-cell office:value-type="float" office:value="-0.0110537521541119" calcext:value-type="float">
            <text:p>-0.0110537522</text:p>
          </table:table-cell>
          <table:table-cell office:value-type="float" office:value="0.329409569501877" calcext:value-type="float">
            <text:p>0.329409569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333766937255859" calcext:value-type="float">
            <text:p>0.0333766937</text:p>
          </table:table-cell>
          <table:table-cell office:value-type="float" office:value="0.00231702579185367" calcext:value-type="float">
            <text:p>0.0023170258</text:p>
          </table:table-cell>
          <table:table-cell office:value-type="float" office:value="0.000219944500713609" calcext:value-type="float">
            <text:p>0.0002199445</text:p>
          </table:table-cell>
          <table:table-cell office:value-type="float" office:value="-0.00929448008537293" calcext:value-type="float">
            <text:p>-0.0092944801</text:p>
          </table:table-cell>
          <table:table-cell office:value-type="float" office:value="-0.0110754407942295" calcext:value-type="float">
            <text:p>-0.0110754408</text:p>
          </table:table-cell>
          <table:table-cell office:value-type="float" office:value="0.329406440258026" calcext:value-type="float">
            <text:p>0.329406440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334291718900204" calcext:value-type="float">
            <text:p>0.0334291719</text:p>
          </table:table-cell>
          <table:table-cell office:value-type="float" office:value="0.00191203621216118" calcext:value-type="float">
            <text:p>0.0019120362</text:p>
          </table:table-cell>
          <table:table-cell office:value-type="float" office:value="0.000206939323106781" calcext:value-type="float">
            <text:p>0.0002069393</text:p>
          </table:table-cell>
          <table:table-cell office:value-type="float" office:value="-0.00942849554121495" calcext:value-type="float">
            <text:p>-0.0094284955</text:p>
          </table:table-cell>
          <table:table-cell office:value-type="float" office:value="-0.0110928080976009" calcext:value-type="float">
            <text:p>-0.0110928081</text:p>
          </table:table-cell>
          <table:table-cell office:value-type="float" office:value="0.329403936862946" calcext:value-type="float">
            <text:p>0.32940393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35047468543053" calcext:value-type="float">
            <text:p>0.0335047469</text:p>
          </table:table-cell>
          <table:table-cell office:value-type="float" office:value="0.00132885598577559" calcext:value-type="float">
            <text:p>0.001328856</text:p>
          </table:table-cell>
          <table:table-cell office:value-type="float" office:value="0.00018819903198164" calcext:value-type="float">
            <text:p>0.000188199</text:p>
          </table:table-cell>
          <table:table-cell office:value-type="float" office:value="-0.00962146744132042" calcext:value-type="float">
            <text:p>-0.0096214674</text:p>
          </table:table-cell>
          <table:table-cell office:value-type="float" office:value="-0.0111178271472454" calcext:value-type="float">
            <text:p>-0.0111178271</text:p>
          </table:table-cell>
          <table:table-cell office:value-type="float" office:value="0.329400330781937" calcext:value-type="float">
            <text:p>0.329400330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33531628549099" calcext:value-type="float">
            <text:p>0.0335316285</text:p>
          </table:table-cell>
          <table:table-cell office:value-type="float" office:value="0.00112150434870273" calcext:value-type="float">
            <text:p>0.0011215043</text:p>
          </table:table-cell>
          <table:table-cell office:value-type="float" office:value="0.000181448776856996" calcext:value-type="float">
            <text:p>0.0001814488</text:p>
          </table:table-cell>
          <table:table-cell office:value-type="float" office:value="-0.0096900686621666" calcext:value-type="float">
            <text:p>-0.0096900687</text:p>
          </table:table-cell>
          <table:table-cell office:value-type="float" office:value="-0.0111267082393169" calcext:value-type="float">
            <text:p>-0.0111267082</text:p>
          </table:table-cell>
          <table:table-cell office:value-type="float" office:value="0.329399049282074" calcext:value-type="float">
            <text:p>0.329399049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335531421005726" calcext:value-type="float">
            <text:p>0.0335531421</text:p>
          </table:table-cell>
          <table:table-cell office:value-type="float" office:value="0.000955623516347259" calcext:value-type="float">
            <text:p>0.0009556235</text:p>
          </table:table-cell>
          <table:table-cell office:value-type="float" office:value="0.000176114117493853" calcext:value-type="float">
            <text:p>0.0001761141</text:p>
          </table:table-cell>
          <table:table-cell office:value-type="float" office:value="-0.00974497385323048" calcext:value-type="float">
            <text:p>-0.0097449739</text:p>
          </table:table-cell>
          <table:table-cell office:value-type="float" office:value="-0.0111338421702385" calcext:value-type="float">
            <text:p>-0.0111338422</text:p>
          </table:table-cell>
          <table:table-cell office:value-type="float" office:value="0.329398036003113" calcext:value-type="float">
            <text:p>0.32939803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335703529417515" calcext:value-type="float">
            <text:p>0.0335703529</text:p>
          </table:table-cell>
          <table:table-cell office:value-type="float" office:value="0.000822919246274978" calcext:value-type="float">
            <text:p>0.0008229192</text:p>
          </table:table-cell>
          <table:table-cell office:value-type="float" office:value="0.000171830950421281" calcext:value-type="float">
            <text:p>0.000171831</text:p>
          </table:table-cell>
          <table:table-cell office:value-type="float" office:value="-0.0097888670861721" calcext:value-type="float">
            <text:p>-0.0097888671</text:p>
          </table:table-cell>
          <table:table-cell office:value-type="float" office:value="-0.0111395344138145" calcext:value-type="float">
            <text:p>-0.0111395344</text:p>
          </table:table-cell>
          <table:table-cell office:value-type="float" office:value="0.329397201538086" calcext:value-type="float">
            <text:p>0.329397201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335841327905655" calcext:value-type="float">
            <text:p>0.0335841328</text:p>
          </table:table-cell>
          <table:table-cell office:value-type="float" office:value="0.000716755865141749" calcext:value-type="float">
            <text:p>0.0007167559</text:p>
          </table:table-cell>
          <table:table-cell office:value-type="float" office:value="0.000168378508533351" calcext:value-type="float">
            <text:p>0.0001683785</text:p>
          </table:table-cell>
          <table:table-cell office:value-type="float" office:value="-0.0098240114748478" calcext:value-type="float">
            <text:p>-0.0098240115</text:p>
          </table:table-cell>
          <table:table-cell office:value-type="float" office:value="-0.0111440997570753" calcext:value-type="float">
            <text:p>-0.0111440998</text:p>
          </table:table-cell>
          <table:table-cell office:value-type="float" office:value="0.329396545886993" calcext:value-type="float">
            <text:p>0.329396545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336039699614048" calcext:value-type="float">
            <text:p>0.03360397</text:p>
          </table:table-cell>
          <table:table-cell office:value-type="float" office:value="0.000563881068956107" calcext:value-type="float">
            <text:p>0.0005638811</text:p>
          </table:table-cell>
          <table:table-cell office:value-type="float" office:value="0.000163413613336161" calcext:value-type="float">
            <text:p>0.0001634136</text:p>
          </table:table-cell>
          <table:table-cell office:value-type="float" office:value="-0.00987461023032665" calcext:value-type="float">
            <text:p>-0.0098746102</text:p>
          </table:table-cell>
          <table:table-cell office:value-type="float" office:value="-0.0111506525427103" calcext:value-type="float">
            <text:p>-0.0111506525</text:p>
          </table:table-cell>
          <table:table-cell office:value-type="float" office:value="0.329395592212677" calcext:value-type="float">
            <text:p>0.32939559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336110219359398" calcext:value-type="float">
            <text:p>0.0336110219</text:p>
          </table:table-cell>
          <table:table-cell office:value-type="float" office:value="0.000509525765664876" calcext:value-type="float">
            <text:p>0.0005095258</text:p>
          </table:table-cell>
          <table:table-cell office:value-type="float" office:value="0.000161591029609554" calcext:value-type="float">
            <text:p>0.000161591</text:p>
          </table:table-cell>
          <table:table-cell office:value-type="float" office:value="-0.00989256426692009" calcext:value-type="float">
            <text:p>-0.0098925643</text:p>
          </table:table-cell>
          <table:table-cell office:value-type="float" office:value="-0.0111529920250177" calcext:value-type="float">
            <text:p>-0.011152992</text:p>
          </table:table-cell>
          <table:table-cell office:value-type="float" office:value="0.329395264387131" calcext:value-type="float">
            <text:p>0.329395264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336166694760323" calcext:value-type="float">
            <text:p>0.0336166695</text:p>
          </table:table-cell>
          <table:table-cell office:value-type="float" office:value="0.000466041499748826" calcext:value-type="float">
            <text:p>0.0004660415</text:p>
          </table:table-cell>
          <table:table-cell office:value-type="float" office:value="0.000160222902195528" calcext:value-type="float">
            <text:p>0.0001602229</text:p>
          </table:table-cell>
          <table:table-cell office:value-type="float" office:value="-0.0099069606512785" calcext:value-type="float">
            <text:p>-0.0099069607</text:p>
          </table:table-cell>
          <table:table-cell office:value-type="float" office:value="-0.0111548434942961" calcext:value-type="float">
            <text:p>-0.0111548435</text:p>
          </table:table-cell>
          <table:table-cell office:value-type="float" office:value="0.329394996166229" calcext:value-type="float">
            <text:p>0.32939499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336211882531643" calcext:value-type="float">
            <text:p>0.0336211883</text:p>
          </table:table-cell>
          <table:table-cell office:value-type="float" office:value="0.000431254040449858" calcext:value-type="float">
            <text:p>0.000431254</text:p>
          </table:table-cell>
          <table:table-cell office:value-type="float" office:value="0.000159132308908738" calcext:value-type="float">
            <text:p>0.0001591323</text:p>
          </table:table-cell>
          <table:table-cell office:value-type="float" office:value="-0.00991848111152649" calcext:value-type="float">
            <text:p>-0.0099184811</text:p>
          </table:table-cell>
          <table:table-cell office:value-type="float" office:value="-0.0111563485115767" calcext:value-type="float">
            <text:p>-0.0111563485</text:p>
          </table:table-cell>
          <table:table-cell office:value-type="float" office:value="0.329394787549973" calcext:value-type="float">
            <text:p>0.329394787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336247868835926" calcext:value-type="float">
            <text:p>0.0336247869</text:p>
          </table:table-cell>
          <table:table-cell office:value-type="float" office:value="0.000403424084652215" calcext:value-type="float">
            <text:p>0.0004034241</text:p>
          </table:table-cell>
          <table:table-cell office:value-type="float" office:value="0.000158192604430951" calcext:value-type="float">
            <text:p>0.0001581926</text:p>
          </table:table-cell>
          <table:table-cell office:value-type="float" office:value="-0.00992769747972488" calcext:value-type="float">
            <text:p>-0.0099276975</text:p>
          </table:table-cell>
          <table:table-cell office:value-type="float" office:value="-0.0111575368791819" calcext:value-type="float">
            <text:p>-0.0111575369</text:p>
          </table:table-cell>
          <table:table-cell office:value-type="float" office:value="0.329394608736038" calcext:value-type="float">
            <text:p>0.32939460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36276777088642" calcext:value-type="float">
            <text:p>0.0336276777</text:p>
          </table:table-cell>
          <table:table-cell office:value-type="float" office:value="0.000381160149117932" calcext:value-type="float">
            <text:p>0.0003811601</text:p>
          </table:table-cell>
          <table:table-cell office:value-type="float" office:value="0.00015749224985484" calcext:value-type="float">
            <text:p>0.0001574922</text:p>
          </table:table-cell>
          <table:table-cell office:value-type="float" office:value="-0.0099350493401289" calcext:value-type="float">
            <text:p>-0.0099350493</text:p>
          </table:table-cell>
          <table:table-cell office:value-type="float" office:value="-0.0111584942787886" calcext:value-type="float">
            <text:p>-0.0111584943</text:p>
          </table:table-cell>
          <table:table-cell office:value-type="float" office:value="0.329394459724426" calcext:value-type="float">
            <text:p>0.329394459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336299873888493" calcext:value-type="float">
            <text:p>0.0336299874</text:p>
          </table:table-cell>
          <table:table-cell office:value-type="float" office:value="0.000363349012332037" calcext:value-type="float">
            <text:p>0.000363349</text:p>
          </table:table-cell>
          <table:table-cell office:value-type="float" office:value="0.000156916692503728" calcext:value-type="float">
            <text:p>0.0001569167</text:p>
          </table:table-cell>
          <table:table-cell office:value-type="float" office:value="-0.00994095951318741" calcext:value-type="float">
            <text:p>-0.0099409595</text:p>
          </table:table-cell>
          <table:table-cell office:value-type="float" office:value="-0.0111592691391706" calcext:value-type="float">
            <text:p>-0.0111592691</text:p>
          </table:table-cell>
          <table:table-cell office:value-type="float" office:value="0.329394340515137" calcext:value-type="float">
            <text:p>0.32939434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336333103477955" calcext:value-type="float">
            <text:p>0.0336333103</text:p>
          </table:table-cell>
          <table:table-cell office:value-type="float" office:value="0.000337701058015227" calcext:value-type="float">
            <text:p>0.0003377011</text:p>
          </table:table-cell>
          <table:table-cell office:value-type="float" office:value="0.000156070120283403" calcext:value-type="float">
            <text:p>0.0001560701</text:p>
          </table:table-cell>
          <table:table-cell office:value-type="float" office:value="-0.00994942709803581" calcext:value-type="float">
            <text:p>-0.0099494271</text:p>
          </table:table-cell>
          <table:table-cell office:value-type="float" office:value="-0.0111603531986475" calcext:value-type="float">
            <text:p>-0.0111603532</text:p>
          </table:table-cell>
          <table:table-cell office:value-type="float" office:value="0.329394191503525" calcext:value-type="float">
            <text:p>0.32939419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336354449391365" calcext:value-type="float">
            <text:p>0.0336354449</text:p>
          </table:table-cell>
          <table:table-cell office:value-type="float" office:value="0.000321286352118477" calcext:value-type="float">
            <text:p>0.0003212864</text:p>
          </table:table-cell>
          <table:table-cell office:value-type="float" office:value="0.000155497356900014" calcext:value-type="float">
            <text:p>0.0001554974</text:p>
          </table:table-cell>
          <table:table-cell office:value-type="float" office:value="-0.00995488278567791" calcext:value-type="float">
            <text:p>-0.0099548828</text:p>
          </table:table-cell>
          <table:table-cell office:value-type="float" office:value="-0.0111610852181912" calcext:value-type="float">
            <text:p>-0.0111610852</text:p>
          </table:table-cell>
          <table:table-cell office:value-type="float" office:value="0.329394102096558" calcext:value-type="float">
            <text:p>0.32939410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336362011730671" calcext:value-type="float">
            <text:p>0.0336362012</text:p>
          </table:table-cell>
          <table:table-cell office:value-type="float" office:value="0.000315449986374006" calcext:value-type="float">
            <text:p>0.00031545</text:p>
          </table:table-cell>
          <table:table-cell office:value-type="float" office:value="0.000155387460836209" calcext:value-type="float">
            <text:p>0.0001553875</text:p>
          </table:table-cell>
          <table:table-cell office:value-type="float" office:value="-0.00995679944753647" calcext:value-type="float">
            <text:p>-0.0099567994</text:p>
          </table:table-cell>
          <table:table-cell office:value-type="float" office:value="-0.0111613143235445" calcext:value-type="float">
            <text:p>-0.0111613143</text:p>
          </table:table-cell>
          <table:table-cell office:value-type="float" office:value="0.329394072294235" calcext:value-type="float">
            <text:p>0.329394072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336367972195149" calcext:value-type="float">
            <text:p>0.0336367972</text:p>
          </table:table-cell>
          <table:table-cell office:value-type="float" office:value="0.000310780887957662" calcext:value-type="float">
            <text:p>0.0003107809</text:p>
          </table:table-cell>
          <table:table-cell office:value-type="float" office:value="0.000155198402353562" calcext:value-type="float">
            <text:p>0.0001551984</text:p>
          </table:table-cell>
          <table:table-cell office:value-type="float" office:value="-0.00995833799242973" calcext:value-type="float">
            <text:p>-0.009958338</text:p>
          </table:table-cell>
          <table:table-cell office:value-type="float" office:value="-0.01116150803864" calcext:value-type="float">
            <text:p>-0.011161508</text:p>
          </table:table-cell>
          <table:table-cell office:value-type="float" office:value="0.329394042491913" calcext:value-type="float">
            <text:p>0.32939404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336376763880253" calcext:value-type="float">
            <text:p>0.0336376764</text:p>
          </table:table-cell>
          <table:table-cell office:value-type="float" office:value="0.000304057408357039" calcext:value-type="float">
            <text:p>0.0003040574</text:p>
          </table:table-cell>
          <table:table-cell office:value-type="float" office:value="0.000154956258484162" calcext:value-type="float">
            <text:p>0.0001549563</text:p>
          </table:table-cell>
          <table:table-cell office:value-type="float" office:value="-0.00996057316660881" calcext:value-type="float">
            <text:p>-0.0099605732</text:p>
          </table:table-cell>
          <table:table-cell office:value-type="float" office:value="-0.0111617930233479" calcext:value-type="float">
            <text:p>-0.011161793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336379855871201" calcext:value-type="float">
            <text:p>0.0336379856</text:p>
          </table:table-cell>
          <table:table-cell office:value-type="float" office:value="0.000301666877930984" calcext:value-type="float">
            <text:p>0.0003016669</text:p>
          </table:table-cell>
          <table:table-cell office:value-type="float" office:value="0.000154905967065133" calcext:value-type="float">
            <text:p>0.000154906</text:p>
          </table:table-cell>
          <table:table-cell office:value-type="float" office:value="-0.00996135734021664" calcext:value-type="float">
            <text:p>-0.0099613573</text:p>
          </table:table-cell>
          <table:table-cell office:value-type="float" office:value="-0.0111618936061859" calcext:value-type="float">
            <text:p>-0.0111618936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336385928094387" calcext:value-type="float">
            <text:p>0.0336385928</text:p>
          </table:table-cell>
          <table:table-cell office:value-type="float" office:value="0.000297000544378534" calcext:value-type="float">
            <text:p>0.0002970005</text:p>
          </table:table-cell>
          <table:table-cell office:value-type="float" office:value="0.000154798864969052" calcext:value-type="float">
            <text:p>0.0001547989</text:p>
          </table:table-cell>
          <table:table-cell office:value-type="float" office:value="-0.00996289215981961" calcext:value-type="float">
            <text:p>-0.0099628922</text:p>
          </table:table-cell>
          <table:table-cell office:value-type="float" office:value="-0.0111620854586363" calcext:value-type="float">
            <text:p>-0.0111620855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336391739547253" calcext:value-type="float">
            <text:p>0.033639174</text:p>
          </table:table-cell>
          <table:table-cell office:value-type="float" office:value="0.000292630400508642" calcext:value-type="float">
            <text:p>0.0002926304</text:p>
          </table:table-cell>
          <table:table-cell office:value-type="float" office:value="0.000154579058289528" calcext:value-type="float">
            <text:p>0.0001545791</text:p>
          </table:table-cell>
          <table:table-cell office:value-type="float" office:value="-0.00996436178684235" calcext:value-type="float">
            <text:p>-0.0099643618</text:p>
          </table:table-cell>
          <table:table-cell office:value-type="float" office:value="-0.0111622754484415" calcext:value-type="float">
            <text:p>-0.0111622754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36391888558865" calcext:value-type="float">
            <text:p>0.0336391889</text:p>
          </table:table-cell>
          <table:table-cell office:value-type="float" office:value="0.000292525277473032" calcext:value-type="float">
            <text:p>0.0002925253</text:p>
          </table:table-cell>
          <table:table-cell office:value-type="float" office:value="0.000154566019773483" calcext:value-type="float">
            <text:p>0.000154566</text:p>
          </table:table-cell>
          <table:table-cell office:value-type="float" office:value="-0.00996439717710018" calcext:value-type="float">
            <text:p>-0.0099643972</text:p>
          </table:table-cell>
          <table:table-cell office:value-type="float" office:value="-0.0111622866243124" calcext:value-type="float">
            <text:p>-0.0111622866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0336392000317574" calcext:value-type="float">
            <text:p>0.0336392</text:p>
          </table:table-cell>
          <table:table-cell office:value-type="float" office:value="0.000292441138299182" calcext:value-type="float">
            <text:p>0.0002924411</text:p>
          </table:table-cell>
          <table:table-cell office:value-type="float" office:value="0.000154555775225163" calcext:value-type="float">
            <text:p>0.0001545558</text:p>
          </table:table-cell>
          <table:table-cell office:value-type="float" office:value="-0.00996442697942257" calcext:value-type="float">
            <text:p>-0.009964427</text:p>
          </table:table-cell>
          <table:table-cell office:value-type="float" office:value="-0.0111622866243124" calcext:value-type="float">
            <text:p>-0.0111622866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33639207482338" calcext:value-type="float">
            <text:p>0.0336392075</text:p>
          </table:table-cell>
          <table:table-cell office:value-type="float" office:value="0.000292373850243166" calcext:value-type="float">
            <text:p>0.0002923739</text:p>
          </table:table-cell>
          <table:table-cell office:value-type="float" office:value="0.000154548324644566" calcext:value-type="float">
            <text:p>0.0001545483</text:p>
          </table:table-cell>
          <table:table-cell office:value-type="float" office:value="-0.00996444746851921" calcext:value-type="float">
            <text:p>-0.0099644475</text:p>
          </table:table-cell>
          <table:table-cell office:value-type="float" office:value="-0.011162294074893" calcext:value-type="float">
            <text:p>-0.011162294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336392149329186" calcext:value-type="float">
            <text:p>0.0336392149</text:p>
          </table:table-cell>
          <table:table-cell office:value-type="float" office:value="0.000292320037260652" calcext:value-type="float">
            <text:p>0.00029232</text:p>
          </table:table-cell>
          <table:table-cell office:value-type="float" office:value="0.000154541805386543" calcext:value-type="float">
            <text:p>0.0001545418</text:p>
          </table:table-cell>
          <table:table-cell office:value-type="float" office:value="-0.00996446609497071" calcext:value-type="float">
            <text:p>-0.0099644661</text:p>
          </table:table-cell>
          <table:table-cell office:value-type="float" office:value="-0.0111622959375382" calcext:value-type="float">
            <text:p>-0.0111622959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0336392298340797" calcext:value-type="float">
            <text:p>0.0336392298</text:p>
          </table:table-cell>
          <table:table-cell office:value-type="float" office:value="0.000292242504656315" calcext:value-type="float">
            <text:p>0.0002922425</text:p>
          </table:table-cell>
          <table:table-cell office:value-type="float" office:value="0.000154532492160797" calcext:value-type="float">
            <text:p>0.0001545325</text:p>
          </table:table-cell>
          <table:table-cell office:value-type="float" office:value="-0.00996449217200279" calcext:value-type="float">
            <text:p>-0.0099644922</text:p>
          </table:table-cell>
          <table:table-cell office:value-type="float" office:value="-0.0111622959375382" calcext:value-type="float">
            <text:p>-0.0111622959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03363923355937" calcext:value-type="float">
            <text:p>0.0336392336</text:p>
          </table:table-cell>
          <table:table-cell office:value-type="float" office:value="0.000292214943328872" calcext:value-type="float">
            <text:p>0.0002922149</text:p>
          </table:table-cell>
          <table:table-cell office:value-type="float" office:value="0.000154604218550958" calcext:value-type="float">
            <text:p>0.0001546042</text:p>
          </table:table-cell>
          <table:table-cell office:value-type="float" office:value="-0.00996449589729309" calcext:value-type="float">
            <text:p>-0.0099644959</text:p>
          </table:table-cell>
          <table:table-cell office:value-type="float" office:value="-0.0111622996628284" calcext:value-type="float">
            <text:p>-0.0111622997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92882625386" calcext:value-type="float">
            <text:p>0.0002921929</text:p>
          </table:table-cell>
          <table:table-cell office:value-type="float" office:value="0.000154601424583234" calcext:value-type="float">
            <text:p>0.0001546014</text:p>
          </table:table-cell>
          <table:table-cell office:value-type="float" office:value="-0.00996450334787369" calcext:value-type="float">
            <text:p>-0.0099645033</text:p>
          </table:table-cell>
          <table:table-cell office:value-type="float" office:value="-0.0111622996628284" calcext:value-type="float">
            <text:p>-0.0111622997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0336392410099506" calcext:value-type="float">
            <text:p>0.033639241</text:p>
          </table:table-cell>
          <table:table-cell office:value-type="float" office:value="0.000292175245704129" calcext:value-type="float">
            <text:p>0.0002921752</text:p>
          </table:table-cell>
          <table:table-cell office:value-type="float" office:value="0.00015459863061551" calcext:value-type="float">
            <text:p>0.0001545986</text:p>
          </table:table-cell>
          <table:table-cell office:value-type="float" office:value="-0.00996450707316399" calcext:value-type="float">
            <text:p>-0.0099645071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336392410099506" calcext:value-type="float">
            <text:p>0.033639241</text:p>
          </table:table-cell>
          <table:table-cell office:value-type="float" office:value="0.000292161130346358" calcext:value-type="float">
            <text:p>0.0002921611</text:p>
          </table:table-cell>
          <table:table-cell office:value-type="float" office:value="0.000154596767970361" calcext:value-type="float">
            <text:p>0.0001545968</text:p>
          </table:table-cell>
          <table:table-cell office:value-type="float" office:value="-0.00996451452374459" calcext:value-type="float">
            <text:p>-0.0099645145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0336392410099506" calcext:value-type="float">
            <text:p>0.033639241</text:p>
          </table:table-cell>
          <table:table-cell office:value-type="float" office:value="0.000292149838060141" calcext:value-type="float">
            <text:p>0.0002921498</text:p>
          </table:table-cell>
          <table:table-cell office:value-type="float" office:value="0.000154595836647786" calcext:value-type="float">
            <text:p>0.0001545958</text:p>
          </table:table-cell>
          <table:table-cell office:value-type="float" office:value="-0.00996451824903488" calcext:value-type="float">
            <text:p>-0.0099645182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336392410099506" calcext:value-type="float">
            <text:p>0.033639241</text:p>
          </table:table-cell>
          <table:table-cell office:value-type="float" office:value="0.000292140815872699" calcext:value-type="float">
            <text:p>0.0002921408</text:p>
          </table:table-cell>
          <table:table-cell office:value-type="float" office:value="0.000154594905325212" calcext:value-type="float">
            <text:p>0.0001545949</text:p>
          </table:table-cell>
          <table:table-cell office:value-type="float" office:value="-0.00996452197432518" calcext:value-type="float">
            <text:p>-0.009964522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336392410099506" calcext:value-type="float">
            <text:p>0.033639241</text:p>
          </table:table-cell>
          <table:table-cell office:value-type="float" office:value="0.000292133598122746" calcext:value-type="float">
            <text:p>0.0002921336</text:p>
          </table:table-cell>
          <table:table-cell office:value-type="float" office:value="0.000154593974002637" calcext:value-type="float">
            <text:p>0.000154594</text:p>
          </table:table-cell>
          <table:table-cell office:value-type="float" office:value="-0.00996452197432518" calcext:value-type="float">
            <text:p>-0.009964522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0336392410099506" calcext:value-type="float">
            <text:p>0.033639241</text:p>
          </table:table-cell>
          <table:table-cell office:value-type="float" office:value="0.000292127835564315" calcext:value-type="float">
            <text:p>0.0002921278</text:p>
          </table:table-cell>
          <table:table-cell office:value-type="float" office:value="0.000154593974002637" calcext:value-type="float">
            <text:p>0.000154594</text:p>
          </table:table-cell>
          <table:table-cell office:value-type="float" office:value="-0.00996452197432518" calcext:value-type="float">
            <text:p>-0.009964522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336392410099506" calcext:value-type="float">
            <text:p>0.033639241</text:p>
          </table:table-cell>
          <table:table-cell office:value-type="float" office:value="0.000292123208055273" calcext:value-type="float">
            <text:p>0.0002921232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0336392410099506" calcext:value-type="float">
            <text:p>0.033639241</text:p>
          </table:table-cell>
          <table:table-cell office:value-type="float" office:value="0.000292119482764974" calcext:value-type="float">
            <text:p>0.0002921195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1412766017" calcext:value-type="float">
            <text:p>0.0002921141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12235911191" calcext:value-type="float">
            <text:p>0.0002921122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10722512007" calcext:value-type="float">
            <text:p>0.0002921107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09500151128" calcext:value-type="float">
            <text:p>0.0002921095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08510620892" calcext:value-type="float">
            <text:p>0.0002921085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0711363703" calcext:value-type="float">
            <text:p>0.0002921071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06618871912" calcext:value-type="float">
            <text:p>0.0002921066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06240522116" calcext:value-type="float">
            <text:p>0.0002921062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05949483812" calcext:value-type="float">
            <text:p>0.0002921059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05716653168" calcext:value-type="float">
            <text:p>0.0002921057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336392372846603" calcext:value-type="float">
            <text:p>0.0336392373</text:p>
          </table:table-cell>
          <table:table-cell office:value-type="float" office:value="0.000292105512926355" calcext:value-type="float">
            <text:p>0.0002921055</text:p>
          </table:table-cell>
          <table:table-cell office:value-type="float" office:value="0.000154593042680062" calcext:value-type="float">
            <text:p>0.000154593</text:p>
          </table:table-cell>
          <table:table-cell office:value-type="float" office:value="-0.00996452942490578" calcext:value-type="float">
            <text:p>-0.0099645294</text:p>
          </table:table-cell>
          <table:table-cell office:value-type="float" office:value="-0.011162307113409" calcext:value-type="float">
            <text:p>-0.0111623071</text:p>
          </table:table-cell>
          <table:table-cell office:value-type="float" office:value="0.329393982887268" calcext:value-type="float">
            <text:p>0.329393982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336385332047939" calcext:value-type="float">
            <text:p>0.0336385332</text:p>
          </table:table-cell>
          <table:table-cell office:value-type="float" office:value="0.000293454912025481" calcext:value-type="float">
            <text:p>0.0002934549</text:p>
          </table:table-cell>
          <table:table-cell office:value-type="float" office:value="0.000154020279296674" calcext:value-type="float">
            <text:p>0.0001540203</text:p>
          </table:table-cell>
          <table:table-cell office:value-type="float" office:value="-0.00996600836515427" calcext:value-type="float">
            <text:p>-0.0099660084</text:p>
          </table:table-cell>
          <table:table-cell office:value-type="float" office:value="-0.0111633744090796" calcext:value-type="float">
            <text:p>-0.0111633744</text:p>
          </table:table-cell>
          <table:table-cell office:value-type="float" office:value="0.329394072294235" calcext:value-type="float">
            <text:p>0.329394072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336358547210693" calcext:value-type="float">
            <text:p>0.0336358547</text:p>
          </table:table-cell>
          <table:table-cell office:value-type="float" office:value="0.000298540864605457" calcext:value-type="float">
            <text:p>0.0002985409</text:p>
          </table:table-cell>
          <table:table-cell office:value-type="float" office:value="0.000152463107951917" calcext:value-type="float">
            <text:p>0.0001524631</text:p>
          </table:table-cell>
          <table:table-cell office:value-type="float" office:value="-0.00997010245919228" calcext:value-type="float">
            <text:p>-0.0099701025</text:p>
          </table:table-cell>
          <table:table-cell office:value-type="float" office:value="-0.0111663229763508" calcext:value-type="float">
            <text:p>-0.011166323</text:p>
          </table:table-cell>
          <table:table-cell office:value-type="float" office:value="0.329394400119781" calcext:value-type="float">
            <text:p>0.329394400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336209237575531" calcext:value-type="float">
            <text:p>0.0336209238</text:p>
          </table:table-cell>
          <table:table-cell office:value-type="float" office:value="0.000326996203511953" calcext:value-type="float">
            <text:p>0.0003269962</text:p>
          </table:table-cell>
          <table:table-cell office:value-type="float" office:value="0.000146427220897749" calcext:value-type="float">
            <text:p>0.0001464272</text:p>
          </table:table-cell>
          <table:table-cell office:value-type="float" office:value="-0.00998342037200928" calcext:value-type="float">
            <text:p>-0.0099834204</text:p>
          </table:table-cell>
          <table:table-cell office:value-type="float" office:value="-0.0111765936017036" calcext:value-type="float">
            <text:p>-0.0111765936</text:p>
          </table:table-cell>
          <table:table-cell office:value-type="float" office:value="0.329396277666092" calcext:value-type="float">
            <text:p>0.329396277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336073227226734" calcext:value-type="float">
            <text:p>0.0336073227</text:p>
          </table:table-cell>
          <table:table-cell office:value-type="float" office:value="0.000352912669768557" calcext:value-type="float">
            <text:p>0.0003529127</text:p>
          </table:table-cell>
          <table:table-cell office:value-type="float" office:value="0.000142090968438424" calcext:value-type="float">
            <text:p>0.000142091</text:p>
          </table:table-cell>
          <table:table-cell office:value-type="float" office:value="-0.00999172404408455" calcext:value-type="float">
            <text:p>-0.009991724</text:p>
          </table:table-cell>
          <table:table-cell office:value-type="float" office:value="-0.0111833792179823" calcext:value-type="float">
            <text:p>-0.0111833792</text:p>
          </table:table-cell>
          <table:table-cell office:value-type="float" office:value="0.329397946596146" calcext:value-type="float">
            <text:p>0.329397946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335890203714371" calcext:value-type="float">
            <text:p>0.0335890204</text:p>
          </table:table-cell>
          <table:table-cell office:value-type="float" office:value="0.000387822889024392" calcext:value-type="float">
            <text:p>0.0003878229</text:p>
          </table:table-cell>
          <table:table-cell office:value-type="float" office:value="0.000136896982439794" calcext:value-type="float">
            <text:p>0.000136897</text:p>
          </table:table-cell>
          <table:table-cell office:value-type="float" office:value="-0.0100005883723497" calcext:value-type="float">
            <text:p>-0.0100005884</text:p>
          </table:table-cell>
          <table:table-cell office:value-type="float" office:value="-0.0111910216510296" calcext:value-type="float">
            <text:p>-0.0111910217</text:p>
          </table:table-cell>
          <table:table-cell office:value-type="float" office:value="0.329400211572647" calcext:value-type="float">
            <text:p>0.329400211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335890203714371" calcext:value-type="float">
            <text:p>0.0335890204</text:p>
          </table:table-cell>
          <table:table-cell office:value-type="float" office:value="0.000387822889024392" calcext:value-type="float">
            <text:p>0.0003878229</text:p>
          </table:table-cell>
          <table:table-cell office:value-type="float" office:value="0.000136896982439794" calcext:value-type="float">
            <text:p>0.000136897</text:p>
          </table:table-cell>
          <table:table-cell office:value-type="float" office:value="-0.0100005883723497" calcext:value-type="float">
            <text:p>-0.0100005884</text:p>
          </table:table-cell>
          <table:table-cell office:value-type="float" office:value="-0.0111910216510296" calcext:value-type="float">
            <text:p>-0.0111910217</text:p>
          </table:table-cell>
          <table:table-cell office:value-type="float" office:value="0.329400211572647" calcext:value-type="float">
            <text:p>0.32940021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335656739771366" calcext:value-type="float">
            <text:p>0.033565674</text:p>
          </table:table-cell>
          <table:table-cell office:value-type="float" office:value="0.000432349625043571" calcext:value-type="float">
            <text:p>0.0004323496</text:p>
          </table:table-cell>
          <table:table-cell office:value-type="float" office:value="0.000130854561575688" calcext:value-type="float">
            <text:p>0.0001308546</text:p>
          </table:table-cell>
          <table:table-cell office:value-type="float" office:value="-0.010009778663516" calcext:value-type="float">
            <text:p>-0.0100097787</text:p>
          </table:table-cell>
          <table:table-cell office:value-type="float" office:value="-0.011199377477169" calcext:value-type="float">
            <text:p>-0.0111993775</text:p>
          </table:table-cell>
          <table:table-cell office:value-type="float" office:value="0.329403102397919" calcext:value-type="float">
            <text:p>0.329403102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335370935499668" calcext:value-type="float">
            <text:p>0.0335370935</text:p>
          </table:table-cell>
          <table:table-cell office:value-type="float" office:value="0.000486937147798017" calcext:value-type="float">
            <text:p>0.0004869371</text:p>
          </table:table-cell>
          <table:table-cell office:value-type="float" office:value="0.000123956255265512" calcext:value-type="float">
            <text:p>0.0001239563</text:p>
          </table:table-cell>
          <table:table-cell office:value-type="float" office:value="-0.0100190658122301" calcext:value-type="float">
            <text:p>-0.0100190658</text:p>
          </table:table-cell>
          <table:table-cell office:value-type="float" office:value="-0.0112083293497562" calcext:value-type="float">
            <text:p>-0.0112083293</text:p>
          </table:table-cell>
          <table:table-cell office:value-type="float" office:value="0.32940661907196" calcext:value-type="float">
            <text:p>0.329406619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334636904299259" calcext:value-type="float">
            <text:p>0.0334636904</text:p>
          </table:table-cell>
          <table:table-cell office:value-type="float" office:value="0.000627392786554992" calcext:value-type="float">
            <text:p>0.0006273928</text:p>
          </table:table-cell>
          <table:table-cell office:value-type="float" office:value="0.000107573359855451" calcext:value-type="float">
            <text:p>0.0001075734</text:p>
          </table:table-cell>
          <table:table-cell office:value-type="float" office:value="-0.0100373961031437" calcext:value-type="float">
            <text:p>-0.0100373961</text:p>
          </table:table-cell>
          <table:table-cell office:value-type="float" office:value="-0.0112277828156948" calcext:value-type="float">
            <text:p>-0.0112277828</text:p>
          </table:table-cell>
          <table:table-cell office:value-type="float" office:value="0.329415738582611" calcext:value-type="float">
            <text:p>0.329415738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33418744802475" calcext:value-type="float">
            <text:p>0.0334187448</text:p>
          </table:table-cell>
          <table:table-cell office:value-type="float" office:value="0.000713561661541462" calcext:value-type="float">
            <text:p>0.0007135617</text:p>
          </table:table-cell>
          <table:table-cell office:value-type="float" office:value="0.000098141870694235" calcext:value-type="float">
            <text:p>9.8141870694235E-005</text:p>
          </table:table-cell>
          <table:table-cell office:value-type="float" office:value="-0.0100461877882481" calcext:value-type="float">
            <text:p>-0.0100461878</text:p>
          </table:table-cell>
          <table:table-cell office:value-type="float" office:value="-0.0112381353974342" calcext:value-type="float">
            <text:p>-0.0112381354</text:p>
          </table:table-cell>
          <table:table-cell office:value-type="float" office:value="0.329421311616898" calcext:value-type="float">
            <text:p>0.32942131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333683006465435" calcext:value-type="float">
            <text:p>0.0333683006</text:p>
          </table:table-cell>
          <table:table-cell office:value-type="float" office:value="0.000810417695902288" calcext:value-type="float">
            <text:p>0.0008104177</text:p>
          </table:table-cell>
          <table:table-cell office:value-type="float" office:value="0.0000877445854712278" calcext:value-type="float">
            <text:p>8.77445854712278E-005</text:p>
          </table:table-cell>
          <table:table-cell office:value-type="float" office:value="-0.0100546069443226" calcext:value-type="float">
            <text:p>-0.0100546069</text:p>
          </table:table-cell>
          <table:table-cell office:value-type="float" office:value="-0.0112489014863968" calcext:value-type="float">
            <text:p>-0.0112489015</text:p>
          </table:table-cell>
          <table:table-cell office:value-type="float" office:value="0.329427570104599" calcext:value-type="float">
            <text:p>0.329427570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333124026656151" calcext:value-type="float">
            <text:p>0.0333124027</text:p>
          </table:table-cell>
          <table:table-cell office:value-type="float" office:value="0.000917937606573105" calcext:value-type="float">
            <text:p>0.0009179376</text:p>
          </table:table-cell>
          <table:table-cell office:value-type="float" office:value="0.000076532392995432" calcext:value-type="float">
            <text:p>7.6532392995432E-005</text:p>
          </table:table-cell>
          <table:table-cell office:value-type="float" office:value="-0.0100626572966576" calcext:value-type="float">
            <text:p>-0.0100626573</text:p>
          </table:table-cell>
          <table:table-cell office:value-type="float" office:value="-0.0112600065767765" calcext:value-type="float">
            <text:p>-0.0112600066</text:p>
          </table:table-cell>
          <table:table-cell office:value-type="float" office:value="0.329434514045715" calcext:value-type="float">
            <text:p>0.3294345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33251129090786" calcext:value-type="float">
            <text:p>0.0332511291</text:p>
          </table:table-cell>
          <table:table-cell office:value-type="float" office:value="0.00103604118339717" calcext:value-type="float">
            <text:p>0.0010360412</text:p>
          </table:table-cell>
          <table:table-cell office:value-type="float" office:value="0.0000643208986730315" calcext:value-type="float">
            <text:p>6.43208986730315E-005</text:p>
          </table:table-cell>
          <table:table-cell office:value-type="float" office:value="-0.0100702345371246" calcext:value-type="float">
            <text:p>-0.0100702345</text:p>
          </table:table-cell>
          <table:table-cell office:value-type="float" office:value="-0.0112714562565088" calcext:value-type="float">
            <text:p>-0.0112714563</text:p>
          </table:table-cell>
          <table:table-cell office:value-type="float" office:value="0.329442143440247" calcext:value-type="float">
            <text:p>0.329442143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331845246255398" calcext:value-type="float">
            <text:p>0.0331845246</text:p>
          </table:table-cell>
          <table:table-cell office:value-type="float" office:value="0.00116462167352438" calcext:value-type="float">
            <text:p>0.0011646217</text:p>
          </table:table-cell>
          <table:table-cell office:value-type="float" office:value="0.0000511622420162894" calcext:value-type="float">
            <text:p>5.11622420162894E-005</text:p>
          </table:table-cell>
          <table:table-cell office:value-type="float" office:value="-0.0100773703306913" calcext:value-type="float">
            <text:p>-0.0100773703</text:p>
          </table:table-cell>
          <table:table-cell office:value-type="float" office:value="-0.0112832374870777" calcext:value-type="float">
            <text:p>-0.0112832375</text:p>
          </table:table-cell>
          <table:table-cell office:value-type="float" office:value="0.32945042848587" calcext:value-type="float">
            <text:p>0.329450428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331127196550369" calcext:value-type="float">
            <text:p>0.0331127197</text:p>
          </table:table-cell>
          <table:table-cell office:value-type="float" office:value="0.0013035403098911" calcext:value-type="float">
            <text:p>0.0013035403</text:p>
          </table:table-cell>
          <table:table-cell office:value-type="float" office:value="0.0000369707449863199" calcext:value-type="float">
            <text:p>3.69707449863199E-005</text:p>
          </table:table-cell>
          <table:table-cell office:value-type="float" office:value="-0.0100840404629707" calcext:value-type="float">
            <text:p>-0.0100840405</text:p>
          </table:table-cell>
          <table:table-cell office:value-type="float" office:value="-0.0112954098731279" calcext:value-type="float">
            <text:p>-0.0112954099</text:p>
          </table:table-cell>
          <table:table-cell office:value-type="float" office:value="0.329459369182587" calcext:value-type="float">
            <text:p>0.329459369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329540483653545" calcext:value-type="float">
            <text:p>0.0329540484</text:p>
          </table:table-cell>
          <table:table-cell office:value-type="float" office:value="0.00161167862825096" calcext:value-type="float">
            <text:p>0.0016116786</text:p>
          </table:table-cell>
          <table:table-cell office:value-type="float" office:value="0.00000557117846256006" calcext:value-type="float">
            <text:p>5.57117846256006E-006</text:p>
          </table:table-cell>
          <table:table-cell office:value-type="float" office:value="-0.0100959073752165" calcext:value-type="float">
            <text:p>-0.0100959074</text:p>
          </table:table-cell>
          <table:table-cell office:value-type="float" office:value="-0.0113207548856735" calcext:value-type="float">
            <text:p>-0.0113207549</text:p>
          </table:table-cell>
          <table:table-cell office:value-type="float" office:value="0.329479098320007" calcext:value-type="float">
            <text:p>0.329479098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328674279153347" calcext:value-type="float">
            <text:p>0.0328674279</text:p>
          </table:table-cell>
          <table:table-cell office:value-type="float" office:value="0.00178052508272231" calcext:value-type="float">
            <text:p>0.0017805251</text:p>
          </table:table-cell>
          <table:table-cell office:value-type="float" office:value="-0.0000118017387649161" calcext:value-type="float">
            <text:p>-1.18017387649161E-005</text:p>
          </table:table-cell>
          <table:table-cell office:value-type="float" office:value="-0.0101011320948601" calcext:value-type="float">
            <text:p>-0.0101011321</text:p>
          </table:table-cell>
          <table:table-cell office:value-type="float" office:value="-0.0113339852541685" calcext:value-type="float">
            <text:p>-0.0113339853</text:p>
          </table:table-cell>
          <table:table-cell office:value-type="float" office:value="0.329489856958389" calcext:value-type="float">
            <text:p>0.32948985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327761359512806" calcext:value-type="float">
            <text:p>0.032776136</text:p>
          </table:table-cell>
          <table:table-cell office:value-type="float" office:value="0.00195893039926887" calcext:value-type="float">
            <text:p>0.0019589304</text:p>
          </table:table-cell>
          <table:table-cell office:value-type="float" office:value="-0.0000302512762573315" calcext:value-type="float">
            <text:p>-3.02512762573315E-005</text:p>
          </table:table-cell>
          <table:table-cell office:value-type="float" office:value="-0.0101058799773455" calcext:value-type="float">
            <text:p>-0.01010588</text:p>
          </table:table-cell>
          <table:table-cell office:value-type="float" office:value="-0.0113475974649191" calcext:value-type="float">
            <text:p>-0.0113475975</text:p>
          </table:table-cell>
          <table:table-cell office:value-type="float" office:value="0.329501211643219" calcext:value-type="float">
            <text:p>0.32950121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326803810894489" calcext:value-type="float">
            <text:p>0.0326803811</text:p>
          </table:table-cell>
          <table:table-cell office:value-type="float" office:value="0.00214667641557753" calcext:value-type="float">
            <text:p>0.0021466764</text:p>
          </table:table-cell>
          <table:table-cell office:value-type="float" office:value="-0.0000499339075759053" calcext:value-type="float">
            <text:p>-4.99339075759053E-005</text:p>
          </table:table-cell>
          <table:table-cell office:value-type="float" office:value="-0.010110167786479" calcext:value-type="float">
            <text:p>-0.0101101678</text:p>
          </table:table-cell>
          <table:table-cell office:value-type="float" office:value="-0.0113616064190865" calcext:value-type="float">
            <text:p>-0.0113616064</text:p>
          </table:table-cell>
          <table:table-cell office:value-type="float" office:value="0.329513162374496" calcext:value-type="float">
            <text:p>0.329513162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324760042130947" calcext:value-type="float">
            <text:p>0.0324760042</text:p>
          </table:table-cell>
          <table:table-cell office:value-type="float" office:value="0.00254926248453558" calcext:value-type="float">
            <text:p>0.0025492625</text:p>
          </table:table-cell>
          <table:table-cell office:value-type="float" office:value="-0.0000930021851672791" calcext:value-type="float">
            <text:p>-9.30021851672791E-005</text:p>
          </table:table-cell>
          <table:table-cell office:value-type="float" office:value="-0.0101174525916576" calcext:value-type="float">
            <text:p>-0.0101174526</text:p>
          </table:table-cell>
          <table:table-cell office:value-type="float" office:value="-0.0113909244537354" calcext:value-type="float">
            <text:p>-0.0113909245</text:p>
          </table:table-cell>
          <table:table-cell office:value-type="float" office:value="0.329538643360138" calcext:value-type="float">
            <text:p>0.329538643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323677286505699" calcext:value-type="float">
            <text:p>0.0323677287</text:p>
          </table:table-cell>
          <table:table-cell office:value-type="float" office:value="0.00276362593285739" calcext:value-type="float">
            <text:p>0.0027636259</text:p>
          </table:table-cell>
          <table:table-cell office:value-type="float" office:value="-0.00011637105490081" calcext:value-type="float">
            <text:p>-0.0001163711</text:p>
          </table:table-cell>
          <table:table-cell office:value-type="float" office:value="-0.0101205129176378" calcext:value-type="float">
            <text:p>-0.0101205129</text:p>
          </table:table-cell>
          <table:table-cell office:value-type="float" office:value="-0.0114062689244747" calcext:value-type="float">
            <text:p>-0.0114062689</text:p>
          </table:table-cell>
          <table:table-cell office:value-type="float" office:value="0.329552173614502" calcext:value-type="float">
            <text:p>0.32955217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322555862367153" calcext:value-type="float">
            <text:p>0.0322555862</text:p>
          </table:table-cell>
          <table:table-cell office:value-type="float" office:value="0.00298637012019753" calcext:value-type="float">
            <text:p>0.0029863701</text:p>
          </table:table-cell>
          <table:table-cell office:value-type="float" office:value="-0.000141163065563887" calcext:value-type="float">
            <text:p>-0.0001411631</text:p>
          </table:table-cell>
          <table:table-cell office:value-type="float" office:value="-0.0101231709122658" calcext:value-type="float">
            <text:p>-0.0101231709</text:p>
          </table:table-cell>
          <table:table-cell office:value-type="float" office:value="-0.0114221256226301" calcext:value-type="float">
            <text:p>-0.0114221256</text:p>
          </table:table-cell>
          <table:table-cell office:value-type="float" office:value="0.329566150903702" calcext:value-type="float">
            <text:p>0.329566150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321397930383682" calcext:value-type="float">
            <text:p>0.032139793</text:p>
          </table:table-cell>
          <table:table-cell office:value-type="float" office:value="0.00321724312379956" calcext:value-type="float">
            <text:p>0.0032172431</text:p>
          </table:table-cell>
          <table:table-cell office:value-type="float" office:value="-0.000167374440934509" calcext:value-type="float">
            <text:p>-0.0001673744</text:p>
          </table:table-cell>
          <table:table-cell office:value-type="float" office:value="-0.0101254992187023" calcext:value-type="float">
            <text:p>-0.0101254992</text:p>
          </table:table-cell>
          <table:table-cell office:value-type="float" office:value="-0.0114384386688471" calcext:value-type="float">
            <text:p>-0.0114384387</text:p>
          </table:table-cell>
          <table:table-cell office:value-type="float" office:value="0.32958060503006" calcext:value-type="float">
            <text:p>0.32958060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320205315947533" calcext:value-type="float">
            <text:p>0.0320205316</text:p>
          </table:table-cell>
          <table:table-cell office:value-type="float" office:value="0.00345599977299571" calcext:value-type="float">
            <text:p>0.0034559998</text:p>
          </table:table-cell>
          <table:table-cell office:value-type="float" office:value="-0.000194934429600835" calcext:value-type="float">
            <text:p>-0.0001949344</text:p>
          </table:table-cell>
          <table:table-cell office:value-type="float" office:value="-0.0101274773478508" calcext:value-type="float">
            <text:p>-0.0101274773</text:p>
          </table:table-cell>
          <table:table-cell office:value-type="float" office:value="-0.0114552956074476" calcext:value-type="float">
            <text:p>-0.0114552956</text:p>
          </table:table-cell>
          <table:table-cell office:value-type="float" office:value="0.329595506191254" calcext:value-type="float">
            <text:p>0.329595506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318979546427727" calcext:value-type="float">
            <text:p>0.0318979546</text:p>
          </table:table-cell>
          <table:table-cell office:value-type="float" office:value="0.00370238837786019" calcext:value-type="float">
            <text:p>0.0037023884</text:p>
          </table:table-cell>
          <table:table-cell office:value-type="float" office:value="-0.000223988346988335" calcext:value-type="float">
            <text:p>-0.0002239883</text:p>
          </table:table-cell>
          <table:table-cell office:value-type="float" office:value="-0.0101291425526142" calcext:value-type="float">
            <text:p>-0.0101291426</text:p>
          </table:table-cell>
          <table:table-cell office:value-type="float" office:value="-0.0114727355539799" calcext:value-type="float">
            <text:p>-0.0114727356</text:p>
          </table:table-cell>
          <table:table-cell office:value-type="float" office:value="0.329610824584961" calcext:value-type="float">
            <text:p>0.329610824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317722298204899" calcext:value-type="float">
            <text:p>0.0317722298</text:p>
          </table:table-cell>
          <table:table-cell office:value-type="float" office:value="0.00395614327862859" calcext:value-type="float">
            <text:p>0.0039561433</text:p>
          </table:table-cell>
          <table:table-cell office:value-type="float" office:value="-0.000254517566645518" calcext:value-type="float">
            <text:p>-0.0002545176</text:p>
          </table:table-cell>
          <table:table-cell office:value-type="float" office:value="-0.0101305451244116" calcext:value-type="float">
            <text:p>-0.0101305451</text:p>
          </table:table-cell>
          <table:table-cell office:value-type="float" office:value="-0.0114907249808311" calcext:value-type="float">
            <text:p>-0.011490725</text:p>
          </table:table-cell>
          <table:table-cell office:value-type="float" office:value="0.329626560211182" calcext:value-type="float">
            <text:p>0.329626560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31512126326561" calcext:value-type="float">
            <text:p>0.0315121263</text:p>
          </table:table-cell>
          <table:table-cell office:value-type="float" office:value="0.00448476057499647" calcext:value-type="float">
            <text:p>0.0044847606</text:p>
          </table:table-cell>
          <table:table-cell office:value-type="float" office:value="-0.000320212391670793" calcext:value-type="float">
            <text:p>-0.0003202124</text:p>
          </table:table-cell>
          <table:table-cell office:value-type="float" office:value="-0.01013258472085" calcext:value-type="float">
            <text:p>-0.0101325847</text:p>
          </table:table-cell>
          <table:table-cell office:value-type="float" office:value="-0.0115285441279411" calcext:value-type="float">
            <text:p>-0.0115285441</text:p>
          </table:table-cell>
          <table:table-cell office:value-type="float" office:value="0.329659104347229" calcext:value-type="float">
            <text:p>0.329659104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313780717551708" calcext:value-type="float">
            <text:p>0.0313780718</text:p>
          </table:table-cell>
          <table:table-cell office:value-type="float" office:value="0.00475910492241383" calcext:value-type="float">
            <text:p>0.0047591049</text:p>
          </table:table-cell>
          <table:table-cell office:value-type="float" office:value="-0.000355538300937042" calcext:value-type="float">
            <text:p>-0.0003555383</text:p>
          </table:table-cell>
          <table:table-cell office:value-type="float" office:value="-0.0101332888007164" calcext:value-type="float">
            <text:p>-0.0101332888</text:p>
          </table:table-cell>
          <table:table-cell office:value-type="float" office:value="-0.0115484073758125" calcext:value-type="float">
            <text:p>-0.0115484074</text:p>
          </table:table-cell>
          <table:table-cell office:value-type="float" office:value="0.329675912857056" calcext:value-type="float">
            <text:p>0.329675912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312415864318609" calcext:value-type="float">
            <text:p>0.0312415864</text:p>
          </table:table-cell>
          <table:table-cell office:value-type="float" office:value="0.00503981346264482" calcext:value-type="float">
            <text:p>0.0050398135</text:p>
          </table:table-cell>
          <table:table-cell office:value-type="float" office:value="-0.000392412155633792" calcext:value-type="float">
            <text:p>-0.0003924122</text:p>
          </table:table-cell>
          <table:table-cell office:value-type="float" office:value="-0.0101338010281324" calcext:value-type="float">
            <text:p>-0.010133801</text:p>
          </table:table-cell>
          <table:table-cell office:value-type="float" office:value="-0.011568957939744" calcext:value-type="float">
            <text:p>-0.0115689579</text:p>
          </table:table-cell>
          <table:table-cell office:value-type="float" office:value="0.329693019390106" calcext:value-type="float">
            <text:p>0.329693019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311028491705656" calcext:value-type="float">
            <text:p>0.0311028492</text:p>
          </table:table-cell>
          <table:table-cell office:value-type="float" office:value="0.00532661192119122" calcext:value-type="float">
            <text:p>0.0053266119</text:p>
          </table:table-cell>
          <table:table-cell office:value-type="float" office:value="-0.00043102222844027" calcext:value-type="float">
            <text:p>-0.0004310222</text:p>
          </table:table-cell>
          <table:table-cell office:value-type="float" office:value="-0.0101341512054205" calcext:value-type="float">
            <text:p>-0.0101341512</text:p>
          </table:table-cell>
          <table:table-cell office:value-type="float" office:value="-0.0115901976823807" calcext:value-type="float">
            <text:p>-0.0115901977</text:p>
          </table:table-cell>
          <table:table-cell office:value-type="float" office:value="0.329710423946381" calcext:value-type="float">
            <text:p>0.32971042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306748598814011" calcext:value-type="float">
            <text:p>0.0306748599</text:p>
          </table:table-cell>
          <table:table-cell office:value-type="float" office:value="0.00622104993090034" calcext:value-type="float">
            <text:p>0.0062210499</text:p>
          </table:table-cell>
          <table:table-cell office:value-type="float" office:value="-0.000557142950128764" calcext:value-type="float">
            <text:p>-0.000557143</text:p>
          </table:table-cell>
          <table:table-cell office:value-type="float" office:value="-0.0101344399154186" calcext:value-type="float">
            <text:p>-0.0101344399</text:p>
          </table:table-cell>
          <table:table-cell office:value-type="float" office:value="-0.0116582605987787" calcext:value-type="float">
            <text:p>-0.0116582606</text:p>
          </table:table-cell>
          <table:table-cell office:value-type="float" office:value="0.32976421713829" calcext:value-type="float">
            <text:p>0.329764217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305288340896368" calcext:value-type="float">
            <text:p>0.0305288341</text:p>
          </table:table-cell>
          <table:table-cell office:value-type="float" office:value="0.0065297014079988" calcext:value-type="float">
            <text:p>0.0065297014</text:p>
          </table:table-cell>
          <table:table-cell office:value-type="float" office:value="-0.000602831947617233" calcext:value-type="float">
            <text:p>-0.0006028319</text:p>
          </table:table-cell>
          <table:table-cell office:value-type="float" office:value="-0.010134369134903" calcext:value-type="float">
            <text:p>-0.0101343691</text:p>
          </table:table-cell>
          <table:table-cell office:value-type="float" office:value="-0.0116824917495251" calcext:value-type="float">
            <text:p>-0.0116824917</text:p>
          </table:table-cell>
          <table:table-cell office:value-type="float" office:value="0.329782575368881" calcext:value-type="float">
            <text:p>0.329782575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30381390824914" calcext:value-type="float">
            <text:p>0.0303813908</text:p>
          </table:table-cell>
          <table:table-cell office:value-type="float" office:value="0.00684320041909814" calcext:value-type="float">
            <text:p>0.0068432004</text:p>
          </table:table-cell>
          <table:table-cell office:value-type="float" office:value="-0.00065025722142309" calcext:value-type="float">
            <text:p>-0.0006502572</text:p>
          </table:table-cell>
          <table:table-cell office:value-type="float" office:value="-0.0101342238485813" calcext:value-type="float">
            <text:p>-0.0101342238</text:p>
          </table:table-cell>
          <table:table-cell office:value-type="float" office:value="-0.0117074772715569" calcext:value-type="float">
            <text:p>-0.0117074773</text:p>
          </table:table-cell>
          <table:table-cell office:value-type="float" office:value="0.329801142215729" calcext:value-type="float">
            <text:p>0.329801142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302327182143927" calcext:value-type="float">
            <text:p>0.0302327182</text:p>
          </table:table-cell>
          <table:table-cell office:value-type="float" office:value="0.007161277346313" calcext:value-type="float">
            <text:p>0.0071612773</text:p>
          </table:table-cell>
          <table:table-cell office:value-type="float" office:value="-0.000699530704878271" calcext:value-type="float">
            <text:p>-0.0006995307</text:p>
          </table:table-cell>
          <table:table-cell office:value-type="float" office:value="-0.0101340673863888" calcext:value-type="float">
            <text:p>-0.0101340674</text:p>
          </table:table-cell>
          <table:table-cell office:value-type="float" office:value="-0.0117332972586155" calcext:value-type="float">
            <text:p>-0.0117332973</text:p>
          </table:table-cell>
          <table:table-cell office:value-type="float" office:value="0.329819887876511" calcext:value-type="float">
            <text:p>0.329819887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300829578191042" calcext:value-type="float">
            <text:p>0.0300829578</text:p>
          </table:table-cell>
          <table:table-cell office:value-type="float" office:value="0.00748370215296745" calcext:value-type="float">
            <text:p>0.0074837022</text:p>
          </table:table-cell>
          <table:table-cell office:value-type="float" office:value="-0.000750719278585166" calcext:value-type="float">
            <text:p>-0.0007507193</text:p>
          </table:table-cell>
          <table:table-cell office:value-type="float" office:value="-0.0101338904350996" calcext:value-type="float">
            <text:p>-0.0101338904</text:p>
          </table:table-cell>
          <table:table-cell office:value-type="float" office:value="-0.0117599554359913" calcext:value-type="float">
            <text:p>-0.0117599554</text:p>
          </table:table-cell>
          <table:table-cell office:value-type="float" office:value="0.329838812351227" calcext:value-type="float">
            <text:p>0.329838812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297808405011892" calcext:value-type="float">
            <text:p>0.0297808405</text:p>
          </table:table-cell>
          <table:table-cell office:value-type="float" office:value="0.0081405695527792" calcext:value-type="float">
            <text:p>0.0081405696</text:p>
          </table:table-cell>
          <table:table-cell office:value-type="float" office:value="-0.000858730345498771" calcext:value-type="float">
            <text:p>-0.0008587303</text:p>
          </table:table-cell>
          <table:table-cell office:value-type="float" office:value="-0.0101335998624563" calcext:value-type="float">
            <text:p>-0.0101335999</text:p>
          </table:table-cell>
          <table:table-cell office:value-type="float" office:value="-0.011815844103694" calcext:value-type="float">
            <text:p>-0.0118158441</text:p>
          </table:table-cell>
          <table:table-cell office:value-type="float" office:value="0.329876959323883" calcext:value-type="float">
            <text:p>0.329876959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29628798365593" calcext:value-type="float">
            <text:p>0.0296287984</text:p>
          </table:table-cell>
          <table:table-cell office:value-type="float" office:value="0.00847453530877829" calcext:value-type="float">
            <text:p>0.0084745353</text:p>
          </table:table-cell>
          <table:table-cell office:value-type="float" office:value="-0.000915638578590005" calcext:value-type="float">
            <text:p>-0.0009156386</text:p>
          </table:table-cell>
          <table:table-cell office:value-type="float" office:value="-0.0101335048675537" calcext:value-type="float">
            <text:p>-0.0101335049</text:p>
          </table:table-cell>
          <table:table-cell office:value-type="float" office:value="-0.0118450708687305" calcext:value-type="float">
            <text:p>-0.0118450709</text:p>
          </table:table-cell>
          <table:table-cell office:value-type="float" office:value="0.329896211624145" calcext:value-type="float">
            <text:p>0.329896211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29323497787118" calcext:value-type="float">
            <text:p>0.0293234978</text:p>
          </table:table-cell>
          <table:table-cell office:value-type="float" office:value="0.0091523164883256" calcext:value-type="float">
            <text:p>0.0091523165</text:p>
          </table:table-cell>
          <table:table-cell office:value-type="float" office:value="-0.00103529798798263" calcext:value-type="float">
            <text:p>-0.001035298</text:p>
          </table:table-cell>
          <table:table-cell office:value-type="float" office:value="-0.0101335141807795" calcext:value-type="float">
            <text:p>-0.0101335142</text:p>
          </table:table-cell>
          <table:table-cell office:value-type="float" office:value="-0.0119062438607216" calcext:value-type="float">
            <text:p>-0.0119062439</text:p>
          </table:table-cell>
          <table:table-cell office:value-type="float" office:value="0.329934924840927" calcext:value-type="float">
            <text:p>0.329934924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291705131530762" calcext:value-type="float">
            <text:p>0.0291705132</text:p>
          </table:table-cell>
          <table:table-cell office:value-type="float" office:value="0.00949566625058651" calcext:value-type="float">
            <text:p>0.0094956663</text:p>
          </table:table-cell>
          <table:table-cell office:value-type="float" office:value="-0.00109799322672188" calcext:value-type="float">
            <text:p>-0.0010979932</text:p>
          </table:table-cell>
          <table:table-cell office:value-type="float" office:value="-0.010133633390069" calcext:value-type="float">
            <text:p>-0.0101336334</text:p>
          </table:table-cell>
          <table:table-cell office:value-type="float" office:value="-0.011938190087676" calcext:value-type="float">
            <text:p>-0.0119381901</text:p>
          </table:table-cell>
          <table:table-cell office:value-type="float" office:value="0.329954355955124" calcext:value-type="float">
            <text:p>0.32995435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290175322443247" calcext:value-type="float">
            <text:p>0.0290175322</text:p>
          </table:table-cell>
          <table:table-cell office:value-type="float" office:value="0.00984165817499161" calcext:value-type="float">
            <text:p>0.0098416582</text:p>
          </table:table-cell>
          <table:table-cell office:value-type="float" office:value="-0.00116275309119374" calcext:value-type="float">
            <text:p>-0.0011627531</text:p>
          </table:table-cell>
          <table:table-cell office:value-type="float" office:value="-0.0101338531821966" calcext:value-type="float">
            <text:p>-0.0101338532</text:p>
          </table:table-cell>
          <table:table-cell office:value-type="float" office:value="-0.0119710676372051" calcext:value-type="float">
            <text:p>-0.0119710676</text:p>
          </table:table-cell>
          <table:table-cell office:value-type="float" office:value="0.329973787069321" calcext:value-type="float">
            <text:p>0.329973787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288646761327982" calcext:value-type="float">
            <text:p>0.0288646761</text:p>
          </table:table-cell>
          <table:table-cell office:value-type="float" office:value="0.0101900566369295" calcext:value-type="float">
            <text:p>0.0101900566</text:p>
          </table:table-cell>
          <table:table-cell office:value-type="float" office:value="-0.00122943602036685" calcext:value-type="float">
            <text:p>-0.001229436</text:p>
          </table:table-cell>
          <table:table-cell office:value-type="float" office:value="-0.0101342052221298" calcext:value-type="float">
            <text:p>-0.0101342052</text:p>
          </table:table-cell>
          <table:table-cell office:value-type="float" office:value="-0.0120048969984055" calcext:value-type="float">
            <text:p>-0.012004897</text:p>
          </table:table-cell>
          <table:table-cell office:value-type="float" office:value="0.32999324798584" calcext:value-type="float">
            <text:p>0.32999324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287120826542378" calcext:value-type="float">
            <text:p>0.0287120827</text:p>
          </table:table-cell>
          <table:table-cell office:value-type="float" office:value="0.0105406353250146" calcext:value-type="float">
            <text:p>0.0105406353</text:p>
          </table:table-cell>
          <table:table-cell office:value-type="float" office:value="-0.00129806040786207" calcext:value-type="float">
            <text:p>-0.0012980604</text:p>
          </table:table-cell>
          <table:table-cell office:value-type="float" office:value="-0.0101346839219332" calcext:value-type="float">
            <text:p>-0.0101346839</text:p>
          </table:table-cell>
          <table:table-cell office:value-type="float" office:value="-0.0120396614074707" calcext:value-type="float">
            <text:p>-0.0120396614</text:p>
          </table:table-cell>
          <table:table-cell office:value-type="float" office:value="0.330012708902359" calcext:value-type="float">
            <text:p>0.330012708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284081529825926" calcext:value-type="float">
            <text:p>0.028408153</text:p>
          </table:table-cell>
          <table:table-cell office:value-type="float" office:value="0.0112474011257291" calcext:value-type="float">
            <text:p>0.0112474011</text:p>
          </table:table-cell>
          <table:table-cell office:value-type="float" office:value="-0.00144126848317683" calcext:value-type="float">
            <text:p>-0.0014412685</text:p>
          </table:table-cell>
          <table:table-cell office:value-type="float" office:value="-0.0101360697299242" calcext:value-type="float">
            <text:p>-0.0101360697</text:p>
          </table:table-cell>
          <table:table-cell office:value-type="float" office:value="-0.0121120549738407" calcext:value-type="float">
            <text:p>-0.012112055</text:p>
          </table:table-cell>
          <table:table-cell office:value-type="float" office:value="0.330051511526108" calcext:value-type="float">
            <text:p>0.33005151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282570775598288" calcext:value-type="float">
            <text:p>0.0282570776</text:p>
          </table:table-cell>
          <table:table-cell office:value-type="float" office:value="0.0116031197831035" calcext:value-type="float">
            <text:p>0.0116031198</text:p>
          </table:table-cell>
          <table:table-cell office:value-type="float" office:value="-0.00151579268276691" calcext:value-type="float">
            <text:p>-0.0015157927</text:p>
          </table:table-cell>
          <table:table-cell office:value-type="float" office:value="-0.0101369824260473" calcext:value-type="float">
            <text:p>-0.0101369824</text:p>
          </table:table-cell>
          <table:table-cell office:value-type="float" office:value="-0.0121496841311455" calcext:value-type="float">
            <text:p>-0.0121496841</text:p>
          </table:table-cell>
          <table:table-cell office:value-type="float" office:value="0.330070853233337" calcext:value-type="float">
            <text:p>0.330070853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281067993491888" calcext:value-type="float">
            <text:p>0.0281067993</text:p>
          </table:table-cell>
          <table:table-cell office:value-type="float" office:value="0.0119600966572762" calcext:value-type="float">
            <text:p>0.0119600967</text:p>
          </table:table-cell>
          <table:table-cell office:value-type="float" office:value="-0.00159226276446134" calcext:value-type="float">
            <text:p>-0.0015922628</text:p>
          </table:table-cell>
          <table:table-cell office:value-type="float" office:value="-0.0101380720734596" calcext:value-type="float">
            <text:p>-0.0101380721</text:p>
          </table:table-cell>
          <table:table-cell office:value-type="float" office:value="-0.0121882483363152" calcext:value-type="float">
            <text:p>-0.0121882483</text:p>
          </table:table-cell>
          <table:table-cell office:value-type="float" office:value="0.330090135335922" calcext:value-type="float">
            <text:p>0.330090135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279574040323496" calcext:value-type="float">
            <text:p>0.027957404</text:p>
          </table:table-cell>
          <table:table-cell office:value-type="float" office:value="0.0123181091621518" calcext:value-type="float">
            <text:p>0.0123181092</text:p>
          </table:table-cell>
          <table:table-cell office:value-type="float" office:value="-0.0016706109745428" calcext:value-type="float">
            <text:p>-0.001670611</text:p>
          </table:table-cell>
          <table:table-cell office:value-type="float" office:value="-0.0101393423974514" calcext:value-type="float">
            <text:p>-0.0101393424</text:p>
          </table:table-cell>
          <table:table-cell office:value-type="float" office:value="-0.0122278295457363" calcext:value-type="float">
            <text:p>-0.0122278295</text:p>
          </table:table-cell>
          <table:table-cell office:value-type="float" office:value="0.33010932803154" calcext:value-type="float">
            <text:p>0.33010932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278089996427298" calcext:value-type="float">
            <text:p>0.0278089996</text:p>
          </table:table-cell>
          <table:table-cell office:value-type="float" office:value="0.0126769347116351" calcext:value-type="float">
            <text:p>0.0126769347</text:p>
          </table:table-cell>
          <table:table-cell office:value-type="float" office:value="-0.00175095337908715" calcext:value-type="float">
            <text:p>-0.0017509534</text:p>
          </table:table-cell>
          <table:table-cell office:value-type="float" office:value="-0.0101408120244741" calcext:value-type="float">
            <text:p>-0.010140812</text:p>
          </table:table-cell>
          <table:table-cell office:value-type="float" office:value="-0.0122683402150869" calcext:value-type="float">
            <text:p>-0.0122683402</text:p>
          </table:table-cell>
          <table:table-cell office:value-type="float" office:value="0.33012843132019" calcext:value-type="float">
            <text:p>0.330128431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276616811752319" calcext:value-type="float">
            <text:p>0.0276616812</text:p>
          </table:table-cell>
          <table:table-cell office:value-type="float" office:value="0.0130363330245018" calcext:value-type="float">
            <text:p>0.013036333</text:p>
          </table:table-cell>
          <table:table-cell office:value-type="float" office:value="-0.0018331934697926" calcext:value-type="float">
            <text:p>-0.0018331935</text:p>
          </table:table-cell>
          <table:table-cell office:value-type="float" office:value="-0.0101424306631088" calcext:value-type="float">
            <text:p>-0.0101424307</text:p>
          </table:table-cell>
          <table:table-cell office:value-type="float" office:value="-0.0123098380863667" calcext:value-type="float">
            <text:p>-0.0123098381</text:p>
          </table:table-cell>
          <table:table-cell office:value-type="float" office:value="0.330147385597229" calcext:value-type="float">
            <text:p>0.330147385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275155790150166" calcext:value-type="float">
            <text:p>0.027515579</text:p>
          </table:table-cell>
          <table:table-cell office:value-type="float" office:value="0.0133960908278823" calcext:value-type="float">
            <text:p>0.0133960908</text:p>
          </table:table-cell>
          <table:table-cell office:value-type="float" office:value="-0.00191725965123624" calcext:value-type="float">
            <text:p>-0.0019172597</text:p>
          </table:table-cell>
          <table:table-cell office:value-type="float" office:value="-0.0101442560553551" calcext:value-type="float">
            <text:p>-0.0101442561</text:p>
          </table:table-cell>
          <table:table-cell office:value-type="float" office:value="-0.0123522877693176" calcext:value-type="float">
            <text:p>-0.0123522878</text:p>
          </table:table-cell>
          <table:table-cell office:value-type="float" office:value="0.330166220664978" calcext:value-type="float">
            <text:p>0.330166220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273708160966635" calcext:value-type="float">
            <text:p>0.0273708161</text:p>
          </table:table-cell>
          <table:table-cell office:value-type="float" office:value="0.0137559939175844" calcext:value-type="float">
            <text:p>0.0137559939</text:p>
          </table:table-cell>
          <table:table-cell office:value-type="float" office:value="-0.00200312305241823" calcext:value-type="float">
            <text:p>-0.0020031231</text:p>
          </table:table-cell>
          <table:table-cell office:value-type="float" office:value="-0.0101462863385677" calcext:value-type="float">
            <text:p>-0.0101462863</text:p>
          </table:table-cell>
          <table:table-cell office:value-type="float" office:value="-0.0123956818133593" calcext:value-type="float">
            <text:p>-0.0123956818</text:p>
          </table:table-cell>
          <table:table-cell office:value-type="float" office:value="0.330184906721115" calcext:value-type="float">
            <text:p>0.330184906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27227470651269" calcext:value-type="float">
            <text:p>0.0272274707</text:p>
          </table:table-cell>
          <table:table-cell office:value-type="float" office:value="0.0141158187761903" calcext:value-type="float">
            <text:p>0.0141158188</text:p>
          </table:table-cell>
          <table:table-cell office:value-type="float" office:value="-0.00209087249822915" calcext:value-type="float">
            <text:p>-0.0020908725</text:p>
          </table:table-cell>
          <table:table-cell office:value-type="float" office:value="-0.0101485177874565" calcext:value-type="float">
            <text:p>-0.0101485178</text:p>
          </table:table-cell>
          <table:table-cell office:value-type="float" office:value="-0.0124400556087494" calcext:value-type="float">
            <text:p>-0.0124400556</text:p>
          </table:table-cell>
          <table:table-cell office:value-type="float" office:value="0.330203473567963" calcext:value-type="float">
            <text:p>0.330203473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27085630223155" calcext:value-type="float">
            <text:p>0.0270856302</text:p>
          </table:table-cell>
          <table:table-cell office:value-type="float" office:value="0.0144753428176045" calcext:value-type="float">
            <text:p>0.0144753428</text:p>
          </table:table-cell>
          <table:table-cell office:value-type="float" office:value="-0.00218046363443136" calcext:value-type="float">
            <text:p>-0.0021804636</text:p>
          </table:table-cell>
          <table:table-cell office:value-type="float" office:value="-0.0101509336382151" calcext:value-type="float">
            <text:p>-0.0101509336</text:p>
          </table:table-cell>
          <table:table-cell office:value-type="float" office:value="-0.0124853756278753" calcext:value-type="float">
            <text:p>-0.0124853756</text:p>
          </table:table-cell>
          <table:table-cell office:value-type="float" office:value="0.330221861600876" calcext:value-type="float">
            <text:p>0.330221861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269454102963209" calcext:value-type="float">
            <text:p>0.0269454103</text:p>
          </table:table-cell>
          <table:table-cell office:value-type="float" office:value="0.014834351837635" calcext:value-type="float">
            <text:p>0.0148343518</text:p>
          </table:table-cell>
          <table:table-cell office:value-type="float" office:value="-0.00227173301391304" calcext:value-type="float">
            <text:p>-0.002271733</text:p>
          </table:table-cell>
          <table:table-cell office:value-type="float" office:value="-0.0101535376161337" calcext:value-type="float">
            <text:p>-0.0101535376</text:p>
          </table:table-cell>
          <table:table-cell office:value-type="float" office:value="-0.0125316251069307" calcext:value-type="float">
            <text:p>-0.0125316251</text:p>
          </table:table-cell>
          <table:table-cell office:value-type="float" office:value="0.330240070819855" calcext:value-type="float">
            <text:p>0.330240070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268068686127663" calcext:value-type="float">
            <text:p>0.0268068686</text:p>
          </table:table-cell>
          <table:table-cell office:value-type="float" office:value="0.0151926334947348" calcext:value-type="float">
            <text:p>0.0151926335</text:p>
          </table:table-cell>
          <table:table-cell office:value-type="float" office:value="-0.00236476166173816" calcext:value-type="float">
            <text:p>-0.0023647617</text:p>
          </table:table-cell>
          <table:table-cell office:value-type="float" office:value="-0.0101563539355993" calcext:value-type="float">
            <text:p>-0.0101563539</text:p>
          </table:table-cell>
          <table:table-cell office:value-type="float" office:value="-0.0125788152217865" calcext:value-type="float">
            <text:p>-0.0125788152</text:p>
          </table:table-cell>
          <table:table-cell office:value-type="float" office:value="0.330258071422577" calcext:value-type="float">
            <text:p>0.330258071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266700703650713" calcext:value-type="float">
            <text:p>0.0266700704</text:p>
          </table:table-cell>
          <table:table-cell office:value-type="float" office:value="0.015549979172647" calcext:value-type="float">
            <text:p>0.0155499792</text:p>
          </table:table-cell>
          <table:table-cell office:value-type="float" office:value="-0.00245952070690691" calcext:value-type="float">
            <text:p>-0.0024595207</text:p>
          </table:table-cell>
          <table:table-cell office:value-type="float" office:value="-0.0101593695580959" calcext:value-type="float">
            <text:p>-0.0101593696</text:p>
          </table:table-cell>
          <table:table-cell office:value-type="float" office:value="-0.012626925483346" calcext:value-type="float">
            <text:p>-0.0126269255</text:p>
          </table:table-cell>
          <table:table-cell office:value-type="float" office:value="0.330275923013687" calcext:value-type="float">
            <text:p>0.33027592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264021400362253" calcext:value-type="float">
            <text:p>0.02640214</text:p>
          </table:table-cell>
          <table:table-cell office:value-type="float" office:value="0.0162609945982695" calcext:value-type="float">
            <text:p>0.0162609946</text:p>
          </table:table-cell>
          <table:table-cell office:value-type="float" office:value="-0.00265371426939964" calcext:value-type="float">
            <text:p>-0.0026537143</text:p>
          </table:table-cell>
          <table:table-cell office:value-type="float" office:value="-0.0101659875363112" calcext:value-type="float">
            <text:p>-0.0101659875</text:p>
          </table:table-cell>
          <table:table-cell office:value-type="float" office:value="-0.0127258449792862" calcext:value-type="float">
            <text:p>-0.012725845</text:p>
          </table:table-cell>
          <table:table-cell office:value-type="float" office:value="0.330310970544815" calcext:value-type="float">
            <text:p>0.330310970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262711439281702" calcext:value-type="float">
            <text:p>0.0262711439</text:p>
          </table:table-cell>
          <table:table-cell office:value-type="float" office:value="0.0166142378002405" calcext:value-type="float">
            <text:p>0.0166142378</text:p>
          </table:table-cell>
          <table:table-cell office:value-type="float" office:value="-0.00275323912501335" calcext:value-type="float">
            <text:p>-0.0027532391</text:p>
          </table:table-cell>
          <table:table-cell office:value-type="float" office:value="-0.0101695600897074" calcext:value-type="float">
            <text:p>-0.0101695601</text:p>
          </table:table-cell>
          <table:table-cell office:value-type="float" office:value="-0.0127766449004412" calcext:value-type="float">
            <text:p>-0.0127766449</text:p>
          </table:table-cell>
          <table:table-cell office:value-type="float" office:value="0.330328166484833" calcext:value-type="float">
            <text:p>0.330328166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261422228068113" calcext:value-type="float">
            <text:p>0.0261422228</text:p>
          </table:table-cell>
          <table:table-cell office:value-type="float" office:value="0.0169657059013844" calcext:value-type="float">
            <text:p>0.0169657059</text:p>
          </table:table-cell>
          <table:table-cell office:value-type="float" office:value="-0.00285419565625489" calcext:value-type="float">
            <text:p>-0.0028541957</text:p>
          </table:table-cell>
          <table:table-cell office:value-type="float" office:value="-0.0101733505725861" calcext:value-type="float">
            <text:p>-0.0101733506</text:p>
          </table:table-cell>
          <table:table-cell office:value-type="float" office:value="-0.0128282997757196" calcext:value-type="float">
            <text:p>-0.0128282998</text:p>
          </table:table-cell>
          <table:table-cell office:value-type="float" office:value="0.330345124006271" calcext:value-type="float">
            <text:p>0.33034512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258908402174711" calcext:value-type="float">
            <text:p>0.0258908402</text:p>
          </table:table-cell>
          <table:table-cell office:value-type="float" office:value="0.0176624543964863" calcext:value-type="float">
            <text:p>0.0176624544</text:p>
          </table:table-cell>
          <table:table-cell office:value-type="float" office:value="-0.003060502698645" calcext:value-type="float">
            <text:p>-0.0030605027</text:p>
          </table:table-cell>
          <table:table-cell office:value-type="float" office:value="-0.0101814158260822" calcext:value-type="float">
            <text:p>-0.0101814158</text:p>
          </table:table-cell>
          <table:table-cell office:value-type="float" office:value="-0.0129341632127762" calcext:value-type="float">
            <text:p>-0.0129341632</text:p>
          </table:table-cell>
          <table:table-cell office:value-type="float" office:value="0.330378323793411" calcext:value-type="float">
            <text:p>0.330378323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256484560668469" calcext:value-type="float">
            <text:p>0.0256484561</text:p>
          </table:table-cell>
          <table:table-cell office:value-type="float" office:value="0.0183495692908764" calcext:value-type="float">
            <text:p>0.0183495693</text:p>
          </table:table-cell>
          <table:table-cell office:value-type="float" office:value="-0.00327211408875883" calcext:value-type="float">
            <text:p>-0.0032721141</text:p>
          </table:table-cell>
          <table:table-cell office:value-type="float" office:value="-0.010190149769187" calcext:value-type="float">
            <text:p>-0.0101901498</text:p>
          </table:table-cell>
          <table:table-cell office:value-type="float" office:value="-0.0130432918667793" calcext:value-type="float">
            <text:p>-0.0130432919</text:p>
          </table:table-cell>
          <table:table-cell office:value-type="float" office:value="0.330410480499268" calcext:value-type="float">
            <text:p>0.33041048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0T14:28:35.627999576</dc:date>
    <meta:editing-duration>PT28M18S</meta:editing-duration>
    <meta:editing-cycles>1</meta:editing-cycles>
    <meta:document-statistic meta:table-count="2" meta:cell-count="8835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82cm" svg:height="13.102cm" xlink:href=".." xlink:type="simple" chart:class="chart:scatter" chart:style-name="ch1">
        <chart:legend chart:legend-position="end" svg:x="17.809cm" svg:y="5.007cm" style:legend-expansion="high" chart:style-name="ch2"/>
        <chart:plot-area chart:style-name="ch3" table:cell-range-address="Torso.A1:Torso.G285" chart:data-source-has-labels="row" svg:x="0.411cm" svg:y="0.262cm" svg:width="16.987cm" svg:height="12.578cm">
          <chartooo:coordinate-region svg:x="1.429cm" svg:y="0.462cm" svg:width="15.689cm" svg:height="12.1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orso.B2:Torso.B285" chart:label-cell-address="Torso.B1:Torso.B1" chart:class="chart:scatter">
            <chart:domain table:cell-range-address="Torso.A2:Torso.A285"/>
            <chart:data-point chart:repeated="284"/>
          </chart:series>
          <chart:series chart:style-name="ch7" chart:values-cell-range-address="Torso.C2:Torso.C285" chart:label-cell-address="Torso.C1:Torso.C1" chart:class="chart:scatter">
            <chart:data-point chart:repeated="284"/>
          </chart:series>
          <chart:series chart:style-name="ch8" chart:values-cell-range-address="Torso.D2:Torso.D285" chart:label-cell-address="Torso.D1:Torso.D1" chart:class="chart:scatter">
            <chart:data-point chart:repeated="284"/>
          </chart:series>
          <chart:series chart:style-name="ch9" chart:values-cell-range-address="Torso.E2:Torso.E285" chart:label-cell-address="Torso.E1:Torso.E1" chart:class="chart:scatter">
            <chart:data-point chart:repeated="284"/>
          </chart:series>
          <chart:series chart:style-name="ch10" chart:values-cell-range-address="Torso.F2:Torso.F285" chart:label-cell-address="Torso.F1:Torso.F1" chart:class="chart:scatter">
            <chart:data-point chart:repeated="284"/>
          </chart:series>
          <chart:series chart:style-name="ch11" chart:values-cell-range-address="Torso.G2:Torso.G285" chart:label-cell-address="Torso.G1:Torso.G1" chart:class="chart:scatter">
            <chart:data-point chart:repeated="28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X Torso</text:p>
                <draw:g>
                  <svg:desc>Torso.B1:Torso.B1</svg:desc>
                </draw:g>
              </table:table-cell>
              <table:table-cell office:value-type="string">
                <text:p>WY Torso</text:p>
                <draw:g>
                  <svg:desc>Torso.C1:Torso.C1</svg:desc>
                </draw:g>
              </table:table-cell>
              <table:table-cell office:value-type="string">
                <text:p>WZ Torso</text:p>
                <draw:g>
                  <svg:desc>Torso.D1:Torso.D1</svg:desc>
                </draw:g>
              </table:table-cell>
              <table:table-cell office:value-type="string">
                <text:p>X Torso</text:p>
                <draw:g>
                  <svg:desc>Torso.E1:Torso.E1</svg:desc>
                </draw:g>
              </table:table-cell>
              <table:table-cell office:value-type="string">
                <text:p>Y Torso</text:p>
                <draw:g>
                  <svg:desc>Torso.F1:Torso.F1</svg:desc>
                </draw:g>
              </table:table-cell>
              <table:table-cell office:value-type="string">
                <text:p>Z Torso</text:p>
                <draw:g>
                  <svg:desc>Torso.G1:Torso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orso.A2:Torso.A285</svg:desc>
                </draw:g>
              </table:table-cell>
              <table:table-cell office:value-type="float" office:value="0.0388516373932362">
                <text:p>0.0388516373932362</text:p>
                <draw:g>
                  <svg:desc>Torso.B2:Torso.B285</svg:desc>
                </draw:g>
              </table:table-cell>
              <table:table-cell office:value-type="float" office:value="-0.00441879034042358">
                <text:p>-0.00441879034042358</text:p>
                <draw:g>
                  <svg:desc>Torso.C2:Torso.C285</svg:desc>
                </draw:g>
              </table:table-cell>
              <table:table-cell office:value-type="float" office:value="0.0000270114142040256">
                <text:p>0.0000270114142040256</text:p>
                <draw:g>
                  <svg:desc>Torso.D2:Torso.D285</svg:desc>
                </draw:g>
              </table:table-cell>
              <table:table-cell office:value-type="float" office:value="-0.0105687417089939">
                <text:p>-0.0105687417089939</text:p>
                <draw:g>
                  <svg:desc>Torso.E2:Torso.E285</svg:desc>
                </draw:g>
              </table:table-cell>
              <table:table-cell office:value-type="float" office:value="-0.0128880310803652">
                <text:p>-0.0128880310803652</text:p>
                <draw:g>
                  <svg:desc>Torso.F2:Torso.F285</svg:desc>
                </draw:g>
              </table:table-cell>
              <table:table-cell office:value-type="float" office:value="0.328878343105316">
                <text:p>0.328878343105316</text:p>
                <draw:g>
                  <svg:desc>Torso.G2:Torso.G2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.0388516373932362">
                <text:p>0.0388516373932362</text:p>
              </table:table-cell>
              <table:table-cell office:value-type="float" office:value="-0.00441879034042358">
                <text:p>-0.00441879034042358</text:p>
              </table:table-cell>
              <table:table-cell office:value-type="float" office:value="0.0000270114142040256">
                <text:p>0.0000270114142040256</text:p>
              </table:table-cell>
              <table:table-cell office:value-type="float" office:value="-0.0105687417089939">
                <text:p>-0.0105687417089939</text:p>
              </table:table-cell>
              <table:table-cell office:value-type="float" office:value="-0.0128880310803652">
                <text:p>-0.0128880310803652</text:p>
              </table:table-cell>
              <table:table-cell office:value-type="float" office:value="0.328878343105316">
                <text:p>0.3288783431053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.0388509146869183">
                <text:p>0.0388509146869183</text:p>
              </table:table-cell>
              <table:table-cell office:value-type="float" office:value="-0.004419369623065">
                <text:p>-0.004419369623065</text:p>
              </table:table-cell>
              <table:table-cell office:value-type="float" office:value="0.0000269564661721233">
                <text:p>0.0000269564661721233</text:p>
              </table:table-cell>
              <table:table-cell office:value-type="float" office:value="-0.0105680469423532">
                <text:p>-0.0105680469423532</text:p>
              </table:table-cell>
              <table:table-cell office:value-type="float" office:value="-0.0128877852112055">
                <text:p>-0.0128877852112055</text:p>
              </table:table-cell>
              <table:table-cell office:value-type="float" office:value="0.328878432512283">
                <text:p>0.3288784325122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.0388481356203556">
                <text:p>0.0388481356203556</text:p>
              </table:table-cell>
              <table:table-cell office:value-type="float" office:value="-0.00442148465663195">
                <text:p>-0.00442148465663195</text:p>
              </table:table-cell>
              <table:table-cell office:value-type="float" office:value="0.0000267729919869453">
                <text:p>0.0000267729919869453</text:p>
              </table:table-cell>
              <table:table-cell office:value-type="float" office:value="-0.0105661749839783">
                <text:p>-0.0105661749839783</text:p>
              </table:table-cell>
              <table:table-cell office:value-type="float" office:value="-0.0128868948668242">
                <text:p>-0.0128868948668242</text:p>
              </table:table-cell>
              <table:table-cell office:value-type="float" office:value="0.328878730535507">
                <text:p>0.3288787305355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.0388423502445221">
                <text:p>0.0388423502445221</text:p>
              </table:table-cell>
              <table:table-cell office:value-type="float" office:value="-0.00442582275718451">
                <text:p>-0.00442582275718451</text:p>
              </table:table-cell>
              <table:table-cell office:value-type="float" office:value="0.0000265224643953843">
                <text:p>0.0000265224643953843</text:p>
              </table:table-cell>
              <table:table-cell office:value-type="float" office:value="-0.0105634573847055">
                <text:p>-0.0105634573847055</text:p>
              </table:table-cell>
              <table:table-cell office:value-type="float" office:value="-0.0128849875181913">
                <text:p>-0.0128849875181913</text:p>
              </table:table-cell>
              <table:table-cell office:value-type="float" office:value="0.328879356384277">
                <text:p>0.3288793563842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.0388188920915127">
                <text:p>0.0388188920915127</text:p>
              </table:table-cell>
              <table:table-cell office:value-type="float" office:value="-0.00444284407421947">
                <text:p>-0.00444284407421947</text:p>
              </table:table-cell>
              <table:table-cell office:value-type="float" office:value="0.0000254840324487304">
                <text:p>0.0000254840324487304</text:p>
              </table:table-cell>
              <table:table-cell office:value-type="float" office:value="-0.0105565581470728">
                <text:p>-0.0105565581470728</text:p>
              </table:table-cell>
              <table:table-cell office:value-type="float" office:value="-0.0128772482275963">
                <text:p>-0.0128772482275963</text:p>
              </table:table-cell>
              <table:table-cell office:value-type="float" office:value="0.328881949186325">
                <text:p>0.328881949186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.0388002768158913">
                <text:p>0.0388002768158913</text:p>
              </table:table-cell>
              <table:table-cell office:value-type="float" office:value="-0.00445593427866697">
                <text:p>-0.00445593427866697</text:p>
              </table:table-cell>
              <table:table-cell office:value-type="float" office:value="0.0000247110256168526">
                <text:p>0.0000247110256168526</text:p>
              </table:table-cell>
              <table:table-cell office:value-type="float" office:value="-0.0105527676641941">
                <text:p>-0.0105527676641941</text:p>
              </table:table-cell>
              <table:table-cell office:value-type="float" office:value="-0.0128711219877005">
                <text:p>-0.0128711219877005</text:p>
              </table:table-cell>
              <table:table-cell office:value-type="float" office:value="0.32888400554657">
                <text:p>0.328884005546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.0387766994535923">
                <text:p>0.0387766994535923</text:p>
              </table:table-cell>
              <table:table-cell office:value-type="float" office:value="-0.00447213696315885">
                <text:p>-0.00447213696315885</text:p>
              </table:table-cell>
              <table:table-cell office:value-type="float" office:value="0.0000238048432947835">
                <text:p>0.0000238048432947835</text:p>
              </table:table-cell>
              <table:table-cell office:value-type="float" office:value="-0.0105489324778318">
                <text:p>-0.0105489324778318</text:p>
              </table:table-cell>
              <table:table-cell office:value-type="float" office:value="-0.0128633454442024">
                <text:p>-0.0128633454442024</text:p>
              </table:table-cell>
              <table:table-cell office:value-type="float" office:value="0.32888662815094">
                <text:p>0.328886628150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.0387479402124882">
                <text:p>0.0387479402124882</text:p>
              </table:table-cell>
              <table:table-cell office:value-type="float" office:value="-0.00449138088151813">
                <text:p>-0.00449138088151813</text:p>
              </table:table-cell>
              <table:table-cell office:value-type="float" office:value="0.0000227496457227971">
                <text:p>0.0000227496457227971</text:p>
              </table:table-cell>
              <table:table-cell office:value-type="float" office:value="-0.0105451475828886">
                <text:p>-0.0105451475828886</text:p>
              </table:table-cell>
              <table:table-cell office:value-type="float" office:value="-0.0128538645803928">
                <text:p>-0.0128538645803928</text:p>
              </table:table-cell>
              <table:table-cell office:value-type="float" office:value="0.328889816999435">
                <text:p>0.3288898169994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.0387139022350311">
                <text:p>0.0387139022350311</text:p>
              </table:table-cell>
              <table:table-cell office:value-type="float" office:value="-0.0045135049149394">
                <text:p>-0.0045135049149394</text:p>
              </table:table-cell>
              <table:table-cell office:value-type="float" office:value="0.0000214755891647656">
                <text:p>0.0000214755891647656</text:p>
              </table:table-cell>
              <table:table-cell office:value-type="float" office:value="-0.0105414781719446">
                <text:p>-0.0105414781719446</text:p>
              </table:table-cell>
              <table:table-cell office:value-type="float" office:value="-0.0128426291048527">
                <text:p>-0.0128426291048527</text:p>
              </table:table-cell>
              <table:table-cell office:value-type="float" office:value="0.328893572092056">
                <text:p>0.328893572092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.0386745817959309">
                <text:p>0.0386745817959309</text:p>
              </table:table-cell>
              <table:table-cell office:value-type="float" office:value="-0.00453829765319824">
                <text:p>-0.00453829765319824</text:p>
              </table:table-cell>
              <table:table-cell office:value-type="float" office:value="0.0000201149141503265">
                <text:p>0.0000201149141503265</text:p>
              </table:table-cell>
              <table:table-cell office:value-type="float" office:value="-0.010538013651967">
                <text:p>-0.010538013651967</text:p>
              </table:table-cell>
              <table:table-cell office:value-type="float" office:value="-0.0128296371549368">
                <text:p>-0.0128296371549368</text:p>
              </table:table-cell>
              <table:table-cell office:value-type="float" office:value="0.328897953033447">
                <text:p>0.3288979530334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0.0386299751698971">
                <text:p>0.0386299751698971</text:p>
              </table:table-cell>
              <table:table-cell office:value-type="float" office:value="-0.00456551276147366">
                <text:p>-0.00456551276147366</text:p>
              </table:table-cell>
              <table:table-cell office:value-type="float" office:value="0.0000186201268661534">
                <text:p>0.0000186201268661534</text:p>
              </table:table-cell>
              <table:table-cell office:value-type="float" office:value="-0.0105347353965044">
                <text:p>-0.0105347353965044</text:p>
              </table:table-cell>
              <table:table-cell office:value-type="float" office:value="-0.0128149092197418">
                <text:p>-0.0128149092197418</text:p>
              </table:table-cell>
              <table:table-cell office:value-type="float" office:value="0.328902870416641">
                <text:p>0.3289028704166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0.0385252125561237">
                <text:p>0.0385252125561237</text:p>
              </table:table-cell>
              <table:table-cell office:value-type="float" office:value="-0.00462597468867898">
                <text:p>-0.00462597468867898</text:p>
              </table:table-cell>
              <table:table-cell office:value-type="float" office:value="0.0000153530181705719">
                <text:p>0.0000153530181705719</text:p>
              </table:table-cell>
              <table:table-cell office:value-type="float" office:value="-0.010528925806284">
                <text:p>-0.010528925806284</text:p>
              </table:table-cell>
              <table:table-cell office:value-type="float" office:value="-0.0127802882343531">
                <text:p>-0.0127802882343531</text:p>
              </table:table-cell>
              <table:table-cell office:value-type="float" office:value="0.328914403915405">
                <text:p>0.3289144039154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0.0384652726352215">
                <text:p>0.0384652726352215</text:p>
              </table:table-cell>
              <table:table-cell office:value-type="float" office:value="-0.00465854723006487">
                <text:p>-0.00465854723006487</text:p>
              </table:table-cell>
              <table:table-cell office:value-type="float" office:value="0.0000135611362566124">
                <text:p>0.0000135611362566124</text:p>
              </table:table-cell>
              <table:table-cell office:value-type="float" office:value="-0.0105263814330101">
                <text:p>-0.0105263814330101</text:p>
              </table:table-cell>
              <table:table-cell office:value-type="float" office:value="-0.0127604883164167">
                <text:p>-0.0127604883164167</text:p>
              </table:table-cell>
              <table:table-cell office:value-type="float" office:value="0.328920960426331">
                <text:p>0.3289209604263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0.0384004600346088">
                <text:p>0.0384004600346088</text:p>
              </table:table-cell>
              <table:table-cell office:value-type="float" office:value="-0.00469218753278256">
                <text:p>-0.00469218753278256</text:p>
              </table:table-cell>
              <table:table-cell office:value-type="float" office:value="0.0000117105792014627">
                <text:p>0.0000117105792014627</text:p>
              </table:table-cell>
              <table:table-cell office:value-type="float" office:value="-0.0105241574347019">
                <text:p>-0.0105241574347019</text:p>
              </table:table-cell>
              <table:table-cell office:value-type="float" office:value="-0.01273906044662">
                <text:p>-0.01273906044662</text:p>
              </table:table-cell>
              <table:table-cell office:value-type="float" office:value="0.328928083181381">
                <text:p>0.328928083181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0.0383309535682201">
                <text:p>0.0383309535682201</text:p>
              </table:table-cell>
              <table:table-cell office:value-type="float" office:value="-0.00472651375457645">
                <text:p>-0.00472651375457645</text:p>
              </table:table-cell>
              <table:table-cell office:value-type="float" office:value="0.00000986840495897923">
                <text:p>0.00000986840495897923</text:p>
              </table:table-cell>
              <table:table-cell office:value-type="float" office:value="-0.0105221346020699">
                <text:p>-0.0105221346020699</text:p>
              </table:table-cell>
              <table:table-cell office:value-type="float" office:value="-0.0127160884439945">
                <text:p>-0.0127160884439945</text:p>
              </table:table-cell>
              <table:table-cell office:value-type="float" office:value="0.32893568277359">
                <text:p>0.328935682773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0.0381784848868847">
                <text:p>0.0381784848868847</text:p>
              </table:table-cell>
              <table:table-cell office:value-type="float" office:value="-0.00479561649262905">
                <text:p>-0.00479561649262905</text:p>
              </table:table-cell>
              <table:table-cell office:value-type="float" office:value="0.00000606670528213726">
                <text:p>0.00000606670528213726</text:p>
              </table:table-cell>
              <table:table-cell office:value-type="float" office:value="-0.0105189010500908">
                <text:p>-0.0105189010500908</text:p>
              </table:table-cell>
              <table:table-cell office:value-type="float" office:value="-0.0126656703650951">
                <text:p>-0.0126656703650951</text:p>
              </table:table-cell>
              <table:table-cell office:value-type="float" office:value="0.328952342271805">
                <text:p>0.3289523422718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0.0380959063768387">
                <text:p>0.0380959063768387</text:p>
              </table:table-cell>
              <table:table-cell office:value-type="float" office:value="-0.00482956320047379">
                <text:p>-0.00482956320047379</text:p>
              </table:table-cell>
              <table:table-cell office:value-type="float" office:value="0.00000417982437284081">
                <text:p>0.00000417982437284081</text:p>
              </table:table-cell>
              <table:table-cell office:value-type="float" office:value="-0.0105176120996475">
                <text:p>-0.0105176120996475</text:p>
              </table:table-cell>
              <table:table-cell office:value-type="float" office:value="-0.012638358399272">
                <text:p>-0.012638358399272</text:p>
              </table:table-cell>
              <table:table-cell office:value-type="float" office:value="0.328961282968521">
                <text:p>0.3289612829685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0.0380093567073345">
                <text:p>0.0380093567073345</text:p>
              </table:table-cell>
              <table:table-cell office:value-type="float" office:value="-0.00486253714188933">
                <text:p>-0.00486253714188933</text:p>
              </table:table-cell>
              <table:table-cell office:value-type="float" office:value="0.00000225196458814025">
                <text:p>0.00000225196458814025</text:p>
              </table:table-cell>
              <table:table-cell office:value-type="float" office:value="-0.0105165261775255">
                <text:p>-0.0105165261775255</text:p>
              </table:table-cell>
              <table:table-cell office:value-type="float" office:value="-0.0126097593456507">
                <text:p>-0.0126097593456507</text:p>
              </table:table-cell>
              <table:table-cell office:value-type="float" office:value="0.328970670700073">
                <text:p>0.3289706707000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0.037919033318758">
                <text:p>0.037919033318758</text:p>
              </table:table-cell>
              <table:table-cell office:value-type="float" office:value="-0.0048941164277494">
                <text:p>-0.0048941164277494</text:p>
              </table:table-cell>
              <table:table-cell office:value-type="float" office:value="0.000000469392205104668">
                <text:p>0.000000469392205104668</text:p>
              </table:table-cell>
              <table:table-cell office:value-type="float" office:value="-0.0105156619101763">
                <text:p>-0.0105156619101763</text:p>
              </table:table-cell>
              <table:table-cell office:value-type="float" office:value="-0.0125798862427473">
                <text:p>-0.0125798862427473</text:p>
              </table:table-cell>
              <table:table-cell office:value-type="float" office:value="0.328980445861816">
                <text:p>0.3289804458618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0.0378251448273659">
                <text:p>0.0378251448273659</text:p>
              </table:table-cell>
              <table:table-cell office:value-type="float" office:value="-0.00492387125268579">
                <text:p>-0.00492387125268579</text:p>
              </table:table-cell>
              <table:table-cell office:value-type="float" office:value="-0.00000136626670155238">
                <text:p>-0.00000136626670155238</text:p>
              </table:table-cell>
              <table:table-cell office:value-type="float" office:value="-0.0105149429291487">
                <text:p>-0.0105149429291487</text:p>
              </table:table-cell>
              <table:table-cell office:value-type="float" office:value="-0.0125488135963678">
                <text:p>-0.0125488135963678</text:p>
              </table:table-cell>
              <table:table-cell office:value-type="float" office:value="0.328990578651428">
                <text:p>0.3289905786514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0.0376275591552258">
                <text:p>0.0376275591552258</text:p>
              </table:table-cell>
              <table:table-cell office:value-type="float" office:value="-0.00497616175562143">
                <text:p>-0.00497616175562143</text:p>
              </table:table-cell>
              <table:table-cell office:value-type="float" office:value="-0.00000456539964943659">
                <text:p>-0.00000456539964943659</text:p>
              </table:table-cell>
              <table:table-cell office:value-type="float" office:value="-0.0105138886719942">
                <text:p>-0.0105138886719942</text:p>
              </table:table-cell>
              <table:table-cell office:value-type="float" office:value="-0.0124834775924683">
                <text:p>-0.0124834775924683</text:p>
              </table:table-cell>
              <table:table-cell office:value-type="float" office:value="0.329011797904968">
                <text:p>0.3290117979049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0.0375242568552494">
                <text:p>0.0375242568552494</text:p>
              </table:table-cell>
              <table:table-cell office:value-type="float" office:value="-0.00499781407415867">
                <text:p>-0.00499781407415867</text:p>
              </table:table-cell>
              <table:table-cell office:value-type="float" office:value="-0.00000603877151661436">
                <text:p>-0.00000603877151661436</text:p>
              </table:table-cell>
              <table:table-cell office:value-type="float" office:value="-0.0105135533958674">
                <text:p>-0.0105135533958674</text:p>
              </table:table-cell>
              <table:table-cell office:value-type="float" office:value="-0.0124492906033993">
                <text:p>-0.0124492906033993</text:p>
              </table:table-cell>
              <table:table-cell office:value-type="float" office:value="0.329022824764252">
                <text:p>0.3290228247642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0.0374182760715485">
                <text:p>0.0374182760715485</text:p>
              </table:table-cell>
              <table:table-cell office:value-type="float" office:value="-0.00501587940379977">
                <text:p>-0.00501587940379977</text:p>
              </table:table-cell>
              <table:table-cell office:value-type="float" office:value="-0.00000744136150387931">
                <text:p>-0.00000744136150387931</text:p>
              </table:table-cell>
              <table:table-cell office:value-type="float" office:value="-0.0105132907629013">
                <text:p>-0.0105132907629013</text:p>
              </table:table-cell>
              <table:table-cell office:value-type="float" office:value="-0.0124142244458199">
                <text:p>-0.0124142244458199</text:p>
              </table:table-cell>
              <table:table-cell office:value-type="float" office:value="0.329034119844437">
                <text:p>0.3290341198444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0.0373098067939281">
                <text:p>0.0373098067939281</text:p>
              </table:table-cell>
              <table:table-cell office:value-type="float" office:value="-0.00502992141991854">
                <text:p>-0.00502992141991854</text:p>
              </table:table-cell>
              <table:table-cell office:value-type="float" office:value="-0.00000859994179336354">
                <text:p>-0.00000859994179336354</text:p>
              </table:table-cell>
              <table:table-cell office:value-type="float" office:value="-0.0105130579322577">
                <text:p>-0.0105130579322577</text:p>
              </table:table-cell>
              <table:table-cell office:value-type="float" office:value="-0.0123783405870199">
                <text:p>-0.0123783405870199</text:p>
              </table:table-cell>
              <table:table-cell office:value-type="float" office:value="0.329045653343201">
                <text:p>0.3290456533432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0.037199079990387">
                <text:p>0.037199079990387</text:p>
              </table:table-cell>
              <table:table-cell office:value-type="float" office:value="-0.00503948656842113">
                <text:p>-0.00503948656842113</text:p>
              </table:table-cell>
              <table:table-cell office:value-type="float" office:value="-0.0000095946079454734">
                <text:p>-0.0000095946079454734</text:p>
              </table:table-cell>
              <table:table-cell office:value-type="float" office:value="-0.0105129107832909">
                <text:p>-0.0105129107832909</text:p>
              </table:table-cell>
              <table:table-cell office:value-type="float" office:value="-0.0123417023569346">
                <text:p>-0.0123417023569346</text:p>
              </table:table-cell>
              <table:table-cell office:value-type="float" office:value="0.329057365655899">
                <text:p>0.3290573656558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0.0370862856507301">
                <text:p>0.0370862856507301</text:p>
              </table:table-cell>
              <table:table-cell office:value-type="float" office:value="-0.00504414504393935">
                <text:p>-0.00504414504393935</text:p>
              </table:table-cell>
              <table:table-cell office:value-type="float" office:value="-0.0000104151122286567">
                <text:p>-0.0000104151122286567</text:p>
              </table:table-cell>
              <table:table-cell office:value-type="float" office:value="-0.0105127338320017">
                <text:p>-0.0105127338320017</text:p>
              </table:table-cell>
              <table:table-cell office:value-type="float" office:value="-0.0123043693602085">
                <text:p>-0.0123043693602085</text:p>
              </table:table-cell>
              <table:table-cell office:value-type="float" office:value="0.329069256782532">
                <text:p>0.3290692567825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0.0369716882705689">
                <text:p>0.0369716882705689</text:p>
              </table:table-cell>
              <table:table-cell office:value-type="float" office:value="-0.00504343817010522">
                <text:p>-0.00504343817010522</text:p>
              </table:table-cell>
              <table:table-cell office:value-type="float" office:value="-0.000011100573829026">
                <text:p>-0.000011100573829026</text:p>
              </table:table-cell>
              <table:table-cell office:value-type="float" office:value="-0.0105125568807125">
                <text:p>-0.0105125568807125</text:p>
              </table:table-cell>
              <table:table-cell office:value-type="float" office:value="-0.0122664403170347">
                <text:p>-0.0122664403170347</text:p>
              </table:table-cell>
              <table:table-cell office:value-type="float" office:value="0.329081296920776">
                <text:p>0.3290812969207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0.036855474114418">
                <text:p>0.036855474114418</text:p>
              </table:table-cell>
              <table:table-cell office:value-type="float" office:value="-0.00503691984340549">
                <text:p>-0.00503691984340549</text:p>
              </table:table-cell>
              <table:table-cell office:value-type="float" office:value="-0.0000115243310574442">
                <text:p>-0.0000115243310574442</text:p>
              </table:table-cell>
              <table:table-cell office:value-type="float" office:value="-0.0105123464018106">
                <text:p>-0.0105123464018106</text:p>
              </table:table-cell>
              <table:table-cell office:value-type="float" office:value="-0.0122279934585094">
                <text:p>-0.0122279934585094</text:p>
              </table:table-cell>
              <table:table-cell office:value-type="float" office:value="0.329093456268311">
                <text:p>0.3290934562683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0.0367379114031792">
                <text:p>0.0367379114031792</text:p>
              </table:table-cell>
              <table:table-cell office:value-type="float" office:value="-0.00502415327355266">
                <text:p>-0.00502415327355266</text:p>
              </table:table-cell>
              <table:table-cell office:value-type="float" office:value="-0.0000117199124360923">
                <text:p>-0.0000117199124360923</text:p>
              </table:table-cell>
              <table:table-cell office:value-type="float" office:value="-0.0105120483785868">
                <text:p>-0.0105120483785868</text:p>
              </table:table-cell>
              <table:table-cell office:value-type="float" office:value="-0.0121890734881163">
                <text:p>-0.0121890734881163</text:p>
              </table:table-cell>
              <table:table-cell office:value-type="float" office:value="0.329105705022812">
                <text:p>0.3291057050228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0.0366191677749157">
                <text:p>0.0366191677749157</text:p>
              </table:table-cell>
              <table:table-cell office:value-type="float" office:value="-0.00500468444079161">
                <text:p>-0.00500468444079161</text:p>
              </table:table-cell>
              <table:table-cell office:value-type="float" office:value="-0.0000116034925667918">
                <text:p>-0.0000116034925667918</text:p>
              </table:table-cell>
              <table:table-cell office:value-type="float" office:value="-0.0105117000639439">
                <text:p>-0.0105117000639439</text:p>
              </table:table-cell>
              <table:table-cell office:value-type="float" office:value="-0.0121497567743063">
                <text:p>-0.0121497567743063</text:p>
              </table:table-cell>
              <table:table-cell office:value-type="float" office:value="0.32911804318428">
                <text:p>0.329118043184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0.0363791473209858">
                <text:p>0.0363791473209858</text:p>
              </table:table-cell>
              <table:table-cell office:value-type="float" office:value="-0.00494386442005634">
                <text:p>-0.00494386442005634</text:p>
              </table:table-cell>
              <table:table-cell office:value-type="float" office:value="-0.0000106712259366759">
                <text:p>-0.0000106712259366759</text:p>
              </table:table-cell>
              <table:table-cell office:value-type="float" office:value="-0.0105105862021446">
                <text:p>-0.0105105862021446</text:p>
              </table:table-cell>
              <table:table-cell office:value-type="float" office:value="-0.012070307508111">
                <text:p>-0.012070307508111</text:p>
              </table:table-cell>
              <table:table-cell office:value-type="float" office:value="0.329142808914185">
                <text:p>0.3291428089141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0.0362583361566067">
                <text:p>0.0362583361566067</text:p>
              </table:table-cell>
              <table:table-cell office:value-type="float" office:value="-0.0049016154371202">
                <text:p>-0.0049016154371202</text:p>
              </table:table-cell>
              <table:table-cell office:value-type="float" office:value="-0.00000978738717094529">
                <text:p>-0.00000978738717094529</text:p>
              </table:table-cell>
              <table:table-cell office:value-type="float" office:value="-0.0105098206549883">
                <text:p>-0.0105098206549883</text:p>
              </table:table-cell>
              <table:table-cell office:value-type="float" office:value="-0.012030303478241">
                <text:p>-0.012030303478241</text:p>
              </table:table-cell>
              <table:table-cell office:value-type="float" office:value="0.329155206680298">
                <text:p>0.3291552066802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0.0361372642219067">
                <text:p>0.0361372642219067</text:p>
              </table:table-cell>
              <table:table-cell office:value-type="float" office:value="-0.00485088396817446">
                <text:p>-0.00485088396817446</text:p>
              </table:table-cell>
              <table:table-cell office:value-type="float" office:value="-0.00000856361202750122">
                <text:p>-0.00000856361202750122</text:p>
              </table:table-cell>
              <table:table-cell office:value-type="float" office:value="-0.0105088632553816">
                <text:p>-0.0105088632553816</text:p>
              </table:table-cell>
              <table:table-cell office:value-type="float" office:value="-0.0119902342557907">
                <text:p>-0.0119902342557907</text:p>
              </table:table-cell>
              <table:table-cell office:value-type="float" office:value="0.329167544841766">
                <text:p>0.3291675448417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0.019236208871007">
                <text:p>0.019236208871007</text:p>
              </table:table-cell>
              <table:table-cell office:value-type="float" office:value="0.11738109588623">
                <text:p>0.11738109588623</text:p>
              </table:table-cell>
              <table:table-cell office:value-type="float" office:value="0.00229504844173789">
                <text:p>0.00229504844173789</text:p>
              </table:table-cell>
              <table:table-cell office:value-type="float" office:value="-0.00356204062700272">
                <text:p>-0.00356204062700272</text:p>
              </table:table-cell>
              <table:table-cell office:value-type="float" office:value="-0.00632008165121079">
                <text:p>-0.00632008165121079</text:p>
              </table:table-cell>
              <table:table-cell office:value-type="float" office:value="0.329555064439774">
                <text:p>0.3295550644397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0.0188304278999567">
                <text:p>0.0188304278999567</text:p>
              </table:table-cell>
              <table:table-cell office:value-type="float" office:value="0.120861247181892">
                <text:p>0.120861247181892</text:p>
              </table:table-cell>
              <table:table-cell office:value-type="float" office:value="0.00231071701273322">
                <text:p>0.00231071701273322</text:p>
              </table:table-cell>
              <table:table-cell office:value-type="float" office:value="-0.00328534282743931">
                <text:p>-0.00328534282743931</text:p>
              </table:table-cell>
              <table:table-cell office:value-type="float" office:value="-0.00618334114551544">
                <text:p>-0.00618334114551544</text:p>
              </table:table-cell>
              <table:table-cell office:value-type="float" office:value="0.329540908336639">
                <text:p>0.3295409083366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0.0184242743998766">
                <text:p>0.0184242743998766</text:p>
              </table:table-cell>
              <table:table-cell office:value-type="float" office:value="0.124354846775532">
                <text:p>0.124354846775532</text:p>
              </table:table-cell>
              <table:table-cell office:value-type="float" office:value="0.00232371920719743">
                <text:p>0.00232371920719743</text:p>
              </table:table-cell>
              <table:table-cell office:value-type="float" office:value="-0.00300571508705616">
                <text:p>-0.00300571508705616</text:p>
              </table:table-cell>
              <table:table-cell office:value-type="float" office:value="-0.00604652985930443">
                <text:p>-0.00604652985930443</text:p>
              </table:table-cell>
              <table:table-cell office:value-type="float" office:value="0.329525619745255">
                <text:p>0.3295256197452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0.018017964437604">
                <text:p>0.018017964437604</text:p>
              </table:table-cell>
              <table:table-cell office:value-type="float" office:value="0.127860024571419">
                <text:p>0.127860024571419</text:p>
              </table:table-cell>
              <table:table-cell office:value-type="float" office:value="0.002334178192541">
                <text:p>0.002334178192541</text:p>
              </table:table-cell>
              <table:table-cell office:value-type="float" office:value="-0.00272336229681969">
                <text:p>-0.00272336229681969</text:p>
              </table:table-cell>
              <table:table-cell office:value-type="float" office:value="-0.00590971484780312">
                <text:p>-0.00590971484780312</text:p>
              </table:table-cell>
              <table:table-cell office:value-type="float" office:value="0.329509198665619">
                <text:p>0.3295091986656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0.01720573566854">
                <text:p>0.01720573566854</text:p>
              </table:table-cell>
              <table:table-cell office:value-type="float" office:value="0.13489755988121">
                <text:p>0.13489755988121</text:p>
              </table:table-cell>
              <table:table-cell office:value-type="float" office:value="0.00234710332006216">
                <text:p>0.00234710332006216</text:p>
              </table:table-cell>
              <table:table-cell office:value-type="float" office:value="-0.00215109251439571">
                <text:p>-0.00215109251439571</text:p>
              </table:table-cell>
              <table:table-cell office:value-type="float" office:value="-0.00563641637563705">
                <text:p>-0.00563641637563705</text:p>
              </table:table-cell>
              <table:table-cell office:value-type="float" office:value="0.329472869634628">
                <text:p>0.3294728696346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0.0168002676218748">
                <text:p>0.0168002676218748</text:p>
              </table:table-cell>
              <table:table-cell office:value-type="float" office:value="0.138426274061203">
                <text:p>0.138426274061203</text:p>
              </table:table-cell>
              <table:table-cell office:value-type="float" office:value="0.00234960136003792">
                <text:p>0.00234960136003792</text:p>
              </table:table-cell>
              <table:table-cell office:value-type="float" office:value="-0.00186147540807724">
                <text:p>-0.00186147540807724</text:p>
              </table:table-cell>
              <table:table-cell office:value-type="float" office:value="-0.00550007075071335">
                <text:p>-0.00550007075071335</text:p>
              </table:table-cell>
              <table:table-cell office:value-type="float" office:value="0.329452991485596">
                <text:p>0.3294529914855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0.016395466402173">
                <text:p>0.016395466402173</text:p>
              </table:table-cell>
              <table:table-cell office:value-type="float" office:value="0.141959115862846">
                <text:p>0.141959115862846</text:p>
              </table:table-cell>
              <table:table-cell office:value-type="float" office:value="0.00234953197650611">
                <text:p>0.00234953197650611</text:p>
              </table:table-cell>
              <table:table-cell office:value-type="float" office:value="-0.00156977213919163">
                <text:p>-0.00156977213919163</text:p>
              </table:table-cell>
              <table:table-cell office:value-type="float" office:value="-0.0053640678524971">
                <text:p>-0.0053640678524971</text:p>
              </table:table-cell>
              <table:table-cell office:value-type="float" office:value="0.329431980848312">
                <text:p>0.329431980848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0.0159915667027235">
                <text:p>0.0159915667027235</text:p>
              </table:table-cell>
              <table:table-cell office:value-type="float" office:value="0.145494222640991">
                <text:p>0.145494222640991</text:p>
              </table:table-cell>
              <table:table-cell office:value-type="float" office:value="0.00234675547108054">
                <text:p>0.00234675547108054</text:p>
              </table:table-cell>
              <table:table-cell office:value-type="float" office:value="-0.00127614289522171">
                <text:p>-0.00127614289522171</text:p>
              </table:table-cell>
              <table:table-cell office:value-type="float" office:value="-0.0052284337580204">
                <text:p>-0.0052284337580204</text:p>
              </table:table-cell>
              <table:table-cell office:value-type="float" office:value="0.329409837722778">
                <text:p>0.3294098377227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0.0155887836590409">
                <text:p>0.0155887836590409</text:p>
              </table:table-cell>
              <table:table-cell office:value-type="float" office:value="0.14902974665165">
                <text:p>0.14902974665165</text:p>
              </table:table-cell>
              <table:table-cell office:value-type="float" office:value="0.00234135752543807">
                <text:p>0.00234135752543807</text:p>
              </table:table-cell>
              <table:table-cell office:value-type="float" office:value="-0.000980669632554054">
                <text:p>-0.000980669632554054</text:p>
              </table:table-cell>
              <table:table-cell office:value-type="float" office:value="-0.00509324669837952">
                <text:p>-0.00509324669837952</text:p>
              </table:table-cell>
              <table:table-cell office:value-type="float" office:value="0.329386532306671">
                <text:p>0.3293865323066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0.0147873628884554">
                <text:p>0.0147873628884554</text:p>
              </table:table-cell>
              <table:table-cell office:value-type="float" office:value="0.156094625592232">
                <text:p>0.156094625592232</text:p>
              </table:table-cell>
              <table:table-cell office:value-type="float" office:value="0.00232274830341339">
                <text:p>0.00232274830341339</text:p>
              </table:table-cell>
              <table:table-cell office:value-type="float" office:value="-0.000385109335184097">
                <text:p>-0.000385109335184097</text:p>
              </table:table-cell>
              <table:table-cell office:value-type="float" office:value="-0.00482456386089325">
                <text:p>-0.00482456386089325</text:p>
              </table:table-cell>
              <table:table-cell office:value-type="float" office:value="0.329336643218994">
                <text:p>0.3293366432189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0.0143891163170338">
                <text:p>0.0143891163170338</text:p>
              </table:table-cell>
              <table:table-cell office:value-type="float" office:value="0.159620255231857">
                <text:p>0.159620255231857</text:p>
              </table:table-cell>
              <table:table-cell office:value-type="float" office:value="0.00230957032181323">
                <text:p>0.00230957032181323</text:p>
              </table:table-cell>
              <table:table-cell office:value-type="float" office:value="-0.0000852793455123901">
                <text:p>-0.0000852793455123901</text:p>
              </table:table-cell>
              <table:table-cell office:value-type="float" office:value="-0.00469119846820831">
                <text:p>-0.00469119846820831</text:p>
              </table:table-cell>
              <table:table-cell office:value-type="float" office:value="0.329310089349747">
                <text:p>0.3293100893497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0.0139927715063095">
                <text:p>0.0139927715063095</text:p>
              </table:table-cell>
              <table:table-cell office:value-type="float" office:value="0.163138851523399">
                <text:p>0.163138851523399</text:p>
              </table:table-cell>
              <table:table-cell office:value-type="float" office:value="0.0022938372567296">
                <text:p>0.0022938372567296</text:p>
              </table:table-cell>
              <table:table-cell office:value-type="float" office:value="0.0002156812697649">
                <text:p>0.0002156812697649</text:p>
              </table:table-cell>
              <table:table-cell office:value-type="float" office:value="-0.00455859676003456">
                <text:p>-0.00455859676003456</text:p>
              </table:table-cell>
              <table:table-cell office:value-type="float" office:value="0.329282462596893">
                <text:p>0.3292824625968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0.0135985482484102">
                <text:p>0.0135985482484102</text:p>
              </table:table-cell>
              <table:table-cell office:value-type="float" office:value="0.166648551821709">
                <text:p>0.166648551821709</text:p>
              </table:table-cell>
              <table:table-cell office:value-type="float" office:value="0.00227560987696052">
                <text:p>0.00227560987696052</text:p>
              </table:table-cell>
              <table:table-cell office:value-type="float" office:value="0.000517627224326134">
                <text:p>0.000517627224326134</text:p>
              </table:table-cell>
              <table:table-cell office:value-type="float" office:value="-0.00442681834101677">
                <text:p>-0.00442681834101677</text:p>
              </table:table-cell>
              <table:table-cell office:value-type="float" office:value="0.329253822565079">
                <text:p>0.3292538225650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0.0132066067308187">
                <text:p>0.0132066067308187</text:p>
              </table:table-cell>
              <table:table-cell office:value-type="float" office:value="0.17014753818512">
                <text:p>0.17014753818512</text:p>
              </table:table-cell>
              <table:table-cell office:value-type="float" office:value="0.00225494313053787">
                <text:p>0.00225494313053787</text:p>
              </table:table-cell>
              <table:table-cell office:value-type="float" office:value="0.000820396468043327">
                <text:p>0.000820396468043327</text:p>
              </table:table-cell>
              <table:table-cell office:value-type="float" office:value="-0.00429591163992882">
                <text:p>-0.00429591163992882</text:p>
              </table:table-cell>
              <table:table-cell office:value-type="float" office:value="0.329224139451981">
                <text:p>0.3292241394519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0.0128171499818563">
                <text:p>0.0128171499818563</text:p>
              </table:table-cell>
              <table:table-cell office:value-type="float" office:value="0.173633947968483">
                <text:p>0.173633947968483</text:p>
              </table:table-cell>
              <table:table-cell office:value-type="float" office:value="0.00223185424692929">
                <text:p>0.00223185424692929</text:p>
              </table:table-cell>
              <table:table-cell office:value-type="float" office:value="0.00112387165427208">
                <text:p>0.00112387165427208</text:p>
              </table:table-cell>
              <table:table-cell office:value-type="float" office:value="-0.00416595116257668">
                <text:p>-0.00416595116257668</text:p>
              </table:table-cell>
              <table:table-cell office:value-type="float" office:value="0.329193502664566">
                <text:p>0.3291935026645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0.012430340051651">
                <text:p>0.012430340051651</text:p>
              </table:table-cell>
              <table:table-cell office:value-type="float" office:value="0.177105873823166">
                <text:p>0.177105873823166</text:p>
              </table:table-cell>
              <table:table-cell office:value-type="float" office:value="0.00220643333159387">
                <text:p>0.00220643333159387</text:p>
              </table:table-cell>
              <table:table-cell office:value-type="float" office:value="0.00142784602940083">
                <text:p>0.00142784602940083</text:p>
              </table:table-cell>
              <table:table-cell office:value-type="float" office:value="-0.00403702259063721">
                <text:p>-0.00403702259063721</text:p>
              </table:table-cell>
              <table:table-cell office:value-type="float" office:value="0.329161912202835">
                <text:p>0.3291619122028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0.0120463911443949">
                <text:p>0.0120463911443949</text:p>
              </table:table-cell>
              <table:table-cell office:value-type="float" office:value="0.180561482906342">
                <text:p>0.180561482906342</text:p>
              </table:table-cell>
              <table:table-cell office:value-type="float" office:value="0.00217865128070116">
                <text:p>0.00217865128070116</text:p>
              </table:table-cell>
              <table:table-cell office:value-type="float" office:value="0.00173217616975307">
                <text:p>0.00173217616975307</text:p>
              </table:table-cell>
              <table:table-cell office:value-type="float" office:value="-0.00390918180346489">
                <text:p>-0.00390918180346489</text:p>
              </table:table-cell>
              <table:table-cell office:value-type="float" office:value="0.32912939786911">
                <text:p>0.329129397869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0.0112877963110805">
                <text:p>0.0112877963110805</text:p>
              </table:table-cell>
              <table:table-cell office:value-type="float" office:value="0.187416195869446">
                <text:p>0.187416195869446</text:p>
              </table:table-cell>
              <table:table-cell office:value-type="float" office:value="0.00211654929444194">
                <text:p>0.00211654929444194</text:p>
              </table:table-cell>
              <table:table-cell office:value-type="float" office:value="0.00234126672148705">
                <text:p>0.00234126672148705</text:p>
              </table:table-cell>
              <table:table-cell office:value-type="float" office:value="-0.00365698710083962">
                <text:p>-0.00365698710083962</text:p>
              </table:table-cell>
              <table:table-cell office:value-type="float" office:value="0.32906174659729">
                <text:p>0.329061746597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0.010913516394794">
                <text:p>0.010913516394794</text:p>
              </table:table-cell>
              <table:table-cell office:value-type="float" office:value="0.190811693668366">
                <text:p>0.190811693668366</text:p>
              </table:table-cell>
              <table:table-cell office:value-type="float" office:value="0.00208223494701087">
                <text:p>0.00208223494701087</text:p>
              </table:table-cell>
              <table:table-cell office:value-type="float" office:value="0.00264572072774172">
                <text:p>0.00264572072774172</text:p>
              </table:table-cell>
              <table:table-cell office:value-type="float" office:value="-0.00353275611996651">
                <text:p>-0.00353275611996651</text:p>
              </table:table-cell>
              <table:table-cell office:value-type="float" office:value="0.329026699066162">
                <text:p>0.3290266990661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0.010542812757194">
                <text:p>0.010542812757194</text:p>
              </table:table-cell>
              <table:table-cell office:value-type="float" office:value="0.194183364510536">
                <text:p>0.194183364510536</text:p>
              </table:table-cell>
              <table:table-cell office:value-type="float" office:value="0.00204594084061682">
                <text:p>0.00204594084061682</text:p>
              </table:table-cell>
              <table:table-cell office:value-type="float" office:value="0.00294991582632065">
                <text:p>0.00294991582632065</text:p>
              </table:table-cell>
              <table:table-cell office:value-type="float" office:value="-0.00340987741947174">
                <text:p>-0.00340987741947174</text:p>
              </table:table-cell>
              <table:table-cell office:value-type="float" office:value="0.328990876674652">
                <text:p>0.3289908766746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0.0101758744567633">
                <text:p>0.0101758744567633</text:p>
              </table:table-cell>
              <table:table-cell office:value-type="float" office:value="0.197529435157776">
                <text:p>0.197529435157776</text:p>
              </table:table-cell>
              <table:table-cell office:value-type="float" office:value="0.00200770166702569">
                <text:p>0.00200770166702569</text:p>
              </table:table-cell>
              <table:table-cell office:value-type="float" office:value="0.0032537067309022">
                <text:p>0.0032537067309022</text:p>
              </table:table-cell>
              <table:table-cell office:value-type="float" office:value="-0.0032883808016777">
                <text:p>-0.0032883808016777</text:p>
              </table:table-cell>
              <table:table-cell office:value-type="float" office:value="0.328954339027405">
                <text:p>0.3289543390274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0.00981288030743599">
                <text:p>0.00981288030743599</text:p>
              </table:table-cell>
              <table:table-cell office:value-type="float" office:value="0.200847998261452">
                <text:p>0.200847998261452</text:p>
              </table:table-cell>
              <table:table-cell office:value-type="float" office:value="0.00196756538935006">
                <text:p>0.00196756538935006</text:p>
              </table:table-cell>
              <table:table-cell office:value-type="float" office:value="0.00355686154216528">
                <text:p>0.00355686154216528</text:p>
              </table:table-cell>
              <table:table-cell office:value-type="float" office:value="-0.00316835939884186">
                <text:p>-0.00316835939884186</text:p>
              </table:table-cell>
              <table:table-cell office:value-type="float" office:value="0.328917115926743">
                <text:p>0.3289171159267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0.00909937079995871">
                <text:p>0.00909937079995871</text:p>
              </table:table-cell>
              <table:table-cell office:value-type="float" office:value="0.20739521086216">
                <text:p>0.20739521086216</text:p>
              </table:table-cell>
              <table:table-cell office:value-type="float" office:value="0.00188217160757631">
                <text:p>0.00188217160757631</text:p>
              </table:table-cell>
              <table:table-cell office:value-type="float" office:value="0.00416091177612543">
                <text:p>0.00416091177612543</text:p>
              </table:table-cell>
              <table:table-cell office:value-type="float" office:value="-0.00293287262320519">
                <text:p>-0.00293287262320519</text:p>
              </table:table-cell>
              <table:table-cell office:value-type="float" office:value="0.328840792179108">
                <text:p>0.3288407921791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0.00840363278985024">
                <text:p>0.00840363278985024</text:p>
              </table:table-cell>
              <table:table-cell office:value-type="float" office:value="0.21381002664566">
                <text:p>0.21381002664566</text:p>
              </table:table-cell>
              <table:table-cell office:value-type="float" office:value="0.00179029535502195">
                <text:p>0.00179029535502195</text:p>
              </table:table-cell>
              <table:table-cell office:value-type="float" office:value="0.00476075056940317">
                <text:p>0.00476075056940317</text:p>
              </table:table-cell>
              <table:table-cell office:value-type="float" office:value="-0.00270387902855873">
                <text:p>-0.00270387902855873</text:p>
              </table:table-cell>
              <table:table-cell office:value-type="float" office:value="0.328762292861938">
                <text:p>0.3287622928619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0.00806286744773388">
                <text:p>0.00806286744773388</text:p>
              </table:table-cell>
              <table:table-cell office:value-type="float" office:value="0.216963171958923">
                <text:p>0.216963171958923</text:p>
              </table:table-cell>
              <table:table-cell office:value-type="float" office:value="0.00174220639746636">
                <text:p>0.00174220639746636</text:p>
              </table:table-cell>
              <table:table-cell office:value-type="float" office:value="0.00505871791392565">
                <text:p>0.00505871791392565</text:p>
              </table:table-cell>
              <table:table-cell office:value-type="float" office:value="-0.00259195268154144">
                <text:p>-0.00259195268154144</text:p>
              </table:table-cell>
              <table:table-cell office:value-type="float" office:value="0.328722387552261">
                <text:p>0.3287223875522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0.00739639392122626">
                <text:p>0.00739639392122626</text:p>
              </table:table-cell>
              <table:table-cell office:value-type="float" office:value="0.223151549696922">
                <text:p>0.223151549696922</text:p>
              </table:table-cell>
              <table:table-cell office:value-type="float" office:value="0.00164234638214111">
                <text:p>0.00164234638214111</text:p>
              </table:table-cell>
              <table:table-cell office:value-type="float" office:value="0.00564998760819435">
                <text:p>0.00564998760819435</text:p>
              </table:table-cell>
              <table:table-cell office:value-type="float" office:value="-0.00237351283431053">
                <text:p>-0.00237351283431053</text:p>
              </table:table-cell>
              <table:table-cell office:value-type="float" office:value="0.328641504049301">
                <text:p>0.3286415040493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0.00707100424915552">
                <text:p>0.00707100424915552</text:p>
              </table:table-cell>
              <table:table-cell office:value-type="float" office:value="0.226183071732521">
                <text:p>0.226183071732521</text:p>
              </table:table-cell>
              <table:table-cell office:value-type="float" office:value="0.00159072421956807">
                <text:p>0.00159072421956807</text:p>
              </table:table-cell>
              <table:table-cell office:value-type="float" office:value="0.00594303011894226">
                <text:p>0.00594303011894226</text:p>
              </table:table-cell>
              <table:table-cell office:value-type="float" office:value="-0.00226707011461258">
                <text:p>-0.00226707011461258</text:p>
              </table:table-cell>
              <table:table-cell office:value-type="float" office:value="0.32860067486763">
                <text:p>0.328600674867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0.00675106374546886">
                <text:p>0.00675106374546886</text:p>
              </table:table-cell>
              <table:table-cell office:value-type="float" office:value="0.229170337319374">
                <text:p>0.229170337319374</text:p>
              </table:table-cell>
              <table:table-cell office:value-type="float" office:value="0.00153821194544435">
                <text:p>0.00153821194544435</text:p>
              </table:table-cell>
              <table:table-cell office:value-type="float" office:value="0.00623405259102583">
                <text:p>0.00623405259102583</text:p>
              </table:table-cell>
              <table:table-cell office:value-type="float" office:value="-0.00216257944703102">
                <text:p>-0.00216257944703102</text:p>
              </table:table-cell>
              <table:table-cell office:value-type="float" office:value="0.328559637069702">
                <text:p>0.3285596370697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0.00643674610182643">
                <text:p>0.00643674610182643</text:p>
              </table:table-cell>
              <table:table-cell office:value-type="float" office:value="0.232111468911171">
                <text:p>0.232111468911171</text:p>
              </table:table-cell>
              <table:table-cell office:value-type="float" office:value="0.00148476171307266">
                <text:p>0.00148476171307266</text:p>
              </table:table-cell>
              <table:table-cell office:value-type="float" office:value="0.00652302708476782">
                <text:p>0.00652302708476782</text:p>
              </table:table-cell>
              <table:table-cell office:value-type="float" office:value="-0.00206008553504944">
                <text:p>-0.00206008553504944</text:p>
              </table:table-cell>
              <table:table-cell office:value-type="float" office:value="0.328518450260162">
                <text:p>0.3285184502601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0.0058256103657186">
                <text:p>0.0058256103657186</text:p>
              </table:table-cell>
              <table:table-cell office:value-type="float" office:value="0.237847879528999">
                <text:p>0.237847879528999</text:p>
              </table:table-cell>
              <table:table-cell office:value-type="float" office:value="0.00137591222301126">
                <text:p>0.00137591222301126</text:p>
              </table:table-cell>
              <table:table-cell office:value-type="float" office:value="0.00709392875432968">
                <text:p>0.00709392875432968</text:p>
              </table:table-cell>
              <table:table-cell office:value-type="float" office:value="-0.00186125189065933">
                <text:p>-0.00186125189065933</text:p>
              </table:table-cell>
              <table:table-cell office:value-type="float" office:value="0.328435957431793">
                <text:p>0.3284359574317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0.00552912196144462">
                <text:p>0.00552912196144462</text:p>
              </table:table-cell>
              <table:table-cell office:value-type="float" office:value="0.240639448165894">
                <text:p>0.240639448165894</text:p>
              </table:table-cell>
              <table:table-cell office:value-type="float" office:value="0.00132069108076394">
                <text:p>0.00132069108076394</text:p>
              </table:table-cell>
              <table:table-cell office:value-type="float" office:value="0.00737567897886038">
                <text:p>0.00737567897886038</text:p>
              </table:table-cell>
              <table:table-cell office:value-type="float" office:value="-0.00176498293876648">
                <text:p>-0.00176498293876648</text:p>
              </table:table-cell>
              <table:table-cell office:value-type="float" office:value="0.328394740819931">
                <text:p>0.3283947408199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0.00523889483883977">
                <text:p>0.00523889483883977</text:p>
              </table:table-cell>
              <table:table-cell office:value-type="float" office:value="0.243377387523651">
                <text:p>0.243377387523651</text:p>
              </table:table-cell>
              <table:table-cell office:value-type="float" office:value="0.00126515934243798">
                <text:p>0.00126515934243798</text:p>
              </table:table-cell>
              <table:table-cell office:value-type="float" office:value="0.00765464175492525">
                <text:p>0.00765464175492525</text:p>
              </table:table-cell>
              <table:table-cell office:value-type="float" office:value="-0.00167091563344002">
                <text:p>-0.00167091563344002</text:p>
              </table:table-cell>
              <table:table-cell office:value-type="float" office:value="0.328353673219681">
                <text:p>0.3283536732196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0.00495509337633848">
                <text:p>0.00495509337633848</text:p>
              </table:table-cell>
              <table:table-cell office:value-type="float" office:value="0.246059894561768">
                <text:p>0.246059894561768</text:p>
              </table:table-cell>
              <table:table-cell office:value-type="float" office:value="0.00120931421406567">
                <text:p>0.00120931421406567</text:p>
              </table:table-cell>
              <table:table-cell office:value-type="float" office:value="0.00793079845607281">
                <text:p>0.00793079845607281</text:p>
              </table:table-cell>
              <table:table-cell office:value-type="float" office:value="-0.00157906115055084">
                <text:p>-0.00157906115055084</text:p>
              </table:table-cell>
              <table:table-cell office:value-type="float" office:value="0.328312784433365">
                <text:p>0.3283127844333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0.00467788521200419">
                <text:p>0.00467788521200419</text:p>
              </table:table-cell>
              <table:table-cell office:value-type="float" office:value="0.248685017228127">
                <text:p>0.248685017228127</text:p>
              </table:table-cell>
              <table:table-cell office:value-type="float" office:value="0.00115349714178592">
                <text:p>0.00115349714178592</text:p>
              </table:table-cell>
              <table:table-cell office:value-type="float" office:value="0.00820389948785305">
                <text:p>0.00820389948785305</text:p>
              </table:table-cell>
              <table:table-cell office:value-type="float" office:value="-0.00148947536945343">
                <text:p>-0.00148947536945343</text:p>
              </table:table-cell>
              <table:table-cell office:value-type="float" office:value="0.328272193670273">
                <text:p>0.3282721936702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0.0041438564658165">
                <text:p>0.0041438564658165</text:p>
              </table:table-cell>
              <table:table-cell office:value-type="float" office:value="0.253755986690521">
                <text:p>0.253755986690521</text:p>
              </table:table-cell>
              <table:table-cell office:value-type="float" office:value="0.00104198313783854">
                <text:p>0.00104198313783854</text:p>
              </table:table-cell>
              <table:table-cell office:value-type="float" office:value="0.00874052941799164">
                <text:p>0.00874052941799164</text:p>
              </table:table-cell>
              <table:table-cell office:value-type="float" office:value="-0.00131722539663315">
                <text:p>-0.00131722539663315</text:p>
              </table:table-cell>
              <table:table-cell office:value-type="float" office:value="0.32819202542305">
                <text:p>0.328192025423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0.00388735928572714">
                <text:p>0.00388735928572714</text:p>
              </table:table-cell>
              <table:table-cell office:value-type="float" office:value="0.256198048591614">
                <text:p>0.256198048591614</text:p>
              </table:table-cell>
              <table:table-cell office:value-type="float" office:value="0.000986543600447476">
                <text:p>0.000986543600447476</text:p>
              </table:table-cell>
              <table:table-cell office:value-type="float" office:value="0.00900375563651323">
                <text:p>0.00900375563651323</text:p>
              </table:table-cell>
              <table:table-cell office:value-type="float" office:value="-0.00123472139239311">
                <text:p>-0.00123472139239311</text:p>
              </table:table-cell>
              <table:table-cell office:value-type="float" office:value="0.328152626752853">
                <text:p>0.3281526267528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0.0036380821838975">
                <text:p>0.0036380821838975</text:p>
              </table:table-cell>
              <table:table-cell office:value-type="float" office:value="0.258575290441513">
                <text:p>0.258575290441513</text:p>
              </table:table-cell>
              <table:table-cell office:value-type="float" office:value="0.000931531481910497">
                <text:p>0.000931531481910497</text:p>
              </table:table-cell>
              <table:table-cell office:value-type="float" office:value="0.00926335901021957">
                <text:p>0.00926335901021957</text:p>
              </table:table-cell>
              <table:table-cell office:value-type="float" office:value="-0.00115462392568588">
                <text:p>-0.00115462392568588</text:p>
              </table:table-cell>
              <table:table-cell office:value-type="float" office:value="0.32811376452446">
                <text:p>0.328113764524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0.00339619372971356">
                <text:p>0.00339619372971356</text:p>
              </table:table-cell>
              <table:table-cell office:value-type="float" office:value="0.260885924100876">
                <text:p>0.260885924100876</text:p>
              </table:table-cell>
              <table:table-cell office:value-type="float" office:value="0.000877081882208586">
                <text:p>0.000877081882208586</text:p>
              </table:table-cell>
              <table:table-cell office:value-type="float" office:value="0.00951920635998249">
                <text:p>0.00951920635998249</text:p>
              </table:table-cell>
              <table:table-cell office:value-type="float" office:value="-0.00107701495289803">
                <text:p>-0.00107701495289803</text:p>
              </table:table-cell>
              <table:table-cell office:value-type="float" office:value="0.328075528144836">
                <text:p>0.3280755281448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0.00293520069681108">
                <text:p>0.00293520069681108</text:p>
              </table:table-cell>
              <table:table-cell office:value-type="float" office:value="0.265299767255783">
                <text:p>0.265299767255783</text:p>
              </table:table-cell>
              <table:table-cell office:value-type="float" office:value="0.000770411803387105">
                <text:p>0.000770411803387105</text:p>
              </table:table-cell>
              <table:table-cell office:value-type="float" office:value="0.0100190863013268">
                <text:p>0.0100190863013268</text:p>
              </table:table-cell>
              <table:table-cell office:value-type="float" office:value="-0.000929441303014755">
                <text:p>-0.000929441303014755</text:p>
              </table:table-cell>
              <table:table-cell office:value-type="float" office:value="0.328001201152802">
                <text:p>0.3280012011528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0.00271641137078404">
                <text:p>0.00271641137078404</text:p>
              </table:table-cell>
              <table:table-cell office:value-type="float" office:value="0.267399281263351">
                <text:p>0.267399281263351</text:p>
              </table:table-cell>
              <table:table-cell office:value-type="float" office:value="0.000718503957614303">
                <text:p>0.000718503957614303</text:p>
              </table:table-cell>
              <table:table-cell office:value-type="float" office:value="0.0102628078311682">
                <text:p>0.0102628078311682</text:p>
              </table:table-cell>
              <table:table-cell office:value-type="float" office:value="-0.000859532505273819">
                <text:p>-0.000859532505273819</text:p>
              </table:table-cell>
              <table:table-cell office:value-type="float" office:value="0.327965259552002">
                <text:p>0.3279652595520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0.00250565097667277">
                <text:p>0.00250565097667277</text:p>
              </table:table-cell>
              <table:table-cell office:value-type="float" office:value="0.269424676895142">
                <text:p>0.269424676895142</text:p>
              </table:table-cell>
              <table:table-cell office:value-type="float" office:value="0.000667594431433827">
                <text:p>0.000667594431433827</text:p>
              </table:table-cell>
              <table:table-cell office:value-type="float" office:value="0.0105021772906184">
                <text:p>0.0105021772906184</text:p>
              </table:table-cell>
              <table:table-cell office:value-type="float" office:value="-0.000792291015386581">
                <text:p>-0.000792291015386581</text:p>
              </table:table-cell>
              <table:table-cell office:value-type="float" office:value="0.327930212020874">
                <text:p>0.3279302120208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0.00230306410230696">
                <text:p>0.00230306410230696</text:p>
              </table:table-cell>
              <table:table-cell office:value-type="float" office:value="0.271374106407165">
                <text:p>0.271374106407165</text:p>
              </table:table-cell>
              <table:table-cell office:value-type="float" office:value="0.000617824087385088">
                <text:p>0.000617824087385088</text:p>
              </table:table-cell>
              <table:table-cell office:value-type="float" office:value="0.0107370745390654">
                <text:p>0.0107370745390654</text:p>
              </table:table-cell>
              <table:table-cell office:value-type="float" office:value="-0.000727739185094833">
                <text:p>-0.000727739185094833</text:p>
              </table:table-cell>
              <table:table-cell office:value-type="float" office:value="0.327896147966385">
                <text:p>0.3278961479663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0.00210882863029838">
                <text:p>0.00210882863029838</text:p>
              </table:table-cell>
              <table:table-cell office:value-type="float" office:value="0.273245722055435">
                <text:p>0.273245722055435</text:p>
              </table:table-cell>
              <table:table-cell office:value-type="float" office:value="0.000569512078072876">
                <text:p>0.000569512078072876</text:p>
              </table:table-cell>
              <table:table-cell office:value-type="float" office:value="0.0109673850238323">
                <text:p>0.0109673850238323</text:p>
              </table:table-cell>
              <table:table-cell office:value-type="float" office:value="-0.000665917992591858">
                <text:p>-0.000665917992591858</text:p>
              </table:table-cell>
              <table:table-cell office:value-type="float" office:value="0.327863156795502">
                <text:p>0.3278631567955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0.00141854572575539">
                <text:p>0.00141854572575539</text:p>
              </table:table-cell>
              <table:table-cell office:value-type="float" office:value="0.279916375875473">
                <text:p>0.279916375875473</text:p>
              </table:table-cell>
              <table:table-cell office:value-type="float" office:value="0.000392129382817075">
                <text:p>0.000392129382817075</text:p>
              </table:table-cell>
              <table:table-cell office:value-type="float" office:value="0.0118392910808325">
                <text:p>0.0118392910808325</text:p>
              </table:table-cell>
              <table:table-cell office:value-type="float" office:value="-0.000446893274784088">
                <text:p>-0.000446893274784088</text:p>
              </table:table-cell>
              <table:table-cell office:value-type="float" office:value="0.327743113040924">
                <text:p>0.3277431130409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0.00126844260375947">
                <text:p>0.00126844260375947</text:p>
              </table:table-cell>
              <table:table-cell office:value-type="float" office:value="0.281370848417282">
                <text:p>0.281370848417282</text:p>
              </table:table-cell>
              <table:table-cell office:value-type="float" office:value="0.000352391449268907">
                <text:p>0.000352391449268907</text:p>
              </table:table-cell>
              <table:table-cell office:value-type="float" office:value="0.0120441969484091">
                <text:p>0.0120441969484091</text:p>
              </table:table-cell>
              <table:table-cell office:value-type="float" office:value="-0.000399388372898102">
                <text:p>-0.000399388372898102</text:p>
              </table:table-cell>
              <table:table-cell office:value-type="float" office:value="0.327716439962387">
                <text:p>0.3277164399623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0.0011276681907475">
                <text:p>0.0011276681907475</text:p>
              </table:table-cell>
              <table:table-cell office:value-type="float" office:value="0.282736271619797">
                <text:p>0.282736271619797</text:p>
              </table:table-cell>
              <table:table-cell office:value-type="float" office:value="0.000314740551402792">
                <text:p>0.000314740551402792</text:p>
              </table:table-cell>
              <table:table-cell office:value-type="float" office:value="0.0122436359524727">
                <text:p>0.0122436359524727</text:p>
              </table:table-cell>
              <table:table-cell office:value-type="float" office:value="-0.000354886054992676">
                <text:p>-0.000354886054992676</text:p>
              </table:table-cell>
              <table:table-cell office:value-type="float" office:value="0.327691256999969">
                <text:p>0.3276912569999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0.000996396876871586">
                <text:p>0.000996396876871586</text:p>
              </table:table-cell>
              <table:table-cell office:value-type="float" office:value="0.284010857343674">
                <text:p>0.284010857343674</text:p>
              </table:table-cell>
              <table:table-cell office:value-type="float" office:value="0.000279356230748817">
                <text:p>0.000279356230748817</text:p>
              </table:table-cell>
              <table:table-cell office:value-type="float" office:value="0.0124374506995082">
                <text:p>0.0124374506995082</text:p>
              </table:table-cell>
              <table:table-cell office:value-type="float" office:value="-0.000313419848680496">
                <text:p>-0.000313419848680496</text:p>
              </table:table-cell>
              <table:table-cell office:value-type="float" office:value="0.327667593955994">
                <text:p>0.3276675939559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0.000874757184647024">
                <text:p>0.000874757184647024</text:p>
              </table:table-cell>
              <table:table-cell office:value-type="float" office:value="0.28519269824028">
                <text:p>0.28519269824028</text:p>
              </table:table-cell>
              <table:table-cell office:value-type="float" office:value="0.000246249255724251">
                <text:p>0.000246249255724251</text:p>
              </table:table-cell>
              <table:table-cell office:value-type="float" office:value="0.0126254614442587">
                <text:p>0.0126254614442587</text:p>
              </table:table-cell>
              <table:table-cell office:value-type="float" office:value="-0.000275041908025742">
                <text:p>-0.000275041908025742</text:p>
              </table:table-cell>
              <table:table-cell office:value-type="float" office:value="0.327645540237427">
                <text:p>0.3276455402374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0.000661120750010014">
                <text:p>0.000661120750010014</text:p>
              </table:table-cell>
              <table:table-cell office:value-type="float" office:value="0.287270456552505">
                <text:p>0.287270456552505</text:p>
              </table:table-cell>
              <table:table-cell office:value-type="float" office:value="0.000187351994100027">
                <text:p>0.000187351994100027</text:p>
              </table:table-cell>
              <table:table-cell office:value-type="float" office:value="0.0129834460094571">
                <text:p>0.0129834460094571</text:p>
              </table:table-cell>
              <table:table-cell office:value-type="float" office:value="-0.000207718461751938">
                <text:p>-0.000207718461751938</text:p>
              </table:table-cell>
              <table:table-cell office:value-type="float" office:value="0.327606499195099">
                <text:p>0.3276064991950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0.000569464347790927">
                <text:p>0.000569464347790927</text:p>
              </table:table-cell>
              <table:table-cell office:value-type="float" office:value="0.288162887096405">
                <text:p>0.288162887096405</text:p>
              </table:table-cell>
              <table:table-cell office:value-type="float" office:value="0.000161887364811264">
                <text:p>0.000161887364811264</text:p>
              </table:table-cell>
              <table:table-cell office:value-type="float" office:value="0.0131531227380037">
                <text:p>0.0131531227380037</text:p>
              </table:table-cell>
              <table:table-cell office:value-type="float" office:value="-0.000178847461938858">
                <text:p>-0.000178847461938858</text:p>
              </table:table-cell>
              <table:table-cell office:value-type="float" office:value="0.327589631080627">
                <text:p>0.3275896310806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0.000417337752878666">
                <text:p>0.000417337752878666</text:p>
              </table:table-cell>
              <table:table-cell office:value-type="float" office:value="0.289645224809647">
                <text:p>0.289645224809647</text:p>
              </table:table-cell>
              <table:table-cell office:value-type="float" office:value="0.000119253796583507">
                <text:p>0.000119253796583507</text:p>
              </table:table-cell>
              <table:table-cell office:value-type="float" office:value="0.0134732825681567">
                <text:p>0.0134732825681567</text:p>
              </table:table-cell>
              <table:table-cell office:value-type="float" office:value="-0.000131011009216309">
                <text:p>-0.000131011009216309</text:p>
              </table:table-cell>
              <table:table-cell office:value-type="float" office:value="0.327561497688293">
                <text:p>0.3275614976882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0196528732776642">
                <text:p>0.0196528732776642</text:p>
              </table:table-cell>
              <table:table-cell office:value-type="float" office:value="0.113818235695362">
                <text:p>0.113818235695362</text:p>
              </table:table-cell>
              <table:table-cell office:value-type="float" office:value="0.00227761268615723">
                <text:p>0.00227761268615723</text:p>
              </table:table-cell>
              <table:table-cell office:value-type="float" office:value="0.00306610204279423">
                <text:p>0.00306610204279423</text:p>
              </table:table-cell>
              <table:table-cell office:value-type="float" office:value="-0.00646474957466126">
                <text:p>-0.00646474957466126</text:p>
              </table:table-cell>
              <table:table-cell office:value-type="float" office:value="0.329566478729248">
                <text:p>0.3295664787292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0.0200682058930397">
                <text:p>0.0200682058930397</text:p>
              </table:table-cell>
              <table:table-cell office:value-type="float" office:value="0.11027717590332">
                <text:p>0.11027717590332</text:p>
              </table:table-cell>
              <table:table-cell office:value-type="float" office:value="0.00225624814629555">
                <text:p>0.00225624814629555</text:p>
              </table:table-cell>
              <table:table-cell office:value-type="float" office:value="0.00275143980979919">
                <text:p>0.00275143980979919</text:p>
              </table:table-cell>
              <table:table-cell office:value-type="float" office:value="-0.00660483911633492">
                <text:p>-0.00660483911633492</text:p>
              </table:table-cell>
              <table:table-cell office:value-type="float" office:value="0.32957848906517">
                <text:p>0.329578489065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0.0200682058930397">
                <text:p>0.0200682058930397</text:p>
              </table:table-cell>
              <table:table-cell office:value-type="float" office:value="0.11027717590332">
                <text:p>0.11027717590332</text:p>
              </table:table-cell>
              <table:table-cell office:value-type="float" office:value="0.00225624814629555">
                <text:p>0.00225624814629555</text:p>
              </table:table-cell>
              <table:table-cell office:value-type="float" office:value="0.00275143980979919">
                <text:p>0.00275143980979919</text:p>
              </table:table-cell>
              <table:table-cell office:value-type="float" office:value="-0.00660483911633492">
                <text:p>-0.00660483911633492</text:p>
              </table:table-cell>
              <table:table-cell office:value-type="float" office:value="0.32957848906517">
                <text:p>0.329578489065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0.0204823799431324">
                <text:p>0.0204823799431324</text:p>
              </table:table-cell>
              <table:table-cell office:value-type="float" office:value="0.106756575405598">
                <text:p>0.106756575405598</text:p>
              </table:table-cell>
              <table:table-cell office:value-type="float" office:value="0.00223229895345867">
                <text:p>0.00223229895345867</text:p>
              </table:table-cell>
              <table:table-cell office:value-type="float" office:value="0.00243642553687096">
                <text:p>0.00243642553687096</text:p>
              </table:table-cell>
              <table:table-cell office:value-type="float" office:value="-0.00674456357955933">
                <text:p>-0.00674456357955933</text:p>
              </table:table-cell>
              <table:table-cell office:value-type="float" office:value="0.329589307308197">
                <text:p>0.3295893073081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0.0213062278926373">
                <text:p>0.0213062278926373</text:p>
              </table:table-cell>
              <table:table-cell office:value-type="float" office:value="0.0997848436236382">
                <text:p>0.0997848436236382</text:p>
              </table:table-cell>
              <table:table-cell office:value-type="float" office:value="0.00217677699401975">
                <text:p>0.00217677699401975</text:p>
              </table:table-cell>
              <table:table-cell office:value-type="float" office:value="0.00180612690746784">
                <text:p>0.00180612690746784</text:p>
              </table:table-cell>
              <table:table-cell office:value-type="float" office:value="-0.00702252984046936">
                <text:p>-0.00702252984046936</text:p>
              </table:table-cell>
              <table:table-cell office:value-type="float" office:value="0.329607456922531">
                <text:p>0.3296074569225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0.0217154081910849">
                <text:p>0.0217154081910849</text:p>
              </table:table-cell>
              <table:table-cell office:value-type="float" office:value="0.0963377431035042">
                <text:p>0.0963377431035042</text:p>
              </table:table-cell>
              <table:table-cell office:value-type="float" office:value="0.00214540702290833">
                <text:p>0.00214540702290833</text:p>
              </table:table-cell>
              <table:table-cell office:value-type="float" office:value="0.00149114802479744">
                <text:p>0.00149114802479744</text:p>
              </table:table-cell>
              <table:table-cell office:value-type="float" office:value="-0.00716059654951096">
                <text:p>-0.00716059654951096</text:p>
              </table:table-cell>
              <table:table-cell office:value-type="float" office:value="0.329614818096161">
                <text:p>0.32961481809616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0.0221223831176758">
                <text:p>0.0221223831176758</text:p>
              </table:table-cell>
              <table:table-cell office:value-type="float" office:value="0.0929192304611206">
                <text:p>0.0929192304611206</text:p>
              </table:table-cell>
              <table:table-cell office:value-type="float" office:value="0.00211155437864363">
                <text:p>0.00211155437864363</text:p>
              </table:table-cell>
              <table:table-cell office:value-type="float" office:value="0.00117654725909233">
                <text:p>0.00117654725909233</text:p>
              </table:table-cell>
              <table:table-cell office:value-type="float" office:value="-0.00729794427752495">
                <text:p>-0.00729794427752495</text:p>
              </table:table-cell>
              <table:table-cell office:value-type="float" office:value="0.329621076583862">
                <text:p>0.3296210765838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0.02252690307796">
                <text:p>0.02252690307796</text:p>
              </table:table-cell>
              <table:table-cell office:value-type="float" office:value="0.0895312875509262">
                <text:p>0.0895312875509262</text:p>
              </table:table-cell>
              <table:table-cell office:value-type="float" office:value="0.00207546795718372">
                <text:p>0.00207546795718372</text:p>
              </table:table-cell>
              <table:table-cell office:value-type="float" office:value="0.000862451270222664">
                <text:p>0.000862451270222664</text:p>
              </table:table-cell>
              <table:table-cell office:value-type="float" office:value="-0.00743443891406059">
                <text:p>-0.00743443891406059</text:p>
              </table:table-cell>
              <table:table-cell office:value-type="float" office:value="0.329626232385635">
                <text:p>0.3296262323856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0.0229287147521973">
                <text:p>0.0229287147521973</text:p>
              </table:table-cell>
              <table:table-cell office:value-type="float" office:value="0.0861759707331657">
                <text:p>0.0861759707331657</text:p>
              </table:table-cell>
              <table:table-cell office:value-type="float" office:value="0.00203721574507654">
                <text:p>0.00203721574507654</text:p>
              </table:table-cell>
              <table:table-cell office:value-type="float" office:value="0.00054909847676754">
                <text:p>0.00054909847676754</text:p>
              </table:table-cell>
              <table:table-cell office:value-type="float" office:value="-0.00757001712918281">
                <text:p>-0.00757001712918281</text:p>
              </table:table-cell>
              <table:table-cell office:value-type="float" office:value="0.329630315303802">
                <text:p>0.3296303153038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0.0233275610953569">
                <text:p>0.0233275610953569</text:p>
              </table:table-cell>
              <table:table-cell office:value-type="float" office:value="0.0828552842140198">
                <text:p>0.0828552842140198</text:p>
              </table:table-cell>
              <table:table-cell office:value-type="float" office:value="0.00199672766029835">
                <text:p>0.00199672766029835</text:p>
              </table:table-cell>
              <table:table-cell office:value-type="float" office:value="0.000236591324210167">
                <text:p>0.000236591324210167</text:p>
              </table:table-cell>
              <table:table-cell office:value-type="float" office:value="-0.00770459324121475">
                <text:p>-0.00770459324121475</text:p>
              </table:table-cell>
              <table:table-cell office:value-type="float" office:value="0.329633355140686">
                <text:p>0.329633355140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0.0237231180071831">
                <text:p>0.0237231180071831</text:p>
              </table:table-cell>
              <table:table-cell office:value-type="float" office:value="0.0795712694525719">
                <text:p>0.0795712694525719</text:p>
              </table:table-cell>
              <table:table-cell office:value-type="float" office:value="0.00195431732572615">
                <text:p>0.00195431732572615</text:p>
              </table:table-cell>
              <table:table-cell office:value-type="float" office:value="-0.0000748671591281891">
                <text:p>-0.0000748671591281891</text:p>
              </table:table-cell>
              <table:table-cell office:value-type="float" office:value="-0.00783802568912506">
                <text:p>-0.00783802568912506</text:p>
              </table:table-cell>
              <table:table-cell office:value-type="float" office:value="0.329635411500931">
                <text:p>0.3296354115009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0.0241151582449675">
                <text:p>0.0241151582449675</text:p>
              </table:table-cell>
              <table:table-cell office:value-type="float" office:value="0.0763259381055832">
                <text:p>0.0763259381055832</text:p>
              </table:table-cell>
              <table:table-cell office:value-type="float" office:value="0.00190991803538054">
                <text:p>0.00190991803538054</text:p>
              </table:table-cell>
              <table:table-cell office:value-type="float" office:value="-0.000385064631700516">
                <text:p>-0.000385064631700516</text:p>
              </table:table-cell>
              <table:table-cell office:value-type="float" office:value="-0.00797024369239807">
                <text:p>-0.00797024369239807</text:p>
              </table:table-cell>
              <table:table-cell office:value-type="float" office:value="0.329636484384537">
                <text:p>0.3296364843845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0.024503368884325">
                <text:p>0.024503368884325</text:p>
              </table:table-cell>
              <table:table-cell office:value-type="float" office:value="0.0731213316321373">
                <text:p>0.0731213316321373</text:p>
              </table:table-cell>
              <table:table-cell office:value-type="float" office:value="0.00186369440052658">
                <text:p>0.00186369440052658</text:p>
              </table:table-cell>
              <table:table-cell office:value-type="float" office:value="-0.000693859532475472">
                <text:p>-0.000693859532475472</text:p>
              </table:table-cell>
              <table:table-cell office:value-type="float" office:value="-0.00810116901993752">
                <text:p>-0.00810116901993752</text:p>
              </table:table-cell>
              <table:table-cell office:value-type="float" office:value="0.329636603593826">
                <text:p>0.3296366035938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">
                <text:p>150</text:p>
              </table:table-cell>
              <table:table-cell office:value-type="float" office:value="0.0248875077813864">
                <text:p>0.0248875077813864</text:p>
              </table:table-cell>
              <table:table-cell office:value-type="float" office:value="0.0699594467878342">
                <text:p>0.0699594467878342</text:p>
              </table:table-cell>
              <table:table-cell office:value-type="float" office:value="0.00181585247628391">
                <text:p>0.00181585247628391</text:p>
              </table:table-cell>
              <table:table-cell office:value-type="float" office:value="-0.00100113451480865">
                <text:p>-0.00100113451480865</text:p>
              </table:table-cell>
              <table:table-cell office:value-type="float" office:value="-0.00823064893484116">
                <text:p>-0.00823064893484116</text:p>
              </table:table-cell>
              <table:table-cell office:value-type="float" office:value="0.329635828733444">
                <text:p>0.3296358287334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0.025642329826951">
                <text:p>0.025642329826951</text:p>
              </table:table-cell>
              <table:table-cell office:value-type="float" office:value="0.0637719929218292">
                <text:p>0.0637719929218292</text:p>
              </table:table-cell>
              <table:table-cell office:value-type="float" office:value="0.00171536242123693">
                <text:p>0.00171536242123693</text:p>
              </table:table-cell>
              <table:table-cell office:value-type="float" office:value="-0.00161021016538143">
                <text:p>-0.00161021016538143</text:p>
              </table:table-cell>
              <table:table-cell office:value-type="float" office:value="-0.00848502293229103">
                <text:p>-0.00848502293229103</text:p>
              </table:table-cell>
              <table:table-cell office:value-type="float" office:value="0.329631745815277">
                <text:p>0.3296317458152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2">
                <text:p>152</text:p>
              </table:table-cell>
              <table:table-cell office:value-type="float" office:value="0.0260124709457159">
                <text:p>0.0260124709457159</text:p>
              </table:table-cell>
              <table:table-cell office:value-type="float" office:value="0.0607504472136498">
                <text:p>0.0607504472136498</text:p>
              </table:table-cell>
              <table:table-cell office:value-type="float" office:value="0.00166311464272439">
                <text:p>0.00166311464272439</text:p>
              </table:table-cell>
              <table:table-cell office:value-type="float" office:value="-0.00191172771155834">
                <text:p>-0.00191172771155834</text:p>
              </table:table-cell>
              <table:table-cell office:value-type="float" office:value="-0.00860969349741936">
                <text:p>-0.00860969349741936</text:p>
              </table:table-cell>
              <table:table-cell office:value-type="float" office:value="0.329628497362137">
                <text:p>0.3296284973621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3">
                <text:p>153</text:p>
              </table:table-cell>
              <table:table-cell office:value-type="float" office:value="0.0263773556798696">
                <text:p>0.0263773556798696</text:p>
              </table:table-cell>
              <table:table-cell office:value-type="float" office:value="0.0577797554433346">
                <text:p>0.0577797554433346</text:p>
              </table:table-cell>
              <table:table-cell office:value-type="float" office:value="0.00160957139451057">
                <text:p>0.00160957139451057</text:p>
              </table:table-cell>
              <table:table-cell office:value-type="float" office:value="-0.00221096910536289">
                <text:p>-0.00221096910536289</text:p>
              </table:table-cell>
              <table:table-cell office:value-type="float" office:value="-0.00873257219791413">
                <text:p>-0.00873257219791413</text:p>
              </table:table-cell>
              <table:table-cell office:value-type="float" office:value="0.329624503850937">
                <text:p>0.3296245038509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0.027090210467577">
                <text:p>0.027090210467577</text:p>
              </table:table-cell>
              <table:table-cell office:value-type="float" office:value="0.0519989021122456">
                <text:p>0.0519989021122456</text:p>
              </table:table-cell>
              <table:table-cell office:value-type="float" office:value="0.0014994905795902">
                <text:p>0.0014994905795902</text:p>
              </table:table-cell>
              <table:table-cell office:value-type="float" office:value="-0.00280197709798813">
                <text:p>-0.00280197709798813</text:p>
              </table:table-cell>
              <table:table-cell office:value-type="float" office:value="-0.00897244736552239">
                <text:p>-0.00897244736552239</text:p>
              </table:table-cell>
              <table:table-cell office:value-type="float" office:value="0.329614460468292">
                <text:p>0.3296144604682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">
                <text:p>155</text:p>
              </table:table-cell>
              <table:table-cell office:value-type="float" office:value="0.027437599375844">
                <text:p>0.027437599375844</text:p>
              </table:table-cell>
              <table:table-cell office:value-type="float" office:value="0.0491928085684776">
                <text:p>0.0491928085684776</text:p>
              </table:table-cell>
              <table:table-cell office:value-type="float" office:value="0.00144324358552694">
                <text:p>0.00144324358552694</text:p>
              </table:table-cell>
              <table:table-cell office:value-type="float" office:value="-0.00309341587126255">
                <text:p>-0.00309341587126255</text:p>
              </table:table-cell>
              <table:table-cell office:value-type="float" office:value="-0.00908926874399185">
                <text:p>-0.00908926874399185</text:p>
              </table:table-cell>
              <table:table-cell office:value-type="float" office:value="0.329608529806137">
                <text:p>0.3296085298061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6">
                <text:p>156</text:p>
              </table:table-cell>
              <table:table-cell office:value-type="float" office:value="0.027778560295701">
                <text:p>0.027778560295701</text:p>
              </table:table-cell>
              <table:table-cell office:value-type="float" office:value="0.0464456304907799">
                <text:p>0.0464456304907799</text:p>
              </table:table-cell>
              <table:table-cell office:value-type="float" office:value="0.00138635374605656">
                <text:p>0.00138635374605656</text:p>
              </table:table-cell>
              <table:table-cell office:value-type="float" office:value="-0.00338189117610455">
                <text:p>-0.00338189117610455</text:p>
              </table:table-cell>
              <table:table-cell office:value-type="float" office:value="-0.00920388102531433">
                <text:p>-0.00920388102531433</text:p>
              </table:table-cell>
              <table:table-cell office:value-type="float" office:value="0.329602032899857">
                <text:p>0.3296020328998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7">
                <text:p>157</text:p>
              </table:table-cell>
              <table:table-cell office:value-type="float" office:value="0.0281128007918596">
                <text:p>0.0281128007918596</text:p>
              </table:table-cell>
              <table:table-cell office:value-type="float" office:value="0.0437593832612038">
                <text:p>0.0437593832612038</text:p>
              </table:table-cell>
              <table:table-cell office:value-type="float" office:value="0.00132889964152128">
                <text:p>0.00132889964152128</text:p>
              </table:table-cell>
              <table:table-cell office:value-type="float" office:value="-0.00366728380322456">
                <text:p>-0.00366728380322456</text:p>
              </table:table-cell>
              <table:table-cell office:value-type="float" office:value="-0.00931618548929691">
                <text:p>-0.00931618548929691</text:p>
              </table:table-cell>
              <table:table-cell office:value-type="float" office:value="0.329595029354095">
                <text:p>0.3295950293540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0.0284399930387735">
                <text:p>0.0284399930387735</text:p>
              </table:table-cell>
              <table:table-cell office:value-type="float" office:value="0.0411361083388329">
                <text:p>0.0411361083388329</text:p>
              </table:table-cell>
              <table:table-cell office:value-type="float" office:value="0.00127112772315741">
                <text:p>0.00127112772315741</text:p>
              </table:table-cell>
              <table:table-cell office:value-type="float" office:value="-0.00394939258694649">
                <text:p>-0.00394939258694649</text:p>
              </table:table-cell>
              <table:table-cell office:value-type="float" office:value="-0.00942607969045639">
                <text:p>-0.00942607969045639</text:p>
              </table:table-cell>
              <table:table-cell office:value-type="float" office:value="0.329587548971176">
                <text:p>0.3295875489711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">
                <text:p>159</text:p>
              </table:table-cell>
              <table:table-cell office:value-type="float" office:value="0.0287598259747028">
                <text:p>0.0287598259747028</text:p>
              </table:table-cell>
              <table:table-cell office:value-type="float" office:value="0.038577813655138">
                <text:p>0.038577813655138</text:p>
              </table:table-cell>
              <table:table-cell office:value-type="float" office:value="0.00121329771354795">
                <text:p>0.00121329771354795</text:p>
              </table:table-cell>
              <table:table-cell office:value-type="float" office:value="-0.00422801449894905">
                <text:p>-0.00422801449894905</text:p>
              </table:table-cell>
              <table:table-cell office:value-type="float" office:value="-0.00953342579305172">
                <text:p>-0.00953342579305172</text:p>
              </table:table-cell>
              <table:table-cell office:value-type="float" office:value="0.329579651355743">
                <text:p>0.3295796513557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">
                <text:p>160</text:p>
              </table:table-cell>
              <table:table-cell office:value-type="float" office:value="0.0290720332413912">
                <text:p>0.0290720332413912</text:p>
              </table:table-cell>
              <table:table-cell office:value-type="float" office:value="0.0360865108668804">
                <text:p>0.0360865108668804</text:p>
              </table:table-cell>
              <table:table-cell office:value-type="float" office:value="0.00115538295358419">
                <text:p>0.00115538295358419</text:p>
              </table:table-cell>
              <table:table-cell office:value-type="float" office:value="-0.00450304709374905">
                <text:p>-0.00450304709374905</text:p>
              </table:table-cell>
              <table:table-cell office:value-type="float" office:value="-0.00963818468153477">
                <text:p>-0.00963818468153477</text:p>
              </table:table-cell>
              <table:table-cell office:value-type="float" office:value="0.329571425914764">
                <text:p>0.32957142591476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0.0293762665241957">
                <text:p>0.0293762665241957</text:p>
              </table:table-cell>
              <table:table-cell office:value-type="float" office:value="0.0336642228066921">
                <text:p>0.0336642228066921</text:p>
              </table:table-cell>
              <table:table-cell office:value-type="float" office:value="0.00109761592466384">
                <text:p>0.00109761592466384</text:p>
              </table:table-cell>
              <table:table-cell office:value-type="float" office:value="-0.00477425009012222">
                <text:p>-0.00477425009012222</text:p>
              </table:table-cell>
              <table:table-cell office:value-type="float" office:value="-0.009740199893713">
                <text:p>-0.009740199893713</text:p>
              </table:table-cell>
              <table:table-cell office:value-type="float" office:value="0.329562902450561">
                <text:p>0.3295629024505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0.0296722501516342">
                <text:p>0.0296722501516342</text:p>
              </table:table-cell>
              <table:table-cell office:value-type="float" office:value="0.0313129611313343">
                <text:p>0.0313129611313343</text:p>
              </table:table-cell>
              <table:table-cell office:value-type="float" office:value="0.00104023946914822">
                <text:p>0.00104023946914822</text:p>
              </table:table-cell>
              <table:table-cell office:value-type="float" office:value="-0.00504151545464993">
                <text:p>-0.00504151545464993</text:p>
              </table:table-cell>
              <table:table-cell office:value-type="float" office:value="-0.00983941555023194">
                <text:p>-0.00983941555023194</text:p>
              </table:table-cell>
              <table:table-cell office:value-type="float" office:value="0.329554110765457">
                <text:p>0.3295541107654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3">
                <text:p>163</text:p>
              </table:table-cell>
              <table:table-cell office:value-type="float" office:value="0.0299596432596445">
                <text:p>0.0299596432596445</text:p>
              </table:table-cell>
              <table:table-cell office:value-type="float" office:value="0.0290347617119551">
                <text:p>0.0290347617119551</text:p>
              </table:table-cell>
              <table:table-cell office:value-type="float" office:value="0.000983400968834758">
                <text:p>0.000983400968834758</text:p>
              </table:table-cell>
              <table:table-cell office:value-type="float" office:value="-0.00530461594462395">
                <text:p>-0.00530461594462395</text:p>
              </table:table-cell>
              <table:table-cell office:value-type="float" office:value="-0.00993568263947964">
                <text:p>-0.00993568263947964</text:p>
              </table:table-cell>
              <table:table-cell office:value-type="float" office:value="0.329545140266418">
                <text:p>0.3295451402664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">
                <text:p>164</text:p>
              </table:table-cell>
              <table:table-cell office:value-type="float" office:value="0.0302381496876478">
                <text:p>0.0302381496876478</text:p>
              </table:table-cell>
              <table:table-cell office:value-type="float" office:value="0.0268316399306059">
                <text:p>0.0268316399306059</text:p>
              </table:table-cell>
              <table:table-cell office:value-type="float" office:value="0.000927117187529802">
                <text:p>0.000927117187529802</text:p>
              </table:table-cell>
              <table:table-cell office:value-type="float" office:value="-0.00556345842778683">
                <text:p>-0.00556345842778683</text:p>
              </table:table-cell>
              <table:table-cell office:value-type="float" office:value="-0.0100289322435856">
                <text:p>-0.0100289322435856</text:p>
              </table:table-cell>
              <table:table-cell office:value-type="float" office:value="0.329536020755768">
                <text:p>0.3295360207557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0.0305074770003557">
                <text:p>0.0305074770003557</text:p>
              </table:table-cell>
              <table:table-cell office:value-type="float" office:value="0.0247056279331446">
                <text:p>0.0247056279331446</text:p>
              </table:table-cell>
              <table:table-cell office:value-type="float" office:value="0.000871712109073996">
                <text:p>0.000871712109073996</text:p>
              </table:table-cell>
              <table:table-cell office:value-type="float" office:value="-0.00581781379878521">
                <text:p>-0.00581781379878521</text:p>
              </table:table-cell>
              <table:table-cell office:value-type="float" office:value="-0.010119054466486">
                <text:p>-0.010119054466486</text:p>
              </table:table-cell>
              <table:table-cell office:value-type="float" office:value="0.32952681183815">
                <text:p>0.329526811838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">
                <text:p>166</text:p>
              </table:table-cell>
              <table:table-cell office:value-type="float" office:value="0.0307672694325447">
                <text:p>0.0307672694325447</text:p>
              </table:table-cell>
              <table:table-cell office:value-type="float" office:value="0.0226587373763323">
                <text:p>0.0226587373763323</text:p>
              </table:table-cell>
              <table:table-cell office:value-type="float" office:value="0.000817319320049137">
                <text:p>0.000817319320049137</text:p>
              </table:table-cell>
              <table:table-cell office:value-type="float" office:value="-0.00606752745807171">
                <text:p>-0.00606752745807171</text:p>
              </table:table-cell>
              <table:table-cell office:value-type="float" office:value="-0.0102059431374073">
                <text:p>-0.0102059431374073</text:p>
              </table:table-cell>
              <table:table-cell office:value-type="float" office:value="0.32951757311821">
                <text:p>0.329517573118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7">
                <text:p>167</text:p>
              </table:table-cell>
              <table:table-cell office:value-type="float" office:value="0.0312570631504059">
                <text:p>0.0312570631504059</text:p>
              </table:table-cell>
              <table:table-cell office:value-type="float" office:value="0.0188104081898928">
                <text:p>0.0188104081898928</text:p>
              </table:table-cell>
              <table:table-cell office:value-type="float" office:value="0.000712279113940895">
                <text:p>0.000712279113940895</text:p>
              </table:table-cell>
              <table:table-cell office:value-type="float" office:value="-0.00655236095190048">
                <text:p>-0.00655236095190048</text:p>
              </table:table-cell>
              <table:table-cell office:value-type="float" office:value="-0.010369623079896">
                <text:p>-0.010369623079896</text:p>
              </table:table-cell>
              <table:table-cell office:value-type="float" office:value="0.329499214887619">
                <text:p>0.3294992148876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">
                <text:p>168</text:p>
              </table:table-cell>
              <table:table-cell office:value-type="float" office:value="0.0314864404499531">
                <text:p>0.0314864404499531</text:p>
              </table:table-cell>
              <table:table-cell office:value-type="float" office:value="0.0170129891484976">
                <text:p>0.0170129891484976</text:p>
              </table:table-cell>
              <table:table-cell office:value-type="float" office:value="0.000661955156829208">
                <text:p>0.000661955156829208</text:p>
              </table:table-cell>
              <table:table-cell office:value-type="float" office:value="-0.00678711943328381">
                <text:p>-0.00678711943328381</text:p>
              </table:table-cell>
              <table:table-cell office:value-type="float" office:value="-0.0104462150484324">
                <text:p>-0.0104462150484324</text:p>
              </table:table-cell>
              <table:table-cell office:value-type="float" office:value="0.329490214586258">
                <text:p>0.3294902145862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">
                <text:p>169</text:p>
              </table:table-cell>
              <table:table-cell office:value-type="float" office:value="0.031912587583065">
                <text:p>0.031912587583065</text:p>
              </table:table-cell>
              <table:table-cell office:value-type="float" office:value="0.0136817740276456">
                <text:p>0.0136817740276456</text:p>
              </table:table-cell>
              <table:table-cell office:value-type="float" office:value="0.000566522066947073">
                <text:p>0.000566522066947073</text:p>
              </table:table-cell>
              <table:table-cell office:value-type="float" office:value="-0.00724058784544468">
                <text:p>-0.00724058784544468</text:p>
              </table:table-cell>
              <table:table-cell office:value-type="float" office:value="-0.0105883963406086">
                <text:p>-0.0105883963406086</text:p>
              </table:table-cell>
              <table:table-cell office:value-type="float" office:value="0.329472780227661">
                <text:p>0.32947278022766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0">
                <text:p>170</text:p>
              </table:table-cell>
              <table:table-cell office:value-type="float" office:value="0.0321087464690208">
                <text:p>0.0321087464690208</text:p>
              </table:table-cell>
              <table:table-cell office:value-type="float" office:value="0.0121519956737757">
                <text:p>0.0121519956737757</text:p>
              </table:table-cell>
              <table:table-cell office:value-type="float" office:value="0.00052182882791385">
                <text:p>0.00052182882791385</text:p>
              </table:table-cell>
              <table:table-cell office:value-type="float" office:value="-0.00745888985693455">
                <text:p>-0.00745888985693455</text:p>
              </table:table-cell>
              <table:table-cell office:value-type="float" office:value="-0.0106538124382496">
                <text:p>-0.0106538124382496</text:p>
              </table:table-cell>
              <table:table-cell office:value-type="float" office:value="0.329464465379715">
                <text:p>0.3294644653797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0.0322931930422783">
                <text:p>0.0322931930422783</text:p>
              </table:table-cell>
              <table:table-cell office:value-type="float" office:value="0.0107155004516244">
                <text:p>0.0107155004516244</text:p>
              </table:table-cell>
              <table:table-cell office:value-type="float" office:value="0.000479303824249655">
                <text:p>0.000479303824249655</text:p>
              </table:table-cell>
              <table:table-cell office:value-type="float" office:value="-0.0076714288443327">
                <text:p>-0.0076714288443327</text:p>
              </table:table-cell>
              <table:table-cell office:value-type="float" office:value="-0.0107152499258518">
                <text:p>-0.0107152499258518</text:p>
              </table:table-cell>
              <table:table-cell office:value-type="float" office:value="0.329456448554993">
                <text:p>0.3294564485549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2">
                <text:p>172</text:p>
              </table:table-cell>
              <table:table-cell office:value-type="float" office:value="0.0326257720589638">
                <text:p>0.0326257720589638</text:p>
              </table:table-cell>
              <table:table-cell office:value-type="float" office:value="0.00813033990561962">
                <text:p>0.00813033990561962</text:p>
              </table:table-cell>
              <table:table-cell office:value-type="float" office:value="0.000401395605877042">
                <text:p>0.000401395605877042</text:p>
              </table:table-cell>
              <table:table-cell office:value-type="float" office:value="-0.0080783199518919">
                <text:p>-0.0080783199518919</text:p>
              </table:table-cell>
              <table:table-cell office:value-type="float" office:value="-0.0108260065317154">
                <text:p>-0.0108260065317154</text:p>
              </table:table-cell>
              <table:table-cell office:value-type="float" office:value="0.329441606998444">
                <text:p>0.3294416069984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0.0327733084559441">
                <text:p>0.0327733084559441</text:p>
              </table:table-cell>
              <table:table-cell office:value-type="float" office:value="0.00698574772104621">
                <text:p>0.00698574772104621</text:p>
              </table:table-cell>
              <table:table-cell office:value-type="float" office:value="0.00036634795833379">
                <text:p>0.00036634795833379</text:p>
              </table:table-cell>
              <table:table-cell office:value-type="float" office:value="-0.00827239640057087">
                <text:p>-0.00827239640057087</text:p>
              </table:table-cell>
              <table:table-cell office:value-type="float" office:value="-0.0108750872313976">
                <text:p>-0.0108750872313976</text:p>
              </table:table-cell>
              <table:table-cell office:value-type="float" office:value="0.329434871673584">
                <text:p>0.3294348716735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4">
                <text:p>174</text:p>
              </table:table-cell>
              <table:table-cell office:value-type="float" office:value="0.0329079106450081">
                <text:p>0.0329079106450081</text:p>
              </table:table-cell>
              <table:table-cell office:value-type="float" office:value="0.00594248529523611">
                <text:p>0.00594248529523611</text:p>
              </table:table-cell>
              <table:table-cell office:value-type="float" office:value="0.00033415702637285">
                <text:p>0.00033415702637285</text:p>
              </table:table-cell>
              <table:table-cell office:value-type="float" office:value="-0.00845994427800179">
                <text:p>-0.00845994427800179</text:p>
              </table:table-cell>
              <table:table-cell office:value-type="float" office:value="-0.0109198410063982">
                <text:p>-0.0109198410063982</text:p>
              </table:table-cell>
              <table:table-cell office:value-type="float" office:value="0.329428642988205">
                <text:p>0.3294286429882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5">
                <text:p>175</text:p>
              </table:table-cell>
              <table:table-cell office:value-type="float" office:value="0.033029280602932">
                <text:p>0.033029280602932</text:p>
              </table:table-cell>
              <table:table-cell office:value-type="float" office:value="0.005002586171031">
                <text:p>0.005002586171031</text:p>
              </table:table-cell>
              <table:table-cell office:value-type="float" office:value="0.000304871791740879">
                <text:p>0.000304871791740879</text:p>
              </table:table-cell>
              <table:table-cell office:value-type="float" office:value="-0.00864084623754025">
                <text:p>-0.00864084623754025</text:p>
              </table:table-cell>
              <table:table-cell office:value-type="float" office:value="-0.0109601635485888">
                <text:p>-0.0109601635485888</text:p>
              </table:table-cell>
              <table:table-cell office:value-type="float" office:value="0.329422950744629">
                <text:p>0.3294229507446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6">
                <text:p>176</text:p>
              </table:table-cell>
              <table:table-cell office:value-type="float" office:value="0.0331371389329433">
                <text:p>0.0331371389329433</text:p>
              </table:table-cell>
              <table:table-cell office:value-type="float" office:value="0.00416806852445006">
                <text:p>0.00416806852445006</text:p>
              </table:table-cell>
              <table:table-cell office:value-type="float" office:value="0.00027868858887814">
                <text:p>0.00027868858887814</text:p>
              </table:table-cell>
              <table:table-cell office:value-type="float" office:value="-0.00881492905318737">
                <text:p>-0.00881492905318737</text:p>
              </table:table-cell>
              <table:table-cell office:value-type="float" office:value="-0.0109960120171309">
                <text:p>-0.0109960120171309</text:p>
              </table:table-cell>
              <table:table-cell office:value-type="float" office:value="0.329417854547501">
                <text:p>0.3294178545475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7">
                <text:p>177</text:p>
              </table:table-cell>
              <table:table-cell office:value-type="float" office:value="0.0333111397922039">
                <text:p>0.0333111397922039</text:p>
              </table:table-cell>
              <table:table-cell office:value-type="float" office:value="0.00282326596789062">
                <text:p>0.00282326596789062</text:p>
              </table:table-cell>
              <table:table-cell office:value-type="float" office:value="0.000236108899116516">
                <text:p>0.000236108899116516</text:p>
              </table:table-cell>
              <table:table-cell office:value-type="float" office:value="-0.00914192013442517">
                <text:p>-0.00914192013442517</text:p>
              </table:table-cell>
              <table:table-cell office:value-type="float" office:value="-0.0110537521541119">
                <text:p>-0.0110537521541119</text:p>
              </table:table-cell>
              <table:table-cell office:value-type="float" office:value="0.329409569501877">
                <text:p>0.3294095695018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8">
                <text:p>178</text:p>
              </table:table-cell>
              <table:table-cell office:value-type="float" office:value="0.0333766937255859">
                <text:p>0.0333766937255859</text:p>
              </table:table-cell>
              <table:table-cell office:value-type="float" office:value="0.00231702579185367">
                <text:p>0.00231702579185367</text:p>
              </table:table-cell>
              <table:table-cell office:value-type="float" office:value="0.000219944500713609">
                <text:p>0.000219944500713609</text:p>
              </table:table-cell>
              <table:table-cell office:value-type="float" office:value="-0.00929448008537293">
                <text:p>-0.00929448008537293</text:p>
              </table:table-cell>
              <table:table-cell office:value-type="float" office:value="-0.0110754407942295">
                <text:p>-0.0110754407942295</text:p>
              </table:table-cell>
              <table:table-cell office:value-type="float" office:value="0.329406440258026">
                <text:p>0.3294064402580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9">
                <text:p>179</text:p>
              </table:table-cell>
              <table:table-cell office:value-type="float" office:value="0.0334291718900204">
                <text:p>0.0334291718900204</text:p>
              </table:table-cell>
              <table:table-cell office:value-type="float" office:value="0.00191203621216118">
                <text:p>0.00191203621216118</text:p>
              </table:table-cell>
              <table:table-cell office:value-type="float" office:value="0.000206939323106781">
                <text:p>0.000206939323106781</text:p>
              </table:table-cell>
              <table:table-cell office:value-type="float" office:value="-0.00942849554121495">
                <text:p>-0.00942849554121495</text:p>
              </table:table-cell>
              <table:table-cell office:value-type="float" office:value="-0.0110928080976009">
                <text:p>-0.0110928080976009</text:p>
              </table:table-cell>
              <table:table-cell office:value-type="float" office:value="0.329403936862946">
                <text:p>0.3294039368629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  <table:table-cell office:value-type="float" office:value="0.0335047468543053">
                <text:p>0.0335047468543053</text:p>
              </table:table-cell>
              <table:table-cell office:value-type="float" office:value="0.00132885598577559">
                <text:p>0.00132885598577559</text:p>
              </table:table-cell>
              <table:table-cell office:value-type="float" office:value="0.00018819903198164">
                <text:p>0.00018819903198164</text:p>
              </table:table-cell>
              <table:table-cell office:value-type="float" office:value="-0.00962146744132042">
                <text:p>-0.00962146744132042</text:p>
              </table:table-cell>
              <table:table-cell office:value-type="float" office:value="-0.0111178271472454">
                <text:p>-0.0111178271472454</text:p>
              </table:table-cell>
              <table:table-cell office:value-type="float" office:value="0.329400330781937">
                <text:p>0.3294003307819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0.033531628549099">
                <text:p>0.033531628549099</text:p>
              </table:table-cell>
              <table:table-cell office:value-type="float" office:value="0.00112150434870273">
                <text:p>0.00112150434870273</text:p>
              </table:table-cell>
              <table:table-cell office:value-type="float" office:value="0.000181448776856996">
                <text:p>0.000181448776856996</text:p>
              </table:table-cell>
              <table:table-cell office:value-type="float" office:value="-0.0096900686621666">
                <text:p>-0.0096900686621666</text:p>
              </table:table-cell>
              <table:table-cell office:value-type="float" office:value="-0.0111267082393169">
                <text:p>-0.0111267082393169</text:p>
              </table:table-cell>
              <table:table-cell office:value-type="float" office:value="0.329399049282074">
                <text:p>0.3293990492820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2">
                <text:p>182</text:p>
              </table:table-cell>
              <table:table-cell office:value-type="float" office:value="0.0335531421005726">
                <text:p>0.0335531421005726</text:p>
              </table:table-cell>
              <table:table-cell office:value-type="float" office:value="0.000955623516347259">
                <text:p>0.000955623516347259</text:p>
              </table:table-cell>
              <table:table-cell office:value-type="float" office:value="0.000176114117493853">
                <text:p>0.000176114117493853</text:p>
              </table:table-cell>
              <table:table-cell office:value-type="float" office:value="-0.00974497385323048">
                <text:p>-0.00974497385323048</text:p>
              </table:table-cell>
              <table:table-cell office:value-type="float" office:value="-0.0111338421702385">
                <text:p>-0.0111338421702385</text:p>
              </table:table-cell>
              <table:table-cell office:value-type="float" office:value="0.329398036003113">
                <text:p>0.3293980360031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0.0335703529417515">
                <text:p>0.0335703529417515</text:p>
              </table:table-cell>
              <table:table-cell office:value-type="float" office:value="0.000822919246274978">
                <text:p>0.000822919246274978</text:p>
              </table:table-cell>
              <table:table-cell office:value-type="float" office:value="0.000171830950421281">
                <text:p>0.000171830950421281</text:p>
              </table:table-cell>
              <table:table-cell office:value-type="float" office:value="-0.0097888670861721">
                <text:p>-0.0097888670861721</text:p>
              </table:table-cell>
              <table:table-cell office:value-type="float" office:value="-0.0111395344138145">
                <text:p>-0.0111395344138145</text:p>
              </table:table-cell>
              <table:table-cell office:value-type="float" office:value="0.329397201538086">
                <text:p>0.3293972015380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">
                <text:p>184</text:p>
              </table:table-cell>
              <table:table-cell office:value-type="float" office:value="0.0335841327905655">
                <text:p>0.0335841327905655</text:p>
              </table:table-cell>
              <table:table-cell office:value-type="float" office:value="0.000716755865141749">
                <text:p>0.000716755865141749</text:p>
              </table:table-cell>
              <table:table-cell office:value-type="float" office:value="0.000168378508533351">
                <text:p>0.000168378508533351</text:p>
              </table:table-cell>
              <table:table-cell office:value-type="float" office:value="-0.0098240114748478">
                <text:p>-0.0098240114748478</text:p>
              </table:table-cell>
              <table:table-cell office:value-type="float" office:value="-0.0111440997570753">
                <text:p>-0.0111440997570753</text:p>
              </table:table-cell>
              <table:table-cell office:value-type="float" office:value="0.329396545886993">
                <text:p>0.3293965458869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5">
                <text:p>185</text:p>
              </table:table-cell>
              <table:table-cell office:value-type="float" office:value="0.0336039699614048">
                <text:p>0.0336039699614048</text:p>
              </table:table-cell>
              <table:table-cell office:value-type="float" office:value="0.000563881068956107">
                <text:p>0.000563881068956107</text:p>
              </table:table-cell>
              <table:table-cell office:value-type="float" office:value="0.000163413613336161">
                <text:p>0.000163413613336161</text:p>
              </table:table-cell>
              <table:table-cell office:value-type="float" office:value="-0.00987461023032665">
                <text:p>-0.00987461023032665</text:p>
              </table:table-cell>
              <table:table-cell office:value-type="float" office:value="-0.0111506525427103">
                <text:p>-0.0111506525427103</text:p>
              </table:table-cell>
              <table:table-cell office:value-type="float" office:value="0.329395592212677">
                <text:p>0.3293955922126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">
                <text:p>186</text:p>
              </table:table-cell>
              <table:table-cell office:value-type="float" office:value="0.0336110219359398">
                <text:p>0.0336110219359398</text:p>
              </table:table-cell>
              <table:table-cell office:value-type="float" office:value="0.000509525765664876">
                <text:p>0.000509525765664876</text:p>
              </table:table-cell>
              <table:table-cell office:value-type="float" office:value="0.000161591029609554">
                <text:p>0.000161591029609554</text:p>
              </table:table-cell>
              <table:table-cell office:value-type="float" office:value="-0.00989256426692009">
                <text:p>-0.00989256426692009</text:p>
              </table:table-cell>
              <table:table-cell office:value-type="float" office:value="-0.0111529920250177">
                <text:p>-0.0111529920250177</text:p>
              </table:table-cell>
              <table:table-cell office:value-type="float" office:value="0.329395264387131">
                <text:p>0.3293952643871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">
                <text:p>187</text:p>
              </table:table-cell>
              <table:table-cell office:value-type="float" office:value="0.0336166694760323">
                <text:p>0.0336166694760323</text:p>
              </table:table-cell>
              <table:table-cell office:value-type="float" office:value="0.000466041499748826">
                <text:p>0.000466041499748826</text:p>
              </table:table-cell>
              <table:table-cell office:value-type="float" office:value="0.000160222902195528">
                <text:p>0.000160222902195528</text:p>
              </table:table-cell>
              <table:table-cell office:value-type="float" office:value="-0.0099069606512785">
                <text:p>-0.0099069606512785</text:p>
              </table:table-cell>
              <table:table-cell office:value-type="float" office:value="-0.0111548434942961">
                <text:p>-0.0111548434942961</text:p>
              </table:table-cell>
              <table:table-cell office:value-type="float" office:value="0.329394996166229">
                <text:p>0.3293949961662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8">
                <text:p>188</text:p>
              </table:table-cell>
              <table:table-cell office:value-type="float" office:value="0.0336211882531643">
                <text:p>0.0336211882531643</text:p>
              </table:table-cell>
              <table:table-cell office:value-type="float" office:value="0.000431254040449858">
                <text:p>0.000431254040449858</text:p>
              </table:table-cell>
              <table:table-cell office:value-type="float" office:value="0.000159132308908738">
                <text:p>0.000159132308908738</text:p>
              </table:table-cell>
              <table:table-cell office:value-type="float" office:value="-0.00991848111152649">
                <text:p>-0.00991848111152649</text:p>
              </table:table-cell>
              <table:table-cell office:value-type="float" office:value="-0.0111563485115767">
                <text:p>-0.0111563485115767</text:p>
              </table:table-cell>
              <table:table-cell office:value-type="float" office:value="0.329394787549973">
                <text:p>0.3293947875499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">
                <text:p>189</text:p>
              </table:table-cell>
              <table:table-cell office:value-type="float" office:value="0.0336247868835926">
                <text:p>0.0336247868835926</text:p>
              </table:table-cell>
              <table:table-cell office:value-type="float" office:value="0.000403424084652215">
                <text:p>0.000403424084652215</text:p>
              </table:table-cell>
              <table:table-cell office:value-type="float" office:value="0.000158192604430951">
                <text:p>0.000158192604430951</text:p>
              </table:table-cell>
              <table:table-cell office:value-type="float" office:value="-0.00992769747972488">
                <text:p>-0.00992769747972488</text:p>
              </table:table-cell>
              <table:table-cell office:value-type="float" office:value="-0.0111575368791819">
                <text:p>-0.0111575368791819</text:p>
              </table:table-cell>
              <table:table-cell office:value-type="float" office:value="0.329394608736038">
                <text:p>0.32939460873603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0">
                <text:p>190</text:p>
              </table:table-cell>
              <table:table-cell office:value-type="float" office:value="0.0336276777088642">
                <text:p>0.0336276777088642</text:p>
              </table:table-cell>
              <table:table-cell office:value-type="float" office:value="0.000381160149117932">
                <text:p>0.000381160149117932</text:p>
              </table:table-cell>
              <table:table-cell office:value-type="float" office:value="0.00015749224985484">
                <text:p>0.00015749224985484</text:p>
              </table:table-cell>
              <table:table-cell office:value-type="float" office:value="-0.0099350493401289">
                <text:p>-0.0099350493401289</text:p>
              </table:table-cell>
              <table:table-cell office:value-type="float" office:value="-0.0111584942787886">
                <text:p>-0.0111584942787886</text:p>
              </table:table-cell>
              <table:table-cell office:value-type="float" office:value="0.329394459724426">
                <text:p>0.3293944597244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0.0336299873888493">
                <text:p>0.0336299873888493</text:p>
              </table:table-cell>
              <table:table-cell office:value-type="float" office:value="0.000363349012332037">
                <text:p>0.000363349012332037</text:p>
              </table:table-cell>
              <table:table-cell office:value-type="float" office:value="0.000156916692503728">
                <text:p>0.000156916692503728</text:p>
              </table:table-cell>
              <table:table-cell office:value-type="float" office:value="-0.00994095951318741">
                <text:p>-0.00994095951318741</text:p>
              </table:table-cell>
              <table:table-cell office:value-type="float" office:value="-0.0111592691391706">
                <text:p>-0.0111592691391706</text:p>
              </table:table-cell>
              <table:table-cell office:value-type="float" office:value="0.329394340515137">
                <text:p>0.3293943405151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2">
                <text:p>192</text:p>
              </table:table-cell>
              <table:table-cell office:value-type="float" office:value="0.0336333103477955">
                <text:p>0.0336333103477955</text:p>
              </table:table-cell>
              <table:table-cell office:value-type="float" office:value="0.000337701058015227">
                <text:p>0.000337701058015227</text:p>
              </table:table-cell>
              <table:table-cell office:value-type="float" office:value="0.000156070120283403">
                <text:p>0.000156070120283403</text:p>
              </table:table-cell>
              <table:table-cell office:value-type="float" office:value="-0.00994942709803581">
                <text:p>-0.00994942709803581</text:p>
              </table:table-cell>
              <table:table-cell office:value-type="float" office:value="-0.0111603531986475">
                <text:p>-0.0111603531986475</text:p>
              </table:table-cell>
              <table:table-cell office:value-type="float" office:value="0.329394191503525">
                <text:p>0.3293941915035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3">
                <text:p>193</text:p>
              </table:table-cell>
              <table:table-cell office:value-type="float" office:value="0.0336354449391365">
                <text:p>0.0336354449391365</text:p>
              </table:table-cell>
              <table:table-cell office:value-type="float" office:value="0.000321286352118477">
                <text:p>0.000321286352118477</text:p>
              </table:table-cell>
              <table:table-cell office:value-type="float" office:value="0.000155497356900014">
                <text:p>0.000155497356900014</text:p>
              </table:table-cell>
              <table:table-cell office:value-type="float" office:value="-0.00995488278567791">
                <text:p>-0.00995488278567791</text:p>
              </table:table-cell>
              <table:table-cell office:value-type="float" office:value="-0.0111610852181912">
                <text:p>-0.0111610852181912</text:p>
              </table:table-cell>
              <table:table-cell office:value-type="float" office:value="0.329394102096558">
                <text:p>0.3293941020965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4">
                <text:p>194</text:p>
              </table:table-cell>
              <table:table-cell office:value-type="float" office:value="0.0336362011730671">
                <text:p>0.0336362011730671</text:p>
              </table:table-cell>
              <table:table-cell office:value-type="float" office:value="0.000315449986374006">
                <text:p>0.000315449986374006</text:p>
              </table:table-cell>
              <table:table-cell office:value-type="float" office:value="0.000155387460836209">
                <text:p>0.000155387460836209</text:p>
              </table:table-cell>
              <table:table-cell office:value-type="float" office:value="-0.00995679944753647">
                <text:p>-0.00995679944753647</text:p>
              </table:table-cell>
              <table:table-cell office:value-type="float" office:value="-0.0111613143235445">
                <text:p>-0.0111613143235445</text:p>
              </table:table-cell>
              <table:table-cell office:value-type="float" office:value="0.329394072294235">
                <text:p>0.3293940722942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5">
                <text:p>195</text:p>
              </table:table-cell>
              <table:table-cell office:value-type="float" office:value="0.0336367972195149">
                <text:p>0.0336367972195149</text:p>
              </table:table-cell>
              <table:table-cell office:value-type="float" office:value="0.000310780887957662">
                <text:p>0.000310780887957662</text:p>
              </table:table-cell>
              <table:table-cell office:value-type="float" office:value="0.000155198402353562">
                <text:p>0.000155198402353562</text:p>
              </table:table-cell>
              <table:table-cell office:value-type="float" office:value="-0.00995833799242973">
                <text:p>-0.00995833799242973</text:p>
              </table:table-cell>
              <table:table-cell office:value-type="float" office:value="-0.01116150803864">
                <text:p>-0.01116150803864</text:p>
              </table:table-cell>
              <table:table-cell office:value-type="float" office:value="0.329394042491913">
                <text:p>0.3293940424919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6">
                <text:p>196</text:p>
              </table:table-cell>
              <table:table-cell office:value-type="float" office:value="0.0336376763880253">
                <text:p>0.0336376763880253</text:p>
              </table:table-cell>
              <table:table-cell office:value-type="float" office:value="0.000304057408357039">
                <text:p>0.000304057408357039</text:p>
              </table:table-cell>
              <table:table-cell office:value-type="float" office:value="0.000154956258484162">
                <text:p>0.000154956258484162</text:p>
              </table:table-cell>
              <table:table-cell office:value-type="float" office:value="-0.00996057316660881">
                <text:p>-0.00996057316660881</text:p>
              </table:table-cell>
              <table:table-cell office:value-type="float" office:value="-0.0111617930233479">
                <text:p>-0.011161793023347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">
                <text:p>197</text:p>
              </table:table-cell>
              <table:table-cell office:value-type="float" office:value="0.0336379855871201">
                <text:p>0.0336379855871201</text:p>
              </table:table-cell>
              <table:table-cell office:value-type="float" office:value="0.000301666877930984">
                <text:p>0.000301666877930984</text:p>
              </table:table-cell>
              <table:table-cell office:value-type="float" office:value="0.000154905967065133">
                <text:p>0.000154905967065133</text:p>
              </table:table-cell>
              <table:table-cell office:value-type="float" office:value="-0.00996135734021664">
                <text:p>-0.00996135734021664</text:p>
              </table:table-cell>
              <table:table-cell office:value-type="float" office:value="-0.0111618936061859">
                <text:p>-0.011161893606185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0.0336385928094387">
                <text:p>0.0336385928094387</text:p>
              </table:table-cell>
              <table:table-cell office:value-type="float" office:value="0.000297000544378534">
                <text:p>0.000297000544378534</text:p>
              </table:table-cell>
              <table:table-cell office:value-type="float" office:value="0.000154798864969052">
                <text:p>0.000154798864969052</text:p>
              </table:table-cell>
              <table:table-cell office:value-type="float" office:value="-0.00996289215981961">
                <text:p>-0.00996289215981961</text:p>
              </table:table-cell>
              <table:table-cell office:value-type="float" office:value="-0.0111620854586363">
                <text:p>-0.0111620854586363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0.0336391739547253">
                <text:p>0.0336391739547253</text:p>
              </table:table-cell>
              <table:table-cell office:value-type="float" office:value="0.000292630400508642">
                <text:p>0.000292630400508642</text:p>
              </table:table-cell>
              <table:table-cell office:value-type="float" office:value="0.000154579058289528">
                <text:p>0.000154579058289528</text:p>
              </table:table-cell>
              <table:table-cell office:value-type="float" office:value="-0.00996436178684235">
                <text:p>-0.00996436178684235</text:p>
              </table:table-cell>
              <table:table-cell office:value-type="float" office:value="-0.0111622754484415">
                <text:p>-0.0111622754484415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0.0336391888558865">
                <text:p>0.0336391888558865</text:p>
              </table:table-cell>
              <table:table-cell office:value-type="float" office:value="0.000292525277473032">
                <text:p>0.000292525277473032</text:p>
              </table:table-cell>
              <table:table-cell office:value-type="float" office:value="0.000154566019773483">
                <text:p>0.000154566019773483</text:p>
              </table:table-cell>
              <table:table-cell office:value-type="float" office:value="-0.00996439717710018">
                <text:p>-0.00996439717710018</text:p>
              </table:table-cell>
              <table:table-cell office:value-type="float" office:value="-0.0111622866243124">
                <text:p>-0.0111622866243124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0.0336392000317574">
                <text:p>0.0336392000317574</text:p>
              </table:table-cell>
              <table:table-cell office:value-type="float" office:value="0.000292441138299182">
                <text:p>0.000292441138299182</text:p>
              </table:table-cell>
              <table:table-cell office:value-type="float" office:value="0.000154555775225163">
                <text:p>0.000154555775225163</text:p>
              </table:table-cell>
              <table:table-cell office:value-type="float" office:value="-0.00996442697942257">
                <text:p>-0.00996442697942257</text:p>
              </table:table-cell>
              <table:table-cell office:value-type="float" office:value="-0.0111622866243124">
                <text:p>-0.0111622866243124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2">
                <text:p>202</text:p>
              </table:table-cell>
              <table:table-cell office:value-type="float" office:value="0.033639207482338">
                <text:p>0.033639207482338</text:p>
              </table:table-cell>
              <table:table-cell office:value-type="float" office:value="0.000292373850243166">
                <text:p>0.000292373850243166</text:p>
              </table:table-cell>
              <table:table-cell office:value-type="float" office:value="0.000154548324644566">
                <text:p>0.000154548324644566</text:p>
              </table:table-cell>
              <table:table-cell office:value-type="float" office:value="-0.00996444746851921">
                <text:p>-0.00996444746851921</text:p>
              </table:table-cell>
              <table:table-cell office:value-type="float" office:value="-0.011162294074893">
                <text:p>-0.011162294074893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3">
                <text:p>203</text:p>
              </table:table-cell>
              <table:table-cell office:value-type="float" office:value="0.0336392149329186">
                <text:p>0.0336392149329186</text:p>
              </table:table-cell>
              <table:table-cell office:value-type="float" office:value="0.000292320037260652">
                <text:p>0.000292320037260652</text:p>
              </table:table-cell>
              <table:table-cell office:value-type="float" office:value="0.000154541805386543">
                <text:p>0.000154541805386543</text:p>
              </table:table-cell>
              <table:table-cell office:value-type="float" office:value="-0.00996446609497071">
                <text:p>-0.00996446609497071</text:p>
              </table:table-cell>
              <table:table-cell office:value-type="float" office:value="-0.0111622959375382">
                <text:p>-0.0111622959375382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4">
                <text:p>204</text:p>
              </table:table-cell>
              <table:table-cell office:value-type="float" office:value="0.0336392298340797">
                <text:p>0.0336392298340797</text:p>
              </table:table-cell>
              <table:table-cell office:value-type="float" office:value="0.000292242504656315">
                <text:p>0.000292242504656315</text:p>
              </table:table-cell>
              <table:table-cell office:value-type="float" office:value="0.000154532492160797">
                <text:p>0.000154532492160797</text:p>
              </table:table-cell>
              <table:table-cell office:value-type="float" office:value="-0.00996449217200279">
                <text:p>-0.00996449217200279</text:p>
              </table:table-cell>
              <table:table-cell office:value-type="float" office:value="-0.0111622959375382">
                <text:p>-0.0111622959375382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">
                <text:p>205</text:p>
              </table:table-cell>
              <table:table-cell office:value-type="float" office:value="0.03363923355937">
                <text:p>0.03363923355937</text:p>
              </table:table-cell>
              <table:table-cell office:value-type="float" office:value="0.000292214943328872">
                <text:p>0.000292214943328872</text:p>
              </table:table-cell>
              <table:table-cell office:value-type="float" office:value="0.000154604218550958">
                <text:p>0.000154604218550958</text:p>
              </table:table-cell>
              <table:table-cell office:value-type="float" office:value="-0.00996449589729309">
                <text:p>-0.00996449589729309</text:p>
              </table:table-cell>
              <table:table-cell office:value-type="float" office:value="-0.0111622996628284">
                <text:p>-0.0111622996628284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6">
                <text:p>206</text:p>
              </table:table-cell>
              <table:table-cell office:value-type="float" office:value="0.0336392372846603">
                <text:p>0.0336392372846603</text:p>
              </table:table-cell>
              <table:table-cell office:value-type="float" office:value="0.000292192882625386">
                <text:p>0.000292192882625386</text:p>
              </table:table-cell>
              <table:table-cell office:value-type="float" office:value="0.000154601424583234">
                <text:p>0.000154601424583234</text:p>
              </table:table-cell>
              <table:table-cell office:value-type="float" office:value="-0.00996450334787369">
                <text:p>-0.00996450334787369</text:p>
              </table:table-cell>
              <table:table-cell office:value-type="float" office:value="-0.0111622996628284">
                <text:p>-0.0111622996628284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7">
                <text:p>207</text:p>
              </table:table-cell>
              <table:table-cell office:value-type="float" office:value="0.0336392410099506">
                <text:p>0.0336392410099506</text:p>
              </table:table-cell>
              <table:table-cell office:value-type="float" office:value="0.000292175245704129">
                <text:p>0.000292175245704129</text:p>
              </table:table-cell>
              <table:table-cell office:value-type="float" office:value="0.00015459863061551">
                <text:p>0.00015459863061551</text:p>
              </table:table-cell>
              <table:table-cell office:value-type="float" office:value="-0.00996450707316399">
                <text:p>-0.00996450707316399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8">
                <text:p>208</text:p>
              </table:table-cell>
              <table:table-cell office:value-type="float" office:value="0.0336392410099506">
                <text:p>0.0336392410099506</text:p>
              </table:table-cell>
              <table:table-cell office:value-type="float" office:value="0.000292161130346358">
                <text:p>0.000292161130346358</text:p>
              </table:table-cell>
              <table:table-cell office:value-type="float" office:value="0.000154596767970361">
                <text:p>0.000154596767970361</text:p>
              </table:table-cell>
              <table:table-cell office:value-type="float" office:value="-0.00996451452374459">
                <text:p>-0.00996451452374459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9">
                <text:p>209</text:p>
              </table:table-cell>
              <table:table-cell office:value-type="float" office:value="0.0336392410099506">
                <text:p>0.0336392410099506</text:p>
              </table:table-cell>
              <table:table-cell office:value-type="float" office:value="0.000292149838060141">
                <text:p>0.000292149838060141</text:p>
              </table:table-cell>
              <table:table-cell office:value-type="float" office:value="0.000154595836647786">
                <text:p>0.000154595836647786</text:p>
              </table:table-cell>
              <table:table-cell office:value-type="float" office:value="-0.00996451824903488">
                <text:p>-0.00996451824903488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0">
                <text:p>210</text:p>
              </table:table-cell>
              <table:table-cell office:value-type="float" office:value="0.0336392410099506">
                <text:p>0.0336392410099506</text:p>
              </table:table-cell>
              <table:table-cell office:value-type="float" office:value="0.000292140815872699">
                <text:p>0.000292140815872699</text:p>
              </table:table-cell>
              <table:table-cell office:value-type="float" office:value="0.000154594905325212">
                <text:p>0.000154594905325212</text:p>
              </table:table-cell>
              <table:table-cell office:value-type="float" office:value="-0.00996452197432518">
                <text:p>-0.00996452197432518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0.0336392410099506">
                <text:p>0.0336392410099506</text:p>
              </table:table-cell>
              <table:table-cell office:value-type="float" office:value="0.000292133598122746">
                <text:p>0.000292133598122746</text:p>
              </table:table-cell>
              <table:table-cell office:value-type="float" office:value="0.000154593974002637">
                <text:p>0.000154593974002637</text:p>
              </table:table-cell>
              <table:table-cell office:value-type="float" office:value="-0.00996452197432518">
                <text:p>-0.00996452197432518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2">
                <text:p>212</text:p>
              </table:table-cell>
              <table:table-cell office:value-type="float" office:value="0.0336392410099506">
                <text:p>0.0336392410099506</text:p>
              </table:table-cell>
              <table:table-cell office:value-type="float" office:value="0.000292127835564315">
                <text:p>0.000292127835564315</text:p>
              </table:table-cell>
              <table:table-cell office:value-type="float" office:value="0.000154593974002637">
                <text:p>0.000154593974002637</text:p>
              </table:table-cell>
              <table:table-cell office:value-type="float" office:value="-0.00996452197432518">
                <text:p>-0.00996452197432518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">
                <text:p>213</text:p>
              </table:table-cell>
              <table:table-cell office:value-type="float" office:value="0.0336392410099506">
                <text:p>0.0336392410099506</text:p>
              </table:table-cell>
              <table:table-cell office:value-type="float" office:value="0.000292123208055273">
                <text:p>0.000292123208055273</text:p>
              </table:table-cell>
              <table:table-cell office:value-type="float" office:value="0.000154593042680062">
                <text:p>0.000154593042680062</text:p>
              </table:table-cell>
              <table:table-cell office:value-type="float" office:value="-0.00996452942490578">
                <text:p>-0.00996452942490578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4">
                <text:p>214</text:p>
              </table:table-cell>
              <table:table-cell office:value-type="float" office:value="0.0336392410099506">
                <text:p>0.0336392410099506</text:p>
              </table:table-cell>
              <table:table-cell office:value-type="float" office:value="0.000292119482764974">
                <text:p>0.000292119482764974</text:p>
              </table:table-cell>
              <table:table-cell office:value-type="float" office:value="0.000154593042680062">
                <text:p>0.000154593042680062</text:p>
              </table:table-cell>
              <table:table-cell office:value-type="float" office:value="-0.00996452942490578">
                <text:p>-0.00996452942490578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5">
                <text:p>215</text:p>
              </table:table-cell>
              <table:table-cell office:value-type="float" office:value="0.0336392372846603">
                <text:p>0.0336392372846603</text:p>
              </table:table-cell>
              <table:table-cell office:value-type="float" office:value="0.00029211412766017">
                <text:p>0.00029211412766017</text:p>
              </table:table-cell>
              <table:table-cell office:value-type="float" office:value="0.000154593042680062">
                <text:p>0.000154593042680062</text:p>
              </table:table-cell>
              <table:table-cell office:value-type="float" office:value="-0.00996452942490578">
                <text:p>-0.00996452942490578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0.0336392372846603">
                <text:p>0.0336392372846603</text:p>
              </table:table-cell>
              <table:table-cell office:value-type="float" office:value="0.000292112235911191">
                <text:p>0.000292112235911191</text:p>
              </table:table-cell>
              <table:table-cell office:value-type="float" office:value="0.000154593042680062">
                <text:p>0.000154593042680062</text:p>
              </table:table-cell>
              <table:table-cell office:value-type="float" office:value="-0.00996452942490578">
                <text:p>-0.00996452942490578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7">
                <text:p>217</text:p>
              </table:table-cell>
              <table:table-cell office:value-type="float" office:value="0.0336392372846603">
                <text:p>0.0336392372846603</text:p>
              </table:table-cell>
              <table:table-cell office:value-type="float" office:value="0.000292110722512007">
                <text:p>0.000292110722512007</text:p>
              </table:table-cell>
              <table:table-cell office:value-type="float" office:value="0.000154593042680062">
                <text:p>0.000154593042680062</text:p>
              </table:table-cell>
              <table:table-cell office:value-type="float" office:value="-0.00996452942490578">
                <text:p>-0.00996452942490578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0.0336392372846603">
                <text:p>0.0336392372846603</text:p>
              </table:table-cell>
              <table:table-cell office:value-type="float" office:value="0.000292109500151128">
                <text:p>0.000292109500151128</text:p>
              </table:table-cell>
              <table:table-cell office:value-type="float" office:value="0.000154593042680062">
                <text:p>0.000154593042680062</text:p>
              </table:table-cell>
              <table:table-cell office:value-type="float" office:value="-0.00996452942490578">
                <text:p>-0.00996452942490578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9">
                <text:p>219</text:p>
              </table:table-cell>
              <table:table-cell office:value-type="float" office:value="0.0336392372846603">
                <text:p>0.0336392372846603</text:p>
              </table:table-cell>
              <table:table-cell office:value-type="float" office:value="0.000292108510620892">
                <text:p>0.000292108510620892</text:p>
              </table:table-cell>
              <table:table-cell office:value-type="float" office:value="0.000154593042680062">
                <text:p>0.000154593042680062</text:p>
              </table:table-cell>
              <table:table-cell office:value-type="float" office:value="-0.00996452942490578">
                <text:p>-0.00996452942490578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">
                <text:p>220</text:p>
              </table:table-cell>
              <table:table-cell office:value-type="float" office:value="0.0336392372846603">
                <text:p>0.0336392372846603</text:p>
              </table:table-cell>
              <table:table-cell office:value-type="float" office:value="0.00029210711363703">
                <text:p>0.00029210711363703</text:p>
              </table:table-cell>
              <table:table-cell office:value-type="float" office:value="0.000154593042680062">
                <text:p>0.000154593042680062</text:p>
              </table:table-cell>
              <table:table-cell office:value-type="float" office:value="-0.00996452942490578">
                <text:p>-0.00996452942490578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0.0336392372846603">
                <text:p>0.0336392372846603</text:p>
              </table:table-cell>
              <table:table-cell office:value-type="float" office:value="0.000292106618871912">
                <text:p>0.000292106618871912</text:p>
              </table:table-cell>
              <table:table-cell office:value-type="float" office:value="0.000154593042680062">
                <text:p>0.000154593042680062</text:p>
              </table:table-cell>
              <table:table-cell office:value-type="float" office:value="-0.00996452942490578">
                <text:p>-0.00996452942490578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0.0336392372846603">
                <text:p>0.0336392372846603</text:p>
              </table:table-cell>
              <table:table-cell office:value-type="float" office:value="0.000292106240522116">
                <text:p>0.000292106240522116</text:p>
              </table:table-cell>
              <table:table-cell office:value-type="float" office:value="0.000154593042680062">
                <text:p>0.000154593042680062</text:p>
              </table:table-cell>
              <table:table-cell office:value-type="float" office:value="-0.00996452942490578">
                <text:p>-0.00996452942490578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3">
                <text:p>223</text:p>
              </table:table-cell>
              <table:table-cell office:value-type="float" office:value="0.0336392372846603">
                <text:p>0.0336392372846603</text:p>
              </table:table-cell>
              <table:table-cell office:value-type="float" office:value="0.000292105949483812">
                <text:p>0.000292105949483812</text:p>
              </table:table-cell>
              <table:table-cell office:value-type="float" office:value="0.000154593042680062">
                <text:p>0.000154593042680062</text:p>
              </table:table-cell>
              <table:table-cell office:value-type="float" office:value="-0.00996452942490578">
                <text:p>-0.00996452942490578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4">
                <text:p>224</text:p>
              </table:table-cell>
              <table:table-cell office:value-type="float" office:value="0.0336392372846603">
                <text:p>0.0336392372846603</text:p>
              </table:table-cell>
              <table:table-cell office:value-type="float" office:value="0.000292105716653168">
                <text:p>0.000292105716653168</text:p>
              </table:table-cell>
              <table:table-cell office:value-type="float" office:value="0.000154593042680062">
                <text:p>0.000154593042680062</text:p>
              </table:table-cell>
              <table:table-cell office:value-type="float" office:value="-0.00996452942490578">
                <text:p>-0.00996452942490578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5">
                <text:p>225</text:p>
              </table:table-cell>
              <table:table-cell office:value-type="float" office:value="0.0336392372846603">
                <text:p>0.0336392372846603</text:p>
              </table:table-cell>
              <table:table-cell office:value-type="float" office:value="0.000292105512926355">
                <text:p>0.000292105512926355</text:p>
              </table:table-cell>
              <table:table-cell office:value-type="float" office:value="0.000154593042680062">
                <text:p>0.000154593042680062</text:p>
              </table:table-cell>
              <table:table-cell office:value-type="float" office:value="-0.00996452942490578">
                <text:p>-0.00996452942490578</text:p>
              </table:table-cell>
              <table:table-cell office:value-type="float" office:value="-0.011162307113409">
                <text:p>-0.011162307113409</text:p>
              </table:table-cell>
              <table:table-cell office:value-type="float" office:value="0.329393982887268">
                <text:p>0.3293939828872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0.0336385332047939">
                <text:p>0.0336385332047939</text:p>
              </table:table-cell>
              <table:table-cell office:value-type="float" office:value="0.000293454912025481">
                <text:p>0.000293454912025481</text:p>
              </table:table-cell>
              <table:table-cell office:value-type="float" office:value="0.000154020279296674">
                <text:p>0.000154020279296674</text:p>
              </table:table-cell>
              <table:table-cell office:value-type="float" office:value="-0.00996600836515427">
                <text:p>-0.00996600836515427</text:p>
              </table:table-cell>
              <table:table-cell office:value-type="float" office:value="-0.0111633744090796">
                <text:p>-0.0111633744090796</text:p>
              </table:table-cell>
              <table:table-cell office:value-type="float" office:value="0.329394072294235">
                <text:p>0.3293940722942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7">
                <text:p>227</text:p>
              </table:table-cell>
              <table:table-cell office:value-type="float" office:value="0.0336358547210693">
                <text:p>0.0336358547210693</text:p>
              </table:table-cell>
              <table:table-cell office:value-type="float" office:value="0.000298540864605457">
                <text:p>0.000298540864605457</text:p>
              </table:table-cell>
              <table:table-cell office:value-type="float" office:value="0.000152463107951917">
                <text:p>0.000152463107951917</text:p>
              </table:table-cell>
              <table:table-cell office:value-type="float" office:value="-0.00997010245919228">
                <text:p>-0.00997010245919228</text:p>
              </table:table-cell>
              <table:table-cell office:value-type="float" office:value="-0.0111663229763508">
                <text:p>-0.0111663229763508</text:p>
              </table:table-cell>
              <table:table-cell office:value-type="float" office:value="0.329394400119781">
                <text:p>0.3293944001197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8">
                <text:p>228</text:p>
              </table:table-cell>
              <table:table-cell office:value-type="float" office:value="0.0336209237575531">
                <text:p>0.0336209237575531</text:p>
              </table:table-cell>
              <table:table-cell office:value-type="float" office:value="0.000326996203511953">
                <text:p>0.000326996203511953</text:p>
              </table:table-cell>
              <table:table-cell office:value-type="float" office:value="0.000146427220897749">
                <text:p>0.000146427220897749</text:p>
              </table:table-cell>
              <table:table-cell office:value-type="float" office:value="-0.00998342037200928">
                <text:p>-0.00998342037200928</text:p>
              </table:table-cell>
              <table:table-cell office:value-type="float" office:value="-0.0111765936017036">
                <text:p>-0.0111765936017036</text:p>
              </table:table-cell>
              <table:table-cell office:value-type="float" office:value="0.329396277666092">
                <text:p>0.3293962776660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0.0336073227226734">
                <text:p>0.0336073227226734</text:p>
              </table:table-cell>
              <table:table-cell office:value-type="float" office:value="0.000352912669768557">
                <text:p>0.000352912669768557</text:p>
              </table:table-cell>
              <table:table-cell office:value-type="float" office:value="0.000142090968438424">
                <text:p>0.000142090968438424</text:p>
              </table:table-cell>
              <table:table-cell office:value-type="float" office:value="-0.00999172404408455">
                <text:p>-0.00999172404408455</text:p>
              </table:table-cell>
              <table:table-cell office:value-type="float" office:value="-0.0111833792179823">
                <text:p>-0.0111833792179823</text:p>
              </table:table-cell>
              <table:table-cell office:value-type="float" office:value="0.329397946596146">
                <text:p>0.3293979465961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0">
                <text:p>230</text:p>
              </table:table-cell>
              <table:table-cell office:value-type="float" office:value="0.0335890203714371">
                <text:p>0.0335890203714371</text:p>
              </table:table-cell>
              <table:table-cell office:value-type="float" office:value="0.000387822889024392">
                <text:p>0.000387822889024392</text:p>
              </table:table-cell>
              <table:table-cell office:value-type="float" office:value="0.000136896982439794">
                <text:p>0.000136896982439794</text:p>
              </table:table-cell>
              <table:table-cell office:value-type="float" office:value="-0.0100005883723497">
                <text:p>-0.0100005883723497</text:p>
              </table:table-cell>
              <table:table-cell office:value-type="float" office:value="-0.0111910216510296">
                <text:p>-0.0111910216510296</text:p>
              </table:table-cell>
              <table:table-cell office:value-type="float" office:value="0.329400211572647">
                <text:p>0.3294002115726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0.0335890203714371">
                <text:p>0.0335890203714371</text:p>
              </table:table-cell>
              <table:table-cell office:value-type="float" office:value="0.000387822889024392">
                <text:p>0.000387822889024392</text:p>
              </table:table-cell>
              <table:table-cell office:value-type="float" office:value="0.000136896982439794">
                <text:p>0.000136896982439794</text:p>
              </table:table-cell>
              <table:table-cell office:value-type="float" office:value="-0.0100005883723497">
                <text:p>-0.0100005883723497</text:p>
              </table:table-cell>
              <table:table-cell office:value-type="float" office:value="-0.0111910216510296">
                <text:p>-0.0111910216510296</text:p>
              </table:table-cell>
              <table:table-cell office:value-type="float" office:value="0.329400211572647">
                <text:p>0.3294002115726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0.0335656739771366">
                <text:p>0.0335656739771366</text:p>
              </table:table-cell>
              <table:table-cell office:value-type="float" office:value="0.000432349625043571">
                <text:p>0.000432349625043571</text:p>
              </table:table-cell>
              <table:table-cell office:value-type="float" office:value="0.000130854561575688">
                <text:p>0.000130854561575688</text:p>
              </table:table-cell>
              <table:table-cell office:value-type="float" office:value="-0.010009778663516">
                <text:p>-0.010009778663516</text:p>
              </table:table-cell>
              <table:table-cell office:value-type="float" office:value="-0.011199377477169">
                <text:p>-0.011199377477169</text:p>
              </table:table-cell>
              <table:table-cell office:value-type="float" office:value="0.329403102397919">
                <text:p>0.3294031023979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3">
                <text:p>233</text:p>
              </table:table-cell>
              <table:table-cell office:value-type="float" office:value="0.0335370935499668">
                <text:p>0.0335370935499668</text:p>
              </table:table-cell>
              <table:table-cell office:value-type="float" office:value="0.000486937147798017">
                <text:p>0.000486937147798017</text:p>
              </table:table-cell>
              <table:table-cell office:value-type="float" office:value="0.000123956255265512">
                <text:p>0.000123956255265512</text:p>
              </table:table-cell>
              <table:table-cell office:value-type="float" office:value="-0.0100190658122301">
                <text:p>-0.0100190658122301</text:p>
              </table:table-cell>
              <table:table-cell office:value-type="float" office:value="-0.0112083293497562">
                <text:p>-0.0112083293497562</text:p>
              </table:table-cell>
              <table:table-cell office:value-type="float" office:value="0.32940661907196">
                <text:p>0.329406619071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">
                <text:p>234</text:p>
              </table:table-cell>
              <table:table-cell office:value-type="float" office:value="0.0334636904299259">
                <text:p>0.0334636904299259</text:p>
              </table:table-cell>
              <table:table-cell office:value-type="float" office:value="0.000627392786554992">
                <text:p>0.000627392786554992</text:p>
              </table:table-cell>
              <table:table-cell office:value-type="float" office:value="0.000107573359855451">
                <text:p>0.000107573359855451</text:p>
              </table:table-cell>
              <table:table-cell office:value-type="float" office:value="-0.0100373961031437">
                <text:p>-0.0100373961031437</text:p>
              </table:table-cell>
              <table:table-cell office:value-type="float" office:value="-0.0112277828156948">
                <text:p>-0.0112277828156948</text:p>
              </table:table-cell>
              <table:table-cell office:value-type="float" office:value="0.329415738582611">
                <text:p>0.3294157385826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5">
                <text:p>235</text:p>
              </table:table-cell>
              <table:table-cell office:value-type="float" office:value="0.033418744802475">
                <text:p>0.033418744802475</text:p>
              </table:table-cell>
              <table:table-cell office:value-type="float" office:value="0.000713561661541462">
                <text:p>0.000713561661541462</text:p>
              </table:table-cell>
              <table:table-cell office:value-type="float" office:value="0.000098141870694235">
                <text:p>0.000098141870694235</text:p>
              </table:table-cell>
              <table:table-cell office:value-type="float" office:value="-0.0100461877882481">
                <text:p>-0.0100461877882481</text:p>
              </table:table-cell>
              <table:table-cell office:value-type="float" office:value="-0.0112381353974342">
                <text:p>-0.0112381353974342</text:p>
              </table:table-cell>
              <table:table-cell office:value-type="float" office:value="0.329421311616898">
                <text:p>0.3294213116168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0.0333683006465435">
                <text:p>0.0333683006465435</text:p>
              </table:table-cell>
              <table:table-cell office:value-type="float" office:value="0.000810417695902288">
                <text:p>0.000810417695902288</text:p>
              </table:table-cell>
              <table:table-cell office:value-type="float" office:value="0.0000877445854712278">
                <text:p>0.0000877445854712278</text:p>
              </table:table-cell>
              <table:table-cell office:value-type="float" office:value="-0.0100546069443226">
                <text:p>-0.0100546069443226</text:p>
              </table:table-cell>
              <table:table-cell office:value-type="float" office:value="-0.0112489014863968">
                <text:p>-0.0112489014863968</text:p>
              </table:table-cell>
              <table:table-cell office:value-type="float" office:value="0.329427570104599">
                <text:p>0.3294275701045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0.0333124026656151">
                <text:p>0.0333124026656151</text:p>
              </table:table-cell>
              <table:table-cell office:value-type="float" office:value="0.000917937606573105">
                <text:p>0.000917937606573105</text:p>
              </table:table-cell>
              <table:table-cell office:value-type="float" office:value="0.000076532392995432">
                <text:p>0.000076532392995432</text:p>
              </table:table-cell>
              <table:table-cell office:value-type="float" office:value="-0.0100626572966576">
                <text:p>-0.0100626572966576</text:p>
              </table:table-cell>
              <table:table-cell office:value-type="float" office:value="-0.0112600065767765">
                <text:p>-0.0112600065767765</text:p>
              </table:table-cell>
              <table:table-cell office:value-type="float" office:value="0.329434514045715">
                <text:p>0.3294345140457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0.033251129090786">
                <text:p>0.033251129090786</text:p>
              </table:table-cell>
              <table:table-cell office:value-type="float" office:value="0.00103604118339717">
                <text:p>0.00103604118339717</text:p>
              </table:table-cell>
              <table:table-cell office:value-type="float" office:value="0.0000643208986730315">
                <text:p>0.0000643208986730315</text:p>
              </table:table-cell>
              <table:table-cell office:value-type="float" office:value="-0.0100702345371246">
                <text:p>-0.0100702345371246</text:p>
              </table:table-cell>
              <table:table-cell office:value-type="float" office:value="-0.0112714562565088">
                <text:p>-0.0112714562565088</text:p>
              </table:table-cell>
              <table:table-cell office:value-type="float" office:value="0.329442143440247">
                <text:p>0.32944214344024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0.0331845246255398">
                <text:p>0.0331845246255398</text:p>
              </table:table-cell>
              <table:table-cell office:value-type="float" office:value="0.00116462167352438">
                <text:p>0.00116462167352438</text:p>
              </table:table-cell>
              <table:table-cell office:value-type="float" office:value="0.0000511622420162894">
                <text:p>0.0000511622420162894</text:p>
              </table:table-cell>
              <table:table-cell office:value-type="float" office:value="-0.0100773703306913">
                <text:p>-0.0100773703306913</text:p>
              </table:table-cell>
              <table:table-cell office:value-type="float" office:value="-0.0112832374870777">
                <text:p>-0.0112832374870777</text:p>
              </table:table-cell>
              <table:table-cell office:value-type="float" office:value="0.32945042848587">
                <text:p>0.329450428485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">
                <text:p>240</text:p>
              </table:table-cell>
              <table:table-cell office:value-type="float" office:value="0.0331127196550369">
                <text:p>0.0331127196550369</text:p>
              </table:table-cell>
              <table:table-cell office:value-type="float" office:value="0.0013035403098911">
                <text:p>0.0013035403098911</text:p>
              </table:table-cell>
              <table:table-cell office:value-type="float" office:value="0.0000369707449863199">
                <text:p>0.0000369707449863199</text:p>
              </table:table-cell>
              <table:table-cell office:value-type="float" office:value="-0.0100840404629707">
                <text:p>-0.0100840404629707</text:p>
              </table:table-cell>
              <table:table-cell office:value-type="float" office:value="-0.0112954098731279">
                <text:p>-0.0112954098731279</text:p>
              </table:table-cell>
              <table:table-cell office:value-type="float" office:value="0.329459369182587">
                <text:p>0.32945936918258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0.0329540483653545">
                <text:p>0.0329540483653545</text:p>
              </table:table-cell>
              <table:table-cell office:value-type="float" office:value="0.00161167862825096">
                <text:p>0.00161167862825096</text:p>
              </table:table-cell>
              <table:table-cell office:value-type="float" office:value="0.00000557117846256006">
                <text:p>0.00000557117846256006</text:p>
              </table:table-cell>
              <table:table-cell office:value-type="float" office:value="-0.0100959073752165">
                <text:p>-0.0100959073752165</text:p>
              </table:table-cell>
              <table:table-cell office:value-type="float" office:value="-0.0113207548856735">
                <text:p>-0.0113207548856735</text:p>
              </table:table-cell>
              <table:table-cell office:value-type="float" office:value="0.329479098320007">
                <text:p>0.3294790983200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0.0328674279153347">
                <text:p>0.0328674279153347</text:p>
              </table:table-cell>
              <table:table-cell office:value-type="float" office:value="0.00178052508272231">
                <text:p>0.00178052508272231</text:p>
              </table:table-cell>
              <table:table-cell office:value-type="float" office:value="-0.0000118017387649161">
                <text:p>-0.0000118017387649161</text:p>
              </table:table-cell>
              <table:table-cell office:value-type="float" office:value="-0.0101011320948601">
                <text:p>-0.0101011320948601</text:p>
              </table:table-cell>
              <table:table-cell office:value-type="float" office:value="-0.0113339852541685">
                <text:p>-0.0113339852541685</text:p>
              </table:table-cell>
              <table:table-cell office:value-type="float" office:value="0.329489856958389">
                <text:p>0.3294898569583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3">
                <text:p>243</text:p>
              </table:table-cell>
              <table:table-cell office:value-type="float" office:value="0.0327761359512806">
                <text:p>0.0327761359512806</text:p>
              </table:table-cell>
              <table:table-cell office:value-type="float" office:value="0.00195893039926887">
                <text:p>0.00195893039926887</text:p>
              </table:table-cell>
              <table:table-cell office:value-type="float" office:value="-0.0000302512762573315">
                <text:p>-0.0000302512762573315</text:p>
              </table:table-cell>
              <table:table-cell office:value-type="float" office:value="-0.0101058799773455">
                <text:p>-0.0101058799773455</text:p>
              </table:table-cell>
              <table:table-cell office:value-type="float" office:value="-0.0113475974649191">
                <text:p>-0.0113475974649191</text:p>
              </table:table-cell>
              <table:table-cell office:value-type="float" office:value="0.329501211643219">
                <text:p>0.3295012116432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">
                <text:p>244</text:p>
              </table:table-cell>
              <table:table-cell office:value-type="float" office:value="0.0326803810894489">
                <text:p>0.0326803810894489</text:p>
              </table:table-cell>
              <table:table-cell office:value-type="float" office:value="0.00214667641557753">
                <text:p>0.00214667641557753</text:p>
              </table:table-cell>
              <table:table-cell office:value-type="float" office:value="-0.0000499339075759053">
                <text:p>-0.0000499339075759053</text:p>
              </table:table-cell>
              <table:table-cell office:value-type="float" office:value="-0.010110167786479">
                <text:p>-0.010110167786479</text:p>
              </table:table-cell>
              <table:table-cell office:value-type="float" office:value="-0.0113616064190865">
                <text:p>-0.0113616064190865</text:p>
              </table:table-cell>
              <table:table-cell office:value-type="float" office:value="0.329513162374496">
                <text:p>0.32951316237449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0.0324760042130947">
                <text:p>0.0324760042130947</text:p>
              </table:table-cell>
              <table:table-cell office:value-type="float" office:value="0.00254926248453558">
                <text:p>0.00254926248453558</text:p>
              </table:table-cell>
              <table:table-cell office:value-type="float" office:value="-0.0000930021851672791">
                <text:p>-0.0000930021851672791</text:p>
              </table:table-cell>
              <table:table-cell office:value-type="float" office:value="-0.0101174525916576">
                <text:p>-0.0101174525916576</text:p>
              </table:table-cell>
              <table:table-cell office:value-type="float" office:value="-0.0113909244537354">
                <text:p>-0.0113909244537354</text:p>
              </table:table-cell>
              <table:table-cell office:value-type="float" office:value="0.329538643360138">
                <text:p>0.3295386433601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0.0323677286505699">
                <text:p>0.0323677286505699</text:p>
              </table:table-cell>
              <table:table-cell office:value-type="float" office:value="0.00276362593285739">
                <text:p>0.00276362593285739</text:p>
              </table:table-cell>
              <table:table-cell office:value-type="float" office:value="-0.00011637105490081">
                <text:p>-0.00011637105490081</text:p>
              </table:table-cell>
              <table:table-cell office:value-type="float" office:value="-0.0101205129176378">
                <text:p>-0.0101205129176378</text:p>
              </table:table-cell>
              <table:table-cell office:value-type="float" office:value="-0.0114062689244747">
                <text:p>-0.0114062689244747</text:p>
              </table:table-cell>
              <table:table-cell office:value-type="float" office:value="0.329552173614502">
                <text:p>0.3295521736145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0.0322555862367153">
                <text:p>0.0322555862367153</text:p>
              </table:table-cell>
              <table:table-cell office:value-type="float" office:value="0.00298637012019753">
                <text:p>0.00298637012019753</text:p>
              </table:table-cell>
              <table:table-cell office:value-type="float" office:value="-0.000141163065563887">
                <text:p>-0.000141163065563887</text:p>
              </table:table-cell>
              <table:table-cell office:value-type="float" office:value="-0.0101231709122658">
                <text:p>-0.0101231709122658</text:p>
              </table:table-cell>
              <table:table-cell office:value-type="float" office:value="-0.0114221256226301">
                <text:p>-0.0114221256226301</text:p>
              </table:table-cell>
              <table:table-cell office:value-type="float" office:value="0.329566150903702">
                <text:p>0.3295661509037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0.0321397930383682">
                <text:p>0.0321397930383682</text:p>
              </table:table-cell>
              <table:table-cell office:value-type="float" office:value="0.00321724312379956">
                <text:p>0.00321724312379956</text:p>
              </table:table-cell>
              <table:table-cell office:value-type="float" office:value="-0.000167374440934509">
                <text:p>-0.000167374440934509</text:p>
              </table:table-cell>
              <table:table-cell office:value-type="float" office:value="-0.0101254992187023">
                <text:p>-0.0101254992187023</text:p>
              </table:table-cell>
              <table:table-cell office:value-type="float" office:value="-0.0114384386688471">
                <text:p>-0.0114384386688471</text:p>
              </table:table-cell>
              <table:table-cell office:value-type="float" office:value="0.32958060503006">
                <text:p>0.329580605030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0.0320205315947533">
                <text:p>0.0320205315947533</text:p>
              </table:table-cell>
              <table:table-cell office:value-type="float" office:value="0.00345599977299571">
                <text:p>0.00345599977299571</text:p>
              </table:table-cell>
              <table:table-cell office:value-type="float" office:value="-0.000194934429600835">
                <text:p>-0.000194934429600835</text:p>
              </table:table-cell>
              <table:table-cell office:value-type="float" office:value="-0.0101274773478508">
                <text:p>-0.0101274773478508</text:p>
              </table:table-cell>
              <table:table-cell office:value-type="float" office:value="-0.0114552956074476">
                <text:p>-0.0114552956074476</text:p>
              </table:table-cell>
              <table:table-cell office:value-type="float" office:value="0.329595506191254">
                <text:p>0.3295955061912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0.0318979546427727">
                <text:p>0.0318979546427727</text:p>
              </table:table-cell>
              <table:table-cell office:value-type="float" office:value="0.00370238837786019">
                <text:p>0.00370238837786019</text:p>
              </table:table-cell>
              <table:table-cell office:value-type="float" office:value="-0.000223988346988335">
                <text:p>-0.000223988346988335</text:p>
              </table:table-cell>
              <table:table-cell office:value-type="float" office:value="-0.0101291425526142">
                <text:p>-0.0101291425526142</text:p>
              </table:table-cell>
              <table:table-cell office:value-type="float" office:value="-0.0114727355539799">
                <text:p>-0.0114727355539799</text:p>
              </table:table-cell>
              <table:table-cell office:value-type="float" office:value="0.329610824584961">
                <text:p>0.3296108245849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0.0317722298204899">
                <text:p>0.0317722298204899</text:p>
              </table:table-cell>
              <table:table-cell office:value-type="float" office:value="0.00395614327862859">
                <text:p>0.00395614327862859</text:p>
              </table:table-cell>
              <table:table-cell office:value-type="float" office:value="-0.000254517566645518">
                <text:p>-0.000254517566645518</text:p>
              </table:table-cell>
              <table:table-cell office:value-type="float" office:value="-0.0101305451244116">
                <text:p>-0.0101305451244116</text:p>
              </table:table-cell>
              <table:table-cell office:value-type="float" office:value="-0.0114907249808311">
                <text:p>-0.0114907249808311</text:p>
              </table:table-cell>
              <table:table-cell office:value-type="float" office:value="0.329626560211182">
                <text:p>0.3296265602111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0.031512126326561">
                <text:p>0.031512126326561</text:p>
              </table:table-cell>
              <table:table-cell office:value-type="float" office:value="0.00448476057499647">
                <text:p>0.00448476057499647</text:p>
              </table:table-cell>
              <table:table-cell office:value-type="float" office:value="-0.000320212391670793">
                <text:p>-0.000320212391670793</text:p>
              </table:table-cell>
              <table:table-cell office:value-type="float" office:value="-0.01013258472085">
                <text:p>-0.01013258472085</text:p>
              </table:table-cell>
              <table:table-cell office:value-type="float" office:value="-0.0115285441279411">
                <text:p>-0.0115285441279411</text:p>
              </table:table-cell>
              <table:table-cell office:value-type="float" office:value="0.329659104347229">
                <text:p>0.3296591043472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0.0313780717551708">
                <text:p>0.0313780717551708</text:p>
              </table:table-cell>
              <table:table-cell office:value-type="float" office:value="0.00475910492241383">
                <text:p>0.00475910492241383</text:p>
              </table:table-cell>
              <table:table-cell office:value-type="float" office:value="-0.000355538300937042">
                <text:p>-0.000355538300937042</text:p>
              </table:table-cell>
              <table:table-cell office:value-type="float" office:value="-0.0101332888007164">
                <text:p>-0.0101332888007164</text:p>
              </table:table-cell>
              <table:table-cell office:value-type="float" office:value="-0.0115484073758125">
                <text:p>-0.0115484073758125</text:p>
              </table:table-cell>
              <table:table-cell office:value-type="float" office:value="0.329675912857056">
                <text:p>0.3296759128570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0.0312415864318609">
                <text:p>0.0312415864318609</text:p>
              </table:table-cell>
              <table:table-cell office:value-type="float" office:value="0.00503981346264482">
                <text:p>0.00503981346264482</text:p>
              </table:table-cell>
              <table:table-cell office:value-type="float" office:value="-0.000392412155633792">
                <text:p>-0.000392412155633792</text:p>
              </table:table-cell>
              <table:table-cell office:value-type="float" office:value="-0.0101338010281324">
                <text:p>-0.0101338010281324</text:p>
              </table:table-cell>
              <table:table-cell office:value-type="float" office:value="-0.011568957939744">
                <text:p>-0.011568957939744</text:p>
              </table:table-cell>
              <table:table-cell office:value-type="float" office:value="0.329693019390106">
                <text:p>0.3296930193901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0.0311028491705656">
                <text:p>0.0311028491705656</text:p>
              </table:table-cell>
              <table:table-cell office:value-type="float" office:value="0.00532661192119122">
                <text:p>0.00532661192119122</text:p>
              </table:table-cell>
              <table:table-cell office:value-type="float" office:value="-0.00043102222844027">
                <text:p>-0.00043102222844027</text:p>
              </table:table-cell>
              <table:table-cell office:value-type="float" office:value="-0.0101341512054205">
                <text:p>-0.0101341512054205</text:p>
              </table:table-cell>
              <table:table-cell office:value-type="float" office:value="-0.0115901976823807">
                <text:p>-0.0115901976823807</text:p>
              </table:table-cell>
              <table:table-cell office:value-type="float" office:value="0.329710423946381">
                <text:p>0.3297104239463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6">
                <text:p>256</text:p>
              </table:table-cell>
              <table:table-cell office:value-type="float" office:value="0.0306748598814011">
                <text:p>0.0306748598814011</text:p>
              </table:table-cell>
              <table:table-cell office:value-type="float" office:value="0.00622104993090034">
                <text:p>0.00622104993090034</text:p>
              </table:table-cell>
              <table:table-cell office:value-type="float" office:value="-0.000557142950128764">
                <text:p>-0.000557142950128764</text:p>
              </table:table-cell>
              <table:table-cell office:value-type="float" office:value="-0.0101344399154186">
                <text:p>-0.0101344399154186</text:p>
              </table:table-cell>
              <table:table-cell office:value-type="float" office:value="-0.0116582605987787">
                <text:p>-0.0116582605987787</text:p>
              </table:table-cell>
              <table:table-cell office:value-type="float" office:value="0.32976421713829">
                <text:p>0.329764217138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7">
                <text:p>257</text:p>
              </table:table-cell>
              <table:table-cell office:value-type="float" office:value="0.0305288340896368">
                <text:p>0.0305288340896368</text:p>
              </table:table-cell>
              <table:table-cell office:value-type="float" office:value="0.0065297014079988">
                <text:p>0.0065297014079988</text:p>
              </table:table-cell>
              <table:table-cell office:value-type="float" office:value="-0.000602831947617233">
                <text:p>-0.000602831947617233</text:p>
              </table:table-cell>
              <table:table-cell office:value-type="float" office:value="-0.010134369134903">
                <text:p>-0.010134369134903</text:p>
              </table:table-cell>
              <table:table-cell office:value-type="float" office:value="-0.0116824917495251">
                <text:p>-0.0116824917495251</text:p>
              </table:table-cell>
              <table:table-cell office:value-type="float" office:value="0.329782575368881">
                <text:p>0.3297825753688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8">
                <text:p>258</text:p>
              </table:table-cell>
              <table:table-cell office:value-type="float" office:value="0.030381390824914">
                <text:p>0.030381390824914</text:p>
              </table:table-cell>
              <table:table-cell office:value-type="float" office:value="0.00684320041909814">
                <text:p>0.00684320041909814</text:p>
              </table:table-cell>
              <table:table-cell office:value-type="float" office:value="-0.00065025722142309">
                <text:p>-0.00065025722142309</text:p>
              </table:table-cell>
              <table:table-cell office:value-type="float" office:value="-0.0101342238485813">
                <text:p>-0.0101342238485813</text:p>
              </table:table-cell>
              <table:table-cell office:value-type="float" office:value="-0.0117074772715569">
                <text:p>-0.0117074772715569</text:p>
              </table:table-cell>
              <table:table-cell office:value-type="float" office:value="0.329801142215729">
                <text:p>0.3298011422157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">
                <text:p>259</text:p>
              </table:table-cell>
              <table:table-cell office:value-type="float" office:value="0.0302327182143927">
                <text:p>0.0302327182143927</text:p>
              </table:table-cell>
              <table:table-cell office:value-type="float" office:value="0.007161277346313">
                <text:p>0.007161277346313</text:p>
              </table:table-cell>
              <table:table-cell office:value-type="float" office:value="-0.000699530704878271">
                <text:p>-0.000699530704878271</text:p>
              </table:table-cell>
              <table:table-cell office:value-type="float" office:value="-0.0101340673863888">
                <text:p>-0.0101340673863888</text:p>
              </table:table-cell>
              <table:table-cell office:value-type="float" office:value="-0.0117332972586155">
                <text:p>-0.0117332972586155</text:p>
              </table:table-cell>
              <table:table-cell office:value-type="float" office:value="0.329819887876511">
                <text:p>0.3298198878765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">
                <text:p>260</text:p>
              </table:table-cell>
              <table:table-cell office:value-type="float" office:value="0.0300829578191042">
                <text:p>0.0300829578191042</text:p>
              </table:table-cell>
              <table:table-cell office:value-type="float" office:value="0.00748370215296745">
                <text:p>0.00748370215296745</text:p>
              </table:table-cell>
              <table:table-cell office:value-type="float" office:value="-0.000750719278585166">
                <text:p>-0.000750719278585166</text:p>
              </table:table-cell>
              <table:table-cell office:value-type="float" office:value="-0.0101338904350996">
                <text:p>-0.0101338904350996</text:p>
              </table:table-cell>
              <table:table-cell office:value-type="float" office:value="-0.0117599554359913">
                <text:p>-0.0117599554359913</text:p>
              </table:table-cell>
              <table:table-cell office:value-type="float" office:value="0.329838812351227">
                <text:p>0.3298388123512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0.0297808405011892">
                <text:p>0.0297808405011892</text:p>
              </table:table-cell>
              <table:table-cell office:value-type="float" office:value="0.0081405695527792">
                <text:p>0.0081405695527792</text:p>
              </table:table-cell>
              <table:table-cell office:value-type="float" office:value="-0.000858730345498771">
                <text:p>-0.000858730345498771</text:p>
              </table:table-cell>
              <table:table-cell office:value-type="float" office:value="-0.0101335998624563">
                <text:p>-0.0101335998624563</text:p>
              </table:table-cell>
              <table:table-cell office:value-type="float" office:value="-0.011815844103694">
                <text:p>-0.011815844103694</text:p>
              </table:table-cell>
              <table:table-cell office:value-type="float" office:value="0.329876959323883">
                <text:p>0.3298769593238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2">
                <text:p>262</text:p>
              </table:table-cell>
              <table:table-cell office:value-type="float" office:value="0.029628798365593">
                <text:p>0.029628798365593</text:p>
              </table:table-cell>
              <table:table-cell office:value-type="float" office:value="0.00847453530877829">
                <text:p>0.00847453530877829</text:p>
              </table:table-cell>
              <table:table-cell office:value-type="float" office:value="-0.000915638578590005">
                <text:p>-0.000915638578590005</text:p>
              </table:table-cell>
              <table:table-cell office:value-type="float" office:value="-0.0101335048675537">
                <text:p>-0.0101335048675537</text:p>
              </table:table-cell>
              <table:table-cell office:value-type="float" office:value="-0.0118450708687305">
                <text:p>-0.0118450708687305</text:p>
              </table:table-cell>
              <table:table-cell office:value-type="float" office:value="0.329896211624145">
                <text:p>0.3298962116241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3">
                <text:p>263</text:p>
              </table:table-cell>
              <table:table-cell office:value-type="float" office:value="0.029323497787118">
                <text:p>0.029323497787118</text:p>
              </table:table-cell>
              <table:table-cell office:value-type="float" office:value="0.0091523164883256">
                <text:p>0.0091523164883256</text:p>
              </table:table-cell>
              <table:table-cell office:value-type="float" office:value="-0.00103529798798263">
                <text:p>-0.00103529798798263</text:p>
              </table:table-cell>
              <table:table-cell office:value-type="float" office:value="-0.0101335141807795">
                <text:p>-0.0101335141807795</text:p>
              </table:table-cell>
              <table:table-cell office:value-type="float" office:value="-0.0119062438607216">
                <text:p>-0.0119062438607216</text:p>
              </table:table-cell>
              <table:table-cell office:value-type="float" office:value="0.329934924840927">
                <text:p>0.3299349248409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4">
                <text:p>264</text:p>
              </table:table-cell>
              <table:table-cell office:value-type="float" office:value="0.0291705131530762">
                <text:p>0.0291705131530762</text:p>
              </table:table-cell>
              <table:table-cell office:value-type="float" office:value="0.00949566625058651">
                <text:p>0.00949566625058651</text:p>
              </table:table-cell>
              <table:table-cell office:value-type="float" office:value="-0.00109799322672188">
                <text:p>-0.00109799322672188</text:p>
              </table:table-cell>
              <table:table-cell office:value-type="float" office:value="-0.010133633390069">
                <text:p>-0.010133633390069</text:p>
              </table:table-cell>
              <table:table-cell office:value-type="float" office:value="-0.011938190087676">
                <text:p>-0.011938190087676</text:p>
              </table:table-cell>
              <table:table-cell office:value-type="float" office:value="0.329954355955124">
                <text:p>0.3299543559551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5">
                <text:p>265</text:p>
              </table:table-cell>
              <table:table-cell office:value-type="float" office:value="0.0290175322443247">
                <text:p>0.0290175322443247</text:p>
              </table:table-cell>
              <table:table-cell office:value-type="float" office:value="0.00984165817499161">
                <text:p>0.00984165817499161</text:p>
              </table:table-cell>
              <table:table-cell office:value-type="float" office:value="-0.00116275309119374">
                <text:p>-0.00116275309119374</text:p>
              </table:table-cell>
              <table:table-cell office:value-type="float" office:value="-0.0101338531821966">
                <text:p>-0.0101338531821966</text:p>
              </table:table-cell>
              <table:table-cell office:value-type="float" office:value="-0.0119710676372051">
                <text:p>-0.0119710676372051</text:p>
              </table:table-cell>
              <table:table-cell office:value-type="float" office:value="0.329973787069321">
                <text:p>0.3299737870693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6">
                <text:p>266</text:p>
              </table:table-cell>
              <table:table-cell office:value-type="float" office:value="0.0288646761327982">
                <text:p>0.0288646761327982</text:p>
              </table:table-cell>
              <table:table-cell office:value-type="float" office:value="0.0101900566369295">
                <text:p>0.0101900566369295</text:p>
              </table:table-cell>
              <table:table-cell office:value-type="float" office:value="-0.00122943602036685">
                <text:p>-0.00122943602036685</text:p>
              </table:table-cell>
              <table:table-cell office:value-type="float" office:value="-0.0101342052221298">
                <text:p>-0.0101342052221298</text:p>
              </table:table-cell>
              <table:table-cell office:value-type="float" office:value="-0.0120048969984055">
                <text:p>-0.0120048969984055</text:p>
              </table:table-cell>
              <table:table-cell office:value-type="float" office:value="0.32999324798584">
                <text:p>0.329993247985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7">
                <text:p>267</text:p>
              </table:table-cell>
              <table:table-cell office:value-type="float" office:value="0.0287120826542378">
                <text:p>0.0287120826542378</text:p>
              </table:table-cell>
              <table:table-cell office:value-type="float" office:value="0.0105406353250146">
                <text:p>0.0105406353250146</text:p>
              </table:table-cell>
              <table:table-cell office:value-type="float" office:value="-0.00129806040786207">
                <text:p>-0.00129806040786207</text:p>
              </table:table-cell>
              <table:table-cell office:value-type="float" office:value="-0.0101346839219332">
                <text:p>-0.0101346839219332</text:p>
              </table:table-cell>
              <table:table-cell office:value-type="float" office:value="-0.0120396614074707">
                <text:p>-0.0120396614074707</text:p>
              </table:table-cell>
              <table:table-cell office:value-type="float" office:value="0.330012708902359">
                <text:p>0.3300127089023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8">
                <text:p>268</text:p>
              </table:table-cell>
              <table:table-cell office:value-type="float" office:value="0.0284081529825926">
                <text:p>0.0284081529825926</text:p>
              </table:table-cell>
              <table:table-cell office:value-type="float" office:value="0.0112474011257291">
                <text:p>0.0112474011257291</text:p>
              </table:table-cell>
              <table:table-cell office:value-type="float" office:value="-0.00144126848317683">
                <text:p>-0.00144126848317683</text:p>
              </table:table-cell>
              <table:table-cell office:value-type="float" office:value="-0.0101360697299242">
                <text:p>-0.0101360697299242</text:p>
              </table:table-cell>
              <table:table-cell office:value-type="float" office:value="-0.0121120549738407">
                <text:p>-0.0121120549738407</text:p>
              </table:table-cell>
              <table:table-cell office:value-type="float" office:value="0.330051511526108">
                <text:p>0.3300515115261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9">
                <text:p>269</text:p>
              </table:table-cell>
              <table:table-cell office:value-type="float" office:value="0.0282570775598288">
                <text:p>0.0282570775598288</text:p>
              </table:table-cell>
              <table:table-cell office:value-type="float" office:value="0.0116031197831035">
                <text:p>0.0116031197831035</text:p>
              </table:table-cell>
              <table:table-cell office:value-type="float" office:value="-0.00151579268276691">
                <text:p>-0.00151579268276691</text:p>
              </table:table-cell>
              <table:table-cell office:value-type="float" office:value="-0.0101369824260473">
                <text:p>-0.0101369824260473</text:p>
              </table:table-cell>
              <table:table-cell office:value-type="float" office:value="-0.0121496841311455">
                <text:p>-0.0121496841311455</text:p>
              </table:table-cell>
              <table:table-cell office:value-type="float" office:value="0.330070853233337">
                <text:p>0.3300708532333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0">
                <text:p>270</text:p>
              </table:table-cell>
              <table:table-cell office:value-type="float" office:value="0.0281067993491888">
                <text:p>0.0281067993491888</text:p>
              </table:table-cell>
              <table:table-cell office:value-type="float" office:value="0.0119600966572762">
                <text:p>0.0119600966572762</text:p>
              </table:table-cell>
              <table:table-cell office:value-type="float" office:value="-0.00159226276446134">
                <text:p>-0.00159226276446134</text:p>
              </table:table-cell>
              <table:table-cell office:value-type="float" office:value="-0.0101380720734596">
                <text:p>-0.0101380720734596</text:p>
              </table:table-cell>
              <table:table-cell office:value-type="float" office:value="-0.0121882483363152">
                <text:p>-0.0121882483363152</text:p>
              </table:table-cell>
              <table:table-cell office:value-type="float" office:value="0.330090135335922">
                <text:p>0.3300901353359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0.0279574040323496">
                <text:p>0.0279574040323496</text:p>
              </table:table-cell>
              <table:table-cell office:value-type="float" office:value="0.0123181091621518">
                <text:p>0.0123181091621518</text:p>
              </table:table-cell>
              <table:table-cell office:value-type="float" office:value="-0.0016706109745428">
                <text:p>-0.0016706109745428</text:p>
              </table:table-cell>
              <table:table-cell office:value-type="float" office:value="-0.0101393423974514">
                <text:p>-0.0101393423974514</text:p>
              </table:table-cell>
              <table:table-cell office:value-type="float" office:value="-0.0122278295457363">
                <text:p>-0.0122278295457363</text:p>
              </table:table-cell>
              <table:table-cell office:value-type="float" office:value="0.33010932803154">
                <text:p>0.330109328031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2">
                <text:p>272</text:p>
              </table:table-cell>
              <table:table-cell office:value-type="float" office:value="0.0278089996427298">
                <text:p>0.0278089996427298</text:p>
              </table:table-cell>
              <table:table-cell office:value-type="float" office:value="0.0126769347116351">
                <text:p>0.0126769347116351</text:p>
              </table:table-cell>
              <table:table-cell office:value-type="float" office:value="-0.00175095337908715">
                <text:p>-0.00175095337908715</text:p>
              </table:table-cell>
              <table:table-cell office:value-type="float" office:value="-0.0101408120244741">
                <text:p>-0.0101408120244741</text:p>
              </table:table-cell>
              <table:table-cell office:value-type="float" office:value="-0.0122683402150869">
                <text:p>-0.0122683402150869</text:p>
              </table:table-cell>
              <table:table-cell office:value-type="float" office:value="0.33012843132019">
                <text:p>0.330128431320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3">
                <text:p>273</text:p>
              </table:table-cell>
              <table:table-cell office:value-type="float" office:value="0.0276616811752319">
                <text:p>0.0276616811752319</text:p>
              </table:table-cell>
              <table:table-cell office:value-type="float" office:value="0.0130363330245018">
                <text:p>0.0130363330245018</text:p>
              </table:table-cell>
              <table:table-cell office:value-type="float" office:value="-0.0018331934697926">
                <text:p>-0.0018331934697926</text:p>
              </table:table-cell>
              <table:table-cell office:value-type="float" office:value="-0.0101424306631088">
                <text:p>-0.0101424306631088</text:p>
              </table:table-cell>
              <table:table-cell office:value-type="float" office:value="-0.0123098380863667">
                <text:p>-0.0123098380863667</text:p>
              </table:table-cell>
              <table:table-cell office:value-type="float" office:value="0.330147385597229">
                <text:p>0.3301473855972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0.0275155790150166">
                <text:p>0.0275155790150166</text:p>
              </table:table-cell>
              <table:table-cell office:value-type="float" office:value="0.0133960908278823">
                <text:p>0.0133960908278823</text:p>
              </table:table-cell>
              <table:table-cell office:value-type="float" office:value="-0.00191725965123624">
                <text:p>-0.00191725965123624</text:p>
              </table:table-cell>
              <table:table-cell office:value-type="float" office:value="-0.0101442560553551">
                <text:p>-0.0101442560553551</text:p>
              </table:table-cell>
              <table:table-cell office:value-type="float" office:value="-0.0123522877693176">
                <text:p>-0.0123522877693176</text:p>
              </table:table-cell>
              <table:table-cell office:value-type="float" office:value="0.330166220664978">
                <text:p>0.3301662206649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5">
                <text:p>275</text:p>
              </table:table-cell>
              <table:table-cell office:value-type="float" office:value="0.0273708160966635">
                <text:p>0.0273708160966635</text:p>
              </table:table-cell>
              <table:table-cell office:value-type="float" office:value="0.0137559939175844">
                <text:p>0.0137559939175844</text:p>
              </table:table-cell>
              <table:table-cell office:value-type="float" office:value="-0.00200312305241823">
                <text:p>-0.00200312305241823</text:p>
              </table:table-cell>
              <table:table-cell office:value-type="float" office:value="-0.0101462863385677">
                <text:p>-0.0101462863385677</text:p>
              </table:table-cell>
              <table:table-cell office:value-type="float" office:value="-0.0123956818133593">
                <text:p>-0.0123956818133593</text:p>
              </table:table-cell>
              <table:table-cell office:value-type="float" office:value="0.330184906721115">
                <text:p>0.3301849067211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6">
                <text:p>276</text:p>
              </table:table-cell>
              <table:table-cell office:value-type="float" office:value="0.027227470651269">
                <text:p>0.027227470651269</text:p>
              </table:table-cell>
              <table:table-cell office:value-type="float" office:value="0.0141158187761903">
                <text:p>0.0141158187761903</text:p>
              </table:table-cell>
              <table:table-cell office:value-type="float" office:value="-0.00209087249822915">
                <text:p>-0.00209087249822915</text:p>
              </table:table-cell>
              <table:table-cell office:value-type="float" office:value="-0.0101485177874565">
                <text:p>-0.0101485177874565</text:p>
              </table:table-cell>
              <table:table-cell office:value-type="float" office:value="-0.0124400556087494">
                <text:p>-0.0124400556087494</text:p>
              </table:table-cell>
              <table:table-cell office:value-type="float" office:value="0.330203473567963">
                <text:p>0.3302034735679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7">
                <text:p>277</text:p>
              </table:table-cell>
              <table:table-cell office:value-type="float" office:value="0.027085630223155">
                <text:p>0.027085630223155</text:p>
              </table:table-cell>
              <table:table-cell office:value-type="float" office:value="0.0144753428176045">
                <text:p>0.0144753428176045</text:p>
              </table:table-cell>
              <table:table-cell office:value-type="float" office:value="-0.00218046363443136">
                <text:p>-0.00218046363443136</text:p>
              </table:table-cell>
              <table:table-cell office:value-type="float" office:value="-0.0101509336382151">
                <text:p>-0.0101509336382151</text:p>
              </table:table-cell>
              <table:table-cell office:value-type="float" office:value="-0.0124853756278753">
                <text:p>-0.0124853756278753</text:p>
              </table:table-cell>
              <table:table-cell office:value-type="float" office:value="0.330221861600876">
                <text:p>0.33022186160087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8">
                <text:p>278</text:p>
              </table:table-cell>
              <table:table-cell office:value-type="float" office:value="0.0269454102963209">
                <text:p>0.0269454102963209</text:p>
              </table:table-cell>
              <table:table-cell office:value-type="float" office:value="0.014834351837635">
                <text:p>0.014834351837635</text:p>
              </table:table-cell>
              <table:table-cell office:value-type="float" office:value="-0.00227173301391304">
                <text:p>-0.00227173301391304</text:p>
              </table:table-cell>
              <table:table-cell office:value-type="float" office:value="-0.0101535376161337">
                <text:p>-0.0101535376161337</text:p>
              </table:table-cell>
              <table:table-cell office:value-type="float" office:value="-0.0125316251069307">
                <text:p>-0.0125316251069307</text:p>
              </table:table-cell>
              <table:table-cell office:value-type="float" office:value="0.330240070819855">
                <text:p>0.3302400708198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9">
                <text:p>279</text:p>
              </table:table-cell>
              <table:table-cell office:value-type="float" office:value="0.0268068686127663">
                <text:p>0.0268068686127663</text:p>
              </table:table-cell>
              <table:table-cell office:value-type="float" office:value="0.0151926334947348">
                <text:p>0.0151926334947348</text:p>
              </table:table-cell>
              <table:table-cell office:value-type="float" office:value="-0.00236476166173816">
                <text:p>-0.00236476166173816</text:p>
              </table:table-cell>
              <table:table-cell office:value-type="float" office:value="-0.0101563539355993">
                <text:p>-0.0101563539355993</text:p>
              </table:table-cell>
              <table:table-cell office:value-type="float" office:value="-0.0125788152217865">
                <text:p>-0.0125788152217865</text:p>
              </table:table-cell>
              <table:table-cell office:value-type="float" office:value="0.330258071422577">
                <text:p>0.3302580714225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0">
                <text:p>280</text:p>
              </table:table-cell>
              <table:table-cell office:value-type="float" office:value="0.0266700703650713">
                <text:p>0.0266700703650713</text:p>
              </table:table-cell>
              <table:table-cell office:value-type="float" office:value="0.015549979172647">
                <text:p>0.015549979172647</text:p>
              </table:table-cell>
              <table:table-cell office:value-type="float" office:value="-0.00245952070690691">
                <text:p>-0.00245952070690691</text:p>
              </table:table-cell>
              <table:table-cell office:value-type="float" office:value="-0.0101593695580959">
                <text:p>-0.0101593695580959</text:p>
              </table:table-cell>
              <table:table-cell office:value-type="float" office:value="-0.012626925483346">
                <text:p>-0.012626925483346</text:p>
              </table:table-cell>
              <table:table-cell office:value-type="float" office:value="0.330275923013687">
                <text:p>0.3302759230136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0.0264021400362253">
                <text:p>0.0264021400362253</text:p>
              </table:table-cell>
              <table:table-cell office:value-type="float" office:value="0.0162609945982695">
                <text:p>0.0162609945982695</text:p>
              </table:table-cell>
              <table:table-cell office:value-type="float" office:value="-0.00265371426939964">
                <text:p>-0.00265371426939964</text:p>
              </table:table-cell>
              <table:table-cell office:value-type="float" office:value="-0.0101659875363112">
                <text:p>-0.0101659875363112</text:p>
              </table:table-cell>
              <table:table-cell office:value-type="float" office:value="-0.0127258449792862">
                <text:p>-0.0127258449792862</text:p>
              </table:table-cell>
              <table:table-cell office:value-type="float" office:value="0.330310970544815">
                <text:p>0.3303109705448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2">
                <text:p>282</text:p>
              </table:table-cell>
              <table:table-cell office:value-type="float" office:value="0.0262711439281702">
                <text:p>0.0262711439281702</text:p>
              </table:table-cell>
              <table:table-cell office:value-type="float" office:value="0.0166142378002405">
                <text:p>0.0166142378002405</text:p>
              </table:table-cell>
              <table:table-cell office:value-type="float" office:value="-0.00275323912501335">
                <text:p>-0.00275323912501335</text:p>
              </table:table-cell>
              <table:table-cell office:value-type="float" office:value="-0.0101695600897074">
                <text:p>-0.0101695600897074</text:p>
              </table:table-cell>
              <table:table-cell office:value-type="float" office:value="-0.0127766449004412">
                <text:p>-0.0127766449004412</text:p>
              </table:table-cell>
              <table:table-cell office:value-type="float" office:value="0.330328166484833">
                <text:p>0.3303281664848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3">
                <text:p>283</text:p>
              </table:table-cell>
              <table:table-cell office:value-type="float" office:value="0.0261422228068113">
                <text:p>0.0261422228068113</text:p>
              </table:table-cell>
              <table:table-cell office:value-type="float" office:value="0.0169657059013844">
                <text:p>0.0169657059013844</text:p>
              </table:table-cell>
              <table:table-cell office:value-type="float" office:value="-0.00285419565625489">
                <text:p>-0.00285419565625489</text:p>
              </table:table-cell>
              <table:table-cell office:value-type="float" office:value="-0.0101733505725861">
                <text:p>-0.0101733505725861</text:p>
              </table:table-cell>
              <table:table-cell office:value-type="float" office:value="-0.0128282997757196">
                <text:p>-0.0128282997757196</text:p>
              </table:table-cell>
              <table:table-cell office:value-type="float" office:value="0.330345124006271">
                <text:p>0.3303451240062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4">
                <text:p>284</text:p>
              </table:table-cell>
              <table:table-cell office:value-type="float" office:value="0.0258908402174711">
                <text:p>0.0258908402174711</text:p>
              </table:table-cell>
              <table:table-cell office:value-type="float" office:value="0.0176624543964863">
                <text:p>0.0176624543964863</text:p>
              </table:table-cell>
              <table:table-cell office:value-type="float" office:value="-0.003060502698645">
                <text:p>-0.003060502698645</text:p>
              </table:table-cell>
              <table:table-cell office:value-type="float" office:value="-0.0101814158260822">
                <text:p>-0.0101814158260822</text:p>
              </table:table-cell>
              <table:table-cell office:value-type="float" office:value="-0.0129341632127762">
                <text:p>-0.0129341632127762</text:p>
              </table:table-cell>
              <table:table-cell office:value-type="float" office:value="0.330378323793411">
                <text:p>0.3303783237934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5">
                <text:p>285</text:p>
              </table:table-cell>
              <table:table-cell office:value-type="float" office:value="0.0256484560668469">
                <text:p>0.0256484560668469</text:p>
              </table:table-cell>
              <table:table-cell office:value-type="float" office:value="0.0183495692908764">
                <text:p>0.0183495692908764</text:p>
              </table:table-cell>
              <table:table-cell office:value-type="float" office:value="-0.00327211408875883">
                <text:p>-0.00327211408875883</text:p>
              </table:table-cell>
              <table:table-cell office:value-type="float" office:value="-0.010190149769187">
                <text:p>-0.010190149769187</text:p>
              </table:table-cell>
              <table:table-cell office:value-type="float" office:value="-0.0130432918667793">
                <text:p>-0.0130432918667793</text:p>
              </table:table-cell>
              <table:table-cell office:value-type="float" office:value="0.330410480499268">
                <text:p>0.3304104804992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